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2" table:style-name="ta1">
        <table:shapes>
          <draw:frame draw:z-index="0" draw:style-name="gr1" draw:text-style-name="P1" svg:width="453.51pt" svg:height="255.09pt" svg:x="40.31pt" svg:y="26.93pt">
            <draw:object draw:notify-on-update-of-ranges="source_2.D1:source_2.D1 source_2.D2:source_2.D571 source_2.E1:source_2.E1 source_2.E2:source_2.E57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7.39pt" svg:y="291.2pt">
            <draw:object draw:notify-on-update-of-ranges="source_2.H1:source_2.H1 source_2.H2:source_2.H571 source_2.I1:source_2.I1 source_2.I2:source_2.I57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37740.00016" calcext:value-type="float">
            <text:p>1443137740.00016</text:p>
          </table:table-cell>
          <table:table-cell office:value-type="float" office:value="4320" calcext:value-type="float">
            <text:p>43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37740.19239" calcext:value-type="float">
            <text:p>1443137740.19239</text:p>
          </table:table-cell>
          <table:table-cell table:formula="of:=[.G2]-[.$B$2]" office:value-type="float" office:value="0.192232131958008" calcext:value-type="float">
            <text:p>0.192232132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192232131958008" calcext:value-type="float">
            <text:p>0.192232132</text:p>
          </table:table-cell>
          <table:table-cell table:formula="of:=MAX([.J2:.J2001])" office:value-type="float" office:value="25.2115504741669" calcext:value-type="float">
            <text:p>25.21155047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37740.05431" calcext:value-type="float">
            <text:p>1443137740.05431</text:p>
          </table:table-cell>
          <table:table-cell office:value-type="float" office:value="4320" calcext:value-type="float">
            <text:p>4320</text:p>
          </table:table-cell>
          <table:table-cell table:formula="of:=[.B3]-[.$B$2]" office:value-type="float" office:value="0.0541460514068604" calcext:value-type="float">
            <text:p>0.0541460514</text:p>
          </table:table-cell>
          <table:table-cell table:formula="of:=[.C3]/([.D3]-[.D2])" office:value-type="float" office:value="79784.2111798507" calcext:value-type="float">
            <text:p>79784.2111798507</text:p>
          </table:table-cell>
          <table:table-cell/>
          <table:table-cell office:value-type="float" office:value="1443137751.45144" calcext:value-type="float">
            <text:p>1443137751.45144</text:p>
          </table:table-cell>
          <table:table-cell table:formula="of:=[.G3]-[.$B$2]" office:value-type="float" office:value="11.4512748718262" calcext:value-type="float">
            <text:p>11.4512748718</text:p>
          </table:table-cell>
          <table:table-cell table:formula="of:=[.C3]/([.H3]-[.H2])" office:value-type="float" office:value="383.69158904628" calcext:value-type="float">
            <text:p>383.6915890463</text:p>
          </table:table-cell>
          <table:table-cell table:formula="of:=[.G3]-[.$B3]" office:value-type="float" office:value="11.3971288204193" calcext:value-type="float">
            <text:p>11.397128820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37740.10844" calcext:value-type="float">
            <text:p>1443137740.10844</text:p>
          </table:table-cell>
          <table:table-cell office:value-type="float" office:value="4320" calcext:value-type="float">
            <text:p>4320</text:p>
          </table:table-cell>
          <table:table-cell table:formula="of:=[.B4]-[.$B$2]" office:value-type="float" office:value="0.108278751373291" calcext:value-type="float">
            <text:p>0.1082787514</text:p>
          </table:table-cell>
          <table:table-cell table:formula="of:=[.C4]/([.D4]-[.D3])" office:value-type="float" office:value="79803.8893807064" calcext:value-type="float">
            <text:p>79803.8893807064</text:p>
          </table:table-cell>
          <table:table-cell/>
          <table:table-cell office:value-type="float" office:value="1443137751.50188" calcext:value-type="float">
            <text:p>1443137751.50188</text:p>
          </table:table-cell>
          <table:table-cell table:formula="of:=[.G4]-[.$B$2]" office:value-type="float" office:value="11.5017216205597" calcext:value-type="float">
            <text:p>11.5017216206</text:p>
          </table:table-cell>
          <table:table-cell table:formula="of:=[.C4]/([.H4]-[.H3])" office:value-type="float" office:value="85634.8547419762" calcext:value-type="float">
            <text:p>85634.8547419762</text:p>
          </table:table-cell>
          <table:table-cell table:formula="of:=[.G4]-[.$B4]" office:value-type="float" office:value="11.3934428691864" calcext:value-type="float">
            <text:p>11.393442869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37740.16257" calcext:value-type="float">
            <text:p>1443137740.16257</text:p>
          </table:table-cell>
          <table:table-cell office:value-type="float" office:value="4320" calcext:value-type="float">
            <text:p>4320</text:p>
          </table:table-cell>
          <table:table-cell table:formula="of:=[.B5]-[.$B$2]" office:value-type="float" office:value="0.162409543991089" calcext:value-type="float">
            <text:p>0.162409544</text:p>
          </table:table-cell>
          <table:table-cell table:formula="of:=[.C5]/([.D5]-[.D4])" office:value-type="float" office:value="79806.701344691" calcext:value-type="float">
            <text:p>79806.701344691</text:p>
          </table:table-cell>
          <table:table-cell/>
          <table:table-cell office:value-type="float" office:value="1443137751.55229" calcext:value-type="float">
            <text:p>1443137751.55229</text:p>
          </table:table-cell>
          <table:table-cell table:formula="of:=[.G5]-[.$B$2]" office:value-type="float" office:value="11.5521295070648" calcext:value-type="float">
            <text:p>11.5521295071</text:p>
          </table:table-cell>
          <table:table-cell table:formula="of:=[.C5]/([.H5]-[.H4])" office:value-type="float" office:value="85700.875389025" calcext:value-type="float">
            <text:p>85700.875389025</text:p>
          </table:table-cell>
          <table:table-cell table:formula="of:=[.G5]-[.$B5]" office:value-type="float" office:value="11.3897199630737" calcext:value-type="float">
            <text:p>11.389719963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37740.21667" calcext:value-type="float">
            <text:p>1443137740.21667</text:p>
          </table:table-cell>
          <table:table-cell office:value-type="float" office:value="4320" calcext:value-type="float">
            <text:p>4320</text:p>
          </table:table-cell>
          <table:table-cell table:formula="of:=[.B6]-[.$B$2]" office:value-type="float" office:value="0.216510772705078" calcext:value-type="float">
            <text:p>0.2165107727</text:p>
          </table:table-cell>
          <table:table-cell table:formula="of:=[.C6]/([.D6]-[.D5])" office:value-type="float" office:value="79850.3121405624" calcext:value-type="float">
            <text:p>79850.3121405624</text:p>
          </table:table-cell>
          <table:table-cell/>
          <table:table-cell office:value-type="float" office:value="1443137751.60271" calcext:value-type="float">
            <text:p>1443137751.60271</text:p>
          </table:table-cell>
          <table:table-cell table:formula="of:=[.G6]-[.$B$2]" office:value-type="float" office:value="11.6025500297546" calcext:value-type="float">
            <text:p>11.6025500298</text:p>
          </table:table-cell>
          <table:table-cell table:formula="of:=[.C6]/([.H6]-[.H5])" office:value-type="float" office:value="85679.3973869746" calcext:value-type="float">
            <text:p>85679.3973869746</text:p>
          </table:table-cell>
          <table:table-cell table:formula="of:=[.G6]-[.$B6]" office:value-type="float" office:value="11.3860392570496" calcext:value-type="float">
            <text:p>11.38603925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37740.27081" calcext:value-type="float">
            <text:p>1443137740.27081</text:p>
          </table:table-cell>
          <table:table-cell office:value-type="float" office:value="4320" calcext:value-type="float">
            <text:p>4320</text:p>
          </table:table-cell>
          <table:table-cell table:formula="of:=[.B7]-[.$B$2]" office:value-type="float" office:value="0.270645618438721" calcext:value-type="float">
            <text:p>0.2706456184</text:p>
          </table:table-cell>
          <table:table-cell table:formula="of:=[.C7]/([.D7]-[.D6])" office:value-type="float" office:value="79800.7261580742" calcext:value-type="float">
            <text:p>79800.7261580742</text:p>
          </table:table-cell>
          <table:table-cell/>
          <table:table-cell office:value-type="float" office:value="1443137751.65323" calcext:value-type="float">
            <text:p>1443137751.65323</text:p>
          </table:table-cell>
          <table:table-cell table:formula="of:=[.G7]-[.$B$2]" office:value-type="float" office:value="11.6530647277832" calcext:value-type="float">
            <text:p>11.6530647278</text:p>
          </table:table-cell>
          <table:table-cell table:formula="of:=[.C7]/([.H7]-[.H6])" office:value-type="float" office:value="85519.6639512163" calcext:value-type="float">
            <text:p>85519.6639512163</text:p>
          </table:table-cell>
          <table:table-cell table:formula="of:=[.G7]-[.$B7]" office:value-type="float" office:value="11.3824191093445" calcext:value-type="float">
            <text:p>11.382419109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37740.32494" calcext:value-type="float">
            <text:p>1443137740.32494</text:p>
          </table:table-cell>
          <table:table-cell office:value-type="float" office:value="4320" calcext:value-type="float">
            <text:p>4320</text:p>
          </table:table-cell>
          <table:table-cell table:formula="of:=[.B8]-[.$B$2]" office:value-type="float" office:value="0.324774980545044" calcext:value-type="float">
            <text:p>0.3247749805</text:p>
          </table:table-cell>
          <table:table-cell table:formula="of:=[.C8]/([.D8]-[.D7])" office:value-type="float" office:value="79808.8104477283" calcext:value-type="float">
            <text:p>79808.8104477283</text:p>
          </table:table-cell>
          <table:table-cell/>
          <table:table-cell office:value-type="float" office:value="1443137751.70364" calcext:value-type="float">
            <text:p>1443137751.70364</text:p>
          </table:table-cell>
          <table:table-cell table:formula="of:=[.G8]-[.$B$2]" office:value-type="float" office:value="11.7034747600555" calcext:value-type="float">
            <text:p>11.7034747601</text:p>
          </table:table-cell>
          <table:table-cell table:formula="of:=[.C8]/([.H8]-[.H7])" office:value-type="float" office:value="85697.2274221392" calcext:value-type="float">
            <text:p>85697.2274221392</text:p>
          </table:table-cell>
          <table:table-cell table:formula="of:=[.G8]-[.$B8]" office:value-type="float" office:value="11.3786997795105" calcext:value-type="float">
            <text:p>11.378699779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37740.37907" calcext:value-type="float">
            <text:p>1443137740.37907</text:p>
          </table:table-cell>
          <table:table-cell office:value-type="float" office:value="4320" calcext:value-type="float">
            <text:p>4320</text:p>
          </table:table-cell>
          <table:table-cell table:formula="of:=[.B9]-[.$B$2]" office:value-type="float" office:value="0.378904581069946" calcext:value-type="float">
            <text:p>0.3789045811</text:p>
          </table:table-cell>
          <table:table-cell table:formula="of:=[.C9]/([.D9]-[.D8])" office:value-type="float" office:value="79808.458922814" calcext:value-type="float">
            <text:p>79808.458922814</text:p>
          </table:table-cell>
          <table:table-cell/>
          <table:table-cell office:value-type="float" office:value="1443137751.75401" calcext:value-type="float">
            <text:p>1443137751.75401</text:p>
          </table:table-cell>
          <table:table-cell table:formula="of:=[.G9]-[.$B$2]" office:value-type="float" office:value="11.7538526058197" calcext:value-type="float">
            <text:p>11.7538526058</text:p>
          </table:table-cell>
          <table:table-cell table:formula="of:=[.C9]/([.H9]-[.H8])" office:value-type="float" office:value="85751.9795551349" calcext:value-type="float">
            <text:p>85751.9795551349</text:p>
          </table:table-cell>
          <table:table-cell table:formula="of:=[.G9]-[.$B9]" office:value-type="float" office:value="11.3749480247498" calcext:value-type="float">
            <text:p>11.374948024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37740.4332" calcext:value-type="float">
            <text:p>1443137740.4332</text:p>
          </table:table-cell>
          <table:table-cell office:value-type="float" office:value="4320" calcext:value-type="float">
            <text:p>4320</text:p>
          </table:table-cell>
          <table:table-cell table:formula="of:=[.B10]-[.$B$2]" office:value-type="float" office:value="0.433036804199219" calcext:value-type="float">
            <text:p>0.4330368042</text:p>
          </table:table-cell>
          <table:table-cell table:formula="of:=[.C10]/([.D10]-[.D9])" office:value-type="float" office:value="79804.5923531251" calcext:value-type="float">
            <text:p>79804.5923531251</text:p>
          </table:table-cell>
          <table:table-cell/>
          <table:table-cell office:value-type="float" office:value="1443137751.80453" calcext:value-type="float">
            <text:p>1443137751.80453</text:p>
          </table:table-cell>
          <table:table-cell table:formula="of:=[.G10]-[.$B$2]" office:value-type="float" office:value="11.8043720722198" calcext:value-type="float">
            <text:p>11.8043720722</text:p>
          </table:table-cell>
          <table:table-cell table:formula="of:=[.C10]/([.H10]-[.H9])" office:value-type="float" office:value="85511.5920224263" calcext:value-type="float">
            <text:p>85511.5920224263</text:p>
          </table:table-cell>
          <table:table-cell table:formula="of:=[.G10]-[.$B10]" office:value-type="float" office:value="11.3713352680206" calcext:value-type="float">
            <text:p>11.37133526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37740.48733" calcext:value-type="float">
            <text:p>1443137740.48733</text:p>
          </table:table-cell>
          <table:table-cell office:value-type="float" office:value="4320" calcext:value-type="float">
            <text:p>4320</text:p>
          </table:table-cell>
          <table:table-cell table:formula="of:=[.B11]-[.$B$2]" office:value-type="float" office:value="0.487164497375488" calcext:value-type="float">
            <text:p>0.4871644974</text:p>
          </table:table-cell>
          <table:table-cell table:formula="of:=[.C11]/([.D11]-[.D10])" office:value-type="float" office:value="79811.2712088377" calcext:value-type="float">
            <text:p>79811.2712088377</text:p>
          </table:table-cell>
          <table:table-cell/>
          <table:table-cell office:value-type="float" office:value="1443137751.85497" calcext:value-type="float">
            <text:p>1443137751.85497</text:p>
          </table:table-cell>
          <table:table-cell table:formula="of:=[.G11]-[.$B$2]" office:value-type="float" office:value="11.8548033237457" calcext:value-type="float">
            <text:p>11.8548033237</text:p>
          </table:table-cell>
          <table:table-cell table:formula="of:=[.C11]/([.H11]-[.H10])" office:value-type="float" office:value="85661.1697963352" calcext:value-type="float">
            <text:p>85661.1697963352</text:p>
          </table:table-cell>
          <table:table-cell table:formula="of:=[.G11]-[.$B11]" office:value-type="float" office:value="11.3676388263702" calcext:value-type="float">
            <text:p>11.367638826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37740.54146" calcext:value-type="float">
            <text:p>1443137740.54146</text:p>
          </table:table-cell>
          <table:table-cell office:value-type="float" office:value="4320" calcext:value-type="float">
            <text:p>4320</text:p>
          </table:table-cell>
          <table:table-cell table:formula="of:=[.B12]-[.$B$2]" office:value-type="float" office:value="0.541296243667603" calcext:value-type="float">
            <text:p>0.5412962437</text:p>
          </table:table-cell>
          <table:table-cell table:formula="of:=[.C12]/([.D12]-[.D11])" office:value-type="float" office:value="79805.2953379286" calcext:value-type="float">
            <text:p>79805.2953379286</text:p>
          </table:table-cell>
          <table:table-cell/>
          <table:table-cell office:value-type="float" office:value="1443137751.90541" calcext:value-type="float">
            <text:p>1443137751.90541</text:p>
          </table:table-cell>
          <table:table-cell table:formula="of:=[.G12]-[.$B$2]" office:value-type="float" office:value="11.9052436351776" calcext:value-type="float">
            <text:p>11.9052436352</text:p>
          </table:table-cell>
          <table:table-cell table:formula="of:=[.C12]/([.H12]-[.H11])" office:value-type="float" office:value="85645.7836473469" calcext:value-type="float">
            <text:p>85645.7836473469</text:p>
          </table:table-cell>
          <table:table-cell table:formula="of:=[.G12]-[.$B12]" office:value-type="float" office:value="11.36394739151" calcext:value-type="float">
            <text:p>11.363947391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37740.59559" calcext:value-type="float">
            <text:p>1443137740.59559</text:p>
          </table:table-cell>
          <table:table-cell office:value-type="float" office:value="4320" calcext:value-type="float">
            <text:p>4320</text:p>
          </table:table-cell>
          <table:table-cell table:formula="of:=[.B13]-[.$B$2]" office:value-type="float" office:value="0.595425605773926" calcext:value-type="float">
            <text:p>0.5954256058</text:p>
          </table:table-cell>
          <table:table-cell table:formula="of:=[.C13]/([.D13]-[.D12])" office:value-type="float" office:value="79808.8104477283" calcext:value-type="float">
            <text:p>79808.8104477283</text:p>
          </table:table-cell>
          <table:table-cell/>
          <table:table-cell office:value-type="float" office:value="1443137751.95581" calcext:value-type="float">
            <text:p>1443137751.95581</text:p>
          </table:table-cell>
          <table:table-cell table:formula="of:=[.G13]-[.$B$2]" office:value-type="float" office:value="11.9556517601013" calcext:value-type="float">
            <text:p>11.9556517601</text:p>
          </table:table-cell>
          <table:table-cell table:formula="of:=[.C13]/([.H13]-[.H12])" office:value-type="float" office:value="85700.4700440341" calcext:value-type="float">
            <text:p>85700.4700440341</text:p>
          </table:table-cell>
          <table:table-cell table:formula="of:=[.G13]-[.$B13]" office:value-type="float" office:value="11.3602261543274" calcext:value-type="float">
            <text:p>11.360226154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37740.64975" calcext:value-type="float">
            <text:p>1443137740.64975</text:p>
          </table:table-cell>
          <table:table-cell office:value-type="float" office:value="4320" calcext:value-type="float">
            <text:p>4320</text:p>
          </table:table-cell>
          <table:table-cell table:formula="of:=[.B14]-[.$B$2]" office:value-type="float" office:value="0.649586915969849" calcext:value-type="float">
            <text:p>0.649586916</text:p>
          </table:table-cell>
          <table:table-cell table:formula="of:=[.C14]/([.D14]-[.D13])" office:value-type="float" office:value="79761.7336872549" calcext:value-type="float">
            <text:p>79761.7336872549</text:p>
          </table:table-cell>
          <table:table-cell/>
          <table:table-cell office:value-type="float" office:value="1443137752.00626" calcext:value-type="float">
            <text:p>1443137752.00626</text:p>
          </table:table-cell>
          <table:table-cell table:formula="of:=[.G14]-[.$B$2]" office:value-type="float" office:value="12.0060932636261" calcext:value-type="float">
            <text:p>12.0060932636</text:p>
          </table:table-cell>
          <table:table-cell table:formula="of:=[.C14]/([.H14]-[.H13])" office:value-type="float" office:value="85643.7595655277" calcext:value-type="float">
            <text:p>85643.7595655277</text:p>
          </table:table-cell>
          <table:table-cell table:formula="of:=[.G14]-[.$B14]" office:value-type="float" office:value="11.3565063476563" calcext:value-type="float">
            <text:p>11.356506347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37740.70389" calcext:value-type="float">
            <text:p>1443137740.70389</text:p>
          </table:table-cell>
          <table:table-cell office:value-type="float" office:value="4320" calcext:value-type="float">
            <text:p>4320</text:p>
          </table:table-cell>
          <table:table-cell table:formula="of:=[.B15]-[.$B$2]" office:value-type="float" office:value="0.703725576400757" calcext:value-type="float">
            <text:p>0.7037255764</text:p>
          </table:table-cell>
          <table:table-cell table:formula="of:=[.C15]/([.D15]-[.D14])" office:value-type="float" office:value="79795.1032702995" calcext:value-type="float">
            <text:p>79795.1032702995</text:p>
          </table:table-cell>
          <table:table-cell/>
          <table:table-cell office:value-type="float" office:value="1443137752.02203" calcext:value-type="float">
            <text:p>1443137752.02203</text:p>
          </table:table-cell>
          <table:table-cell table:formula="of:=[.G15]-[.$B$2]" office:value-type="float" office:value="12.0218706130981" calcext:value-type="float">
            <text:p>12.0218706131</text:p>
          </table:table-cell>
          <table:table-cell table:formula="of:=[.C15]/([.H15]-[.H14])" office:value-type="float" office:value="273810.249792218" calcext:value-type="float">
            <text:p>273810.249792218</text:p>
          </table:table-cell>
          <table:table-cell table:formula="of:=[.G15]-[.$B15]" office:value-type="float" office:value="11.3181450366974" calcext:value-type="float">
            <text:p>11.318145036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37740.75803" calcext:value-type="float">
            <text:p>1443137740.75803</text:p>
          </table:table-cell>
          <table:table-cell office:value-type="float" office:value="4320" calcext:value-type="float">
            <text:p>4320</text:p>
          </table:table-cell>
          <table:table-cell table:formula="of:=[.B16]-[.$B$2]" office:value-type="float" office:value="0.757863759994507" calcext:value-type="float">
            <text:p>0.75786376</text:p>
          </table:table-cell>
          <table:table-cell table:formula="of:=[.C16]/([.D16]-[.D15])" office:value-type="float" office:value="79795.8060879369" calcext:value-type="float">
            <text:p>79795.8060879369</text:p>
          </table:table-cell>
          <table:table-cell/>
          <table:table-cell office:value-type="float" office:value="1443137752.05848" calcext:value-type="float">
            <text:p>1443137752.05848</text:p>
          </table:table-cell>
          <table:table-cell table:formula="of:=[.G16]-[.$B$2]" office:value-type="float" office:value="12.0583214759827" calcext:value-type="float">
            <text:p>12.058321476</text:p>
          </table:table-cell>
          <table:table-cell table:formula="of:=[.C16]/([.H16]-[.H15])" office:value-type="float" office:value="118515.71288411" calcext:value-type="float">
            <text:p>118515.71288411</text:p>
          </table:table-cell>
          <table:table-cell table:formula="of:=[.G16]-[.$B16]" office:value-type="float" office:value="11.3004577159882" calcext:value-type="float">
            <text:p>11.30045771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37740.81216" calcext:value-type="float">
            <text:p>1443137740.81216</text:p>
          </table:table-cell>
          <table:table-cell office:value-type="float" office:value="4320" calcext:value-type="float">
            <text:p>4320</text:p>
          </table:table-cell>
          <table:table-cell table:formula="of:=[.B17]-[.$B$2]" office:value-type="float" office:value="0.81200122833252" calcext:value-type="float">
            <text:p>0.8120012283</text:p>
          </table:table-cell>
          <table:table-cell table:formula="of:=[.C17]/([.D17]-[.D16])" office:value-type="float" office:value="79796.8603376066" calcext:value-type="float">
            <text:p>79796.8603376066</text:p>
          </table:table-cell>
          <table:table-cell/>
          <table:table-cell office:value-type="float" office:value="1443137752.10522" calcext:value-type="float">
            <text:p>1443137752.10522</text:p>
          </table:table-cell>
          <table:table-cell table:formula="of:=[.G17]-[.$B$2]" office:value-type="float" office:value="12.1050589084625" calcext:value-type="float">
            <text:p>12.1050589085</text:p>
          </table:table-cell>
          <table:table-cell table:formula="of:=[.C17]/([.H17]-[.H16])" office:value-type="float" office:value="92431.2648509675" calcext:value-type="float">
            <text:p>92431.2648509675</text:p>
          </table:table-cell>
          <table:table-cell table:formula="of:=[.G17]-[.$B17]" office:value-type="float" office:value="11.29305768013" calcext:value-type="float">
            <text:p>11.293057680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37740.8663" calcext:value-type="float">
            <text:p>1443137740.8663</text:p>
          </table:table-cell>
          <table:table-cell office:value-type="float" office:value="4320" calcext:value-type="float">
            <text:p>4320</text:p>
          </table:table-cell>
          <table:table-cell table:formula="of:=[.B18]-[.$B$2]" office:value-type="float" office:value="0.866142511367798" calcext:value-type="float">
            <text:p>0.8661425114</text:p>
          </table:table-cell>
          <table:table-cell table:formula="of:=[.C18]/([.D18]-[.D17])" office:value-type="float" office:value="79791.2379945835" calcext:value-type="float">
            <text:p>79791.2379945835</text:p>
          </table:table-cell>
          <table:table-cell/>
          <table:table-cell office:value-type="float" office:value="1443137752.15188" calcext:value-type="float">
            <text:p>1443137752.15188</text:p>
          </table:table-cell>
          <table:table-cell table:formula="of:=[.G18]-[.$B$2]" office:value-type="float" office:value="12.1517148017883" calcext:value-type="float">
            <text:p>12.1517148018</text:p>
          </table:table-cell>
          <table:table-cell table:formula="of:=[.C18]/([.H18]-[.H17])" office:value-type="float" office:value="92592.8042966135" calcext:value-type="float">
            <text:p>92592.8042966135</text:p>
          </table:table-cell>
          <table:table-cell table:formula="of:=[.G18]-[.$B18]" office:value-type="float" office:value="11.2855722904205" calcext:value-type="float">
            <text:p>11.285572290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37740.92044" calcext:value-type="float">
            <text:p>1443137740.92044</text:p>
          </table:table-cell>
          <table:table-cell office:value-type="float" office:value="4320" calcext:value-type="float">
            <text:p>4320</text:p>
          </table:table-cell>
          <table:table-cell table:formula="of:=[.B19]-[.$B$2]" office:value-type="float" office:value="0.920279026031494" calcext:value-type="float">
            <text:p>0.920279026</text:p>
          </table:table-cell>
          <table:table-cell table:formula="of:=[.C19]/([.D19]-[.D18])" office:value-type="float" office:value="79798.2660471671" calcext:value-type="float">
            <text:p>79798.2660471671</text:p>
          </table:table-cell>
          <table:table-cell/>
          <table:table-cell office:value-type="float" office:value="1443137752.19857" calcext:value-type="float">
            <text:p>1443137752.19857</text:p>
          </table:table-cell>
          <table:table-cell table:formula="of:=[.G19]-[.$B$2]" office:value-type="float" office:value="12.1984055042267" calcext:value-type="float">
            <text:p>12.1984055042</text:p>
          </table:table-cell>
          <table:table-cell table:formula="of:=[.C19]/([.H19]-[.H18])" office:value-type="float" office:value="92523.7739934128" calcext:value-type="float">
            <text:p>92523.7739934128</text:p>
          </table:table-cell>
          <table:table-cell table:formula="of:=[.G19]-[.$B19]" office:value-type="float" office:value="11.2781264781952" calcext:value-type="float">
            <text:p>11.278126478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37740.97458" calcext:value-type="float">
            <text:p>1443137740.97458</text:p>
          </table:table-cell>
          <table:table-cell office:value-type="float" office:value="4320" calcext:value-type="float">
            <text:p>4320</text:p>
          </table:table-cell>
          <table:table-cell table:formula="of:=[.B20]-[.$B$2]" office:value-type="float" office:value="0.97441554069519" calcext:value-type="float">
            <text:p>0.9744155407</text:p>
          </table:table-cell>
          <table:table-cell table:formula="of:=[.C20]/([.D20]-[.D19])" office:value-type="float" office:value="79798.2660471671" calcext:value-type="float">
            <text:p>79798.2660471671</text:p>
          </table:table-cell>
          <table:table-cell/>
          <table:table-cell office:value-type="float" office:value="1443137752.24528" calcext:value-type="float">
            <text:p>1443137752.24528</text:p>
          </table:table-cell>
          <table:table-cell table:formula="of:=[.G20]-[.$B$2]" office:value-type="float" office:value="12.2451224327087" calcext:value-type="float">
            <text:p>12.2451224327</text:p>
          </table:table-cell>
          <table:table-cell table:formula="of:=[.C20]/([.H20]-[.H19])" office:value-type="float" office:value="92471.8328102274" calcext:value-type="float">
            <text:p>92471.8328102274</text:p>
          </table:table-cell>
          <table:table-cell table:formula="of:=[.G20]-[.$B20]" office:value-type="float" office:value="11.2707068920135" calcext:value-type="float">
            <text:p>11.27070689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37741.02704" calcext:value-type="float">
            <text:p>1443137741.02704</text:p>
          </table:table-cell>
          <table:table-cell office:value-type="float" office:value="4320" calcext:value-type="float">
            <text:p>4320</text:p>
          </table:table-cell>
          <table:table-cell table:formula="of:=[.B21]-[.$B$2]" office:value-type="float" office:value="1.02687644958496" calcext:value-type="float">
            <text:p>1.0268764496</text:p>
          </table:table-cell>
          <table:table-cell table:formula="of:=[.C21]/([.D21]-[.D20])" office:value-type="float" office:value="82347.0292723497" calcext:value-type="float">
            <text:p>82347.0292723497</text:p>
          </table:table-cell>
          <table:table-cell/>
          <table:table-cell office:value-type="float" office:value="1443137752.29183" calcext:value-type="float">
            <text:p>1443137752.29183</text:p>
          </table:table-cell>
          <table:table-cell table:formula="of:=[.G21]-[.$B$2]" office:value-type="float" office:value="12.2916665077209" calcext:value-type="float">
            <text:p>12.2916665077</text:p>
          </table:table-cell>
          <table:table-cell table:formula="of:=[.C21]/([.H21]-[.H20])" office:value-type="float" office:value="92815.2508964246" calcext:value-type="float">
            <text:p>92815.2508964246</text:p>
          </table:table-cell>
          <table:table-cell table:formula="of:=[.G21]-[.$B21]" office:value-type="float" office:value="11.264790058136" calcext:value-type="float">
            <text:p>11.264790058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37741.07799" calcext:value-type="float">
            <text:p>1443137741.07799</text:p>
          </table:table-cell>
          <table:table-cell office:value-type="float" office:value="4320" calcext:value-type="float">
            <text:p>4320</text:p>
          </table:table-cell>
          <table:table-cell table:formula="of:=[.B22]-[.$B$2]" office:value-type="float" office:value="1.07782459259033" calcext:value-type="float">
            <text:p>1.0778245926</text:p>
          </table:table-cell>
          <table:table-cell table:formula="of:=[.C22]/([.D22]-[.D21])" office:value-type="float" office:value="84792.0992830803" calcext:value-type="float">
            <text:p>84792.0992830803</text:p>
          </table:table-cell>
          <table:table-cell/>
          <table:table-cell office:value-type="float" office:value="1443137752.33863" calcext:value-type="float">
            <text:p>1443137752.33863</text:p>
          </table:table-cell>
          <table:table-cell table:formula="of:=[.G22]-[.$B$2]" office:value-type="float" office:value="12.3384656906128" calcext:value-type="float">
            <text:p>12.3384656906</text:p>
          </table:table-cell>
          <table:table-cell table:formula="of:=[.C22]/([.H22]-[.H21])" office:value-type="float" office:value="92309.3039889959" calcext:value-type="float">
            <text:p>92309.3039889959</text:p>
          </table:table-cell>
          <table:table-cell table:formula="of:=[.G22]-[.$B22]" office:value-type="float" office:value="11.2606410980225" calcext:value-type="float">
            <text:p>11.26064109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37741.12893" calcext:value-type="float">
            <text:p>1443137741.12893</text:p>
          </table:table-cell>
          <table:table-cell office:value-type="float" office:value="4320" calcext:value-type="float">
            <text:p>4320</text:p>
          </table:table-cell>
          <table:table-cell table:formula="of:=[.B23]-[.$B$2]" office:value-type="float" office:value="1.12877225875855" calcext:value-type="float">
            <text:p>1.1287722588</text:p>
          </table:table-cell>
          <table:table-cell table:formula="of:=[.C23]/([.D23]-[.D22])" office:value-type="float" office:value="84792.8928822125" calcext:value-type="float">
            <text:p>84792.8928822125</text:p>
          </table:table-cell>
          <table:table-cell/>
          <table:table-cell office:value-type="float" office:value="1443137752.38531" calcext:value-type="float">
            <text:p>1443137752.38531</text:p>
          </table:table-cell>
          <table:table-cell table:formula="of:=[.G23]-[.$B$2]" office:value-type="float" office:value="12.3851518630981" calcext:value-type="float">
            <text:p>12.3851518631</text:p>
          </table:table-cell>
          <table:table-cell table:formula="of:=[.C23]/([.H23]-[.H22])" office:value-type="float" office:value="92532.7515626915" calcext:value-type="float">
            <text:p>92532.7515626915</text:p>
          </table:table-cell>
          <table:table-cell table:formula="of:=[.G23]-[.$B23]" office:value-type="float" office:value="11.2563796043396" calcext:value-type="float">
            <text:p>11.256379604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37741.17988" calcext:value-type="float">
            <text:p>1443137741.17988</text:p>
          </table:table-cell>
          <table:table-cell office:value-type="float" office:value="4320" calcext:value-type="float">
            <text:p>4320</text:p>
          </table:table-cell>
          <table:table-cell table:formula="of:=[.B24]-[.$B$2]" office:value-type="float" office:value="1.17972230911255" calcext:value-type="float">
            <text:p>1.1797223091</text:p>
          </table:table-cell>
          <table:table-cell table:formula="of:=[.C24]/([.D24]-[.D23])" office:value-type="float" office:value="84788.9250350959" calcext:value-type="float">
            <text:p>84788.9250350959</text:p>
          </table:table-cell>
          <table:table-cell/>
          <table:table-cell office:value-type="float" office:value="1443137752.43199" calcext:value-type="float">
            <text:p>1443137752.43199</text:p>
          </table:table-cell>
          <table:table-cell table:formula="of:=[.G24]-[.$B$2]" office:value-type="float" office:value="12.4318273067474" calcext:value-type="float">
            <text:p>12.4318273067</text:p>
          </table:table-cell>
          <table:table-cell table:formula="of:=[.C24]/([.H24]-[.H23])" office:value-type="float" office:value="92554.0211778047" calcext:value-type="float">
            <text:p>92554.0211778047</text:p>
          </table:table-cell>
          <table:table-cell table:formula="of:=[.G24]-[.$B24]" office:value-type="float" office:value="11.2521049976349" calcext:value-type="float">
            <text:p>11.252104997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37741.23083" calcext:value-type="float">
            <text:p>1443137741.23083</text:p>
          </table:table-cell>
          <table:table-cell office:value-type="float" office:value="4320" calcext:value-type="float">
            <text:p>4320</text:p>
          </table:table-cell>
          <table:table-cell table:formula="of:=[.B25]-[.$B$2]" office:value-type="float" office:value="1.2306694984436" calcext:value-type="float">
            <text:p>1.2306694984</text:p>
          </table:table-cell>
          <table:table-cell table:formula="of:=[.C25]/([.D25]-[.D24])" office:value-type="float" office:value="84793.6864962001" calcext:value-type="float">
            <text:p>84793.6864962001</text:p>
          </table:table-cell>
          <table:table-cell/>
          <table:table-cell office:value-type="float" office:value="1443137752.47865" calcext:value-type="float">
            <text:p>1443137752.47865</text:p>
          </table:table-cell>
          <table:table-cell table:formula="of:=[.G25]-[.$B$2]" office:value-type="float" office:value="12.4784846305847" calcext:value-type="float">
            <text:p>12.4784846306</text:p>
          </table:table-cell>
          <table:table-cell table:formula="of:=[.C25]/([.H25]-[.H24])" office:value-type="float" office:value="92589.9654053502" calcext:value-type="float">
            <text:p>92589.9654053502</text:p>
          </table:table-cell>
          <table:table-cell table:formula="of:=[.G25]-[.$B25]" office:value-type="float" office:value="11.2478151321411" calcext:value-type="float">
            <text:p>11.247815132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37741.28178" calcext:value-type="float">
            <text:p>1443137741.28178</text:p>
          </table:table-cell>
          <table:table-cell office:value-type="float" office:value="4320" calcext:value-type="float">
            <text:p>4320</text:p>
          </table:table-cell>
          <table:table-cell table:formula="of:=[.B26]-[.$B$2]" office:value-type="float" office:value="1.28161883354187" calcext:value-type="float">
            <text:p>1.2816188335</text:p>
          </table:table-cell>
          <table:table-cell table:formula="of:=[.C26]/([.D26]-[.D25])" office:value-type="float" office:value="84790.1153502389" calcext:value-type="float">
            <text:p>84790.1153502389</text:p>
          </table:table-cell>
          <table:table-cell/>
          <table:table-cell office:value-type="float" office:value="1443137752.52536" calcext:value-type="float">
            <text:p>1443137752.52536</text:p>
          </table:table-cell>
          <table:table-cell table:formula="of:=[.G26]-[.$B$2]" office:value-type="float" office:value="12.5251965522766" calcext:value-type="float">
            <text:p>12.5251965523</text:p>
          </table:table-cell>
          <table:table-cell table:formula="of:=[.C26]/([.H26]-[.H25])" office:value-type="float" office:value="92481.7443498499" calcext:value-type="float">
            <text:p>92481.7443498499</text:p>
          </table:table-cell>
          <table:table-cell table:formula="of:=[.G26]-[.$B26]" office:value-type="float" office:value="11.2435777187347" calcext:value-type="float">
            <text:p>11.243577718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37741.33276" calcext:value-type="float">
            <text:p>1443137741.33276</text:p>
          </table:table-cell>
          <table:table-cell office:value-type="float" office:value="4320" calcext:value-type="float">
            <text:p>4320</text:p>
          </table:table-cell>
          <table:table-cell table:formula="of:=[.B27]-[.$B$2]" office:value-type="float" office:value="1.33259391784668" calcext:value-type="float">
            <text:p>1.3325939178</text:p>
          </table:table-cell>
          <table:table-cell table:formula="of:=[.C27]/([.D27]-[.D26])" office:value-type="float" office:value="84747.285049461" calcext:value-type="float">
            <text:p>84747.285049461</text:p>
          </table:table-cell>
          <table:table-cell/>
          <table:table-cell office:value-type="float" office:value="1443137752.57204" calcext:value-type="float">
            <text:p>1443137752.57204</text:p>
          </table:table-cell>
          <table:table-cell table:formula="of:=[.G27]-[.$B$2]" office:value-type="float" office:value="12.5718743801117" calcext:value-type="float">
            <text:p>12.5718743801</text:p>
          </table:table-cell>
          <table:table-cell table:formula="of:=[.C27]/([.H27]-[.H26])" office:value-type="float" office:value="92549.2937516919" calcext:value-type="float">
            <text:p>92549.2937516919</text:p>
          </table:table-cell>
          <table:table-cell table:formula="of:=[.G27]-[.$B27]" office:value-type="float" office:value="11.239280462265" calcext:value-type="float">
            <text:p>11.239280462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37741.38373" calcext:value-type="float">
            <text:p>1443137741.38373</text:p>
          </table:table-cell>
          <table:table-cell office:value-type="float" office:value="4320" calcext:value-type="float">
            <text:p>4320</text:p>
          </table:table-cell>
          <table:table-cell table:formula="of:=[.B28]-[.$B$2]" office:value-type="float" office:value="1.38356423377991" calcext:value-type="float">
            <text:p>1.3835642338</text:p>
          </table:table-cell>
          <table:table-cell table:formula="of:=[.C28]/([.D28]-[.D27])" office:value-type="float" office:value="84755.2133217953" calcext:value-type="float">
            <text:p>84755.2133217953</text:p>
          </table:table-cell>
          <table:table-cell/>
          <table:table-cell office:value-type="float" office:value="1443137752.61871" calcext:value-type="float">
            <text:p>1443137752.61871</text:p>
          </table:table-cell>
          <table:table-cell table:formula="of:=[.G28]-[.$B$2]" office:value-type="float" office:value="12.6185522079468" calcext:value-type="float">
            <text:p>12.6185522079</text:p>
          </table:table-cell>
          <table:table-cell table:formula="of:=[.C28]/([.H28]-[.H27])" office:value-type="float" office:value="92549.2937516919" calcext:value-type="float">
            <text:p>92549.2937516919</text:p>
          </table:table-cell>
          <table:table-cell table:formula="of:=[.G28]-[.$B28]" office:value-type="float" office:value="11.2349879741669" calcext:value-type="float">
            <text:p>11.234987974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37741.4347" calcext:value-type="float">
            <text:p>1443137741.4347</text:p>
          </table:table-cell>
          <table:table-cell office:value-type="float" office:value="4320" calcext:value-type="float">
            <text:p>4320</text:p>
          </table:table-cell>
          <table:table-cell table:formula="of:=[.B29]-[.$B$2]" office:value-type="float" office:value="1.43454217910767" calcext:value-type="float">
            <text:p>1.4345421791</text:p>
          </table:table-cell>
          <table:table-cell table:formula="of:=[.C29]/([.D29]-[.D28])" office:value-type="float" office:value="84742.5287979908" calcext:value-type="float">
            <text:p>84742.5287979908</text:p>
          </table:table-cell>
          <table:table-cell/>
          <table:table-cell office:value-type="float" office:value="1443137752.66541" calcext:value-type="float">
            <text:p>1443137752.66541</text:p>
          </table:table-cell>
          <table:table-cell table:formula="of:=[.G29]-[.$B$2]" office:value-type="float" office:value="12.6652450561523" calcext:value-type="float">
            <text:p>12.6652450562</text:p>
          </table:table-cell>
          <table:table-cell table:formula="of:=[.C29]/([.H29]-[.H28])" office:value-type="float" office:value="92519.5220685852" calcext:value-type="float">
            <text:p>92519.5220685852</text:p>
          </table:table-cell>
          <table:table-cell table:formula="of:=[.G29]-[.$B29]" office:value-type="float" office:value="11.2307028770447" calcext:value-type="float">
            <text:p>11.23070287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37741.48568" calcext:value-type="float">
            <text:p>1443137741.48568</text:p>
          </table:table-cell>
          <table:table-cell office:value-type="float" office:value="4320" calcext:value-type="float">
            <text:p>4320</text:p>
          </table:table-cell>
          <table:table-cell table:formula="of:=[.B30]-[.$B$2]" office:value-type="float" office:value="1.4855215549469" calcext:value-type="float">
            <text:p>1.4855215549</text:p>
          </table:table-cell>
          <table:table-cell table:formula="of:=[.C30]/([.D30]-[.D29])" office:value-type="float" office:value="84740.1508724506" calcext:value-type="float">
            <text:p>84740.1508724506</text:p>
          </table:table-cell>
          <table:table-cell/>
          <table:table-cell office:value-type="float" office:value="1443137752.71207" calcext:value-type="float">
            <text:p>1443137752.71207</text:p>
          </table:table-cell>
          <table:table-cell table:formula="of:=[.G30]-[.$B$2]" office:value-type="float" office:value="12.7119119167328" calcext:value-type="float">
            <text:p>12.7119119167</text:p>
          </table:table-cell>
          <table:table-cell table:formula="of:=[.C30]/([.H30]-[.H29])" office:value-type="float" office:value="92571.0439114108" calcext:value-type="float">
            <text:p>92571.0439114108</text:p>
          </table:table-cell>
          <table:table-cell table:formula="of:=[.G30]-[.$B30]" office:value-type="float" office:value="11.2263903617859" calcext:value-type="float">
            <text:p>11.226390361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37741.53666" calcext:value-type="float">
            <text:p>1443137741.53666</text:p>
          </table:table-cell>
          <table:table-cell office:value-type="float" office:value="4320" calcext:value-type="float">
            <text:p>4320</text:p>
          </table:table-cell>
          <table:table-cell table:formula="of:=[.B31]-[.$B$2]" office:value-type="float" office:value="1.53649401664734" calcext:value-type="float">
            <text:p>1.5364940166</text:p>
          </table:table-cell>
          <table:table-cell table:formula="of:=[.C31]/([.D31]-[.D30])" office:value-type="float" office:value="84751.6454156805" calcext:value-type="float">
            <text:p>84751.6454156805</text:p>
          </table:table-cell>
          <table:table-cell/>
          <table:table-cell office:value-type="float" office:value="1443137752.75876" calcext:value-type="float">
            <text:p>1443137752.75876</text:p>
          </table:table-cell>
          <table:table-cell table:formula="of:=[.G31]-[.$B$2]" office:value-type="float" office:value="12.758602142334" calcext:value-type="float">
            <text:p>12.7586021423</text:p>
          </table:table-cell>
          <table:table-cell table:formula="of:=[.C31]/([.H31]-[.H30])" office:value-type="float" office:value="92524.7189186705" calcext:value-type="float">
            <text:p>92524.7189186705</text:p>
          </table:table-cell>
          <table:table-cell table:formula="of:=[.G31]-[.$B31]" office:value-type="float" office:value="11.2221081256866" calcext:value-type="float">
            <text:p>11.222108125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37741.58761" calcext:value-type="float">
            <text:p>1443137741.58761</text:p>
          </table:table-cell>
          <table:table-cell office:value-type="float" office:value="4320" calcext:value-type="float">
            <text:p>4320</text:p>
          </table:table-cell>
          <table:table-cell table:formula="of:=[.B32]-[.$B$2]" office:value-type="float" office:value="1.58744788169861" calcext:value-type="float">
            <text:p>1.5874478817</text:p>
          </table:table-cell>
          <table:table-cell table:formula="of:=[.C32]/([.D32]-[.D31])" office:value-type="float" office:value="84782.5772520541" calcext:value-type="float">
            <text:p>84782.5772520541</text:p>
          </table:table-cell>
          <table:table-cell/>
          <table:table-cell office:value-type="float" office:value="1443137752.80545" calcext:value-type="float">
            <text:p>1443137752.80545</text:p>
          </table:table-cell>
          <table:table-cell table:formula="of:=[.G32]-[.$B$2]" office:value-type="float" office:value="12.8052883148193" calcext:value-type="float">
            <text:p>12.8052883148</text:p>
          </table:table-cell>
          <table:table-cell table:formula="of:=[.C32]/([.H32]-[.H31])" office:value-type="float" office:value="92532.7515626915" calcext:value-type="float">
            <text:p>92532.7515626915</text:p>
          </table:table-cell>
          <table:table-cell table:formula="of:=[.G32]-[.$B32]" office:value-type="float" office:value="11.2178404331207" calcext:value-type="float">
            <text:p>11.217840433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37741.63857" calcext:value-type="float">
            <text:p>1443137741.63857</text:p>
          </table:table-cell>
          <table:table-cell office:value-type="float" office:value="4320" calcext:value-type="float">
            <text:p>4320</text:p>
          </table:table-cell>
          <table:table-cell table:formula="of:=[.B33]-[.$B$2]" office:value-type="float" office:value="1.63840460777283" calcext:value-type="float">
            <text:p>1.6384046078</text:p>
          </table:table-cell>
          <table:table-cell table:formula="of:=[.C33]/([.D33]-[.D32])" office:value-type="float" office:value="84777.8170384788" calcext:value-type="float">
            <text:p>84777.8170384788</text:p>
          </table:table-cell>
          <table:table-cell/>
          <table:table-cell office:value-type="float" office:value="1443137752.85213" calcext:value-type="float">
            <text:p>1443137752.85213</text:p>
          </table:table-cell>
          <table:table-cell table:formula="of:=[.G33]-[.$B$2]" office:value-type="float" office:value="12.8519711494446" calcext:value-type="float">
            <text:p>12.8519711494</text:p>
          </table:table-cell>
          <table:table-cell table:formula="of:=[.C33]/([.H33]-[.H32])" office:value-type="float" office:value="92539.3677286238" calcext:value-type="float">
            <text:p>92539.3677286238</text:p>
          </table:table-cell>
          <table:table-cell table:formula="of:=[.G33]-[.$B33]" office:value-type="float" office:value="11.2135665416718" calcext:value-type="float">
            <text:p>11.213566541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37741.68953" calcext:value-type="float">
            <text:p>1443137741.68953</text:p>
          </table:table-cell>
          <table:table-cell office:value-type="float" office:value="4320" calcext:value-type="float">
            <text:p>4320</text:p>
          </table:table-cell>
          <table:table-cell table:formula="of:=[.B34]-[.$B$2]" office:value-type="float" office:value="1.68936824798584" calcext:value-type="float">
            <text:p>1.689368248</text:p>
          </table:table-cell>
          <table:table-cell table:formula="of:=[.C34]/([.D34]-[.D33])" office:value-type="float" office:value="84766.3153955192" calcext:value-type="float">
            <text:p>84766.3153955192</text:p>
          </table:table-cell>
          <table:table-cell/>
          <table:table-cell office:value-type="float" office:value="1443137752.89881" calcext:value-type="float">
            <text:p>1443137752.89881</text:p>
          </table:table-cell>
          <table:table-cell table:formula="of:=[.G34]-[.$B$2]" office:value-type="float" office:value="12.8986449241638" calcext:value-type="float">
            <text:p>12.8986449242</text:p>
          </table:table-cell>
          <table:table-cell table:formula="of:=[.C34]/([.H34]-[.H33])" office:value-type="float" office:value="92557.3306634519" calcext:value-type="float">
            <text:p>92557.3306634519</text:p>
          </table:table-cell>
          <table:table-cell table:formula="of:=[.G34]-[.$B34]" office:value-type="float" office:value="11.209276676178" calcext:value-type="float">
            <text:p>11.209276676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37741.74051" calcext:value-type="float">
            <text:p>1443137741.74051</text:p>
          </table:table-cell>
          <table:table-cell office:value-type="float" office:value="4320" calcext:value-type="float">
            <text:p>4320</text:p>
          </table:table-cell>
          <table:table-cell table:formula="of:=[.B35]-[.$B$2]" office:value-type="float" office:value="1.74034571647644" calcext:value-type="float">
            <text:p>1.7403457165</text:p>
          </table:table-cell>
          <table:table-cell table:formula="of:=[.C35]/([.D35]-[.D34])" office:value-type="float" office:value="84743.3214694946" calcext:value-type="float">
            <text:p>84743.3214694946</text:p>
          </table:table-cell>
          <table:table-cell/>
          <table:table-cell office:value-type="float" office:value="1443137752.94549" calcext:value-type="float">
            <text:p>1443137752.94549</text:p>
          </table:table-cell>
          <table:table-cell table:formula="of:=[.G35]-[.$B$2]" office:value-type="float" office:value="12.9453229904175" calcext:value-type="float">
            <text:p>12.9453229904</text:p>
          </table:table-cell>
          <table:table-cell table:formula="of:=[.C35]/([.H35]-[.H34])" office:value-type="float" office:value="92548.8210356417" calcext:value-type="float">
            <text:p>92548.8210356417</text:p>
          </table:table-cell>
          <table:table-cell table:formula="of:=[.G35]-[.$B35]" office:value-type="float" office:value="11.204977273941" calcext:value-type="float">
            <text:p>11.204977273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37741.79146" calcext:value-type="float">
            <text:p>1443137741.79146</text:p>
          </table:table-cell>
          <table:table-cell office:value-type="float" office:value="4320" calcext:value-type="float">
            <text:p>4320</text:p>
          </table:table-cell>
          <table:table-cell table:formula="of:=[.B36]-[.$B$2]" office:value-type="float" office:value="1.79129576683044" calcext:value-type="float">
            <text:p>1.7912957668</text:p>
          </table:table-cell>
          <table:table-cell table:formula="of:=[.C36]/([.D36]-[.D35])" office:value-type="float" office:value="84788.9250350959" calcext:value-type="float">
            <text:p>84788.9250350959</text:p>
          </table:table-cell>
          <table:table-cell/>
          <table:table-cell office:value-type="float" office:value="1443137752.99223" calcext:value-type="float">
            <text:p>1443137752.99223</text:p>
          </table:table-cell>
          <table:table-cell table:formula="of:=[.G36]-[.$B$2]" office:value-type="float" office:value="12.9920635223389" calcext:value-type="float">
            <text:p>12.9920635223</text:p>
          </table:table-cell>
          <table:table-cell table:formula="of:=[.C36]/([.H36]-[.H35])" office:value-type="float" office:value="92425.1355818082" calcext:value-type="float">
            <text:p>92425.1355818082</text:p>
          </table:table-cell>
          <table:table-cell table:formula="of:=[.G36]-[.$B36]" office:value-type="float" office:value="11.2007677555084" calcext:value-type="float">
            <text:p>11.200767755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37741.84241" calcext:value-type="float">
            <text:p>1443137741.84241</text:p>
          </table:table-cell>
          <table:table-cell office:value-type="float" office:value="4320" calcext:value-type="float">
            <text:p>4320</text:p>
          </table:table-cell>
          <table:table-cell table:formula="of:=[.B37]-[.$B$2]" office:value-type="float" office:value="1.84224987030029" calcext:value-type="float">
            <text:p>1.8422498703</text:p>
          </table:table-cell>
          <table:table-cell table:formula="of:=[.C37]/([.D37]-[.D36])" office:value-type="float" office:value="84782.1805471722" calcext:value-type="float">
            <text:p>84782.1805471722</text:p>
          </table:table-cell>
          <table:table-cell/>
          <table:table-cell office:value-type="float" office:value="1443137753.0389" calcext:value-type="float">
            <text:p>1443137753.0389</text:p>
          </table:table-cell>
          <table:table-cell table:formula="of:=[.G37]-[.$B$2]" office:value-type="float" office:value="13.0387365818024" calcext:value-type="float">
            <text:p>13.0387365818</text:p>
          </table:table-cell>
          <table:table-cell table:formula="of:=[.C37]/([.H37]-[.H36])" office:value-type="float" office:value="92558.7490868968" calcext:value-type="float">
            <text:p>92558.7490868968</text:p>
          </table:table-cell>
          <table:table-cell table:formula="of:=[.G37]-[.$B37]" office:value-type="float" office:value="11.1964867115021" calcext:value-type="float">
            <text:p>11.196486711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37741.89337" calcext:value-type="float">
            <text:p>1443137741.89337</text:p>
          </table:table-cell>
          <table:table-cell office:value-type="float" office:value="4320" calcext:value-type="float">
            <text:p>4320</text:p>
          </table:table-cell>
          <table:table-cell table:formula="of:=[.B38]-[.$B$2]" office:value-type="float" office:value="1.89320540428162" calcext:value-type="float">
            <text:p>1.8932054043</text:p>
          </table:table-cell>
          <table:table-cell table:formula="of:=[.C38]/([.D38]-[.D37])" office:value-type="float" office:value="84779.8003958395" calcext:value-type="float">
            <text:p>84779.8003958395</text:p>
          </table:table-cell>
          <table:table-cell/>
          <table:table-cell office:value-type="float" office:value="1443137753.05332" calcext:value-type="float">
            <text:p>1443137753.05332</text:p>
          </table:table-cell>
          <table:table-cell table:formula="of:=[.G38]-[.$B$2]" office:value-type="float" office:value="13.0531570911407" calcext:value-type="float">
            <text:p>13.0531570911</text:p>
          </table:table-cell>
          <table:table-cell table:formula="of:=[.C38]/([.H38]-[.H37])" office:value-type="float" office:value="299573.32980623" calcext:value-type="float">
            <text:p>299573.32980623</text:p>
          </table:table-cell>
          <table:table-cell table:formula="of:=[.G38]-[.$B38]" office:value-type="float" office:value="11.1599516868591" calcext:value-type="float">
            <text:p>11.1599516869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37741.94432" calcext:value-type="float">
            <text:p>1443137741.94432</text:p>
          </table:table-cell>
          <table:table-cell office:value-type="float" office:value="4320" calcext:value-type="float">
            <text:p>4320</text:p>
          </table:table-cell>
          <table:table-cell table:formula="of:=[.B39]-[.$B$2]" office:value-type="float" office:value="1.94415950775146" calcext:value-type="float">
            <text:p>1.9441595078</text:p>
          </table:table-cell>
          <table:table-cell table:formula="of:=[.C39]/([.D39]-[.D38])" office:value-type="float" office:value="84782.1805471722" calcext:value-type="float">
            <text:p>84782.1805471722</text:p>
          </table:table-cell>
          <table:table-cell/>
          <table:table-cell office:value-type="float" office:value="1443137753.08809" calcext:value-type="float">
            <text:p>1443137753.08809</text:p>
          </table:table-cell>
          <table:table-cell table:formula="of:=[.G39]-[.$B$2]" office:value-type="float" office:value="13.0879254341125" calcext:value-type="float">
            <text:p>13.0879254341</text:p>
          </table:table-cell>
          <table:table-cell table:formula="of:=[.C39]/([.H39]-[.H38])" office:value-type="float" office:value="124250.960234247" calcext:value-type="float">
            <text:p>124250.960234247</text:p>
          </table:table-cell>
          <table:table-cell table:formula="of:=[.G39]-[.$B39]" office:value-type="float" office:value="11.1437659263611" calcext:value-type="float">
            <text:p>11.143765926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37741.99528" calcext:value-type="float">
            <text:p>1443137741.99528</text:p>
          </table:table-cell>
          <table:table-cell office:value-type="float" office:value="4320" calcext:value-type="float">
            <text:p>4320</text:p>
          </table:table-cell>
          <table:table-cell table:formula="of:=[.B40]-[.$B$2]" office:value-type="float" office:value="1.99511289596558" calcext:value-type="float">
            <text:p>1.995112896</text:p>
          </table:table-cell>
          <table:table-cell table:formula="of:=[.C40]/([.D40]-[.D39])" office:value-type="float" office:value="84783.3706729554" calcext:value-type="float">
            <text:p>84783.3706729554</text:p>
          </table:table-cell>
          <table:table-cell/>
          <table:table-cell office:value-type="float" office:value="1443137753.13197" calcext:value-type="float">
            <text:p>1443137753.13197</text:p>
          </table:table-cell>
          <table:table-cell table:formula="of:=[.G40]-[.$B$2]" office:value-type="float" office:value="13.1318097114563" calcext:value-type="float">
            <text:p>13.1318097115</text:p>
          </table:table-cell>
          <table:table-cell table:formula="of:=[.C40]/([.H40]-[.H39])" office:value-type="float" office:value="98440.7232267038" calcext:value-type="float">
            <text:p>98440.7232267038</text:p>
          </table:table-cell>
          <table:table-cell table:formula="of:=[.G40]-[.$B40]" office:value-type="float" office:value="11.1366968154907" calcext:value-type="float">
            <text:p>11.136696815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37742.0384" calcext:value-type="float">
            <text:p>1443137742.0384</text:p>
          </table:table-cell>
          <table:table-cell office:value-type="float" office:value="4320" calcext:value-type="float">
            <text:p>4320</text:p>
          </table:table-cell>
          <table:table-cell table:formula="of:=[.B41]-[.$B$2]" office:value-type="float" office:value="2.03823924064636" calcext:value-type="float">
            <text:p>2.0382392406</text:p>
          </table:table-cell>
          <table:table-cell table:formula="of:=[.C41]/([.D41]-[.D40])" office:value-type="float" office:value="100170.789617713" calcext:value-type="float">
            <text:p>100170.789617713</text:p>
          </table:table-cell>
          <table:table-cell/>
          <table:table-cell office:value-type="float" office:value="1443137753.17585" calcext:value-type="float">
            <text:p>1443137753.17585</text:p>
          </table:table-cell>
          <table:table-cell table:formula="of:=[.G41]-[.$B$2]" office:value-type="float" office:value="13.1756913661957" calcext:value-type="float">
            <text:p>13.1756913662</text:p>
          </table:table-cell>
          <table:table-cell table:formula="of:=[.C41]/([.H41]-[.H40])" office:value-type="float" office:value="98446.6065752799" calcext:value-type="float">
            <text:p>98446.6065752799</text:p>
          </table:table-cell>
          <table:table-cell table:formula="of:=[.G41]-[.$B41]" office:value-type="float" office:value="11.1374521255493" calcext:value-type="float">
            <text:p>11.137452125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37742.08072" calcext:value-type="float">
            <text:p>1443137742.08072</text:p>
          </table:table-cell>
          <table:table-cell office:value-type="float" office:value="4320" calcext:value-type="float">
            <text:p>4320</text:p>
          </table:table-cell>
          <table:table-cell table:formula="of:=[.B42]-[.$B$2]" office:value-type="float" office:value="2.08055567741394" calcext:value-type="float">
            <text:p>2.0805556774</text:p>
          </table:table-cell>
          <table:table-cell table:formula="of:=[.C42]/([.D42]-[.D41])" office:value-type="float" office:value="102087.990624718" calcext:value-type="float">
            <text:p>102087.990624718</text:p>
          </table:table-cell>
          <table:table-cell/>
          <table:table-cell office:value-type="float" office:value="1443137753.21974" calcext:value-type="float">
            <text:p>1443137753.21974</text:p>
          </table:table-cell>
          <table:table-cell table:formula="of:=[.G42]-[.$B$2]" office:value-type="float" office:value="13.219578742981" calcext:value-type="float">
            <text:p>13.219578743</text:p>
          </table:table-cell>
          <table:table-cell table:formula="of:=[.C42]/([.H42]-[.H41])" office:value-type="float" office:value="98433.7710849264" calcext:value-type="float">
            <text:p>98433.7710849264</text:p>
          </table:table-cell>
          <table:table-cell table:formula="of:=[.G42]-[.$B42]" office:value-type="float" office:value="11.139023065567" calcext:value-type="float">
            <text:p>11.139023065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37742.12303" calcext:value-type="float">
            <text:p>1443137742.12303</text:p>
          </table:table-cell>
          <table:table-cell office:value-type="float" office:value="4320" calcext:value-type="float">
            <text:p>4320</text:p>
          </table:table-cell>
          <table:table-cell table:formula="of:=[.B43]-[.$B$2]" office:value-type="float" office:value="2.1228723526001" calcext:value-type="float">
            <text:p>2.1228723526</text:p>
          </table:table-cell>
          <table:table-cell table:formula="of:=[.C43]/([.D43]-[.D42])" office:value-type="float" office:value="102087.415445464" calcext:value-type="float">
            <text:p>102087.415445464</text:p>
          </table:table-cell>
          <table:table-cell/>
          <table:table-cell office:value-type="float" office:value="1443137753.26363" calcext:value-type="float">
            <text:p>1443137753.26363</text:p>
          </table:table-cell>
          <table:table-cell table:formula="of:=[.G43]-[.$B$2]" office:value-type="float" office:value="13.2634644508362" calcext:value-type="float">
            <text:p>13.2634644508</text:p>
          </table:table-cell>
          <table:table-cell table:formula="of:=[.C43]/([.H43]-[.H42])" office:value-type="float" office:value="98437.5144238605" calcext:value-type="float">
            <text:p>98437.5144238605</text:p>
          </table:table-cell>
          <table:table-cell table:formula="of:=[.G43]-[.$B43]" office:value-type="float" office:value="11.1405920982361" calcext:value-type="float">
            <text:p>11.140592098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37742.16535" calcext:value-type="float">
            <text:p>1443137742.16535</text:p>
          </table:table-cell>
          <table:table-cell office:value-type="float" office:value="4320" calcext:value-type="float">
            <text:p>4320</text:p>
          </table:table-cell>
          <table:table-cell table:formula="of:=[.B44]-[.$B$2]" office:value-type="float" office:value="2.16518831253052" calcext:value-type="float">
            <text:p>2.1651883125</text:p>
          </table:table-cell>
          <table:table-cell table:formula="of:=[.C44]/([.D44]-[.D43])" office:value-type="float" office:value="102089.141002671" calcext:value-type="float">
            <text:p>102089.141002671</text:p>
          </table:table-cell>
          <table:table-cell/>
          <table:table-cell office:value-type="float" office:value="1443137753.3075" calcext:value-type="float">
            <text:p>1443137753.3075</text:p>
          </table:table-cell>
          <table:table-cell table:formula="of:=[.G44]-[.$B$2]" office:value-type="float" office:value="13.3073351383209" calcext:value-type="float">
            <text:p>13.3073351383</text:p>
          </table:table-cell>
          <table:table-cell table:formula="of:=[.C44]/([.H44]-[.H43])" office:value-type="float" office:value="98471.2172906466" calcext:value-type="float">
            <text:p>98471.2172906466</text:p>
          </table:table-cell>
          <table:table-cell table:formula="of:=[.G44]-[.$B44]" office:value-type="float" office:value="11.1421468257904" calcext:value-type="float">
            <text:p>11.1421468258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37742.20767" calcext:value-type="float">
            <text:p>1443137742.20767</text:p>
          </table:table-cell>
          <table:table-cell office:value-type="float" office:value="4320" calcext:value-type="float">
            <text:p>4320</text:p>
          </table:table-cell>
          <table:table-cell table:formula="of:=[.B45]-[.$B$2]" office:value-type="float" office:value="2.20750308036804" calcext:value-type="float">
            <text:p>2.2075030804</text:p>
          </table:table-cell>
          <table:table-cell table:formula="of:=[.C45]/([.D45]-[.D44])" office:value-type="float" office:value="102092.017060981" calcext:value-type="float">
            <text:p>102092.017060981</text:p>
          </table:table-cell>
          <table:table-cell/>
          <table:table-cell office:value-type="float" office:value="1443137753.35139" calcext:value-type="float">
            <text:p>1443137753.35139</text:p>
          </table:table-cell>
          <table:table-cell table:formula="of:=[.G45]-[.$B$2]" office:value-type="float" office:value="13.3512315750122" calcext:value-type="float">
            <text:p>13.351231575</text:p>
          </table:table-cell>
          <table:table-cell table:formula="of:=[.C45]/([.H45]-[.H44])" office:value-type="float" office:value="98413.4550688428" calcext:value-type="float">
            <text:p>98413.4550688428</text:p>
          </table:table-cell>
          <table:table-cell table:formula="of:=[.G45]-[.$B45]" office:value-type="float" office:value="11.1437284946442" calcext:value-type="float">
            <text:p>11.143728494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37742.24998" calcext:value-type="float">
            <text:p>1443137742.24998</text:p>
          </table:table-cell>
          <table:table-cell office:value-type="float" office:value="4320" calcext:value-type="float">
            <text:p>4320</text:p>
          </table:table-cell>
          <table:table-cell table:formula="of:=[.B46]-[.$B$2]" office:value-type="float" office:value="2.2498197555542" calcext:value-type="float">
            <text:p>2.2498197556</text:p>
          </table:table-cell>
          <table:table-cell table:formula="of:=[.C46]/([.D46]-[.D45])" office:value-type="float" office:value="102087.415445464" calcext:value-type="float">
            <text:p>102087.415445464</text:p>
          </table:table-cell>
          <table:table-cell/>
          <table:table-cell office:value-type="float" office:value="1443137753.39528" calcext:value-type="float">
            <text:p>1443137753.39528</text:p>
          </table:table-cell>
          <table:table-cell table:formula="of:=[.G46]-[.$B$2]" office:value-type="float" office:value="13.3951199054718" calcext:value-type="float">
            <text:p>13.3951199055</text:p>
          </table:table-cell>
          <table:table-cell table:formula="of:=[.C46]/([.H46]-[.H45])" office:value-type="float" office:value="98431.6321619287" calcext:value-type="float">
            <text:p>98431.6321619287</text:p>
          </table:table-cell>
          <table:table-cell table:formula="of:=[.G46]-[.$B46]" office:value-type="float" office:value="11.1453001499176" calcext:value-type="float">
            <text:p>11.145300149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37742.2923" calcext:value-type="float">
            <text:p>1443137742.2923</text:p>
          </table:table-cell>
          <table:table-cell office:value-type="float" office:value="4320" calcext:value-type="float">
            <text:p>4320</text:p>
          </table:table-cell>
          <table:table-cell table:formula="of:=[.B47]-[.$B$2]" office:value-type="float" office:value="2.29213619232178" calcext:value-type="float">
            <text:p>2.2921361923</text:p>
          </table:table-cell>
          <table:table-cell table:formula="of:=[.C47]/([.D47]-[.D46])" office:value-type="float" office:value="102087.990624718" calcext:value-type="float">
            <text:p>102087.990624718</text:p>
          </table:table-cell>
          <table:table-cell/>
          <table:table-cell office:value-type="float" office:value="1443137753.43916" calcext:value-type="float">
            <text:p>1443137753.43916</text:p>
          </table:table-cell>
          <table:table-cell table:formula="of:=[.G47]-[.$B$2]" office:value-type="float" office:value="13.4389941692352" calcext:value-type="float">
            <text:p>13.4389941692</text:p>
          </table:table-cell>
          <table:table-cell table:formula="of:=[.C47]/([.H47]-[.H46])" office:value-type="float" office:value="98463.1907054591" calcext:value-type="float">
            <text:p>98463.1907054591</text:p>
          </table:table-cell>
          <table:table-cell table:formula="of:=[.G47]-[.$B47]" office:value-type="float" office:value="11.1468579769135" calcext:value-type="float">
            <text:p>11.146857976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37742.33462" calcext:value-type="float">
            <text:p>1443137742.33462</text:p>
          </table:table-cell>
          <table:table-cell office:value-type="float" office:value="4320" calcext:value-type="float">
            <text:p>4320</text:p>
          </table:table-cell>
          <table:table-cell table:formula="of:=[.B48]-[.$B$2]" office:value-type="float" office:value="2.33445405960083" calcext:value-type="float">
            <text:p>2.3344540596</text:p>
          </table:table-cell>
          <table:table-cell table:formula="of:=[.C48]/([.D48]-[.D47])" office:value-type="float" office:value="102084.539646411" calcext:value-type="float">
            <text:p>102084.539646411</text:p>
          </table:table-cell>
          <table:table-cell/>
          <table:table-cell office:value-type="float" office:value="1443137753.48301" calcext:value-type="float">
            <text:p>1443137753.48301</text:p>
          </table:table-cell>
          <table:table-cell table:formula="of:=[.G48]-[.$B$2]" office:value-type="float" office:value="13.4828491210938" calcext:value-type="float">
            <text:p>13.4828491211</text:p>
          </table:table-cell>
          <table:table-cell table:formula="of:=[.C48]/([.H48]-[.H47])" office:value-type="float" office:value="98506.5498176046" calcext:value-type="float">
            <text:p>98506.5498176046</text:p>
          </table:table-cell>
          <table:table-cell table:formula="of:=[.G48]-[.$B48]" office:value-type="float" office:value="11.1483950614929" calcext:value-type="float">
            <text:p>11.148395061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37742.37693" calcext:value-type="float">
            <text:p>1443137742.37693</text:p>
          </table:table-cell>
          <table:table-cell office:value-type="float" office:value="4320" calcext:value-type="float">
            <text:p>4320</text:p>
          </table:table-cell>
          <table:table-cell table:formula="of:=[.B49]-[.$B$2]" office:value-type="float" office:value="2.37676572799683" calcext:value-type="float">
            <text:p>2.376765728</text:p>
          </table:table-cell>
          <table:table-cell table:formula="of:=[.C49]/([.D49]-[.D48])" office:value-type="float" office:value="102099.495571033" calcext:value-type="float">
            <text:p>102099.495571033</text:p>
          </table:table-cell>
          <table:table-cell/>
          <table:table-cell office:value-type="float" office:value="1443137753.52691" calcext:value-type="float">
            <text:p>1443137753.52691</text:p>
          </table:table-cell>
          <table:table-cell table:formula="of:=[.G49]-[.$B$2]" office:value-type="float" office:value="13.5267434120178" calcext:value-type="float">
            <text:p>13.526743412</text:p>
          </table:table-cell>
          <table:table-cell table:formula="of:=[.C49]/([.H49]-[.H48])" office:value-type="float" office:value="98418.2659989354" calcext:value-type="float">
            <text:p>98418.2659989354</text:p>
          </table:table-cell>
          <table:table-cell table:formula="of:=[.G49]-[.$B49]" office:value-type="float" office:value="11.149977684021" calcext:value-type="float">
            <text:p>11.14997768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37742.41925" calcext:value-type="float">
            <text:p>1443137742.41925</text:p>
          </table:table-cell>
          <table:table-cell office:value-type="float" office:value="4320" calcext:value-type="float">
            <text:p>4320</text:p>
          </table:table-cell>
          <table:table-cell table:formula="of:=[.B50]-[.$B$2]" office:value-type="float" office:value="2.41908597946167" calcext:value-type="float">
            <text:p>2.4190859795</text:p>
          </table:table-cell>
          <table:table-cell table:formula="of:=[.C50]/([.D50]-[.D49])" office:value-type="float" office:value="102078.788534343" calcext:value-type="float">
            <text:p>102078.788534343</text:p>
          </table:table-cell>
          <table:table-cell/>
          <table:table-cell office:value-type="float" office:value="1443137753.57082" calcext:value-type="float">
            <text:p>1443137753.57082</text:p>
          </table:table-cell>
          <table:table-cell table:formula="of:=[.G50]-[.$B$2]" office:value-type="float" office:value="13.5706560611725" calcext:value-type="float">
            <text:p>13.5706560612</text:p>
          </table:table-cell>
          <table:table-cell table:formula="of:=[.C50]/([.H50]-[.H49])" office:value-type="float" office:value="98377.1210155117" calcext:value-type="float">
            <text:p>98377.1210155117</text:p>
          </table:table-cell>
          <table:table-cell table:formula="of:=[.G50]-[.$B50]" office:value-type="float" office:value="11.1515700817108" calcext:value-type="float">
            <text:p>11.1515700817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37742.46156" calcext:value-type="float">
            <text:p>1443137742.46156</text:p>
          </table:table-cell>
          <table:table-cell office:value-type="float" office:value="4320" calcext:value-type="float">
            <text:p>4320</text:p>
          </table:table-cell>
          <table:table-cell table:formula="of:=[.B51]-[.$B$2]" office:value-type="float" office:value="2.46140170097351" calcext:value-type="float">
            <text:p>2.461401701</text:p>
          </table:table-cell>
          <table:table-cell table:formula="of:=[.C51]/([.D51]-[.D50])" office:value-type="float" office:value="102089.716201369" calcext:value-type="float">
            <text:p>102089.716201369</text:p>
          </table:table-cell>
          <table:table-cell/>
          <table:table-cell office:value-type="float" office:value="1443137753.6147" calcext:value-type="float">
            <text:p>1443137753.6147</text:p>
          </table:table-cell>
          <table:table-cell table:formula="of:=[.G51]-[.$B$2]" office:value-type="float" office:value="13.6145408153534" calcext:value-type="float">
            <text:p>13.6145408154</text:p>
          </table:table-cell>
          <table:table-cell table:formula="of:=[.C51]/([.H51]-[.H50])" office:value-type="float" office:value="98439.6536025121" calcext:value-type="float">
            <text:p>98439.6536025121</text:p>
          </table:table-cell>
          <table:table-cell table:formula="of:=[.G51]-[.$B51]" office:value-type="float" office:value="11.1531391143799" calcext:value-type="float">
            <text:p>11.153139114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37742.50388" calcext:value-type="float">
            <text:p>1443137742.50388</text:p>
          </table:table-cell>
          <table:table-cell office:value-type="float" office:value="4320" calcext:value-type="float">
            <text:p>4320</text:p>
          </table:table-cell>
          <table:table-cell table:formula="of:=[.B52]-[.$B$2]" office:value-type="float" office:value="2.50371646881104" calcext:value-type="float">
            <text:p>2.5037164688</text:p>
          </table:table-cell>
          <table:table-cell table:formula="of:=[.C52]/([.D52]-[.D51])" office:value-type="float" office:value="102092.017060981" calcext:value-type="float">
            <text:p>102092.017060981</text:p>
          </table:table-cell>
          <table:table-cell/>
          <table:table-cell office:value-type="float" office:value="1443137753.65863" calcext:value-type="float">
            <text:p>1443137753.65863</text:p>
          </table:table-cell>
          <table:table-cell table:formula="of:=[.G52]-[.$B$2]" office:value-type="float" office:value="13.658463716507" calcext:value-type="float">
            <text:p>13.6584637165</text:p>
          </table:table-cell>
          <table:table-cell table:formula="of:=[.C52]/([.H52]-[.H51])" office:value-type="float" office:value="98354.1589135084" calcext:value-type="float">
            <text:p>98354.1589135084</text:p>
          </table:table-cell>
          <table:table-cell table:formula="of:=[.G52]-[.$B52]" office:value-type="float" office:value="11.1547472476959" calcext:value-type="float">
            <text:p>11.1547472477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37742.5462" calcext:value-type="float">
            <text:p>1443137742.5462</text:p>
          </table:table-cell>
          <table:table-cell office:value-type="float" office:value="4320" calcext:value-type="float">
            <text:p>4320</text:p>
          </table:table-cell>
          <table:table-cell table:formula="of:=[.B53]-[.$B$2]" office:value-type="float" office:value="2.54603385925293" calcext:value-type="float">
            <text:p>2.5460338593</text:p>
          </table:table-cell>
          <table:table-cell table:formula="of:=[.C53]/([.D53]-[.D52])" office:value-type="float" office:value="102085.689946589" calcext:value-type="float">
            <text:p>102085.689946589</text:p>
          </table:table-cell>
          <table:table-cell/>
          <table:table-cell office:value-type="float" office:value="1443137753.70246" calcext:value-type="float">
            <text:p>1443137753.70246</text:p>
          </table:table-cell>
          <table:table-cell table:formula="of:=[.G53]-[.$B$2]" office:value-type="float" office:value="13.7022941112518" calcext:value-type="float">
            <text:p>13.7022941113</text:p>
          </table:table-cell>
          <table:table-cell table:formula="of:=[.C53]/([.H53]-[.H52])" office:value-type="float" office:value="98561.740662975" calcext:value-type="float">
            <text:p>98561.740662975</text:p>
          </table:table-cell>
          <table:table-cell table:formula="of:=[.G53]-[.$B53]" office:value-type="float" office:value="11.1562602519989" calcext:value-type="float">
            <text:p>11.15626025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37742.58851" calcext:value-type="float">
            <text:p>1443137742.58851</text:p>
          </table:table-cell>
          <table:table-cell office:value-type="float" office:value="4320" calcext:value-type="float">
            <text:p>4320</text:p>
          </table:table-cell>
          <table:table-cell table:formula="of:=[.B54]-[.$B$2]" office:value-type="float" office:value="2.58834981918335" calcext:value-type="float">
            <text:p>2.5883498192</text:p>
          </table:table-cell>
          <table:table-cell table:formula="of:=[.C54]/([.D54]-[.D53])" office:value-type="float" office:value="102089.141002671" calcext:value-type="float">
            <text:p>102089.141002671</text:p>
          </table:table-cell>
          <table:table-cell/>
          <table:table-cell office:value-type="float" office:value="1443137753.74636" calcext:value-type="float">
            <text:p>1443137753.74636</text:p>
          </table:table-cell>
          <table:table-cell table:formula="of:=[.G54]-[.$B$2]" office:value-type="float" office:value="13.7462012767792" calcext:value-type="float">
            <text:p>13.7462012768</text:p>
          </table:table-cell>
          <table:table-cell table:formula="of:=[.C54]/([.H54]-[.H53])" office:value-type="float" office:value="98389.4074717637" calcext:value-type="float">
            <text:p>98389.4074717637</text:p>
          </table:table-cell>
          <table:table-cell table:formula="of:=[.G54]-[.$B54]" office:value-type="float" office:value="11.1578514575958" calcext:value-type="float">
            <text:p>11.157851457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37742.63083" calcext:value-type="float">
            <text:p>1443137742.63083</text:p>
          </table:table-cell>
          <table:table-cell office:value-type="float" office:value="4320" calcext:value-type="float">
            <text:p>4320</text:p>
          </table:table-cell>
          <table:table-cell table:formula="of:=[.B55]-[.$B$2]" office:value-type="float" office:value="2.63066720962524" calcext:value-type="float">
            <text:p>2.6306672096</text:p>
          </table:table-cell>
          <table:table-cell table:formula="of:=[.C55]/([.D55]-[.D54])" office:value-type="float" office:value="102085.689946589" calcext:value-type="float">
            <text:p>102085.689946589</text:p>
          </table:table-cell>
          <table:table-cell/>
          <table:table-cell office:value-type="float" office:value="1443137753.79022" calcext:value-type="float">
            <text:p>1443137753.79022</text:p>
          </table:table-cell>
          <table:table-cell table:formula="of:=[.G55]-[.$B$2]" office:value-type="float" office:value="13.7900619506836" calcext:value-type="float">
            <text:p>13.7900619507</text:p>
          </table:table-cell>
          <table:table-cell table:formula="of:=[.C55]/([.H55]-[.H54])" office:value-type="float" office:value="98493.6986926861" calcext:value-type="float">
            <text:p>98493.6986926861</text:p>
          </table:table-cell>
          <table:table-cell table:formula="of:=[.G55]-[.$B55]" office:value-type="float" office:value="11.1593947410584" calcext:value-type="float">
            <text:p>11.159394741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37742.67315" calcext:value-type="float">
            <text:p>1443137742.67315</text:p>
          </table:table-cell>
          <table:table-cell office:value-type="float" office:value="4320" calcext:value-type="float">
            <text:p>4320</text:p>
          </table:table-cell>
          <table:table-cell table:formula="of:=[.B56]-[.$B$2]" office:value-type="float" office:value="2.67298293113708" calcext:value-type="float">
            <text:p>2.6729829311</text:p>
          </table:table-cell>
          <table:table-cell table:formula="of:=[.C56]/([.D56]-[.D55])" office:value-type="float" office:value="102089.716201369" calcext:value-type="float">
            <text:p>102089.716201369</text:p>
          </table:table-cell>
          <table:table-cell/>
          <table:table-cell office:value-type="float" office:value="1443137753.83411" calcext:value-type="float">
            <text:p>1443137753.83411</text:p>
          </table:table-cell>
          <table:table-cell table:formula="of:=[.G56]-[.$B$2]" office:value-type="float" office:value="13.8339438438416" calcext:value-type="float">
            <text:p>13.8339438438</text:p>
          </table:table-cell>
          <table:table-cell table:formula="of:=[.C56]/([.H56]-[.H55])" office:value-type="float" office:value="98446.07169635" calcext:value-type="float">
            <text:p>98446.07169635</text:p>
          </table:table-cell>
          <table:table-cell table:formula="of:=[.G56]-[.$B56]" office:value-type="float" office:value="11.1609609127045" calcext:value-type="float">
            <text:p>11.1609609127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37742.71546" calcext:value-type="float">
            <text:p>1443137742.71546</text:p>
          </table:table-cell>
          <table:table-cell office:value-type="float" office:value="4320" calcext:value-type="float">
            <text:p>4320</text:p>
          </table:table-cell>
          <table:table-cell table:formula="of:=[.B57]-[.$B$2]" office:value-type="float" office:value="2.71529936790466" calcext:value-type="float">
            <text:p>2.7152993679</text:p>
          </table:table-cell>
          <table:table-cell table:formula="of:=[.C57]/([.D57]-[.D56])" office:value-type="float" office:value="102087.990624718" calcext:value-type="float">
            <text:p>102087.990624718</text:p>
          </table:table-cell>
          <table:table-cell/>
          <table:table-cell office:value-type="float" office:value="1443137753.87799" calcext:value-type="float">
            <text:p>1443137753.87799</text:p>
          </table:table-cell>
          <table:table-cell table:formula="of:=[.G57]-[.$B$2]" office:value-type="float" office:value="13.8778314590454" calcext:value-type="float">
            <text:p>13.877831459</text:p>
          </table:table-cell>
          <table:table-cell table:formula="of:=[.C57]/([.H57]-[.H56])" office:value-type="float" office:value="98433.2363454623" calcext:value-type="float">
            <text:p>98433.2363454623</text:p>
          </table:table-cell>
          <table:table-cell table:formula="of:=[.G57]-[.$B57]" office:value-type="float" office:value="11.1625320911407" calcext:value-type="float">
            <text:p>11.162532091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37742.75778" calcext:value-type="float">
            <text:p>1443137742.75778</text:p>
          </table:table-cell>
          <table:table-cell office:value-type="float" office:value="4320" calcext:value-type="float">
            <text:p>4320</text:p>
          </table:table-cell>
          <table:table-cell table:formula="of:=[.B58]-[.$B$2]" office:value-type="float" office:value="2.75761604309082" calcext:value-type="float">
            <text:p>2.7576160431</text:p>
          </table:table-cell>
          <table:table-cell table:formula="of:=[.C58]/([.D58]-[.D57])" office:value-type="float" office:value="102087.415445464" calcext:value-type="float">
            <text:p>102087.415445464</text:p>
          </table:table-cell>
          <table:table-cell/>
          <table:table-cell office:value-type="float" office:value="1443137753.92188" calcext:value-type="float">
            <text:p>1443137753.92188</text:p>
          </table:table-cell>
          <table:table-cell table:formula="of:=[.G58]-[.$B$2]" office:value-type="float" office:value="13.9217159748077" calcext:value-type="float">
            <text:p>13.9217159748</text:p>
          </table:table-cell>
          <table:table-cell table:formula="of:=[.C58]/([.H58]-[.H57])" office:value-type="float" office:value="98440.1884117024" calcext:value-type="float">
            <text:p>98440.1884117024</text:p>
          </table:table-cell>
          <table:table-cell table:formula="of:=[.G58]-[.$B58]" office:value-type="float" office:value="11.1640999317169" calcext:value-type="float">
            <text:p>11.1640999317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37742.8001" calcext:value-type="float">
            <text:p>1443137742.8001</text:p>
          </table:table-cell>
          <table:table-cell office:value-type="float" office:value="4320" calcext:value-type="float">
            <text:p>4320</text:p>
          </table:table-cell>
          <table:table-cell table:formula="of:=[.B59]-[.$B$2]" office:value-type="float" office:value="2.79993414878845" calcext:value-type="float">
            <text:p>2.7999341488</text:p>
          </table:table-cell>
          <table:table-cell table:formula="of:=[.C59]/([.D59]-[.D58])" office:value-type="float" office:value="102083.964506042" calcext:value-type="float">
            <text:p>102083.964506042</text:p>
          </table:table-cell>
          <table:table-cell/>
          <table:table-cell office:value-type="float" office:value="1443137753.96576" calcext:value-type="float">
            <text:p>1443137753.96576</text:p>
          </table:table-cell>
          <table:table-cell table:formula="of:=[.G59]-[.$B$2]" office:value-type="float" office:value="13.9655950069427" calcext:value-type="float">
            <text:p>13.9655950069</text:p>
          </table:table-cell>
          <table:table-cell table:formula="of:=[.C59]/([.H59]-[.H58])" office:value-type="float" office:value="98452.4906271395" calcext:value-type="float">
            <text:p>98452.4906271395</text:p>
          </table:table-cell>
          <table:table-cell table:formula="of:=[.G59]-[.$B59]" office:value-type="float" office:value="11.1656608581543" calcext:value-type="float">
            <text:p>11.165660858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37742.84241" calcext:value-type="float">
            <text:p>1443137742.84241</text:p>
          </table:table-cell>
          <table:table-cell office:value-type="float" office:value="4320" calcext:value-type="float">
            <text:p>4320</text:p>
          </table:table-cell>
          <table:table-cell table:formula="of:=[.B60]-[.$B$2]" office:value-type="float" office:value="2.84225177764893" calcext:value-type="float">
            <text:p>2.8422517776</text:p>
          </table:table-cell>
          <table:table-cell table:formula="of:=[.C60]/([.D60]-[.D59])" office:value-type="float" office:value="102085.114793259" calcext:value-type="float">
            <text:p>102085.114793259</text:p>
          </table:table-cell>
          <table:table-cell/>
          <table:table-cell office:value-type="float" office:value="1443137754.00967" calcext:value-type="float">
            <text:p>1443137754.00967</text:p>
          </table:table-cell>
          <table:table-cell table:formula="of:=[.G60]-[.$B$2]" office:value-type="float" office:value="14.0095028877258" calcext:value-type="float">
            <text:p>14.0095028877</text:p>
          </table:table-cell>
          <table:table-cell table:formula="of:=[.C60]/([.H60]-[.H59])" office:value-type="float" office:value="98387.804716474" calcext:value-type="float">
            <text:p>98387.804716474</text:p>
          </table:table-cell>
          <table:table-cell table:formula="of:=[.G60]-[.$B60]" office:value-type="float" office:value="11.1672511100769" calcext:value-type="float">
            <text:p>11.167251110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37742.88475" calcext:value-type="float">
            <text:p>1443137742.88475</text:p>
          </table:table-cell>
          <table:table-cell office:value-type="float" office:value="4320" calcext:value-type="float">
            <text:p>4320</text:p>
          </table:table-cell>
          <table:table-cell table:formula="of:=[.B61]-[.$B$2]" office:value-type="float" office:value="2.88459086418152" calcext:value-type="float">
            <text:p>2.8845908642</text:p>
          </table:table-cell>
          <table:table-cell table:formula="of:=[.C61]/([.D61]-[.D60])" office:value-type="float" office:value="102033.377519245" calcext:value-type="float">
            <text:p>102033.377519245</text:p>
          </table:table-cell>
          <table:table-cell/>
          <table:table-cell office:value-type="float" office:value="1443137754.02402" calcext:value-type="float">
            <text:p>1443137754.02402</text:p>
          </table:table-cell>
          <table:table-cell table:formula="of:=[.G61]-[.$B$2]" office:value-type="float" office:value="14.0238616466522" calcext:value-type="float">
            <text:p>14.0238616467</text:p>
          </table:table-cell>
          <table:table-cell table:formula="of:=[.C61]/([.H61]-[.H60])" office:value-type="float" office:value="300861.656787049" calcext:value-type="float">
            <text:p>300861.656787049</text:p>
          </table:table-cell>
          <table:table-cell table:formula="of:=[.G61]-[.$B61]" office:value-type="float" office:value="11.1392707824707" calcext:value-type="float">
            <text:p>11.139270782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37742.92708" calcext:value-type="float">
            <text:p>1443137742.92708</text:p>
          </table:table-cell>
          <table:table-cell office:value-type="float" office:value="4320" calcext:value-type="float">
            <text:p>4320</text:p>
          </table:table-cell>
          <table:table-cell table:formula="of:=[.B62]-[.$B$2]" office:value-type="float" office:value="2.92691421508789" calcext:value-type="float">
            <text:p>2.9269142151</text:p>
          </table:table-cell>
          <table:table-cell table:formula="of:=[.C62]/([.D62]-[.D61])" office:value-type="float" office:value="102071.313057341" calcext:value-type="float">
            <text:p>102071.313057341</text:p>
          </table:table-cell>
          <table:table-cell/>
          <table:table-cell office:value-type="float" office:value="1443137754.06427" calcext:value-type="float">
            <text:p>1443137754.06427</text:p>
          </table:table-cell>
          <table:table-cell table:formula="of:=[.G62]-[.$B$2]" office:value-type="float" office:value="14.0641107559204" calcext:value-type="float">
            <text:p>14.0641107559</text:p>
          </table:table-cell>
          <table:table-cell table:formula="of:=[.C62]/([.H62]-[.H61])" office:value-type="float" office:value="107331.567792343" calcext:value-type="float">
            <text:p>107331.567792343</text:p>
          </table:table-cell>
          <table:table-cell table:formula="of:=[.G62]-[.$B62]" office:value-type="float" office:value="11.1371965408325" calcext:value-type="float">
            <text:p>11.1371965408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37742.96939" calcext:value-type="float">
            <text:p>1443137742.96939</text:p>
          </table:table-cell>
          <table:table-cell office:value-type="float" office:value="4320" calcext:value-type="float">
            <text:p>4320</text:p>
          </table:table-cell>
          <table:table-cell table:formula="of:=[.B63]-[.$B$2]" office:value-type="float" office:value="2.96923065185547" calcext:value-type="float">
            <text:p>2.9692306519</text:p>
          </table:table-cell>
          <table:table-cell table:formula="of:=[.C63]/([.D63]-[.D62])" office:value-type="float" office:value="102087.990624718" calcext:value-type="float">
            <text:p>102087.990624718</text:p>
          </table:table-cell>
          <table:table-cell/>
          <table:table-cell office:value-type="float" office:value="1443137754.11303" calcext:value-type="float">
            <text:p>1443137754.11303</text:p>
          </table:table-cell>
          <table:table-cell table:formula="of:=[.G63]-[.$B$2]" office:value-type="float" office:value="14.1128692626953" calcext:value-type="float">
            <text:p>14.1128692627</text:p>
          </table:table-cell>
          <table:table-cell table:formula="of:=[.C63]/([.H63]-[.H62])" office:value-type="float" office:value="88599.9241105482" calcext:value-type="float">
            <text:p>88599.9241105482</text:p>
          </table:table-cell>
          <table:table-cell table:formula="of:=[.G63]-[.$B63]" office:value-type="float" office:value="11.1436386108398" calcext:value-type="float">
            <text:p>11.1436386108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37743.01199" calcext:value-type="float">
            <text:p>1443137743.01199</text:p>
          </table:table-cell>
          <table:table-cell office:value-type="float" office:value="4320" calcext:value-type="float">
            <text:p>4320</text:p>
          </table:table-cell>
          <table:table-cell table:formula="of:=[.B64]-[.$B$2]" office:value-type="float" office:value="3.01182627677917" calcext:value-type="float">
            <text:p>3.0118262768</text:p>
          </table:table-cell>
          <table:table-cell table:formula="of:=[.C64]/([.D64]-[.D63])" office:value-type="float" office:value="101418.866555841" calcext:value-type="float">
            <text:p>101418.866555841</text:p>
          </table:table-cell>
          <table:table-cell/>
          <table:table-cell office:value-type="float" office:value="1443137754.16178" calcext:value-type="float">
            <text:p>1443137754.16178</text:p>
          </table:table-cell>
          <table:table-cell table:formula="of:=[.G64]-[.$B$2]" office:value-type="float" office:value="14.1616222858429" calcext:value-type="float">
            <text:p>14.1616222858</text:p>
          </table:table-cell>
          <table:table-cell table:formula="of:=[.C64]/([.H64]-[.H63])" office:value-type="float" office:value="88609.8896251559" calcext:value-type="float">
            <text:p>88609.8896251559</text:p>
          </table:table-cell>
          <table:table-cell table:formula="of:=[.G64]-[.$B64]" office:value-type="float" office:value="11.1497960090637" calcext:value-type="float">
            <text:p>11.149796009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37743.05532" calcext:value-type="float">
            <text:p>1443137743.05532</text:p>
          </table:table-cell>
          <table:table-cell office:value-type="float" office:value="4320" calcext:value-type="float">
            <text:p>4320</text:p>
          </table:table-cell>
          <table:table-cell table:formula="of:=[.B65]-[.$B$2]" office:value-type="float" office:value="3.05515909194946" calcext:value-type="float">
            <text:p>3.0551590919</text:p>
          </table:table-cell>
          <table:table-cell table:formula="of:=[.C65]/([.D65]-[.D64])" office:value-type="float" office:value="99693.4997881717" calcext:value-type="float">
            <text:p>99693.4997881717</text:p>
          </table:table-cell>
          <table:table-cell/>
          <table:table-cell office:value-type="float" office:value="1443137754.21054" calcext:value-type="float">
            <text:p>1443137754.21054</text:p>
          </table:table-cell>
          <table:table-cell table:formula="of:=[.G65]-[.$B$2]" office:value-type="float" office:value="14.2103769779205" calcext:value-type="float">
            <text:p>14.2103769779</text:p>
          </table:table-cell>
          <table:table-cell table:formula="of:=[.C65]/([.H65]-[.H64])" office:value-type="float" office:value="88606.8564051405" calcext:value-type="float">
            <text:p>88606.8564051405</text:p>
          </table:table-cell>
          <table:table-cell table:formula="of:=[.G65]-[.$B65]" office:value-type="float" office:value="11.1552178859711" calcext:value-type="float">
            <text:p>11.15521788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37743.09869" calcext:value-type="float">
            <text:p>1443137743.09869</text:p>
          </table:table-cell>
          <table:table-cell office:value-type="float" office:value="4320" calcext:value-type="float">
            <text:p>4320</text:p>
          </table:table-cell>
          <table:table-cell table:formula="of:=[.B66]-[.$B$2]" office:value-type="float" office:value="3.09852385520935" calcext:value-type="float">
            <text:p>3.0985238552</text:p>
          </table:table-cell>
          <table:table-cell table:formula="of:=[.C66]/([.D66]-[.D65])" office:value-type="float" office:value="99620.0526706435" calcext:value-type="float">
            <text:p>99620.0526706435</text:p>
          </table:table-cell>
          <table:table-cell/>
          <table:table-cell office:value-type="float" office:value="1443137754.2593" calcext:value-type="float">
            <text:p>1443137754.2593</text:p>
          </table:table-cell>
          <table:table-cell table:formula="of:=[.G66]-[.$B$2]" office:value-type="float" office:value="14.2591407299042" calcext:value-type="float">
            <text:p>14.2591407299</text:p>
          </table:table-cell>
          <table:table-cell table:formula="of:=[.C66]/([.H66]-[.H65])" office:value-type="float" office:value="88590.3939764338" calcext:value-type="float">
            <text:p>88590.3939764338</text:p>
          </table:table-cell>
          <table:table-cell table:formula="of:=[.G66]-[.$B66]" office:value-type="float" office:value="11.1606168746948" calcext:value-type="float">
            <text:p>11.160616874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37743.14202" calcext:value-type="float">
            <text:p>1443137743.14202</text:p>
          </table:table-cell>
          <table:table-cell office:value-type="float" office:value="4320" calcext:value-type="float">
            <text:p>4320</text:p>
          </table:table-cell>
          <table:table-cell table:formula="of:=[.B67]-[.$B$2]" office:value-type="float" office:value="3.14185500144958" calcext:value-type="float">
            <text:p>3.1418550014</text:p>
          </table:table-cell>
          <table:table-cell table:formula="of:=[.C67]/([.D67]-[.D66])" office:value-type="float" office:value="99697.3395545383" calcext:value-type="float">
            <text:p>99697.3395545383</text:p>
          </table:table-cell>
          <table:table-cell/>
          <table:table-cell office:value-type="float" office:value="1443137754.30806" calcext:value-type="float">
            <text:p>1443137754.30806</text:p>
          </table:table-cell>
          <table:table-cell table:formula="of:=[.G67]-[.$B$2]" office:value-type="float" office:value="14.3078973293304" calcext:value-type="float">
            <text:p>14.3078973293</text:p>
          </table:table-cell>
          <table:table-cell table:formula="of:=[.C67]/([.H67]-[.H66])" office:value-type="float" office:value="88603.3901222494" calcext:value-type="float">
            <text:p>88603.3901222494</text:p>
          </table:table-cell>
          <table:table-cell table:formula="of:=[.G67]-[.$B67]" office:value-type="float" office:value="11.1660423278809" calcext:value-type="float">
            <text:p>11.166042327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37743.18535" calcext:value-type="float">
            <text:p>1443137743.18535</text:p>
          </table:table-cell>
          <table:table-cell office:value-type="float" office:value="4320" calcext:value-type="float">
            <text:p>4320</text:p>
          </table:table-cell>
          <table:table-cell table:formula="of:=[.B68]-[.$B$2]" office:value-type="float" office:value="3.18518400192261" calcext:value-type="float">
            <text:p>3.1851840019</text:p>
          </table:table-cell>
          <table:table-cell table:formula="of:=[.C68]/([.D68]-[.D67])" office:value-type="float" office:value="99702.2768316505" calcext:value-type="float">
            <text:p>99702.2768316505</text:p>
          </table:table-cell>
          <table:table-cell/>
          <table:table-cell office:value-type="float" office:value="1443137754.35682" calcext:value-type="float">
            <text:p>1443137754.35682</text:p>
          </table:table-cell>
          <table:table-cell table:formula="of:=[.G68]-[.$B$2]" office:value-type="float" office:value="14.3566563129425" calcext:value-type="float">
            <text:p>14.3566563129</text:p>
          </table:table-cell>
          <table:table-cell table:formula="of:=[.C68]/([.H68]-[.H67])" office:value-type="float" office:value="88599.0576499927" calcext:value-type="float">
            <text:p>88599.0576499927</text:p>
          </table:table-cell>
          <table:table-cell table:formula="of:=[.G68]-[.$B68]" office:value-type="float" office:value="11.1714723110199" calcext:value-type="float">
            <text:p>11.17147231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37743.22868" calcext:value-type="float">
            <text:p>1443137743.22868</text:p>
          </table:table-cell>
          <table:table-cell office:value-type="float" office:value="4320" calcext:value-type="float">
            <text:p>4320</text:p>
          </table:table-cell>
          <table:table-cell table:formula="of:=[.B69]-[.$B$2]" office:value-type="float" office:value="3.22851276397705" calcext:value-type="float">
            <text:p>3.228512764</text:p>
          </table:table-cell>
          <table:table-cell table:formula="of:=[.C69]/([.D69]-[.D68])" office:value-type="float" office:value="99702.8254481825" calcext:value-type="float">
            <text:p>99702.8254481825</text:p>
          </table:table-cell>
          <table:table-cell/>
          <table:table-cell office:value-type="float" office:value="1443137754.40558" calcext:value-type="float">
            <text:p>1443137754.40558</text:p>
          </table:table-cell>
          <table:table-cell table:formula="of:=[.G69]-[.$B$2]" office:value-type="float" office:value="14.405421257019" calcext:value-type="float">
            <text:p>14.405421257</text:p>
          </table:table-cell>
          <table:table-cell table:formula="of:=[.C69]/([.H69]-[.H68])" office:value-type="float" office:value="88588.2283227809" calcext:value-type="float">
            <text:p>88588.2283227809</text:p>
          </table:table-cell>
          <table:table-cell table:formula="of:=[.G69]-[.$B69]" office:value-type="float" office:value="11.176908493042" calcext:value-type="float">
            <text:p>11.176908493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37743.272" calcext:value-type="float">
            <text:p>1443137743.272</text:p>
          </table:table-cell>
          <table:table-cell office:value-type="float" office:value="4320" calcext:value-type="float">
            <text:p>4320</text:p>
          </table:table-cell>
          <table:table-cell table:formula="of:=[.B70]-[.$B$2]" office:value-type="float" office:value="3.27184224128723" calcext:value-type="float">
            <text:p>3.2718422413</text:p>
          </table:table-cell>
          <table:table-cell table:formula="of:=[.C70]/([.D70]-[.D69])" office:value-type="float" office:value="99701.1796166989" calcext:value-type="float">
            <text:p>99701.1796166989</text:p>
          </table:table-cell>
          <table:table-cell/>
          <table:table-cell office:value-type="float" office:value="1443137754.45434" calcext:value-type="float">
            <text:p>1443137754.45434</text:p>
          </table:table-cell>
          <table:table-cell table:formula="of:=[.G70]-[.$B$2]" office:value-type="float" office:value="14.454174041748" calcext:value-type="float">
            <text:p>14.4541740417</text:p>
          </table:table-cell>
          <table:table-cell table:formula="of:=[.C70]/([.H70]-[.H69])" office:value-type="float" office:value="88610.3229592535" calcext:value-type="float">
            <text:p>88610.3229592535</text:p>
          </table:table-cell>
          <table:table-cell table:formula="of:=[.G70]-[.$B70]" office:value-type="float" office:value="11.1823318004608" calcext:value-type="float">
            <text:p>11.182331800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37743.31533" calcext:value-type="float">
            <text:p>1443137743.31533</text:p>
          </table:table-cell>
          <table:table-cell office:value-type="float" office:value="4320" calcext:value-type="float">
            <text:p>4320</text:p>
          </table:table-cell>
          <table:table-cell table:formula="of:=[.B71]-[.$B$2]" office:value-type="float" office:value="3.31517052650452" calcext:value-type="float">
            <text:p>3.3151705265</text:p>
          </table:table-cell>
          <table:table-cell table:formula="of:=[.C71]/([.D71]-[.D70])" office:value-type="float" office:value="99703.9226993595" calcext:value-type="float">
            <text:p>99703.9226993595</text:p>
          </table:table-cell>
          <table:table-cell/>
          <table:table-cell office:value-type="float" office:value="1443137754.5031" calcext:value-type="float">
            <text:p>1443137754.5031</text:p>
          </table:table-cell>
          <table:table-cell table:formula="of:=[.G71]-[.$B$2]" office:value-type="float" office:value="14.502937078476" calcext:value-type="float">
            <text:p>14.5029370785</text:p>
          </table:table-cell>
          <table:table-cell table:formula="of:=[.C71]/([.H71]-[.H70])" office:value-type="float" office:value="88591.6934194507" calcext:value-type="float">
            <text:p>88591.6934194507</text:p>
          </table:table-cell>
          <table:table-cell table:formula="of:=[.G71]-[.$B71]" office:value-type="float" office:value="11.1877665519714" calcext:value-type="float">
            <text:p>11.18776655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37743.35866" calcext:value-type="float">
            <text:p>1443137743.35866</text:p>
          </table:table-cell>
          <table:table-cell office:value-type="float" office:value="4320" calcext:value-type="float">
            <text:p>4320</text:p>
          </table:table-cell>
          <table:table-cell table:formula="of:=[.B72]-[.$B$2]" office:value-type="float" office:value="3.35849857330322" calcext:value-type="float">
            <text:p>3.3584985733</text:p>
          </table:table-cell>
          <table:table-cell table:formula="of:=[.C72]/([.D72]-[.D71])" office:value-type="float" office:value="99704.4713340047" calcext:value-type="float">
            <text:p>99704.4713340047</text:p>
          </table:table-cell>
          <table:table-cell/>
          <table:table-cell office:value-type="float" office:value="1443137754.55186" calcext:value-type="float">
            <text:p>1443137754.55186</text:p>
          </table:table-cell>
          <table:table-cell table:formula="of:=[.G72]-[.$B$2]" office:value-type="float" office:value="14.5516946315765" calcext:value-type="float">
            <text:p>14.5516946316</text:p>
          </table:table-cell>
          <table:table-cell table:formula="of:=[.C72]/([.H72]-[.H71])" office:value-type="float" office:value="88601.6570825021" calcext:value-type="float">
            <text:p>88601.6570825021</text:p>
          </table:table-cell>
          <table:table-cell table:formula="of:=[.G72]-[.$B72]" office:value-type="float" office:value="11.1931960582733" calcext:value-type="float">
            <text:p>11.1931960583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37743.40199" calcext:value-type="float">
            <text:p>1443137743.40199</text:p>
          </table:table-cell>
          <table:table-cell office:value-type="float" office:value="4320" calcext:value-type="float">
            <text:p>4320</text:p>
          </table:table-cell>
          <table:table-cell table:formula="of:=[.B73]-[.$B$2]" office:value-type="float" office:value="3.40182590484619" calcext:value-type="float">
            <text:p>3.4018259048</text:p>
          </table:table-cell>
          <table:table-cell table:formula="of:=[.C73]/([.D73]-[.D72])" office:value-type="float" office:value="99706.117274168" calcext:value-type="float">
            <text:p>99706.117274168</text:p>
          </table:table-cell>
          <table:table-cell/>
          <table:table-cell office:value-type="float" office:value="1443137754.60061" calcext:value-type="float">
            <text:p>1443137754.60061</text:p>
          </table:table-cell>
          <table:table-cell table:formula="of:=[.G73]-[.$B$2]" office:value-type="float" office:value="14.6004507541657" calcext:value-type="float">
            <text:p>14.6004507542</text:p>
          </table:table-cell>
          <table:table-cell table:formula="of:=[.C73]/([.H73]-[.H72])" office:value-type="float" office:value="88604.2566675469" calcext:value-type="float">
            <text:p>88604.2566675469</text:p>
          </table:table-cell>
          <table:table-cell table:formula="of:=[.G73]-[.$B73]" office:value-type="float" office:value="11.1986248493195" calcext:value-type="float">
            <text:p>11.198624849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37743.44531" calcext:value-type="float">
            <text:p>1443137743.44531</text:p>
          </table:table-cell>
          <table:table-cell office:value-type="float" office:value="4320" calcext:value-type="float">
            <text:p>4320</text:p>
          </table:table-cell>
          <table:table-cell table:formula="of:=[.B74]-[.$B$2]" office:value-type="float" office:value="3.44515228271484" calcext:value-type="float">
            <text:p>3.4451522827</text:p>
          </table:table-cell>
          <table:table-cell table:formula="of:=[.C74]/([.D74]-[.D73])" office:value-type="float" office:value="99708.3119455878" calcext:value-type="float">
            <text:p>99708.3119455878</text:p>
          </table:table-cell>
          <table:table-cell/>
          <table:table-cell office:value-type="float" office:value="1443137754.6494" calcext:value-type="float">
            <text:p>1443137754.6494</text:p>
          </table:table-cell>
          <table:table-cell table:formula="of:=[.G74]-[.$B$2]" office:value-type="float" office:value="14.6492338180542" calcext:value-type="float">
            <text:p>14.6492338181</text:p>
          </table:table-cell>
          <table:table-cell table:formula="of:=[.C74]/([.H74]-[.H73])" office:value-type="float" office:value="88555.3234185845" calcext:value-type="float">
            <text:p>88555.3234185845</text:p>
          </table:table-cell>
          <table:table-cell table:formula="of:=[.G74]-[.$B74]" office:value-type="float" office:value="11.2040815353394" calcext:value-type="float">
            <text:p>11.204081535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37743.48869" calcext:value-type="float">
            <text:p>1443137743.48869</text:p>
          </table:table-cell>
          <table:table-cell office:value-type="float" office:value="4320" calcext:value-type="float">
            <text:p>4320</text:p>
          </table:table-cell>
          <table:table-cell table:formula="of:=[.B75]-[.$B$2]" office:value-type="float" office:value="3.48852801322937" calcext:value-type="float">
            <text:p>3.4885280132</text:p>
          </table:table-cell>
          <table:table-cell table:formula="of:=[.C75]/([.D75]-[.D74])" office:value-type="float" office:value="99594.8644266233" calcext:value-type="float">
            <text:p>99594.8644266233</text:p>
          </table:table-cell>
          <table:table-cell/>
          <table:table-cell office:value-type="float" office:value="1443137754.69813" calcext:value-type="float">
            <text:p>1443137754.69813</text:p>
          </table:table-cell>
          <table:table-cell table:formula="of:=[.G75]-[.$B$2]" office:value-type="float" office:value="14.697972536087" calcext:value-type="float">
            <text:p>14.6979725361</text:p>
          </table:table-cell>
          <table:table-cell table:formula="of:=[.C75]/([.H75]-[.H74])" office:value-type="float" office:value="88635.8971750031" calcext:value-type="float">
            <text:p>88635.8971750031</text:p>
          </table:table-cell>
          <table:table-cell table:formula="of:=[.G75]-[.$B75]" office:value-type="float" office:value="11.2094445228577" calcext:value-type="float">
            <text:p>11.2094445229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37743.53201" calcext:value-type="float">
            <text:p>1443137743.53201</text:p>
          </table:table-cell>
          <table:table-cell office:value-type="float" office:value="4320" calcext:value-type="float">
            <text:p>4320</text:p>
          </table:table-cell>
          <table:table-cell table:formula="of:=[.B76]-[.$B$2]" office:value-type="float" office:value="3.53185033798218" calcext:value-type="float">
            <text:p>3.531850338</text:p>
          </table:table-cell>
          <table:table-cell table:formula="of:=[.C76]/([.D76]-[.D75])" office:value-type="float" office:value="99717.6403770906" calcext:value-type="float">
            <text:p>99717.6403770906</text:p>
          </table:table-cell>
          <table:table-cell/>
          <table:table-cell office:value-type="float" office:value="1443137754.74689" calcext:value-type="float">
            <text:p>1443137754.74689</text:p>
          </table:table-cell>
          <table:table-cell table:formula="of:=[.G76]-[.$B$2]" office:value-type="float" office:value="14.7467279434204" calcext:value-type="float">
            <text:p>14.7467279434</text:p>
          </table:table-cell>
          <table:table-cell table:formula="of:=[.C76]/([.H76]-[.H75])" office:value-type="float" office:value="88605.5565172743" calcext:value-type="float">
            <text:p>88605.5565172743</text:p>
          </table:table-cell>
          <table:table-cell table:formula="of:=[.G76]-[.$B76]" office:value-type="float" office:value="11.2148776054382" calcext:value-type="float">
            <text:p>11.214877605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37743.57535" calcext:value-type="float">
            <text:p>1443137743.57535</text:p>
          </table:table-cell>
          <table:table-cell office:value-type="float" office:value="4320" calcext:value-type="float">
            <text:p>4320</text:p>
          </table:table-cell>
          <table:table-cell table:formula="of:=[.B77]-[.$B$2]" office:value-type="float" office:value="3.57519245147705" calcext:value-type="float">
            <text:p>3.5751924515</text:p>
          </table:table-cell>
          <table:table-cell table:formula="of:=[.C77]/([.D77]-[.D76])" office:value-type="float" office:value="99672.1122173937" calcext:value-type="float">
            <text:p>99672.1122173937</text:p>
          </table:table-cell>
          <table:table-cell/>
          <table:table-cell office:value-type="float" office:value="1443137754.79565" calcext:value-type="float">
            <text:p>1443137754.79565</text:p>
          </table:table-cell>
          <table:table-cell table:formula="of:=[.G77]-[.$B$2]" office:value-type="float" office:value="14.7954874038696" calcext:value-type="float">
            <text:p>14.7954874039</text:p>
          </table:table-cell>
          <table:table-cell table:formula="of:=[.C77]/([.H77]-[.H76])" office:value-type="float" office:value="88598.191206384" calcext:value-type="float">
            <text:p>88598.191206384</text:p>
          </table:table-cell>
          <table:table-cell table:formula="of:=[.G77]-[.$B77]" office:value-type="float" office:value="11.2202949523926" calcext:value-type="float">
            <text:p>11.2202949524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37743.61869" calcext:value-type="float">
            <text:p>1443137743.61869</text:p>
          </table:table-cell>
          <table:table-cell office:value-type="float" office:value="4320" calcext:value-type="float">
            <text:p>4320</text:p>
          </table:table-cell>
          <table:table-cell table:formula="of:=[.B78]-[.$B$2]" office:value-type="float" office:value="3.61853265762329" calcext:value-type="float">
            <text:p>3.6185326576</text:p>
          </table:table-cell>
          <table:table-cell table:formula="of:=[.C78]/([.D78]-[.D77])" office:value-type="float" office:value="99676.498663234" calcext:value-type="float">
            <text:p>99676.498663234</text:p>
          </table:table-cell>
          <table:table-cell/>
          <table:table-cell office:value-type="float" office:value="1443137754.84442" calcext:value-type="float">
            <text:p>1443137754.84442</text:p>
          </table:table-cell>
          <table:table-cell table:formula="of:=[.G78]-[.$B$2]" office:value-type="float" office:value="14.8442542552948" calcext:value-type="float">
            <text:p>14.8442542553</text:p>
          </table:table-cell>
          <table:table-cell table:formula="of:=[.C78]/([.H78]-[.H77])" office:value-type="float" office:value="88584.763497162" calcext:value-type="float">
            <text:p>88584.763497162</text:p>
          </table:table-cell>
          <table:table-cell table:formula="of:=[.G78]-[.$B78]" office:value-type="float" office:value="11.2257215976715" calcext:value-type="float">
            <text:p>11.2257215977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37743.662" calcext:value-type="float">
            <text:p>1443137743.662</text:p>
          </table:table-cell>
          <table:table-cell office:value-type="float" office:value="4320" calcext:value-type="float">
            <text:p>4320</text:p>
          </table:table-cell>
          <table:table-cell table:formula="of:=[.B79]-[.$B$2]" office:value-type="float" office:value="3.66183567047119" calcext:value-type="float">
            <text:p>3.6618356705</text:p>
          </table:table-cell>
          <table:table-cell table:formula="of:=[.C79]/([.D79]-[.D78])" office:value-type="float" office:value="99762.1115919527" calcext:value-type="float">
            <text:p>99762.1115919527</text:p>
          </table:table-cell>
          <table:table-cell/>
          <table:table-cell office:value-type="float" office:value="1443137754.89321" calcext:value-type="float">
            <text:p>1443137754.89321</text:p>
          </table:table-cell>
          <table:table-cell table:formula="of:=[.G79]-[.$B$2]" office:value-type="float" office:value="14.8930428028107" calcext:value-type="float">
            <text:p>14.8930428028</text:p>
          </table:table-cell>
          <table:table-cell table:formula="of:=[.C79]/([.H79]-[.H78])" office:value-type="float" office:value="88545.3701730895" calcext:value-type="float">
            <text:p>88545.3701730895</text:p>
          </table:table-cell>
          <table:table-cell table:formula="of:=[.G79]-[.$B79]" office:value-type="float" office:value="11.2312071323395" calcext:value-type="float">
            <text:p>11.2312071323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37743.70533" calcext:value-type="float">
            <text:p>1443137743.70533</text:p>
          </table:table-cell>
          <table:table-cell office:value-type="float" office:value="4320" calcext:value-type="float">
            <text:p>4320</text:p>
          </table:table-cell>
          <table:table-cell table:formula="of:=[.B80]-[.$B$2]" office:value-type="float" office:value="3.70516347885132" calcext:value-type="float">
            <text:p>3.7051634789</text:p>
          </table:table-cell>
          <table:table-cell table:formula="of:=[.C80]/([.D80]-[.D79])" office:value-type="float" office:value="99705.0199746877" calcext:value-type="float">
            <text:p>99705.0199746877</text:p>
          </table:table-cell>
          <table:table-cell/>
          <table:table-cell office:value-type="float" office:value="1443137754.94193" calcext:value-type="float">
            <text:p>1443137754.94193</text:p>
          </table:table-cell>
          <table:table-cell table:formula="of:=[.G80]-[.$B$2]" office:value-type="float" office:value="14.9417629241943" calcext:value-type="float">
            <text:p>14.9417629242</text:p>
          </table:table-cell>
          <table:table-cell table:formula="of:=[.C80]/([.H80]-[.H79])" office:value-type="float" office:value="88669.7298223121" calcext:value-type="float">
            <text:p>88669.7298223121</text:p>
          </table:table-cell>
          <table:table-cell table:formula="of:=[.G80]-[.$B80]" office:value-type="float" office:value="11.236599445343" calcext:value-type="float">
            <text:p>11.236599445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37743.74865" calcext:value-type="float">
            <text:p>1443137743.74865</text:p>
          </table:table-cell>
          <table:table-cell office:value-type="float" office:value="4320" calcext:value-type="float">
            <text:p>4320</text:p>
          </table:table-cell>
          <table:table-cell table:formula="of:=[.B81]-[.$B$2]" office:value-type="float" office:value="3.74849057197571" calcext:value-type="float">
            <text:p>3.748490572</text:p>
          </table:table-cell>
          <table:table-cell table:formula="of:=[.C81]/([.D81]-[.D80])" office:value-type="float" office:value="99706.6659329654" calcext:value-type="float">
            <text:p>99706.6659329654</text:p>
          </table:table-cell>
          <table:table-cell/>
          <table:table-cell office:value-type="float" office:value="1443137754.99069" calcext:value-type="float">
            <text:p>1443137754.99069</text:p>
          </table:table-cell>
          <table:table-cell table:formula="of:=[.G81]-[.$B$2]" office:value-type="float" office:value="14.9905250072479" calcext:value-type="float">
            <text:p>14.9905250072</text:p>
          </table:table-cell>
          <table:table-cell table:formula="of:=[.C81]/([.H81]-[.H80])" office:value-type="float" office:value="88593.4260694396" calcext:value-type="float">
            <text:p>88593.4260694396</text:p>
          </table:table-cell>
          <table:table-cell table:formula="of:=[.G81]-[.$B81]" office:value-type="float" office:value="11.2420344352722" calcext:value-type="float">
            <text:p>11.242034435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37743.79198" calcext:value-type="float">
            <text:p>1443137743.79198</text:p>
          </table:table-cell>
          <table:table-cell office:value-type="float" office:value="4320" calcext:value-type="float">
            <text:p>4320</text:p>
          </table:table-cell>
          <table:table-cell table:formula="of:=[.B82]-[.$B$2]" office:value-type="float" office:value="3.79181814193726" calcext:value-type="float">
            <text:p>3.7918181419</text:p>
          </table:table-cell>
          <table:table-cell table:formula="of:=[.C82]/([.D82]-[.D81])" office:value-type="float" office:value="99705.5686214088" calcext:value-type="float">
            <text:p>99705.5686214088</text:p>
          </table:table-cell>
          <table:table-cell/>
          <table:table-cell office:value-type="float" office:value="1443137755.03941" calcext:value-type="float">
            <text:p>1443137755.03941</text:p>
          </table:table-cell>
          <table:table-cell table:formula="of:=[.G82]-[.$B$2]" office:value-type="float" office:value="15.0392465591431" calcext:value-type="float">
            <text:p>15.0392465591</text:p>
          </table:table-cell>
          <table:table-cell table:formula="of:=[.C82]/([.H82]-[.H81])" office:value-type="float" office:value="88667.1263940339" calcext:value-type="float">
            <text:p>88667.1263940339</text:p>
          </table:table-cell>
          <table:table-cell table:formula="of:=[.G82]-[.$B82]" office:value-type="float" office:value="11.2474284172058" calcext:value-type="float">
            <text:p>11.2474284172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37743.83531" calcext:value-type="float">
            <text:p>1443137743.83531</text:p>
          </table:table-cell>
          <table:table-cell office:value-type="float" office:value="4320" calcext:value-type="float">
            <text:p>4320</text:p>
          </table:table-cell>
          <table:table-cell table:formula="of:=[.B83]-[.$B$2]" office:value-type="float" office:value="3.8351457118988" calcext:value-type="float">
            <text:p>3.8351457119</text:p>
          </table:table-cell>
          <table:table-cell table:formula="of:=[.C83]/([.D83]-[.D82])" office:value-type="float" office:value="99705.5686214088" calcext:value-type="float">
            <text:p>99705.5686214088</text:p>
          </table:table-cell>
          <table:table-cell/>
          <table:table-cell office:value-type="float" office:value="1443137755.05256" calcext:value-type="float">
            <text:p>1443137755.05256</text:p>
          </table:table-cell>
          <table:table-cell table:formula="of:=[.G83]-[.$B$2]" office:value-type="float" office:value="15.0523934364319" calcext:value-type="float">
            <text:p>15.0523934364</text:p>
          </table:table-cell>
          <table:table-cell table:formula="of:=[.C83]/([.H83]-[.H82])" office:value-type="float" office:value="328595.141271626" calcext:value-type="float">
            <text:p>328595.141271626</text:p>
          </table:table-cell>
          <table:table-cell table:formula="of:=[.G83]-[.$B83]" office:value-type="float" office:value="11.2172477245331" calcext:value-type="float">
            <text:p>11.2172477245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37743.87864" calcext:value-type="float">
            <text:p>1443137743.87864</text:p>
          </table:table-cell>
          <table:table-cell office:value-type="float" office:value="4320" calcext:value-type="float">
            <text:p>4320</text:p>
          </table:table-cell>
          <table:table-cell table:formula="of:=[.B84]-[.$B$2]" office:value-type="float" office:value="3.87847280502319" calcext:value-type="float">
            <text:p>3.878472805</text:p>
          </table:table-cell>
          <table:table-cell table:formula="of:=[.C84]/([.D84]-[.D83])" office:value-type="float" office:value="99706.6659329654" calcext:value-type="float">
            <text:p>99706.6659329654</text:p>
          </table:table-cell>
          <table:table-cell/>
          <table:table-cell office:value-type="float" office:value="1443137755.08413" calcext:value-type="float">
            <text:p>1443137755.08413</text:p>
          </table:table-cell>
          <table:table-cell table:formula="of:=[.G84]-[.$B$2]" office:value-type="float" office:value="15.0839636325836" calcext:value-type="float">
            <text:p>15.0839636326</text:p>
          </table:table-cell>
          <table:table-cell table:formula="of:=[.C84]/([.H84]-[.H83])" office:value-type="float" office:value="136837.920779368" calcext:value-type="float">
            <text:p>136837.920779368</text:p>
          </table:table-cell>
          <table:table-cell table:formula="of:=[.G84]-[.$B84]" office:value-type="float" office:value="11.2054908275604" calcext:value-type="float">
            <text:p>11.2054908276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37743.92196" calcext:value-type="float">
            <text:p>1443137743.92196</text:p>
          </table:table-cell>
          <table:table-cell office:value-type="float" office:value="4320" calcext:value-type="float">
            <text:p>4320</text:p>
          </table:table-cell>
          <table:table-cell table:formula="of:=[.B85]-[.$B$2]" office:value-type="float" office:value="3.92180061340332" calcext:value-type="float">
            <text:p>3.9218006134</text:p>
          </table:table-cell>
          <table:table-cell table:formula="of:=[.C85]/([.D85]-[.D84])" office:value-type="float" office:value="99705.0199746877" calcext:value-type="float">
            <text:p>99705.0199746877</text:p>
          </table:table-cell>
          <table:table-cell/>
          <table:table-cell office:value-type="float" office:value="1443137755.12402" calcext:value-type="float">
            <text:p>1443137755.12402</text:p>
          </table:table-cell>
          <table:table-cell table:formula="of:=[.G85]-[.$B$2]" office:value-type="float" office:value="15.1238558292389" calcext:value-type="float">
            <text:p>15.1238558292</text:p>
          </table:table-cell>
          <table:table-cell table:formula="of:=[.C85]/([.H85]-[.H84])" office:value-type="float" office:value="108291.855606024" calcext:value-type="float">
            <text:p>108291.855606024</text:p>
          </table:table-cell>
          <table:table-cell table:formula="of:=[.G85]-[.$B85]" office:value-type="float" office:value="11.2020552158356" calcext:value-type="float">
            <text:p>11.2020552158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37743.96529" calcext:value-type="float">
            <text:p>1443137743.96529</text:p>
          </table:table-cell>
          <table:table-cell office:value-type="float" office:value="4320" calcext:value-type="float">
            <text:p>4320</text:p>
          </table:table-cell>
          <table:table-cell table:formula="of:=[.B86]-[.$B$2]" office:value-type="float" office:value="3.96512794494629" calcext:value-type="float">
            <text:p>3.9651279449</text:p>
          </table:table-cell>
          <table:table-cell table:formula="of:=[.C86]/([.D86]-[.D85])" office:value-type="float" office:value="99706.117274168" calcext:value-type="float">
            <text:p>99706.117274168</text:p>
          </table:table-cell>
          <table:table-cell/>
          <table:table-cell office:value-type="float" office:value="1443137755.16392" calcext:value-type="float">
            <text:p>1443137755.16392</text:p>
          </table:table-cell>
          <table:table-cell table:formula="of:=[.G86]-[.$B$2]" office:value-type="float" office:value="15.1637539863586" calcext:value-type="float">
            <text:p>15.1637539864</text:p>
          </table:table-cell>
          <table:table-cell table:formula="of:=[.C86]/([.H86]-[.H85])" office:value-type="float" office:value="108275.677671875" calcext:value-type="float">
            <text:p>108275.677671875</text:p>
          </table:table-cell>
          <table:table-cell table:formula="of:=[.G86]-[.$B86]" office:value-type="float" office:value="11.1986260414124" calcext:value-type="float">
            <text:p>11.198626041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37744.00858" calcext:value-type="float">
            <text:p>1443137744.00858</text:p>
          </table:table-cell>
          <table:table-cell office:value-type="float" office:value="4320" calcext:value-type="float">
            <text:p>4320</text:p>
          </table:table-cell>
          <table:table-cell table:formula="of:=[.B87]-[.$B$2]" office:value-type="float" office:value="4.00841665267944" calcext:value-type="float">
            <text:p>4.0084166527</text:p>
          </table:table-cell>
          <table:table-cell table:formula="of:=[.C87]/([.D87]-[.D86])" office:value-type="float" office:value="99795.0788143154" calcext:value-type="float">
            <text:p>99795.0788143154</text:p>
          </table:table-cell>
          <table:table-cell/>
          <table:table-cell office:value-type="float" office:value="1443137755.20381" calcext:value-type="float">
            <text:p>1443137755.20381</text:p>
          </table:table-cell>
          <table:table-cell table:formula="of:=[.G87]-[.$B$2]" office:value-type="float" office:value="15.2036468982697" calcext:value-type="float">
            <text:p>15.2036468983</text:p>
          </table:table-cell>
          <table:table-cell table:formula="of:=[.C87]/([.H87]-[.H86])" office:value-type="float" office:value="108289.913998673" calcext:value-type="float">
            <text:p>108289.913998673</text:p>
          </table:table-cell>
          <table:table-cell table:formula="of:=[.G87]-[.$B87]" office:value-type="float" office:value="11.1952302455902" calcext:value-type="float">
            <text:p>11.1952302456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37744.05169" calcext:value-type="float">
            <text:p>1443137744.05169</text:p>
          </table:table-cell>
          <table:table-cell office:value-type="float" office:value="4320" calcext:value-type="float">
            <text:p>4320</text:p>
          </table:table-cell>
          <table:table-cell table:formula="of:=[.B88]-[.$B$2]" office:value-type="float" office:value="4.05153131484985" calcext:value-type="float">
            <text:p>4.0515313148</text:p>
          </table:table-cell>
          <table:table-cell table:formula="of:=[.C88]/([.D88]-[.D87])" office:value-type="float" office:value="100197.932270123" calcext:value-type="float">
            <text:p>100197.932270123</text:p>
          </table:table-cell>
          <table:table-cell/>
          <table:table-cell office:value-type="float" office:value="1443137755.2437" calcext:value-type="float">
            <text:p>1443137755.2437</text:p>
          </table:table-cell>
          <table:table-cell table:formula="of:=[.G88]-[.$B$2]" office:value-type="float" office:value="15.2435405254364" calcext:value-type="float">
            <text:p>15.2435405254</text:p>
          </table:table-cell>
          <table:table-cell table:formula="of:=[.C88]/([.H88]-[.H87])" office:value-type="float" office:value="108287.972460945" calcext:value-type="float">
            <text:p>108287.972460945</text:p>
          </table:table-cell>
          <table:table-cell table:formula="of:=[.G88]-[.$B88]" office:value-type="float" office:value="11.1920092105865" calcext:value-type="float">
            <text:p>11.192009210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37744.09482" calcext:value-type="float">
            <text:p>1443137744.09482</text:p>
          </table:table-cell>
          <table:table-cell office:value-type="float" office:value="4320" calcext:value-type="float">
            <text:p>4320</text:p>
          </table:table-cell>
          <table:table-cell table:formula="of:=[.B89]-[.$B$2]" office:value-type="float" office:value="4.09465551376343" calcext:value-type="float">
            <text:p>4.0946555138</text:p>
          </table:table-cell>
          <table:table-cell table:formula="of:=[.C89]/([.D89]-[.D88])" office:value-type="float" office:value="100175.773900352" calcext:value-type="float">
            <text:p>100175.773900352</text:p>
          </table:table-cell>
          <table:table-cell/>
          <table:table-cell office:value-type="float" office:value="1443137755.28369" calcext:value-type="float">
            <text:p>1443137755.28369</text:p>
          </table:table-cell>
          <table:table-cell table:formula="of:=[.G89]-[.$B$2]" office:value-type="float" office:value="15.2835242748261" calcext:value-type="float">
            <text:p>15.2835242748</text:p>
          </table:table-cell>
          <table:table-cell table:formula="of:=[.C89]/([.H89]-[.H88])" office:value-type="float" office:value="108043.894480752" calcext:value-type="float">
            <text:p>108043.894480752</text:p>
          </table:table-cell>
          <table:table-cell table:formula="of:=[.G89]-[.$B89]" office:value-type="float" office:value="11.1888687610626" calcext:value-type="float">
            <text:p>11.188868761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37744.13794" calcext:value-type="float">
            <text:p>1443137744.13794</text:p>
          </table:table-cell>
          <table:table-cell office:value-type="float" office:value="4320" calcext:value-type="float">
            <text:p>4320</text:p>
          </table:table-cell>
          <table:table-cell table:formula="of:=[.B90]-[.$B$2]" office:value-type="float" office:value="4.13777899742126" calcext:value-type="float">
            <text:p>4.1377789974</text:p>
          </table:table-cell>
          <table:table-cell table:formula="of:=[.C90]/([.D90]-[.D89])" office:value-type="float" office:value="100177.435438125" calcext:value-type="float">
            <text:p>100177.435438125</text:p>
          </table:table-cell>
          <table:table-cell/>
          <table:table-cell office:value-type="float" office:value="1443137755.32352" calcext:value-type="float">
            <text:p>1443137755.32352</text:p>
          </table:table-cell>
          <table:table-cell table:formula="of:=[.G90]-[.$B$2]" office:value-type="float" office:value="15.3233530521393" calcext:value-type="float">
            <text:p>15.3233530521</text:p>
          </table:table-cell>
          <table:table-cell table:formula="of:=[.C90]/([.H90]-[.H89])" office:value-type="float" office:value="108464.288673124" calcext:value-type="float">
            <text:p>108464.288673124</text:p>
          </table:table-cell>
          <table:table-cell table:formula="of:=[.G90]-[.$B90]" office:value-type="float" office:value="11.185574054718" calcext:value-type="float">
            <text:p>11.1855740547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37744.18105" calcext:value-type="float">
            <text:p>1443137744.18105</text:p>
          </table:table-cell>
          <table:table-cell office:value-type="float" office:value="4320" calcext:value-type="float">
            <text:p>4320</text:p>
          </table:table-cell>
          <table:table-cell table:formula="of:=[.B91]-[.$B$2]" office:value-type="float" office:value="4.18089199066162" calcext:value-type="float">
            <text:p>4.1808919907</text:p>
          </table:table-cell>
          <table:table-cell table:formula="of:=[.C91]/([.D91]-[.D90])" office:value-type="float" office:value="100201.810992706" calcext:value-type="float">
            <text:p>100201.810992706</text:p>
          </table:table-cell>
          <table:table-cell/>
          <table:table-cell office:value-type="float" office:value="1443137755.3634" calcext:value-type="float">
            <text:p>1443137755.3634</text:p>
          </table:table-cell>
          <table:table-cell table:formula="of:=[.G91]-[.$B$2]" office:value-type="float" office:value="15.3632392883301" calcext:value-type="float">
            <text:p>15.3632392883</text:p>
          </table:table-cell>
          <table:table-cell table:formula="of:=[.C91]/([.H91]-[.H90])" office:value-type="float" office:value="108308.038375325" calcext:value-type="float">
            <text:p>108308.038375325</text:p>
          </table:table-cell>
          <table:table-cell table:formula="of:=[.G91]-[.$B91]" office:value-type="float" office:value="11.1823472976685" calcext:value-type="float">
            <text:p>11.182347297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37744.22416" calcext:value-type="float">
            <text:p>1443137744.22416</text:p>
          </table:table-cell>
          <table:table-cell office:value-type="float" office:value="4320" calcext:value-type="float">
            <text:p>4320</text:p>
          </table:table-cell>
          <table:table-cell table:formula="of:=[.B92]-[.$B$2]" office:value-type="float" office:value="4.22400283813477" calcext:value-type="float">
            <text:p>4.2240028381</text:p>
          </table:table-cell>
          <table:table-cell table:formula="of:=[.C92]/([.D92]-[.D91])" office:value-type="float" office:value="100206.798363013" calcext:value-type="float">
            <text:p>100206.798363013</text:p>
          </table:table-cell>
          <table:table-cell/>
          <table:table-cell office:value-type="float" office:value="1443137755.40327" calcext:value-type="float">
            <text:p>1443137755.40327</text:p>
          </table:table-cell>
          <table:table-cell table:formula="of:=[.G92]-[.$B$2]" office:value-type="float" office:value="15.4031043052673" calcext:value-type="float">
            <text:p>15.4031043053</text:p>
          </table:table-cell>
          <table:table-cell table:formula="of:=[.C92]/([.H92]-[.H91])" office:value-type="float" office:value="108365.68831262" calcext:value-type="float">
            <text:p>108365.68831262</text:p>
          </table:table-cell>
          <table:table-cell table:formula="of:=[.G92]-[.$B92]" office:value-type="float" office:value="11.1791014671326" calcext:value-type="float">
            <text:p>11.179101467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37744.26728" calcext:value-type="float">
            <text:p>1443137744.26728</text:p>
          </table:table-cell>
          <table:table-cell office:value-type="float" office:value="4320" calcext:value-type="float">
            <text:p>4320</text:p>
          </table:table-cell>
          <table:table-cell table:formula="of:=[.B93]-[.$B$2]" office:value-type="float" office:value="4.2671160697937" calcext:value-type="float">
            <text:p>4.2671160698</text:p>
          </table:table-cell>
          <table:table-cell table:formula="of:=[.C93]/([.D93]-[.D92])" office:value-type="float" office:value="100201.256871094" calcext:value-type="float">
            <text:p>100201.256871094</text:p>
          </table:table-cell>
          <table:table-cell/>
          <table:table-cell office:value-type="float" office:value="1443137755.44322" calcext:value-type="float">
            <text:p>1443137755.44322</text:p>
          </table:table-cell>
          <table:table-cell table:formula="of:=[.G93]-[.$B$2]" office:value-type="float" office:value="15.4430527687073" calcext:value-type="float">
            <text:p>15.4430527687</text:p>
          </table:table-cell>
          <table:table-cell table:formula="of:=[.C93]/([.H93]-[.H92])" office:value-type="float" office:value="108139.328224594" calcext:value-type="float">
            <text:p>108139.328224594</text:p>
          </table:table-cell>
          <table:table-cell table:formula="of:=[.G93]-[.$B93]" office:value-type="float" office:value="11.1759366989136" calcext:value-type="float">
            <text:p>11.1759366989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37744.31039" calcext:value-type="float">
            <text:p>1443137744.31039</text:p>
          </table:table-cell>
          <table:table-cell office:value-type="float" office:value="4320" calcext:value-type="float">
            <text:p>4320</text:p>
          </table:table-cell>
          <table:table-cell table:formula="of:=[.B94]-[.$B$2]" office:value-type="float" office:value="4.3102285861969" calcext:value-type="float">
            <text:p>4.3102285862</text:p>
          </table:table-cell>
          <table:table-cell table:formula="of:=[.C94]/([.D94]-[.D93])" office:value-type="float" office:value="100202.919254315" calcext:value-type="float">
            <text:p>100202.919254315</text:p>
          </table:table-cell>
          <table:table-cell/>
          <table:table-cell office:value-type="float" office:value="1443137755.48306" calcext:value-type="float">
            <text:p>1443137755.48306</text:p>
          </table:table-cell>
          <table:table-cell table:formula="of:=[.G94]-[.$B$2]" office:value-type="float" office:value="15.482896566391" calcext:value-type="float">
            <text:p>15.4828965664</text:p>
          </table:table-cell>
          <table:table-cell table:formula="of:=[.C94]/([.H94]-[.H93])" office:value-type="float" office:value="108423.399654135" calcext:value-type="float">
            <text:p>108423.399654135</text:p>
          </table:table-cell>
          <table:table-cell table:formula="of:=[.G94]-[.$B94]" office:value-type="float" office:value="11.1726679801941" calcext:value-type="float">
            <text:p>11.172667980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37744.3535" calcext:value-type="float">
            <text:p>1443137744.3535</text:p>
          </table:table-cell>
          <table:table-cell office:value-type="float" office:value="4320" calcext:value-type="float">
            <text:p>4320</text:p>
          </table:table-cell>
          <table:table-cell table:formula="of:=[.B95]-[.$B$2]" office:value-type="float" office:value="4.3533411026001" calcext:value-type="float">
            <text:p>4.3533411026</text:p>
          </table:table-cell>
          <table:table-cell table:formula="of:=[.C95]/([.D95]-[.D94])" office:value-type="float" office:value="100202.919254315" calcext:value-type="float">
            <text:p>100202.919254315</text:p>
          </table:table-cell>
          <table:table-cell/>
          <table:table-cell office:value-type="float" office:value="1443137755.52296" calcext:value-type="float">
            <text:p>1443137755.52296</text:p>
          </table:table-cell>
          <table:table-cell table:formula="of:=[.G95]-[.$B$2]" office:value-type="float" office:value="15.5227954387665" calcext:value-type="float">
            <text:p>15.5227954388</text:p>
          </table:table-cell>
          <table:table-cell table:formula="of:=[.C95]/([.H95]-[.H94])" office:value-type="float" office:value="108273.736644597" calcext:value-type="float">
            <text:p>108273.736644597</text:p>
          </table:table-cell>
          <table:table-cell table:formula="of:=[.G95]-[.$B95]" office:value-type="float" office:value="11.1694543361664" calcext:value-type="float">
            <text:p>11.169454336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37744.39662" calcext:value-type="float">
            <text:p>1443137744.39662</text:p>
          </table:table-cell>
          <table:table-cell office:value-type="float" office:value="4320" calcext:value-type="float">
            <text:p>4320</text:p>
          </table:table-cell>
          <table:table-cell table:formula="of:=[.B96]-[.$B$2]" office:value-type="float" office:value="4.39645504951477" calcext:value-type="float">
            <text:p>4.3964550495</text:p>
          </table:table-cell>
          <table:table-cell table:formula="of:=[.C96]/([.D96]-[.D95])" office:value-type="float" office:value="100199.594543031" calcext:value-type="float">
            <text:p>100199.594543031</text:p>
          </table:table-cell>
          <table:table-cell/>
          <table:table-cell office:value-type="float" office:value="1443137755.56284" calcext:value-type="float">
            <text:p>1443137755.56284</text:p>
          </table:table-cell>
          <table:table-cell table:formula="of:=[.G96]-[.$B$2]" office:value-type="float" office:value="15.5626752376556" calcext:value-type="float">
            <text:p>15.5626752377</text:p>
          </table:table-cell>
          <table:table-cell table:formula="of:=[.C96]/([.H96]-[.H95])" office:value-type="float" office:value="108325.521199512" calcext:value-type="float">
            <text:p>108325.521199512</text:p>
          </table:table-cell>
          <table:table-cell table:formula="of:=[.G96]-[.$B96]" office:value-type="float" office:value="11.1662201881409" calcext:value-type="float">
            <text:p>11.166220188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37744.43973" calcext:value-type="float">
            <text:p>1443137744.43973</text:p>
          </table:table-cell>
          <table:table-cell office:value-type="float" office:value="4320" calcext:value-type="float">
            <text:p>4320</text:p>
          </table:table-cell>
          <table:table-cell table:formula="of:=[.B97]-[.$B$2]" office:value-type="float" office:value="4.43956875801086" calcext:value-type="float">
            <text:p>4.439568758</text:p>
          </table:table-cell>
          <table:table-cell table:formula="of:=[.C97]/([.D97]-[.D96])" office:value-type="float" office:value="100200.148646257" calcext:value-type="float">
            <text:p>100200.148646257</text:p>
          </table:table-cell>
          <table:table-cell/>
          <table:table-cell office:value-type="float" office:value="1443137755.60274" calcext:value-type="float">
            <text:p>1443137755.60274</text:p>
          </table:table-cell>
          <table:table-cell table:formula="of:=[.G97]-[.$B$2]" office:value-type="float" office:value="15.602578163147" calcext:value-type="float">
            <text:p>15.6025781631</text:p>
          </table:table-cell>
          <table:table-cell table:formula="of:=[.C97]/([.H97]-[.H96])" office:value-type="float" office:value="108262.73880441" calcext:value-type="float">
            <text:p>108262.73880441</text:p>
          </table:table-cell>
          <table:table-cell table:formula="of:=[.G97]-[.$B97]" office:value-type="float" office:value="11.1630094051361" calcext:value-type="float">
            <text:p>11.163009405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37744.48285" calcext:value-type="float">
            <text:p>1443137744.48285</text:p>
          </table:table-cell>
          <table:table-cell office:value-type="float" office:value="4320" calcext:value-type="float">
            <text:p>4320</text:p>
          </table:table-cell>
          <table:table-cell table:formula="of:=[.B98]-[.$B$2]" office:value-type="float" office:value="4.48268294334412" calcext:value-type="float">
            <text:p>4.4826829433</text:p>
          </table:table-cell>
          <table:table-cell table:formula="of:=[.C98]/([.D98]-[.D97])" office:value-type="float" office:value="100199.040445934" calcext:value-type="float">
            <text:p>100199.040445934</text:p>
          </table:table-cell>
          <table:table-cell/>
          <table:table-cell office:value-type="float" office:value="1443137755.64263" calcext:value-type="float">
            <text:p>1443137755.64263</text:p>
          </table:table-cell>
          <table:table-cell table:formula="of:=[.G98]-[.$B$2]" office:value-type="float" office:value="15.6424715518951" calcext:value-type="float">
            <text:p>15.6424715519</text:p>
          </table:table-cell>
          <table:table-cell table:formula="of:=[.C98]/([.H98]-[.H97])" office:value-type="float" office:value="108288.619632452" calcext:value-type="float">
            <text:p>108288.619632452</text:p>
          </table:table-cell>
          <table:table-cell table:formula="of:=[.G98]-[.$B98]" office:value-type="float" office:value="11.159788608551" calcext:value-type="float">
            <text:p>11.159788608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37744.52596" calcext:value-type="float">
            <text:p>1443137744.52596</text:p>
          </table:table-cell>
          <table:table-cell office:value-type="float" office:value="4320" calcext:value-type="float">
            <text:p>4320</text:p>
          </table:table-cell>
          <table:table-cell table:formula="of:=[.B99]-[.$B$2]" office:value-type="float" office:value="4.52579712867737" calcext:value-type="float">
            <text:p>4.5257971287</text:p>
          </table:table-cell>
          <table:table-cell table:formula="of:=[.C99]/([.D99]-[.D98])" office:value-type="float" office:value="100199.040445934" calcext:value-type="float">
            <text:p>100199.040445934</text:p>
          </table:table-cell>
          <table:table-cell/>
          <table:table-cell office:value-type="float" office:value="1443137755.68256" calcext:value-type="float">
            <text:p>1443137755.68256</text:p>
          </table:table-cell>
          <table:table-cell table:formula="of:=[.G99]-[.$B$2]" office:value-type="float" office:value="15.6823973655701" calcext:value-type="float">
            <text:p>15.6823973656</text:p>
          </table:table-cell>
          <table:table-cell table:formula="of:=[.C99]/([.H99]-[.H98])" office:value-type="float" office:value="108200.675261703" calcext:value-type="float">
            <text:p>108200.675261703</text:p>
          </table:table-cell>
          <table:table-cell table:formula="of:=[.G99]-[.$B99]" office:value-type="float" office:value="11.1566002368927" calcext:value-type="float">
            <text:p>11.1566002369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37744.56907" calcext:value-type="float">
            <text:p>1443137744.56907</text:p>
          </table:table-cell>
          <table:table-cell office:value-type="float" office:value="4320" calcext:value-type="float">
            <text:p>4320</text:p>
          </table:table-cell>
          <table:table-cell table:formula="of:=[.B100]-[.$B$2]" office:value-type="float" office:value="4.56891012191772" calcext:value-type="float">
            <text:p>4.5689101219</text:p>
          </table:table-cell>
          <table:table-cell table:formula="of:=[.C100]/([.D100]-[.D99])" office:value-type="float" office:value="100201.810992706" calcext:value-type="float">
            <text:p>100201.810992706</text:p>
          </table:table-cell>
          <table:table-cell/>
          <table:table-cell office:value-type="float" office:value="1443137755.72243" calcext:value-type="float">
            <text:p>1443137755.72243</text:p>
          </table:table-cell>
          <table:table-cell table:formula="of:=[.G100]-[.$B$2]" office:value-type="float" office:value="15.7222669124603" calcext:value-type="float">
            <text:p>15.7222669125</text:p>
          </table:table-cell>
          <table:table-cell table:formula="of:=[.C100]/([.H100]-[.H99])" office:value-type="float" office:value="108353.375870833" calcext:value-type="float">
            <text:p>108353.375870833</text:p>
          </table:table-cell>
          <table:table-cell table:formula="of:=[.G100]-[.$B100]" office:value-type="float" office:value="11.1533567905426" calcext:value-type="float">
            <text:p>11.1533567905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37744.61219" calcext:value-type="float">
            <text:p>1443137744.61219</text:p>
          </table:table-cell>
          <table:table-cell office:value-type="float" office:value="4320" calcext:value-type="float">
            <text:p>4320</text:p>
          </table:table-cell>
          <table:table-cell table:formula="of:=[.B101]-[.$B$2]" office:value-type="float" office:value="4.6120240688324" calcext:value-type="float">
            <text:p>4.6120240688</text:p>
          </table:table-cell>
          <table:table-cell table:formula="of:=[.C101]/([.D101]-[.D100])" office:value-type="float" office:value="100199.594543031" calcext:value-type="float">
            <text:p>100199.594543031</text:p>
          </table:table-cell>
          <table:table-cell/>
          <table:table-cell office:value-type="float" office:value="1443137755.76233" calcext:value-type="float">
            <text:p>1443137755.76233</text:p>
          </table:table-cell>
          <table:table-cell table:formula="of:=[.G101]-[.$B$2]" office:value-type="float" office:value="15.7621710300446" calcext:value-type="float">
            <text:p>15.76217103</text:p>
          </table:table-cell>
          <table:table-cell table:formula="of:=[.C101]/([.H101]-[.H100])" office:value-type="float" office:value="108259.504570712" calcext:value-type="float">
            <text:p>108259.504570712</text:p>
          </table:table-cell>
          <table:table-cell table:formula="of:=[.G101]-[.$B101]" office:value-type="float" office:value="11.1501469612122" calcext:value-type="float">
            <text:p>11.150146961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37744.6553" calcext:value-type="float">
            <text:p>1443137744.6553</text:p>
          </table:table-cell>
          <table:table-cell office:value-type="float" office:value="4320" calcext:value-type="float">
            <text:p>4320</text:p>
          </table:table-cell>
          <table:table-cell table:formula="of:=[.B102]-[.$B$2]" office:value-type="float" office:value="4.65514063835144" calcext:value-type="float">
            <text:p>4.6551406384</text:p>
          </table:table-cell>
          <table:table-cell table:formula="of:=[.C102]/([.D102]-[.D101])" office:value-type="float" office:value="100193.499811993" calcext:value-type="float">
            <text:p>100193.499811993</text:p>
          </table:table-cell>
          <table:table-cell/>
          <table:table-cell office:value-type="float" office:value="1443137755.80219" calcext:value-type="float">
            <text:p>1443137755.80219</text:p>
          </table:table-cell>
          <table:table-cell table:formula="of:=[.G102]-[.$B$2]" office:value-type="float" office:value="15.802027463913" calcext:value-type="float">
            <text:p>15.8020274639</text:p>
          </table:table-cell>
          <table:table-cell table:formula="of:=[.C102]/([.H102]-[.H101])" office:value-type="float" office:value="108389.024825028" calcext:value-type="float">
            <text:p>108389.024825028</text:p>
          </table:table-cell>
          <table:table-cell table:formula="of:=[.G102]-[.$B102]" office:value-type="float" office:value="11.1468868255615" calcext:value-type="float">
            <text:p>11.1468868256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37744.69842" calcext:value-type="float">
            <text:p>1443137744.69842</text:p>
          </table:table-cell>
          <table:table-cell office:value-type="float" office:value="4320" calcext:value-type="float">
            <text:p>4320</text:p>
          </table:table-cell>
          <table:table-cell table:formula="of:=[.B103]-[.$B$2]" office:value-type="float" office:value="4.69825553894043" calcext:value-type="float">
            <text:p>4.6982555389</text:p>
          </table:table-cell>
          <table:table-cell table:formula="of:=[.C103]/([.D103]-[.D102])" office:value-type="float" office:value="100197.37819141" calcext:value-type="float">
            <text:p>100197.37819141</text:p>
          </table:table-cell>
          <table:table-cell/>
          <table:table-cell office:value-type="float" office:value="1443137755.84211" calcext:value-type="float">
            <text:p>1443137755.84211</text:p>
          </table:table-cell>
          <table:table-cell table:formula="of:=[.G103]-[.$B$2]" office:value-type="float" office:value="15.8419494628906" calcext:value-type="float">
            <text:p>15.8419494629</text:p>
          </table:table-cell>
          <table:table-cell table:formula="of:=[.C103]/([.H103]-[.H102])" office:value-type="float" office:value="108211.014243483" calcext:value-type="float">
            <text:p>108211.014243483</text:p>
          </table:table-cell>
          <table:table-cell table:formula="of:=[.G103]-[.$B103]" office:value-type="float" office:value="11.1436939239502" calcext:value-type="float">
            <text:p>11.143693924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37744.74154" calcext:value-type="float">
            <text:p>1443137744.74154</text:p>
          </table:table-cell>
          <table:table-cell office:value-type="float" office:value="4320" calcext:value-type="float">
            <text:p>4320</text:p>
          </table:table-cell>
          <table:table-cell table:formula="of:=[.B104]-[.$B$2]" office:value-type="float" office:value="4.74137926101685" calcext:value-type="float">
            <text:p>4.741379261</text:p>
          </table:table-cell>
          <table:table-cell table:formula="of:=[.C104]/([.D104]-[.D103])" office:value-type="float" office:value="100176.881586077" calcext:value-type="float">
            <text:p>100176.881586077</text:p>
          </table:table-cell>
          <table:table-cell/>
          <table:table-cell office:value-type="float" office:value="1443137755.882" calcext:value-type="float">
            <text:p>1443137755.882</text:p>
          </table:table-cell>
          <table:table-cell table:formula="of:=[.G104]-[.$B$2]" office:value-type="float" office:value="15.8818418979645" calcext:value-type="float">
            <text:p>15.881841898</text:p>
          </table:table-cell>
          <table:table-cell table:formula="of:=[.C104]/([.H104]-[.H103])" office:value-type="float" office:value="108291.208395838" calcext:value-type="float">
            <text:p>108291.208395838</text:p>
          </table:table-cell>
          <table:table-cell table:formula="of:=[.G104]-[.$B104]" office:value-type="float" office:value="11.1404626369476" calcext:value-type="float">
            <text:p>11.140462636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37744.78465" calcext:value-type="float">
            <text:p>1443137744.78465</text:p>
          </table:table-cell>
          <table:table-cell office:value-type="float" office:value="4320" calcext:value-type="float">
            <text:p>4320</text:p>
          </table:table-cell>
          <table:table-cell table:formula="of:=[.B105]-[.$B$2]" office:value-type="float" office:value="4.78449201583862" calcext:value-type="float">
            <text:p>4.7844920158</text:p>
          </table:table-cell>
          <table:table-cell table:formula="of:=[.C105]/([.D105]-[.D104])" office:value-type="float" office:value="100202.365120446" calcext:value-type="float">
            <text:p>100202.365120446</text:p>
          </table:table-cell>
          <table:table-cell/>
          <table:table-cell office:value-type="float" office:value="1443137755.92188" calcext:value-type="float">
            <text:p>1443137755.92188</text:p>
          </table:table-cell>
          <table:table-cell table:formula="of:=[.G105]-[.$B$2]" office:value-type="float" office:value="15.9217176437378" calcext:value-type="float">
            <text:p>15.9217176437</text:p>
          </table:table-cell>
          <table:table-cell table:formula="of:=[.C105]/([.H105]-[.H104])" office:value-type="float" office:value="108336.531799511" calcext:value-type="float">
            <text:p>108336.531799511</text:p>
          </table:table-cell>
          <table:table-cell table:formula="of:=[.G105]-[.$B105]" office:value-type="float" office:value="11.1372256278992" calcext:value-type="float">
            <text:p>11.1372256279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37744.82777" calcext:value-type="float">
            <text:p>1443137744.82777</text:p>
          </table:table-cell>
          <table:table-cell office:value-type="float" office:value="4320" calcext:value-type="float">
            <text:p>4320</text:p>
          </table:table-cell>
          <table:table-cell table:formula="of:=[.B106]-[.$B$2]" office:value-type="float" office:value="4.82760524749756" calcext:value-type="float">
            <text:p>4.8276052475</text:p>
          </table:table-cell>
          <table:table-cell table:formula="of:=[.C106]/([.D106]-[.D105])" office:value-type="float" office:value="100201.256871094" calcext:value-type="float">
            <text:p>100201.256871094</text:p>
          </table:table-cell>
          <table:table-cell/>
          <table:table-cell office:value-type="float" office:value="1443137755.96179" calcext:value-type="float">
            <text:p>1443137755.96179</text:p>
          </table:table-cell>
          <table:table-cell table:formula="of:=[.G106]-[.$B$2]" office:value-type="float" office:value="15.9616301059723" calcext:value-type="float">
            <text:p>15.961630106</text:p>
          </table:table-cell>
          <table:table-cell table:formula="of:=[.C106]/([.H106]-[.H105])" office:value-type="float" office:value="108236.870344374" calcext:value-type="float">
            <text:p>108236.870344374</text:p>
          </table:table-cell>
          <table:table-cell table:formula="of:=[.G106]-[.$B106]" office:value-type="float" office:value="11.1340248584747" calcext:value-type="float">
            <text:p>11.1340248585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37744.87088" calcext:value-type="float">
            <text:p>1443137744.87088</text:p>
          </table:table-cell>
          <table:table-cell office:value-type="float" office:value="4320" calcext:value-type="float">
            <text:p>4320</text:p>
          </table:table-cell>
          <table:table-cell table:formula="of:=[.B107]-[.$B$2]" office:value-type="float" office:value="4.87072229385376" calcext:value-type="float">
            <text:p>4.8707222939</text:p>
          </table:table-cell>
          <table:table-cell table:formula="of:=[.C107]/([.D107]-[.D106])" office:value-type="float" office:value="100192.391758734" calcext:value-type="float">
            <text:p>100192.391758734</text:p>
          </table:table-cell>
          <table:table-cell/>
          <table:table-cell office:value-type="float" office:value="1443137756.00168" calcext:value-type="float">
            <text:p>1443137756.00168</text:p>
          </table:table-cell>
          <table:table-cell table:formula="of:=[.G107]-[.$B$2]" office:value-type="float" office:value="16.0015182495117" calcext:value-type="float">
            <text:p>16.0015182495</text:p>
          </table:table-cell>
          <table:table-cell table:formula="of:=[.C107]/([.H107]-[.H106])" office:value-type="float" office:value="108302.859362952" calcext:value-type="float">
            <text:p>108302.859362952</text:p>
          </table:table-cell>
          <table:table-cell table:formula="of:=[.G107]-[.$B107]" office:value-type="float" office:value="11.130795955658" calcext:value-type="float">
            <text:p>11.1307959557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37744.914" calcext:value-type="float">
            <text:p>1443137744.914</text:p>
          </table:table-cell>
          <table:table-cell office:value-type="float" office:value="4320" calcext:value-type="float">
            <text:p>4320</text:p>
          </table:table-cell>
          <table:table-cell table:formula="of:=[.B108]-[.$B$2]" office:value-type="float" office:value="4.9138355255127" calcext:value-type="float">
            <text:p>4.9138355255</text:p>
          </table:table-cell>
          <table:table-cell table:formula="of:=[.C108]/([.D108]-[.D107])" office:value-type="float" office:value="100201.256871094" calcext:value-type="float">
            <text:p>100201.256871094</text:p>
          </table:table-cell>
          <table:table-cell/>
          <table:table-cell office:value-type="float" office:value="1443137756.01383" calcext:value-type="float">
            <text:p>1443137756.01383</text:p>
          </table:table-cell>
          <table:table-cell table:formula="of:=[.G108]-[.$B$2]" office:value-type="float" office:value="16.0136640071869" calcext:value-type="float">
            <text:p>16.0136640072</text:p>
          </table:table-cell>
          <table:table-cell table:formula="of:=[.C108]/([.H108]-[.H107])" office:value-type="float" office:value="355679.745598021" calcext:value-type="float">
            <text:p>355679.745598021</text:p>
          </table:table-cell>
          <table:table-cell table:formula="of:=[.G108]-[.$B108]" office:value-type="float" office:value="11.0998284816742" calcext:value-type="float">
            <text:p>11.0998284817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37744.95711" calcext:value-type="float">
            <text:p>1443137744.95711</text:p>
          </table:table-cell>
          <table:table-cell office:value-type="float" office:value="4320" calcext:value-type="float">
            <text:p>4320</text:p>
          </table:table-cell>
          <table:table-cell table:formula="of:=[.B109]-[.$B$2]" office:value-type="float" office:value="4.95694637298584" calcext:value-type="float">
            <text:p>4.956946373</text:p>
          </table:table-cell>
          <table:table-cell table:formula="of:=[.C109]/([.D109]-[.D108])" office:value-type="float" office:value="100206.798363013" calcext:value-type="float">
            <text:p>100206.798363013</text:p>
          </table:table-cell>
          <table:table-cell/>
          <table:table-cell office:value-type="float" office:value="1443137756.04271" calcext:value-type="float">
            <text:p>1443137756.04271</text:p>
          </table:table-cell>
          <table:table-cell table:formula="of:=[.G109]-[.$B$2]" office:value-type="float" office:value="16.0425527095795" calcext:value-type="float">
            <text:p>16.0425527096</text:p>
          </table:table-cell>
          <table:table-cell table:formula="of:=[.C109]/([.H109]-[.H108])" office:value-type="float" office:value="149539.426911396" calcext:value-type="float">
            <text:p>149539.426911396</text:p>
          </table:table-cell>
          <table:table-cell table:formula="of:=[.G109]-[.$B109]" office:value-type="float" office:value="11.0856063365936" calcext:value-type="float">
            <text:p>11.0856063366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37745.00013" calcext:value-type="float">
            <text:p>1443137745.00013</text:p>
          </table:table-cell>
          <table:table-cell office:value-type="float" office:value="4320" calcext:value-type="float">
            <text:p>4320</text:p>
          </table:table-cell>
          <table:table-cell table:formula="of:=[.B110]-[.$B$2]" office:value-type="float" office:value="4.99997091293335" calcext:value-type="float">
            <text:p>4.9999709129</text:p>
          </table:table-cell>
          <table:table-cell table:formula="of:=[.C110]/([.D110]-[.D109])" office:value-type="float" office:value="100407.813895754" calcext:value-type="float">
            <text:p>100407.813895754</text:p>
          </table:table-cell>
          <table:table-cell/>
          <table:table-cell office:value-type="float" office:value="1443137756.07925" calcext:value-type="float">
            <text:p>1443137756.07925</text:p>
          </table:table-cell>
          <table:table-cell table:formula="of:=[.G110]-[.$B$2]" office:value-type="float" office:value="16.0790860652924" calcext:value-type="float">
            <text:p>16.0790860653</text:p>
          </table:table-cell>
          <table:table-cell table:formula="of:=[.C110]/([.H110]-[.H109])" office:value-type="float" office:value="118248.102746163" calcext:value-type="float">
            <text:p>118248.102746163</text:p>
          </table:table-cell>
          <table:table-cell table:formula="of:=[.G110]-[.$B110]" office:value-type="float" office:value="11.079115152359" calcext:value-type="float">
            <text:p>11.0791151524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37745.04141" calcext:value-type="float">
            <text:p>1443137745.04141</text:p>
          </table:table-cell>
          <table:table-cell office:value-type="float" office:value="4320" calcext:value-type="float">
            <text:p>4320</text:p>
          </table:table-cell>
          <table:table-cell table:formula="of:=[.B111]-[.$B$2]" office:value-type="float" office:value="5.04124331474304" calcext:value-type="float">
            <text:p>5.0412433147</text:p>
          </table:table-cell>
          <table:table-cell table:formula="of:=[.C111]/([.D111]-[.D110])" office:value-type="float" office:value="104670.428920507" calcext:value-type="float">
            <text:p>104670.428920507</text:p>
          </table:table-cell>
          <table:table-cell/>
          <table:table-cell office:value-type="float" office:value="1443137756.11585" calcext:value-type="float">
            <text:p>1443137756.11585</text:p>
          </table:table-cell>
          <table:table-cell table:formula="of:=[.G111]-[.$B$2]" office:value-type="float" office:value="16.1156873703003" calcext:value-type="float">
            <text:p>16.1156873703</text:p>
          </table:table-cell>
          <table:table-cell table:formula="of:=[.C111]/([.H111]-[.H110])" office:value-type="float" office:value="118028.578463623" calcext:value-type="float">
            <text:p>118028.578463623</text:p>
          </table:table-cell>
          <table:table-cell table:formula="of:=[.G111]-[.$B111]" office:value-type="float" office:value="11.0744440555573" calcext:value-type="float">
            <text:p>11.0744440556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37745.08267" calcext:value-type="float">
            <text:p>1443137745.08267</text:p>
          </table:table-cell>
          <table:table-cell office:value-type="float" office:value="4320" calcext:value-type="float">
            <text:p>4320</text:p>
          </table:table-cell>
          <table:table-cell table:formula="of:=[.B112]-[.$B$2]" office:value-type="float" office:value="5.0825035572052" calcext:value-type="float">
            <text:p>5.0825035572</text:p>
          </table:table-cell>
          <table:table-cell table:formula="of:=[.C112]/([.D112]-[.D111])" office:value-type="float" office:value="104701.27517942" calcext:value-type="float">
            <text:p>104701.27517942</text:p>
          </table:table-cell>
          <table:table-cell/>
          <table:table-cell office:value-type="float" office:value="1443137756.15239" calcext:value-type="float">
            <text:p>1443137756.15239</text:p>
          </table:table-cell>
          <table:table-cell table:formula="of:=[.G112]-[.$B$2]" office:value-type="float" office:value="16.1522266864777" calcext:value-type="float">
            <text:p>16.1522266865</text:p>
          </table:table-cell>
          <table:table-cell table:formula="of:=[.C112]/([.H112]-[.H111])" office:value-type="float" office:value="118228.813561534" calcext:value-type="float">
            <text:p>118228.813561534</text:p>
          </table:table-cell>
          <table:table-cell table:formula="of:=[.G112]-[.$B112]" office:value-type="float" office:value="11.0697231292725" calcext:value-type="float">
            <text:p>11.0697231293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37745.12392" calcext:value-type="float">
            <text:p>1443137745.12392</text:p>
          </table:table-cell>
          <table:table-cell office:value-type="float" office:value="4320" calcext:value-type="float">
            <text:p>4320</text:p>
          </table:table-cell>
          <table:table-cell table:formula="of:=[.B113]-[.$B$2]" office:value-type="float" office:value="5.12375903129578" calcext:value-type="float">
            <text:p>5.1237590313</text:p>
          </table:table-cell>
          <table:table-cell table:formula="of:=[.C113]/([.D113]-[.D112])" office:value-type="float" office:value="104713.376714941" calcext:value-type="float">
            <text:p>104713.376714941</text:p>
          </table:table-cell>
          <table:table-cell/>
          <table:table-cell office:value-type="float" office:value="1443137756.18896" calcext:value-type="float">
            <text:p>1443137756.18896</text:p>
          </table:table-cell>
          <table:table-cell table:formula="of:=[.G113]-[.$B$2]" office:value-type="float" office:value="16.1888024806976" calcext:value-type="float">
            <text:p>16.1888024807</text:p>
          </table:table-cell>
          <table:table-cell table:formula="of:=[.C113]/([.H113]-[.H112])" office:value-type="float" office:value="118110.900723551" calcext:value-type="float">
            <text:p>118110.900723551</text:p>
          </table:table-cell>
          <table:table-cell table:formula="of:=[.G113]-[.$B113]" office:value-type="float" office:value="11.0650434494019" calcext:value-type="float">
            <text:p>11.0650434494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37745.16517" calcext:value-type="float">
            <text:p>1443137745.16517</text:p>
          </table:table-cell>
          <table:table-cell office:value-type="float" office:value="4320" calcext:value-type="float">
            <text:p>4320</text:p>
          </table:table-cell>
          <table:table-cell table:formula="of:=[.B114]-[.$B$2]" office:value-type="float" office:value="5.16500568389893" calcext:value-type="float">
            <text:p>5.1650056839</text:p>
          </table:table-cell>
          <table:table-cell table:formula="of:=[.C114]/([.D114]-[.D113])" office:value-type="float" office:value="104735.771931954" calcext:value-type="float">
            <text:p>104735.771931954</text:p>
          </table:table-cell>
          <table:table-cell/>
          <table:table-cell office:value-type="float" office:value="1443137756.22553" calcext:value-type="float">
            <text:p>1443137756.22553</text:p>
          </table:table-cell>
          <table:table-cell table:formula="of:=[.G114]-[.$B$2]" office:value-type="float" office:value="16.2253687381744" calcext:value-type="float">
            <text:p>16.2253687382</text:p>
          </table:table-cell>
          <table:table-cell table:formula="of:=[.C114]/([.H114]-[.H113])" office:value-type="float" office:value="118141.704896655" calcext:value-type="float">
            <text:p>118141.704896655</text:p>
          </table:table-cell>
          <table:table-cell table:formula="of:=[.G114]-[.$B114]" office:value-type="float" office:value="11.0603630542755" calcext:value-type="float">
            <text:p>11.0603630543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37745.20642" calcext:value-type="float">
            <text:p>1443137745.20642</text:p>
          </table:table-cell>
          <table:table-cell office:value-type="float" office:value="4320" calcext:value-type="float">
            <text:p>4320</text:p>
          </table:table-cell>
          <table:table-cell table:formula="of:=[.B115]-[.$B$2]" office:value-type="float" office:value="5.20625376701355" calcext:value-type="float">
            <text:p>5.206253767</text:p>
          </table:table-cell>
          <table:table-cell table:formula="of:=[.C115]/([.D115]-[.D114])" office:value-type="float" office:value="104732.139624408" calcext:value-type="float">
            <text:p>104732.139624408</text:p>
          </table:table-cell>
          <table:table-cell/>
          <table:table-cell office:value-type="float" office:value="1443137756.26208" calcext:value-type="float">
            <text:p>1443137756.26208</text:p>
          </table:table-cell>
          <table:table-cell table:formula="of:=[.G115]-[.$B$2]" office:value-type="float" office:value="16.2619154453278" calcext:value-type="float">
            <text:p>16.2619154453</text:p>
          </table:table-cell>
          <table:table-cell table:formula="of:=[.C115]/([.H115]-[.H114])" office:value-type="float" office:value="118204.903710662" calcext:value-type="float">
            <text:p>118204.903710662</text:p>
          </table:table-cell>
          <table:table-cell table:formula="of:=[.G115]-[.$B115]" office:value-type="float" office:value="11.0556616783142" calcext:value-type="float">
            <text:p>11.055661678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37745.24769" calcext:value-type="float">
            <text:p>1443137745.24769</text:p>
          </table:table-cell>
          <table:table-cell office:value-type="float" office:value="4320" calcext:value-type="float">
            <text:p>4320</text:p>
          </table:table-cell>
          <table:table-cell table:formula="of:=[.B116]-[.$B$2]" office:value-type="float" office:value="5.2475266456604" calcext:value-type="float">
            <text:p>5.2475266457</text:p>
          </table:table-cell>
          <table:table-cell table:formula="of:=[.C116]/([.D116]-[.D115])" office:value-type="float" office:value="104669.219633645" calcext:value-type="float">
            <text:p>104669.219633645</text:p>
          </table:table-cell>
          <table:table-cell/>
          <table:table-cell office:value-type="float" office:value="1443137756.29865" calcext:value-type="float">
            <text:p>1443137756.29865</text:p>
          </table:table-cell>
          <table:table-cell table:formula="of:=[.G116]-[.$B$2]" office:value-type="float" office:value="16.2984900474548" calcext:value-type="float">
            <text:p>16.2984900475</text:p>
          </table:table-cell>
          <table:table-cell table:formula="of:=[.C116]/([.H116]-[.H115])" office:value-type="float" office:value="118114.750366676" calcext:value-type="float">
            <text:p>118114.750366676</text:p>
          </table:table-cell>
          <table:table-cell table:formula="of:=[.G116]-[.$B116]" office:value-type="float" office:value="11.0509634017944" calcext:value-type="float">
            <text:p>11.050963401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37745.28899" calcext:value-type="float">
            <text:p>1443137745.28899</text:p>
          </table:table-cell>
          <table:table-cell office:value-type="float" office:value="4320" calcext:value-type="float">
            <text:p>4320</text:p>
          </table:table-cell>
          <table:table-cell table:formula="of:=[.B117]-[.$B$2]" office:value-type="float" office:value="5.2888240814209" calcext:value-type="float">
            <text:p>5.2888240814</text:p>
          </table:table-cell>
          <table:table-cell table:formula="of:=[.C117]/([.D117]-[.D116])" office:value-type="float" office:value="104606.979112543" calcext:value-type="float">
            <text:p>104606.979112543</text:p>
          </table:table-cell>
          <table:table-cell/>
          <table:table-cell office:value-type="float" office:value="1443137756.33522" calcext:value-type="float">
            <text:p>1443137756.33522</text:p>
          </table:table-cell>
          <table:table-cell table:formula="of:=[.G117]-[.$B$2]" office:value-type="float" office:value="16.3350560665131" calcext:value-type="float">
            <text:p>16.3350560665</text:p>
          </table:table-cell>
          <table:table-cell table:formula="of:=[.C117]/([.H117]-[.H116])" office:value-type="float" office:value="118142.475206854" calcext:value-type="float">
            <text:p>118142.475206854</text:p>
          </table:table-cell>
          <table:table-cell table:formula="of:=[.G117]-[.$B117]" office:value-type="float" office:value="11.0462319850922" calcext:value-type="float">
            <text:p>11.046231985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37745.33026" calcext:value-type="float">
            <text:p>1443137745.33026</text:p>
          </table:table-cell>
          <table:table-cell office:value-type="float" office:value="4320" calcext:value-type="float">
            <text:p>4320</text:p>
          </table:table-cell>
          <table:table-cell table:formula="of:=[.B118]-[.$B$2]" office:value-type="float" office:value="5.33009767532349" calcext:value-type="float">
            <text:p>5.3300976753</text:p>
          </table:table-cell>
          <table:table-cell table:formula="of:=[.C118]/([.D118]-[.D117])" office:value-type="float" office:value="104667.405755745" calcext:value-type="float">
            <text:p>104667.405755745</text:p>
          </table:table-cell>
          <table:table-cell/>
          <table:table-cell office:value-type="float" office:value="1443137756.37179" calcext:value-type="float">
            <text:p>1443137756.37179</text:p>
          </table:table-cell>
          <table:table-cell table:formula="of:=[.G118]-[.$B$2]" office:value-type="float" office:value="16.371630191803" calcext:value-type="float">
            <text:p>16.3716301918</text:p>
          </table:table-cell>
          <table:table-cell table:formula="of:=[.C118]/([.H118]-[.H117])" office:value-type="float" office:value="118116.290294192" calcext:value-type="float">
            <text:p>118116.290294192</text:p>
          </table:table-cell>
          <table:table-cell table:formula="of:=[.G118]-[.$B118]" office:value-type="float" office:value="11.0415325164795" calcext:value-type="float">
            <text:p>11.041532516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37745.37153" calcext:value-type="float">
            <text:p>1443137745.37153</text:p>
          </table:table-cell>
          <table:table-cell office:value-type="float" office:value="4320" calcext:value-type="float">
            <text:p>4320</text:p>
          </table:table-cell>
          <table:table-cell table:formula="of:=[.B119]-[.$B$2]" office:value-type="float" office:value="5.3713698387146" calcext:value-type="float">
            <text:p>5.3713698387</text:p>
          </table:table-cell>
          <table:table-cell table:formula="of:=[.C119]/([.D119]-[.D118])" office:value-type="float" office:value="104671.033574416" calcext:value-type="float">
            <text:p>104671.033574416</text:p>
          </table:table-cell>
          <table:table-cell/>
          <table:table-cell office:value-type="float" office:value="1443137756.40836" calcext:value-type="float">
            <text:p>1443137756.40836</text:p>
          </table:table-cell>
          <table:table-cell table:formula="of:=[.G119]-[.$B$2]" office:value-type="float" office:value="16.408198595047" calcext:value-type="float">
            <text:p>16.408198595</text:p>
          </table:table-cell>
          <table:table-cell table:formula="of:=[.C119]/([.H119]-[.H118])" office:value-type="float" office:value="118134.772556869" calcext:value-type="float">
            <text:p>118134.772556869</text:p>
          </table:table-cell>
          <table:table-cell table:formula="of:=[.G119]-[.$B119]" office:value-type="float" office:value="11.0368287563324" calcext:value-type="float">
            <text:p>11.036828756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37745.41281" calcext:value-type="float">
            <text:p>1443137745.41281</text:p>
          </table:table-cell>
          <table:table-cell office:value-type="float" office:value="4320" calcext:value-type="float">
            <text:p>4320</text:p>
          </table:table-cell>
          <table:table-cell table:formula="of:=[.B120]-[.$B$2]" office:value-type="float" office:value="5.41264772415161" calcext:value-type="float">
            <text:p>5.4126477242</text:p>
          </table:table-cell>
          <table:table-cell table:formula="of:=[.C120]/([.D120]-[.D119])" office:value-type="float" office:value="104656.523808424" calcext:value-type="float">
            <text:p>104656.523808424</text:p>
          </table:table-cell>
          <table:table-cell/>
          <table:table-cell office:value-type="float" office:value="1443137756.44494" calcext:value-type="float">
            <text:p>1443137756.44494</text:p>
          </table:table-cell>
          <table:table-cell table:formula="of:=[.G120]-[.$B$2]" office:value-type="float" office:value="16.4447731971741" calcext:value-type="float">
            <text:p>16.4447731972</text:p>
          </table:table-cell>
          <table:table-cell table:formula="of:=[.C120]/([.H120]-[.H119])" office:value-type="float" office:value="118114.750366676" calcext:value-type="float">
            <text:p>118114.750366676</text:p>
          </table:table-cell>
          <table:table-cell table:formula="of:=[.G120]-[.$B120]" office:value-type="float" office:value="11.0321254730225" calcext:value-type="float">
            <text:p>11.032125473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37745.45408" calcext:value-type="float">
            <text:p>1443137745.45408</text:p>
          </table:table-cell>
          <table:table-cell office:value-type="float" office:value="4320" calcext:value-type="float">
            <text:p>4320</text:p>
          </table:table-cell>
          <table:table-cell table:formula="of:=[.B121]-[.$B$2]" office:value-type="float" office:value="5.4539213180542" calcext:value-type="float">
            <text:p>5.4539213181</text:p>
          </table:table-cell>
          <table:table-cell table:formula="of:=[.C121]/([.D121]-[.D120])" office:value-type="float" office:value="104667.405755745" calcext:value-type="float">
            <text:p>104667.405755745</text:p>
          </table:table-cell>
          <table:table-cell/>
          <table:table-cell office:value-type="float" office:value="1443137756.4815" calcext:value-type="float">
            <text:p>1443137756.4815</text:p>
          </table:table-cell>
          <table:table-cell table:formula="of:=[.G121]-[.$B$2]" office:value-type="float" office:value="16.4813365936279" calcext:value-type="float">
            <text:p>16.4813365936</text:p>
          </table:table-cell>
          <table:table-cell table:formula="of:=[.C121]/([.H121]-[.H120])" office:value-type="float" office:value="118150.949282072" calcext:value-type="float">
            <text:p>118150.949282072</text:p>
          </table:table-cell>
          <table:table-cell table:formula="of:=[.G121]-[.$B121]" office:value-type="float" office:value="11.0274152755737" calcext:value-type="float">
            <text:p>11.0274152756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37745.49536" calcext:value-type="float">
            <text:p>1443137745.49536</text:p>
          </table:table-cell>
          <table:table-cell office:value-type="float" office:value="4320" calcext:value-type="float">
            <text:p>4320</text:p>
          </table:table-cell>
          <table:table-cell table:formula="of:=[.B122]-[.$B$2]" office:value-type="float" office:value="5.49519634246826" calcext:value-type="float">
            <text:p>5.4951963425</text:p>
          </table:table-cell>
          <table:table-cell table:formula="of:=[.C122]/([.D122]-[.D121])" office:value-type="float" office:value="104663.77818854" calcext:value-type="float">
            <text:p>104663.77818854</text:p>
          </table:table-cell>
          <table:table-cell/>
          <table:table-cell office:value-type="float" office:value="1443137756.51807" calcext:value-type="float">
            <text:p>1443137756.51807</text:p>
          </table:table-cell>
          <table:table-cell table:formula="of:=[.G122]-[.$B$2]" office:value-type="float" office:value="16.5179069042206" calcext:value-type="float">
            <text:p>16.5179069042</text:p>
          </table:table-cell>
          <table:table-cell table:formula="of:=[.C122]/([.H122]-[.H121])" office:value-type="float" office:value="118128.611160007" calcext:value-type="float">
            <text:p>118128.611160007</text:p>
          </table:table-cell>
          <table:table-cell table:formula="of:=[.G122]-[.$B122]" office:value-type="float" office:value="11.0227105617523" calcext:value-type="float">
            <text:p>11.0227105618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37745.53663" calcext:value-type="float">
            <text:p>1443137745.53663</text:p>
          </table:table-cell>
          <table:table-cell office:value-type="float" office:value="4320" calcext:value-type="float">
            <text:p>4320</text:p>
          </table:table-cell>
          <table:table-cell table:formula="of:=[.B123]-[.$B$2]" office:value-type="float" office:value="5.53646731376648" calcext:value-type="float">
            <text:p>5.5364673138</text:p>
          </table:table-cell>
          <table:table-cell table:formula="of:=[.C123]/([.D123]-[.D122])" office:value-type="float" office:value="104674.056948753" calcext:value-type="float">
            <text:p>104674.056948753</text:p>
          </table:table-cell>
          <table:table-cell/>
          <table:table-cell office:value-type="float" office:value="1443137756.55464" calcext:value-type="float">
            <text:p>1443137756.55464</text:p>
          </table:table-cell>
          <table:table-cell table:formula="of:=[.G123]-[.$B$2]" office:value-type="float" office:value="16.5544731616974" calcext:value-type="float">
            <text:p>16.5544731617</text:p>
          </table:table-cell>
          <table:table-cell table:formula="of:=[.C123]/([.H123]-[.H122])" office:value-type="float" office:value="118141.704896655" calcext:value-type="float">
            <text:p>118141.704896655</text:p>
          </table:table-cell>
          <table:table-cell table:formula="of:=[.G123]-[.$B123]" office:value-type="float" office:value="11.0180058479309" calcext:value-type="float">
            <text:p>11.0180058479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37745.5779" calcext:value-type="float">
            <text:p>1443137745.5779</text:p>
          </table:table-cell>
          <table:table-cell office:value-type="float" office:value="4320" calcext:value-type="float">
            <text:p>4320</text:p>
          </table:table-cell>
          <table:table-cell table:formula="of:=[.B124]-[.$B$2]" office:value-type="float" office:value="5.57774019241333" calcext:value-type="float">
            <text:p>5.5777401924</text:p>
          </table:table-cell>
          <table:table-cell table:formula="of:=[.C124]/([.D124]-[.D123])" office:value-type="float" office:value="104669.219633645" calcext:value-type="float">
            <text:p>104669.219633645</text:p>
          </table:table-cell>
          <table:table-cell/>
          <table:table-cell office:value-type="float" office:value="1443137756.59119" calcext:value-type="float">
            <text:p>1443137756.59119</text:p>
          </table:table-cell>
          <table:table-cell table:formula="of:=[.G124]-[.$B$2]" office:value-type="float" office:value="16.5910265445709" calcext:value-type="float">
            <text:p>16.5910265446</text:p>
          </table:table-cell>
          <table:table-cell table:formula="of:=[.C124]/([.H124]-[.H123])" office:value-type="float" office:value="118183.316027029" calcext:value-type="float">
            <text:p>118183.316027029</text:p>
          </table:table-cell>
          <table:table-cell table:formula="of:=[.G124]-[.$B124]" office:value-type="float" office:value="11.0132863521576" calcext:value-type="float">
            <text:p>11.013286352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37745.61917" calcext:value-type="float">
            <text:p>1443137745.61917</text:p>
          </table:table-cell>
          <table:table-cell office:value-type="float" office:value="4320" calcext:value-type="float">
            <text:p>4320</text:p>
          </table:table-cell>
          <table:table-cell table:formula="of:=[.B125]-[.$B$2]" office:value-type="float" office:value="5.61901140213013" calcext:value-type="float">
            <text:p>5.6190114021</text:p>
          </table:table-cell>
          <table:table-cell table:formula="of:=[.C125]/([.D125]-[.D124])" office:value-type="float" office:value="104673.452259913" calcext:value-type="float">
            <text:p>104673.452259913</text:p>
          </table:table-cell>
          <table:table-cell/>
          <table:table-cell office:value-type="float" office:value="1443137756.62777" calcext:value-type="float">
            <text:p>1443137756.62777</text:p>
          </table:table-cell>
          <table:table-cell table:formula="of:=[.G125]-[.$B$2]" office:value-type="float" office:value="16.6276109218597" calcext:value-type="float">
            <text:p>16.6276109219</text:p>
          </table:table-cell>
          <table:table-cell table:formula="of:=[.C125]/([.H125]-[.H124])" office:value-type="float" office:value="118083.190699008" calcext:value-type="float">
            <text:p>118083.190699008</text:p>
          </table:table-cell>
          <table:table-cell table:formula="of:=[.G125]-[.$B125]" office:value-type="float" office:value="11.0085995197296" calcext:value-type="float">
            <text:p>11.0085995197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37745.66045" calcext:value-type="float">
            <text:p>1443137745.66045</text:p>
          </table:table-cell>
          <table:table-cell office:value-type="float" office:value="4320" calcext:value-type="float">
            <text:p>4320</text:p>
          </table:table-cell>
          <table:table-cell table:formula="of:=[.B126]-[.$B$2]" office:value-type="float" office:value="5.66028356552124" calcext:value-type="float">
            <text:p>5.6602835655</text:p>
          </table:table-cell>
          <table:table-cell table:formula="of:=[.C126]/([.D126]-[.D125])" office:value-type="float" office:value="104671.033574416" calcext:value-type="float">
            <text:p>104671.033574416</text:p>
          </table:table-cell>
          <table:table-cell/>
          <table:table-cell office:value-type="float" office:value="1443137756.66437" calcext:value-type="float">
            <text:p>1443137756.66437</text:p>
          </table:table-cell>
          <table:table-cell table:formula="of:=[.G126]-[.$B$2]" office:value-type="float" office:value="16.6642081737518" calcext:value-type="float">
            <text:p>16.6642081738</text:p>
          </table:table-cell>
          <table:table-cell table:formula="of:=[.C126]/([.H126]-[.H125])" office:value-type="float" office:value="118041.650032573" calcext:value-type="float">
            <text:p>118041.650032573</text:p>
          </table:table-cell>
          <table:table-cell table:formula="of:=[.G126]-[.$B126]" office:value-type="float" office:value="11.0039246082306" calcext:value-type="float">
            <text:p>11.003924608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37745.70174" calcext:value-type="float">
            <text:p>1443137745.70174</text:p>
          </table:table-cell>
          <table:table-cell office:value-type="float" office:value="4320" calcext:value-type="float">
            <text:p>4320</text:p>
          </table:table-cell>
          <table:table-cell table:formula="of:=[.B127]-[.$B$2]" office:value-type="float" office:value="5.70157742500305" calcext:value-type="float">
            <text:p>5.701577425</text:p>
          </table:table-cell>
          <table:table-cell table:formula="of:=[.C127]/([.D127]-[.D126])" office:value-type="float" office:value="104616.038660731" calcext:value-type="float">
            <text:p>104616.038660731</text:p>
          </table:table-cell>
          <table:table-cell/>
          <table:table-cell office:value-type="float" office:value="1443137756.70091" calcext:value-type="float">
            <text:p>1443137756.70091</text:p>
          </table:table-cell>
          <table:table-cell table:formula="of:=[.G127]-[.$B$2]" office:value-type="float" office:value="16.7007508277893" calcext:value-type="float">
            <text:p>16.7007508278</text:p>
          </table:table-cell>
          <table:table-cell table:formula="of:=[.C127]/([.H127]-[.H126])" office:value-type="float" office:value="118218.01436671" calcext:value-type="float">
            <text:p>118218.01436671</text:p>
          </table:table-cell>
          <table:table-cell table:formula="of:=[.G127]-[.$B127]" office:value-type="float" office:value="10.9991734027863" calcext:value-type="float">
            <text:p>10.9991734028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37745.74301" calcext:value-type="float">
            <text:p>1443137745.74301</text:p>
          </table:table-cell>
          <table:table-cell office:value-type="float" office:value="4320" calcext:value-type="float">
            <text:p>4320</text:p>
          </table:table-cell>
          <table:table-cell table:formula="of:=[.B128]-[.$B$2]" office:value-type="float" office:value="5.74284529685974" calcext:value-type="float">
            <text:p>5.7428452969</text:p>
          </table:table-cell>
          <table:table-cell table:formula="of:=[.C128]/([.D128]-[.D127])" office:value-type="float" office:value="104681.918539488" calcext:value-type="float">
            <text:p>104681.918539488</text:p>
          </table:table-cell>
          <table:table-cell/>
          <table:table-cell office:value-type="float" office:value="1443137756.73756" calcext:value-type="float">
            <text:p>1443137756.73756</text:p>
          </table:table-cell>
          <table:table-cell table:formula="of:=[.G128]-[.$B$2]" office:value-type="float" office:value="16.7373929023743" calcext:value-type="float">
            <text:p>16.7373929024</text:p>
          </table:table-cell>
          <table:table-cell table:formula="of:=[.C128]/([.H128]-[.H127])" office:value-type="float" office:value="117897.254697829" calcext:value-type="float">
            <text:p>117897.254697829</text:p>
          </table:table-cell>
          <table:table-cell table:formula="of:=[.G128]-[.$B128]" office:value-type="float" office:value="10.9945476055145" calcext:value-type="float">
            <text:p>10.9945476055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37745.7843" calcext:value-type="float">
            <text:p>1443137745.7843</text:p>
          </table:table-cell>
          <table:table-cell office:value-type="float" office:value="4320" calcext:value-type="float">
            <text:p>4320</text:p>
          </table:table-cell>
          <table:table-cell table:formula="of:=[.B129]-[.$B$2]" office:value-type="float" office:value="5.78413343429565" calcext:value-type="float">
            <text:p>5.7841334343</text:p>
          </table:table-cell>
          <table:table-cell table:formula="of:=[.C129]/([.D129]-[.D128])" office:value-type="float" office:value="104630.537202252" calcext:value-type="float">
            <text:p>104630.537202252</text:p>
          </table:table-cell>
          <table:table-cell/>
          <table:table-cell office:value-type="float" office:value="1443137756.77403" calcext:value-type="float">
            <text:p>1443137756.77403</text:p>
          </table:table-cell>
          <table:table-cell table:formula="of:=[.G129]-[.$B$2]" office:value-type="float" office:value="16.7738699913025" calcext:value-type="float">
            <text:p>16.7738699913</text:p>
          </table:table-cell>
          <table:table-cell table:formula="of:=[.C129]/([.H129]-[.H128])" office:value-type="float" office:value="118430.503281132" calcext:value-type="float">
            <text:p>118430.503281132</text:p>
          </table:table-cell>
          <table:table-cell table:formula="of:=[.G129]-[.$B129]" office:value-type="float" office:value="10.9897365570068" calcext:value-type="float">
            <text:p>10.98973655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37745.82558" calcext:value-type="float">
            <text:p>1443137745.82558</text:p>
          </table:table-cell>
          <table:table-cell office:value-type="float" office:value="4320" calcext:value-type="float">
            <text:p>4320</text:p>
          </table:table-cell>
          <table:table-cell table:formula="of:=[.B130]-[.$B$2]" office:value-type="float" office:value="5.82541704177856" calcext:value-type="float">
            <text:p>5.8254170418</text:p>
          </table:table-cell>
          <table:table-cell table:formula="of:=[.C130]/([.D130]-[.D129])" office:value-type="float" office:value="104642.018064635" calcext:value-type="float">
            <text:p>104642.018064635</text:p>
          </table:table-cell>
          <table:table-cell/>
          <table:table-cell office:value-type="float" office:value="1443137756.81065" calcext:value-type="float">
            <text:p>1443137756.81065</text:p>
          </table:table-cell>
          <table:table-cell table:formula="of:=[.G130]-[.$B$2]" office:value-type="float" office:value="16.810487985611" calcext:value-type="float">
            <text:p>16.8104879856</text:p>
          </table:table-cell>
          <table:table-cell table:formula="of:=[.C130]/([.H130]-[.H129])" office:value-type="float" office:value="117974.784845072" calcext:value-type="float">
            <text:p>117974.784845072</text:p>
          </table:table-cell>
          <table:table-cell table:formula="of:=[.G130]-[.$B130]" office:value-type="float" office:value="10.9850709438324" calcext:value-type="float">
            <text:p>10.9850709438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37745.86686" calcext:value-type="float">
            <text:p>1443137745.86686</text:p>
          </table:table-cell>
          <table:table-cell office:value-type="float" office:value="4320" calcext:value-type="float">
            <text:p>4320</text:p>
          </table:table-cell>
          <table:table-cell table:formula="of:=[.B131]-[.$B$2]" office:value-type="float" office:value="5.86669731140137" calcext:value-type="float">
            <text:p>5.8666973114</text:p>
          </table:table-cell>
          <table:table-cell table:formula="of:=[.C131]/([.D131]-[.D130])" office:value-type="float" office:value="104650.479259798" calcext:value-type="float">
            <text:p>104650.479259798</text:p>
          </table:table-cell>
          <table:table-cell/>
          <table:table-cell office:value-type="float" office:value="1443137756.84721" calcext:value-type="float">
            <text:p>1443137756.84721</text:p>
          </table:table-cell>
          <table:table-cell table:formula="of:=[.G131]-[.$B$2]" office:value-type="float" office:value="16.847051858902" calcext:value-type="float">
            <text:p>16.8470518589</text:p>
          </table:table-cell>
          <table:table-cell table:formula="of:=[.C131]/([.H131]-[.H130])" office:value-type="float" office:value="118149.408450704" calcext:value-type="float">
            <text:p>118149.408450704</text:p>
          </table:table-cell>
          <table:table-cell table:formula="of:=[.G131]-[.$B131]" office:value-type="float" office:value="10.9803545475006" calcext:value-type="float">
            <text:p>10.9803545475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37745.90813" calcext:value-type="float">
            <text:p>1443137745.90813</text:p>
          </table:table-cell>
          <table:table-cell office:value-type="float" office:value="4320" calcext:value-type="float">
            <text:p>4320</text:p>
          </table:table-cell>
          <table:table-cell table:formula="of:=[.B132]-[.$B$2]" office:value-type="float" office:value="5.90796589851379" calcext:value-type="float">
            <text:p>5.9079658985</text:p>
          </table:table-cell>
          <table:table-cell table:formula="of:=[.C132]/([.D132]-[.D131])" office:value-type="float" office:value="104680.10422143" calcext:value-type="float">
            <text:p>104680.10422143</text:p>
          </table:table-cell>
          <table:table-cell/>
          <table:table-cell office:value-type="float" office:value="1443137756.88378" calcext:value-type="float">
            <text:p>1443137756.88378</text:p>
          </table:table-cell>
          <table:table-cell table:formula="of:=[.G132]-[.$B$2]" office:value-type="float" office:value="16.8836207389832" calcext:value-type="float">
            <text:p>16.883620739</text:p>
          </table:table-cell>
          <table:table-cell table:formula="of:=[.C132]/([.H132]-[.H131])" office:value-type="float" office:value="118133.232147398" calcext:value-type="float">
            <text:p>118133.232147398</text:p>
          </table:table-cell>
          <table:table-cell table:formula="of:=[.G132]-[.$B132]" office:value-type="float" office:value="10.9756548404694" calcext:value-type="float">
            <text:p>10.9756548405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37745.9494" calcext:value-type="float">
            <text:p>1443137745.9494</text:p>
          </table:table-cell>
          <table:table-cell office:value-type="float" office:value="4320" calcext:value-type="float">
            <text:p>4320</text:p>
          </table:table-cell>
          <table:table-cell table:formula="of:=[.B133]-[.$B$2]" office:value-type="float" office:value="5.94923758506775" calcext:value-type="float">
            <text:p>5.9492375851</text:p>
          </table:table-cell>
          <table:table-cell table:formula="of:=[.C133]/([.D133]-[.D132])" office:value-type="float" office:value="104672.242903192" calcext:value-type="float">
            <text:p>104672.242903192</text:p>
          </table:table-cell>
          <table:table-cell/>
          <table:table-cell office:value-type="float" office:value="1443137756.92035" calcext:value-type="float">
            <text:p>1443137756.92035</text:p>
          </table:table-cell>
          <table:table-cell table:formula="of:=[.G133]-[.$B$2]" office:value-type="float" office:value="16.9201874732971" calcext:value-type="float">
            <text:p>16.9201874733</text:p>
          </table:table-cell>
          <table:table-cell table:formula="of:=[.C133]/([.H133]-[.H132])" office:value-type="float" office:value="118140.164306392" calcext:value-type="float">
            <text:p>118140.164306392</text:p>
          </table:table-cell>
          <table:table-cell table:formula="of:=[.G133]-[.$B133]" office:value-type="float" office:value="10.9709498882294" calcext:value-type="float">
            <text:p>10.9709498882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37745.99067" calcext:value-type="float">
            <text:p>1443137745.99067</text:p>
          </table:table-cell>
          <table:table-cell office:value-type="float" office:value="4320" calcext:value-type="float">
            <text:p>4320</text:p>
          </table:table-cell>
          <table:table-cell table:formula="of:=[.B134]-[.$B$2]" office:value-type="float" office:value="5.9905104637146" calcext:value-type="float">
            <text:p>5.9905104637</text:p>
          </table:table-cell>
          <table:table-cell table:formula="of:=[.C134]/([.D134]-[.D133])" office:value-type="float" office:value="104669.219633645" calcext:value-type="float">
            <text:p>104669.219633645</text:p>
          </table:table-cell>
          <table:table-cell/>
          <table:table-cell office:value-type="float" office:value="1443137756.95692" calcext:value-type="float">
            <text:p>1443137756.95692</text:p>
          </table:table-cell>
          <table:table-cell table:formula="of:=[.G134]-[.$B$2]" office:value-type="float" office:value="16.9567627906799" calcext:value-type="float">
            <text:p>16.9567627907</text:p>
          </table:table-cell>
          <table:table-cell table:formula="of:=[.C134]/([.H134]-[.H133])" office:value-type="float" office:value="118112.440550688" calcext:value-type="float">
            <text:p>118112.440550688</text:p>
          </table:table-cell>
          <table:table-cell table:formula="of:=[.G134]-[.$B134]" office:value-type="float" office:value="10.9662523269653" calcext:value-type="float">
            <text:p>10.966252327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37746.03048" calcext:value-type="float">
            <text:p>1443137746.03048</text:p>
          </table:table-cell>
          <table:table-cell office:value-type="float" office:value="4320" calcext:value-type="float">
            <text:p>4320</text:p>
          </table:table-cell>
          <table:table-cell table:formula="of:=[.B135]-[.$B$2]" office:value-type="float" office:value="6.03032088279724" calcext:value-type="float">
            <text:p>6.0303208828</text:p>
          </table:table-cell>
          <table:table-cell table:formula="of:=[.C135]/([.D135]-[.D134])" office:value-type="float" office:value="108514.30604215" calcext:value-type="float">
            <text:p>108514.30604215</text:p>
          </table:table-cell>
          <table:table-cell/>
          <table:table-cell office:value-type="float" office:value="1443137756.99339" calcext:value-type="float">
            <text:p>1443137756.99339</text:p>
          </table:table-cell>
          <table:table-cell table:formula="of:=[.G135]-[.$B$2]" office:value-type="float" office:value="16.9932277202606" calcext:value-type="float">
            <text:p>16.9932277203</text:p>
          </table:table-cell>
          <table:table-cell table:formula="of:=[.C135]/([.H135]-[.H134])" office:value-type="float" office:value="118469.994311681" calcext:value-type="float">
            <text:p>118469.994311681</text:p>
          </table:table-cell>
          <table:table-cell table:formula="of:=[.G135]-[.$B135]" office:value-type="float" office:value="10.9629068374634" calcext:value-type="float">
            <text:p>10.9629068375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37746.06989" calcext:value-type="float">
            <text:p>1443137746.06989</text:p>
          </table:table-cell>
          <table:table-cell office:value-type="float" office:value="4320" calcext:value-type="float">
            <text:p>4320</text:p>
          </table:table-cell>
          <table:table-cell table:formula="of:=[.B136]-[.$B$2]" office:value-type="float" office:value="6.06972622871399" calcext:value-type="float">
            <text:p>6.0697262287</text:p>
          </table:table-cell>
          <table:table-cell table:formula="of:=[.C136]/([.D136]-[.D135])" office:value-type="float" office:value="109629.795133049" calcext:value-type="float">
            <text:p>109629.795133049</text:p>
          </table:table-cell>
          <table:table-cell/>
          <table:table-cell office:value-type="float" office:value="1443137760.00829" calcext:value-type="float">
            <text:p>1443137760.00829</text:p>
          </table:table-cell>
          <table:table-cell table:formula="of:=[.G136]-[.$B$2]" office:value-type="float" office:value="20.0081312656403" calcext:value-type="float">
            <text:p>20.0081312656</text:p>
          </table:table-cell>
          <table:table-cell table:formula="of:=[.C136]/([.H136]-[.H135])" office:value-type="float" office:value="1432.88166104698" calcext:value-type="float">
            <text:p>1432.881661047</text:p>
          </table:table-cell>
          <table:table-cell table:formula="of:=[.G136]-[.$B136]" office:value-type="float" office:value="13.9384050369263" calcext:value-type="float">
            <text:p>13.9384050369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37746.10929" calcext:value-type="float">
            <text:p>1443137746.10929</text:p>
          </table:table-cell>
          <table:table-cell office:value-type="float" office:value="4320" calcext:value-type="float">
            <text:p>4320</text:p>
          </table:table-cell>
          <table:table-cell table:formula="of:=[.B137]-[.$B$2]" office:value-type="float" office:value="6.109130859375" calcext:value-type="float">
            <text:p>6.1091308594</text:p>
          </table:table-cell>
          <table:table-cell table:formula="of:=[.C137]/([.D137]-[.D136])" office:value-type="float" office:value="109631.785085464" calcext:value-type="float">
            <text:p>109631.785085464</text:p>
          </table:table-cell>
          <table:table-cell/>
          <table:table-cell office:value-type="float" office:value="1443137760.02643" calcext:value-type="float">
            <text:p>1443137760.02643</text:p>
          </table:table-cell>
          <table:table-cell table:formula="of:=[.G137]-[.$B$2]" office:value-type="float" office:value="20.0262706279755" calcext:value-type="float">
            <text:p>20.026270628</text:p>
          </table:table-cell>
          <table:table-cell table:formula="of:=[.C137]/([.H137]-[.H136])" office:value-type="float" office:value="238156.111563839" calcext:value-type="float">
            <text:p>238156.111563839</text:p>
          </table:table-cell>
          <table:table-cell table:formula="of:=[.G137]-[.$B137]" office:value-type="float" office:value="13.9171397686005" calcext:value-type="float">
            <text:p>13.917139768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37746.1487" calcext:value-type="float">
            <text:p>1443137746.1487</text:p>
          </table:table-cell>
          <table:table-cell office:value-type="float" office:value="4320" calcext:value-type="float">
            <text:p>4320</text:p>
          </table:table-cell>
          <table:table-cell table:formula="of:=[.B138]-[.$B$2]" office:value-type="float" office:value="6.14853525161743" calcext:value-type="float">
            <text:p>6.1485352516</text:p>
          </table:table-cell>
          <table:table-cell table:formula="of:=[.C138]/([.D138]-[.D137])" office:value-type="float" office:value="109632.448418989" calcext:value-type="float">
            <text:p>109632.448418989</text:p>
          </table:table-cell>
          <table:table-cell/>
          <table:table-cell office:value-type="float" office:value="1443137760.11343" calcext:value-type="float">
            <text:p>1443137760.11343</text:p>
          </table:table-cell>
          <table:table-cell table:formula="of:=[.G138]-[.$B$2]" office:value-type="float" office:value="20.1132683753967" calcext:value-type="float">
            <text:p>20.1132683754</text:p>
          </table:table-cell>
          <table:table-cell table:formula="of:=[.C138]/([.H138]-[.H137])" office:value-type="float" office:value="49656.4581043862" calcext:value-type="float">
            <text:p>49656.4581043862</text:p>
          </table:table-cell>
          <table:table-cell table:formula="of:=[.G138]-[.$B138]" office:value-type="float" office:value="13.9647331237793" calcext:value-type="float">
            <text:p>13.9647331238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37746.1881" calcext:value-type="float">
            <text:p>1443137746.1881</text:p>
          </table:table-cell>
          <table:table-cell office:value-type="float" office:value="4320" calcext:value-type="float">
            <text:p>4320</text:p>
          </table:table-cell>
          <table:table-cell table:formula="of:=[.B139]-[.$B$2]" office:value-type="float" office:value="6.18793869018555" calcext:value-type="float">
            <text:p>6.1879386902</text:p>
          </table:table-cell>
          <table:table-cell table:formula="of:=[.C139]/([.D139]-[.D138])" office:value-type="float" office:value="109635.101833364" calcext:value-type="float">
            <text:p>109635.101833364</text:p>
          </table:table-cell>
          <table:table-cell/>
          <table:table-cell office:value-type="float" office:value="1443137760.21347" calcext:value-type="float">
            <text:p>1443137760.21347</text:p>
          </table:table-cell>
          <table:table-cell table:formula="of:=[.G139]-[.$B$2]" office:value-type="float" office:value="20.2133104801178" calcext:value-type="float">
            <text:p>20.2133104801</text:p>
          </table:table-cell>
          <table:table-cell table:formula="of:=[.C139]/([.H139]-[.H138])" office:value-type="float" office:value="43181.8184158034" calcext:value-type="float">
            <text:p>43181.8184158034</text:p>
          </table:table-cell>
          <table:table-cell table:formula="of:=[.G139]-[.$B139]" office:value-type="float" office:value="14.0253717899323" calcext:value-type="float">
            <text:p>14.0253717899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37746.2275" calcext:value-type="float">
            <text:p>1443137746.2275</text:p>
          </table:table-cell>
          <table:table-cell office:value-type="float" office:value="4320" calcext:value-type="float">
            <text:p>4320</text:p>
          </table:table-cell>
          <table:table-cell table:formula="of:=[.B140]-[.$B$2]" office:value-type="float" office:value="6.22734069824219" calcext:value-type="float">
            <text:p>6.2273406982</text:p>
          </table:table-cell>
          <table:table-cell table:formula="of:=[.C140]/([.D140]-[.D139])" office:value-type="float" office:value="109639.08219576" calcext:value-type="float">
            <text:p>109639.08219576</text:p>
          </table:table-cell>
          <table:table-cell/>
          <table:table-cell office:value-type="float" office:value="1443137766.03374" calcext:value-type="float">
            <text:p>1443137766.03374</text:p>
          </table:table-cell>
          <table:table-cell table:formula="of:=[.G140]-[.$B$2]" office:value-type="float" office:value="26.0335762500763" calcext:value-type="float">
            <text:p>26.0335762501</text:p>
          </table:table-cell>
          <table:table-cell table:formula="of:=[.C140]/([.H140]-[.H139])" office:value-type="float" office:value="742.234147158336" calcext:value-type="float">
            <text:p>742.2341471583</text:p>
          </table:table-cell>
          <table:table-cell table:formula="of:=[.G140]-[.$B140]" office:value-type="float" office:value="19.8062355518341" calcext:value-type="float">
            <text:p>19.8062355518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37746.26691" calcext:value-type="float">
            <text:p>1443137746.26691</text:p>
          </table:table-cell>
          <table:table-cell office:value-type="float" office:value="4320" calcext:value-type="float">
            <text:p>4320</text:p>
          </table:table-cell>
          <table:table-cell table:formula="of:=[.B141]-[.$B$2]" office:value-type="float" office:value="6.26674318313599" calcext:value-type="float">
            <text:p>6.2667431831</text:p>
          </table:table-cell>
          <table:table-cell table:formula="of:=[.C141]/([.D141]-[.D140])" office:value-type="float" office:value="109637.755376181" calcext:value-type="float">
            <text:p>109637.755376181</text:p>
          </table:table-cell>
          <table:table-cell/>
          <table:table-cell office:value-type="float" office:value="1443137770.40405" calcext:value-type="float">
            <text:p>1443137770.40405</text:p>
          </table:table-cell>
          <table:table-cell table:formula="of:=[.G141]-[.$B$2]" office:value-type="float" office:value="30.403885602951" calcext:value-type="float">
            <text:p>30.403885603</text:p>
          </table:table-cell>
          <table:table-cell table:formula="of:=[.C141]/([.H141]-[.H140])" office:value-type="float" office:value="988.488377180516" calcext:value-type="float">
            <text:p>988.4883771805</text:p>
          </table:table-cell>
          <table:table-cell table:formula="of:=[.G141]-[.$B141]" office:value-type="float" office:value="24.1371424198151" calcext:value-type="float">
            <text:p>24.1371424198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37746.30631" calcext:value-type="float">
            <text:p>1443137746.30631</text:p>
          </table:table-cell>
          <table:table-cell office:value-type="float" office:value="4320" calcext:value-type="float">
            <text:p>4320</text:p>
          </table:table-cell>
          <table:table-cell table:formula="of:=[.B142]-[.$B$2]" office:value-type="float" office:value="6.30614352226257" calcext:value-type="float">
            <text:p>6.3061435223</text:p>
          </table:table-cell>
          <table:table-cell table:formula="of:=[.C142]/([.D142]-[.D141])" office:value-type="float" office:value="109643.726317191" calcext:value-type="float">
            <text:p>109643.726317191</text:p>
          </table:table-cell>
          <table:table-cell/>
          <table:table-cell office:value-type="float" office:value="1443137770.45273" calcext:value-type="float">
            <text:p>1443137770.45273</text:p>
          </table:table-cell>
          <table:table-cell table:formula="of:=[.G142]-[.$B$2]" office:value-type="float" office:value="30.4525723457336" calcext:value-type="float">
            <text:p>30.4525723457</text:p>
          </table:table-cell>
          <table:table-cell table:formula="of:=[.C142]/([.H142]-[.H141])" office:value-type="float" office:value="88730.5199136171" calcext:value-type="float">
            <text:p>88730.5199136171</text:p>
          </table:table-cell>
          <table:table-cell table:formula="of:=[.G142]-[.$B142]" office:value-type="float" office:value="24.1464288234711" calcext:value-type="float">
            <text:p>24.146428823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37746.34574" calcext:value-type="float">
            <text:p>1443137746.34574</text:p>
          </table:table-cell>
          <table:table-cell office:value-type="float" office:value="4320" calcext:value-type="float">
            <text:p>4320</text:p>
          </table:table-cell>
          <table:table-cell table:formula="of:=[.B143]-[.$B$2]" office:value-type="float" office:value="6.34557366371155" calcext:value-type="float">
            <text:p>6.3455736637</text:p>
          </table:table-cell>
          <table:table-cell table:formula="of:=[.C143]/([.D143]-[.D142])" office:value-type="float" office:value="109560.854748401" calcext:value-type="float">
            <text:p>109560.854748401</text:p>
          </table:table-cell>
          <table:table-cell/>
          <table:table-cell office:value-type="float" office:value="1443137770.50145" calcext:value-type="float">
            <text:p>1443137770.50145</text:p>
          </table:table-cell>
          <table:table-cell table:formula="of:=[.G143]-[.$B$2]" office:value-type="float" office:value="30.5012850761414" calcext:value-type="float">
            <text:p>30.5012850761</text:p>
          </table:table-cell>
          <table:table-cell table:formula="of:=[.C143]/([.H143]-[.H142])" office:value-type="float" office:value="88683.1833042933" calcext:value-type="float">
            <text:p>88683.1833042933</text:p>
          </table:table-cell>
          <table:table-cell table:formula="of:=[.G143]-[.$B143]" office:value-type="float" office:value="24.1557114124298" calcext:value-type="float">
            <text:p>24.1557114124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37746.38514" calcext:value-type="float">
            <text:p>1443137746.38514</text:p>
          </table:table-cell>
          <table:table-cell office:value-type="float" office:value="4320" calcext:value-type="float">
            <text:p>4320</text:p>
          </table:table-cell>
          <table:table-cell table:formula="of:=[.B144]-[.$B$2]" office:value-type="float" office:value="6.38497400283814" calcext:value-type="float">
            <text:p>6.3849740028</text:p>
          </table:table-cell>
          <table:table-cell table:formula="of:=[.C144]/([.D144]-[.D143])" office:value-type="float" office:value="109643.726317191" calcext:value-type="float">
            <text:p>109643.726317191</text:p>
          </table:table-cell>
          <table:table-cell/>
          <table:table-cell office:value-type="float" office:value="1443137770.55021" calcext:value-type="float">
            <text:p>1443137770.55021</text:p>
          </table:table-cell>
          <table:table-cell table:formula="of:=[.G144]-[.$B$2]" office:value-type="float" office:value="30.5500507354736" calcext:value-type="float">
            <text:p>30.5500507355</text:p>
          </table:table-cell>
          <table:table-cell table:formula="of:=[.C144]/([.H144]-[.H143])" office:value-type="float" office:value="88586.9289814118" calcext:value-type="float">
            <text:p>88586.9289814118</text:p>
          </table:table-cell>
          <table:table-cell table:formula="of:=[.G144]-[.$B144]" office:value-type="float" office:value="24.1650767326355" calcext:value-type="float">
            <text:p>24.165076732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37746.42454" calcext:value-type="float">
            <text:p>1443137746.42454</text:p>
          </table:table-cell>
          <table:table-cell office:value-type="float" office:value="4320" calcext:value-type="float">
            <text:p>4320</text:p>
          </table:table-cell>
          <table:table-cell table:formula="of:=[.B145]-[.$B$2]" office:value-type="float" office:value="6.42437744140625" calcext:value-type="float">
            <text:p>6.4243774414</text:p>
          </table:table-cell>
          <table:table-cell table:formula="of:=[.C145]/([.D145]-[.D144])" office:value-type="float" office:value="109635.101833364" calcext:value-type="float">
            <text:p>109635.101833364</text:p>
          </table:table-cell>
          <table:table-cell/>
          <table:table-cell office:value-type="float" office:value="1443137770.59897" calcext:value-type="float">
            <text:p>1443137770.59897</text:p>
          </table:table-cell>
          <table:table-cell table:formula="of:=[.G145]-[.$B$2]" office:value-type="float" office:value="30.5988121032715" calcext:value-type="float">
            <text:p>30.5988121033</text:p>
          </table:table-cell>
          <table:table-cell table:formula="of:=[.C145]/([.H145]-[.H144])" office:value-type="float" office:value="88594.7256014082" calcext:value-type="float">
            <text:p>88594.7256014082</text:p>
          </table:table-cell>
          <table:table-cell table:formula="of:=[.G145]-[.$B145]" office:value-type="float" office:value="24.1744346618652" calcext:value-type="float">
            <text:p>24.1744346619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37746.46394" calcext:value-type="float">
            <text:p>1443137746.46394</text:p>
          </table:table-cell>
          <table:table-cell office:value-type="float" office:value="4320" calcext:value-type="float">
            <text:p>4320</text:p>
          </table:table-cell>
          <table:table-cell table:formula="of:=[.B146]-[.$B$2]" office:value-type="float" office:value="6.46377754211426" calcext:value-type="float">
            <text:p>6.4637775421</text:p>
          </table:table-cell>
          <table:table-cell table:formula="of:=[.C146]/([.D146]-[.D145])" office:value-type="float" office:value="109644.389795227" calcext:value-type="float">
            <text:p>109644.389795227</text:p>
          </table:table-cell>
          <table:table-cell/>
          <table:table-cell office:value-type="float" office:value="1443137770.64773" calcext:value-type="float">
            <text:p>1443137770.64773</text:p>
          </table:table-cell>
          <table:table-cell table:formula="of:=[.G146]-[.$B$2]" office:value-type="float" office:value="30.6475698947906" calcext:value-type="float">
            <text:p>30.6475698948</text:p>
          </table:table-cell>
          <table:table-cell table:formula="of:=[.C146]/([.H146]-[.H145])" office:value-type="float" office:value="88601.2238331581" calcext:value-type="float">
            <text:p>88601.2238331581</text:p>
          </table:table-cell>
          <table:table-cell table:formula="of:=[.G146]-[.$B146]" office:value-type="float" office:value="24.1837923526764" calcext:value-type="float">
            <text:p>24.1837923527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37746.50333" calcext:value-type="float">
            <text:p>1443137746.50333</text:p>
          </table:table-cell>
          <table:table-cell office:value-type="float" office:value="4320" calcext:value-type="float">
            <text:p>4320</text:p>
          </table:table-cell>
          <table:table-cell table:formula="of:=[.B147]-[.$B$2]" office:value-type="float" office:value="6.5031635761261" calcext:value-type="float">
            <text:p>6.5031635761</text:p>
          </table:table-cell>
          <table:table-cell table:formula="of:=[.C147]/([.D147]-[.D146])" office:value-type="float" office:value="109683.549216995" calcext:value-type="float">
            <text:p>109683.549216995</text:p>
          </table:table-cell>
          <table:table-cell/>
          <table:table-cell office:value-type="float" office:value="1443137770.69649" calcext:value-type="float">
            <text:p>1443137770.69649</text:p>
          </table:table-cell>
          <table:table-cell table:formula="of:=[.G147]-[.$B$2]" office:value-type="float" office:value="30.6963284015656" calcext:value-type="float">
            <text:p>30.6963284016</text:p>
          </table:table-cell>
          <table:table-cell table:formula="of:=[.C147]/([.H147]-[.H146])" office:value-type="float" office:value="88599.9241105482" calcext:value-type="float">
            <text:p>88599.9241105482</text:p>
          </table:table-cell>
          <table:table-cell table:formula="of:=[.G147]-[.$B147]" office:value-type="float" office:value="24.1931648254395" calcext:value-type="float">
            <text:p>24.1931648254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37746.54273" calcext:value-type="float">
            <text:p>1443137746.54273</text:p>
          </table:table-cell>
          <table:table-cell office:value-type="float" office:value="4320" calcext:value-type="float">
            <text:p>4320</text:p>
          </table:table-cell>
          <table:table-cell table:formula="of:=[.B148]-[.$B$2]" office:value-type="float" office:value="6.54256558418274" calcext:value-type="float">
            <text:p>6.5425655842</text:p>
          </table:table-cell>
          <table:table-cell table:formula="of:=[.C148]/([.D148]-[.D147])" office:value-type="float" office:value="109639.08219576" calcext:value-type="float">
            <text:p>109639.08219576</text:p>
          </table:table-cell>
          <table:table-cell/>
          <table:table-cell office:value-type="float" office:value="1443137770.74533" calcext:value-type="float">
            <text:p>1443137770.74533</text:p>
          </table:table-cell>
          <table:table-cell table:formula="of:=[.G148]-[.$B$2]" office:value-type="float" office:value="30.7451725006104" calcext:value-type="float">
            <text:p>30.7451725006</text:p>
          </table:table-cell>
          <table:table-cell table:formula="of:=[.C148]/([.H148]-[.H147])" office:value-type="float" office:value="88444.6654658876" calcext:value-type="float">
            <text:p>88444.6654658876</text:p>
          </table:table-cell>
          <table:table-cell table:formula="of:=[.G148]-[.$B148]" office:value-type="float" office:value="24.2026069164276" calcext:value-type="float">
            <text:p>24.2026069164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37746.58213" calcext:value-type="float">
            <text:p>1443137746.58213</text:p>
          </table:table-cell>
          <table:table-cell office:value-type="float" office:value="4320" calcext:value-type="float">
            <text:p>4320</text:p>
          </table:table-cell>
          <table:table-cell table:formula="of:=[.B149]-[.$B$2]" office:value-type="float" office:value="6.58196616172791" calcext:value-type="float">
            <text:p>6.5819661617</text:p>
          </table:table-cell>
          <table:table-cell table:formula="of:=[.C149]/([.D149]-[.D148])" office:value-type="float" office:value="109643.062847184" calcext:value-type="float">
            <text:p>109643.062847184</text:p>
          </table:table-cell>
          <table:table-cell/>
          <table:table-cell office:value-type="float" office:value="1443137770.79415" calcext:value-type="float">
            <text:p>1443137770.79415</text:p>
          </table:table-cell>
          <table:table-cell table:formula="of:=[.G149]-[.$B$2]" office:value-type="float" office:value="30.7939896583557" calcext:value-type="float">
            <text:p>30.7939896584</text:p>
          </table:table-cell>
          <table:table-cell table:formula="of:=[.C149]/([.H149]-[.H148])" office:value-type="float" office:value="88493.4764644403" calcext:value-type="float">
            <text:p>88493.4764644403</text:p>
          </table:table-cell>
          <table:table-cell table:formula="of:=[.G149]-[.$B149]" office:value-type="float" office:value="24.2120234966278" calcext:value-type="float">
            <text:p>24.2120234966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37746.62153" calcext:value-type="float">
            <text:p>1443137746.62153</text:p>
          </table:table-cell>
          <table:table-cell office:value-type="float" office:value="4320" calcext:value-type="float">
            <text:p>4320</text:p>
          </table:table-cell>
          <table:table-cell table:formula="of:=[.B150]-[.$B$2]" office:value-type="float" office:value="6.62136435508728" calcext:value-type="float">
            <text:p>6.6213643551</text:p>
          </table:table-cell>
          <table:table-cell table:formula="of:=[.C150]/([.D150]-[.D149])" office:value-type="float" office:value="109649.697908598" calcext:value-type="float">
            <text:p>109649.697908598</text:p>
          </table:table-cell>
          <table:table-cell/>
          <table:table-cell office:value-type="float" office:value="1443137770.84294" calcext:value-type="float">
            <text:p>1443137770.84294</text:p>
          </table:table-cell>
          <table:table-cell table:formula="of:=[.G150]-[.$B$2]" office:value-type="float" office:value="30.8427746295929" calcext:value-type="float">
            <text:p>30.8427746296</text:p>
          </table:table-cell>
          <table:table-cell table:formula="of:=[.C150]/([.H150]-[.H149])" office:value-type="float" office:value="88551.8611663629" calcext:value-type="float">
            <text:p>88551.8611663629</text:p>
          </table:table-cell>
          <table:table-cell table:formula="of:=[.G150]-[.$B150]" office:value-type="float" office:value="24.2214102745056" calcext:value-type="float">
            <text:p>24.221410274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37746.66092" calcext:value-type="float">
            <text:p>1443137746.66092</text:p>
          </table:table-cell>
          <table:table-cell office:value-type="float" office:value="4320" calcext:value-type="float">
            <text:p>4320</text:p>
          </table:table-cell>
          <table:table-cell table:formula="of:=[.B151]-[.$B$2]" office:value-type="float" office:value="6.6607608795166" calcext:value-type="float">
            <text:p>6.6607608795</text:p>
          </table:table-cell>
          <table:table-cell table:formula="of:=[.C151]/([.D151]-[.D150])" office:value-type="float" office:value="109654.342929418" calcext:value-type="float">
            <text:p>109654.342929418</text:p>
          </table:table-cell>
          <table:table-cell/>
          <table:table-cell office:value-type="float" office:value="1443137770.8917" calcext:value-type="float">
            <text:p>1443137770.8917</text:p>
          </table:table-cell>
          <table:table-cell table:formula="of:=[.G151]-[.$B$2]" office:value-type="float" office:value="30.891538143158" calcext:value-type="float">
            <text:p>30.8915381432</text:p>
          </table:table-cell>
          <table:table-cell table:formula="of:=[.C151]/([.H151]-[.H150])" office:value-type="float" office:value="88590.8271198705" calcext:value-type="float">
            <text:p>88590.8271198705</text:p>
          </table:table-cell>
          <table:table-cell table:formula="of:=[.G151]-[.$B151]" office:value-type="float" office:value="24.2307772636414" calcext:value-type="float">
            <text:p>24.230777263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37746.70031" calcext:value-type="float">
            <text:p>1443137746.70031</text:p>
          </table:table-cell>
          <table:table-cell office:value-type="float" office:value="4320" calcext:value-type="float">
            <text:p>4320</text:p>
          </table:table-cell>
          <table:table-cell table:formula="of:=[.B152]-[.$B$2]" office:value-type="float" office:value="6.70015096664429" calcext:value-type="float">
            <text:p>6.7001509666</text:p>
          </table:table-cell>
          <table:table-cell table:formula="of:=[.C152]/([.D152]-[.D151])" office:value-type="float" office:value="109672.263125401" calcext:value-type="float">
            <text:p>109672.263125401</text:p>
          </table:table-cell>
          <table:table-cell/>
          <table:table-cell office:value-type="float" office:value="1443137770.94047" calcext:value-type="float">
            <text:p>1443137770.94047</text:p>
          </table:table-cell>
          <table:table-cell table:formula="of:=[.G152]-[.$B$2]" office:value-type="float" office:value="30.9403033256531" calcext:value-type="float">
            <text:p>30.9403033257</text:p>
          </table:table-cell>
          <table:table-cell table:formula="of:=[.C152]/([.H152]-[.H151])" office:value-type="float" office:value="88587.7952047561" calcext:value-type="float">
            <text:p>88587.7952047561</text:p>
          </table:table-cell>
          <table:table-cell table:formula="of:=[.G152]-[.$B152]" office:value-type="float" office:value="24.2401523590088" calcext:value-type="float">
            <text:p>24.240152359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37746.73972" calcext:value-type="float">
            <text:p>1443137746.73972</text:p>
          </table:table-cell>
          <table:table-cell office:value-type="float" office:value="4320" calcext:value-type="float">
            <text:p>4320</text:p>
          </table:table-cell>
          <table:table-cell table:formula="of:=[.B153]-[.$B$2]" office:value-type="float" office:value="6.73955392837524" calcext:value-type="float">
            <text:p>6.7395539284</text:p>
          </table:table-cell>
          <table:table-cell table:formula="of:=[.C153]/([.D153]-[.D152])" office:value-type="float" office:value="109636.428588717" calcext:value-type="float">
            <text:p>109636.428588717</text:p>
          </table:table-cell>
          <table:table-cell/>
          <table:table-cell office:value-type="float" office:value="1443137770.98924" calcext:value-type="float">
            <text:p>1443137770.98924</text:p>
          </table:table-cell>
          <table:table-cell table:formula="of:=[.G153]-[.$B$2]" office:value-type="float" office:value="30.9890797138214" calcext:value-type="float">
            <text:p>30.9890797138</text:p>
          </table:table-cell>
          <table:table-cell table:formula="of:=[.C153]/([.H153]-[.H152])" office:value-type="float" office:value="88567.4434337164" calcext:value-type="float">
            <text:p>88567.4434337164</text:p>
          </table:table-cell>
          <table:table-cell table:formula="of:=[.G153]-[.$B153]" office:value-type="float" office:value="24.2495257854462" calcext:value-type="float">
            <text:p>24.2495257854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37746.77912" calcext:value-type="float">
            <text:p>1443137746.77912</text:p>
          </table:table-cell>
          <table:table-cell office:value-type="float" office:value="4320" calcext:value-type="float">
            <text:p>4320</text:p>
          </table:table-cell>
          <table:table-cell table:formula="of:=[.B154]-[.$B$2]" office:value-type="float" office:value="6.77895498275757" calcext:value-type="float">
            <text:p>6.7789549828</text:p>
          </table:table-cell>
          <table:table-cell table:formula="of:=[.C154]/([.D154]-[.D153])" office:value-type="float" office:value="109641.73593126" calcext:value-type="float">
            <text:p>109641.73593126</text:p>
          </table:table-cell>
          <table:table-cell/>
          <table:table-cell office:value-type="float" office:value="1443137771.03802" calcext:value-type="float">
            <text:p>1443137771.03802</text:p>
          </table:table-cell>
          <table:table-cell table:formula="of:=[.G154]-[.$B$2]" office:value-type="float" office:value="31.0378563404083" calcext:value-type="float">
            <text:p>31.0378563404</text:p>
          </table:table-cell>
          <table:table-cell table:formula="of:=[.C154]/([.H154]-[.H153])" office:value-type="float" office:value="88567.0105189067" calcext:value-type="float">
            <text:p>88567.0105189067</text:p>
          </table:table-cell>
          <table:table-cell table:formula="of:=[.G154]-[.$B154]" office:value-type="float" office:value="24.2589013576508" calcext:value-type="float">
            <text:p>24.2589013577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37746.81852" calcext:value-type="float">
            <text:p>1443137746.81852</text:p>
          </table:table-cell>
          <table:table-cell office:value-type="float" office:value="4320" calcext:value-type="float">
            <text:p>4320</text:p>
          </table:table-cell>
          <table:table-cell table:formula="of:=[.B155]-[.$B$2]" office:value-type="float" office:value="6.81835746765137" calcext:value-type="float">
            <text:p>6.8183574677</text:p>
          </table:table-cell>
          <table:table-cell table:formula="of:=[.C155]/([.D155]-[.D154])" office:value-type="float" office:value="109637.755376181" calcext:value-type="float">
            <text:p>109637.755376181</text:p>
          </table:table-cell>
          <table:table-cell/>
          <table:table-cell office:value-type="float" office:value="1443137771.05558" calcext:value-type="float">
            <text:p>1443137771.05558</text:p>
          </table:table-cell>
          <table:table-cell table:formula="of:=[.G155]-[.$B$2]" office:value-type="float" office:value="31.0554208755493" calcext:value-type="float">
            <text:p>31.0554208755</text:p>
          </table:table-cell>
          <table:table-cell table:formula="of:=[.C155]/([.H155]-[.H154])" office:value-type="float" office:value="245950.147004927" calcext:value-type="float">
            <text:p>245950.147004927</text:p>
          </table:table-cell>
          <table:table-cell table:formula="of:=[.G155]-[.$B155]" office:value-type="float" office:value="24.2370634078979" calcext:value-type="float">
            <text:p>24.2370634079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37746.85792" calcext:value-type="float">
            <text:p>1443137746.85792</text:p>
          </table:table-cell>
          <table:table-cell office:value-type="float" office:value="4320" calcext:value-type="float">
            <text:p>4320</text:p>
          </table:table-cell>
          <table:table-cell table:formula="of:=[.B156]-[.$B$2]" office:value-type="float" office:value="6.8577606678009" calcext:value-type="float">
            <text:p>6.8577606678</text:p>
          </table:table-cell>
          <table:table-cell table:formula="of:=[.C156]/([.D156]-[.D155])" office:value-type="float" office:value="109635.765207026" calcext:value-type="float">
            <text:p>109635.765207026</text:p>
          </table:table-cell>
          <table:table-cell/>
          <table:table-cell office:value-type="float" office:value="1443137771.09437" calcext:value-type="float">
            <text:p>1443137771.09437</text:p>
          </table:table-cell>
          <table:table-cell table:formula="of:=[.G156]-[.$B$2]" office:value-type="float" office:value="31.0942039489746" calcext:value-type="float">
            <text:p>31.094203949</text:p>
          </table:table-cell>
          <table:table-cell table:formula="of:=[.C156]/([.H156]-[.H155])" office:value-type="float" office:value="111388.799763936" calcext:value-type="float">
            <text:p>111388.799763936</text:p>
          </table:table-cell>
          <table:table-cell table:formula="of:=[.G156]-[.$B156]" office:value-type="float" office:value="24.2364432811737" calcext:value-type="float">
            <text:p>24.2364432812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37746.89733" calcext:value-type="float">
            <text:p>1443137746.89733</text:p>
          </table:table-cell>
          <table:table-cell office:value-type="float" office:value="4320" calcext:value-type="float">
            <text:p>4320</text:p>
          </table:table-cell>
          <table:table-cell table:formula="of:=[.B157]-[.$B$2]" office:value-type="float" office:value="6.89716291427612" calcext:value-type="float">
            <text:p>6.8971629143</text:p>
          </table:table-cell>
          <table:table-cell table:formula="of:=[.C157]/([.D157]-[.D156])" office:value-type="float" office:value="109638.418781956" calcext:value-type="float">
            <text:p>109638.418781956</text:p>
          </table:table-cell>
          <table:table-cell/>
          <table:table-cell office:value-type="float" office:value="1443137771.14481" calcext:value-type="float">
            <text:p>1443137771.14481</text:p>
          </table:table-cell>
          <table:table-cell table:formula="of:=[.G157]-[.$B$2]" office:value-type="float" office:value="31.1446485519409" calcext:value-type="float">
            <text:p>31.1446485519</text:p>
          </table:table-cell>
          <table:table-cell table:formula="of:=[.C157]/([.H157]-[.H156])" office:value-type="float" office:value="85638.4974005104" calcext:value-type="float">
            <text:p>85638.4974005104</text:p>
          </table:table-cell>
          <table:table-cell table:formula="of:=[.G157]-[.$B157]" office:value-type="float" office:value="24.2474856376648" calcext:value-type="float">
            <text:p>24.2474856377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37746.93673" calcext:value-type="float">
            <text:p>1443137746.93673</text:p>
          </table:table-cell>
          <table:table-cell office:value-type="float" office:value="4320" calcext:value-type="float">
            <text:p>4320</text:p>
          </table:table-cell>
          <table:table-cell table:formula="of:=[.B158]-[.$B$2]" office:value-type="float" office:value="6.93656778335571" calcext:value-type="float">
            <text:p>6.9365677834</text:p>
          </table:table-cell>
          <table:table-cell table:formula="of:=[.C158]/([.D158]-[.D157])" office:value-type="float" office:value="109631.121759965" calcext:value-type="float">
            <text:p>109631.121759965</text:p>
          </table:table-cell>
          <table:table-cell/>
          <table:table-cell office:value-type="float" office:value="1443137771.19525" calcext:value-type="float">
            <text:p>1443137771.19525</text:p>
          </table:table-cell>
          <table:table-cell table:formula="of:=[.G158]-[.$B$2]" office:value-type="float" office:value="31.1950902938843" calcext:value-type="float">
            <text:p>31.1950902939</text:p>
          </table:table-cell>
          <table:table-cell table:formula="of:=[.C158]/([.H158]-[.H157])" office:value-type="float" office:value="85643.3547606443" calcext:value-type="float">
            <text:p>85643.3547606443</text:p>
          </table:table-cell>
          <table:table-cell table:formula="of:=[.G158]-[.$B158]" office:value-type="float" office:value="24.2585225105286" calcext:value-type="float">
            <text:p>24.2585225105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37746.97614" calcext:value-type="float">
            <text:p>1443137746.97614</text:p>
          </table:table-cell>
          <table:table-cell office:value-type="float" office:value="4320" calcext:value-type="float">
            <text:p>4320</text:p>
          </table:table-cell>
          <table:table-cell table:formula="of:=[.B159]-[.$B$2]" office:value-type="float" office:value="6.97597432136536" calcext:value-type="float">
            <text:p>6.9759743214</text:p>
          </table:table-cell>
          <table:table-cell table:formula="of:=[.C159]/([.D159]-[.D158])" office:value-type="float" office:value="109626.478706219" calcext:value-type="float">
            <text:p>109626.478706219</text:p>
          </table:table-cell>
          <table:table-cell/>
          <table:table-cell office:value-type="float" office:value="1443137771.2457" calcext:value-type="float">
            <text:p>1443137771.2457</text:p>
          </table:table-cell>
          <table:table-cell table:formula="of:=[.G159]-[.$B$2]" office:value-type="float" office:value="31.2455396652222" calcext:value-type="float">
            <text:p>31.2455396652</text:p>
          </table:table-cell>
          <table:table-cell table:formula="of:=[.C159]/([.H159]-[.H158])" office:value-type="float" office:value="85630.4030245747" calcext:value-type="float">
            <text:p>85630.4030245747</text:p>
          </table:table-cell>
          <table:table-cell table:formula="of:=[.G159]-[.$B159]" office:value-type="float" office:value="24.2695653438568" calcext:value-type="float">
            <text:p>24.2695653439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37760.02133" calcext:value-type="float">
            <text:p>1443137760.02133</text:p>
          </table:table-cell>
          <table:table-cell office:value-type="float" office:value="4320" calcext:value-type="float">
            <text:p>4320</text:p>
          </table:table-cell>
          <table:table-cell table:formula="of:=[.B160]-[.$B$2]" office:value-type="float" office:value="20.0211644172668" calcext:value-type="float">
            <text:p>20.0211644173</text:p>
          </table:table-cell>
          <table:table-cell table:formula="of:=[.C160]/([.D160]-[.D159])" office:value-type="float" office:value="331.156538788749" calcext:value-type="float">
            <text:p>331.1565387887</text:p>
          </table:table-cell>
          <table:table-cell/>
          <table:table-cell office:value-type="float" office:value="1443137771.29626" calcext:value-type="float">
            <text:p>1443137771.29626</text:p>
          </table:table-cell>
          <table:table-cell table:formula="of:=[.G160]-[.$B$2]" office:value-type="float" office:value="31.296101808548" calcext:value-type="float">
            <text:p>31.2961018085</text:p>
          </table:table-cell>
          <table:table-cell table:formula="of:=[.C160]/([.H160]-[.H159])" office:value-type="float" office:value="85439.4160501337" calcext:value-type="float">
            <text:p>85439.4160501337</text:p>
          </table:table-cell>
          <table:table-cell table:formula="of:=[.G160]-[.$B160]" office:value-type="float" office:value="11.2749373912811" calcext:value-type="float">
            <text:p>11.2749373913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37760.07546" calcext:value-type="float">
            <text:p>1443137760.07546</text:p>
          </table:table-cell>
          <table:table-cell office:value-type="float" office:value="4320" calcext:value-type="float">
            <text:p>4320</text:p>
          </table:table-cell>
          <table:table-cell table:formula="of:=[.B161]-[.$B$2]" office:value-type="float" office:value="20.0752956867218" calcext:value-type="float">
            <text:p>20.0752956867</text:p>
          </table:table-cell>
          <table:table-cell table:formula="of:=[.C161]/([.D161]-[.D160])" office:value-type="float" office:value="79805.9983351171" calcext:value-type="float">
            <text:p>79805.9983351171</text:p>
          </table:table-cell>
          <table:table-cell/>
          <table:table-cell office:value-type="float" office:value="1443137771.3467" calcext:value-type="float">
            <text:p>1443137771.3467</text:p>
          </table:table-cell>
          <table:table-cell table:formula="of:=[.G161]-[.$B$2]" office:value-type="float" office:value="31.3465390205383" calcext:value-type="float">
            <text:p>31.3465390205</text:p>
          </table:table-cell>
          <table:table-cell table:formula="of:=[.C161]/([.H161]-[.H160])" office:value-type="float" office:value="85651.0467078549" calcext:value-type="float">
            <text:p>85651.0467078549</text:p>
          </table:table-cell>
          <table:table-cell table:formula="of:=[.G161]-[.$B161]" office:value-type="float" office:value="11.2712433338165" calcext:value-type="float">
            <text:p>11.271243333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37760.12959" calcext:value-type="float">
            <text:p>1443137760.12959</text:p>
          </table:table-cell>
          <table:table-cell office:value-type="float" office:value="4320" calcext:value-type="float">
            <text:p>4320</text:p>
          </table:table-cell>
          <table:table-cell table:formula="of:=[.B162]-[.$B$2]" office:value-type="float" office:value="20.1294276714325" calcext:value-type="float">
            <text:p>20.1294276714</text:p>
          </table:table-cell>
          <table:table-cell table:formula="of:=[.C162]/([.D162]-[.D161])" office:value-type="float" office:value="79804.9438439787" calcext:value-type="float">
            <text:p>79804.9438439787</text:p>
          </table:table-cell>
          <table:table-cell/>
          <table:table-cell office:value-type="float" office:value="1443137771.39714" calcext:value-type="float">
            <text:p>1443137771.39714</text:p>
          </table:table-cell>
          <table:table-cell table:formula="of:=[.G162]-[.$B$2]" office:value-type="float" office:value="31.3969757556915" calcext:value-type="float">
            <text:p>31.3969757557</text:p>
          </table:table-cell>
          <table:table-cell table:formula="of:=[.C162]/([.H162]-[.H161])" office:value-type="float" office:value="85651.8564668844" calcext:value-type="float">
            <text:p>85651.8564668844</text:p>
          </table:table-cell>
          <table:table-cell table:formula="of:=[.G162]-[.$B162]" office:value-type="float" office:value="11.267548084259" calcext:value-type="float">
            <text:p>11.2675480843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37760.18372" calcext:value-type="float">
            <text:p>1443137760.18372</text:p>
          </table:table-cell>
          <table:table-cell office:value-type="float" office:value="4320" calcext:value-type="float">
            <text:p>4320</text:p>
          </table:table-cell>
          <table:table-cell table:formula="of:=[.B163]-[.$B$2]" office:value-type="float" office:value="20.1835563182831" calcext:value-type="float">
            <text:p>20.1835563183</text:p>
          </table:table-cell>
          <table:table-cell table:formula="of:=[.C163]/([.D163]-[.D162])" office:value-type="float" office:value="79809.8650410515" calcext:value-type="float">
            <text:p>79809.8650410515</text:p>
          </table:table-cell>
          <table:table-cell/>
          <table:table-cell office:value-type="float" office:value="1443137771.44758" calcext:value-type="float">
            <text:p>1443137771.44758</text:p>
          </table:table-cell>
          <table:table-cell table:formula="of:=[.G163]-[.$B$2]" office:value-type="float" office:value="31.4474210739136" calcext:value-type="float">
            <text:p>31.4474210739</text:p>
          </table:table-cell>
          <table:table-cell table:formula="of:=[.C163]/([.H163]-[.H162])" office:value-type="float" office:value="85637.2831465666" calcext:value-type="float">
            <text:p>85637.2831465666</text:p>
          </table:table-cell>
          <table:table-cell table:formula="of:=[.G163]-[.$B163]" office:value-type="float" office:value="11.2638647556305" calcext:value-type="float">
            <text:p>11.2638647556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37760.23785" calcext:value-type="float">
            <text:p>1443137760.23785</text:p>
          </table:table-cell>
          <table:table-cell office:value-type="float" office:value="4320" calcext:value-type="float">
            <text:p>4320</text:p>
          </table:table-cell>
          <table:table-cell table:formula="of:=[.B164]-[.$B$2]" office:value-type="float" office:value="20.2376849651337" calcext:value-type="float">
            <text:p>20.2376849651</text:p>
          </table:table-cell>
          <table:table-cell table:formula="of:=[.C164]/([.D164]-[.D163])" office:value-type="float" office:value="79809.8650410515" calcext:value-type="float">
            <text:p>79809.8650410515</text:p>
          </table:table-cell>
          <table:table-cell/>
          <table:table-cell office:value-type="float" office:value="1443137771.49803" calcext:value-type="float">
            <text:p>1443137771.49803</text:p>
          </table:table-cell>
          <table:table-cell table:formula="of:=[.G164]-[.$B$2]" office:value-type="float" office:value="31.4978668689728" calcext:value-type="float">
            <text:p>31.497866869</text:p>
          </table:table-cell>
          <table:table-cell table:formula="of:=[.C164]/([.H164]-[.H163])" office:value-type="float" office:value="85636.4736630668" calcext:value-type="float">
            <text:p>85636.4736630668</text:p>
          </table:table-cell>
          <table:table-cell table:formula="of:=[.G164]-[.$B164]" office:value-type="float" office:value="11.2601819038391" calcext:value-type="float">
            <text:p>11.260181903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37760.29198" calcext:value-type="float">
            <text:p>1443137760.29198</text:p>
          </table:table-cell>
          <table:table-cell office:value-type="float" office:value="4320" calcext:value-type="float">
            <text:p>4320</text:p>
          </table:table-cell>
          <table:table-cell table:formula="of:=[.B165]-[.$B$2]" office:value-type="float" office:value="20.2918195724487" calcext:value-type="float">
            <text:p>20.2918195724</text:p>
          </table:table-cell>
          <table:table-cell table:formula="of:=[.C165]/([.D165]-[.D164])" office:value-type="float" office:value="79801.077614872" calcext:value-type="float">
            <text:p>79801.077614872</text:p>
          </table:table-cell>
          <table:table-cell/>
          <table:table-cell office:value-type="float" office:value="1443137771.54849" calcext:value-type="float">
            <text:p>1443137771.54849</text:p>
          </table:table-cell>
          <table:table-cell table:formula="of:=[.G165]-[.$B$2]" office:value-type="float" office:value="31.5483276844025" calcext:value-type="float">
            <text:p>31.5483276844</text:p>
          </table:table-cell>
          <table:table-cell table:formula="of:=[.C165]/([.H165]-[.H164])" office:value-type="float" office:value="85610.9827638343" calcext:value-type="float">
            <text:p>85610.9827638343</text:p>
          </table:table-cell>
          <table:table-cell table:formula="of:=[.G165]-[.$B165]" office:value-type="float" office:value="11.2565081119537" calcext:value-type="float">
            <text:p>11.256508112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37760.34611" calcext:value-type="float">
            <text:p>1443137760.34611</text:p>
          </table:table-cell>
          <table:table-cell office:value-type="float" office:value="4320" calcext:value-type="float">
            <text:p>4320</text:p>
          </table:table-cell>
          <table:table-cell table:formula="of:=[.B166]-[.$B$2]" office:value-type="float" office:value="20.3459482192993" calcext:value-type="float">
            <text:p>20.3459482193</text:p>
          </table:table-cell>
          <table:table-cell table:formula="of:=[.C166]/([.D166]-[.D165])" office:value-type="float" office:value="79809.8650410515" calcext:value-type="float">
            <text:p>79809.8650410515</text:p>
          </table:table-cell>
          <table:table-cell/>
          <table:table-cell office:value-type="float" office:value="1443137771.59881" calcext:value-type="float">
            <text:p>1443137771.59881</text:p>
          </table:table-cell>
          <table:table-cell table:formula="of:=[.G166]-[.$B$2]" office:value-type="float" office:value="31.5986511707306" calcext:value-type="float">
            <text:p>31.5986511707</text:p>
          </table:table-cell>
          <table:table-cell table:formula="of:=[.C166]/([.H166]-[.H165])" office:value-type="float" office:value="85844.6088538508" calcext:value-type="float">
            <text:p>85844.6088538508</text:p>
          </table:table-cell>
          <table:table-cell table:formula="of:=[.G166]-[.$B166]" office:value-type="float" office:value="11.2527029514313" calcext:value-type="float">
            <text:p>11.252702951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37760.40024" calcext:value-type="float">
            <text:p>1443137760.40024</text:p>
          </table:table-cell>
          <table:table-cell office:value-type="float" office:value="4320" calcext:value-type="float">
            <text:p>4320</text:p>
          </table:table-cell>
          <table:table-cell table:formula="of:=[.B167]-[.$B$2]" office:value-type="float" office:value="20.4000792503357" calcext:value-type="float">
            <text:p>20.4000792503</text:p>
          </table:table-cell>
          <table:table-cell table:formula="of:=[.C167]/([.D167]-[.D166])" office:value-type="float" office:value="79806.3498383559" calcext:value-type="float">
            <text:p>79806.3498383559</text:p>
          </table:table-cell>
          <table:table-cell/>
          <table:table-cell office:value-type="float" office:value="1443137771.64929" calcext:value-type="float">
            <text:p>1443137771.64929</text:p>
          </table:table-cell>
          <table:table-cell table:formula="of:=[.G167]-[.$B$2]" office:value-type="float" office:value="31.6491260528564" calcext:value-type="float">
            <text:p>31.6491260529</text:p>
          </table:table-cell>
          <table:table-cell table:formula="of:=[.C167]/([.H167]-[.H166])" office:value-type="float" office:value="85587.1240913149" calcext:value-type="float">
            <text:p>85587.1240913149</text:p>
          </table:table-cell>
          <table:table-cell table:formula="of:=[.G167]-[.$B167]" office:value-type="float" office:value="11.2490468025208" calcext:value-type="float">
            <text:p>11.2490468025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37760.45437" calcext:value-type="float">
            <text:p>1443137760.45437</text:p>
          </table:table-cell>
          <table:table-cell office:value-type="float" office:value="4320" calcext:value-type="float">
            <text:p>4320</text:p>
          </table:table-cell>
          <table:table-cell table:formula="of:=[.B168]-[.$B$2]" office:value-type="float" office:value="20.4542074203491" calcext:value-type="float">
            <text:p>20.4542074203</text:p>
          </table:table-cell>
          <table:table-cell table:formula="of:=[.C168]/([.D168]-[.D167])" office:value-type="float" office:value="79810.5681187508" calcext:value-type="float">
            <text:p>79810.5681187508</text:p>
          </table:table-cell>
          <table:table-cell/>
          <table:table-cell office:value-type="float" office:value="1443137771.69969" calcext:value-type="float">
            <text:p>1443137771.69969</text:p>
          </table:table-cell>
          <table:table-cell table:formula="of:=[.G168]-[.$B$2]" office:value-type="float" office:value="31.6995260715485" calcext:value-type="float">
            <text:p>31.6995260715</text:p>
          </table:table-cell>
          <table:table-cell table:formula="of:=[.C168]/([.H168]-[.H167])" office:value-type="float" office:value="85714.2539251536" calcext:value-type="float">
            <text:p>85714.2539251536</text:p>
          </table:table-cell>
          <table:table-cell table:formula="of:=[.G168]-[.$B168]" office:value-type="float" office:value="11.2453186511993" calcext:value-type="float">
            <text:p>11.2453186512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37760.5085" calcext:value-type="float">
            <text:p>1443137760.5085</text:p>
          </table:table-cell>
          <table:table-cell office:value-type="float" office:value="4320" calcext:value-type="float">
            <text:p>4320</text:p>
          </table:table-cell>
          <table:table-cell table:formula="of:=[.B169]-[.$B$2]" office:value-type="float" office:value="20.5083360671997" calcext:value-type="float">
            <text:p>20.5083360672</text:p>
          </table:table-cell>
          <table:table-cell table:formula="of:=[.C169]/([.D169]-[.D168])" office:value-type="float" office:value="79809.8650410515" calcext:value-type="float">
            <text:p>79809.8650410515</text:p>
          </table:table-cell>
          <table:table-cell/>
          <table:table-cell office:value-type="float" office:value="1443137771.75008" calcext:value-type="float">
            <text:p>1443137771.75008</text:p>
          </table:table-cell>
          <table:table-cell table:formula="of:=[.G169]-[.$B$2]" office:value-type="float" office:value="31.7499203681946" calcext:value-type="float">
            <text:p>31.7499203682</text:p>
          </table:table-cell>
          <table:table-cell table:formula="of:=[.C169]/([.H169]-[.H168])" office:value-type="float" office:value="85723.9863934636" calcext:value-type="float">
            <text:p>85723.9863934636</text:p>
          </table:table-cell>
          <table:table-cell table:formula="of:=[.G169]-[.$B169]" office:value-type="float" office:value="11.2415843009949" calcext:value-type="float">
            <text:p>11.241584301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37760.56263" calcext:value-type="float">
            <text:p>1443137760.56263</text:p>
          </table:table-cell>
          <table:table-cell office:value-type="float" office:value="4320" calcext:value-type="float">
            <text:p>4320</text:p>
          </table:table-cell>
          <table:table-cell table:formula="of:=[.B170]-[.$B$2]" office:value-type="float" office:value="20.5624649524689" calcext:value-type="float">
            <text:p>20.5624649525</text:p>
          </table:table-cell>
          <table:table-cell table:formula="of:=[.C170]/([.D170]-[.D169])" office:value-type="float" office:value="79809.513506847" calcext:value-type="float">
            <text:p>79809.513506847</text:p>
          </table:table-cell>
          <table:table-cell/>
          <table:table-cell office:value-type="float" office:value="1443137771.80064" calcext:value-type="float">
            <text:p>1443137771.80064</text:p>
          </table:table-cell>
          <table:table-cell table:formula="of:=[.G170]-[.$B$2]" office:value-type="float" office:value="31.8004806041718" calcext:value-type="float">
            <text:p>31.8004806042</text:p>
          </table:table-cell>
          <table:table-cell table:formula="of:=[.C170]/([.H170]-[.H169])" office:value-type="float" office:value="85442.6391908141" calcext:value-type="float">
            <text:p>85442.6391908141</text:p>
          </table:table-cell>
          <table:table-cell table:formula="of:=[.G170]-[.$B170]" office:value-type="float" office:value="11.2380156517029" calcext:value-type="float">
            <text:p>11.2380156517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37760.61676" calcext:value-type="float">
            <text:p>1443137760.61676</text:p>
          </table:table-cell>
          <table:table-cell office:value-type="float" office:value="4320" calcext:value-type="float">
            <text:p>4320</text:p>
          </table:table-cell>
          <table:table-cell table:formula="of:=[.B171]-[.$B$2]" office:value-type="float" office:value="20.616596698761" calcext:value-type="float">
            <text:p>20.6165966988</text:p>
          </table:table-cell>
          <table:table-cell table:formula="of:=[.C171]/([.D171]-[.D170])" office:value-type="float" office:value="79805.2953379286" calcext:value-type="float">
            <text:p>79805.2953379286</text:p>
          </table:table-cell>
          <table:table-cell/>
          <table:table-cell office:value-type="float" office:value="1443137771.85121" calcext:value-type="float">
            <text:p>1443137771.85121</text:p>
          </table:table-cell>
          <table:table-cell table:formula="of:=[.G171]-[.$B$2]" office:value-type="float" office:value="31.8510444164276" calcext:value-type="float">
            <text:p>31.8510444164</text:p>
          </table:table-cell>
          <table:table-cell table:formula="of:=[.C171]/([.H171]-[.H170])" office:value-type="float" office:value="85436.5960015089" calcext:value-type="float">
            <text:p>85436.5960015089</text:p>
          </table:table-cell>
          <table:table-cell table:formula="of:=[.G171]-[.$B171]" office:value-type="float" office:value="11.2344477176666" calcext:value-type="float">
            <text:p>11.2344477177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37760.67089" calcext:value-type="float">
            <text:p>1443137760.67089</text:p>
          </table:table-cell>
          <table:table-cell office:value-type="float" office:value="4320" calcext:value-type="float">
            <text:p>4320</text:p>
          </table:table-cell>
          <table:table-cell table:formula="of:=[.B172]-[.$B$2]" office:value-type="float" office:value="20.6707253456116" calcext:value-type="float">
            <text:p>20.6707253456</text:p>
          </table:table-cell>
          <table:table-cell table:formula="of:=[.C172]/([.D172]-[.D171])" office:value-type="float" office:value="79809.8650410515" calcext:value-type="float">
            <text:p>79809.8650410515</text:p>
          </table:table-cell>
          <table:table-cell/>
          <table:table-cell office:value-type="float" office:value="1443137771.90154" calcext:value-type="float">
            <text:p>1443137771.90154</text:p>
          </table:table-cell>
          <table:table-cell table:formula="of:=[.G172]-[.$B$2]" office:value-type="float" office:value="31.901380777359" calcext:value-type="float">
            <text:p>31.9013807774</text:p>
          </table:table-cell>
          <table:table-cell table:formula="of:=[.C172]/([.H172]-[.H171])" office:value-type="float" office:value="85822.6522550515" calcext:value-type="float">
            <text:p>85822.6522550515</text:p>
          </table:table-cell>
          <table:table-cell table:formula="of:=[.G172]-[.$B172]" office:value-type="float" office:value="11.2306554317474" calcext:value-type="float">
            <text:p>11.2306554317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37760.72502" calcext:value-type="float">
            <text:p>1443137760.72502</text:p>
          </table:table-cell>
          <table:table-cell office:value-type="float" office:value="4320" calcext:value-type="float">
            <text:p>4320</text:p>
          </table:table-cell>
          <table:table-cell table:formula="of:=[.B173]-[.$B$2]" office:value-type="float" office:value="20.7248549461365" calcext:value-type="float">
            <text:p>20.7248549461</text:p>
          </table:table-cell>
          <table:table-cell table:formula="of:=[.C173]/([.D173]-[.D172])" office:value-type="float" office:value="79808.458922814" calcext:value-type="float">
            <text:p>79808.458922814</text:p>
          </table:table-cell>
          <table:table-cell/>
          <table:table-cell office:value-type="float" office:value="1443137771.9519" calcext:value-type="float">
            <text:p>1443137771.9519</text:p>
          </table:table-cell>
          <table:table-cell table:formula="of:=[.G173]-[.$B$2]" office:value-type="float" office:value="31.9517333507538" calcext:value-type="float">
            <text:p>31.9517333508</text:p>
          </table:table-cell>
          <table:table-cell table:formula="of:=[.C173]/([.H173]-[.H172])" office:value-type="float" office:value="85795.0191766812" calcext:value-type="float">
            <text:p>85795.0191766812</text:p>
          </table:table-cell>
          <table:table-cell table:formula="of:=[.G173]-[.$B173]" office:value-type="float" office:value="11.2268784046173" calcext:value-type="float">
            <text:p>11.2268784046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37760.77915" calcext:value-type="float">
            <text:p>1443137760.77915</text:p>
          </table:table-cell>
          <table:table-cell office:value-type="float" office:value="4320" calcext:value-type="float">
            <text:p>4320</text:p>
          </table:table-cell>
          <table:table-cell table:formula="of:=[.B174]-[.$B$2]" office:value-type="float" office:value="20.7789843082428" calcext:value-type="float">
            <text:p>20.7789843082</text:p>
          </table:table-cell>
          <table:table-cell table:formula="of:=[.C174]/([.D174]-[.D173])" office:value-type="float" office:value="79808.8104477283" calcext:value-type="float">
            <text:p>79808.8104477283</text:p>
          </table:table-cell>
          <table:table-cell/>
          <table:table-cell office:value-type="float" office:value="1443137772.00224" calcext:value-type="float">
            <text:p>1443137772.00224</text:p>
          </table:table-cell>
          <table:table-cell table:formula="of:=[.G174]-[.$B$2]" office:value-type="float" office:value="32.0020825862885" calcext:value-type="float">
            <text:p>32.0020825863</text:p>
          </table:table-cell>
          <table:table-cell table:formula="of:=[.C174]/([.H174]-[.H173])" office:value-type="float" office:value="85800.7068851217" calcext:value-type="float">
            <text:p>85800.7068851217</text:p>
          </table:table-cell>
          <table:table-cell table:formula="of:=[.G174]-[.$B174]" office:value-type="float" office:value="11.2230982780457" calcext:value-type="float">
            <text:p>11.223098278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37760.83327" calcext:value-type="float">
            <text:p>1443137760.83327</text:p>
          </table:table-cell>
          <table:table-cell office:value-type="float" office:value="4320" calcext:value-type="float">
            <text:p>4320</text:p>
          </table:table-cell>
          <table:table-cell table:formula="of:=[.B175]-[.$B$2]" office:value-type="float" office:value="20.8331122398376" calcext:value-type="float">
            <text:p>20.8331122398</text:p>
          </table:table-cell>
          <table:table-cell table:formula="of:=[.C175]/([.D175]-[.D174])" office:value-type="float" office:value="79810.9196622458" calcext:value-type="float">
            <text:p>79810.9196622458</text:p>
          </table:table-cell>
          <table:table-cell/>
          <table:table-cell office:value-type="float" office:value="1443137772.01802" calcext:value-type="float">
            <text:p>1443137772.01802</text:p>
          </table:table-cell>
          <table:table-cell table:formula="of:=[.G175]-[.$B$2]" office:value-type="float" office:value="32.0178546905518" calcext:value-type="float">
            <text:p>32.0178546906</text:p>
          </table:table-cell>
          <table:table-cell table:formula="of:=[.C175]/([.H175]-[.H174])" office:value-type="float" office:value="273901.308784182" calcext:value-type="float">
            <text:p>273901.308784182</text:p>
          </table:table-cell>
          <table:table-cell table:formula="of:=[.G175]-[.$B175]" office:value-type="float" office:value="11.1847424507141" calcext:value-type="float">
            <text:p>11.1847424507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37760.8874" calcext:value-type="float">
            <text:p>1443137760.8874</text:p>
          </table:table-cell>
          <table:table-cell office:value-type="float" office:value="4320" calcext:value-type="float">
            <text:p>4320</text:p>
          </table:table-cell>
          <table:table-cell table:formula="of:=[.B176]-[.$B$2]" office:value-type="float" office:value="20.8872406482697" calcext:value-type="float">
            <text:p>20.8872406483</text:p>
          </table:table-cell>
          <table:table-cell table:formula="of:=[.C176]/([.D176]-[.D175])" office:value-type="float" office:value="79810.2165783527" calcext:value-type="float">
            <text:p>79810.2165783527</text:p>
          </table:table-cell>
          <table:table-cell/>
          <table:table-cell office:value-type="float" office:value="1443137772.05458" calcext:value-type="float">
            <text:p>1443137772.05458</text:p>
          </table:table-cell>
          <table:table-cell table:formula="of:=[.G176]-[.$B$2]" office:value-type="float" office:value="32.0544145107269" calcext:value-type="float">
            <text:p>32.0544145107</text:p>
          </table:table-cell>
          <table:table-cell table:formula="of:=[.C176]/([.H176]-[.H175])" office:value-type="float" office:value="118162.506798484" calcext:value-type="float">
            <text:p>118162.506798484</text:p>
          </table:table-cell>
          <table:table-cell table:formula="of:=[.G176]-[.$B176]" office:value-type="float" office:value="11.1671738624573" calcext:value-type="float">
            <text:p>11.1671738625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37760.94153" calcext:value-type="float">
            <text:p>1443137760.94153</text:p>
          </table:table-cell>
          <table:table-cell office:value-type="float" office:value="4320" calcext:value-type="float">
            <text:p>4320</text:p>
          </table:table-cell>
          <table:table-cell table:formula="of:=[.B177]-[.$B$2]" office:value-type="float" office:value="20.9413685798645" calcext:value-type="float">
            <text:p>20.9413685799</text:p>
          </table:table-cell>
          <table:table-cell table:formula="of:=[.C177]/([.D177]-[.D176])" office:value-type="float" office:value="79810.9196622458" calcext:value-type="float">
            <text:p>79810.9196622458</text:p>
          </table:table-cell>
          <table:table-cell/>
          <table:table-cell office:value-type="float" office:value="1443137772.1012" calcext:value-type="float">
            <text:p>1443137772.1012</text:p>
          </table:table-cell>
          <table:table-cell table:formula="of:=[.G177]-[.$B$2]" office:value-type="float" office:value="32.101042509079" calcext:value-type="float">
            <text:p>32.1010425091</text:p>
          </table:table-cell>
          <table:table-cell table:formula="of:=[.C177]/([.H177]-[.H176])" office:value-type="float" office:value="92648.1974924836" calcext:value-type="float">
            <text:p>92648.1974924836</text:p>
          </table:table-cell>
          <table:table-cell table:formula="of:=[.G177]-[.$B177]" office:value-type="float" office:value="11.1596739292145" calcext:value-type="float">
            <text:p>11.1596739292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37760.99566" calcext:value-type="float">
            <text:p>1443137760.99566</text:p>
          </table:table-cell>
          <table:table-cell office:value-type="float" office:value="4320" calcext:value-type="float">
            <text:p>4320</text:p>
          </table:table-cell>
          <table:table-cell table:formula="of:=[.B178]-[.$B$2]" office:value-type="float" office:value="20.995498418808" calcext:value-type="float">
            <text:p>20.9954984188</text:p>
          </table:table-cell>
          <table:table-cell table:formula="of:=[.C178]/([.D178]-[.D177])" office:value-type="float" office:value="79808.1074009963" calcext:value-type="float">
            <text:p>79808.1074009963</text:p>
          </table:table-cell>
          <table:table-cell/>
          <table:table-cell office:value-type="float" office:value="1443137772.14795" calcext:value-type="float">
            <text:p>1443137772.14795</text:p>
          </table:table-cell>
          <table:table-cell table:formula="of:=[.G178]-[.$B$2]" office:value-type="float" office:value="32.147789478302" calcext:value-type="float">
            <text:p>32.1477894783</text:p>
          </table:table-cell>
          <table:table-cell table:formula="of:=[.C178]/([.H178]-[.H177])" office:value-type="float" office:value="92412.4081582692" calcext:value-type="float">
            <text:p>92412.4081582692</text:p>
          </table:table-cell>
          <table:table-cell table:formula="of:=[.G178]-[.$B178]" office:value-type="float" office:value="11.152291059494" calcext:value-type="float">
            <text:p>11.1522910595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37761.04685" calcext:value-type="float">
            <text:p>1443137761.04685</text:p>
          </table:table-cell>
          <table:table-cell office:value-type="float" office:value="4320" calcext:value-type="float">
            <text:p>4320</text:p>
          </table:table-cell>
          <table:table-cell table:formula="of:=[.B179]-[.$B$2]" office:value-type="float" office:value="21.0466890335083" calcext:value-type="float">
            <text:p>21.0466890335</text:p>
          </table:table-cell>
          <table:table-cell table:formula="of:=[.C179]/([.D179]-[.D178])" office:value-type="float" office:value="84390.4693329111" calcext:value-type="float">
            <text:p>84390.4693329111</text:p>
          </table:table-cell>
          <table:table-cell/>
          <table:table-cell office:value-type="float" office:value="1443137772.19472" calcext:value-type="float">
            <text:p>1443137772.19472</text:p>
          </table:table-cell>
          <table:table-cell table:formula="of:=[.G179]-[.$B$2]" office:value-type="float" office:value="32.1945557594299" calcext:value-type="float">
            <text:p>32.1945557594</text:p>
          </table:table-cell>
          <table:table-cell table:formula="of:=[.C179]/([.H179]-[.H178])" office:value-type="float" office:value="92374.2469105592" calcext:value-type="float">
            <text:p>92374.2469105592</text:p>
          </table:table-cell>
          <table:table-cell table:formula="of:=[.G179]-[.$B179]" office:value-type="float" office:value="11.1478667259216" calcext:value-type="float">
            <text:p>11.1478667259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37761.09781" calcext:value-type="float">
            <text:p>1443137761.09781</text:p>
          </table:table-cell>
          <table:table-cell office:value-type="float" office:value="4320" calcext:value-type="float">
            <text:p>4320</text:p>
          </table:table-cell>
          <table:table-cell table:formula="of:=[.B180]-[.$B$2]" office:value-type="float" office:value="21.097647190094" calcext:value-type="float">
            <text:p>21.0976471901</text:p>
          </table:table-cell>
          <table:table-cell table:formula="of:=[.C180]/([.D180]-[.D179])" office:value-type="float" office:value="84775.4371321362" calcext:value-type="float">
            <text:p>84775.4371321362</text:p>
          </table:table-cell>
          <table:table-cell/>
          <table:table-cell office:value-type="float" office:value="1443137772.24145" calcext:value-type="float">
            <text:p>1443137772.24145</text:p>
          </table:table-cell>
          <table:table-cell table:formula="of:=[.G180]-[.$B$2]" office:value-type="float" office:value="32.2412886619568" calcext:value-type="float">
            <text:p>32.241288662</text:p>
          </table:table-cell>
          <table:table-cell table:formula="of:=[.C180]/([.H180]-[.H179])" office:value-type="float" office:value="92440.2244760525" calcext:value-type="float">
            <text:p>92440.2244760525</text:p>
          </table:table-cell>
          <table:table-cell table:formula="of:=[.G180]-[.$B180]" office:value-type="float" office:value="11.1436414718628" calcext:value-type="float">
            <text:p>11.1436414719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37761.14876" calcext:value-type="float">
            <text:p>1443137761.14876</text:p>
          </table:table-cell>
          <table:table-cell office:value-type="float" office:value="4320" calcext:value-type="float">
            <text:p>4320</text:p>
          </table:table-cell>
          <table:table-cell table:formula="of:=[.B181]-[.$B$2]" office:value-type="float" office:value="21.148601770401" calcext:value-type="float">
            <text:p>21.1486017704</text:p>
          </table:table-cell>
          <table:table-cell table:formula="of:=[.C181]/([.D181]-[.D180])" office:value-type="float" office:value="84781.3871485455" calcext:value-type="float">
            <text:p>84781.3871485455</text:p>
          </table:table-cell>
          <table:table-cell/>
          <table:table-cell office:value-type="float" office:value="1443137772.28811" calcext:value-type="float">
            <text:p>1443137772.28811</text:p>
          </table:table-cell>
          <table:table-cell table:formula="of:=[.G181]-[.$B$2]" office:value-type="float" office:value="32.2879474163055" calcext:value-type="float">
            <text:p>32.2879474163</text:p>
          </table:table-cell>
          <table:table-cell table:formula="of:=[.C181]/([.H181]-[.H180])" office:value-type="float" office:value="92587.126688162" calcext:value-type="float">
            <text:p>92587.126688162</text:p>
          </table:table-cell>
          <table:table-cell table:formula="of:=[.G181]-[.$B181]" office:value-type="float" office:value="11.1393456459045" calcext:value-type="float">
            <text:p>11.139345645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37761.19973" calcext:value-type="float">
            <text:p>1443137761.19973</text:p>
          </table:table-cell>
          <table:table-cell office:value-type="float" office:value="4320" calcext:value-type="float">
            <text:p>4320</text:p>
          </table:table-cell>
          <table:table-cell table:formula="of:=[.B182]-[.$B$2]" office:value-type="float" office:value="21.1995651721954" calcext:value-type="float">
            <text:p>21.1995651722</text:p>
          </table:table-cell>
          <table:table-cell table:formula="of:=[.C182]/([.D182]-[.D181])" office:value-type="float" office:value="84766.7119519452" calcext:value-type="float">
            <text:p>84766.7119519452</text:p>
          </table:table-cell>
          <table:table-cell/>
          <table:table-cell office:value-type="float" office:value="1443137772.33473" calcext:value-type="float">
            <text:p>1443137772.33473</text:p>
          </table:table-cell>
          <table:table-cell table:formula="of:=[.G182]-[.$B$2]" office:value-type="float" office:value="32.3345682621002" calcext:value-type="float">
            <text:p>32.3345682621</text:p>
          </table:table-cell>
          <table:table-cell table:formula="of:=[.C182]/([.H182]-[.H181])" office:value-type="float" office:value="92662.4115535281" calcext:value-type="float">
            <text:p>92662.4115535281</text:p>
          </table:table-cell>
          <table:table-cell table:formula="of:=[.G182]-[.$B182]" office:value-type="float" office:value="11.1350030899048" calcext:value-type="float">
            <text:p>11.1350030899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37761.25068" calcext:value-type="float">
            <text:p>1443137761.25068</text:p>
          </table:table-cell>
          <table:table-cell office:value-type="float" office:value="4320" calcext:value-type="float">
            <text:p>4320</text:p>
          </table:table-cell>
          <table:table-cell table:formula="of:=[.B183]-[.$B$2]" office:value-type="float" office:value="21.250519990921" calcext:value-type="float">
            <text:p>21.2505199909</text:p>
          </table:table-cell>
          <table:table-cell table:formula="of:=[.C183]/([.D183]-[.D182])" office:value-type="float" office:value="84780.9904548007" calcext:value-type="float">
            <text:p>84780.9904548007</text:p>
          </table:table-cell>
          <table:table-cell/>
          <table:table-cell office:value-type="float" office:value="1443137772.38146" calcext:value-type="float">
            <text:p>1443137772.38146</text:p>
          </table:table-cell>
          <table:table-cell table:formula="of:=[.G183]-[.$B$2]" office:value-type="float" office:value="32.3812942504883" calcext:value-type="float">
            <text:p>32.3812942505</text:p>
          </table:table-cell>
          <table:table-cell table:formula="of:=[.C183]/([.H183]-[.H182])" office:value-type="float" office:value="92453.9030426108" calcext:value-type="float">
            <text:p>92453.9030426108</text:p>
          </table:table-cell>
          <table:table-cell table:formula="of:=[.G183]-[.$B183]" office:value-type="float" office:value="11.1307742595673" calcext:value-type="float">
            <text:p>11.1307742596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37761.30167" calcext:value-type="float">
            <text:p>1443137761.30167</text:p>
          </table:table-cell>
          <table:table-cell office:value-type="float" office:value="4320" calcext:value-type="float">
            <text:p>4320</text:p>
          </table:table-cell>
          <table:table-cell table:formula="of:=[.B184]-[.$B$2]" office:value-type="float" office:value="21.3015060424805" calcext:value-type="float">
            <text:p>21.3015060425</text:p>
          </table:table-cell>
          <table:table-cell table:formula="of:=[.C184]/([.D184]-[.D183])" office:value-type="float" office:value="84729.0556508971" calcext:value-type="float">
            <text:p>84729.0556508971</text:p>
          </table:table-cell>
          <table:table-cell/>
          <table:table-cell office:value-type="float" office:value="1443137772.42815" calcext:value-type="float">
            <text:p>1443137772.42815</text:p>
          </table:table-cell>
          <table:table-cell table:formula="of:=[.G184]-[.$B$2]" office:value-type="float" office:value="32.4279847145081" calcext:value-type="float">
            <text:p>32.4279847145</text:p>
          </table:table-cell>
          <table:table-cell table:formula="of:=[.C184]/([.H184]-[.H183])" office:value-type="float" office:value="92524.2464536291" calcext:value-type="float">
            <text:p>92524.2464536291</text:p>
          </table:table-cell>
          <table:table-cell table:formula="of:=[.G184]-[.$B184]" office:value-type="float" office:value="11.1264786720276" calcext:value-type="float">
            <text:p>11.126478672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37761.35262" calcext:value-type="float">
            <text:p>1443137761.35262</text:p>
          </table:table-cell>
          <table:table-cell office:value-type="float" office:value="4320" calcext:value-type="float">
            <text:p>4320</text:p>
          </table:table-cell>
          <table:table-cell table:formula="of:=[.B185]-[.$B$2]" office:value-type="float" office:value="21.3524594306946" calcext:value-type="float">
            <text:p>21.3524594307</text:p>
          </table:table-cell>
          <table:table-cell table:formula="of:=[.C185]/([.D185]-[.D184])" office:value-type="float" office:value="84783.3706729554" calcext:value-type="float">
            <text:p>84783.3706729554</text:p>
          </table:table-cell>
          <table:table-cell/>
          <table:table-cell office:value-type="float" office:value="1443137772.47483" calcext:value-type="float">
            <text:p>1443137772.47483</text:p>
          </table:table-cell>
          <table:table-cell table:formula="of:=[.G185]-[.$B$2]" office:value-type="float" office:value="32.4746687412262" calcext:value-type="float">
            <text:p>32.4746687412</text:p>
          </table:table-cell>
          <table:table-cell table:formula="of:=[.C185]/([.H185]-[.H184])" office:value-type="float" office:value="92537.0047036112" calcext:value-type="float">
            <text:p>92537.0047036112</text:p>
          </table:table-cell>
          <table:table-cell table:formula="of:=[.G185]-[.$B185]" office:value-type="float" office:value="11.1222093105316" calcext:value-type="float">
            <text:p>11.1222093105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37761.40358" calcext:value-type="float">
            <text:p>1443137761.40358</text:p>
          </table:table-cell>
          <table:table-cell office:value-type="float" office:value="4320" calcext:value-type="float">
            <text:p>4320</text:p>
          </table:table-cell>
          <table:table-cell table:formula="of:=[.B186]-[.$B$2]" office:value-type="float" office:value="21.4034185409546" calcext:value-type="float">
            <text:p>21.403418541</text:p>
          </table:table-cell>
          <table:table-cell table:formula="of:=[.C186]/([.D186]-[.D185])" office:value-type="float" office:value="84773.8506021391" calcext:value-type="float">
            <text:p>84773.8506021391</text:p>
          </table:table-cell>
          <table:table-cell/>
          <table:table-cell office:value-type="float" office:value="1443137772.52152" calcext:value-type="float">
            <text:p>1443137772.52152</text:p>
          </table:table-cell>
          <table:table-cell table:formula="of:=[.G186]-[.$B$2]" office:value-type="float" office:value="32.5213613510132" calcext:value-type="float">
            <text:p>32.521361351</text:p>
          </table:table-cell>
          <table:table-cell table:formula="of:=[.C186]/([.H186]-[.H185])" office:value-type="float" office:value="92519.9944853786" calcext:value-type="float">
            <text:p>92519.9944853786</text:p>
          </table:table-cell>
          <table:table-cell table:formula="of:=[.G186]-[.$B186]" office:value-type="float" office:value="11.1179428100586" calcext:value-type="float">
            <text:p>11.117942810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37761.45453" calcext:value-type="float">
            <text:p>1443137761.45453</text:p>
          </table:table-cell>
          <table:table-cell office:value-type="float" office:value="4320" calcext:value-type="float">
            <text:p>4320</text:p>
          </table:table-cell>
          <table:table-cell table:formula="of:=[.B187]-[.$B$2]" office:value-type="float" office:value="21.4543709754944" calcext:value-type="float">
            <text:p>21.4543709755</text:p>
          </table:table-cell>
          <table:table-cell table:formula="of:=[.C187]/([.D187]-[.D186])" office:value-type="float" office:value="84784.9575593093" calcext:value-type="float">
            <text:p>84784.9575593093</text:p>
          </table:table-cell>
          <table:table-cell/>
          <table:table-cell office:value-type="float" office:value="1443137772.56821" calcext:value-type="float">
            <text:p>1443137772.56821</text:p>
          </table:table-cell>
          <table:table-cell table:formula="of:=[.G187]-[.$B$2]" office:value-type="float" office:value="32.5680463314056" calcext:value-type="float">
            <text:p>32.5680463314</text:p>
          </table:table-cell>
          <table:table-cell table:formula="of:=[.C187]/([.H187]-[.H186])" office:value-type="float" office:value="92535.1143704899" calcext:value-type="float">
            <text:p>92535.1143704899</text:p>
          </table:table-cell>
          <table:table-cell table:formula="of:=[.G187]-[.$B187]" office:value-type="float" office:value="11.1136753559113" calcext:value-type="float">
            <text:p>11.1136753559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37761.50548" calcext:value-type="float">
            <text:p>1443137761.50548</text:p>
          </table:table-cell>
          <table:table-cell office:value-type="float" office:value="4320" calcext:value-type="float">
            <text:p>4320</text:p>
          </table:table-cell>
          <table:table-cell table:formula="of:=[.B188]-[.$B$2]" office:value-type="float" office:value="21.5053169727325" calcext:value-type="float">
            <text:p>21.5053169727</text:p>
          </table:table-cell>
          <table:table-cell table:formula="of:=[.C188]/([.D188]-[.D187])" office:value-type="float" office:value="84795.6705961635" calcext:value-type="float">
            <text:p>84795.6705961635</text:p>
          </table:table-cell>
          <table:table-cell/>
          <table:table-cell office:value-type="float" office:value="1443137772.61489" calcext:value-type="float">
            <text:p>1443137772.61489</text:p>
          </table:table-cell>
          <table:table-cell table:formula="of:=[.G188]-[.$B$2]" office:value-type="float" office:value="32.6147298812866" calcext:value-type="float">
            <text:p>32.6147298813</text:p>
          </table:table-cell>
          <table:table-cell table:formula="of:=[.C188]/([.H188]-[.H187])" office:value-type="float" office:value="92537.9498991343" calcext:value-type="float">
            <text:p>92537.9498991343</text:p>
          </table:table-cell>
          <table:table-cell table:formula="of:=[.G188]-[.$B188]" office:value-type="float" office:value="11.1094129085541" calcext:value-type="float">
            <text:p>11.1094129086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37761.55644" calcext:value-type="float">
            <text:p>1443137761.55644</text:p>
          </table:table-cell>
          <table:table-cell office:value-type="float" office:value="4320" calcext:value-type="float">
            <text:p>4320</text:p>
          </table:table-cell>
          <table:table-cell table:formula="of:=[.B189]-[.$B$2]" office:value-type="float" office:value="21.5562727451324" calcext:value-type="float">
            <text:p>21.5562727451</text:p>
          </table:table-cell>
          <table:table-cell table:formula="of:=[.C189]/([.D189]-[.D188])" office:value-type="float" office:value="84779.4037169433" calcext:value-type="float">
            <text:p>84779.4037169433</text:p>
          </table:table-cell>
          <table:table-cell/>
          <table:table-cell office:value-type="float" office:value="1443137772.66158" calcext:value-type="float">
            <text:p>1443137772.66158</text:p>
          </table:table-cell>
          <table:table-cell table:formula="of:=[.G189]-[.$B$2]" office:value-type="float" office:value="32.661417722702" calcext:value-type="float">
            <text:p>32.6614177227</text:p>
          </table:table-cell>
          <table:table-cell table:formula="of:=[.C189]/([.H189]-[.H188])" office:value-type="float" office:value="92529.4438344832" calcext:value-type="float">
            <text:p>92529.4438344832</text:p>
          </table:table-cell>
          <table:table-cell table:formula="of:=[.G189]-[.$B189]" office:value-type="float" office:value="11.1051449775696" calcext:value-type="float">
            <text:p>11.1051449776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37761.60739" calcext:value-type="float">
            <text:p>1443137761.60739</text:p>
          </table:table-cell>
          <table:table-cell office:value-type="float" office:value="4320" calcext:value-type="float">
            <text:p>4320</text:p>
          </table:table-cell>
          <table:table-cell table:formula="of:=[.B190]-[.$B$2]" office:value-type="float" office:value="21.6072263717651" calcext:value-type="float">
            <text:p>21.6072263718</text:p>
          </table:table-cell>
          <table:table-cell table:formula="of:=[.C190]/([.D190]-[.D189])" office:value-type="float" office:value="84782.9739606485" calcext:value-type="float">
            <text:p>84782.9739606485</text:p>
          </table:table-cell>
          <table:table-cell/>
          <table:table-cell office:value-type="float" office:value="1443137772.70826" calcext:value-type="float">
            <text:p>1443137772.70826</text:p>
          </table:table-cell>
          <table:table-cell table:formula="of:=[.G190]-[.$B$2]" office:value-type="float" office:value="32.7080979347229" calcext:value-type="float">
            <text:p>32.7080979347</text:p>
          </table:table-cell>
          <table:table-cell table:formula="of:=[.C190]/([.H190]-[.H189])" office:value-type="float" office:value="92544.5668084846" calcext:value-type="float">
            <text:p>92544.5668084846</text:p>
          </table:table-cell>
          <table:table-cell table:formula="of:=[.G190]-[.$B190]" office:value-type="float" office:value="11.1008715629578" calcext:value-type="float">
            <text:p>11.100871563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37761.65834" calcext:value-type="float">
            <text:p>1443137761.65834</text:p>
          </table:table-cell>
          <table:table-cell office:value-type="float" office:value="4320" calcext:value-type="float">
            <text:p>4320</text:p>
          </table:table-cell>
          <table:table-cell table:formula="of:=[.B191]-[.$B$2]" office:value-type="float" office:value="21.6581783294678" calcext:value-type="float">
            <text:p>21.6581783295</text:p>
          </table:table-cell>
          <table:table-cell table:formula="of:=[.C191]/([.D191]-[.D190])" office:value-type="float" office:value="84785.7510247628" calcext:value-type="float">
            <text:p>84785.7510247628</text:p>
          </table:table-cell>
          <table:table-cell/>
          <table:table-cell office:value-type="float" office:value="1443137772.75495" calcext:value-type="float">
            <text:p>1443137772.75495</text:p>
          </table:table-cell>
          <table:table-cell table:formula="of:=[.G191]-[.$B$2]" office:value-type="float" office:value="32.7547845840454" calcext:value-type="float">
            <text:p>32.754784584</text:p>
          </table:table-cell>
          <table:table-cell table:formula="of:=[.C191]/([.H191]-[.H190])" office:value-type="float" office:value="92531.8064733579" calcext:value-type="float">
            <text:p>92531.8064733579</text:p>
          </table:table-cell>
          <table:table-cell table:formula="of:=[.G191]-[.$B191]" office:value-type="float" office:value="11.0966062545776" calcext:value-type="float">
            <text:p>11.0966062546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37761.70929" calcext:value-type="float">
            <text:p>1443137761.70929</text:p>
          </table:table-cell>
          <table:table-cell office:value-type="float" office:value="4320" calcext:value-type="float">
            <text:p>4320</text:p>
          </table:table-cell>
          <table:table-cell table:formula="of:=[.B192]-[.$B$2]" office:value-type="float" office:value="21.7091298103333" calcext:value-type="float">
            <text:p>21.7091298103</text:p>
          </table:table-cell>
          <table:table-cell table:formula="of:=[.C192]/([.D192]-[.D191])" office:value-type="float" office:value="84786.5445050677" calcext:value-type="float">
            <text:p>84786.5445050677</text:p>
          </table:table-cell>
          <table:table-cell/>
          <table:table-cell office:value-type="float" office:value="1443137772.80163" calcext:value-type="float">
            <text:p>1443137772.80163</text:p>
          </table:table-cell>
          <table:table-cell table:formula="of:=[.G192]-[.$B$2]" office:value-type="float" office:value="32.8014662265778" calcext:value-type="float">
            <text:p>32.8014662266</text:p>
          </table:table-cell>
          <table:table-cell table:formula="of:=[.C192]/([.H192]-[.H191])" office:value-type="float" office:value="92541.7308743239" calcext:value-type="float">
            <text:p>92541.7308743239</text:p>
          </table:table-cell>
          <table:table-cell table:formula="of:=[.G192]-[.$B192]" office:value-type="float" office:value="11.0923364162445" calcext:value-type="float">
            <text:p>11.0923364162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37761.76025" calcext:value-type="float">
            <text:p>1443137761.76025</text:p>
          </table:table-cell>
          <table:table-cell office:value-type="float" office:value="4320" calcext:value-type="float">
            <text:p>4320</text:p>
          </table:table-cell>
          <table:table-cell table:formula="of:=[.B193]-[.$B$2]" office:value-type="float" office:value="21.7600829601288" calcext:value-type="float">
            <text:p>21.7600829601</text:p>
          </table:table-cell>
          <table:table-cell table:formula="of:=[.C193]/([.D193]-[.D192])" office:value-type="float" office:value="84783.7673889749" calcext:value-type="float">
            <text:p>84783.7673889749</text:p>
          </table:table-cell>
          <table:table-cell/>
          <table:table-cell office:value-type="float" office:value="1443137772.84832" calcext:value-type="float">
            <text:p>1443137772.84832</text:p>
          </table:table-cell>
          <table:table-cell table:formula="of:=[.G193]-[.$B$2]" office:value-type="float" office:value="32.8481614589691" calcext:value-type="float">
            <text:p>32.848161459</text:p>
          </table:table-cell>
          <table:table-cell table:formula="of:=[.C193]/([.H193]-[.H192])" office:value-type="float" office:value="92514.7981659808" calcext:value-type="float">
            <text:p>92514.7981659808</text:p>
          </table:table-cell>
          <table:table-cell table:formula="of:=[.G193]-[.$B193]" office:value-type="float" office:value="11.0880784988403" calcext:value-type="float">
            <text:p>11.0880784988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37761.8112" calcext:value-type="float">
            <text:p>1443137761.8112</text:p>
          </table:table-cell>
          <table:table-cell office:value-type="float" office:value="4320" calcext:value-type="float">
            <text:p>4320</text:p>
          </table:table-cell>
          <table:table-cell table:formula="of:=[.B194]-[.$B$2]" office:value-type="float" office:value="21.8110358715057" calcext:value-type="float">
            <text:p>21.8110358715</text:p>
          </table:table-cell>
          <table:table-cell table:formula="of:=[.C194]/([.D194]-[.D193])" office:value-type="float" office:value="84784.164108707" calcext:value-type="float">
            <text:p>84784.164108707</text:p>
          </table:table-cell>
          <table:table-cell/>
          <table:table-cell office:value-type="float" office:value="1443137772.895" calcext:value-type="float">
            <text:p>1443137772.895</text:p>
          </table:table-cell>
          <table:table-cell table:formula="of:=[.G194]-[.$B$2]" office:value-type="float" office:value="32.894838809967" calcext:value-type="float">
            <text:p>32.89483881</text:p>
          </table:table-cell>
          <table:table-cell table:formula="of:=[.C194]/([.H194]-[.H193])" office:value-type="float" office:value="92550.2391982797" calcext:value-type="float">
            <text:p>92550.2391982797</text:p>
          </table:table-cell>
          <table:table-cell table:formula="of:=[.G194]-[.$B194]" office:value-type="float" office:value="11.0838029384613" calcext:value-type="float">
            <text:p>11.0838029385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37761.86215" calcext:value-type="float">
            <text:p>1443137761.86215</text:p>
          </table:table-cell>
          <table:table-cell office:value-type="float" office:value="4320" calcext:value-type="float">
            <text:p>4320</text:p>
          </table:table-cell>
          <table:table-cell table:formula="of:=[.B195]-[.$B$2]" office:value-type="float" office:value="21.8619904518127" calcext:value-type="float">
            <text:p>21.8619904518</text:p>
          </table:table-cell>
          <table:table-cell table:formula="of:=[.C195]/([.D195]-[.D194])" office:value-type="float" office:value="84781.3871485455" calcext:value-type="float">
            <text:p>84781.3871485455</text:p>
          </table:table-cell>
          <table:table-cell/>
          <table:table-cell office:value-type="float" office:value="1443137772.94171" calcext:value-type="float">
            <text:p>1443137772.94171</text:p>
          </table:table-cell>
          <table:table-cell table:formula="of:=[.G195]-[.$B$2]" office:value-type="float" office:value="32.9415500164032" calcext:value-type="float">
            <text:p>32.9415500164</text:p>
          </table:table-cell>
          <table:table-cell table:formula="of:=[.C195]/([.H195]-[.H194])" office:value-type="float" office:value="92483.1604575314" calcext:value-type="float">
            <text:p>92483.1604575314</text:p>
          </table:table-cell>
          <table:table-cell table:formula="of:=[.G195]-[.$B195]" office:value-type="float" office:value="11.0795595645905" calcext:value-type="float">
            <text:p>11.0795595646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37761.91311" calcext:value-type="float">
            <text:p>1443137761.91311</text:p>
          </table:table-cell>
          <table:table-cell office:value-type="float" office:value="4320" calcext:value-type="float">
            <text:p>4320</text:p>
          </table:table-cell>
          <table:table-cell table:formula="of:=[.B196]-[.$B$2]" office:value-type="float" office:value="21.9129498004913" calcext:value-type="float">
            <text:p>21.9129498005</text:p>
          </table:table-cell>
          <table:table-cell table:formula="of:=[.C196]/([.D196]-[.D195])" office:value-type="float" office:value="84773.4539789182" calcext:value-type="float">
            <text:p>84773.4539789182</text:p>
          </table:table-cell>
          <table:table-cell/>
          <table:table-cell office:value-type="float" office:value="1443137772.98837" calcext:value-type="float">
            <text:p>1443137772.98837</text:p>
          </table:table-cell>
          <table:table-cell table:formula="of:=[.G196]-[.$B$2]" office:value-type="float" office:value="32.9882049560547" calcext:value-type="float">
            <text:p>32.9882049561</text:p>
          </table:table-cell>
          <table:table-cell table:formula="of:=[.C196]/([.H196]-[.H195])" office:value-type="float" office:value="92594.6969875054" calcext:value-type="float">
            <text:p>92594.6969875054</text:p>
          </table:table-cell>
          <table:table-cell table:formula="of:=[.G196]-[.$B196]" office:value-type="float" office:value="11.0752551555634" calcext:value-type="float">
            <text:p>11.0752551556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37761.96407" calcext:value-type="float">
            <text:p>1443137761.96407</text:p>
          </table:table-cell>
          <table:table-cell office:value-type="float" office:value="4320" calcext:value-type="float">
            <text:p>4320</text:p>
          </table:table-cell>
          <table:table-cell table:formula="of:=[.B197]-[.$B$2]" office:value-type="float" office:value="21.9639089107513" calcext:value-type="float">
            <text:p>21.9639089108</text:p>
          </table:table-cell>
          <table:table-cell table:formula="of:=[.C197]/([.D197]-[.D196])" office:value-type="float" office:value="84773.8506021391" calcext:value-type="float">
            <text:p>84773.8506021391</text:p>
          </table:table-cell>
          <table:table-cell/>
          <table:table-cell office:value-type="float" office:value="1443137773.03008" calcext:value-type="float">
            <text:p>1443137773.03008</text:p>
          </table:table-cell>
          <table:table-cell table:formula="of:=[.G197]-[.$B$2]" office:value-type="float" office:value="33.0299158096313" calcext:value-type="float">
            <text:p>33.0299158096</text:p>
          </table:table-cell>
          <table:table-cell table:formula="of:=[.C197]/([.H197]-[.H196])" office:value-type="float" office:value="103570.165306262" calcext:value-type="float">
            <text:p>103570.165306262</text:p>
          </table:table-cell>
          <table:table-cell table:formula="of:=[.G197]-[.$B197]" office:value-type="float" office:value="11.06600689888" calcext:value-type="float">
            <text:p>11.0660068989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37762.01257" calcext:value-type="float">
            <text:p>1443137762.01257</text:p>
          </table:table-cell>
          <table:table-cell office:value-type="float" office:value="4320" calcext:value-type="float">
            <text:p>4320</text:p>
          </table:table-cell>
          <table:table-cell table:formula="of:=[.B198]-[.$B$2]" office:value-type="float" office:value="22.0124034881592" calcext:value-type="float">
            <text:p>22.0124034882</text:p>
          </table:table-cell>
          <table:table-cell table:formula="of:=[.C198]/([.D198]-[.D197])" office:value-type="float" office:value="89082.1248666427" calcext:value-type="float">
            <text:p>89082.1248666427</text:p>
          </table:table-cell>
          <table:table-cell/>
          <table:table-cell office:value-type="float" office:value="1443137773.0445" calcext:value-type="float">
            <text:p>1443137773.0445</text:p>
          </table:table-cell>
          <table:table-cell table:formula="of:=[.G198]-[.$B$2]" office:value-type="float" office:value="33.0443360805511" calcext:value-type="float">
            <text:p>33.0443360806</text:p>
          </table:table-cell>
          <table:table-cell table:formula="of:=[.C198]/([.H198]-[.H197])" office:value-type="float" office:value="299578.282823273" calcext:value-type="float">
            <text:p>299578.282823273</text:p>
          </table:table-cell>
          <table:table-cell table:formula="of:=[.G198]-[.$B198]" office:value-type="float" office:value="11.031932592392" calcext:value-type="float">
            <text:p>11.0319325924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37762.05488" calcext:value-type="float">
            <text:p>1443137762.05488</text:p>
          </table:table-cell>
          <table:table-cell office:value-type="float" office:value="4320" calcext:value-type="float">
            <text:p>4320</text:p>
          </table:table-cell>
          <table:table-cell table:formula="of:=[.B199]-[.$B$2]" office:value-type="float" office:value="22.0547225475311" calcext:value-type="float">
            <text:p>22.0547225475</text:p>
          </table:table-cell>
          <table:table-cell table:formula="of:=[.C199]/([.D199]-[.D198])" office:value-type="float" office:value="102081.664009375" calcext:value-type="float">
            <text:p>102081.664009375</text:p>
          </table:table-cell>
          <table:table-cell/>
          <table:table-cell office:value-type="float" office:value="1443137773.07925" calcext:value-type="float">
            <text:p>1443137773.07925</text:p>
          </table:table-cell>
          <table:table-cell table:formula="of:=[.G199]-[.$B$2]" office:value-type="float" office:value="33.079083442688" calcext:value-type="float">
            <text:p>33.0790834427</text:p>
          </table:table-cell>
          <table:table-cell table:formula="of:=[.C199]/([.H199]-[.H198])" office:value-type="float" office:value="124325.98431464" calcext:value-type="float">
            <text:p>124325.98431464</text:p>
          </table:table-cell>
          <table:table-cell table:formula="of:=[.G199]-[.$B199]" office:value-type="float" office:value="11.0243608951569" calcext:value-type="float">
            <text:p>11.0243608952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37762.0972" calcext:value-type="float">
            <text:p>1443137762.0972</text:p>
          </table:table-cell>
          <table:table-cell office:value-type="float" office:value="4320" calcext:value-type="float">
            <text:p>4320</text:p>
          </table:table-cell>
          <table:table-cell table:formula="of:=[.B200]-[.$B$2]" office:value-type="float" office:value="22.0970375537872" calcext:value-type="float">
            <text:p>22.0970375538</text:p>
          </table:table-cell>
          <table:table-cell table:formula="of:=[.C200]/([.D200]-[.D199])" office:value-type="float" office:value="102091.441836355" calcext:value-type="float">
            <text:p>102091.441836355</text:p>
          </table:table-cell>
          <table:table-cell/>
          <table:table-cell office:value-type="float" office:value="1443137773.12312" calcext:value-type="float">
            <text:p>1443137773.12312</text:p>
          </table:table-cell>
          <table:table-cell table:formula="of:=[.G200]-[.$B$2]" office:value-type="float" office:value="33.1229567527771" calcext:value-type="float">
            <text:p>33.1229567528</text:p>
          </table:table-cell>
          <table:table-cell table:formula="of:=[.C200]/([.H200]-[.H199])" office:value-type="float" office:value="98465.3310002282" calcext:value-type="float">
            <text:p>98465.3310002282</text:p>
          </table:table-cell>
          <table:table-cell table:formula="of:=[.G200]-[.$B200]" office:value-type="float" office:value="11.0259191989899" calcext:value-type="float">
            <text:p>11.025919199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37762.13952" calcext:value-type="float">
            <text:p>1443137762.13952</text:p>
          </table:table-cell>
          <table:table-cell office:value-type="float" office:value="4320" calcext:value-type="float">
            <text:p>4320</text:p>
          </table:table-cell>
          <table:table-cell table:formula="of:=[.B201]-[.$B$2]" office:value-type="float" office:value="22.1393527984619" calcext:value-type="float">
            <text:p>22.1393527985</text:p>
          </table:table-cell>
          <table:table-cell table:formula="of:=[.C201]/([.D201]-[.D200])" office:value-type="float" office:value="102090.866618211" calcext:value-type="float">
            <text:p>102090.866618211</text:p>
          </table:table-cell>
          <table:table-cell/>
          <table:table-cell office:value-type="float" office:value="1443137773.16701" calcext:value-type="float">
            <text:p>1443137773.16701</text:p>
          </table:table-cell>
          <table:table-cell table:formula="of:=[.G201]-[.$B$2]" office:value-type="float" office:value="33.1668474674225" calcext:value-type="float">
            <text:p>33.1668474674</text:p>
          </table:table-cell>
          <table:table-cell table:formula="of:=[.C201]/([.H201]-[.H200])" office:value-type="float" office:value="98426.2852610937" calcext:value-type="float">
            <text:p>98426.2852610937</text:p>
          </table:table-cell>
          <table:table-cell table:formula="of:=[.G201]-[.$B201]" office:value-type="float" office:value="11.0274946689606" calcext:value-type="float">
            <text:p>11.02749466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37762.18183" calcext:value-type="float">
            <text:p>1443137762.18183</text:p>
          </table:table-cell>
          <table:table-cell office:value-type="float" office:value="4320" calcext:value-type="float">
            <text:p>4320</text:p>
          </table:table-cell>
          <table:table-cell table:formula="of:=[.B202]-[.$B$2]" office:value-type="float" office:value="22.1816675662994" calcext:value-type="float">
            <text:p>22.1816675663</text:p>
          </table:table-cell>
          <table:table-cell table:formula="of:=[.C202]/([.D202]-[.D201])" office:value-type="float" office:value="102092.017060981" calcext:value-type="float">
            <text:p>102092.017060981</text:p>
          </table:table-cell>
          <table:table-cell/>
          <table:table-cell office:value-type="float" office:value="1443137773.21087" calcext:value-type="float">
            <text:p>1443137773.21087</text:p>
          </table:table-cell>
          <table:table-cell table:formula="of:=[.G202]-[.$B$2]" office:value-type="float" office:value="33.210709810257" calcext:value-type="float">
            <text:p>33.2107098103</text:p>
          </table:table-cell>
          <table:table-cell table:formula="of:=[.C202]/([.H202]-[.H201])" office:value-type="float" office:value="98489.9510795121" calcext:value-type="float">
            <text:p>98489.9510795121</text:p>
          </table:table-cell>
          <table:table-cell table:formula="of:=[.G202]-[.$B202]" office:value-type="float" office:value="11.0290422439575" calcext:value-type="float">
            <text:p>11.029042244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37762.22414" calcext:value-type="float">
            <text:p>1443137762.22414</text:p>
          </table:table-cell>
          <table:table-cell office:value-type="float" office:value="4320" calcext:value-type="float">
            <text:p>4320</text:p>
          </table:table-cell>
          <table:table-cell table:formula="of:=[.B203]-[.$B$2]" office:value-type="float" office:value="22.223982334137" calcext:value-type="float">
            <text:p>22.2239823341</text:p>
          </table:table-cell>
          <table:table-cell table:formula="of:=[.C203]/([.D203]-[.D202])" office:value-type="float" office:value="102092.017060981" calcext:value-type="float">
            <text:p>102092.017060981</text:p>
          </table:table-cell>
          <table:table-cell/>
          <table:table-cell office:value-type="float" office:value="1443137773.25475" calcext:value-type="float">
            <text:p>1443137773.25475</text:p>
          </table:table-cell>
          <table:table-cell table:formula="of:=[.G203]-[.$B$2]" office:value-type="float" office:value="33.2545831203461" calcext:value-type="float">
            <text:p>33.2545831203</text:p>
          </table:table-cell>
          <table:table-cell table:formula="of:=[.C203]/([.H203]-[.H202])" office:value-type="float" office:value="98465.3310002282" calcext:value-type="float">
            <text:p>98465.3310002282</text:p>
          </table:table-cell>
          <table:table-cell table:formula="of:=[.G203]-[.$B203]" office:value-type="float" office:value="11.0306007862091" calcext:value-type="float">
            <text:p>11.0306007862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37762.26646" calcext:value-type="float">
            <text:p>1443137762.26646</text:p>
          </table:table-cell>
          <table:table-cell office:value-type="float" office:value="4320" calcext:value-type="float">
            <text:p>4320</text:p>
          </table:table-cell>
          <table:table-cell table:formula="of:=[.B204]-[.$B$2]" office:value-type="float" office:value="22.2662975788116" calcext:value-type="float">
            <text:p>22.2662975788</text:p>
          </table:table-cell>
          <table:table-cell table:formula="of:=[.C204]/([.D204]-[.D203])" office:value-type="float" office:value="102090.866618211" calcext:value-type="float">
            <text:p>102090.866618211</text:p>
          </table:table-cell>
          <table:table-cell/>
          <table:table-cell office:value-type="float" office:value="1443137773.29864" calcext:value-type="float">
            <text:p>1443137773.29864</text:p>
          </table:table-cell>
          <table:table-cell table:formula="of:=[.G204]-[.$B$2]" office:value-type="float" office:value="33.2984759807587" calcext:value-type="float">
            <text:p>33.2984759808</text:p>
          </table:table-cell>
          <table:table-cell table:formula="of:=[.C204]/([.H204]-[.H203])" office:value-type="float" office:value="98421.4735469853" calcext:value-type="float">
            <text:p>98421.4735469853</text:p>
          </table:table-cell>
          <table:table-cell table:formula="of:=[.G204]-[.$B204]" office:value-type="float" office:value="11.032178401947" calcext:value-type="float">
            <text:p>11.0321784019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37762.30878" calcext:value-type="float">
            <text:p>1443137762.30878</text:p>
          </table:table-cell>
          <table:table-cell office:value-type="float" office:value="4320" calcext:value-type="float">
            <text:p>4320</text:p>
          </table:table-cell>
          <table:table-cell table:formula="of:=[.B205]-[.$B$2]" office:value-type="float" office:value="22.3086173534393" calcext:value-type="float">
            <text:p>22.3086173534</text:p>
          </table:table-cell>
          <table:table-cell table:formula="of:=[.C205]/([.D205]-[.D204])" office:value-type="float" office:value="102079.938704916" calcext:value-type="float">
            <text:p>102079.938704916</text:p>
          </table:table-cell>
          <table:table-cell/>
          <table:table-cell office:value-type="float" office:value="1443137773.34253" calcext:value-type="float">
            <text:p>1443137773.34253</text:p>
          </table:table-cell>
          <table:table-cell table:formula="of:=[.G205]-[.$B$2]" office:value-type="float" office:value="33.3423647880554" calcext:value-type="float">
            <text:p>33.3423647881</text:p>
          </table:table-cell>
          <table:table-cell table:formula="of:=[.C205]/([.H205]-[.H204])" office:value-type="float" office:value="98430.5627352879" calcext:value-type="float">
            <text:p>98430.5627352879</text:p>
          </table:table-cell>
          <table:table-cell table:formula="of:=[.G205]-[.$B205]" office:value-type="float" office:value="11.0337474346161" calcext:value-type="float">
            <text:p>11.0337474346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37762.3511" calcext:value-type="float">
            <text:p>1443137762.3511</text:p>
          </table:table-cell>
          <table:table-cell office:value-type="float" office:value="4320" calcext:value-type="float">
            <text:p>4320</text:p>
          </table:table-cell>
          <table:table-cell table:formula="of:=[.B206]-[.$B$2]" office:value-type="float" office:value="22.3509330749512" calcext:value-type="float">
            <text:p>22.350933075</text:p>
          </table:table-cell>
          <table:table-cell table:formula="of:=[.C206]/([.D206]-[.D205])" office:value-type="float" office:value="102089.716201369" calcext:value-type="float">
            <text:p>102089.716201369</text:p>
          </table:table-cell>
          <table:table-cell/>
          <table:table-cell office:value-type="float" office:value="1443137773.38641" calcext:value-type="float">
            <text:p>1443137773.38641</text:p>
          </table:table-cell>
          <table:table-cell table:formula="of:=[.G206]-[.$B$2]" office:value-type="float" office:value="33.3862471580505" calcext:value-type="float">
            <text:p>33.3862471581</text:p>
          </table:table-cell>
          <table:table-cell table:formula="of:=[.C206]/([.H206]-[.H205])" office:value-type="float" office:value="98445.0019559265" calcext:value-type="float">
            <text:p>98445.0019559265</text:p>
          </table:table-cell>
          <table:table-cell table:formula="of:=[.G206]-[.$B206]" office:value-type="float" office:value="11.0353140830994" calcext:value-type="float">
            <text:p>11.0353140831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37762.39341" calcext:value-type="float">
            <text:p>1443137762.39341</text:p>
          </table:table-cell>
          <table:table-cell office:value-type="float" office:value="4320" calcext:value-type="float">
            <text:p>4320</text:p>
          </table:table-cell>
          <table:table-cell table:formula="of:=[.B207]-[.$B$2]" office:value-type="float" office:value="22.3932473659515" calcext:value-type="float">
            <text:p>22.393247366</text:p>
          </table:table-cell>
          <table:table-cell table:formula="of:=[.C207]/([.D207]-[.D206])" office:value-type="float" office:value="102093.16752968" calcext:value-type="float">
            <text:p>102093.16752968</text:p>
          </table:table-cell>
          <table:table-cell/>
          <table:table-cell office:value-type="float" office:value="1443137773.43029" calcext:value-type="float">
            <text:p>1443137773.43029</text:p>
          </table:table-cell>
          <table:table-cell table:formula="of:=[.G207]-[.$B$2]" office:value-type="float" office:value="33.4301280975342" calcext:value-type="float">
            <text:p>33.4301280975</text:p>
          </table:table-cell>
          <table:table-cell table:formula="of:=[.C207]/([.H207]-[.H206])" office:value-type="float" office:value="98448.2112469438" calcext:value-type="float">
            <text:p>98448.2112469438</text:p>
          </table:table-cell>
          <table:table-cell table:formula="of:=[.G207]-[.$B207]" office:value-type="float" office:value="11.0368807315826" calcext:value-type="float">
            <text:p>11.0368807316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37762.43572" calcext:value-type="float">
            <text:p>1443137762.43572</text:p>
          </table:table-cell>
          <table:table-cell office:value-type="float" office:value="4320" calcext:value-type="float">
            <text:p>4320</text:p>
          </table:table-cell>
          <table:table-cell table:formula="of:=[.B208]-[.$B$2]" office:value-type="float" office:value="22.4355621337891" calcext:value-type="float">
            <text:p>22.4355621338</text:p>
          </table:table-cell>
          <table:table-cell table:formula="of:=[.C208]/([.D208]-[.D207])" office:value-type="float" office:value="102092.017060981" calcext:value-type="float">
            <text:p>102092.017060981</text:p>
          </table:table-cell>
          <table:table-cell/>
          <table:table-cell office:value-type="float" office:value="1443137773.47416" calcext:value-type="float">
            <text:p>1443137773.47416</text:p>
          </table:table-cell>
          <table:table-cell table:formula="of:=[.G208]-[.$B$2]" office:value-type="float" office:value="33.4740009307861" calcext:value-type="float">
            <text:p>33.4740009308</text:p>
          </table:table-cell>
          <table:table-cell table:formula="of:=[.C208]/([.H208]-[.H207])" office:value-type="float" office:value="98466.4011825059" calcext:value-type="float">
            <text:p>98466.4011825059</text:p>
          </table:table-cell>
          <table:table-cell table:formula="of:=[.G208]-[.$B208]" office:value-type="float" office:value="11.0384387969971" calcext:value-type="float">
            <text:p>11.038438797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37762.47804" calcext:value-type="float">
            <text:p>1443137762.47804</text:p>
          </table:table-cell>
          <table:table-cell office:value-type="float" office:value="4320" calcext:value-type="float">
            <text:p>4320</text:p>
          </table:table-cell>
          <table:table-cell table:formula="of:=[.B209]-[.$B$2]" office:value-type="float" office:value="22.4778783321381" calcext:value-type="float">
            <text:p>22.4778783321</text:p>
          </table:table-cell>
          <table:table-cell table:formula="of:=[.C209]/([.D209]-[.D208])" office:value-type="float" office:value="102088.565810454" calcext:value-type="float">
            <text:p>102088.565810454</text:p>
          </table:table-cell>
          <table:table-cell/>
          <table:table-cell office:value-type="float" office:value="1443137773.51807" calcext:value-type="float">
            <text:p>1443137773.51807</text:p>
          </table:table-cell>
          <table:table-cell table:formula="of:=[.G209]-[.$B$2]" office:value-type="float" office:value="33.5179097652435" calcext:value-type="float">
            <text:p>33.5179097652</text:p>
          </table:table-cell>
          <table:table-cell table:formula="of:=[.C209]/([.H209]-[.H208])" office:value-type="float" office:value="98385.6677906465" calcext:value-type="float">
            <text:p>98385.6677906465</text:p>
          </table:table-cell>
          <table:table-cell table:formula="of:=[.G209]-[.$B209]" office:value-type="float" office:value="11.0400314331055" calcext:value-type="float">
            <text:p>11.0400314331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37762.52036" calcext:value-type="float">
            <text:p>1443137762.52036</text:p>
          </table:table-cell>
          <table:table-cell office:value-type="float" office:value="4320" calcext:value-type="float">
            <text:p>4320</text:p>
          </table:table-cell>
          <table:table-cell table:formula="of:=[.B210]-[.$B$2]" office:value-type="float" office:value="22.5201954841614" calcext:value-type="float">
            <text:p>22.5201954842</text:p>
          </table:table-cell>
          <table:table-cell table:formula="of:=[.C210]/([.D210]-[.D209])" office:value-type="float" office:value="102086.2651064" calcext:value-type="float">
            <text:p>102086.2651064</text:p>
          </table:table-cell>
          <table:table-cell/>
          <table:table-cell office:value-type="float" office:value="1443137773.5619" calcext:value-type="float">
            <text:p>1443137773.5619</text:p>
          </table:table-cell>
          <table:table-cell table:formula="of:=[.G210]-[.$B$2]" office:value-type="float" office:value="33.5617372989655" calcext:value-type="float">
            <text:p>33.561737299</text:p>
          </table:table-cell>
          <table:table-cell table:formula="of:=[.C210]/([.H210]-[.H209])" office:value-type="float" office:value="98568.1746869322" calcext:value-type="float">
            <text:p>98568.1746869322</text:p>
          </table:table-cell>
          <table:table-cell table:formula="of:=[.G210]-[.$B210]" office:value-type="float" office:value="11.0415418148041" calcext:value-type="float">
            <text:p>11.0415418148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37762.56267" calcext:value-type="float">
            <text:p>1443137762.56267</text:p>
          </table:table-cell>
          <table:table-cell office:value-type="float" office:value="4320" calcext:value-type="float">
            <text:p>4320</text:p>
          </table:table-cell>
          <table:table-cell table:formula="of:=[.B211]-[.$B$2]" office:value-type="float" office:value="22.5625126361847" calcext:value-type="float">
            <text:p>22.5625126362</text:p>
          </table:table-cell>
          <table:table-cell table:formula="of:=[.C211]/([.D211]-[.D210])" office:value-type="float" office:value="102086.2651064" calcext:value-type="float">
            <text:p>102086.2651064</text:p>
          </table:table-cell>
          <table:table-cell/>
          <table:table-cell office:value-type="float" office:value="1443137773.60579" calcext:value-type="float">
            <text:p>1443137773.60579</text:p>
          </table:table-cell>
          <table:table-cell table:formula="of:=[.G211]-[.$B$2]" office:value-type="float" office:value="33.6056289672852" calcext:value-type="float">
            <text:p>33.6056289673</text:p>
          </table:table-cell>
          <table:table-cell table:formula="of:=[.C211]/([.H211]-[.H210])" office:value-type="float" office:value="98424.1466634075" calcext:value-type="float">
            <text:p>98424.1466634075</text:p>
          </table:table-cell>
          <table:table-cell table:formula="of:=[.G211]-[.$B211]" office:value-type="float" office:value="11.0431163311005" calcext:value-type="float">
            <text:p>11.043116331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37762.60499" calcext:value-type="float">
            <text:p>1443137762.60499</text:p>
          </table:table-cell>
          <table:table-cell office:value-type="float" office:value="4320" calcext:value-type="float">
            <text:p>4320</text:p>
          </table:table-cell>
          <table:table-cell table:formula="of:=[.B212]-[.$B$2]" office:value-type="float" office:value="22.6048293113708" calcext:value-type="float">
            <text:p>22.6048293114</text:p>
          </table:table-cell>
          <table:table-cell table:formula="of:=[.C212]/([.D212]-[.D211])" office:value-type="float" office:value="102087.415445464" calcext:value-type="float">
            <text:p>102087.415445464</text:p>
          </table:table-cell>
          <table:table-cell/>
          <table:table-cell office:value-type="float" office:value="1443137773.64968" calcext:value-type="float">
            <text:p>1443137773.64968</text:p>
          </table:table-cell>
          <table:table-cell table:formula="of:=[.G212]-[.$B$2]" office:value-type="float" office:value="33.6495187282562" calcext:value-type="float">
            <text:p>33.6495187283</text:p>
          </table:table-cell>
          <table:table-cell table:formula="of:=[.C212]/([.H212]-[.H211])" office:value-type="float" office:value="98428.4239517185" calcext:value-type="float">
            <text:p>98428.4239517185</text:p>
          </table:table-cell>
          <table:table-cell table:formula="of:=[.G212]-[.$B212]" office:value-type="float" office:value="11.0446894168854" calcext:value-type="float">
            <text:p>11.0446894169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37762.64731" calcext:value-type="float">
            <text:p>1443137762.64731</text:p>
          </table:table-cell>
          <table:table-cell office:value-type="float" office:value="4320" calcext:value-type="float">
            <text:p>4320</text:p>
          </table:table-cell>
          <table:table-cell table:formula="of:=[.B213]-[.$B$2]" office:value-type="float" office:value="22.6471440792084" calcext:value-type="float">
            <text:p>22.6471440792</text:p>
          </table:table-cell>
          <table:table-cell table:formula="of:=[.C213]/([.D213]-[.D212])" office:value-type="float" office:value="102092.017060981" calcext:value-type="float">
            <text:p>102092.017060981</text:p>
          </table:table-cell>
          <table:table-cell/>
          <table:table-cell office:value-type="float" office:value="1443137773.69357" calcext:value-type="float">
            <text:p>1443137773.69357</text:p>
          </table:table-cell>
          <table:table-cell table:formula="of:=[.G213]-[.$B$2]" office:value-type="float" office:value="33.6934077739716" calcext:value-type="float">
            <text:p>33.693407774</text:p>
          </table:table-cell>
          <table:table-cell table:formula="of:=[.C213]/([.H213]-[.H212])" office:value-type="float" office:value="98430.0280306816" calcext:value-type="float">
            <text:p>98430.0280306816</text:p>
          </table:table-cell>
          <table:table-cell table:formula="of:=[.G213]-[.$B213]" office:value-type="float" office:value="11.0462636947632" calcext:value-type="float">
            <text:p>11.0462636948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37762.68965" calcext:value-type="float">
            <text:p>1443137762.68965</text:p>
          </table:table-cell>
          <table:table-cell office:value-type="float" office:value="4320" calcext:value-type="float">
            <text:p>4320</text:p>
          </table:table-cell>
          <table:table-cell table:formula="of:=[.B214]-[.$B$2]" office:value-type="float" office:value="22.6894886493683" calcext:value-type="float">
            <text:p>22.6894886494</text:p>
          </table:table-cell>
          <table:table-cell table:formula="of:=[.C214]/([.D214]-[.D213])" office:value-type="float" office:value="102020.164183642" calcext:value-type="float">
            <text:p>102020.164183642</text:p>
          </table:table-cell>
          <table:table-cell/>
          <table:table-cell office:value-type="float" office:value="1443137773.73745" calcext:value-type="float">
            <text:p>1443137773.73745</text:p>
          </table:table-cell>
          <table:table-cell table:formula="of:=[.G214]-[.$B$2]" office:value-type="float" office:value="33.7372844219208" calcext:value-type="float">
            <text:p>33.7372844219</text:p>
          </table:table-cell>
          <table:table-cell table:formula="of:=[.C214]/([.H214]-[.H213])" office:value-type="float" office:value="98457.8403755869" calcext:value-type="float">
            <text:p>98457.8403755869</text:p>
          </table:table-cell>
          <table:table-cell table:formula="of:=[.G214]-[.$B214]" office:value-type="float" office:value="11.0477957725525" calcext:value-type="float">
            <text:p>11.0477957726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37762.73197" calcext:value-type="float">
            <text:p>1443137762.73197</text:p>
          </table:table-cell>
          <table:table-cell office:value-type="float" office:value="4320" calcext:value-type="float">
            <text:p>4320</text:p>
          </table:table-cell>
          <table:table-cell table:formula="of:=[.B215]-[.$B$2]" office:value-type="float" office:value="22.7318046092987" calcext:value-type="float">
            <text:p>22.7318046093</text:p>
          </table:table-cell>
          <table:table-cell table:formula="of:=[.C215]/([.D215]-[.D214])" office:value-type="float" office:value="102089.141002671" calcext:value-type="float">
            <text:p>102089.141002671</text:p>
          </table:table-cell>
          <table:table-cell/>
          <table:table-cell office:value-type="float" office:value="1443137773.78134" calcext:value-type="float">
            <text:p>1443137773.78134</text:p>
          </table:table-cell>
          <table:table-cell table:formula="of:=[.G215]-[.$B$2]" office:value-type="float" office:value="33.7811765670776" calcext:value-type="float">
            <text:p>33.7811765671</text:p>
          </table:table-cell>
          <table:table-cell table:formula="of:=[.C215]/([.H215]-[.H214])" office:value-type="float" office:value="98423.0773994144" calcext:value-type="float">
            <text:p>98423.0773994144</text:p>
          </table:table-cell>
          <table:table-cell table:formula="of:=[.G215]-[.$B215]" office:value-type="float" office:value="11.0493719577789" calcext:value-type="float">
            <text:p>11.0493719578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37762.77428" calcext:value-type="float">
            <text:p>1443137762.77428</text:p>
          </table:table-cell>
          <table:table-cell office:value-type="float" office:value="4320" calcext:value-type="float">
            <text:p>4320</text:p>
          </table:table-cell>
          <table:table-cell table:formula="of:=[.B216]-[.$B$2]" office:value-type="float" office:value="22.7741198539734" calcext:value-type="float">
            <text:p>22.774119854</text:p>
          </table:table-cell>
          <table:table-cell table:formula="of:=[.C216]/([.D216]-[.D215])" office:value-type="float" office:value="102090.866618211" calcext:value-type="float">
            <text:p>102090.866618211</text:p>
          </table:table-cell>
          <table:table-cell/>
          <table:table-cell office:value-type="float" office:value="1443137773.82523" calcext:value-type="float">
            <text:p>1443137773.82523</text:p>
          </table:table-cell>
          <table:table-cell table:formula="of:=[.G216]-[.$B$2]" office:value-type="float" office:value="33.8250722885132" calcext:value-type="float">
            <text:p>33.8250722885</text:p>
          </table:table-cell>
          <table:table-cell table:formula="of:=[.C216]/([.H216]-[.H215])" office:value-type="float" office:value="98415.0586599461" calcext:value-type="float">
            <text:p>98415.0586599461</text:p>
          </table:table-cell>
          <table:table-cell table:formula="of:=[.G216]-[.$B216]" office:value-type="float" office:value="11.0509524345398" calcext:value-type="float">
            <text:p>11.0509524345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37762.81659" calcext:value-type="float">
            <text:p>1443137762.81659</text:p>
          </table:table-cell>
          <table:table-cell office:value-type="float" office:value="4320" calcext:value-type="float">
            <text:p>4320</text:p>
          </table:table-cell>
          <table:table-cell table:formula="of:=[.B217]-[.$B$2]" office:value-type="float" office:value="22.8164322376251" calcext:value-type="float">
            <text:p>22.8164322376</text:p>
          </table:table-cell>
          <table:table-cell table:formula="of:=[.C217]/([.D217]-[.D216])" office:value-type="float" office:value="102097.769663776" calcext:value-type="float">
            <text:p>102097.769663776</text:p>
          </table:table-cell>
          <table:table-cell/>
          <table:table-cell office:value-type="float" office:value="1443137773.86911" calcext:value-type="float">
            <text:p>1443137773.86911</text:p>
          </table:table-cell>
          <table:table-cell table:formula="of:=[.G217]-[.$B$2]" office:value-type="float" office:value="33.8689489364624" calcext:value-type="float">
            <text:p>33.8689489365</text:p>
          </table:table-cell>
          <table:table-cell table:formula="of:=[.C217]/([.H217]-[.H216])" office:value-type="float" office:value="98457.8403755869" calcext:value-type="float">
            <text:p>98457.8403755869</text:p>
          </table:table-cell>
          <table:table-cell table:formula="of:=[.G217]-[.$B217]" office:value-type="float" office:value="11.0525166988373" calcext:value-type="float">
            <text:p>11.0525166988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37762.85891" calcext:value-type="float">
            <text:p>1443137762.85891</text:p>
          </table:table-cell>
          <table:table-cell office:value-type="float" office:value="4320" calcext:value-type="float">
            <text:p>4320</text:p>
          </table:table-cell>
          <table:table-cell table:formula="of:=[.B218]-[.$B$2]" office:value-type="float" office:value="22.858747959137" calcext:value-type="float">
            <text:p>22.8587479591</text:p>
          </table:table-cell>
          <table:table-cell table:formula="of:=[.C218]/([.D218]-[.D217])" office:value-type="float" office:value="102089.716201369" calcext:value-type="float">
            <text:p>102089.716201369</text:p>
          </table:table-cell>
          <table:table-cell/>
          <table:table-cell office:value-type="float" office:value="1443137773.91299" calcext:value-type="float">
            <text:p>1443137773.91299</text:p>
          </table:table-cell>
          <table:table-cell table:formula="of:=[.G218]-[.$B$2]" office:value-type="float" office:value="33.9128305912018" calcext:value-type="float">
            <text:p>33.9128305912</text:p>
          </table:table-cell>
          <table:table-cell table:formula="of:=[.C218]/([.H218]-[.H217])" office:value-type="float" office:value="98446.6065752799" calcext:value-type="float">
            <text:p>98446.6065752799</text:p>
          </table:table-cell>
          <table:table-cell table:formula="of:=[.G218]-[.$B218]" office:value-type="float" office:value="11.0540826320648" calcext:value-type="float">
            <text:p>11.0540826321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37762.90123" calcext:value-type="float">
            <text:p>1443137762.90123</text:p>
          </table:table-cell>
          <table:table-cell office:value-type="float" office:value="4320" calcext:value-type="float">
            <text:p>4320</text:p>
          </table:table-cell>
          <table:table-cell table:formula="of:=[.B219]-[.$B$2]" office:value-type="float" office:value="22.9010722637177" calcext:value-type="float">
            <text:p>22.9010722637</text:p>
          </table:table-cell>
          <table:table-cell table:formula="of:=[.C219]/([.D219]-[.D218])" office:value-type="float" office:value="102069.013130841" calcext:value-type="float">
            <text:p>102069.013130841</text:p>
          </table:table-cell>
          <table:table-cell/>
          <table:table-cell office:value-type="float" office:value="1443137773.95687" calcext:value-type="float">
            <text:p>1443137773.95687</text:p>
          </table:table-cell>
          <table:table-cell table:formula="of:=[.G219]-[.$B$2]" office:value-type="float" office:value="33.9567089080811" calcext:value-type="float">
            <text:p>33.9567089081</text:p>
          </table:table-cell>
          <table:table-cell table:formula="of:=[.C219]/([.H219]-[.H218])" office:value-type="float" office:value="98454.0954906297" calcext:value-type="float">
            <text:p>98454.0954906297</text:p>
          </table:table-cell>
          <table:table-cell table:formula="of:=[.G219]-[.$B219]" office:value-type="float" office:value="11.0556366443634" calcext:value-type="float">
            <text:p>11.0556366444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37762.94356" calcext:value-type="float">
            <text:p>1443137762.94356</text:p>
          </table:table-cell>
          <table:table-cell office:value-type="float" office:value="4320" calcext:value-type="float">
            <text:p>4320</text:p>
          </table:table-cell>
          <table:table-cell table:formula="of:=[.B220]-[.$B$2]" office:value-type="float" office:value="22.943395614624" calcext:value-type="float">
            <text:p>22.9433956146</text:p>
          </table:table-cell>
          <table:table-cell table:formula="of:=[.C220]/([.D220]-[.D219])" office:value-type="float" office:value="102071.313057341" calcext:value-type="float">
            <text:p>102071.313057341</text:p>
          </table:table-cell>
          <table:table-cell/>
          <table:table-cell office:value-type="float" office:value="1443137774.00079" calcext:value-type="float">
            <text:p>1443137774.00079</text:p>
          </table:table-cell>
          <table:table-cell table:formula="of:=[.G220]-[.$B$2]" office:value-type="float" office:value="34.0006284713745" calcext:value-type="float">
            <text:p>34.0006284714</text:p>
          </table:table-cell>
          <table:table-cell table:formula="of:=[.C220]/([.H220]-[.H219])" office:value-type="float" office:value="98361.633769787" calcext:value-type="float">
            <text:p>98361.633769787</text:p>
          </table:table-cell>
          <table:table-cell table:formula="of:=[.G220]-[.$B220]" office:value-type="float" office:value="11.0572328567505" calcext:value-type="float">
            <text:p>11.0572328568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37762.98587" calcext:value-type="float">
            <text:p>1443137762.98587</text:p>
          </table:table-cell>
          <table:table-cell office:value-type="float" office:value="4320" calcext:value-type="float">
            <text:p>4320</text:p>
          </table:table-cell>
          <table:table-cell table:formula="of:=[.B221]-[.$B$2]" office:value-type="float" office:value="22.9857070446014" calcext:value-type="float">
            <text:p>22.9857070446</text:p>
          </table:table-cell>
          <table:table-cell table:formula="of:=[.C221]/([.D221]-[.D220])" office:value-type="float" office:value="102100.070886418" calcext:value-type="float">
            <text:p>102100.070886418</text:p>
          </table:table-cell>
          <table:table-cell/>
          <table:table-cell office:value-type="float" office:value="1443137774.01515" calcext:value-type="float">
            <text:p>1443137774.01515</text:p>
          </table:table-cell>
          <table:table-cell table:formula="of:=[.G221]-[.$B$2]" office:value-type="float" office:value="34.0149836540222" calcext:value-type="float">
            <text:p>34.014983654</text:p>
          </table:table-cell>
          <table:table-cell table:formula="of:=[.C221]/([.H221]-[.H220])" office:value-type="float" office:value="300936.609865471" calcext:value-type="float">
            <text:p>300936.609865471</text:p>
          </table:table-cell>
          <table:table-cell table:formula="of:=[.G221]-[.$B221]" office:value-type="float" office:value="11.0292766094208" calcext:value-type="float">
            <text:p>11.029276609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37763.02887" calcext:value-type="float">
            <text:p>1443137763.02887</text:p>
          </table:table-cell>
          <table:table-cell office:value-type="float" office:value="4320" calcext:value-type="float">
            <text:p>4320</text:p>
          </table:table-cell>
          <table:table-cell table:formula="of:=[.B222]-[.$B$2]" office:value-type="float" office:value="23.0287065505981" calcext:value-type="float">
            <text:p>23.0287065506</text:p>
          </table:table-cell>
          <table:table-cell table:formula="of:=[.C222]/([.D222]-[.D221])" office:value-type="float" office:value="100466.270480668" calcext:value-type="float">
            <text:p>100466.270480668</text:p>
          </table:table-cell>
          <table:table-cell/>
          <table:table-cell office:value-type="float" office:value="1443137774.05542" calcext:value-type="float">
            <text:p>1443137774.05542</text:p>
          </table:table-cell>
          <table:table-cell table:formula="of:=[.G222]-[.$B$2]" office:value-type="float" office:value="34.0552616119385" calcext:value-type="float">
            <text:p>34.0552616119</text:p>
          </table:table-cell>
          <table:table-cell table:formula="of:=[.C222]/([.H222]-[.H221])" office:value-type="float" office:value="107254.69272751" calcext:value-type="float">
            <text:p>107254.69272751</text:p>
          </table:table-cell>
          <table:table-cell table:formula="of:=[.G222]-[.$B222]" office:value-type="float" office:value="11.0265550613403" calcext:value-type="float">
            <text:p>11.0265550613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37763.0722" calcext:value-type="float">
            <text:p>1443137763.0722</text:p>
          </table:table-cell>
          <table:table-cell office:value-type="float" office:value="4320" calcext:value-type="float">
            <text:p>4320</text:p>
          </table:table-cell>
          <table:table-cell table:formula="of:=[.B223]-[.$B$2]" office:value-type="float" office:value="23.0720331668854" calcext:value-type="float">
            <text:p>23.0720331669</text:p>
          </table:table-cell>
          <table:table-cell table:formula="of:=[.C223]/([.D223]-[.D222])" office:value-type="float" office:value="99707.7632686752" calcext:value-type="float">
            <text:p>99707.7632686752</text:p>
          </table:table-cell>
          <table:table-cell/>
          <table:table-cell office:value-type="float" office:value="1443137774.10417" calcext:value-type="float">
            <text:p>1443137774.10417</text:p>
          </table:table-cell>
          <table:table-cell table:formula="of:=[.G223]-[.$B$2]" office:value-type="float" office:value="34.1040127277374" calcext:value-type="float">
            <text:p>34.1040127277</text:p>
          </table:table-cell>
          <table:table-cell table:formula="of:=[.C223]/([.H223]-[.H222])" office:value-type="float" office:value="88613.3564166141" calcext:value-type="float">
            <text:p>88613.3564166141</text:p>
          </table:table-cell>
          <table:table-cell table:formula="of:=[.G223]-[.$B223]" office:value-type="float" office:value="11.0319795608521" calcext:value-type="float">
            <text:p>11.0319795609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37763.11552" calcext:value-type="float">
            <text:p>1443137763.11552</text:p>
          </table:table-cell>
          <table:table-cell office:value-type="float" office:value="4320" calcext:value-type="float">
            <text:p>4320</text:p>
          </table:table-cell>
          <table:table-cell table:formula="of:=[.B224]-[.$B$2]" office:value-type="float" office:value="23.1153621673584" calcext:value-type="float">
            <text:p>23.1153621674</text:p>
          </table:table-cell>
          <table:table-cell table:formula="of:=[.C224]/([.D224]-[.D223])" office:value-type="float" office:value="99702.2768316505" calcext:value-type="float">
            <text:p>99702.2768316505</text:p>
          </table:table-cell>
          <table:table-cell/>
          <table:table-cell office:value-type="float" office:value="1443137774.15294" calcext:value-type="float">
            <text:p>1443137774.15294</text:p>
          </table:table-cell>
          <table:table-cell table:formula="of:=[.G224]-[.$B$2]" office:value-type="float" office:value="34.1527736186981" calcext:value-type="float">
            <text:p>34.1527736187</text:p>
          </table:table-cell>
          <table:table-cell table:formula="of:=[.C224]/([.H224]-[.H223])" office:value-type="float" office:value="88595.5919772343" calcext:value-type="float">
            <text:p>88595.5919772343</text:p>
          </table:table-cell>
          <table:table-cell table:formula="of:=[.G224]-[.$B224]" office:value-type="float" office:value="11.0374114513397" calcext:value-type="float">
            <text:p>11.0374114513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37763.15885" calcext:value-type="float">
            <text:p>1443137763.15885</text:p>
          </table:table-cell>
          <table:table-cell office:value-type="float" office:value="4320" calcext:value-type="float">
            <text:p>4320</text:p>
          </table:table-cell>
          <table:table-cell table:formula="of:=[.B225]-[.$B$2]" office:value-type="float" office:value="23.158688545227" calcext:value-type="float">
            <text:p>23.1586885452</text:p>
          </table:table-cell>
          <table:table-cell table:formula="of:=[.C225]/([.D225]-[.D224])" office:value-type="float" office:value="99708.3119455878" calcext:value-type="float">
            <text:p>99708.3119455878</text:p>
          </table:table-cell>
          <table:table-cell/>
          <table:table-cell office:value-type="float" office:value="1443137774.20169" calcext:value-type="float">
            <text:p>1443137774.20169</text:p>
          </table:table-cell>
          <table:table-cell table:formula="of:=[.G225]-[.$B$2]" office:value-type="float" office:value="34.201530456543" calcext:value-type="float">
            <text:p>34.2015304565</text:p>
          </table:table-cell>
          <table:table-cell table:formula="of:=[.C225]/([.H225]-[.H224])" office:value-type="float" office:value="88602.9568559567" calcext:value-type="float">
            <text:p>88602.9568559567</text:p>
          </table:table-cell>
          <table:table-cell table:formula="of:=[.G225]-[.$B225]" office:value-type="float" office:value="11.0428419113159" calcext:value-type="float">
            <text:p>11.042841911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37763.20218" calcext:value-type="float">
            <text:p>1443137763.20218</text:p>
          </table:table-cell>
          <table:table-cell office:value-type="float" office:value="4320" calcext:value-type="float">
            <text:p>4320</text:p>
          </table:table-cell>
          <table:table-cell table:formula="of:=[.B226]-[.$B$2]" office:value-type="float" office:value="23.2020151615143" calcext:value-type="float">
            <text:p>23.2020151615</text:p>
          </table:table-cell>
          <table:table-cell table:formula="of:=[.C226]/([.D226]-[.D225])" office:value-type="float" office:value="99707.7632686752" calcext:value-type="float">
            <text:p>99707.7632686752</text:p>
          </table:table-cell>
          <table:table-cell/>
          <table:table-cell office:value-type="float" office:value="1443137774.25045" calcext:value-type="float">
            <text:p>1443137774.25045</text:p>
          </table:table-cell>
          <table:table-cell table:formula="of:=[.G226]-[.$B$2]" office:value-type="float" office:value="34.2502887248993" calcext:value-type="float">
            <text:p>34.2502887249</text:p>
          </table:table-cell>
          <table:table-cell table:formula="of:=[.C226]/([.H226]-[.H225])" office:value-type="float" office:value="88600.3573471813" calcext:value-type="float">
            <text:p>88600.3573471813</text:p>
          </table:table-cell>
          <table:table-cell table:formula="of:=[.G226]-[.$B226]" office:value-type="float" office:value="11.048273563385" calcext:value-type="float">
            <text:p>11.048273563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37763.2455" calcext:value-type="float">
            <text:p>1443137763.2455</text:p>
          </table:table-cell>
          <table:table-cell office:value-type="float" office:value="4320" calcext:value-type="float">
            <text:p>4320</text:p>
          </table:table-cell>
          <table:table-cell table:formula="of:=[.B227]-[.$B$2]" office:value-type="float" office:value="23.2453424930573" calcext:value-type="float">
            <text:p>23.2453424931</text:p>
          </table:table-cell>
          <table:table-cell table:formula="of:=[.C227]/([.D227]-[.D226])" office:value-type="float" office:value="99706.117274168" calcext:value-type="float">
            <text:p>99706.117274168</text:p>
          </table:table-cell>
          <table:table-cell/>
          <table:table-cell office:value-type="float" office:value="1443137774.29923" calcext:value-type="float">
            <text:p>1443137774.29923</text:p>
          </table:table-cell>
          <table:table-cell table:formula="of:=[.G227]-[.$B$2]" office:value-type="float" office:value="34.2990698814392" calcext:value-type="float">
            <text:p>34.2990698814</text:p>
          </table:table-cell>
          <table:table-cell table:formula="of:=[.C227]/([.H227]-[.H226])" office:value-type="float" office:value="88558.7859415551" calcext:value-type="float">
            <text:p>88558.7859415551</text:p>
          </table:table-cell>
          <table:table-cell table:formula="of:=[.G227]-[.$B227]" office:value-type="float" office:value="11.053727388382" calcext:value-type="float">
            <text:p>11.053727388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37763.28883" calcext:value-type="float">
            <text:p>1443137763.28883</text:p>
          </table:table-cell>
          <table:table-cell office:value-type="float" office:value="4320" calcext:value-type="float">
            <text:p>4320</text:p>
          </table:table-cell>
          <table:table-cell table:formula="of:=[.B228]-[.$B$2]" office:value-type="float" office:value="23.2886695861816" calcext:value-type="float">
            <text:p>23.2886695862</text:p>
          </table:table-cell>
          <table:table-cell table:formula="of:=[.C228]/([.D228]-[.D227])" office:value-type="float" office:value="99706.6659329654" calcext:value-type="float">
            <text:p>99706.6659329654</text:p>
          </table:table-cell>
          <table:table-cell/>
          <table:table-cell office:value-type="float" office:value="1443137774.34795" calcext:value-type="float">
            <text:p>1443137774.34795</text:p>
          </table:table-cell>
          <table:table-cell table:formula="of:=[.G228]-[.$B$2]" office:value-type="float" office:value="34.3477847576141" calcext:value-type="float">
            <text:p>34.3477847576</text:p>
          </table:table-cell>
          <table:table-cell table:formula="of:=[.C228]/([.H228]-[.H227])" office:value-type="float" office:value="88679.2770341368" calcext:value-type="float">
            <text:p>88679.2770341368</text:p>
          </table:table-cell>
          <table:table-cell table:formula="of:=[.G228]-[.$B228]" office:value-type="float" office:value="11.0591151714325" calcext:value-type="float">
            <text:p>11.0591151714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37763.33216" calcext:value-type="float">
            <text:p>1443137763.33216</text:p>
          </table:table-cell>
          <table:table-cell office:value-type="float" office:value="4320" calcext:value-type="float">
            <text:p>4320</text:p>
          </table:table-cell>
          <table:table-cell table:formula="of:=[.B229]-[.$B$2]" office:value-type="float" office:value="23.3319978713989" calcext:value-type="float">
            <text:p>23.3319978714</text:p>
          </table:table-cell>
          <table:table-cell table:formula="of:=[.C229]/([.D229]-[.D228])" office:value-type="float" office:value="99703.9226993595" calcext:value-type="float">
            <text:p>99703.9226993595</text:p>
          </table:table-cell>
          <table:table-cell/>
          <table:table-cell office:value-type="float" office:value="1443137774.39675" calcext:value-type="float">
            <text:p>1443137774.39675</text:p>
          </table:table-cell>
          <table:table-cell table:formula="of:=[.G229]-[.$B$2]" office:value-type="float" office:value="34.3965926170349" calcext:value-type="float">
            <text:p>34.396592617</text:p>
          </table:table-cell>
          <table:table-cell table:formula="of:=[.C229]/([.H229]-[.H228])" office:value-type="float" office:value="88510.3352465623" calcext:value-type="float">
            <text:p>88510.3352465623</text:p>
          </table:table-cell>
          <table:table-cell table:formula="of:=[.G229]-[.$B229]" office:value-type="float" office:value="11.064594745636" calcext:value-type="float">
            <text:p>11.064594745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37763.37549" calcext:value-type="float">
            <text:p>1443137763.37549</text:p>
          </table:table-cell>
          <table:table-cell office:value-type="float" office:value="4320" calcext:value-type="float">
            <text:p>4320</text:p>
          </table:table-cell>
          <table:table-cell table:formula="of:=[.B230]-[.$B$2]" office:value-type="float" office:value="23.3753252029419" calcext:value-type="float">
            <text:p>23.3753252029</text:p>
          </table:table-cell>
          <table:table-cell table:formula="of:=[.C230]/([.D230]-[.D229])" office:value-type="float" office:value="99706.117274168" calcext:value-type="float">
            <text:p>99706.117274168</text:p>
          </table:table-cell>
          <table:table-cell/>
          <table:table-cell office:value-type="float" office:value="1443137774.44551" calcext:value-type="float">
            <text:p>1443137774.44551</text:p>
          </table:table-cell>
          <table:table-cell table:formula="of:=[.G230]-[.$B$2]" office:value-type="float" office:value="34.4453499317169" calcext:value-type="float">
            <text:p>34.4453499317</text:p>
          </table:table-cell>
          <table:table-cell table:formula="of:=[.C230]/([.H230]-[.H229])" office:value-type="float" office:value="88602.0903360831" calcext:value-type="float">
            <text:p>88602.0903360831</text:p>
          </table:table-cell>
          <table:table-cell table:formula="of:=[.G230]-[.$B230]" office:value-type="float" office:value="11.070024728775" calcext:value-type="float">
            <text:p>11.0700247288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37763.41882" calcext:value-type="float">
            <text:p>1443137763.41882</text:p>
          </table:table-cell>
          <table:table-cell office:value-type="float" office:value="4320" calcext:value-type="float">
            <text:p>4320</text:p>
          </table:table-cell>
          <table:table-cell table:formula="of:=[.B231]-[.$B$2]" office:value-type="float" office:value="23.4186573028564" calcext:value-type="float">
            <text:p>23.4186573029</text:p>
          </table:table-cell>
          <table:table-cell table:formula="of:=[.C231]/([.D231]-[.D230])" office:value-type="float" office:value="99695.1453661113" calcext:value-type="float">
            <text:p>99695.1453661113</text:p>
          </table:table-cell>
          <table:table-cell/>
          <table:table-cell office:value-type="float" office:value="1443137774.49426" calcext:value-type="float">
            <text:p>1443137774.49426</text:p>
          </table:table-cell>
          <table:table-cell table:formula="of:=[.G231]-[.$B$2]" office:value-type="float" office:value="34.4940943717957" calcext:value-type="float">
            <text:p>34.4940943718</text:p>
          </table:table-cell>
          <table:table-cell table:formula="of:=[.C231]/([.H231]-[.H230])" office:value-type="float" office:value="88625.4923232689" calcext:value-type="float">
            <text:p>88625.4923232689</text:p>
          </table:table-cell>
          <table:table-cell table:formula="of:=[.G231]-[.$B231]" office:value-type="float" office:value="11.0754370689392" calcext:value-type="float">
            <text:p>11.075437068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37763.46215" calcext:value-type="float">
            <text:p>1443137763.46215</text:p>
          </table:table-cell>
          <table:table-cell office:value-type="float" office:value="4320" calcext:value-type="float">
            <text:p>4320</text:p>
          </table:table-cell>
          <table:table-cell table:formula="of:=[.B232]-[.$B$2]" office:value-type="float" office:value="23.461986541748" calcext:value-type="float">
            <text:p>23.4619865417</text:p>
          </table:table-cell>
          <table:table-cell table:formula="of:=[.C232]/([.D232]-[.D231])" office:value-type="float" office:value="99701.728221156" calcext:value-type="float">
            <text:p>99701.728221156</text:p>
          </table:table-cell>
          <table:table-cell/>
          <table:table-cell office:value-type="float" office:value="1443137774.54303" calcext:value-type="float">
            <text:p>1443137774.54303</text:p>
          </table:table-cell>
          <table:table-cell table:formula="of:=[.G232]-[.$B$2]" office:value-type="float" office:value="34.5428688526154" calcext:value-type="float">
            <text:p>34.5428688526</text:p>
          </table:table-cell>
          <table:table-cell table:formula="of:=[.C232]/([.H232]-[.H231])" office:value-type="float" office:value="88570.9069045582" calcext:value-type="float">
            <text:p>88570.9069045582</text:p>
          </table:table-cell>
          <table:table-cell table:formula="of:=[.G232]-[.$B232]" office:value-type="float" office:value="11.0808823108673" calcext:value-type="float">
            <text:p>11.0808823109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37763.50548" calcext:value-type="float">
            <text:p>1443137763.50548</text:p>
          </table:table-cell>
          <table:table-cell office:value-type="float" office:value="4320" calcext:value-type="float">
            <text:p>4320</text:p>
          </table:table-cell>
          <table:table-cell table:formula="of:=[.B233]-[.$B$2]" office:value-type="float" office:value="23.5053143501282" calcext:value-type="float">
            <text:p>23.5053143501</text:p>
          </table:table-cell>
          <table:table-cell table:formula="of:=[.C233]/([.D233]-[.D232])" office:value-type="float" office:value="99705.0199746877" calcext:value-type="float">
            <text:p>99705.0199746877</text:p>
          </table:table-cell>
          <table:table-cell/>
          <table:table-cell office:value-type="float" office:value="1443137774.59179" calcext:value-type="float">
            <text:p>1443137774.59179</text:p>
          </table:table-cell>
          <table:table-cell table:formula="of:=[.G233]-[.$B$2]" office:value-type="float" office:value="34.5916268825531" calcext:value-type="float">
            <text:p>34.5916268826</text:p>
          </table:table-cell>
          <table:table-cell table:formula="of:=[.C233]/([.H233]-[.H232])" office:value-type="float" office:value="88600.7905880512" calcext:value-type="float">
            <text:p>88600.7905880512</text:p>
          </table:table-cell>
          <table:table-cell table:formula="of:=[.G233]-[.$B233]" office:value-type="float" office:value="11.0863125324249" calcext:value-type="float">
            <text:p>11.0863125324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37763.54881" calcext:value-type="float">
            <text:p>1443137763.54881</text:p>
          </table:table-cell>
          <table:table-cell office:value-type="float" office:value="4320" calcext:value-type="float">
            <text:p>4320</text:p>
          </table:table-cell>
          <table:table-cell table:formula="of:=[.B234]-[.$B$2]" office:value-type="float" office:value="23.5486459732056" calcext:value-type="float">
            <text:p>23.5486459732</text:p>
          </table:table-cell>
          <table:table-cell table:formula="of:=[.C234]/([.D234]-[.D233])" office:value-type="float" office:value="99696.242448252" calcext:value-type="float">
            <text:p>99696.242448252</text:p>
          </table:table-cell>
          <table:table-cell/>
          <table:table-cell office:value-type="float" office:value="1443137774.64055" calcext:value-type="float">
            <text:p>1443137774.64055</text:p>
          </table:table-cell>
          <table:table-cell table:formula="of:=[.G234]-[.$B$2]" office:value-type="float" office:value="34.6403856277466" calcext:value-type="float">
            <text:p>34.6403856277</text:p>
          </table:table-cell>
          <table:table-cell table:formula="of:=[.C234]/([.H234]-[.H233])" office:value-type="float" office:value="88599.4908781521" calcext:value-type="float">
            <text:p>88599.4908781521</text:p>
          </table:table-cell>
          <table:table-cell table:formula="of:=[.G234]-[.$B234]" office:value-type="float" office:value="11.091739654541" calcext:value-type="float">
            <text:p>11.091739654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37763.59214" calcext:value-type="float">
            <text:p>1443137763.59214</text:p>
          </table:table-cell>
          <table:table-cell office:value-type="float" office:value="4320" calcext:value-type="float">
            <text:p>4320</text:p>
          </table:table-cell>
          <table:table-cell table:formula="of:=[.B235]-[.$B$2]" office:value-type="float" office:value="23.5919742584228" calcext:value-type="float">
            <text:p>23.5919742584</text:p>
          </table:table-cell>
          <table:table-cell table:formula="of:=[.C235]/([.D235]-[.D234])" office:value-type="float" office:value="99703.9226993595" calcext:value-type="float">
            <text:p>99703.9226993595</text:p>
          </table:table-cell>
          <table:table-cell/>
          <table:table-cell office:value-type="float" office:value="1443137774.68935" calcext:value-type="float">
            <text:p>1443137774.68935</text:p>
          </table:table-cell>
          <table:table-cell table:formula="of:=[.G235]-[.$B$2]" office:value-type="float" office:value="34.6891832351685" calcext:value-type="float">
            <text:p>34.6891832352</text:p>
          </table:table-cell>
          <table:table-cell table:formula="of:=[.C235]/([.H235]-[.H234])" office:value-type="float" office:value="88528.9305816135" calcext:value-type="float">
            <text:p>88528.9305816135</text:p>
          </table:table-cell>
          <table:table-cell table:formula="of:=[.G235]-[.$B235]" office:value-type="float" office:value="11.0972089767456" calcext:value-type="float">
            <text:p>11.0972089767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37763.63544" calcext:value-type="float">
            <text:p>1443137763.63544</text:p>
          </table:table-cell>
          <table:table-cell office:value-type="float" office:value="4320" calcext:value-type="float">
            <text:p>4320</text:p>
          </table:table-cell>
          <table:table-cell table:formula="of:=[.B236]-[.$B$2]" office:value-type="float" office:value="23.6352801322937" calcext:value-type="float">
            <text:p>23.6352801323</text:p>
          </table:table-cell>
          <table:table-cell table:formula="of:=[.C236]/([.D236]-[.D235])" office:value-type="float" office:value="99755.5207610742" calcext:value-type="float">
            <text:p>99755.5207610742</text:p>
          </table:table-cell>
          <table:table-cell/>
          <table:table-cell office:value-type="float" office:value="1443137774.73802" calcext:value-type="float">
            <text:p>1443137774.73802</text:p>
          </table:table-cell>
          <table:table-cell table:formula="of:=[.G236]-[.$B$2]" office:value-type="float" office:value="34.7378590106964" calcext:value-type="float">
            <text:p>34.7378590107</text:p>
          </table:table-cell>
          <table:table-cell table:formula="of:=[.C236]/([.H236]-[.H235])" office:value-type="float" office:value="88750.511997884" calcext:value-type="float">
            <text:p>88750.511997884</text:p>
          </table:table-cell>
          <table:table-cell table:formula="of:=[.G236]-[.$B236]" office:value-type="float" office:value="11.1025788784027" calcext:value-type="float">
            <text:p>11.102578878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37763.67882" calcext:value-type="float">
            <text:p>1443137763.67882</text:p>
          </table:table-cell>
          <table:table-cell office:value-type="float" office:value="4320" calcext:value-type="float">
            <text:p>4320</text:p>
          </table:table-cell>
          <table:table-cell table:formula="of:=[.B237]-[.$B$2]" office:value-type="float" office:value="23.6786568164825" calcext:value-type="float">
            <text:p>23.6786568165</text:p>
          </table:table-cell>
          <table:table-cell table:formula="of:=[.C237]/([.D237]-[.D236])" office:value-type="float" office:value="99592.6747464754" calcext:value-type="float">
            <text:p>99592.6747464754</text:p>
          </table:table-cell>
          <table:table-cell/>
          <table:table-cell office:value-type="float" office:value="1443137774.78681" calcext:value-type="float">
            <text:p>1443137774.78681</text:p>
          </table:table-cell>
          <table:table-cell table:formula="of:=[.G237]-[.$B$2]" office:value-type="float" office:value="34.7866446971893" calcext:value-type="float">
            <text:p>34.7866446972</text:p>
          </table:table-cell>
          <table:table-cell table:formula="of:=[.C237]/([.H237]-[.H236])" office:value-type="float" office:value="88550.5628915757" calcext:value-type="float">
            <text:p>88550.5628915757</text:p>
          </table:table-cell>
          <table:table-cell table:formula="of:=[.G237]-[.$B237]" office:value-type="float" office:value="11.1079878807068" calcext:value-type="float">
            <text:p>11.1079878807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37763.72215" calcext:value-type="float">
            <text:p>1443137763.72215</text:p>
          </table:table-cell>
          <table:table-cell office:value-type="float" office:value="4320" calcext:value-type="float">
            <text:p>4320</text:p>
          </table:table-cell>
          <table:table-cell table:formula="of:=[.B238]-[.$B$2]" office:value-type="float" office:value="23.7219848632812" calcext:value-type="float">
            <text:p>23.7219848633</text:p>
          </table:table-cell>
          <table:table-cell table:formula="of:=[.C238]/([.D238]-[.D237])" office:value-type="float" office:value="99704.4713340047" calcext:value-type="float">
            <text:p>99704.4713340047</text:p>
          </table:table-cell>
          <table:table-cell/>
          <table:table-cell office:value-type="float" office:value="1443137774.83557" calcext:value-type="float">
            <text:p>1443137774.83557</text:p>
          </table:table-cell>
          <table:table-cell table:formula="of:=[.G238]-[.$B$2]" office:value-type="float" office:value="34.83540558815" calcext:value-type="float">
            <text:p>34.8354055882</text:p>
          </table:table-cell>
          <table:table-cell table:formula="of:=[.C238]/([.H238]-[.H237])" office:value-type="float" office:value="88595.5919772343" calcext:value-type="float">
            <text:p>88595.5919772343</text:p>
          </table:table-cell>
          <table:table-cell table:formula="of:=[.G238]-[.$B238]" office:value-type="float" office:value="11.1134207248688" calcext:value-type="float">
            <text:p>11.1134207249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37763.76547" calcext:value-type="float">
            <text:p>1443137763.76547</text:p>
          </table:table-cell>
          <table:table-cell office:value-type="float" office:value="4320" calcext:value-type="float">
            <text:p>4320</text:p>
          </table:table-cell>
          <table:table-cell table:formula="of:=[.B239]-[.$B$2]" office:value-type="float" office:value="23.7653126716614" calcext:value-type="float">
            <text:p>23.7653126717</text:p>
          </table:table-cell>
          <table:table-cell table:formula="of:=[.C239]/([.D239]-[.D238])" office:value-type="float" office:value="99705.0199746877" calcext:value-type="float">
            <text:p>99705.0199746877</text:p>
          </table:table-cell>
          <table:table-cell/>
          <table:table-cell office:value-type="float" office:value="1443137774.88432" calcext:value-type="float">
            <text:p>1443137774.88432</text:p>
          </table:table-cell>
          <table:table-cell table:formula="of:=[.G239]-[.$B$2]" office:value-type="float" office:value="34.8841578960419" calcext:value-type="float">
            <text:p>34.884157896</text:p>
          </table:table-cell>
          <table:table-cell table:formula="of:=[.C239]/([.H239]-[.H238])" office:value-type="float" office:value="88611.1896401639" calcext:value-type="float">
            <text:p>88611.1896401639</text:p>
          </table:table-cell>
          <table:table-cell table:formula="of:=[.G239]-[.$B239]" office:value-type="float" office:value="11.1188452243805" calcext:value-type="float">
            <text:p>11.118845224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37763.8088" calcext:value-type="float">
            <text:p>1443137763.8088</text:p>
          </table:table-cell>
          <table:table-cell office:value-type="float" office:value="4320" calcext:value-type="float">
            <text:p>4320</text:p>
          </table:table-cell>
          <table:table-cell table:formula="of:=[.B240]-[.$B$2]" office:value-type="float" office:value="23.8086400032043" calcext:value-type="float">
            <text:p>23.8086400032</text:p>
          </table:table-cell>
          <table:table-cell table:formula="of:=[.C240]/([.D240]-[.D239])" office:value-type="float" office:value="99706.117274168" calcext:value-type="float">
            <text:p>99706.117274168</text:p>
          </table:table-cell>
          <table:table-cell/>
          <table:table-cell office:value-type="float" office:value="1443137774.9331" calcext:value-type="float">
            <text:p>1443137774.9331</text:p>
          </table:table-cell>
          <table:table-cell table:formula="of:=[.G240]-[.$B$2]" office:value-type="float" office:value="34.9329426288605" calcext:value-type="float">
            <text:p>34.9329426289</text:p>
          </table:table-cell>
          <table:table-cell table:formula="of:=[.C240]/([.H240]-[.H239])" office:value-type="float" office:value="88552.2939330851" calcext:value-type="float">
            <text:p>88552.2939330851</text:p>
          </table:table-cell>
          <table:table-cell table:formula="of:=[.G240]-[.$B240]" office:value-type="float" office:value="11.1243026256561" calcext:value-type="float">
            <text:p>11.1243026257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37763.85213" calcext:value-type="float">
            <text:p>1443137763.85213</text:p>
          </table:table-cell>
          <table:table-cell office:value-type="float" office:value="4320" calcext:value-type="float">
            <text:p>4320</text:p>
          </table:table-cell>
          <table:table-cell table:formula="of:=[.B241]-[.$B$2]" office:value-type="float" office:value="23.8519682884216" calcext:value-type="float">
            <text:p>23.8519682884</text:p>
          </table:table-cell>
          <table:table-cell table:formula="of:=[.C241]/([.D241]-[.D240])" office:value-type="float" office:value="99703.9226993595" calcext:value-type="float">
            <text:p>99703.9226993595</text:p>
          </table:table-cell>
          <table:table-cell/>
          <table:table-cell office:value-type="float" office:value="1443137774.98189" calcext:value-type="float">
            <text:p>1443137774.98189</text:p>
          </table:table-cell>
          <table:table-cell table:formula="of:=[.G241]-[.$B$2]" office:value-type="float" office:value="34.9817280769348" calcext:value-type="float">
            <text:p>34.9817280769</text:p>
          </table:table-cell>
          <table:table-cell table:formula="of:=[.C241]/([.H241]-[.H240])" office:value-type="float" office:value="88550.9956456082" calcext:value-type="float">
            <text:p>88550.9956456082</text:p>
          </table:table-cell>
          <table:table-cell table:formula="of:=[.G241]-[.$B241]" office:value-type="float" office:value="11.1297597885132" calcext:value-type="float">
            <text:p>11.129759788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37763.89546" calcext:value-type="float">
            <text:p>1443137763.89546</text:p>
          </table:table-cell>
          <table:table-cell office:value-type="float" office:value="4320" calcext:value-type="float">
            <text:p>4320</text:p>
          </table:table-cell>
          <table:table-cell table:formula="of:=[.B242]-[.$B$2]" office:value-type="float" office:value="23.8952965736389" calcext:value-type="float">
            <text:p>23.8952965736</text:p>
          </table:table-cell>
          <table:table-cell table:formula="of:=[.C242]/([.D242]-[.D241])" office:value-type="float" office:value="99703.9226993595" calcext:value-type="float">
            <text:p>99703.9226993595</text:p>
          </table:table-cell>
          <table:table-cell/>
          <table:table-cell office:value-type="float" office:value="1443137775.01459" calcext:value-type="float">
            <text:p>1443137775.01459</text:p>
          </table:table-cell>
          <table:table-cell table:formula="of:=[.G242]-[.$B$2]" office:value-type="float" office:value="35.0144259929657" calcext:value-type="float">
            <text:p>35.014425993</text:p>
          </table:table-cell>
          <table:table-cell table:formula="of:=[.C242]/([.H242]-[.H241])" office:value-type="float" office:value="132118.511648255" calcext:value-type="float">
            <text:p>132118.511648255</text:p>
          </table:table-cell>
          <table:table-cell table:formula="of:=[.G242]-[.$B242]" office:value-type="float" office:value="11.1191294193268" calcext:value-type="float">
            <text:p>11.119129419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37763.93879" calcext:value-type="float">
            <text:p>1443137763.93879</text:p>
          </table:table-cell>
          <table:table-cell office:value-type="float" office:value="4320" calcext:value-type="float">
            <text:p>4320</text:p>
          </table:table-cell>
          <table:table-cell table:formula="of:=[.B243]-[.$B$2]" office:value-type="float" office:value="23.9386246204376" calcext:value-type="float">
            <text:p>23.9386246204</text:p>
          </table:table-cell>
          <table:table-cell table:formula="of:=[.C243]/([.D243]-[.D242])" office:value-type="float" office:value="99704.4713340047" calcext:value-type="float">
            <text:p>99704.4713340047</text:p>
          </table:table-cell>
          <table:table-cell/>
          <table:table-cell office:value-type="float" office:value="1443137775.02773" calcext:value-type="float">
            <text:p>1443137775.02773</text:p>
          </table:table-cell>
          <table:table-cell table:formula="of:=[.G243]-[.$B$2]" office:value-type="float" office:value="35.0275681018829" calcext:value-type="float">
            <text:p>35.0275681019</text:p>
          </table:table-cell>
          <table:table-cell table:formula="of:=[.C243]/([.H243]-[.H242])" office:value-type="float" office:value="328714.365951889" calcext:value-type="float">
            <text:p>328714.365951889</text:p>
          </table:table-cell>
          <table:table-cell table:formula="of:=[.G243]-[.$B243]" office:value-type="float" office:value="11.0889434814453" calcext:value-type="float">
            <text:p>11.0889434814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37763.98212" calcext:value-type="float">
            <text:p>1443137763.98212</text:p>
          </table:table-cell>
          <table:table-cell office:value-type="float" office:value="4320" calcext:value-type="float">
            <text:p>4320</text:p>
          </table:table-cell>
          <table:table-cell table:formula="of:=[.B244]-[.$B$2]" office:value-type="float" office:value="23.9819538593292" calcext:value-type="float">
            <text:p>23.9819538593</text:p>
          </table:table-cell>
          <table:table-cell table:formula="of:=[.C244]/([.D244]-[.D243])" office:value-type="float" office:value="99701.728221156" calcext:value-type="float">
            <text:p>99701.728221156</text:p>
          </table:table-cell>
          <table:table-cell/>
          <table:table-cell office:value-type="float" office:value="1443137775.05929" calcext:value-type="float">
            <text:p>1443137775.05929</text:p>
          </table:table-cell>
          <table:table-cell table:formula="of:=[.G244]-[.$B$2]" office:value-type="float" office:value="35.05912733078" calcext:value-type="float">
            <text:p>35.0591273308</text:p>
          </table:table-cell>
          <table:table-cell table:formula="of:=[.C244]/([.H244]-[.H243])" office:value-type="float" office:value="136885.47378918" calcext:value-type="float">
            <text:p>136885.47378918</text:p>
          </table:table-cell>
          <table:table-cell table:formula="of:=[.G244]-[.$B244]" office:value-type="float" office:value="11.0771734714508" calcext:value-type="float">
            <text:p>11.0771734715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37764.02532" calcext:value-type="float">
            <text:p>1443137764.02532</text:p>
          </table:table-cell>
          <table:table-cell office:value-type="float" office:value="4320" calcext:value-type="float">
            <text:p>4320</text:p>
          </table:table-cell>
          <table:table-cell table:formula="of:=[.B245]-[.$B$2]" office:value-type="float" office:value="24.0251569747925" calcext:value-type="float">
            <text:p>24.0251569748</text:p>
          </table:table-cell>
          <table:table-cell table:formula="of:=[.C245]/([.D245]-[.D244])" office:value-type="float" office:value="99992.7887995497" calcext:value-type="float">
            <text:p>99992.7887995497</text:p>
          </table:table-cell>
          <table:table-cell/>
          <table:table-cell office:value-type="float" office:value="1443137775.09921" calcext:value-type="float">
            <text:p>1443137775.09921</text:p>
          </table:table-cell>
          <table:table-cell table:formula="of:=[.G245]-[.$B$2]" office:value-type="float" office:value="35.0990436077118" calcext:value-type="float">
            <text:p>35.0990436077</text:p>
          </table:table-cell>
          <table:table-cell table:formula="of:=[.C245]/([.H245]-[.H244])" office:value-type="float" office:value="108226.526421417" calcext:value-type="float">
            <text:p>108226.526421417</text:p>
          </table:table-cell>
          <table:table-cell table:formula="of:=[.G245]-[.$B245]" office:value-type="float" office:value="11.0738866329193" calcext:value-type="float">
            <text:p>11.0738866329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37764.06844" calcext:value-type="float">
            <text:p>1443137764.06844</text:p>
          </table:table-cell>
          <table:table-cell office:value-type="float" office:value="4320" calcext:value-type="float">
            <text:p>4320</text:p>
          </table:table-cell>
          <table:table-cell table:formula="of:=[.B246]-[.$B$2]" office:value-type="float" office:value="24.0682790279388" calcext:value-type="float">
            <text:p>24.0682790279</text:p>
          </table:table-cell>
          <table:table-cell table:formula="of:=[.C246]/([.D246]-[.D245])" office:value-type="float" office:value="100180.758679029" calcext:value-type="float">
            <text:p>100180.758679029</text:p>
          </table:table-cell>
          <table:table-cell/>
          <table:table-cell office:value-type="float" office:value="1443137775.13909" calcext:value-type="float">
            <text:p>1443137775.13909</text:p>
          </table:table-cell>
          <table:table-cell table:formula="of:=[.G246]-[.$B$2]" office:value-type="float" office:value="35.1389293670654" calcext:value-type="float">
            <text:p>35.1389293671</text:p>
          </table:table-cell>
          <table:table-cell table:formula="of:=[.C246]/([.H246]-[.H245])" office:value-type="float" office:value="108309.333205813" calcext:value-type="float">
            <text:p>108309.333205813</text:p>
          </table:table-cell>
          <table:table-cell table:formula="of:=[.G246]-[.$B246]" office:value-type="float" office:value="11.0706503391266" calcext:value-type="float">
            <text:p>11.070650339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37764.11156" calcext:value-type="float">
            <text:p>1443137764.11156</text:p>
          </table:table-cell>
          <table:table-cell office:value-type="float" office:value="4320" calcext:value-type="float">
            <text:p>4320</text:p>
          </table:table-cell>
          <table:table-cell table:formula="of:=[.B247]-[.$B$2]" office:value-type="float" office:value="24.1113998889923" calcext:value-type="float">
            <text:p>24.111399889</text:p>
          </table:table-cell>
          <table:table-cell table:formula="of:=[.C247]/([.D247]-[.D246])" office:value-type="float" office:value="100183.528214882" calcext:value-type="float">
            <text:p>100183.528214882</text:p>
          </table:table-cell>
          <table:table-cell/>
          <table:table-cell office:value-type="float" office:value="1443137775.17899" calcext:value-type="float">
            <text:p>1443137775.17899</text:p>
          </table:table-cell>
          <table:table-cell table:formula="of:=[.G247]-[.$B$2]" office:value-type="float" office:value="35.1788229942322" calcext:value-type="float">
            <text:p>35.1788229942</text:p>
          </table:table-cell>
          <table:table-cell table:formula="of:=[.C247]/([.H247]-[.H246])" office:value-type="float" office:value="108287.972460945" calcext:value-type="float">
            <text:p>108287.972460945</text:p>
          </table:table-cell>
          <table:table-cell table:formula="of:=[.G247]-[.$B247]" office:value-type="float" office:value="11.0674231052399" calcext:value-type="float">
            <text:p>11.067423105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37764.15468" calcext:value-type="float">
            <text:p>1443137764.15468</text:p>
          </table:table-cell>
          <table:table-cell office:value-type="float" office:value="4320" calcext:value-type="float">
            <text:p>4320</text:p>
          </table:table-cell>
          <table:table-cell table:formula="of:=[.B248]-[.$B$2]" office:value-type="float" office:value="24.1545205116272" calcext:value-type="float">
            <text:p>24.1545205116</text:p>
          </table:table-cell>
          <table:table-cell table:formula="of:=[.C248]/([.D248]-[.D247])" office:value-type="float" office:value="100184.082140428" calcext:value-type="float">
            <text:p>100184.082140428</text:p>
          </table:table-cell>
          <table:table-cell/>
          <table:table-cell office:value-type="float" office:value="1443137775.21888" calcext:value-type="float">
            <text:p>1443137775.21888</text:p>
          </table:table-cell>
          <table:table-cell table:formula="of:=[.G248]-[.$B$2]" office:value-type="float" office:value="35.2187209129333" calcext:value-type="float">
            <text:p>35.2187209129</text:p>
          </table:table-cell>
          <table:table-cell table:formula="of:=[.C248]/([.H248]-[.H247])" office:value-type="float" office:value="108276.324696434" calcext:value-type="float">
            <text:p>108276.324696434</text:p>
          </table:table-cell>
          <table:table-cell table:formula="of:=[.G248]-[.$B248]" office:value-type="float" office:value="11.0642004013062" calcext:value-type="float">
            <text:p>11.064200401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37764.19781" calcext:value-type="float">
            <text:p>1443137764.19781</text:p>
          </table:table-cell>
          <table:table-cell office:value-type="float" office:value="4320" calcext:value-type="float">
            <text:p>4320</text:p>
          </table:table-cell>
          <table:table-cell table:formula="of:=[.B249]-[.$B$2]" office:value-type="float" office:value="24.1976451873779" calcext:value-type="float">
            <text:p>24.1976451874</text:p>
          </table:table-cell>
          <table:table-cell table:formula="of:=[.C249]/([.D249]-[.D248])" office:value-type="float" office:value="100174.666239123" calcext:value-type="float">
            <text:p>100174.666239123</text:p>
          </table:table-cell>
          <table:table-cell/>
          <table:table-cell office:value-type="float" office:value="1443137775.25876" calcext:value-type="float">
            <text:p>1443137775.25876</text:p>
          </table:table-cell>
          <table:table-cell table:formula="of:=[.G249]-[.$B$2]" office:value-type="float" office:value="35.2586004734039" calcext:value-type="float">
            <text:p>35.2586004734</text:p>
          </table:table-cell>
          <table:table-cell table:formula="of:=[.C249]/([.H249]-[.H248])" office:value-type="float" office:value="108326.168819911" calcext:value-type="float">
            <text:p>108326.168819911</text:p>
          </table:table-cell>
          <table:table-cell table:formula="of:=[.G249]-[.$B249]" office:value-type="float" office:value="11.060955286026" calcext:value-type="float">
            <text:p>11.06095528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37764.24092" calcext:value-type="float">
            <text:p>1443137764.24092</text:p>
          </table:table-cell>
          <table:table-cell office:value-type="float" office:value="4320" calcext:value-type="float">
            <text:p>4320</text:p>
          </table:table-cell>
          <table:table-cell table:formula="of:=[.B250]-[.$B$2]" office:value-type="float" office:value="24.2407562732697" calcext:value-type="float">
            <text:p>24.2407562733</text:p>
          </table:table-cell>
          <table:table-cell table:formula="of:=[.C250]/([.D250]-[.D249])" office:value-type="float" office:value="100206.244186239" calcext:value-type="float">
            <text:p>100206.244186239</text:p>
          </table:table-cell>
          <table:table-cell/>
          <table:table-cell office:value-type="float" office:value="1443137775.29862" calcext:value-type="float">
            <text:p>1443137775.29862</text:p>
          </table:table-cell>
          <table:table-cell table:formula="of:=[.G250]-[.$B$2]" office:value-type="float" office:value="35.2984602451324" calcext:value-type="float">
            <text:p>35.2984602451</text:p>
          </table:table-cell>
          <table:table-cell table:formula="of:=[.C250]/([.H250]-[.H249])" office:value-type="float" office:value="108379.948320413" calcext:value-type="float">
            <text:p>108379.948320413</text:p>
          </table:table-cell>
          <table:table-cell table:formula="of:=[.G250]-[.$B250]" office:value-type="float" office:value="11.0577039718628" calcext:value-type="float">
            <text:p>11.0577039719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37764.28403" calcext:value-type="float">
            <text:p>1443137764.28403</text:p>
          </table:table-cell>
          <table:table-cell office:value-type="float" office:value="4320" calcext:value-type="float">
            <text:p>4320</text:p>
          </table:table-cell>
          <table:table-cell table:formula="of:=[.B251]-[.$B$2]" office:value-type="float" office:value="24.28386926651" calcext:value-type="float">
            <text:p>24.2838692665</text:p>
          </table:table-cell>
          <table:table-cell table:formula="of:=[.C251]/([.D251]-[.D250])" office:value-type="float" office:value="100201.810992706" calcext:value-type="float">
            <text:p>100201.810992706</text:p>
          </table:table-cell>
          <table:table-cell/>
          <table:table-cell office:value-type="float" office:value="1443137775.33852" calcext:value-type="float">
            <text:p>1443137775.33852</text:p>
          </table:table-cell>
          <table:table-cell table:formula="of:=[.G251]-[.$B$2]" office:value-type="float" office:value="35.3383576869965" calcext:value-type="float">
            <text:p>35.338357687</text:p>
          </table:table-cell>
          <table:table-cell table:formula="of:=[.C251]/([.H251]-[.H250])" office:value-type="float" office:value="108277.618768749" calcext:value-type="float">
            <text:p>108277.618768749</text:p>
          </table:table-cell>
          <table:table-cell table:formula="of:=[.G251]-[.$B251]" office:value-type="float" office:value="11.0544884204865" calcext:value-type="float">
            <text:p>11.054488420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137764.32714" calcext:value-type="float">
            <text:p>1443137764.32714</text:p>
          </table:table-cell>
          <table:table-cell office:value-type="float" office:value="4320" calcext:value-type="float">
            <text:p>4320</text:p>
          </table:table-cell>
          <table:table-cell table:formula="of:=[.B252]-[.$B$2]" office:value-type="float" office:value="24.3269824981689" calcext:value-type="float">
            <text:p>24.3269824982</text:p>
          </table:table-cell>
          <table:table-cell table:formula="of:=[.C252]/([.D252]-[.D251])" office:value-type="float" office:value="100201.256871094" calcext:value-type="float">
            <text:p>100201.256871094</text:p>
          </table:table-cell>
          <table:table-cell/>
          <table:table-cell office:value-type="float" office:value="1443137775.37843" calcext:value-type="float">
            <text:p>1443137775.37843</text:p>
          </table:table-cell>
          <table:table-cell table:formula="of:=[.G252]-[.$B$2]" office:value-type="float" office:value="35.3782675266266" calcext:value-type="float">
            <text:p>35.3782675266</text:p>
          </table:table-cell>
          <table:table-cell table:formula="of:=[.C252]/([.H252]-[.H251])" office:value-type="float" office:value="108243.982938457" calcext:value-type="float">
            <text:p>108243.982938457</text:p>
          </table:table-cell>
          <table:table-cell table:formula="of:=[.G252]-[.$B252]" office:value-type="float" office:value="11.0512850284576" calcext:value-type="float">
            <text:p>11.0512850285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137764.37026" calcext:value-type="float">
            <text:p>1443137764.37026</text:p>
          </table:table-cell>
          <table:table-cell office:value-type="float" office:value="4320" calcext:value-type="float">
            <text:p>4320</text:p>
          </table:table-cell>
          <table:table-cell table:formula="of:=[.B253]-[.$B$2]" office:value-type="float" office:value="24.3700966835022" calcext:value-type="float">
            <text:p>24.3700966835</text:p>
          </table:table-cell>
          <table:table-cell table:formula="of:=[.C253]/([.D253]-[.D252])" office:value-type="float" office:value="100199.040445934" calcext:value-type="float">
            <text:p>100199.040445934</text:p>
          </table:table-cell>
          <table:table-cell/>
          <table:table-cell office:value-type="float" office:value="1443137775.4183" calcext:value-type="float">
            <text:p>1443137775.4183</text:p>
          </table:table-cell>
          <table:table-cell table:formula="of:=[.G253]-[.$B$2]" office:value-type="float" office:value="35.4181399345398" calcext:value-type="float">
            <text:p>35.4181399345</text:p>
          </table:table-cell>
          <table:table-cell table:formula="of:=[.C253]/([.H253]-[.H252])" office:value-type="float" office:value="108345.601033264" calcext:value-type="float">
            <text:p>108345.601033264</text:p>
          </table:table-cell>
          <table:table-cell table:formula="of:=[.G253]-[.$B253]" office:value-type="float" office:value="11.0480432510376" calcext:value-type="float">
            <text:p>11.04804325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137764.41337" calcext:value-type="float">
            <text:p>1443137764.41337</text:p>
          </table:table-cell>
          <table:table-cell office:value-type="float" office:value="4320" calcext:value-type="float">
            <text:p>4320</text:p>
          </table:table-cell>
          <table:table-cell table:formula="of:=[.B254]-[.$B$2]" office:value-type="float" office:value="24.4132091999054" calcext:value-type="float">
            <text:p>24.4132091999</text:p>
          </table:table-cell>
          <table:table-cell table:formula="of:=[.C254]/([.D254]-[.D253])" office:value-type="float" office:value="100202.919254315" calcext:value-type="float">
            <text:p>100202.919254315</text:p>
          </table:table-cell>
          <table:table-cell/>
          <table:table-cell office:value-type="float" office:value="1443137775.45818" calcext:value-type="float">
            <text:p>1443137775.45818</text:p>
          </table:table-cell>
          <table:table-cell table:formula="of:=[.G254]-[.$B$2]" office:value-type="float" office:value="35.4580161571503" calcext:value-type="float">
            <text:p>35.4580161572</text:p>
          </table:table-cell>
          <table:table-cell table:formula="of:=[.C254]/([.H254]-[.H253])" office:value-type="float" office:value="108335.236318631" calcext:value-type="float">
            <text:p>108335.236318631</text:p>
          </table:table-cell>
          <table:table-cell table:formula="of:=[.G254]-[.$B254]" office:value-type="float" office:value="11.0448069572449" calcext:value-type="float">
            <text:p>11.0448069572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3137764.4565" calcext:value-type="float">
            <text:p>1443137764.4565</text:p>
          </table:table-cell>
          <table:table-cell office:value-type="float" office:value="4320" calcext:value-type="float">
            <text:p>4320</text:p>
          </table:table-cell>
          <table:table-cell table:formula="of:=[.B255]-[.$B$2]" office:value-type="float" office:value="24.4563398361206" calcext:value-type="float">
            <text:p>24.4563398361</text:p>
          </table:table-cell>
          <table:table-cell table:formula="of:=[.C255]/([.D255]-[.D254])" office:value-type="float" office:value="100160.822540256" calcext:value-type="float">
            <text:p>100160.822540256</text:p>
          </table:table-cell>
          <table:table-cell/>
          <table:table-cell office:value-type="float" office:value="1443137775.4981" calcext:value-type="float">
            <text:p>1443137775.4981</text:p>
          </table:table-cell>
          <table:table-cell table:formula="of:=[.G255]-[.$B$2]" office:value-type="float" office:value="35.4979343414307" calcext:value-type="float">
            <text:p>35.4979343414</text:p>
          </table:table-cell>
          <table:table-cell table:formula="of:=[.C255]/([.H255]-[.H254])" office:value-type="float" office:value="108221.355201309" calcext:value-type="float">
            <text:p>108221.355201309</text:p>
          </table:table-cell>
          <table:table-cell table:formula="of:=[.G255]-[.$B255]" office:value-type="float" office:value="11.0415945053101" calcext:value-type="float">
            <text:p>11.0415945053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3137764.49962" calcext:value-type="float">
            <text:p>1443137764.49962</text:p>
          </table:table-cell>
          <table:table-cell office:value-type="float" office:value="4320" calcext:value-type="float">
            <text:p>4320</text:p>
          </table:table-cell>
          <table:table-cell table:formula="of:=[.B256]-[.$B$2]" office:value-type="float" office:value="24.499452829361" calcext:value-type="float">
            <text:p>24.4994528294</text:p>
          </table:table-cell>
          <table:table-cell table:formula="of:=[.C256]/([.D256]-[.D255])" office:value-type="float" office:value="100201.810992706" calcext:value-type="float">
            <text:p>100201.810992706</text:p>
          </table:table-cell>
          <table:table-cell/>
          <table:table-cell office:value-type="float" office:value="1443137775.53789" calcext:value-type="float">
            <text:p>1443137775.53789</text:p>
          </table:table-cell>
          <table:table-cell table:formula="of:=[.G256]-[.$B$2]" office:value-type="float" office:value="35.5377309322357" calcext:value-type="float">
            <text:p>35.5377309322</text:p>
          </table:table-cell>
          <table:table-cell table:formula="of:=[.C256]/([.H256]-[.H255])" office:value-type="float" office:value="108552.011933932" calcext:value-type="float">
            <text:p>108552.011933932</text:p>
          </table:table-cell>
          <table:table-cell table:formula="of:=[.G256]-[.$B256]" office:value-type="float" office:value="11.0382781028748" calcext:value-type="float">
            <text:p>11.0382781029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3137764.54273" calcext:value-type="float">
            <text:p>1443137764.54273</text:p>
          </table:table-cell>
          <table:table-cell office:value-type="float" office:value="4320" calcext:value-type="float">
            <text:p>4320</text:p>
          </table:table-cell>
          <table:table-cell table:formula="of:=[.B257]-[.$B$2]" office:value-type="float" office:value="24.5425708293915" calcext:value-type="float">
            <text:p>24.5425708294</text:p>
          </table:table-cell>
          <table:table-cell table:formula="of:=[.C257]/([.D257]-[.D256])" office:value-type="float" office:value="100190.17572574" calcext:value-type="float">
            <text:p>100190.17572574</text:p>
          </table:table-cell>
          <table:table-cell/>
          <table:table-cell office:value-type="float" office:value="1443137775.57794" calcext:value-type="float">
            <text:p>1443137775.57794</text:p>
          </table:table-cell>
          <table:table-cell table:formula="of:=[.G257]-[.$B$2]" office:value-type="float" office:value="35.5777804851532" calcext:value-type="float">
            <text:p>35.5777804852</text:p>
          </table:table-cell>
          <table:table-cell table:formula="of:=[.C257]/([.H257]-[.H256])" office:value-type="float" office:value="107866.372663412" calcext:value-type="float">
            <text:p>107866.372663412</text:p>
          </table:table-cell>
          <table:table-cell table:formula="of:=[.G257]-[.$B257]" office:value-type="float" office:value="11.0352096557617" calcext:value-type="float">
            <text:p>11.035209655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3137764.58588" calcext:value-type="float">
            <text:p>1443137764.58588</text:p>
          </table:table-cell>
          <table:table-cell office:value-type="float" office:value="4320" calcext:value-type="float">
            <text:p>4320</text:p>
          </table:table-cell>
          <table:table-cell table:formula="of:=[.B258]-[.$B$2]" office:value-type="float" office:value="24.5857174396515" calcext:value-type="float">
            <text:p>24.5857174397</text:p>
          </table:table-cell>
          <table:table-cell table:formula="of:=[.C258]/([.D258]-[.D257])" office:value-type="float" office:value="100123.740288446" calcext:value-type="float">
            <text:p>100123.740288446</text:p>
          </table:table-cell>
          <table:table-cell/>
          <table:table-cell office:value-type="float" office:value="1443137775.61782" calcext:value-type="float">
            <text:p>1443137775.61782</text:p>
          </table:table-cell>
          <table:table-cell table:formula="of:=[.G258]-[.$B$2]" office:value-type="float" office:value="35.6176609992981" calcext:value-type="float">
            <text:p>35.6176609993</text:p>
          </table:table-cell>
          <table:table-cell table:formula="of:=[.C258]/([.H258]-[.H257])" office:value-type="float" office:value="108323.578384777" calcext:value-type="float">
            <text:p>108323.578384777</text:p>
          </table:table-cell>
          <table:table-cell table:formula="of:=[.G258]-[.$B258]" office:value-type="float" office:value="11.0319435596466" calcext:value-type="float">
            <text:p>11.031943559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3137764.62899" calcext:value-type="float">
            <text:p>1443137764.62899</text:p>
          </table:table-cell>
          <table:table-cell office:value-type="float" office:value="4320" calcext:value-type="float">
            <text:p>4320</text:p>
          </table:table-cell>
          <table:table-cell table:formula="of:=[.B259]-[.$B$2]" office:value-type="float" office:value="24.6288297176361" calcext:value-type="float">
            <text:p>24.6288297176</text:p>
          </table:table-cell>
          <table:table-cell table:formula="of:=[.C259]/([.D259]-[.D258])" office:value-type="float" office:value="100203.473394313" calcext:value-type="float">
            <text:p>100203.473394313</text:p>
          </table:table-cell>
          <table:table-cell/>
          <table:table-cell office:value-type="float" office:value="1443137775.65769" calcext:value-type="float">
            <text:p>1443137775.65769</text:p>
          </table:table-cell>
          <table:table-cell table:formula="of:=[.G259]-[.$B$2]" office:value-type="float" office:value="35.6575288772583" calcext:value-type="float">
            <text:p>35.6575288773</text:p>
          </table:table-cell>
          <table:table-cell table:formula="of:=[.C259]/([.H259]-[.H258])" office:value-type="float" office:value="108357.91170807" calcext:value-type="float">
            <text:p>108357.91170807</text:p>
          </table:table-cell>
          <table:table-cell table:formula="of:=[.G259]-[.$B259]" office:value-type="float" office:value="11.0286991596222" calcext:value-type="float">
            <text:p>11.028699159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3137764.67211" calcext:value-type="float">
            <text:p>1443137764.67211</text:p>
          </table:table-cell>
          <table:table-cell office:value-type="float" office:value="4320" calcext:value-type="float">
            <text:p>4320</text:p>
          </table:table-cell>
          <table:table-cell table:formula="of:=[.B260]-[.$B$2]" office:value-type="float" office:value="24.6719450950623" calcext:value-type="float">
            <text:p>24.6719450951</text:p>
          </table:table-cell>
          <table:table-cell table:formula="of:=[.C260]/([.D260]-[.D259])" office:value-type="float" office:value="100196.270052367" calcext:value-type="float">
            <text:p>100196.270052367</text:p>
          </table:table-cell>
          <table:table-cell/>
          <table:table-cell office:value-type="float" office:value="1443137775.69756" calcext:value-type="float">
            <text:p>1443137775.69756</text:p>
          </table:table-cell>
          <table:table-cell table:formula="of:=[.G260]-[.$B$2]" office:value-type="float" office:value="35.6973934173584" calcext:value-type="float">
            <text:p>35.6973934174</text:p>
          </table:table-cell>
          <table:table-cell table:formula="of:=[.C260]/([.H260]-[.H259])" office:value-type="float" office:value="108366.984521901" calcext:value-type="float">
            <text:p>108366.984521901</text:p>
          </table:table-cell>
          <table:table-cell table:formula="of:=[.G260]-[.$B260]" office:value-type="float" office:value="11.0254483222961" calcext:value-type="float">
            <text:p>11.0254483223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3137764.71522" calcext:value-type="float">
            <text:p>1443137764.71522</text:p>
          </table:table-cell>
          <table:table-cell office:value-type="float" office:value="4320" calcext:value-type="float">
            <text:p>4320</text:p>
          </table:table-cell>
          <table:table-cell table:formula="of:=[.B261]-[.$B$2]" office:value-type="float" office:value="24.7150585651398" calcext:value-type="float">
            <text:p>24.7150585651</text:p>
          </table:table-cell>
          <table:table-cell table:formula="of:=[.C261]/([.D261]-[.D260])" office:value-type="float" office:value="100200.702755612" calcext:value-type="float">
            <text:p>100200.702755612</text:p>
          </table:table-cell>
          <table:table-cell/>
          <table:table-cell office:value-type="float" office:value="1443137775.73745" calcext:value-type="float">
            <text:p>1443137775.73745</text:p>
          </table:table-cell>
          <table:table-cell table:formula="of:=[.G261]-[.$B$2]" office:value-type="float" office:value="35.7372887134552" calcext:value-type="float">
            <text:p>35.7372887135</text:p>
          </table:table-cell>
          <table:table-cell table:formula="of:=[.C261]/([.H261]-[.H260])" office:value-type="float" office:value="108283.442476977" calcext:value-type="float">
            <text:p>108283.442476977</text:p>
          </table:table-cell>
          <table:table-cell table:formula="of:=[.G261]-[.$B261]" office:value-type="float" office:value="11.0222301483154" calcext:value-type="float">
            <text:p>11.0222301483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3137764.75833" calcext:value-type="float">
            <text:p>1443137764.75833</text:p>
          </table:table-cell>
          <table:table-cell office:value-type="float" office:value="4320" calcext:value-type="float">
            <text:p>4320</text:p>
          </table:table-cell>
          <table:table-cell table:formula="of:=[.B262]-[.$B$2]" office:value-type="float" office:value="24.758171081543" calcext:value-type="float">
            <text:p>24.7581710815</text:p>
          </table:table-cell>
          <table:table-cell table:formula="of:=[.C262]/([.D262]-[.D261])" office:value-type="float" office:value="100202.919254315" calcext:value-type="float">
            <text:p>100202.919254315</text:p>
          </table:table-cell>
          <table:table-cell/>
          <table:table-cell office:value-type="float" office:value="1443137775.77734" calcext:value-type="float">
            <text:p>1443137775.77734</text:p>
          </table:table-cell>
          <table:table-cell table:formula="of:=[.G262]-[.$B$2]" office:value-type="float" office:value="35.7771792411804" calcext:value-type="float">
            <text:p>35.7771792412</text:p>
          </table:table-cell>
          <table:table-cell table:formula="of:=[.C262]/([.H262]-[.H261])" office:value-type="float" office:value="108296.386293952" calcext:value-type="float">
            <text:p>108296.386293952</text:p>
          </table:table-cell>
          <table:table-cell table:formula="of:=[.G262]-[.$B262]" office:value-type="float" office:value="11.0190081596375" calcext:value-type="float">
            <text:p>11.019008159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3137764.80145" calcext:value-type="float">
            <text:p>1443137764.80145</text:p>
          </table:table-cell>
          <table:table-cell office:value-type="float" office:value="4320" calcext:value-type="float">
            <text:p>4320</text:p>
          </table:table-cell>
          <table:table-cell table:formula="of:=[.B263]-[.$B$2]" office:value-type="float" office:value="24.8012833595276" calcext:value-type="float">
            <text:p>24.8012833595</text:p>
          </table:table-cell>
          <table:table-cell table:formula="of:=[.C263]/([.D263]-[.D262])" office:value-type="float" office:value="100203.473394313" calcext:value-type="float">
            <text:p>100203.473394313</text:p>
          </table:table-cell>
          <table:table-cell/>
          <table:table-cell office:value-type="float" office:value="1443137775.81726" calcext:value-type="float">
            <text:p>1443137775.81726</text:p>
          </table:table-cell>
          <table:table-cell table:formula="of:=[.G263]-[.$B$2]" office:value-type="float" office:value="35.817095041275" calcext:value-type="float">
            <text:p>35.8170950413</text:p>
          </table:table-cell>
          <table:table-cell table:formula="of:=[.C263]/([.H263]-[.H262])" office:value-type="float" office:value="108227.819303663" calcext:value-type="float">
            <text:p>108227.819303663</text:p>
          </table:table-cell>
          <table:table-cell table:formula="of:=[.G263]-[.$B263]" office:value-type="float" office:value="11.0158116817474" calcext:value-type="float">
            <text:p>11.0158116817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3137764.84456" calcext:value-type="float">
            <text:p>1443137764.84456</text:p>
          </table:table-cell>
          <table:table-cell office:value-type="float" office:value="4320" calcext:value-type="float">
            <text:p>4320</text:p>
          </table:table-cell>
          <table:table-cell table:formula="of:=[.B264]-[.$B$2]" office:value-type="float" office:value="24.8443956375122" calcext:value-type="float">
            <text:p>24.8443956375</text:p>
          </table:table-cell>
          <table:table-cell table:formula="of:=[.C264]/([.D264]-[.D263])" office:value-type="float" office:value="100203.473394313" calcext:value-type="float">
            <text:p>100203.473394313</text:p>
          </table:table-cell>
          <table:table-cell/>
          <table:table-cell office:value-type="float" office:value="1443137775.85705" calcext:value-type="float">
            <text:p>1443137775.85705</text:p>
          </table:table-cell>
          <table:table-cell table:formula="of:=[.G264]-[.$B$2]" office:value-type="float" office:value="35.8568866252899" calcext:value-type="float">
            <text:p>35.8568866253</text:p>
          </table:table-cell>
          <table:table-cell table:formula="of:=[.C264]/([.H264]-[.H263])" office:value-type="float" office:value="108565.670529305" calcext:value-type="float">
            <text:p>108565.670529305</text:p>
          </table:table-cell>
          <table:table-cell table:formula="of:=[.G264]-[.$B264]" office:value-type="float" office:value="11.0124909877777" calcext:value-type="float">
            <text:p>11.0124909878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3137764.88767" calcext:value-type="float">
            <text:p>1443137764.88767</text:p>
          </table:table-cell>
          <table:table-cell office:value-type="float" office:value="4320" calcext:value-type="float">
            <text:p>4320</text:p>
          </table:table-cell>
          <table:table-cell table:formula="of:=[.B265]-[.$B$2]" office:value-type="float" office:value="24.8875086307526" calcext:value-type="float">
            <text:p>24.8875086308</text:p>
          </table:table-cell>
          <table:table-cell table:formula="of:=[.C265]/([.D265]-[.D264])" office:value-type="float" office:value="100201.810992706" calcext:value-type="float">
            <text:p>100201.810992706</text:p>
          </table:table-cell>
          <table:table-cell/>
          <table:table-cell office:value-type="float" office:value="1443137775.89705" calcext:value-type="float">
            <text:p>1443137775.89705</text:p>
          </table:table-cell>
          <table:table-cell table:formula="of:=[.G265]-[.$B$2]" office:value-type="float" office:value="35.8968925476074" calcext:value-type="float">
            <text:p>35.8968925476</text:p>
          </table:table-cell>
          <table:table-cell table:formula="of:=[.C265]/([.H265]-[.H264])" office:value-type="float" office:value="107984.012109871" calcext:value-type="float">
            <text:p>107984.012109871</text:p>
          </table:table-cell>
          <table:table-cell table:formula="of:=[.G265]-[.$B265]" office:value-type="float" office:value="11.0093839168549" calcext:value-type="float">
            <text:p>11.0093839169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3137764.93079" calcext:value-type="float">
            <text:p>1443137764.93079</text:p>
          </table:table-cell>
          <table:table-cell office:value-type="float" office:value="4320" calcext:value-type="float">
            <text:p>4320</text:p>
          </table:table-cell>
          <table:table-cell table:formula="of:=[.B266]-[.$B$2]" office:value-type="float" office:value="24.9306244850159" calcext:value-type="float">
            <text:p>24.930624485</text:p>
          </table:table-cell>
          <table:table-cell table:formula="of:=[.C266]/([.D266]-[.D265])" office:value-type="float" office:value="100195.161937835" calcext:value-type="float">
            <text:p>100195.161937835</text:p>
          </table:table-cell>
          <table:table-cell/>
          <table:table-cell office:value-type="float" office:value="1443137775.93692" calcext:value-type="float">
            <text:p>1443137775.93692</text:p>
          </table:table-cell>
          <table:table-cell table:formula="of:=[.G266]-[.$B$2]" office:value-type="float" office:value="35.9367587566376" calcext:value-type="float">
            <text:p>35.9367587566</text:p>
          </table:table-cell>
          <table:table-cell table:formula="of:=[.C266]/([.H266]-[.H265])" office:value-type="float" office:value="108362.447925077" calcext:value-type="float">
            <text:p>108362.447925077</text:p>
          </table:table-cell>
          <table:table-cell table:formula="of:=[.G266]-[.$B266]" office:value-type="float" office:value="11.0061342716217" calcext:value-type="float">
            <text:p>11.0061342716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3137764.9739" calcext:value-type="float">
            <text:p>1443137764.9739</text:p>
          </table:table-cell>
          <table:table-cell office:value-type="float" office:value="4320" calcext:value-type="float">
            <text:p>4320</text:p>
          </table:table-cell>
          <table:table-cell table:formula="of:=[.B267]-[.$B$2]" office:value-type="float" office:value="24.973739862442" calcext:value-type="float">
            <text:p>24.9737398624</text:p>
          </table:table-cell>
          <table:table-cell table:formula="of:=[.C267]/([.D267]-[.D266])" office:value-type="float" office:value="100196.270052367" calcext:value-type="float">
            <text:p>100196.270052367</text:p>
          </table:table-cell>
          <table:table-cell/>
          <table:table-cell office:value-type="float" office:value="1443137775.97681" calcext:value-type="float">
            <text:p>1443137775.97681</text:p>
          </table:table-cell>
          <table:table-cell table:formula="of:=[.G267]-[.$B$2]" office:value-type="float" office:value="35.9766497611999" calcext:value-type="float">
            <text:p>35.9766497612</text:p>
          </table:table-cell>
          <table:table-cell table:formula="of:=[.C267]/([.H267]-[.H266])" office:value-type="float" office:value="108295.091773003" calcext:value-type="float">
            <text:p>108295.091773003</text:p>
          </table:table-cell>
          <table:table-cell table:formula="of:=[.G267]-[.$B267]" office:value-type="float" office:value="11.0029098987579" calcext:value-type="float">
            <text:p>11.0029098988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3137765.01629" calcext:value-type="float">
            <text:p>1443137765.01629</text:p>
          </table:table-cell>
          <table:table-cell office:value-type="float" office:value="4320" calcext:value-type="float">
            <text:p>4320</text:p>
          </table:table-cell>
          <table:table-cell table:formula="of:=[.B268]-[.$B$2]" office:value-type="float" office:value="25.0161325931549" calcext:value-type="float">
            <text:p>25.0161325932</text:p>
          </table:table-cell>
          <table:table-cell table:formula="of:=[.C268]/([.D268]-[.D267])" office:value-type="float" office:value="101904.263475209" calcext:value-type="float">
            <text:p>101904.263475209</text:p>
          </table:table-cell>
          <table:table-cell/>
          <table:table-cell office:value-type="float" office:value="1443137776.0168" calcext:value-type="float">
            <text:p>1443137776.0168</text:p>
          </table:table-cell>
          <table:table-cell table:formula="of:=[.G268]-[.$B$2]" office:value-type="float" office:value="36.0166351795197" calcext:value-type="float">
            <text:p>36.0166351795</text:p>
          </table:table-cell>
          <table:table-cell table:formula="of:=[.C268]/([.H268]-[.H267])" office:value-type="float" office:value="108039.384894253" calcext:value-type="float">
            <text:p>108039.384894253</text:p>
          </table:table-cell>
          <table:table-cell table:formula="of:=[.G268]-[.$B268]" office:value-type="float" office:value="11.0005025863647" calcext:value-type="float">
            <text:p>11.0005025864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3137765.05757" calcext:value-type="float">
            <text:p>1443137765.05757</text:p>
          </table:table-cell>
          <table:table-cell office:value-type="float" office:value="4320" calcext:value-type="float">
            <text:p>4320</text:p>
          </table:table-cell>
          <table:table-cell table:formula="of:=[.B269]-[.$B$2]" office:value-type="float" office:value="25.0574049949646" calcext:value-type="float">
            <text:p>25.057404995</text:p>
          </table:table-cell>
          <table:table-cell table:formula="of:=[.C269]/([.D269]-[.D268])" office:value-type="float" office:value="104670.428920507" calcext:value-type="float">
            <text:p>104670.428920507</text:p>
          </table:table-cell>
          <table:table-cell/>
          <table:table-cell office:value-type="float" office:value="1443137776.02894" calcext:value-type="float">
            <text:p>1443137776.02894</text:p>
          </table:table-cell>
          <table:table-cell table:formula="of:=[.G269]-[.$B$2]" office:value-type="float" office:value="36.0287742614746" calcext:value-type="float">
            <text:p>36.0287742615</text:p>
          </table:table-cell>
          <table:table-cell table:formula="of:=[.C269]/([.H269]-[.H268])" office:value-type="float" office:value="355875.346754395" calcext:value-type="float">
            <text:p>355875.346754395</text:p>
          </table:table-cell>
          <table:table-cell table:formula="of:=[.G269]-[.$B269]" office:value-type="float" office:value="10.97136926651" calcext:value-type="float">
            <text:p>10.9713692665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3137765.09884" calcext:value-type="float">
            <text:p>1443137765.09884</text:p>
          </table:table-cell>
          <table:table-cell office:value-type="float" office:value="4320" calcext:value-type="float">
            <text:p>4320</text:p>
          </table:table-cell>
          <table:table-cell table:formula="of:=[.B270]-[.$B$2]" office:value-type="float" office:value="25.0986764431" calcext:value-type="float">
            <text:p>25.0986764431</text:p>
          </table:table-cell>
          <table:table-cell table:formula="of:=[.C270]/([.D270]-[.D269])" office:value-type="float" office:value="104672.84757806" calcext:value-type="float">
            <text:p>104672.84757806</text:p>
          </table:table-cell>
          <table:table-cell/>
          <table:table-cell office:value-type="float" office:value="1443137776.05773" calcext:value-type="float">
            <text:p>1443137776.05773</text:p>
          </table:table-cell>
          <table:table-cell table:formula="of:=[.G270]-[.$B$2]" office:value-type="float" office:value="36.0575656890869" calcext:value-type="float">
            <text:p>36.0575656891</text:p>
          </table:table-cell>
          <table:table-cell table:formula="of:=[.C270]/([.H270]-[.H269])" office:value-type="float" office:value="150044.661146075" calcext:value-type="float">
            <text:p>150044.661146075</text:p>
          </table:table-cell>
          <table:table-cell table:formula="of:=[.G270]-[.$B270]" office:value-type="float" office:value="10.9588892459869" calcext:value-type="float">
            <text:p>10.958889246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3137765.14011" calcext:value-type="float">
            <text:p>1443137765.14011</text:p>
          </table:table-cell>
          <table:table-cell office:value-type="float" office:value="4320" calcext:value-type="float">
            <text:p>4320</text:p>
          </table:table-cell>
          <table:table-cell table:formula="of:=[.B271]-[.$B$2]" office:value-type="float" office:value="25.1399476528168" calcext:value-type="float">
            <text:p>25.1399476528</text:p>
          </table:table-cell>
          <table:table-cell table:formula="of:=[.C271]/([.D271]-[.D270])" office:value-type="float" office:value="104673.452259913" calcext:value-type="float">
            <text:p>104673.452259913</text:p>
          </table:table-cell>
          <table:table-cell/>
          <table:table-cell office:value-type="float" office:value="1443137776.09426" calcext:value-type="float">
            <text:p>1443137776.09426</text:p>
          </table:table-cell>
          <table:table-cell table:formula="of:=[.G271]-[.$B$2]" office:value-type="float" office:value="36.0940978527069" calcext:value-type="float">
            <text:p>36.0940978527</text:p>
          </table:table-cell>
          <table:table-cell table:formula="of:=[.C271]/([.H271]-[.H270])" office:value-type="float" office:value="118251.961338406" calcext:value-type="float">
            <text:p>118251.961338406</text:p>
          </table:table-cell>
          <table:table-cell table:formula="of:=[.G271]-[.$B271]" office:value-type="float" office:value="10.9541501998901" calcext:value-type="float">
            <text:p>10.9541501999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3137765.18138" calcext:value-type="float">
            <text:p>1443137765.18138</text:p>
          </table:table-cell>
          <table:table-cell office:value-type="float" office:value="4320" calcext:value-type="float">
            <text:p>4320</text:p>
          </table:table-cell>
          <table:table-cell table:formula="of:=[.B272]-[.$B$2]" office:value-type="float" office:value="25.1812181472778" calcext:value-type="float">
            <text:p>25.1812181473</text:p>
          </table:table-cell>
          <table:table-cell table:formula="of:=[.C272]/([.D272]-[.D271])" office:value-type="float" office:value="104675.266347393" calcext:value-type="float">
            <text:p>104675.266347393</text:p>
          </table:table-cell>
          <table:table-cell/>
          <table:table-cell office:value-type="float" office:value="1443137776.13076" calcext:value-type="float">
            <text:p>1443137776.13076</text:p>
          </table:table-cell>
          <table:table-cell table:formula="of:=[.G272]-[.$B$2]" office:value-type="float" office:value="36.1306004524231" calcext:value-type="float">
            <text:p>36.1306004524</text:p>
          </table:table-cell>
          <table:table-cell table:formula="of:=[.C272]/([.H272]-[.H271])" office:value-type="float" office:value="118347.735054179" calcext:value-type="float">
            <text:p>118347.735054179</text:p>
          </table:table-cell>
          <table:table-cell table:formula="of:=[.G272]-[.$B272]" office:value-type="float" office:value="10.9493823051453" calcext:value-type="float">
            <text:p>10.949382305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3137765.22267" calcext:value-type="float">
            <text:p>1443137765.22267</text:p>
          </table:table-cell>
          <table:table-cell office:value-type="float" office:value="4320" calcext:value-type="float">
            <text:p>4320</text:p>
          </table:table-cell>
          <table:table-cell table:formula="of:=[.B273]-[.$B$2]" office:value-type="float" office:value="25.2225029468536" calcext:value-type="float">
            <text:p>25.2225029469</text:p>
          </table:table-cell>
          <table:table-cell table:formula="of:=[.C273]/([.D273]-[.D272])" office:value-type="float" office:value="104638.996540792" calcext:value-type="float">
            <text:p>104638.996540792</text:p>
          </table:table-cell>
          <table:table-cell/>
          <table:table-cell office:value-type="float" office:value="1443137776.16743" calcext:value-type="float">
            <text:p>1443137776.16743</text:p>
          </table:table-cell>
          <table:table-cell table:formula="of:=[.G273]-[.$B$2]" office:value-type="float" office:value="36.1672692298889" calcext:value-type="float">
            <text:p>36.1672692299</text:p>
          </table:table-cell>
          <table:table-cell table:formula="of:=[.C273]/([.H273]-[.H272])" office:value-type="float" office:value="117811.399739922" calcext:value-type="float">
            <text:p>117811.399739922</text:p>
          </table:table-cell>
          <table:table-cell table:formula="of:=[.G273]-[.$B273]" office:value-type="float" office:value="10.9447662830353" calcext:value-type="float">
            <text:p>10.94476628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3137765.26394" calcext:value-type="float">
            <text:p>1443137765.26394</text:p>
          </table:table-cell>
          <table:table-cell office:value-type="float" office:value="4320" calcext:value-type="float">
            <text:p>4320</text:p>
          </table:table-cell>
          <table:table-cell table:formula="of:=[.B274]-[.$B$2]" office:value-type="float" office:value="25.2637755870819" calcext:value-type="float">
            <text:p>25.2637755871</text:p>
          </table:table-cell>
          <table:table-cell table:formula="of:=[.C274]/([.D274]-[.D273])" office:value-type="float" office:value="104669.824273583" calcext:value-type="float">
            <text:p>104669.824273583</text:p>
          </table:table-cell>
          <table:table-cell/>
          <table:table-cell office:value-type="float" office:value="1443137776.20404" calcext:value-type="float">
            <text:p>1443137776.20404</text:p>
          </table:table-cell>
          <table:table-cell table:formula="of:=[.G274]-[.$B$2]" office:value-type="float" office:value="36.20387840271" calcext:value-type="float">
            <text:p>36.2038784027</text:p>
          </table:table-cell>
          <table:table-cell table:formula="of:=[.C274]/([.H274]-[.H273])" office:value-type="float" office:value="118003.21250407" calcext:value-type="float">
            <text:p>118003.21250407</text:p>
          </table:table-cell>
          <table:table-cell table:formula="of:=[.G274]-[.$B274]" office:value-type="float" office:value="10.9401028156281" calcext:value-type="float">
            <text:p>10.9401028156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3137765.30521" calcext:value-type="float">
            <text:p>1443137765.30521</text:p>
          </table:table-cell>
          <table:table-cell office:value-type="float" office:value="4320" calcext:value-type="float">
            <text:p>4320</text:p>
          </table:table-cell>
          <table:table-cell table:formula="of:=[.B275]-[.$B$2]" office:value-type="float" office:value="25.3050463199615" calcext:value-type="float">
            <text:p>25.30504632</text:p>
          </table:table-cell>
          <table:table-cell table:formula="of:=[.C275]/([.D275]-[.D274])" office:value-type="float" office:value="104674.66164458" calcext:value-type="float">
            <text:p>104674.66164458</text:p>
          </table:table-cell>
          <table:table-cell/>
          <table:table-cell office:value-type="float" office:value="1443137776.2406" calcext:value-type="float">
            <text:p>1443137776.2406</text:p>
          </table:table-cell>
          <table:table-cell table:formula="of:=[.G275]-[.$B$2]" office:value-type="float" office:value="36.2404427528381" calcext:value-type="float">
            <text:p>36.2404427528</text:p>
          </table:table-cell>
          <table:table-cell table:formula="of:=[.C275]/([.H275]-[.H274])" office:value-type="float" office:value="118147.867659525" calcext:value-type="float">
            <text:p>118147.867659525</text:p>
          </table:table-cell>
          <table:table-cell table:formula="of:=[.G275]-[.$B275]" office:value-type="float" office:value="10.9353964328766" calcext:value-type="float">
            <text:p>10.935396432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3137765.34648" calcext:value-type="float">
            <text:p>1443137765.34648</text:p>
          </table:table-cell>
          <table:table-cell office:value-type="float" office:value="4320" calcext:value-type="float">
            <text:p>4320</text:p>
          </table:table-cell>
          <table:table-cell table:formula="of:=[.B276]-[.$B$2]" office:value-type="float" office:value="25.3463187217712" calcext:value-type="float">
            <text:p>25.3463187218</text:p>
          </table:table-cell>
          <table:table-cell table:formula="of:=[.C276]/([.D276]-[.D275])" office:value-type="float" office:value="104670.428920507" calcext:value-type="float">
            <text:p>104670.428920507</text:p>
          </table:table-cell>
          <table:table-cell/>
          <table:table-cell office:value-type="float" office:value="1443137776.27718" calcext:value-type="float">
            <text:p>1443137776.27718</text:p>
          </table:table-cell>
          <table:table-cell table:formula="of:=[.G276]-[.$B$2]" office:value-type="float" office:value="36.2770173549652" calcext:value-type="float">
            <text:p>36.277017355</text:p>
          </table:table-cell>
          <table:table-cell table:formula="of:=[.C276]/([.H276]-[.H275])" office:value-type="float" office:value="118114.750366676" calcext:value-type="float">
            <text:p>118114.750366676</text:p>
          </table:table-cell>
          <table:table-cell table:formula="of:=[.G276]-[.$B276]" office:value-type="float" office:value="10.930698633194" calcext:value-type="float">
            <text:p>10.9306986332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3137765.38775" calcext:value-type="float">
            <text:p>1443137765.38775</text:p>
          </table:table-cell>
          <table:table-cell office:value-type="float" office:value="4320" calcext:value-type="float">
            <text:p>4320</text:p>
          </table:table-cell>
          <table:table-cell table:formula="of:=[.B277]-[.$B$2]" office:value-type="float" office:value="25.387589931488" calcext:value-type="float">
            <text:p>25.3875899315</text:p>
          </table:table-cell>
          <table:table-cell table:formula="of:=[.C277]/([.D277]-[.D276])" office:value-type="float" office:value="104673.452259913" calcext:value-type="float">
            <text:p>104673.452259913</text:p>
          </table:table-cell>
          <table:table-cell/>
          <table:table-cell office:value-type="float" office:value="1443137776.31374" calcext:value-type="float">
            <text:p>1443137776.31374</text:p>
          </table:table-cell>
          <table:table-cell table:formula="of:=[.G277]-[.$B$2]" office:value-type="float" office:value="36.3135793209076" calcext:value-type="float">
            <text:p>36.3135793209</text:p>
          </table:table-cell>
          <table:table-cell table:formula="of:=[.C277]/([.H277]-[.H276])" office:value-type="float" office:value="118155.57201732" calcext:value-type="float">
            <text:p>118155.57201732</text:p>
          </table:table-cell>
          <table:table-cell table:formula="of:=[.G277]-[.$B277]" office:value-type="float" office:value="10.9259893894196" calcext:value-type="float">
            <text:p>10.925989389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3137765.429" calcext:value-type="float">
            <text:p>1443137765.429</text:p>
          </table:table-cell>
          <table:table-cell office:value-type="float" office:value="4320" calcext:value-type="float">
            <text:p>4320</text:p>
          </table:table-cell>
          <table:table-cell table:formula="of:=[.B278]-[.$B$2]" office:value-type="float" office:value="25.4288394451141" calcext:value-type="float">
            <text:p>25.4288394451</text:p>
          </table:table-cell>
          <table:table-cell table:formula="of:=[.C278]/([.D278]-[.D277])" office:value-type="float" office:value="104728.507568795" calcext:value-type="float">
            <text:p>104728.507568795</text:p>
          </table:table-cell>
          <table:table-cell/>
          <table:table-cell office:value-type="float" office:value="1443137776.35031" calcext:value-type="float">
            <text:p>1443137776.35031</text:p>
          </table:table-cell>
          <table:table-cell table:formula="of:=[.G278]-[.$B$2]" office:value-type="float" office:value="36.350150346756" calcext:value-type="float">
            <text:p>36.3501503468</text:p>
          </table:table-cell>
          <table:table-cell table:formula="of:=[.C278]/([.H278]-[.H277])" office:value-type="float" office:value="118126.300801878" calcext:value-type="float">
            <text:p>118126.300801878</text:p>
          </table:table-cell>
          <table:table-cell table:formula="of:=[.G278]-[.$B278]" office:value-type="float" office:value="10.9213109016418" calcext:value-type="float">
            <text:p>10.9213109016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3137765.47027" calcext:value-type="float">
            <text:p>1443137765.47027</text:p>
          </table:table-cell>
          <table:table-cell office:value-type="float" office:value="4320" calcext:value-type="float">
            <text:p>4320</text:p>
          </table:table-cell>
          <table:table-cell table:formula="of:=[.B279]-[.$B$2]" office:value-type="float" office:value="25.4701108932495" calcext:value-type="float">
            <text:p>25.4701108932</text:p>
          </table:table-cell>
          <table:table-cell table:formula="of:=[.C279]/([.D279]-[.D278])" office:value-type="float" office:value="104672.84757806" calcext:value-type="float">
            <text:p>104672.84757806</text:p>
          </table:table-cell>
          <table:table-cell/>
          <table:table-cell office:value-type="float" office:value="1443137776.38684" calcext:value-type="float">
            <text:p>1443137776.38684</text:p>
          </table:table-cell>
          <table:table-cell table:formula="of:=[.G279]-[.$B$2]" office:value-type="float" office:value="36.3866820335388" calcext:value-type="float">
            <text:p>36.3866820335</text:p>
          </table:table-cell>
          <table:table-cell table:formula="of:=[.C279]/([.H279]-[.H278])" office:value-type="float" office:value="118253.504845815" calcext:value-type="float">
            <text:p>118253.504845815</text:p>
          </table:table-cell>
          <table:table-cell table:formula="of:=[.G279]-[.$B279]" office:value-type="float" office:value="10.9165711402893" calcext:value-type="float">
            <text:p>10.916571140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3137765.51154" calcext:value-type="float">
            <text:p>1443137765.51154</text:p>
          </table:table-cell>
          <table:table-cell office:value-type="float" office:value="4320" calcext:value-type="float">
            <text:p>4320</text:p>
          </table:table-cell>
          <table:table-cell table:formula="of:=[.B280]-[.$B$2]" office:value-type="float" office:value="25.5113823413849" calcext:value-type="float">
            <text:p>25.5113823414</text:p>
          </table:table-cell>
          <table:table-cell table:formula="of:=[.C280]/([.D280]-[.D279])" office:value-type="float" office:value="104672.84757806" calcext:value-type="float">
            <text:p>104672.84757806</text:p>
          </table:table-cell>
          <table:table-cell/>
          <table:table-cell office:value-type="float" office:value="1443137776.42342" calcext:value-type="float">
            <text:p>1443137776.42342</text:p>
          </table:table-cell>
          <table:table-cell table:formula="of:=[.G280]-[.$B$2]" office:value-type="float" office:value="36.4232604503632" calcext:value-type="float">
            <text:p>36.4232604504</text:p>
          </table:table-cell>
          <table:table-cell table:formula="of:=[.C280]/([.H280]-[.H279])" office:value-type="float" office:value="118102.432391915" calcext:value-type="float">
            <text:p>118102.432391915</text:p>
          </table:table-cell>
          <table:table-cell table:formula="of:=[.G280]-[.$B280]" office:value-type="float" office:value="10.9118781089783" calcext:value-type="float">
            <text:p>10.91187810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3137765.55283" calcext:value-type="float">
            <text:p>1443137765.55283</text:p>
          </table:table-cell>
          <table:table-cell office:value-type="float" office:value="4320" calcext:value-type="float">
            <text:p>4320</text:p>
          </table:table-cell>
          <table:table-cell table:formula="of:=[.B281]-[.$B$2]" office:value-type="float" office:value="25.5526654720306" calcext:value-type="float">
            <text:p>25.552665472</text:p>
          </table:table-cell>
          <table:table-cell table:formula="of:=[.C281]/([.D281]-[.D280])" office:value-type="float" office:value="104643.226723033" calcext:value-type="float">
            <text:p>104643.226723033</text:p>
          </table:table-cell>
          <table:table-cell/>
          <table:table-cell office:value-type="float" office:value="1443137776.45999" calcext:value-type="float">
            <text:p>1443137776.45999</text:p>
          </table:table-cell>
          <table:table-cell table:formula="of:=[.G281]-[.$B$2]" office:value-type="float" office:value="36.4598319530487" calcext:value-type="float">
            <text:p>36.459831953</text:p>
          </table:table-cell>
          <table:table-cell table:formula="of:=[.C281]/([.H281]-[.H280])" office:value-type="float" office:value="118124.760613331" calcext:value-type="float">
            <text:p>118124.760613331</text:p>
          </table:table-cell>
          <table:table-cell table:formula="of:=[.G281]-[.$B281]" office:value-type="float" office:value="10.9071664810181" calcext:value-type="float">
            <text:p>10.90716648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3137765.5941" calcext:value-type="float">
            <text:p>1443137765.5941</text:p>
          </table:table-cell>
          <table:table-cell office:value-type="float" office:value="4320" calcext:value-type="float">
            <text:p>4320</text:p>
          </table:table-cell>
          <table:table-cell table:formula="of:=[.B282]-[.$B$2]" office:value-type="float" office:value="25.5939381122589" calcext:value-type="float">
            <text:p>25.5939381123</text:p>
          </table:table-cell>
          <table:table-cell table:formula="of:=[.C282]/([.D282]-[.D281])" office:value-type="float" office:value="104669.824273583" calcext:value-type="float">
            <text:p>104669.824273583</text:p>
          </table:table-cell>
          <table:table-cell/>
          <table:table-cell office:value-type="float" office:value="1443137776.49655" calcext:value-type="float">
            <text:p>1443137776.49655</text:p>
          </table:table-cell>
          <table:table-cell table:formula="of:=[.G282]-[.$B$2]" office:value-type="float" office:value="36.496383190155" calcext:value-type="float">
            <text:p>36.4963831902</text:p>
          </table:table-cell>
          <table:table-cell table:formula="of:=[.C282]/([.H282]-[.H281])" office:value-type="float" office:value="118190.254065372" calcext:value-type="float">
            <text:p>118190.254065372</text:p>
          </table:table-cell>
          <table:table-cell table:formula="of:=[.G282]-[.$B282]" office:value-type="float" office:value="10.9024450778961" calcext:value-type="float">
            <text:p>10.9024450779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3137765.63537" calcext:value-type="float">
            <text:p>1443137765.63537</text:p>
          </table:table-cell>
          <table:table-cell office:value-type="float" office:value="4320" calcext:value-type="float">
            <text:p>4320</text:p>
          </table:table-cell>
          <table:table-cell table:formula="of:=[.B283]-[.$B$2]" office:value-type="float" office:value="25.6352093219757" calcext:value-type="float">
            <text:p>25.635209322</text:p>
          </table:table-cell>
          <table:table-cell table:formula="of:=[.C283]/([.D283]-[.D282])" office:value-type="float" office:value="104673.452259913" calcext:value-type="float">
            <text:p>104673.452259913</text:p>
          </table:table-cell>
          <table:table-cell/>
          <table:table-cell office:value-type="float" office:value="1443137776.5332" calcext:value-type="float">
            <text:p>1443137776.5332</text:p>
          </table:table-cell>
          <table:table-cell table:formula="of:=[.G283]-[.$B$2]" office:value-type="float" office:value="36.5330390930176" calcext:value-type="float">
            <text:p>36.533039093</text:p>
          </table:table-cell>
          <table:table-cell table:formula="of:=[.C283]/([.H283]-[.H282])" office:value-type="float" office:value="117852.77847879" calcext:value-type="float">
            <text:p>117852.77847879</text:p>
          </table:table-cell>
          <table:table-cell table:formula="of:=[.G283]-[.$B283]" office:value-type="float" office:value="10.8978297710419" calcext:value-type="float">
            <text:p>10.89782977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3137765.67664" calcext:value-type="float">
            <text:p>1443137765.67664</text:p>
          </table:table-cell>
          <table:table-cell office:value-type="float" office:value="4320" calcext:value-type="float">
            <text:p>4320</text:p>
          </table:table-cell>
          <table:table-cell table:formula="of:=[.B284]-[.$B$2]" office:value-type="float" office:value="25.6764793395996" calcext:value-type="float">
            <text:p>25.6764793396</text:p>
          </table:table-cell>
          <table:table-cell table:formula="of:=[.C284]/([.D284]-[.D283])" office:value-type="float" office:value="104676.475773979" calcext:value-type="float">
            <text:p>104676.475773979</text:p>
          </table:table-cell>
          <table:table-cell/>
          <table:table-cell office:value-type="float" office:value="1443137776.5697" calcext:value-type="float">
            <text:p>1443137776.5697</text:p>
          </table:table-cell>
          <table:table-cell table:formula="of:=[.G284]-[.$B$2]" office:value-type="float" office:value="36.5695416927338" calcext:value-type="float">
            <text:p>36.5695416927</text:p>
          </table:table-cell>
          <table:table-cell table:formula="of:=[.C284]/([.H284]-[.H283])" office:value-type="float" office:value="118347.735054179" calcext:value-type="float">
            <text:p>118347.735054179</text:p>
          </table:table-cell>
          <table:table-cell table:formula="of:=[.G284]-[.$B284]" office:value-type="float" office:value="10.8930623531342" calcext:value-type="float">
            <text:p>10.8930623531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3137765.71791" calcext:value-type="float">
            <text:p>1443137765.71791</text:p>
          </table:table-cell>
          <table:table-cell office:value-type="float" office:value="4320" calcext:value-type="float">
            <text:p>4320</text:p>
          </table:table-cell>
          <table:table-cell table:formula="of:=[.B285]-[.$B$2]" office:value-type="float" office:value="25.7177515029907" calcext:value-type="float">
            <text:p>25.717751503</text:p>
          </table:table-cell>
          <table:table-cell table:formula="of:=[.C285]/([.D285]-[.D284])" office:value-type="float" office:value="104671.033574416" calcext:value-type="float">
            <text:p>104671.033574416</text:p>
          </table:table-cell>
          <table:table-cell/>
          <table:table-cell office:value-type="float" office:value="1443137776.60628" calcext:value-type="float">
            <text:p>1443137776.60628</text:p>
          </table:table-cell>
          <table:table-cell table:formula="of:=[.G285]-[.$B$2]" office:value-type="float" office:value="36.606116771698" calcext:value-type="float">
            <text:p>36.6061167717</text:p>
          </table:table-cell>
          <table:table-cell table:formula="of:=[.C285]/([.H285]-[.H284])" office:value-type="float" office:value="118113.210479313" calcext:value-type="float">
            <text:p>118113.210479313</text:p>
          </table:table-cell>
          <table:table-cell table:formula="of:=[.G285]-[.$B285]" office:value-type="float" office:value="10.8883652687073" calcext:value-type="float">
            <text:p>10.8883652687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3137765.75918" calcext:value-type="float">
            <text:p>1443137765.75918</text:p>
          </table:table-cell>
          <table:table-cell office:value-type="float" office:value="4320" calcext:value-type="float">
            <text:p>4320</text:p>
          </table:table-cell>
          <table:table-cell table:formula="of:=[.B286]-[.$B$2]" office:value-type="float" office:value="25.7590217590332" calcext:value-type="float">
            <text:p>25.759021759</text:p>
          </table:table-cell>
          <table:table-cell table:formula="of:=[.C286]/([.D286]-[.D285])" office:value-type="float" office:value="104675.871057192" calcext:value-type="float">
            <text:p>104675.871057192</text:p>
          </table:table-cell>
          <table:table-cell/>
          <table:table-cell office:value-type="float" office:value="1443137776.64285" calcext:value-type="float">
            <text:p>1443137776.64285</text:p>
          </table:table-cell>
          <table:table-cell table:formula="of:=[.G286]-[.$B$2]" office:value-type="float" office:value="36.6426839828491" calcext:value-type="float">
            <text:p>36.6426839828</text:p>
          </table:table-cell>
          <table:table-cell table:formula="of:=[.C286]/([.H286]-[.H285])" office:value-type="float" office:value="118138.623756308" calcext:value-type="float">
            <text:p>118138.623756308</text:p>
          </table:table-cell>
          <table:table-cell table:formula="of:=[.G286]-[.$B286]" office:value-type="float" office:value="10.8836622238159" calcext:value-type="float">
            <text:p>10.8836622238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3137765.80045" calcext:value-type="float">
            <text:p>1443137765.80045</text:p>
          </table:table-cell>
          <table:table-cell office:value-type="float" office:value="4320" calcext:value-type="float">
            <text:p>4320</text:p>
          </table:table-cell>
          <table:table-cell table:formula="of:=[.B287]-[.$B$2]" office:value-type="float" office:value="25.8002924919128" calcext:value-type="float">
            <text:p>25.8002924919</text:p>
          </table:table-cell>
          <table:table-cell table:formula="of:=[.C287]/([.D287]-[.D286])" office:value-type="float" office:value="104674.66164458" calcext:value-type="float">
            <text:p>104674.66164458</text:p>
          </table:table-cell>
          <table:table-cell/>
          <table:table-cell office:value-type="float" office:value="1443137776.67942" calcext:value-type="float">
            <text:p>1443137776.67942</text:p>
          </table:table-cell>
          <table:table-cell table:formula="of:=[.G287]-[.$B$2]" office:value-type="float" office:value="36.6792571544647" calcext:value-type="float">
            <text:p>36.6792571545</text:p>
          </table:table-cell>
          <table:table-cell table:formula="of:=[.C287]/([.H287]-[.H286])" office:value-type="float" office:value="118119.370269689" calcext:value-type="float">
            <text:p>118119.370269689</text:p>
          </table:table-cell>
          <table:table-cell table:formula="of:=[.G287]-[.$B287]" office:value-type="float" office:value="10.8789646625519" calcext:value-type="float">
            <text:p>10.8789646626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3137765.84173" calcext:value-type="float">
            <text:p>1443137765.84173</text:p>
          </table:table-cell>
          <table:table-cell office:value-type="float" office:value="4320" calcext:value-type="float">
            <text:p>4320</text:p>
          </table:table-cell>
          <table:table-cell table:formula="of:=[.B288]-[.$B$2]" office:value-type="float" office:value="25.8415639400482" calcext:value-type="float">
            <text:p>25.84156394</text:p>
          </table:table-cell>
          <table:table-cell table:formula="of:=[.C288]/([.D288]-[.D287])" office:value-type="float" office:value="104672.84757806" calcext:value-type="float">
            <text:p>104672.84757806</text:p>
          </table:table-cell>
          <table:table-cell/>
          <table:table-cell office:value-type="float" office:value="1443137776.71601" calcext:value-type="float">
            <text:p>1443137776.71601</text:p>
          </table:table-cell>
          <table:table-cell table:formula="of:=[.G288]-[.$B$2]" office:value-type="float" office:value="36.7158443927765" calcext:value-type="float">
            <text:p>36.7158443928</text:p>
          </table:table-cell>
          <table:table-cell table:formula="of:=[.C288]/([.H288]-[.H287])" office:value-type="float" office:value="118073.956913292" calcext:value-type="float">
            <text:p>118073.956913292</text:p>
          </table:table-cell>
          <table:table-cell table:formula="of:=[.G288]-[.$B288]" office:value-type="float" office:value="10.8742804527283" calcext:value-type="float">
            <text:p>10.8742804527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3137765.88298" calcext:value-type="float">
            <text:p>1443137765.88298</text:p>
          </table:table-cell>
          <table:table-cell office:value-type="float" office:value="4320" calcext:value-type="float">
            <text:p>4320</text:p>
          </table:table-cell>
          <table:table-cell table:formula="of:=[.B289]-[.$B$2]" office:value-type="float" office:value="25.8828208446503" calcext:value-type="float">
            <text:p>25.8828208447</text:p>
          </table:table-cell>
          <table:table-cell table:formula="of:=[.C289]/([.D289]-[.D288])" office:value-type="float" office:value="104709.745960565" calcext:value-type="float">
            <text:p>104709.745960565</text:p>
          </table:table-cell>
          <table:table-cell/>
          <table:table-cell office:value-type="float" office:value="1443137776.75258" calcext:value-type="float">
            <text:p>1443137776.75258</text:p>
          </table:table-cell>
          <table:table-cell table:formula="of:=[.G289]-[.$B$2]" office:value-type="float" office:value="36.7524149417877" calcext:value-type="float">
            <text:p>36.7524149418</text:p>
          </table:table-cell>
          <table:table-cell table:formula="of:=[.C289]/([.H289]-[.H288])" office:value-type="float" office:value="118127.841030589" calcext:value-type="float">
            <text:p>118127.841030589</text:p>
          </table:table-cell>
          <table:table-cell table:formula="of:=[.G289]-[.$B289]" office:value-type="float" office:value="10.8695940971375" calcext:value-type="float">
            <text:p>10.869594097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3137765.92425" calcext:value-type="float">
            <text:p>1443137765.92425</text:p>
          </table:table-cell>
          <table:table-cell office:value-type="float" office:value="4320" calcext:value-type="float">
            <text:p>4320</text:p>
          </table:table-cell>
          <table:table-cell table:formula="of:=[.B290]-[.$B$2]" office:value-type="float" office:value="25.9240913391113" calcext:value-type="float">
            <text:p>25.9240913391</text:p>
          </table:table-cell>
          <table:table-cell table:formula="of:=[.C290]/([.D290]-[.D289])" office:value-type="float" office:value="104675.266347393" calcext:value-type="float">
            <text:p>104675.266347393</text:p>
          </table:table-cell>
          <table:table-cell/>
          <table:table-cell office:value-type="float" office:value="1443137776.78911" calcext:value-type="float">
            <text:p>1443137776.78911</text:p>
          </table:table-cell>
          <table:table-cell table:formula="of:=[.G290]-[.$B$2]" office:value-type="float" office:value="36.7889468669891" calcext:value-type="float">
            <text:p>36.788946867</text:p>
          </table:table-cell>
          <table:table-cell table:formula="of:=[.C290]/([.H290]-[.H289])" office:value-type="float" office:value="118252.733087074" calcext:value-type="float">
            <text:p>118252.733087074</text:p>
          </table:table-cell>
          <table:table-cell table:formula="of:=[.G290]-[.$B290]" office:value-type="float" office:value="10.8648555278778" calcext:value-type="float">
            <text:p>10.8648555279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3137765.96552" calcext:value-type="float">
            <text:p>1443137765.96552</text:p>
          </table:table-cell>
          <table:table-cell office:value-type="float" office:value="4320" calcext:value-type="float">
            <text:p>4320</text:p>
          </table:table-cell>
          <table:table-cell table:formula="of:=[.B291]-[.$B$2]" office:value-type="float" office:value="25.9653611183167" calcext:value-type="float">
            <text:p>25.9653611183</text:p>
          </table:table-cell>
          <table:table-cell table:formula="of:=[.C291]/([.D291]-[.D290])" office:value-type="float" office:value="104677.080497753" calcext:value-type="float">
            <text:p>104677.080497753</text:p>
          </table:table-cell>
          <table:table-cell/>
          <table:table-cell office:value-type="float" office:value="1443137776.82568" calcext:value-type="float">
            <text:p>1443137776.82568</text:p>
          </table:table-cell>
          <table:table-cell table:formula="of:=[.G291]-[.$B$2]" office:value-type="float" office:value="36.8255143165588" calcext:value-type="float">
            <text:p>36.8255143166</text:p>
          </table:table-cell>
          <table:table-cell table:formula="of:=[.C291]/([.H291]-[.H290])" office:value-type="float" office:value="118137.853496333" calcext:value-type="float">
            <text:p>118137.853496333</text:p>
          </table:table-cell>
          <table:table-cell table:formula="of:=[.G291]-[.$B291]" office:value-type="float" office:value="10.8601531982422" calcext:value-type="float">
            <text:p>10.8601531982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3137766.00648" calcext:value-type="float">
            <text:p>1443137766.00648</text:p>
          </table:table-cell>
          <table:table-cell office:value-type="float" office:value="4320" calcext:value-type="float">
            <text:p>4320</text:p>
          </table:table-cell>
          <table:table-cell table:formula="of:=[.B292]-[.$B$2]" office:value-type="float" office:value="26.006320476532" calcext:value-type="float">
            <text:p>26.0063204765</text:p>
          </table:table-cell>
          <table:table-cell table:formula="of:=[.C292]/([.D292]-[.D291])" office:value-type="float" office:value="105470.402570491" calcext:value-type="float">
            <text:p>105470.402570491</text:p>
          </table:table-cell>
          <table:table-cell/>
          <table:table-cell office:value-type="float" office:value="1443137776.86225" calcext:value-type="float">
            <text:p>1443137776.86225</text:p>
          </table:table-cell>
          <table:table-cell table:formula="of:=[.G292]-[.$B$2]" office:value-type="float" office:value="36.86208319664" calcext:value-type="float">
            <text:p>36.8620831966</text:p>
          </table:table-cell>
          <table:table-cell table:formula="of:=[.C292]/([.H292]-[.H291])" office:value-type="float" office:value="118133.232147398" calcext:value-type="float">
            <text:p>118133.232147398</text:p>
          </table:table-cell>
          <table:table-cell table:formula="of:=[.G292]-[.$B292]" office:value-type="float" office:value="10.855762720108" calcext:value-type="float">
            <text:p>10.855762720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3137766.0459" calcext:value-type="float">
            <text:p>1443137766.0459</text:p>
          </table:table-cell>
          <table:table-cell office:value-type="float" office:value="4320" calcext:value-type="float">
            <text:p>4320</text:p>
          </table:table-cell>
          <table:table-cell table:formula="of:=[.B293]-[.$B$2]" office:value-type="float" office:value="26.0457375049591" calcext:value-type="float">
            <text:p>26.045737505</text:p>
          </table:table-cell>
          <table:table-cell table:formula="of:=[.C293]/([.D293]-[.D292])" office:value-type="float" office:value="109597.302799906" calcext:value-type="float">
            <text:p>109597.302799906</text:p>
          </table:table-cell>
          <table:table-cell/>
          <table:table-cell office:value-type="float" office:value="1443137776.89881" calcext:value-type="float">
            <text:p>1443137776.89881</text:p>
          </table:table-cell>
          <table:table-cell table:formula="of:=[.G293]-[.$B$2]" office:value-type="float" office:value="36.8986496925354" calcext:value-type="float">
            <text:p>36.8986496925</text:p>
          </table:table-cell>
          <table:table-cell table:formula="of:=[.C293]/([.H293]-[.H292])" office:value-type="float" office:value="118140.934596501" calcext:value-type="float">
            <text:p>118140.934596501</text:p>
          </table:table-cell>
          <table:table-cell table:formula="of:=[.G293]-[.$B293]" office:value-type="float" office:value="10.8529121875763" calcext:value-type="float">
            <text:p>10.8529121876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3137766.0853" calcext:value-type="float">
            <text:p>1443137766.0853</text:p>
          </table:table-cell>
          <table:table-cell office:value-type="float" office:value="4320" calcext:value-type="float">
            <text:p>4320</text:p>
          </table:table-cell>
          <table:table-cell table:formula="of:=[.B294]-[.$B$2]" office:value-type="float" office:value="26.08513879776" calcext:value-type="float">
            <text:p>26.0851387978</text:p>
          </table:table-cell>
          <table:table-cell table:formula="of:=[.C294]/([.D294]-[.D293])" office:value-type="float" office:value="109641.072485341" calcext:value-type="float">
            <text:p>109641.072485341</text:p>
          </table:table-cell>
          <table:table-cell/>
          <table:table-cell office:value-type="float" office:value="1443137776.93539" calcext:value-type="float">
            <text:p>1443137776.93539</text:p>
          </table:table-cell>
          <table:table-cell table:formula="of:=[.G294]-[.$B$2]" office:value-type="float" office:value="36.9352238178253" calcext:value-type="float">
            <text:p>36.9352238178</text:p>
          </table:table-cell>
          <table:table-cell table:formula="of:=[.C294]/([.H294]-[.H293])" office:value-type="float" office:value="118116.290294192" calcext:value-type="float">
            <text:p>118116.290294192</text:p>
          </table:table-cell>
          <table:table-cell table:formula="of:=[.G294]-[.$B294]" office:value-type="float" office:value="10.8500850200653" calcext:value-type="float">
            <text:p>10.850085020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3137766.12475" calcext:value-type="float">
            <text:p>1443137766.12475</text:p>
          </table:table-cell>
          <table:table-cell office:value-type="float" office:value="4320" calcext:value-type="float">
            <text:p>4320</text:p>
          </table:table-cell>
          <table:table-cell table:formula="of:=[.B295]-[.$B$2]" office:value-type="float" office:value="26.124591588974" calcext:value-type="float">
            <text:p>26.124591589</text:p>
          </table:table-cell>
          <table:table-cell table:formula="of:=[.C295]/([.D295]-[.D294])" office:value-type="float" office:value="109497.956090575" calcext:value-type="float">
            <text:p>109497.956090575</text:p>
          </table:table-cell>
          <table:table-cell/>
          <table:table-cell office:value-type="float" office:value="1443137776.97195" calcext:value-type="float">
            <text:p>1443137776.97195</text:p>
          </table:table-cell>
          <table:table-cell table:formula="of:=[.G295]-[.$B$2]" office:value-type="float" office:value="36.971789598465" calcext:value-type="float">
            <text:p>36.9717895985</text:p>
          </table:table-cell>
          <table:table-cell table:formula="of:=[.C295]/([.H295]-[.H294])" office:value-type="float" office:value="118143.245527098" calcext:value-type="float">
            <text:p>118143.245527098</text:p>
          </table:table-cell>
          <table:table-cell table:formula="of:=[.G295]-[.$B295]" office:value-type="float" office:value="10.847198009491" calcext:value-type="float">
            <text:p>10.8471980095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3137766.16416" calcext:value-type="float">
            <text:p>1443137766.16416</text:p>
          </table:table-cell>
          <table:table-cell office:value-type="float" office:value="4320" calcext:value-type="float">
            <text:p>4320</text:p>
          </table:table-cell>
          <table:table-cell table:formula="of:=[.B296]-[.$B$2]" office:value-type="float" office:value="26.1640017032623" calcext:value-type="float">
            <text:p>26.1640017033</text:p>
          </table:table-cell>
          <table:table-cell table:formula="of:=[.C296]/([.D296]-[.D295])" office:value-type="float" office:value="109616.53062953" calcext:value-type="float">
            <text:p>109616.53062953</text:p>
          </table:table-cell>
          <table:table-cell/>
          <table:table-cell office:value-type="float" office:value="1443137777.00854" calcext:value-type="float">
            <text:p>1443137777.00854</text:p>
          </table:table-cell>
          <table:table-cell table:formula="of:=[.G296]-[.$B$2]" office:value-type="float" office:value="37.0083765983582" calcext:value-type="float">
            <text:p>37.0083765984</text:p>
          </table:table-cell>
          <table:table-cell table:formula="of:=[.C296]/([.H296]-[.H295])" office:value-type="float" office:value="118074.726340278" calcext:value-type="float">
            <text:p>118074.726340278</text:p>
          </table:table-cell>
          <table:table-cell table:formula="of:=[.G296]-[.$B296]" office:value-type="float" office:value="10.8443748950958" calcext:value-type="float">
            <text:p>10.8443748951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3137766.20357" calcext:value-type="float">
            <text:p>1443137766.20357</text:p>
          </table:table-cell>
          <table:table-cell office:value-type="float" office:value="4320" calcext:value-type="float">
            <text:p>4320</text:p>
          </table:table-cell>
          <table:table-cell table:formula="of:=[.B297]-[.$B$2]" office:value-type="float" office:value="26.2034111022949" calcext:value-type="float">
            <text:p>26.2034111023</text:p>
          </table:table-cell>
          <table:table-cell table:formula="of:=[.C297]/([.D297]-[.D296])" office:value-type="float" office:value="109618.520100427" calcext:value-type="float">
            <text:p>109618.520100427</text:p>
          </table:table-cell>
          <table:table-cell/>
          <table:table-cell office:value-type="float" office:value="1443137780.0182" calcext:value-type="float">
            <text:p>1443137780.0182</text:p>
          </table:table-cell>
          <table:table-cell table:formula="of:=[.G297]-[.$B$2]" office:value-type="float" office:value="40.0180394649506" calcext:value-type="float">
            <text:p>40.018039465</text:p>
          </table:table-cell>
          <table:table-cell table:formula="of:=[.C297]/([.H297]-[.H296])" office:value-type="float" office:value="1435.37671542965" calcext:value-type="float">
            <text:p>1435.3767154297</text:p>
          </table:table-cell>
          <table:table-cell table:formula="of:=[.G297]-[.$B297]" office:value-type="float" office:value="13.8146283626556" calcext:value-type="float">
            <text:p>13.8146283627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3137766.24298" calcext:value-type="float">
            <text:p>1443137766.24298</text:p>
          </table:table-cell>
          <table:table-cell office:value-type="float" office:value="4320" calcext:value-type="float">
            <text:p>4320</text:p>
          </table:table-cell>
          <table:table-cell table:formula="of:=[.B298]-[.$B$2]" office:value-type="float" office:value="26.2428195476532" calcext:value-type="float">
            <text:p>26.2428195477</text:p>
          </table:table-cell>
          <table:table-cell table:formula="of:=[.C298]/([.D298]-[.D297])" office:value-type="float" office:value="109621.172840627" calcext:value-type="float">
            <text:p>109621.172840627</text:p>
          </table:table-cell>
          <table:table-cell/>
          <table:table-cell office:value-type="float" office:value="1443137780.13484" calcext:value-type="float">
            <text:p>1443137780.13484</text:p>
          </table:table-cell>
          <table:table-cell table:formula="of:=[.G298]-[.$B$2]" office:value-type="float" office:value="40.1346826553345" calcext:value-type="float">
            <text:p>40.1346826553</text:p>
          </table:table-cell>
          <table:table-cell table:formula="of:=[.C298]/([.H298]-[.H297])" office:value-type="float" office:value="37036.0240129017" calcext:value-type="float">
            <text:p>37036.0240129017</text:p>
          </table:table-cell>
          <table:table-cell table:formula="of:=[.G298]-[.$B298]" office:value-type="float" office:value="13.8918631076813" calcext:value-type="float">
            <text:p>13.8918631077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3137766.2824" calcext:value-type="float">
            <text:p>1443137766.2824</text:p>
          </table:table-cell>
          <table:table-cell office:value-type="float" office:value="4320" calcext:value-type="float">
            <text:p>4320</text:p>
          </table:table-cell>
          <table:table-cell table:formula="of:=[.B299]-[.$B$2]" office:value-type="float" office:value="26.2822360992432" calcext:value-type="float">
            <text:p>26.2822360992</text:p>
          </table:table-cell>
          <table:table-cell table:formula="of:=[.C299]/([.D299]-[.D298])" office:value-type="float" office:value="109598.628640556" calcext:value-type="float">
            <text:p>109598.628640556</text:p>
          </table:table-cell>
          <table:table-cell/>
          <table:table-cell office:value-type="float" office:value="1443137780.23488" calcext:value-type="float">
            <text:p>1443137780.23488</text:p>
          </table:table-cell>
          <table:table-cell table:formula="of:=[.G299]-[.$B$2]" office:value-type="float" office:value="40.2347161769867" calcext:value-type="float">
            <text:p>40.234716177</text:p>
          </table:table-cell>
          <table:table-cell table:formula="of:=[.C299]/([.H299]-[.H298])" office:value-type="float" office:value="43185.5234990026" calcext:value-type="float">
            <text:p>43185.5234990026</text:p>
          </table:table-cell>
          <table:table-cell table:formula="of:=[.G299]-[.$B299]" office:value-type="float" office:value="13.9524800777435" calcext:value-type="float">
            <text:p>13.9524800777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3137766.32181" calcext:value-type="float">
            <text:p>1443137766.32181</text:p>
          </table:table-cell>
          <table:table-cell office:value-type="float" office:value="4320" calcext:value-type="float">
            <text:p>4320</text:p>
          </table:table-cell>
          <table:table-cell table:formula="of:=[.B300]-[.$B$2]" office:value-type="float" office:value="26.3216459751129" calcext:value-type="float">
            <text:p>26.3216459751</text:p>
          </table:table-cell>
          <table:table-cell table:formula="of:=[.C300]/([.D300]-[.D299])" office:value-type="float" office:value="109617.193778471" calcext:value-type="float">
            <text:p>109617.193778471</text:p>
          </table:table-cell>
          <table:table-cell/>
          <table:table-cell office:value-type="float" office:value="1443137781.04683" calcext:value-type="float">
            <text:p>1443137781.04683</text:p>
          </table:table-cell>
          <table:table-cell table:formula="of:=[.G300]-[.$B$2]" office:value-type="float" office:value="41.0466697216034" calcext:value-type="float">
            <text:p>41.0466697216</text:p>
          </table:table-cell>
          <table:table-cell table:formula="of:=[.C300]/([.H300]-[.H299])" office:value-type="float" office:value="5320.50143587876" calcext:value-type="float">
            <text:p>5320.5014358788</text:p>
          </table:table-cell>
          <table:table-cell table:formula="of:=[.G300]-[.$B300]" office:value-type="float" office:value="14.7250237464905" calcext:value-type="float">
            <text:p>14.7250237465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3137766.36122" calcext:value-type="float">
            <text:p>1443137766.36122</text:p>
          </table:table-cell>
          <table:table-cell office:value-type="float" office:value="4320" calcext:value-type="float">
            <text:p>4320</text:p>
          </table:table-cell>
          <table:table-cell table:formula="of:=[.B301]-[.$B$2]" office:value-type="float" office:value="26.3610556125641" calcext:value-type="float">
            <text:p>26.3610556126</text:p>
          </table:table-cell>
          <table:table-cell table:formula="of:=[.C301]/([.D301]-[.D300])" office:value-type="float" office:value="109617.856935437" calcext:value-type="float">
            <text:p>109617.856935437</text:p>
          </table:table-cell>
          <table:table-cell/>
          <table:table-cell office:value-type="float" office:value="1443137791.45153" calcext:value-type="float">
            <text:p>1443137791.45153</text:p>
          </table:table-cell>
          <table:table-cell table:formula="of:=[.G301]-[.$B$2]" office:value-type="float" office:value="51.4513673782349" calcext:value-type="float">
            <text:p>51.4513673782</text:p>
          </table:table-cell>
          <table:table-cell table:formula="of:=[.C301]/([.H301]-[.H300])" office:value-type="float" office:value="415.19707180022" calcext:value-type="float">
            <text:p>415.1970718002</text:p>
          </table:table-cell>
          <table:table-cell table:formula="of:=[.G301]-[.$B301]" office:value-type="float" office:value="25.0903117656708" calcext:value-type="float">
            <text:p>25.090311765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3137766.40063" calcext:value-type="float">
            <text:p>1443137766.40063</text:p>
          </table:table-cell>
          <table:table-cell office:value-type="float" office:value="4320" calcext:value-type="float">
            <text:p>4320</text:p>
          </table:table-cell>
          <table:table-cell table:formula="of:=[.B302]-[.$B$2]" office:value-type="float" office:value="26.4004662036896" calcext:value-type="float">
            <text:p>26.4004662037</text:p>
          </table:table-cell>
          <table:table-cell table:formula="of:=[.C302]/([.D302]-[.D301])" office:value-type="float" office:value="109615.204355717" calcext:value-type="float">
            <text:p>109615.204355717</text:p>
          </table:table-cell>
          <table:table-cell/>
          <table:table-cell office:value-type="float" office:value="1443137791.50182" calcext:value-type="float">
            <text:p>1443137791.50182</text:p>
          </table:table-cell>
          <table:table-cell table:formula="of:=[.G302]-[.$B$2]" office:value-type="float" office:value="51.5016543865204" calcext:value-type="float">
            <text:p>51.5016543865</text:p>
          </table:table-cell>
          <table:table-cell table:formula="of:=[.C302]/([.H302]-[.H301])" office:value-type="float" office:value="85906.8802715735" calcext:value-type="float">
            <text:p>85906.8802715735</text:p>
          </table:table-cell>
          <table:table-cell table:formula="of:=[.G302]-[.$B302]" office:value-type="float" office:value="25.1011881828308" calcext:value-type="float">
            <text:p>25.1011881828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3137766.44004" calcext:value-type="float">
            <text:p>1443137766.44004</text:p>
          </table:table-cell>
          <table:table-cell office:value-type="float" office:value="4320" calcext:value-type="float">
            <text:p>4320</text:p>
          </table:table-cell>
          <table:table-cell table:formula="of:=[.B303]-[.$B$2]" office:value-type="float" office:value="26.4398767948151" calcext:value-type="float">
            <text:p>26.4398767948</text:p>
          </table:table-cell>
          <table:table-cell table:formula="of:=[.C303]/([.D303]-[.D302])" office:value-type="float" office:value="109615.204355717" calcext:value-type="float">
            <text:p>109615.204355717</text:p>
          </table:table-cell>
          <table:table-cell/>
          <table:table-cell office:value-type="float" office:value="1443137791.55223" calcext:value-type="float">
            <text:p>1443137791.55223</text:p>
          </table:table-cell>
          <table:table-cell table:formula="of:=[.G303]-[.$B$2]" office:value-type="float" office:value="51.552063703537" calcext:value-type="float">
            <text:p>51.5520637035</text:p>
          </table:table-cell>
          <table:table-cell table:formula="of:=[.C303]/([.H303]-[.H302])" office:value-type="float" office:value="85698.4433765939" calcext:value-type="float">
            <text:p>85698.4433765939</text:p>
          </table:table-cell>
          <table:table-cell table:formula="of:=[.G303]-[.$B303]" office:value-type="float" office:value="25.1121869087219" calcext:value-type="float">
            <text:p>25.1121869087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3137766.47944" calcext:value-type="float">
            <text:p>1443137766.47944</text:p>
          </table:table-cell>
          <table:table-cell office:value-type="float" office:value="4320" calcext:value-type="float">
            <text:p>4320</text:p>
          </table:table-cell>
          <table:table-cell table:formula="of:=[.B304]-[.$B$2]" office:value-type="float" office:value="26.4792809486389" calcext:value-type="float">
            <text:p>26.4792809486</text:p>
          </table:table-cell>
          <table:table-cell table:formula="of:=[.C304]/([.D304]-[.D303])" office:value-type="float" office:value="109633.111760542" calcext:value-type="float">
            <text:p>109633.111760542</text:p>
          </table:table-cell>
          <table:table-cell/>
          <table:table-cell office:value-type="float" office:value="1443137791.60263" calcext:value-type="float">
            <text:p>1443137791.60263</text:p>
          </table:table-cell>
          <table:table-cell table:formula="of:=[.G304]-[.$B$2]" office:value-type="float" office:value="51.6024632453919" calcext:value-type="float">
            <text:p>51.6024632454</text:p>
          </table:table-cell>
          <table:table-cell table:formula="of:=[.C304]/([.H304]-[.H303])" office:value-type="float" office:value="85715.0648797726" calcext:value-type="float">
            <text:p>85715.0648797726</text:p>
          </table:table-cell>
          <table:table-cell table:formula="of:=[.G304]-[.$B304]" office:value-type="float" office:value="25.1231822967529" calcext:value-type="float">
            <text:p>25.1231822968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3137766.51884" calcext:value-type="float">
            <text:p>1443137766.51884</text:p>
          </table:table-cell>
          <table:table-cell office:value-type="float" office:value="4320" calcext:value-type="float">
            <text:p>4320</text:p>
          </table:table-cell>
          <table:table-cell table:formula="of:=[.B305]-[.$B$2]" office:value-type="float" office:value="26.518675327301" calcext:value-type="float">
            <text:p>26.5186753273</text:p>
          </table:table-cell>
          <table:table-cell table:formula="of:=[.C305]/([.D305]-[.D304])" office:value-type="float" office:value="109660.315677351" calcext:value-type="float">
            <text:p>109660.315677351</text:p>
          </table:table-cell>
          <table:table-cell/>
          <table:table-cell office:value-type="float" office:value="1443137791.6531" calcext:value-type="float">
            <text:p>1443137791.6531</text:p>
          </table:table-cell>
          <table:table-cell table:formula="of:=[.G305]-[.$B$2]" office:value-type="float" office:value="51.6529364585877" calcext:value-type="float">
            <text:p>51.6529364586</text:p>
          </table:table-cell>
          <table:table-cell table:formula="of:=[.C305]/([.H305]-[.H304])" office:value-type="float" office:value="85589.9540859707" calcext:value-type="float">
            <text:p>85589.9540859707</text:p>
          </table:table-cell>
          <table:table-cell table:formula="of:=[.G305]-[.$B305]" office:value-type="float" office:value="25.1342611312866" calcext:value-type="float">
            <text:p>25.1342611313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3137766.55824" calcext:value-type="float">
            <text:p>1443137766.55824</text:p>
          </table:table-cell>
          <table:table-cell office:value-type="float" office:value="4320" calcext:value-type="float">
            <text:p>4320</text:p>
          </table:table-cell>
          <table:table-cell table:formula="of:=[.B306]-[.$B$2]" office:value-type="float" office:value="26.5580768585205" calcext:value-type="float">
            <text:p>26.5580768585</text:p>
          </table:table-cell>
          <table:table-cell table:formula="of:=[.C306]/([.D306]-[.D305])" office:value-type="float" office:value="109640.409047452" calcext:value-type="float">
            <text:p>109640.409047452</text:p>
          </table:table-cell>
          <table:table-cell/>
          <table:table-cell office:value-type="float" office:value="1443137791.70366" calcext:value-type="float">
            <text:p>1443137791.70366</text:p>
          </table:table-cell>
          <table:table-cell table:formula="of:=[.G306]-[.$B$2]" office:value-type="float" office:value="51.7034983634949" calcext:value-type="float">
            <text:p>51.7034983635</text:p>
          </table:table-cell>
          <table:table-cell table:formula="of:=[.C306]/([.H306]-[.H305])" office:value-type="float" office:value="85439.8189294202" calcext:value-type="float">
            <text:p>85439.8189294202</text:p>
          </table:table-cell>
          <table:table-cell table:formula="of:=[.G306]-[.$B306]" office:value-type="float" office:value="25.1454215049744" calcext:value-type="float">
            <text:p>25.145421505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3137766.59767" calcext:value-type="float">
            <text:p>1443137766.59767</text:p>
          </table:table-cell>
          <table:table-cell office:value-type="float" office:value="4320" calcext:value-type="float">
            <text:p>4320</text:p>
          </table:table-cell>
          <table:table-cell table:formula="of:=[.B307]-[.$B$2]" office:value-type="float" office:value="26.5975048542023" calcext:value-type="float">
            <text:p>26.5975048542</text:p>
          </table:table-cell>
          <table:table-cell table:formula="of:=[.C307]/([.D307]-[.D306])" office:value-type="float" office:value="109566.817316007" calcext:value-type="float">
            <text:p>109566.817316007</text:p>
          </table:table-cell>
          <table:table-cell/>
          <table:table-cell office:value-type="float" office:value="1443137791.75405" calcext:value-type="float">
            <text:p>1443137791.75405</text:p>
          </table:table-cell>
          <table:table-cell table:formula="of:=[.G307]-[.$B$2]" office:value-type="float" office:value="51.7538878917694" calcext:value-type="float">
            <text:p>51.7538878918</text:p>
          </table:table-cell>
          <table:table-cell table:formula="of:=[.C307]/([.H307]-[.H306])" office:value-type="float" office:value="85732.0984721953" calcext:value-type="float">
            <text:p>85732.0984721953</text:p>
          </table:table-cell>
          <table:table-cell table:formula="of:=[.G307]-[.$B307]" office:value-type="float" office:value="25.1563830375671" calcext:value-type="float">
            <text:p>25.1563830376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3137766.63707" calcext:value-type="float">
            <text:p>1443137766.63707</text:p>
          </table:table-cell>
          <table:table-cell office:value-type="float" office:value="4320" calcext:value-type="float">
            <text:p>4320</text:p>
          </table:table-cell>
          <table:table-cell table:formula="of:=[.B308]-[.$B$2]" office:value-type="float" office:value="26.636905670166" calcext:value-type="float">
            <text:p>26.6369056702</text:p>
          </table:table-cell>
          <table:table-cell table:formula="of:=[.C308]/([.D308]-[.D307])" office:value-type="float" office:value="109642.399385207" calcext:value-type="float">
            <text:p>109642.399385207</text:p>
          </table:table-cell>
          <table:table-cell/>
          <table:table-cell office:value-type="float" office:value="1443137791.80449" calcext:value-type="float">
            <text:p>1443137791.80449</text:p>
          </table:table-cell>
          <table:table-cell table:formula="of:=[.G308]-[.$B$2]" office:value-type="float" office:value="51.8043303489685" calcext:value-type="float">
            <text:p>51.804330349</text:p>
          </table:table-cell>
          <table:table-cell table:formula="of:=[.C308]/([.H308]-[.H307])" office:value-type="float" office:value="85642.1403689542" calcext:value-type="float">
            <text:p>85642.1403689542</text:p>
          </table:table-cell>
          <table:table-cell table:formula="of:=[.G308]-[.$B308]" office:value-type="float" office:value="25.1674246788025" calcext:value-type="float">
            <text:p>25.1674246788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3137766.67649" calcext:value-type="float">
            <text:p>1443137766.67649</text:p>
          </table:table-cell>
          <table:table-cell office:value-type="float" office:value="4320" calcext:value-type="float">
            <text:p>4320</text:p>
          </table:table-cell>
          <table:table-cell table:formula="of:=[.B309]-[.$B$2]" office:value-type="float" office:value="26.6763324737549" calcext:value-type="float">
            <text:p>26.6763324738</text:p>
          </table:table-cell>
          <table:table-cell table:formula="of:=[.C309]/([.D309]-[.D308])" office:value-type="float" office:value="109570.130134004" calcext:value-type="float">
            <text:p>109570.130134004</text:p>
          </table:table-cell>
          <table:table-cell/>
          <table:table-cell office:value-type="float" office:value="1443137791.85494" calcext:value-type="float">
            <text:p>1443137791.85494</text:p>
          </table:table-cell>
          <table:table-cell table:formula="of:=[.G309]-[.$B$2]" office:value-type="float" office:value="51.8547742366791" calcext:value-type="float">
            <text:p>51.8547742367</text:p>
          </table:table-cell>
          <table:table-cell table:formula="of:=[.C309]/([.H309]-[.H308])" office:value-type="float" office:value="85639.7116888887" calcext:value-type="float">
            <text:p>85639.7116888887</text:p>
          </table:table-cell>
          <table:table-cell table:formula="of:=[.G309]-[.$B309]" office:value-type="float" office:value="25.1784417629242" calcext:value-type="float">
            <text:p>25.1784417629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3137766.7159" calcext:value-type="float">
            <text:p>1443137766.7159</text:p>
          </table:table-cell>
          <table:table-cell office:value-type="float" office:value="4320" calcext:value-type="float">
            <text:p>4320</text:p>
          </table:table-cell>
          <table:table-cell table:formula="of:=[.B310]-[.$B$2]" office:value-type="float" office:value="26.7157354354858" calcext:value-type="float">
            <text:p>26.7157354355</text:p>
          </table:table-cell>
          <table:table-cell table:formula="of:=[.C310]/([.D310]-[.D309])" office:value-type="float" office:value="109636.428588717" calcext:value-type="float">
            <text:p>109636.428588717</text:p>
          </table:table-cell>
          <table:table-cell/>
          <table:table-cell office:value-type="float" office:value="1443137791.9054" calcext:value-type="float">
            <text:p>1443137791.9054</text:p>
          </table:table-cell>
          <table:table-cell table:formula="of:=[.G310]-[.$B$2]" office:value-type="float" office:value="51.905241727829" calcext:value-type="float">
            <text:p>51.9052417278</text:p>
          </table:table-cell>
          <table:table-cell table:formula="of:=[.C310]/([.H310]-[.H309])" office:value-type="float" office:value="85599.6583457737" calcext:value-type="float">
            <text:p>85599.6583457737</text:p>
          </table:table-cell>
          <table:table-cell table:formula="of:=[.G310]-[.$B310]" office:value-type="float" office:value="25.1895062923431" calcext:value-type="float">
            <text:p>25.1895062923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3137766.7553" calcext:value-type="float">
            <text:p>1443137766.7553</text:p>
          </table:table-cell>
          <table:table-cell office:value-type="float" office:value="4320" calcext:value-type="float">
            <text:p>4320</text:p>
          </table:table-cell>
          <table:table-cell table:formula="of:=[.B311]-[.$B$2]" office:value-type="float" office:value="26.7551383972168" calcext:value-type="float">
            <text:p>26.7551383972</text:p>
          </table:table-cell>
          <table:table-cell table:formula="of:=[.C311]/([.D311]-[.D310])" office:value-type="float" office:value="109636.428588717" calcext:value-type="float">
            <text:p>109636.428588717</text:p>
          </table:table-cell>
          <table:table-cell/>
          <table:table-cell office:value-type="float" office:value="1443137791.95582" calcext:value-type="float">
            <text:p>1443137791.95582</text:p>
          </table:table-cell>
          <table:table-cell table:formula="of:=[.G311]-[.$B$2]" office:value-type="float" office:value="51.9556550979614" calcext:value-type="float">
            <text:p>51.955655098</text:p>
          </table:table-cell>
          <table:table-cell table:formula="of:=[.C311]/([.H311]-[.H310])" office:value-type="float" office:value="85691.55342423" calcext:value-type="float">
            <text:p>85691.55342423</text:p>
          </table:table-cell>
          <table:table-cell table:formula="of:=[.G311]-[.$B311]" office:value-type="float" office:value="25.2005167007446" calcext:value-type="float">
            <text:p>25.2005167007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3137766.7947" calcext:value-type="float">
            <text:p>1443137766.7947</text:p>
          </table:table-cell>
          <table:table-cell office:value-type="float" office:value="4320" calcext:value-type="float">
            <text:p>4320</text:p>
          </table:table-cell>
          <table:table-cell table:formula="of:=[.B312]-[.$B$2]" office:value-type="float" office:value="26.7945411205292" calcext:value-type="float">
            <text:p>26.7945411205</text:p>
          </table:table-cell>
          <table:table-cell table:formula="of:=[.C312]/([.D312]-[.D311])" office:value-type="float" office:value="109637.091978435" calcext:value-type="float">
            <text:p>109637.091978435</text:p>
          </table:table-cell>
          <table:table-cell/>
          <table:table-cell office:value-type="float" office:value="1443137792.00625" calcext:value-type="float">
            <text:p>1443137792.00625</text:p>
          </table:table-cell>
          <table:table-cell table:formula="of:=[.G312]-[.$B$2]" office:value-type="float" office:value="52.006091594696" calcext:value-type="float">
            <text:p>52.0060915947</text:p>
          </table:table-cell>
          <table:table-cell table:formula="of:=[.C312]/([.H312]-[.H311])" office:value-type="float" office:value="85652.2613521409" calcext:value-type="float">
            <text:p>85652.2613521409</text:p>
          </table:table-cell>
          <table:table-cell table:formula="of:=[.G312]-[.$B312]" office:value-type="float" office:value="25.2115504741669" calcext:value-type="float">
            <text:p>25.2115504742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3137766.83411" calcext:value-type="float">
            <text:p>1443137766.83411</text:p>
          </table:table-cell>
          <table:table-cell office:value-type="float" office:value="4320" calcext:value-type="float">
            <text:p>4320</text:p>
          </table:table-cell>
          <table:table-cell table:formula="of:=[.B313]-[.$B$2]" office:value-type="float" office:value="26.8339440822601" calcext:value-type="float">
            <text:p>26.8339440823</text:p>
          </table:table-cell>
          <table:table-cell table:formula="of:=[.C313]/([.D313]-[.D312])" office:value-type="float" office:value="109636.428588717" calcext:value-type="float">
            <text:p>109636.428588717</text:p>
          </table:table-cell>
          <table:table-cell/>
          <table:table-cell office:value-type="float" office:value="1443137792.02203" calcext:value-type="float">
            <text:p>1443137792.02203</text:p>
          </table:table-cell>
          <table:table-cell table:formula="of:=[.G313]-[.$B$2]" office:value-type="float" office:value="52.0218696594238" calcext:value-type="float">
            <text:p>52.0218696594</text:p>
          </table:table-cell>
          <table:table-cell table:formula="of:=[.C313]/([.H313]-[.H312])" office:value-type="float" office:value="273797.837347759" calcext:value-type="float">
            <text:p>273797.837347759</text:p>
          </table:table-cell>
          <table:table-cell table:formula="of:=[.G313]-[.$B313]" office:value-type="float" office:value="25.1879255771637" calcext:value-type="float">
            <text:p>25.1879255772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3137766.87351" calcext:value-type="float">
            <text:p>1443137766.87351</text:p>
          </table:table-cell>
          <table:table-cell office:value-type="float" office:value="4320" calcext:value-type="float">
            <text:p>4320</text:p>
          </table:table-cell>
          <table:table-cell table:formula="of:=[.B314]-[.$B$2]" office:value-type="float" office:value="26.8733448982239" calcext:value-type="float">
            <text:p>26.8733448982</text:p>
          </table:table-cell>
          <table:table-cell table:formula="of:=[.C314]/([.D314]-[.D313])" office:value-type="float" office:value="109642.399385207" calcext:value-type="float">
            <text:p>109642.399385207</text:p>
          </table:table-cell>
          <table:table-cell/>
          <table:table-cell office:value-type="float" office:value="1443137792.05855" calcext:value-type="float">
            <text:p>1443137792.05855</text:p>
          </table:table-cell>
          <table:table-cell table:formula="of:=[.G314]-[.$B$2]" office:value-type="float" office:value="52.0583832263947" calcext:value-type="float">
            <text:p>52.0583832264</text:p>
          </table:table-cell>
          <table:table-cell table:formula="of:=[.C314]/([.H314]-[.H313])" office:value-type="float" office:value="118312.187999922" calcext:value-type="float">
            <text:p>118312.187999922</text:p>
          </table:table-cell>
          <table:table-cell table:formula="of:=[.G314]-[.$B314]" office:value-type="float" office:value="25.1850383281708" calcext:value-type="float">
            <text:p>25.1850383282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3137766.91289" calcext:value-type="float">
            <text:p>1443137766.91289</text:p>
          </table:table-cell>
          <table:table-cell office:value-type="float" office:value="4320" calcext:value-type="float">
            <text:p>4320</text:p>
          </table:table-cell>
          <table:table-cell table:formula="of:=[.B315]-[.$B$2]" office:value-type="float" office:value="26.9127316474915" calcext:value-type="float">
            <text:p>26.9127316475</text:p>
          </table:table-cell>
          <table:table-cell table:formula="of:=[.C315]/([.D315]-[.D314])" office:value-type="float" office:value="109681.557384988" calcext:value-type="float">
            <text:p>109681.557384988</text:p>
          </table:table-cell>
          <table:table-cell/>
          <table:table-cell office:value-type="float" office:value="1443137792.10525" calcext:value-type="float">
            <text:p>1443137792.10525</text:p>
          </table:table-cell>
          <table:table-cell table:formula="of:=[.G315]-[.$B$2]" office:value-type="float" office:value="52.1050896644592" calcext:value-type="float">
            <text:p>52.1050896645</text:p>
          </table:table-cell>
          <table:table-cell table:formula="of:=[.C315]/([.H315]-[.H314])" office:value-type="float" office:value="92492.6022838066" calcext:value-type="float">
            <text:p>92492.6022838066</text:p>
          </table:table-cell>
          <table:table-cell table:formula="of:=[.G315]-[.$B315]" office:value-type="float" office:value="25.1923580169678" calcext:value-type="float">
            <text:p>25.192358017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3137766.9523" calcext:value-type="float">
            <text:p>1443137766.9523</text:p>
          </table:table-cell>
          <table:table-cell office:value-type="float" office:value="4320" calcext:value-type="float">
            <text:p>4320</text:p>
          </table:table-cell>
          <table:table-cell table:formula="of:=[.B316]-[.$B$2]" office:value-type="float" office:value="26.952134847641" calcext:value-type="float">
            <text:p>26.9521348476</text:p>
          </table:table-cell>
          <table:table-cell table:formula="of:=[.C316]/([.D316]-[.D315])" office:value-type="float" office:value="109635.765207026" calcext:value-type="float">
            <text:p>109635.765207026</text:p>
          </table:table-cell>
          <table:table-cell/>
          <table:table-cell office:value-type="float" office:value="1443137792.15191" calcext:value-type="float">
            <text:p>1443137792.15191</text:p>
          </table:table-cell>
          <table:table-cell table:formula="of:=[.G316]-[.$B$2]" office:value-type="float" office:value="52.151745557785" calcext:value-type="float">
            <text:p>52.1517455578</text:p>
          </table:table-cell>
          <table:table-cell table:formula="of:=[.C316]/([.H316]-[.H315])" office:value-type="float" office:value="92592.8042966135" calcext:value-type="float">
            <text:p>92592.8042966135</text:p>
          </table:table-cell>
          <table:table-cell table:formula="of:=[.G316]-[.$B316]" office:value-type="float" office:value="25.199610710144" calcext:value-type="float">
            <text:p>25.199610710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3137766.9917" calcext:value-type="float">
            <text:p>1443137766.9917</text:p>
          </table:table-cell>
          <table:table-cell office:value-type="float" office:value="4320" calcext:value-type="float">
            <text:p>4320</text:p>
          </table:table-cell>
          <table:table-cell table:formula="of:=[.B317]-[.$B$2]" office:value-type="float" office:value="26.9915366172791" calcext:value-type="float">
            <text:p>26.9915366173</text:p>
          </table:table-cell>
          <table:table-cell table:formula="of:=[.C317]/([.D317]-[.D316])" office:value-type="float" office:value="109639.745617591" calcext:value-type="float">
            <text:p>109639.745617591</text:p>
          </table:table-cell>
          <table:table-cell/>
          <table:table-cell office:value-type="float" office:value="1443137792.1986" calcext:value-type="float">
            <text:p>1443137792.1986</text:p>
          </table:table-cell>
          <table:table-cell table:formula="of:=[.G317]-[.$B$2]" office:value-type="float" office:value="52.1984372138977" calcext:value-type="float">
            <text:p>52.1984372139</text:p>
          </table:table-cell>
          <table:table-cell table:formula="of:=[.C317]/([.H317]-[.H316])" office:value-type="float" office:value="92521.8842007976" calcext:value-type="float">
            <text:p>92521.8842007976</text:p>
          </table:table-cell>
          <table:table-cell table:formula="of:=[.G317]-[.$B317]" office:value-type="float" office:value="25.2069005966187" calcext:value-type="float">
            <text:p>25.2069005966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3137780.04272" calcext:value-type="float">
            <text:p>1443137780.04272</text:p>
          </table:table-cell>
          <table:table-cell office:value-type="float" office:value="4320" calcext:value-type="float">
            <text:p>4320</text:p>
          </table:table-cell>
          <table:table-cell table:formula="of:=[.B318]-[.$B$2]" office:value-type="float" office:value="40.0425601005554" calcext:value-type="float">
            <text:p>40.0425601006</text:p>
          </table:table-cell>
          <table:table-cell table:formula="of:=[.C318]/([.D318]-[.D317])" office:value-type="float" office:value="331.008522476085" calcext:value-type="float">
            <text:p>331.0085224761</text:p>
          </table:table-cell>
          <table:table-cell/>
          <table:table-cell office:value-type="float" office:value="1443137792.24528" calcext:value-type="float">
            <text:p>1443137792.24528</text:p>
          </table:table-cell>
          <table:table-cell table:formula="of:=[.G318]-[.$B$2]" office:value-type="float" office:value="52.2451207637787" calcext:value-type="float">
            <text:p>52.2451207638</text:p>
          </table:table-cell>
          <table:table-cell table:formula="of:=[.C318]/([.H318]-[.H317])" office:value-type="float" office:value="92537.9498991343" calcext:value-type="float">
            <text:p>92537.9498991343</text:p>
          </table:table-cell>
          <table:table-cell table:formula="of:=[.G318]-[.$B318]" office:value-type="float" office:value="12.2025606632233" calcext:value-type="float">
            <text:p>12.2025606632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3137780.09685" calcext:value-type="float">
            <text:p>1443137780.09685</text:p>
          </table:table-cell>
          <table:table-cell office:value-type="float" office:value="4320" calcext:value-type="float">
            <text:p>4320</text:p>
          </table:table-cell>
          <table:table-cell table:formula="of:=[.B319]-[.$B$2]" office:value-type="float" office:value="40.0966901779175" calcext:value-type="float">
            <text:p>40.0966901779</text:p>
          </table:table-cell>
          <table:table-cell table:formula="of:=[.C319]/([.D319]-[.D318])" office:value-type="float" office:value="79807.7558822752" calcext:value-type="float">
            <text:p>79807.7558822752</text:p>
          </table:table-cell>
          <table:table-cell/>
          <table:table-cell office:value-type="float" office:value="1443137792.29197" calcext:value-type="float">
            <text:p>1443137792.29197</text:p>
          </table:table-cell>
          <table:table-cell table:formula="of:=[.G319]-[.$B$2]" office:value-type="float" office:value="52.2918050289154" calcext:value-type="float">
            <text:p>52.2918050289</text:p>
          </table:table-cell>
          <table:table-cell table:formula="of:=[.C319]/([.H319]-[.H318])" office:value-type="float" office:value="92536.5321130904" calcext:value-type="float">
            <text:p>92536.5321130904</text:p>
          </table:table-cell>
          <table:table-cell table:formula="of:=[.G319]-[.$B319]" office:value-type="float" office:value="12.1951148509979" calcext:value-type="float">
            <text:p>12.195114851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3137780.15098" calcext:value-type="float">
            <text:p>1443137780.15098</text:p>
          </table:table-cell>
          <table:table-cell office:value-type="float" office:value="4320" calcext:value-type="float">
            <text:p>4320</text:p>
          </table:table-cell>
          <table:table-cell table:formula="of:=[.B320]-[.$B$2]" office:value-type="float" office:value="40.1508202552795" calcext:value-type="float">
            <text:p>40.1508202553</text:p>
          </table:table-cell>
          <table:table-cell table:formula="of:=[.C320]/([.D320]-[.D319])" office:value-type="float" office:value="79807.7558822752" calcext:value-type="float">
            <text:p>79807.7558822752</text:p>
          </table:table-cell>
          <table:table-cell/>
          <table:table-cell office:value-type="float" office:value="1443137792.33866" calcext:value-type="float">
            <text:p>1443137792.33866</text:p>
          </table:table-cell>
          <table:table-cell table:formula="of:=[.G320]-[.$B$2]" office:value-type="float" office:value="52.338493347168" calcext:value-type="float">
            <text:p>52.3384933472</text:p>
          </table:table-cell>
          <table:table-cell table:formula="of:=[.C320]/([.H320]-[.H319])" office:value-type="float" office:value="92528.4988127154" calcext:value-type="float">
            <text:p>92528.4988127154</text:p>
          </table:table-cell>
          <table:table-cell table:formula="of:=[.G320]-[.$B320]" office:value-type="float" office:value="12.1876730918884" calcext:value-type="float">
            <text:p>12.1876730919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3137780.20512" calcext:value-type="float">
            <text:p>1443137780.20512</text:p>
          </table:table-cell>
          <table:table-cell office:value-type="float" office:value="4320" calcext:value-type="float">
            <text:p>4320</text:p>
          </table:table-cell>
          <table:table-cell table:formula="of:=[.B321]-[.$B$2]" office:value-type="float" office:value="40.2049536705017" calcext:value-type="float">
            <text:p>40.2049536705</text:p>
          </table:table-cell>
          <table:table-cell table:formula="of:=[.C321]/([.D321]-[.D320])" office:value-type="float" office:value="79802.8349452989" calcext:value-type="float">
            <text:p>79802.8349452989</text:p>
          </table:table-cell>
          <table:table-cell/>
          <table:table-cell office:value-type="float" office:value="1443137792.38534" calcext:value-type="float">
            <text:p>1443137792.38534</text:p>
          </table:table-cell>
          <table:table-cell table:formula="of:=[.G321]-[.$B$2]" office:value-type="float" office:value="52.3851742744446" calcext:value-type="float">
            <text:p>52.3851742744</text:p>
          </table:table-cell>
          <table:table-cell table:formula="of:=[.C321]/([.H321]-[.H320])" office:value-type="float" office:value="92543.1488196778" calcext:value-type="float">
            <text:p>92543.1488196778</text:p>
          </table:table-cell>
          <table:table-cell table:formula="of:=[.G321]-[.$B321]" office:value-type="float" office:value="12.1802206039429" calcext:value-type="float">
            <text:p>12.1802206039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3137780.25925" calcext:value-type="float">
            <text:p>1443137780.25925</text:p>
          </table:table-cell>
          <table:table-cell office:value-type="float" office:value="4320" calcext:value-type="float">
            <text:p>4320</text:p>
          </table:table-cell>
          <table:table-cell table:formula="of:=[.B322]-[.$B$2]" office:value-type="float" office:value="40.2590880393982" calcext:value-type="float">
            <text:p>40.2590880394</text:p>
          </table:table-cell>
          <table:table-cell table:formula="of:=[.C322]/([.D322]-[.D321])" office:value-type="float" office:value="79801.4290747657" calcext:value-type="float">
            <text:p>79801.4290747657</text:p>
          </table:table-cell>
          <table:table-cell/>
          <table:table-cell office:value-type="float" office:value="1443137792.43199" calcext:value-type="float">
            <text:p>1443137792.43199</text:p>
          </table:table-cell>
          <table:table-cell table:formula="of:=[.G322]-[.$B$2]" office:value-type="float" office:value="52.4318282604218" calcext:value-type="float">
            <text:p>52.4318282604</text:p>
          </table:table-cell>
          <table:table-cell table:formula="of:=[.C322]/([.H322]-[.H321])" office:value-type="float" office:value="92596.589755776" calcext:value-type="float">
            <text:p>92596.589755776</text:p>
          </table:table-cell>
          <table:table-cell table:formula="of:=[.G322]-[.$B322]" office:value-type="float" office:value="12.1727402210236" calcext:value-type="float">
            <text:p>12.17274022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3137780.31338" calcext:value-type="float">
            <text:p>1443137780.31338</text:p>
          </table:table-cell>
          <table:table-cell office:value-type="float" office:value="4320" calcext:value-type="float">
            <text:p>4320</text:p>
          </table:table-cell>
          <table:table-cell table:formula="of:=[.B323]-[.$B$2]" office:value-type="float" office:value="40.3132174015045" calcext:value-type="float">
            <text:p>40.3132174015</text:p>
          </table:table-cell>
          <table:table-cell table:formula="of:=[.C323]/([.D323]-[.D322])" office:value-type="float" office:value="79808.8104477283" calcext:value-type="float">
            <text:p>79808.8104477283</text:p>
          </table:table-cell>
          <table:table-cell/>
          <table:table-cell office:value-type="float" office:value="1443137792.4787" calcext:value-type="float">
            <text:p>1443137792.4787</text:p>
          </table:table-cell>
          <table:table-cell table:formula="of:=[.G323]-[.$B$2]" office:value-type="float" office:value="52.4785413742065" calcext:value-type="float">
            <text:p>52.4785413742</text:p>
          </table:table-cell>
          <table:table-cell table:formula="of:=[.C323]/([.H323]-[.H322])" office:value-type="float" office:value="92479.3842667497" calcext:value-type="float">
            <text:p>92479.3842667497</text:p>
          </table:table-cell>
          <table:table-cell table:formula="of:=[.G323]-[.$B323]" office:value-type="float" office:value="12.165323972702" calcext:value-type="float">
            <text:p>12.1653239727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3137780.36751" calcext:value-type="float">
            <text:p>1443137780.36751</text:p>
          </table:table-cell>
          <table:table-cell office:value-type="float" office:value="4320" calcext:value-type="float">
            <text:p>4320</text:p>
          </table:table-cell>
          <table:table-cell table:formula="of:=[.B324]-[.$B$2]" office:value-type="float" office:value="40.3673465251923" calcext:value-type="float">
            <text:p>40.3673465252</text:p>
          </table:table-cell>
          <table:table-cell table:formula="of:=[.C324]/([.D324]-[.D323])" office:value-type="float" office:value="79809.1619757393" calcext:value-type="float">
            <text:p>79809.1619757393</text:p>
          </table:table-cell>
          <table:table-cell/>
          <table:table-cell office:value-type="float" office:value="1443137792.52538" calcext:value-type="float">
            <text:p>1443137792.52538</text:p>
          </table:table-cell>
          <table:table-cell table:formula="of:=[.G324]-[.$B$2]" office:value-type="float" office:value="52.5252206325531" calcext:value-type="float">
            <text:p>52.5252206326</text:p>
          </table:table-cell>
          <table:table-cell table:formula="of:=[.C324]/([.H324]-[.H323])" office:value-type="float" office:value="92546.4575278236" calcext:value-type="float">
            <text:p>92546.4575278236</text:p>
          </table:table-cell>
          <table:table-cell table:formula="of:=[.G324]-[.$B324]" office:value-type="float" office:value="12.1578741073608" calcext:value-type="float">
            <text:p>12.1578741074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3137780.42164" calcext:value-type="float">
            <text:p>1443137780.42164</text:p>
          </table:table-cell>
          <table:table-cell office:value-type="float" office:value="4320" calcext:value-type="float">
            <text:p>4320</text:p>
          </table:table-cell>
          <table:table-cell table:formula="of:=[.B325]-[.$B$2]" office:value-type="float" office:value="40.4214799404144" calcext:value-type="float">
            <text:p>40.4214799404</text:p>
          </table:table-cell>
          <table:table-cell table:formula="of:=[.C325]/([.D325]-[.D324])" office:value-type="float" office:value="79802.8349452989" calcext:value-type="float">
            <text:p>79802.8349452989</text:p>
          </table:table-cell>
          <table:table-cell/>
          <table:table-cell office:value-type="float" office:value="1443137792.57205" calcext:value-type="float">
            <text:p>1443137792.57205</text:p>
          </table:table-cell>
          <table:table-cell table:formula="of:=[.G325]-[.$B$2]" office:value-type="float" office:value="52.5718884468079" calcext:value-type="float">
            <text:p>52.5718884468</text:p>
          </table:table-cell>
          <table:table-cell table:formula="of:=[.C325]/([.H325]-[.H324])" office:value-type="float" office:value="92569.1521873515" calcext:value-type="float">
            <text:p>92569.1521873515</text:p>
          </table:table-cell>
          <table:table-cell table:formula="of:=[.G325]-[.$B325]" office:value-type="float" office:value="12.1504085063934" calcext:value-type="float">
            <text:p>12.1504085064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3137780.47584" calcext:value-type="float">
            <text:p>1443137780.47584</text:p>
          </table:table-cell>
          <table:table-cell office:value-type="float" office:value="4320" calcext:value-type="float">
            <text:p>4320</text:p>
          </table:table-cell>
          <table:table-cell table:formula="of:=[.B326]-[.$B$2]" office:value-type="float" office:value="40.4756817817688" calcext:value-type="float">
            <text:p>40.4756817818</text:p>
          </table:table-cell>
          <table:table-cell table:formula="of:=[.C326]/([.D326]-[.D325])" office:value-type="float" office:value="79702.0893027593" calcext:value-type="float">
            <text:p>79702.0893027593</text:p>
          </table:table-cell>
          <table:table-cell/>
          <table:table-cell office:value-type="float" office:value="1443137792.61873" calcext:value-type="float">
            <text:p>1443137792.61873</text:p>
          </table:table-cell>
          <table:table-cell table:formula="of:=[.G326]-[.$B$2]" office:value-type="float" office:value="52.6185672283173" calcext:value-type="float">
            <text:p>52.6185672283</text:p>
          </table:table-cell>
          <table:table-cell table:formula="of:=[.C326]/([.H326]-[.H325])" office:value-type="float" office:value="92547.4029164645" calcext:value-type="float">
            <text:p>92547.4029164645</text:p>
          </table:table-cell>
          <table:table-cell table:formula="of:=[.G326]-[.$B326]" office:value-type="float" office:value="12.1428854465485" calcext:value-type="float">
            <text:p>12.1428854465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3137780.52997" calcext:value-type="float">
            <text:p>1443137780.52997</text:p>
          </table:table-cell>
          <table:table-cell office:value-type="float" office:value="4320" calcext:value-type="float">
            <text:p>4320</text:p>
          </table:table-cell>
          <table:table-cell table:formula="of:=[.B327]-[.$B$2]" office:value-type="float" office:value="40.5298097133637" calcext:value-type="float">
            <text:p>40.5298097134</text:p>
          </table:table-cell>
          <table:table-cell table:formula="of:=[.C327]/([.D327]-[.D326])" office:value-type="float" office:value="79810.9196622458" calcext:value-type="float">
            <text:p>79810.9196622458</text:p>
          </table:table-cell>
          <table:table-cell/>
          <table:table-cell office:value-type="float" office:value="1443137792.66542" calcext:value-type="float">
            <text:p>1443137792.66542</text:p>
          </table:table-cell>
          <table:table-cell table:formula="of:=[.G327]-[.$B$2]" office:value-type="float" office:value="52.6652626991272" calcext:value-type="float">
            <text:p>52.6652626991</text:p>
          </table:table-cell>
          <table:table-cell table:formula="of:=[.C327]/([.H327]-[.H326])" office:value-type="float" office:value="92514.3258022517" calcext:value-type="float">
            <text:p>92514.3258022517</text:p>
          </table:table-cell>
          <table:table-cell table:formula="of:=[.G327]-[.$B327]" office:value-type="float" office:value="12.1354529857636" calcext:value-type="float">
            <text:p>12.1354529858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3137780.5841" calcext:value-type="float">
            <text:p>1443137780.5841</text:p>
          </table:table-cell>
          <table:table-cell office:value-type="float" office:value="4320" calcext:value-type="float">
            <text:p>4320</text:p>
          </table:table-cell>
          <table:table-cell table:formula="of:=[.B328]-[.$B$2]" office:value-type="float" office:value="40.5839378833771" calcext:value-type="float">
            <text:p>40.5839378834</text:p>
          </table:table-cell>
          <table:table-cell table:formula="of:=[.C328]/([.D328]-[.D327])" office:value-type="float" office:value="79810.5681187508" calcext:value-type="float">
            <text:p>79810.5681187508</text:p>
          </table:table-cell>
          <table:table-cell/>
          <table:table-cell office:value-type="float" office:value="1443137792.7121" calcext:value-type="float">
            <text:p>1443137792.7121</text:p>
          </table:table-cell>
          <table:table-cell table:formula="of:=[.G328]-[.$B$2]" office:value-type="float" office:value="52.7119340896607" calcext:value-type="float">
            <text:p>52.7119340897</text:p>
          </table:table-cell>
          <table:table-cell table:formula="of:=[.C328]/([.H328]-[.H327])" office:value-type="float" office:value="92562.0589106736" calcext:value-type="float">
            <text:p>92562.0589106736</text:p>
          </table:table-cell>
          <table:table-cell table:formula="of:=[.G328]-[.$B328]" office:value-type="float" office:value="12.1279962062836" calcext:value-type="float">
            <text:p>12.1279962063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3137780.63823" calcext:value-type="float">
            <text:p>1443137780.63823</text:p>
          </table:table-cell>
          <table:table-cell office:value-type="float" office:value="4320" calcext:value-type="float">
            <text:p>4320</text:p>
          </table:table-cell>
          <table:table-cell table:formula="of:=[.B329]-[.$B$2]" office:value-type="float" office:value="40.6380672454834" calcext:value-type="float">
            <text:p>40.6380672455</text:p>
          </table:table-cell>
          <table:table-cell table:formula="of:=[.C329]/([.D329]-[.D328])" office:value-type="float" office:value="79808.8104477283" calcext:value-type="float">
            <text:p>79808.8104477283</text:p>
          </table:table-cell>
          <table:table-cell/>
          <table:table-cell office:value-type="float" office:value="1443137792.75879" calcext:value-type="float">
            <text:p>1443137792.75879</text:p>
          </table:table-cell>
          <table:table-cell table:formula="of:=[.G329]-[.$B$2]" office:value-type="float" office:value="52.7586262226105" calcext:value-type="float">
            <text:p>52.7586262226</text:p>
          </table:table-cell>
          <table:table-cell table:formula="of:=[.C329]/([.H329]-[.H328])" office:value-type="float" office:value="92520.9393334389" calcext:value-type="float">
            <text:p>92520.9393334389</text:p>
          </table:table-cell>
          <table:table-cell table:formula="of:=[.G329]-[.$B329]" office:value-type="float" office:value="12.1205589771271" calcext:value-type="float">
            <text:p>12.120558977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3137780.69236" calcext:value-type="float">
            <text:p>1443137780.69236</text:p>
          </table:table-cell>
          <table:table-cell office:value-type="float" office:value="4320" calcext:value-type="float">
            <text:p>4320</text:p>
          </table:table-cell>
          <table:table-cell table:formula="of:=[.B330]-[.$B$2]" office:value-type="float" office:value="40.6921956539154" calcext:value-type="float">
            <text:p>40.6921956539</text:p>
          </table:table-cell>
          <table:table-cell table:formula="of:=[.C330]/([.D330]-[.D329])" office:value-type="float" office:value="79810.2165783527" calcext:value-type="float">
            <text:p>79810.2165783527</text:p>
          </table:table-cell>
          <table:table-cell/>
          <table:table-cell office:value-type="float" office:value="1443137792.80547" calcext:value-type="float">
            <text:p>1443137792.80547</text:p>
          </table:table-cell>
          <table:table-cell table:formula="of:=[.G330]-[.$B$2]" office:value-type="float" office:value="52.8053107261658" calcext:value-type="float">
            <text:p>52.8053107262</text:p>
          </table:table-cell>
          <table:table-cell table:formula="of:=[.C330]/([.H330]-[.H329])" office:value-type="float" office:value="92536.0595273966" calcext:value-type="float">
            <text:p>92536.0595273966</text:p>
          </table:table-cell>
          <table:table-cell table:formula="of:=[.G330]-[.$B330]" office:value-type="float" office:value="12.1131150722504" calcext:value-type="float">
            <text:p>12.1131150723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3137780.74649" calcext:value-type="float">
            <text:p>1443137780.74649</text:p>
          </table:table-cell>
          <table:table-cell office:value-type="float" office:value="4320" calcext:value-type="float">
            <text:p>4320</text:p>
          </table:table-cell>
          <table:table-cell table:formula="of:=[.B331]-[.$B$2]" office:value-type="float" office:value="40.7463240623474" calcext:value-type="float">
            <text:p>40.7463240623</text:p>
          </table:table-cell>
          <table:table-cell table:formula="of:=[.C331]/([.D331]-[.D330])" office:value-type="float" office:value="79810.2165783527" calcext:value-type="float">
            <text:p>79810.2165783527</text:p>
          </table:table-cell>
          <table:table-cell/>
          <table:table-cell office:value-type="float" office:value="1443137792.85215" calcext:value-type="float">
            <text:p>1443137792.85215</text:p>
          </table:table-cell>
          <table:table-cell table:formula="of:=[.G331]-[.$B$2]" office:value-type="float" office:value="52.8519833087921" calcext:value-type="float">
            <text:p>52.8519833088</text:p>
          </table:table-cell>
          <table:table-cell table:formula="of:=[.C331]/([.H331]-[.H330])" office:value-type="float" office:value="92559.6947266792" calcext:value-type="float">
            <text:p>92559.6947266792</text:p>
          </table:table-cell>
          <table:table-cell table:formula="of:=[.G331]-[.$B331]" office:value-type="float" office:value="12.1056592464447" calcext:value-type="float">
            <text:p>12.1056592464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3137780.80062" calcext:value-type="float">
            <text:p>1443137780.80062</text:p>
          </table:table-cell>
          <table:table-cell office:value-type="float" office:value="4320" calcext:value-type="float">
            <text:p>4320</text:p>
          </table:table-cell>
          <table:table-cell table:formula="of:=[.B332]-[.$B$2]" office:value-type="float" office:value="40.800460100174" calcext:value-type="float">
            <text:p>40.8004601002</text:p>
          </table:table-cell>
          <table:table-cell table:formula="of:=[.C332]/([.D332]-[.D331])" office:value-type="float" office:value="79798.9689205199" calcext:value-type="float">
            <text:p>79798.9689205199</text:p>
          </table:table-cell>
          <table:table-cell/>
          <table:table-cell office:value-type="float" office:value="1443137792.89884" calcext:value-type="float">
            <text:p>1443137792.89884</text:p>
          </table:table-cell>
          <table:table-cell table:formula="of:=[.G332]-[.$B$2]" office:value-type="float" office:value="52.8986756801605" calcext:value-type="float">
            <text:p>52.8986756802</text:p>
          </table:table-cell>
          <table:table-cell table:formula="of:=[.C332]/([.H332]-[.H331])" office:value-type="float" office:value="92520.4669069965" calcext:value-type="float">
            <text:p>92520.4669069965</text:p>
          </table:table-cell>
          <table:table-cell table:formula="of:=[.G332]-[.$B332]" office:value-type="float" office:value="12.0982155799866" calcext:value-type="float">
            <text:p>12.09821558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3137780.85476" calcext:value-type="float">
            <text:p>1443137780.85476</text:p>
          </table:table-cell>
          <table:table-cell office:value-type="float" office:value="4320" calcext:value-type="float">
            <text:p>4320</text:p>
          </table:table-cell>
          <table:table-cell table:formula="of:=[.B333]-[.$B$2]" office:value-type="float" office:value="40.8545932769775" calcext:value-type="float">
            <text:p>40.854593277</text:p>
          </table:table-cell>
          <table:table-cell table:formula="of:=[.C333]/([.D333]-[.D332])" office:value-type="float" office:value="79803.186420672" calcext:value-type="float">
            <text:p>79803.186420672</text:p>
          </table:table-cell>
          <table:table-cell/>
          <table:table-cell office:value-type="float" office:value="1443137792.94552" calcext:value-type="float">
            <text:p>1443137792.94552</text:p>
          </table:table-cell>
          <table:table-cell table:formula="of:=[.G333]-[.$B$2]" office:value-type="float" office:value="52.9453618526459" calcext:value-type="float">
            <text:p>52.9453618526</text:p>
          </table:table-cell>
          <table:table-cell table:formula="of:=[.C333]/([.H333]-[.H332])" office:value-type="float" office:value="92532.7515626915" calcext:value-type="float">
            <text:p>92532.7515626915</text:p>
          </table:table-cell>
          <table:table-cell table:formula="of:=[.G333]-[.$B333]" office:value-type="float" office:value="12.0907685756683" calcext:value-type="float">
            <text:p>12.0907685757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3137780.90888" calcext:value-type="float">
            <text:p>1443137780.90888</text:p>
          </table:table-cell>
          <table:table-cell office:value-type="float" office:value="4320" calcext:value-type="float">
            <text:p>4320</text:p>
          </table:table-cell>
          <table:table-cell table:formula="of:=[.B334]-[.$B$2]" office:value-type="float" office:value="40.9087221622467" calcext:value-type="float">
            <text:p>40.9087221622</text:p>
          </table:table-cell>
          <table:table-cell table:formula="of:=[.C334]/([.D334]-[.D333])" office:value-type="float" office:value="79809.513506847" calcext:value-type="float">
            <text:p>79809.513506847</text:p>
          </table:table-cell>
          <table:table-cell/>
          <table:table-cell office:value-type="float" office:value="1443137792.99209" calcext:value-type="float">
            <text:p>1443137792.99209</text:p>
          </table:table-cell>
          <table:table-cell table:formula="of:=[.G334]-[.$B$2]" office:value-type="float" office:value="52.9919245243073" calcext:value-type="float">
            <text:p>52.9919245243</text:p>
          </table:table-cell>
          <table:table-cell table:formula="of:=[.C334]/([.H334]-[.H333])" office:value-type="float" office:value="92778.1814457905" calcext:value-type="float">
            <text:p>92778.1814457905</text:p>
          </table:table-cell>
          <table:table-cell table:formula="of:=[.G334]-[.$B334]" office:value-type="float" office:value="12.0832023620605" calcext:value-type="float">
            <text:p>12.083202362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3137780.96301" calcext:value-type="float">
            <text:p>1443137780.96301</text:p>
          </table:table-cell>
          <table:table-cell office:value-type="float" office:value="4320" calcext:value-type="float">
            <text:p>4320</text:p>
          </table:table-cell>
          <table:table-cell table:formula="of:=[.B335]-[.$B$2]" office:value-type="float" office:value="40.9628503322601" calcext:value-type="float">
            <text:p>40.9628503323</text:p>
          </table:table-cell>
          <table:table-cell table:formula="of:=[.C335]/([.D335]-[.D334])" office:value-type="float" office:value="79810.5681187508" calcext:value-type="float">
            <text:p>79810.5681187508</text:p>
          </table:table-cell>
          <table:table-cell/>
          <table:table-cell office:value-type="float" office:value="1443137793.03878" calcext:value-type="float">
            <text:p>1443137793.03878</text:p>
          </table:table-cell>
          <table:table-cell table:formula="of:=[.G335]-[.$B$2]" office:value-type="float" office:value="53.0386219024658" calcext:value-type="float">
            <text:p>53.0386219025</text:p>
          </table:table-cell>
          <table:table-cell table:formula="of:=[.C335]/([.H335]-[.H334])" office:value-type="float" office:value="92510.5470660615" calcext:value-type="float">
            <text:p>92510.5470660615</text:p>
          </table:table-cell>
          <table:table-cell table:formula="of:=[.G335]-[.$B335]" office:value-type="float" office:value="12.0757715702057" calcext:value-type="float">
            <text:p>12.0757715702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43137781.01612" calcext:value-type="float">
            <text:p>1443137781.01612</text:p>
          </table:table-cell>
          <table:table-cell office:value-type="float" office:value="4320" calcext:value-type="float">
            <text:p>4320</text:p>
          </table:table-cell>
          <table:table-cell table:formula="of:=[.B336]-[.$B$2]" office:value-type="float" office:value="41.0159604549408" calcext:value-type="float">
            <text:p>41.0159604549</text:p>
          </table:table-cell>
          <table:table-cell table:formula="of:=[.C336]/([.D336]-[.D335])" office:value-type="float" office:value="81340.4259292512" calcext:value-type="float">
            <text:p>81340.4259292512</text:p>
          </table:table-cell>
          <table:table-cell/>
          <table:table-cell office:value-type="float" office:value="1443137793.05321" calcext:value-type="float">
            <text:p>1443137793.05321</text:p>
          </table:table-cell>
          <table:table-cell table:formula="of:=[.G336]-[.$B$2]" office:value-type="float" office:value="53.0530467033386" calcext:value-type="float">
            <text:p>53.0530467033</text:p>
          </table:table-cell>
          <table:table-cell table:formula="of:=[.C336]/([.H336]-[.H335])" office:value-type="float" office:value="299484.203497405" calcext:value-type="float">
            <text:p>299484.203497405</text:p>
          </table:table-cell>
          <table:table-cell table:formula="of:=[.G336]-[.$B336]" office:value-type="float" office:value="12.0370862483978" calcext:value-type="float">
            <text:p>12.0370862484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43137781.06706" calcext:value-type="float">
            <text:p>1443137781.06706</text:p>
          </table:table-cell>
          <table:table-cell office:value-type="float" office:value="4320" calcext:value-type="float">
            <text:p>4320</text:p>
          </table:table-cell>
          <table:table-cell table:formula="of:=[.B337]-[.$B$2]" office:value-type="float" office:value="41.0668985843658" calcext:value-type="float">
            <text:p>41.0668985844</text:p>
          </table:table-cell>
          <table:table-cell table:formula="of:=[.C337]/([.D337]-[.D336])" office:value-type="float" office:value="84808.7679850222" calcext:value-type="float">
            <text:p>84808.7679850222</text:p>
          </table:table-cell>
          <table:table-cell/>
          <table:table-cell office:value-type="float" office:value="1443137793.08794" calcext:value-type="float">
            <text:p>1443137793.08794</text:p>
          </table:table-cell>
          <table:table-cell table:formula="of:=[.G337]-[.$B$2]" office:value-type="float" office:value="53.087774515152" calcext:value-type="float">
            <text:p>53.0877745152</text:p>
          </table:table-cell>
          <table:table-cell table:formula="of:=[.C337]/([.H337]-[.H336])" office:value-type="float" office:value="124395.974708051" calcext:value-type="float">
            <text:p>124395.974708051</text:p>
          </table:table-cell>
          <table:table-cell table:formula="of:=[.G337]-[.$B337]" office:value-type="float" office:value="12.0208759307861" calcext:value-type="float">
            <text:p>12.0208759308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43137781.11801" calcext:value-type="float">
            <text:p>1443137781.11801</text:p>
          </table:table-cell>
          <table:table-cell office:value-type="float" office:value="4320" calcext:value-type="float">
            <text:p>4320</text:p>
          </table:table-cell>
          <table:table-cell table:formula="of:=[.B338]-[.$B$2]" office:value-type="float" office:value="41.1178514957428" calcext:value-type="float">
            <text:p>41.1178514957</text:p>
          </table:table-cell>
          <table:table-cell table:formula="of:=[.C338]/([.D338]-[.D337])" office:value-type="float" office:value="84784.164108707" calcext:value-type="float">
            <text:p>84784.164108707</text:p>
          </table:table-cell>
          <table:table-cell/>
          <table:table-cell office:value-type="float" office:value="1443137793.13182" calcext:value-type="float">
            <text:p>1443137793.13182</text:p>
          </table:table-cell>
          <table:table-cell table:formula="of:=[.G338]-[.$B$2]" office:value-type="float" office:value="53.1316621303558" calcext:value-type="float">
            <text:p>53.1316621304</text:p>
          </table:table-cell>
          <table:table-cell table:formula="of:=[.C338]/([.H338]-[.H337])" office:value-type="float" office:value="98433.2363454623" calcext:value-type="float">
            <text:p>98433.2363454623</text:p>
          </table:table-cell>
          <table:table-cell table:formula="of:=[.G338]-[.$B338]" office:value-type="float" office:value="12.013810634613" calcext:value-type="float">
            <text:p>12.0138106346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43137781.16897" calcext:value-type="float">
            <text:p>1443137781.16897</text:p>
          </table:table-cell>
          <table:table-cell office:value-type="float" office:value="4320" calcext:value-type="float">
            <text:p>4320</text:p>
          </table:table-cell>
          <table:table-cell table:formula="of:=[.B339]-[.$B$2]" office:value-type="float" office:value="41.1688044071198" calcext:value-type="float">
            <text:p>41.1688044071</text:p>
          </table:table-cell>
          <table:table-cell table:formula="of:=[.C339]/([.D339]-[.D338])" office:value-type="float" office:value="84784.164108707" calcext:value-type="float">
            <text:p>84784.164108707</text:p>
          </table:table-cell>
          <table:table-cell/>
          <table:table-cell office:value-type="float" office:value="1443137793.17571" calcext:value-type="float">
            <text:p>1443137793.17571</text:p>
          </table:table-cell>
          <table:table-cell table:formula="of:=[.G339]-[.$B$2]" office:value-type="float" office:value="53.1755452156067" calcext:value-type="float">
            <text:p>53.1755452156</text:p>
          </table:table-cell>
          <table:table-cell table:formula="of:=[.C339]/([.H339]-[.H338])" office:value-type="float" office:value="98443.3973888807" calcext:value-type="float">
            <text:p>98443.3973888807</text:p>
          </table:table-cell>
          <table:table-cell table:formula="of:=[.G339]-[.$B339]" office:value-type="float" office:value="12.0067408084869" calcext:value-type="float">
            <text:p>12.0067408085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43137781.2199" calcext:value-type="float">
            <text:p>1443137781.2199</text:p>
          </table:table-cell>
          <table:table-cell office:value-type="float" office:value="4320" calcext:value-type="float">
            <text:p>4320</text:p>
          </table:table-cell>
          <table:table-cell table:formula="of:=[.B340]-[.$B$2]" office:value-type="float" office:value="41.2197411060333" calcext:value-type="float">
            <text:p>41.219741106</text:p>
          </table:table-cell>
          <table:table-cell table:formula="of:=[.C340]/([.D340]-[.D339])" office:value-type="float" office:value="84811.1497631574" calcext:value-type="float">
            <text:p>84811.1497631574</text:p>
          </table:table-cell>
          <table:table-cell/>
          <table:table-cell office:value-type="float" office:value="1443137793.21966" calcext:value-type="float">
            <text:p>1443137793.21966</text:p>
          </table:table-cell>
          <table:table-cell table:formula="of:=[.G340]-[.$B$2]" office:value-type="float" office:value="53.2194974422455" calcext:value-type="float">
            <text:p>53.2194974422</text:p>
          </table:table-cell>
          <table:table-cell table:formula="of:=[.C340]/([.H340]-[.H339])" office:value-type="float" office:value="98288.5357663996" calcext:value-type="float">
            <text:p>98288.5357663996</text:p>
          </table:table-cell>
          <table:table-cell table:formula="of:=[.G340]-[.$B340]" office:value-type="float" office:value="11.9997563362122" calcext:value-type="float">
            <text:p>11.9997563362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43137781.27084" calcext:value-type="float">
            <text:p>1443137781.27084</text:p>
          </table:table-cell>
          <table:table-cell office:value-type="float" office:value="4320" calcext:value-type="float">
            <text:p>4320</text:p>
          </table:table-cell>
          <table:table-cell table:formula="of:=[.B341]-[.$B$2]" office:value-type="float" office:value="41.270679473877" calcext:value-type="float">
            <text:p>41.2706794739</text:p>
          </table:table-cell>
          <table:table-cell table:formula="of:=[.C341]/([.D341]-[.D340])" office:value-type="float" office:value="84808.3710350057" calcext:value-type="float">
            <text:p>84808.3710350057</text:p>
          </table:table-cell>
          <table:table-cell/>
          <table:table-cell office:value-type="float" office:value="1443137793.26354" calcext:value-type="float">
            <text:p>1443137793.26354</text:p>
          </table:table-cell>
          <table:table-cell table:formula="of:=[.G341]-[.$B$2]" office:value-type="float" office:value="53.2633757591248" calcext:value-type="float">
            <text:p>53.2633757591</text:p>
          </table:table-cell>
          <table:table-cell table:formula="of:=[.C341]/([.H341]-[.H340])" office:value-type="float" office:value="98454.0954906297" calcext:value-type="float">
            <text:p>98454.0954906297</text:p>
          </table:table-cell>
          <table:table-cell table:formula="of:=[.G341]-[.$B341]" office:value-type="float" office:value="11.9926962852478" calcext:value-type="float">
            <text:p>11.9926962852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43137781.32179" calcext:value-type="float">
            <text:p>1443137781.32179</text:p>
          </table:table-cell>
          <table:table-cell office:value-type="float" office:value="4320" calcext:value-type="float">
            <text:p>4320</text:p>
          </table:table-cell>
          <table:table-cell table:formula="of:=[.B342]-[.$B$2]" office:value-type="float" office:value="41.3216261863709" calcext:value-type="float">
            <text:p>41.3216261864</text:p>
          </table:table-cell>
          <table:table-cell table:formula="of:=[.C342]/([.D342]-[.D341])" office:value-type="float" office:value="84794.4801250433" calcext:value-type="float">
            <text:p>84794.4801250433</text:p>
          </table:table-cell>
          <table:table-cell/>
          <table:table-cell office:value-type="float" office:value="1443137793.30744" calcext:value-type="float">
            <text:p>1443137793.30744</text:p>
          </table:table-cell>
          <table:table-cell table:formula="of:=[.G342]-[.$B$2]" office:value-type="float" office:value="53.3072819709778" calcext:value-type="float">
            <text:p>53.307281971</text:p>
          </table:table-cell>
          <table:table-cell table:formula="of:=[.C342]/([.H342]-[.H341])" office:value-type="float" office:value="98391.5445600469" calcext:value-type="float">
            <text:p>98391.5445600469</text:p>
          </table:table-cell>
          <table:table-cell table:formula="of:=[.G342]-[.$B342]" office:value-type="float" office:value="11.9856557846069" calcext:value-type="float">
            <text:p>11.9856557846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3137781.37273" calcext:value-type="float">
            <text:p>1443137781.37273</text:p>
          </table:table-cell>
          <table:table-cell office:value-type="float" office:value="4320" calcext:value-type="float">
            <text:p>4320</text:p>
          </table:table-cell>
          <table:table-cell table:formula="of:=[.B343]-[.$B$2]" office:value-type="float" office:value="41.3725695610046" calcext:value-type="float">
            <text:p>41.372569561</text:p>
          </table:table-cell>
          <table:table-cell table:formula="of:=[.C343]/([.D343]-[.D342])" office:value-type="float" office:value="84800.0359429406" calcext:value-type="float">
            <text:p>84800.0359429406</text:p>
          </table:table-cell>
          <table:table-cell/>
          <table:table-cell office:value-type="float" office:value="1443137793.35131" calcext:value-type="float">
            <text:p>1443137793.35131</text:p>
          </table:table-cell>
          <table:table-cell table:formula="of:=[.G343]-[.$B$2]" office:value-type="float" office:value="53.3511476516724" calcext:value-type="float">
            <text:p>53.3511476517</text:p>
          </table:table-cell>
          <table:table-cell table:formula="of:=[.C343]/([.H343]-[.H342])" office:value-type="float" office:value="98482.4567086626" calcext:value-type="float">
            <text:p>98482.4567086626</text:p>
          </table:table-cell>
          <table:table-cell table:formula="of:=[.G343]-[.$B343]" office:value-type="float" office:value="11.9785780906677" calcext:value-type="float">
            <text:p>11.9785780907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43137781.42368" calcext:value-type="float">
            <text:p>1443137781.42368</text:p>
          </table:table-cell>
          <table:table-cell office:value-type="float" office:value="4320" calcext:value-type="float">
            <text:p>4320</text:p>
          </table:table-cell>
          <table:table-cell table:formula="of:=[.B344]-[.$B$2]" office:value-type="float" office:value="41.4235200881958" calcext:value-type="float">
            <text:p>41.4235200882</text:p>
          </table:table-cell>
          <table:table-cell table:formula="of:=[.C344]/([.D344]-[.D343])" office:value-type="float" office:value="84788.1315102339" calcext:value-type="float">
            <text:p>84788.1315102339</text:p>
          </table:table-cell>
          <table:table-cell/>
          <table:table-cell office:value-type="float" office:value="1443137793.39519" calcext:value-type="float">
            <text:p>1443137793.39519</text:p>
          </table:table-cell>
          <table:table-cell table:formula="of:=[.G344]-[.$B$2]" office:value-type="float" office:value="53.3950309753418" calcext:value-type="float">
            <text:p>53.3950309753</text:p>
          </table:table-cell>
          <table:table-cell table:formula="of:=[.C344]/([.H344]-[.H343])" office:value-type="float" office:value="98442.8625448224" calcext:value-type="float">
            <text:p>98442.8625448224</text:p>
          </table:table-cell>
          <table:table-cell table:formula="of:=[.G344]-[.$B344]" office:value-type="float" office:value="11.971510887146" calcext:value-type="float">
            <text:p>11.971510887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43137781.47463" calcext:value-type="float">
            <text:p>1443137781.47463</text:p>
          </table:table-cell>
          <table:table-cell office:value-type="float" office:value="4320" calcext:value-type="float">
            <text:p>4320</text:p>
          </table:table-cell>
          <table:table-cell table:formula="of:=[.B345]-[.$B$2]" office:value-type="float" office:value="41.4744720458984" calcext:value-type="float">
            <text:p>41.4744720459</text:p>
          </table:table-cell>
          <table:table-cell table:formula="of:=[.C345]/([.D345]-[.D344])" office:value-type="float" office:value="84785.7510247628" calcext:value-type="float">
            <text:p>84785.7510247628</text:p>
          </table:table-cell>
          <table:table-cell/>
          <table:table-cell office:value-type="float" office:value="1443137793.43907" calcext:value-type="float">
            <text:p>1443137793.43907</text:p>
          </table:table-cell>
          <table:table-cell table:formula="of:=[.G345]-[.$B$2]" office:value-type="float" office:value="53.4389088153839" calcext:value-type="float">
            <text:p>53.4389088154</text:p>
          </table:table-cell>
          <table:table-cell table:formula="of:=[.C345]/([.H345]-[.H344])" office:value-type="float" office:value="98455.165428691" calcext:value-type="float">
            <text:p>98455.165428691</text:p>
          </table:table-cell>
          <table:table-cell table:formula="of:=[.G345]-[.$B345]" office:value-type="float" office:value="11.9644367694855" calcext:value-type="float">
            <text:p>11.9644367695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43137781.52562" calcext:value-type="float">
            <text:p>1443137781.52562</text:p>
          </table:table-cell>
          <table:table-cell office:value-type="float" office:value="4320" calcext:value-type="float">
            <text:p>4320</text:p>
          </table:table-cell>
          <table:table-cell table:formula="of:=[.B346]-[.$B$2]" office:value-type="float" office:value="41.5254588127136" calcext:value-type="float">
            <text:p>41.5254588127</text:p>
          </table:table-cell>
          <table:table-cell table:formula="of:=[.C346]/([.D346]-[.D345])" office:value-type="float" office:value="84727.8670494824" calcext:value-type="float">
            <text:p>84727.8670494824</text:p>
          </table:table-cell>
          <table:table-cell/>
          <table:table-cell office:value-type="float" office:value="1443137793.48296" calcext:value-type="float">
            <text:p>1443137793.48296</text:p>
          </table:table-cell>
          <table:table-cell table:formula="of:=[.G346]-[.$B$2]" office:value-type="float" office:value="53.4828011989594" calcext:value-type="float">
            <text:p>53.482801199</text:p>
          </table:table-cell>
          <table:table-cell table:formula="of:=[.C346]/([.H346]-[.H345])" office:value-type="float" office:value="98422.5427761301" calcext:value-type="float">
            <text:p>98422.5427761301</text:p>
          </table:table-cell>
          <table:table-cell table:formula="of:=[.G346]-[.$B346]" office:value-type="float" office:value="11.9573423862457" calcext:value-type="float">
            <text:p>11.9573423862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43137781.57657" calcext:value-type="float">
            <text:p>1443137781.57657</text:p>
          </table:table-cell>
          <table:table-cell office:value-type="float" office:value="4320" calcext:value-type="float">
            <text:p>4320</text:p>
          </table:table-cell>
          <table:table-cell table:formula="of:=[.B347]-[.$B$2]" office:value-type="float" office:value="41.5764079093933" calcext:value-type="float">
            <text:p>41.5764079094</text:p>
          </table:table-cell>
          <table:table-cell table:formula="of:=[.C347]/([.D347]-[.D346])" office:value-type="float" office:value="84790.5121293801" calcext:value-type="float">
            <text:p>84790.5121293801</text:p>
          </table:table-cell>
          <table:table-cell/>
          <table:table-cell office:value-type="float" office:value="1443137793.52684" calcext:value-type="float">
            <text:p>1443137793.52684</text:p>
          </table:table-cell>
          <table:table-cell table:formula="of:=[.G347]-[.$B$2]" office:value-type="float" office:value="53.5266802310944" calcext:value-type="float">
            <text:p>53.5266802311</text:p>
          </table:table-cell>
          <table:table-cell table:formula="of:=[.C347]/([.H347]-[.H346])" office:value-type="float" office:value="98452.4906271395" calcext:value-type="float">
            <text:p>98452.4906271395</text:p>
          </table:table-cell>
          <table:table-cell table:formula="of:=[.G347]-[.$B347]" office:value-type="float" office:value="11.9502723217011" calcext:value-type="float">
            <text:p>11.9502723217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43137781.62752" calcext:value-type="float">
            <text:p>1443137781.62752</text:p>
          </table:table-cell>
          <table:table-cell office:value-type="float" office:value="4320" calcext:value-type="float">
            <text:p>4320</text:p>
          </table:table-cell>
          <table:table-cell table:formula="of:=[.B348]-[.$B$2]" office:value-type="float" office:value="41.6273567676544" calcext:value-type="float">
            <text:p>41.6273567677</text:p>
          </table:table-cell>
          <table:table-cell table:formula="of:=[.C348]/([.D348]-[.D347])" office:value-type="float" office:value="84790.9089122347" calcext:value-type="float">
            <text:p>84790.9089122347</text:p>
          </table:table-cell>
          <table:table-cell/>
          <table:table-cell office:value-type="float" office:value="1443137793.57073" calcext:value-type="float">
            <text:p>1443137793.57073</text:p>
          </table:table-cell>
          <table:table-cell table:formula="of:=[.G348]-[.$B$2]" office:value-type="float" office:value="53.5705652236939" calcext:value-type="float">
            <text:p>53.5705652237</text:p>
          </table:table-cell>
          <table:table-cell table:formula="of:=[.C348]/([.H348]-[.H347])" office:value-type="float" office:value="98439.1187991329" calcext:value-type="float">
            <text:p>98439.1187991329</text:p>
          </table:table-cell>
          <table:table-cell table:formula="of:=[.G348]-[.$B348]" office:value-type="float" office:value="11.9432084560394" calcext:value-type="float">
            <text:p>11.943208456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43137781.67848" calcext:value-type="float">
            <text:p>1443137781.67848</text:p>
          </table:table-cell>
          <table:table-cell office:value-type="float" office:value="4320" calcext:value-type="float">
            <text:p>4320</text:p>
          </table:table-cell>
          <table:table-cell table:formula="of:=[.B349]-[.$B$2]" office:value-type="float" office:value="41.6783132553101" calcext:value-type="float">
            <text:p>41.6783132553</text:p>
          </table:table-cell>
          <table:table-cell table:formula="of:=[.C349]/([.D349]-[.D348])" office:value-type="float" office:value="84778.2137025271" calcext:value-type="float">
            <text:p>84778.2137025271</text:p>
          </table:table-cell>
          <table:table-cell/>
          <table:table-cell office:value-type="float" office:value="1443137793.61461" calcext:value-type="float">
            <text:p>1443137793.61461</text:p>
          </table:table-cell>
          <table:table-cell table:formula="of:=[.G349]-[.$B$2]" office:value-type="float" office:value="53.6144478321075" calcext:value-type="float">
            <text:p>53.6144478321</text:p>
          </table:table-cell>
          <table:table-cell table:formula="of:=[.C349]/([.H349]-[.H348])" office:value-type="float" office:value="98444.4670944327" calcext:value-type="float">
            <text:p>98444.4670944327</text:p>
          </table:table-cell>
          <table:table-cell table:formula="of:=[.G349]-[.$B349]" office:value-type="float" office:value="11.9361345767975" calcext:value-type="float">
            <text:p>11.9361345768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43137781.72943" calcext:value-type="float">
            <text:p>1443137781.72943</text:p>
          </table:table-cell>
          <table:table-cell office:value-type="float" office:value="4320" calcext:value-type="float">
            <text:p>4320</text:p>
          </table:table-cell>
          <table:table-cell table:formula="of:=[.B350]-[.$B$2]" office:value-type="float" office:value="41.7292683124542" calcext:value-type="float">
            <text:p>41.7292683125</text:p>
          </table:table-cell>
          <table:table-cell table:formula="of:=[.C350]/([.D350]-[.D349])" office:value-type="float" office:value="84780.5937647681" calcext:value-type="float">
            <text:p>84780.5937647681</text:p>
          </table:table-cell>
          <table:table-cell/>
          <table:table-cell office:value-type="float" office:value="1443137793.65858" calcext:value-type="float">
            <text:p>1443137793.65858</text:p>
          </table:table-cell>
          <table:table-cell table:formula="of:=[.G350]-[.$B$2]" office:value-type="float" office:value="53.6584198474884" calcext:value-type="float">
            <text:p>53.6584198475</text:p>
          </table:table-cell>
          <table:table-cell table:formula="of:=[.C350]/([.H350]-[.H349])" office:value-type="float" office:value="98244.3029409213" calcext:value-type="float">
            <text:p>98244.3029409213</text:p>
          </table:table-cell>
          <table:table-cell table:formula="of:=[.G350]-[.$B350]" office:value-type="float" office:value="11.9291515350342" calcext:value-type="float">
            <text:p>11.929151535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43137781.78039" calcext:value-type="float">
            <text:p>1443137781.78039</text:p>
          </table:table-cell>
          <table:table-cell office:value-type="float" office:value="4320" calcext:value-type="float">
            <text:p>4320</text:p>
          </table:table-cell>
          <table:table-cell table:formula="of:=[.B351]-[.$B$2]" office:value-type="float" office:value="41.7802314758301" calcext:value-type="float">
            <text:p>41.7802314758</text:p>
          </table:table-cell>
          <table:table-cell table:formula="of:=[.C351]/([.D351]-[.D350])" office:value-type="float" office:value="84767.1085120816" calcext:value-type="float">
            <text:p>84767.1085120816</text:p>
          </table:table-cell>
          <table:table-cell/>
          <table:table-cell office:value-type="float" office:value="1443137793.7024" calcext:value-type="float">
            <text:p>1443137793.7024</text:p>
          </table:table-cell>
          <table:table-cell table:formula="of:=[.G351]-[.$B$2]" office:value-type="float" office:value="53.7022361755371" calcext:value-type="float">
            <text:p>53.7022361755</text:p>
          </table:table-cell>
          <table:table-cell table:formula="of:=[.C351]/([.H351]-[.H350])" office:value-type="float" office:value="98593.3827042263" calcext:value-type="float">
            <text:p>98593.3827042263</text:p>
          </table:table-cell>
          <table:table-cell table:formula="of:=[.G351]-[.$B351]" office:value-type="float" office:value="11.922004699707" calcext:value-type="float">
            <text:p>11.9220046997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43137781.83135" calcext:value-type="float">
            <text:p>1443137781.83135</text:p>
          </table:table-cell>
          <table:table-cell office:value-type="float" office:value="4320" calcext:value-type="float">
            <text:p>4320</text:p>
          </table:table-cell>
          <table:table-cell table:formula="of:=[.B352]-[.$B$2]" office:value-type="float" office:value="41.83118724823" calcext:value-type="float">
            <text:p>41.8311872482</text:p>
          </table:table-cell>
          <table:table-cell table:formula="of:=[.C352]/([.D352]-[.D351])" office:value-type="float" office:value="84779.4037169433" calcext:value-type="float">
            <text:p>84779.4037169433</text:p>
          </table:table-cell>
          <table:table-cell/>
          <table:table-cell office:value-type="float" office:value="1443137793.74631" calcext:value-type="float">
            <text:p>1443137793.74631</text:p>
          </table:table-cell>
          <table:table-cell table:formula="of:=[.G352]-[.$B$2]" office:value-type="float" office:value="53.7461483478546" calcext:value-type="float">
            <text:p>53.7461483479</text:p>
          </table:table-cell>
          <table:table-cell table:formula="of:=[.C352]/([.H352]-[.H351])" office:value-type="float" office:value="98378.1892811962" calcext:value-type="float">
            <text:p>98378.1892811962</text:p>
          </table:table-cell>
          <table:table-cell table:formula="of:=[.G352]-[.$B352]" office:value-type="float" office:value="11.9149610996246" calcext:value-type="float">
            <text:p>11.9149610996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43137781.8823" calcext:value-type="float">
            <text:p>1443137781.8823</text:p>
          </table:table-cell>
          <table:table-cell office:value-type="float" office:value="4320" calcext:value-type="float">
            <text:p>4320</text:p>
          </table:table-cell>
          <table:table-cell table:formula="of:=[.B353]-[.$B$2]" office:value-type="float" office:value="41.8821408748627" calcext:value-type="float">
            <text:p>41.8821408749</text:p>
          </table:table-cell>
          <table:table-cell table:formula="of:=[.C353]/([.D353]-[.D352])" office:value-type="float" office:value="84782.9739606485" calcext:value-type="float">
            <text:p>84782.9739606485</text:p>
          </table:table-cell>
          <table:table-cell/>
          <table:table-cell office:value-type="float" office:value="1443137793.7902" calcext:value-type="float">
            <text:p>1443137793.7902</text:p>
          </table:table-cell>
          <table:table-cell table:formula="of:=[.G353]-[.$B$2]" office:value-type="float" office:value="53.7900376319885" calcext:value-type="float">
            <text:p>53.790037632</text:p>
          </table:table-cell>
          <table:table-cell table:formula="of:=[.C353]/([.H353]-[.H352])" office:value-type="float" office:value="98429.4933318847" calcext:value-type="float">
            <text:p>98429.4933318847</text:p>
          </table:table-cell>
          <table:table-cell table:formula="of:=[.G353]-[.$B353]" office:value-type="float" office:value="11.9078967571259" calcext:value-type="float">
            <text:p>11.907896757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43137781.93326" calcext:value-type="float">
            <text:p>1443137781.93326</text:p>
          </table:table-cell>
          <table:table-cell office:value-type="float" office:value="4320" calcext:value-type="float">
            <text:p>4320</text:p>
          </table:table-cell>
          <table:table-cell table:formula="of:=[.B354]-[.$B$2]" office:value-type="float" office:value="41.9330961704254" calcext:value-type="float">
            <text:p>41.9330961704</text:p>
          </table:table-cell>
          <table:table-cell table:formula="of:=[.C354]/([.D354]-[.D353])" office:value-type="float" office:value="84780.1970784477" calcext:value-type="float">
            <text:p>84780.1970784477</text:p>
          </table:table-cell>
          <table:table-cell/>
          <table:table-cell office:value-type="float" office:value="1443137793.83423" calcext:value-type="float">
            <text:p>1443137793.83423</text:p>
          </table:table-cell>
          <table:table-cell table:formula="of:=[.G354]-[.$B$2]" office:value-type="float" office:value="53.8340711593628" calcext:value-type="float">
            <text:p>53.8340711594</text:p>
          </table:table-cell>
          <table:table-cell table:formula="of:=[.C354]/([.H354]-[.H353])" office:value-type="float" office:value="98107.0619957767" calcext:value-type="float">
            <text:p>98107.0619957767</text:p>
          </table:table-cell>
          <table:table-cell table:formula="of:=[.G354]-[.$B354]" office:value-type="float" office:value="11.9009749889374" calcext:value-type="float">
            <text:p>11.9009749889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43137781.98421" calcext:value-type="float">
            <text:p>1443137781.98421</text:p>
          </table:table-cell>
          <table:table-cell office:value-type="float" office:value="4320" calcext:value-type="float">
            <text:p>4320</text:p>
          </table:table-cell>
          <table:table-cell table:formula="of:=[.B355]-[.$B$2]" office:value-type="float" office:value="41.9840505123138" calcext:value-type="float">
            <text:p>41.9840505123</text:p>
          </table:table-cell>
          <table:table-cell table:formula="of:=[.C355]/([.D355]-[.D354])" office:value-type="float" office:value="84781.7838460027" calcext:value-type="float">
            <text:p>84781.7838460027</text:p>
          </table:table-cell>
          <table:table-cell/>
          <table:table-cell office:value-type="float" office:value="1443137793.87794" calcext:value-type="float">
            <text:p>1443137793.87794</text:p>
          </table:table-cell>
          <table:table-cell table:formula="of:=[.G355]-[.$B$2]" office:value-type="float" office:value="53.8777811527252" calcext:value-type="float">
            <text:p>53.8777811527</text:p>
          </table:table-cell>
          <table:table-cell table:formula="of:=[.C355]/([.H355]-[.H354])" office:value-type="float" office:value="98833.2339513345" calcext:value-type="float">
            <text:p>98833.2339513345</text:p>
          </table:table-cell>
          <table:table-cell table:formula="of:=[.G355]-[.$B355]" office:value-type="float" office:value="11.8937306404114" calcext:value-type="float">
            <text:p>11.8937306404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43137782.02922" calcext:value-type="float">
            <text:p>1443137782.02922</text:p>
          </table:table-cell>
          <table:table-cell office:value-type="float" office:value="4320" calcext:value-type="float">
            <text:p>4320</text:p>
          </table:table-cell>
          <table:table-cell table:formula="of:=[.B356]-[.$B$2]" office:value-type="float" office:value="42.0290603637695" calcext:value-type="float">
            <text:p>42.0290603638</text:p>
          </table:table-cell>
          <table:table-cell table:formula="of:=[.C356]/([.D356]-[.D355])" office:value-type="float" office:value="95978.9881611357" calcext:value-type="float">
            <text:p>95978.9881611357</text:p>
          </table:table-cell>
          <table:table-cell/>
          <table:table-cell office:value-type="float" office:value="1443137793.92183" calcext:value-type="float">
            <text:p>1443137793.92183</text:p>
          </table:table-cell>
          <table:table-cell table:formula="of:=[.G356]-[.$B$2]" office:value-type="float" office:value="53.9216675758362" calcext:value-type="float">
            <text:p>53.9216675758</text:p>
          </table:table-cell>
          <table:table-cell table:formula="of:=[.C356]/([.H356]-[.H355])" office:value-type="float" office:value="98435.9101008839" calcext:value-type="float">
            <text:p>98435.9101008839</text:p>
          </table:table-cell>
          <table:table-cell table:formula="of:=[.G356]-[.$B356]" office:value-type="float" office:value="11.8926072120667" calcext:value-type="float">
            <text:p>11.8926072121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43137782.07154" calcext:value-type="float">
            <text:p>1443137782.07154</text:p>
          </table:table-cell>
          <table:table-cell office:value-type="float" office:value="4320" calcext:value-type="float">
            <text:p>4320</text:p>
          </table:table-cell>
          <table:table-cell table:formula="of:=[.B357]-[.$B$2]" office:value-type="float" office:value="42.0713796615601" calcext:value-type="float">
            <text:p>42.0713796616</text:p>
          </table:table-cell>
          <table:table-cell table:formula="of:=[.C357]/([.D357]-[.D356])" office:value-type="float" office:value="102081.088901408" calcext:value-type="float">
            <text:p>102081.088901408</text:p>
          </table:table-cell>
          <table:table-cell/>
          <table:table-cell office:value-type="float" office:value="1443137793.96572" calcext:value-type="float">
            <text:p>1443137793.96572</text:p>
          </table:table-cell>
          <table:table-cell table:formula="of:=[.G357]-[.$B$2]" office:value-type="float" office:value="53.9655542373657" calcext:value-type="float">
            <text:p>53.9655542374</text:p>
          </table:table-cell>
          <table:table-cell table:formula="of:=[.C357]/([.H357]-[.H356])" office:value-type="float" office:value="98435.3753381792" calcext:value-type="float">
            <text:p>98435.3753381792</text:p>
          </table:table-cell>
          <table:table-cell table:formula="of:=[.G357]-[.$B357]" office:value-type="float" office:value="11.8941745758057" calcext:value-type="float">
            <text:p>11.8941745758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43137782.11386" calcext:value-type="float">
            <text:p>1443137782.11386</text:p>
          </table:table-cell>
          <table:table-cell office:value-type="float" office:value="4320" calcext:value-type="float">
            <text:p>4320</text:p>
          </table:table-cell>
          <table:table-cell table:formula="of:=[.B358]-[.$B$2]" office:value-type="float" office:value="42.1136975288391" calcext:value-type="float">
            <text:p>42.1136975288</text:p>
          </table:table-cell>
          <table:table-cell table:formula="of:=[.C358]/([.D358]-[.D357])" office:value-type="float" office:value="102084.539646411" calcext:value-type="float">
            <text:p>102084.539646411</text:p>
          </table:table-cell>
          <table:table-cell/>
          <table:table-cell office:value-type="float" office:value="1443137794.00973" calcext:value-type="float">
            <text:p>1443137794.00973</text:p>
          </table:table-cell>
          <table:table-cell table:formula="of:=[.G358]-[.$B$2]" office:value-type="float" office:value="54.0095660686493" calcext:value-type="float">
            <text:p>54.0095660686</text:p>
          </table:table-cell>
          <table:table-cell table:formula="of:=[.C358]/([.H358]-[.H357])" office:value-type="float" office:value="98155.4248939593" calcext:value-type="float">
            <text:p>98155.4248939593</text:p>
          </table:table-cell>
          <table:table-cell table:formula="of:=[.G358]-[.$B358]" office:value-type="float" office:value="11.8958685398102" calcext:value-type="float">
            <text:p>11.8958685398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43137782.15618" calcext:value-type="float">
            <text:p>1443137782.15618</text:p>
          </table:table-cell>
          <table:table-cell office:value-type="float" office:value="4320" calcext:value-type="float">
            <text:p>4320</text:p>
          </table:table-cell>
          <table:table-cell table:formula="of:=[.B359]-[.$B$2]" office:value-type="float" office:value="42.1560137271881" calcext:value-type="float">
            <text:p>42.1560137272</text:p>
          </table:table-cell>
          <table:table-cell table:formula="of:=[.C359]/([.D359]-[.D358])" office:value-type="float" office:value="102088.565810454" calcext:value-type="float">
            <text:p>102088.565810454</text:p>
          </table:table-cell>
          <table:table-cell/>
          <table:table-cell office:value-type="float" office:value="1443137794.02407" calcext:value-type="float">
            <text:p>1443137794.02407</text:p>
          </table:table-cell>
          <table:table-cell table:formula="of:=[.G359]-[.$B$2]" office:value-type="float" office:value="54.0239069461823" calcext:value-type="float">
            <text:p>54.0239069462</text:p>
          </table:table-cell>
          <table:table-cell table:formula="of:=[.C359]/([.H359]-[.H358])" office:value-type="float" office:value="301236.796009975" calcext:value-type="float">
            <text:p>301236.796009975</text:p>
          </table:table-cell>
          <table:table-cell table:formula="of:=[.G359]-[.$B359]" office:value-type="float" office:value="11.8678932189941" calcext:value-type="float">
            <text:p>11.867893219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43137782.1985" calcext:value-type="float">
            <text:p>1443137782.1985</text:p>
          </table:table-cell>
          <table:table-cell office:value-type="float" office:value="4320" calcext:value-type="float">
            <text:p>4320</text:p>
          </table:table-cell>
          <table:table-cell table:formula="of:=[.B360]-[.$B$2]" office:value-type="float" office:value="42.1983361244202" calcext:value-type="float">
            <text:p>42.1983361244</text:p>
          </table:table-cell>
          <table:table-cell table:formula="of:=[.C360]/([.D360]-[.D359])" office:value-type="float" office:value="102073.613087492" calcext:value-type="float">
            <text:p>102073.613087492</text:p>
          </table:table-cell>
          <table:table-cell/>
          <table:table-cell office:value-type="float" office:value="1443137794.06423" calcext:value-type="float">
            <text:p>1443137794.06423</text:p>
          </table:table-cell>
          <table:table-cell table:formula="of:=[.G360]-[.$B$2]" office:value-type="float" office:value="54.0640726089478" calcext:value-type="float">
            <text:p>54.0640726089</text:p>
          </table:table-cell>
          <table:table-cell table:formula="of:=[.C360]/([.H360]-[.H359])" office:value-type="float" office:value="107554.555372862" calcext:value-type="float">
            <text:p>107554.555372862</text:p>
          </table:table-cell>
          <table:table-cell table:formula="of:=[.G360]-[.$B360]" office:value-type="float" office:value="11.8657364845276" calcext:value-type="float">
            <text:p>11.8657364845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43137782.24081" calcext:value-type="float">
            <text:p>1443137782.24081</text:p>
          </table:table-cell>
          <table:table-cell office:value-type="float" office:value="4320" calcext:value-type="float">
            <text:p>4320</text:p>
          </table:table-cell>
          <table:table-cell table:formula="of:=[.B361]-[.$B$2]" office:value-type="float" office:value="42.240650177002" calcext:value-type="float">
            <text:p>42.240650177</text:p>
          </table:table-cell>
          <table:table-cell table:formula="of:=[.C361]/([.D361]-[.D360])" office:value-type="float" office:value="102093.742773752" calcext:value-type="float">
            <text:p>102093.742773752</text:p>
          </table:table-cell>
          <table:table-cell/>
          <table:table-cell office:value-type="float" office:value="1443137794.11302" calcext:value-type="float">
            <text:p>1443137794.11302</text:p>
          </table:table-cell>
          <table:table-cell table:formula="of:=[.G361]-[.$B$2]" office:value-type="float" office:value="54.1128530502319" calcext:value-type="float">
            <text:p>54.1128530502</text:p>
          </table:table-cell>
          <table:table-cell table:formula="of:=[.C361]/([.H361]-[.H360])" office:value-type="float" office:value="88560.084457478" calcext:value-type="float">
            <text:p>88560.084457478</text:p>
          </table:table-cell>
          <table:table-cell table:formula="of:=[.G361]-[.$B361]" office:value-type="float" office:value="11.87220287323" calcext:value-type="float">
            <text:p>11.8722028732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43137782.28313" calcext:value-type="float">
            <text:p>1443137782.28313</text:p>
          </table:table-cell>
          <table:table-cell office:value-type="float" office:value="4320" calcext:value-type="float">
            <text:p>4320</text:p>
          </table:table-cell>
          <table:table-cell table:formula="of:=[.B362]-[.$B$2]" office:value-type="float" office:value="42.2829668521881" calcext:value-type="float">
            <text:p>42.2829668522</text:p>
          </table:table-cell>
          <table:table-cell table:formula="of:=[.C362]/([.D362]-[.D361])" office:value-type="float" office:value="102087.415445464" calcext:value-type="float">
            <text:p>102087.415445464</text:p>
          </table:table-cell>
          <table:table-cell/>
          <table:table-cell office:value-type="float" office:value="1443137794.1618" calcext:value-type="float">
            <text:p>1443137794.1618</text:p>
          </table:table-cell>
          <table:table-cell table:formula="of:=[.G362]-[.$B$2]" office:value-type="float" office:value="54.1616384983063" calcext:value-type="float">
            <text:p>54.1616384983</text:p>
          </table:table-cell>
          <table:table-cell table:formula="of:=[.C362]/([.H362]-[.H361])" office:value-type="float" office:value="88550.9956456082" calcext:value-type="float">
            <text:p>88550.9956456082</text:p>
          </table:table-cell>
          <table:table-cell table:formula="of:=[.G362]-[.$B362]" office:value-type="float" office:value="11.8786716461182" calcext:value-type="float">
            <text:p>11.878671646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43137782.32545" calcext:value-type="float">
            <text:p>1443137782.32545</text:p>
          </table:table-cell>
          <table:table-cell office:value-type="float" office:value="4320" calcext:value-type="float">
            <text:p>4320</text:p>
          </table:table-cell>
          <table:table-cell table:formula="of:=[.B363]-[.$B$2]" office:value-type="float" office:value="42.3252840042114" calcext:value-type="float">
            <text:p>42.3252840042</text:p>
          </table:table-cell>
          <table:table-cell table:formula="of:=[.C363]/([.D363]-[.D362])" office:value-type="float" office:value="102086.2651064" calcext:value-type="float">
            <text:p>102086.2651064</text:p>
          </table:table-cell>
          <table:table-cell/>
          <table:table-cell office:value-type="float" office:value="1443137794.2105" calcext:value-type="float">
            <text:p>1443137794.2105</text:p>
          </table:table-cell>
          <table:table-cell table:formula="of:=[.G363]-[.$B$2]" office:value-type="float" office:value="54.2103397846222" calcext:value-type="float">
            <text:p>54.2103397846</text:p>
          </table:table-cell>
          <table:table-cell table:formula="of:=[.C363]/([.H363]-[.H362])" office:value-type="float" office:value="88704.0225585995" calcext:value-type="float">
            <text:p>88704.0225585995</text:p>
          </table:table-cell>
          <table:table-cell table:formula="of:=[.G363]-[.$B363]" office:value-type="float" office:value="11.8850557804108" calcext:value-type="float">
            <text:p>11.8850557804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43137782.36776" calcext:value-type="float">
            <text:p>1443137782.36776</text:p>
          </table:table-cell>
          <table:table-cell office:value-type="float" office:value="4320" calcext:value-type="float">
            <text:p>4320</text:p>
          </table:table-cell>
          <table:table-cell table:formula="of:=[.B364]-[.$B$2]" office:value-type="float" office:value="42.3676002025604" calcext:value-type="float">
            <text:p>42.3676002026</text:p>
          </table:table-cell>
          <table:table-cell table:formula="of:=[.C364]/([.D364]-[.D363])" office:value-type="float" office:value="102088.565810454" calcext:value-type="float">
            <text:p>102088.565810454</text:p>
          </table:table-cell>
          <table:table-cell/>
          <table:table-cell office:value-type="float" office:value="1443137794.25927" calcext:value-type="float">
            <text:p>1443137794.25927</text:p>
          </table:table-cell>
          <table:table-cell table:formula="of:=[.G364]-[.$B$2]" office:value-type="float" office:value="54.2591073513031" calcext:value-type="float">
            <text:p>54.2591073513</text:p>
          </table:table-cell>
          <table:table-cell table:formula="of:=[.C364]/([.H364]-[.H363])" office:value-type="float" office:value="88583.4642574286" calcext:value-type="float">
            <text:p>88583.4642574286</text:p>
          </table:table-cell>
          <table:table-cell table:formula="of:=[.G364]-[.$B364]" office:value-type="float" office:value="11.8915071487427" calcext:value-type="float">
            <text:p>11.8915071487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43137782.41008" calcext:value-type="float">
            <text:p>1443137782.41008</text:p>
          </table:table-cell>
          <table:table-cell office:value-type="float" office:value="4320" calcext:value-type="float">
            <text:p>4320</text:p>
          </table:table-cell>
          <table:table-cell table:formula="of:=[.B365]-[.$B$2]" office:value-type="float" office:value="42.4099187850952" calcext:value-type="float">
            <text:p>42.4099187851</text:p>
          </table:table-cell>
          <table:table-cell table:formula="of:=[.C365]/([.D365]-[.D364])" office:value-type="float" office:value="102082.814244748" calcext:value-type="float">
            <text:p>102082.814244748</text:p>
          </table:table-cell>
          <table:table-cell/>
          <table:table-cell office:value-type="float" office:value="1443137794.30802" calcext:value-type="float">
            <text:p>1443137794.30802</text:p>
          </table:table-cell>
          <table:table-cell table:formula="of:=[.G365]-[.$B$2]" office:value-type="float" office:value="54.3078625202179" calcext:value-type="float">
            <text:p>54.3078625202</text:p>
          </table:table-cell>
          <table:table-cell table:formula="of:=[.C365]/([.H365]-[.H364])" office:value-type="float" office:value="88605.9898089919" calcext:value-type="float">
            <text:p>88605.9898089919</text:p>
          </table:table-cell>
          <table:table-cell table:formula="of:=[.G365]-[.$B365]" office:value-type="float" office:value="11.8979437351227" calcext:value-type="float">
            <text:p>11.8979437351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43137782.4524" calcext:value-type="float">
            <text:p>1443137782.4524</text:p>
          </table:table-cell>
          <table:table-cell office:value-type="float" office:value="4320" calcext:value-type="float">
            <text:p>4320</text:p>
          </table:table-cell>
          <table:table-cell table:formula="of:=[.B366]-[.$B$2]" office:value-type="float" office:value="42.4522349834442" calcext:value-type="float">
            <text:p>42.4522349834</text:p>
          </table:table-cell>
          <table:table-cell table:formula="of:=[.C366]/([.D366]-[.D365])" office:value-type="float" office:value="102088.565810454" calcext:value-type="float">
            <text:p>102088.565810454</text:p>
          </table:table-cell>
          <table:table-cell/>
          <table:table-cell office:value-type="float" office:value="1443137794.35679" calcext:value-type="float">
            <text:p>1443137794.35679</text:p>
          </table:table-cell>
          <table:table-cell table:formula="of:=[.G366]-[.$B$2]" office:value-type="float" office:value="54.356627702713" calcext:value-type="float">
            <text:p>54.3566277027</text:p>
          </table:table-cell>
          <table:table-cell table:formula="of:=[.C366]/([.H366]-[.H365])" office:value-type="float" office:value="88587.7952047561" calcext:value-type="float">
            <text:p>88587.7952047561</text:p>
          </table:table-cell>
          <table:table-cell table:formula="of:=[.G366]-[.$B366]" office:value-type="float" office:value="11.9043927192688" calcext:value-type="float">
            <text:p>11.9043927193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43137782.49472" calcext:value-type="float">
            <text:p>1443137782.49472</text:p>
          </table:table-cell>
          <table:table-cell office:value-type="float" office:value="4320" calcext:value-type="float">
            <text:p>4320</text:p>
          </table:table-cell>
          <table:table-cell table:formula="of:=[.B367]-[.$B$2]" office:value-type="float" office:value="42.4945566654205" calcext:value-type="float">
            <text:p>42.4945566654</text:p>
          </table:table-cell>
          <table:table-cell table:formula="of:=[.C367]/([.D367]-[.D366])" office:value-type="float" office:value="102075.338178131" calcext:value-type="float">
            <text:p>102075.338178131</text:p>
          </table:table-cell>
          <table:table-cell/>
          <table:table-cell office:value-type="float" office:value="1443137794.40555" calcext:value-type="float">
            <text:p>1443137794.40555</text:p>
          </table:table-cell>
          <table:table-cell table:formula="of:=[.G367]-[.$B$2]" office:value-type="float" office:value="54.4053881168365" calcext:value-type="float">
            <text:p>54.4053881168</text:p>
          </table:table-cell>
          <table:table-cell table:formula="of:=[.C367]/([.H367]-[.H366])" office:value-type="float" office:value="88596.4583700053" calcext:value-type="float">
            <text:p>88596.4583700053</text:p>
          </table:table-cell>
          <table:table-cell table:formula="of:=[.G367]-[.$B367]" office:value-type="float" office:value="11.910831451416" calcext:value-type="float">
            <text:p>11.9108314514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43137782.53705" calcext:value-type="float">
            <text:p>1443137782.53705</text:p>
          </table:table-cell>
          <table:table-cell office:value-type="float" office:value="4320" calcext:value-type="float">
            <text:p>4320</text:p>
          </table:table-cell>
          <table:table-cell table:formula="of:=[.B368]-[.$B$2]" office:value-type="float" office:value="42.5368843078613" calcext:value-type="float">
            <text:p>42.5368843079</text:p>
          </table:table-cell>
          <table:table-cell table:formula="of:=[.C368]/([.D368]-[.D367])" office:value-type="float" office:value="102060.964204241" calcext:value-type="float">
            <text:p>102060.964204241</text:p>
          </table:table-cell>
          <table:table-cell/>
          <table:table-cell office:value-type="float" office:value="1443137794.4543" calcext:value-type="float">
            <text:p>1443137794.4543</text:p>
          </table:table-cell>
          <table:table-cell table:formula="of:=[.G368]-[.$B$2]" office:value-type="float" office:value="54.4541354179382" calcext:value-type="float">
            <text:p>54.4541354179</text:p>
          </table:table-cell>
          <table:table-cell table:formula="of:=[.C368]/([.H368]-[.H367])" office:value-type="float" office:value="88620.290813407" calcext:value-type="float">
            <text:p>88620.290813407</text:p>
          </table:table-cell>
          <table:table-cell table:formula="of:=[.G368]-[.$B368]" office:value-type="float" office:value="11.9172511100769" calcext:value-type="float">
            <text:p>11.917251110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43137782.57936" calcext:value-type="float">
            <text:p>1443137782.57936</text:p>
          </table:table-cell>
          <table:table-cell office:value-type="float" office:value="4320" calcext:value-type="float">
            <text:p>4320</text:p>
          </table:table-cell>
          <table:table-cell table:formula="of:=[.B369]-[.$B$2]" office:value-type="float" office:value="42.5792007446289" calcext:value-type="float">
            <text:p>42.5792007446</text:p>
          </table:table-cell>
          <table:table-cell table:formula="of:=[.C369]/([.D369]-[.D368])" office:value-type="float" office:value="102087.990624718" calcext:value-type="float">
            <text:p>102087.990624718</text:p>
          </table:table-cell>
          <table:table-cell/>
          <table:table-cell office:value-type="float" office:value="1443137794.50305" calcext:value-type="float">
            <text:p>1443137794.50305</text:p>
          </table:table-cell>
          <table:table-cell table:formula="of:=[.G369]-[.$B$2]" office:value-type="float" office:value="54.50288438797" calcext:value-type="float">
            <text:p>54.502884388</text:p>
          </table:table-cell>
          <table:table-cell table:formula="of:=[.C369]/([.H369]-[.H368])" office:value-type="float" office:value="88617.2568812724" calcext:value-type="float">
            <text:p>88617.2568812724</text:p>
          </table:table-cell>
          <table:table-cell table:formula="of:=[.G369]-[.$B369]" office:value-type="float" office:value="11.9236836433411" calcext:value-type="float">
            <text:p>11.9236836433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43137782.62168" calcext:value-type="float">
            <text:p>1443137782.62168</text:p>
          </table:table-cell>
          <table:table-cell office:value-type="float" office:value="4320" calcext:value-type="float">
            <text:p>4320</text:p>
          </table:table-cell>
          <table:table-cell table:formula="of:=[.B370]-[.$B$2]" office:value-type="float" office:value="42.6215174198151" calcext:value-type="float">
            <text:p>42.6215174198</text:p>
          </table:table-cell>
          <table:table-cell table:formula="of:=[.C370]/([.D370]-[.D369])" office:value-type="float" office:value="102087.415445464" calcext:value-type="float">
            <text:p>102087.415445464</text:p>
          </table:table-cell>
          <table:table-cell/>
          <table:table-cell office:value-type="float" office:value="1443137794.55188" calcext:value-type="float">
            <text:p>1443137794.55188</text:p>
          </table:table-cell>
          <table:table-cell table:formula="of:=[.G370]-[.$B$2]" office:value-type="float" office:value="54.5517148971558" calcext:value-type="float">
            <text:p>54.5517148972</text:p>
          </table:table-cell>
          <table:table-cell table:formula="of:=[.C370]/([.H370]-[.H369])" office:value-type="float" office:value="88469.2802109272" calcext:value-type="float">
            <text:p>88469.2802109272</text:p>
          </table:table-cell>
          <table:table-cell table:formula="of:=[.G370]-[.$B370]" office:value-type="float" office:value="11.9301974773407" calcext:value-type="float">
            <text:p>11.9301974773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43137782.664" calcext:value-type="float">
            <text:p>1443137782.664</text:p>
          </table:table-cell>
          <table:table-cell office:value-type="float" office:value="4320" calcext:value-type="float">
            <text:p>4320</text:p>
          </table:table-cell>
          <table:table-cell table:formula="of:=[.B371]-[.$B$2]" office:value-type="float" office:value="42.6638350486755" calcext:value-type="float">
            <text:p>42.6638350487</text:p>
          </table:table-cell>
          <table:table-cell table:formula="of:=[.C371]/([.D371]-[.D370])" office:value-type="float" office:value="102085.114793259" calcext:value-type="float">
            <text:p>102085.114793259</text:p>
          </table:table-cell>
          <table:table-cell/>
          <table:table-cell office:value-type="float" office:value="1443137794.60062" calcext:value-type="float">
            <text:p>1443137794.60062</text:p>
          </table:table-cell>
          <table:table-cell table:formula="of:=[.G371]-[.$B$2]" office:value-type="float" office:value="54.6004548072815" calcext:value-type="float">
            <text:p>54.6004548073</text:p>
          </table:table-cell>
          <table:table-cell table:formula="of:=[.C371]/([.H371]-[.H370])" office:value-type="float" office:value="88633.7292960916" calcext:value-type="float">
            <text:p>88633.7292960916</text:p>
          </table:table-cell>
          <table:table-cell table:formula="of:=[.G371]-[.$B371]" office:value-type="float" office:value="11.936619758606" calcext:value-type="float">
            <text:p>11.9366197586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43137782.70631" calcext:value-type="float">
            <text:p>1443137782.70631</text:p>
          </table:table-cell>
          <table:table-cell office:value-type="float" office:value="4320" calcext:value-type="float">
            <text:p>4320</text:p>
          </table:table-cell>
          <table:table-cell table:formula="of:=[.B372]-[.$B$2]" office:value-type="float" office:value="42.7061519622803" calcext:value-type="float">
            <text:p>42.7061519623</text:p>
          </table:table-cell>
          <table:table-cell table:formula="of:=[.C372]/([.D372]-[.D371])" office:value-type="float" office:value="102086.840272691" calcext:value-type="float">
            <text:p>102086.840272691</text:p>
          </table:table-cell>
          <table:table-cell/>
          <table:table-cell office:value-type="float" office:value="1443137794.64939" calcext:value-type="float">
            <text:p>1443137794.64939</text:p>
          </table:table-cell>
          <table:table-cell table:formula="of:=[.G372]-[.$B$2]" office:value-type="float" office:value="54.6492297649384" calcext:value-type="float">
            <text:p>54.6492297649</text:p>
          </table:table-cell>
          <table:table-cell table:formula="of:=[.C372]/([.H372]-[.H371])" office:value-type="float" office:value="88570.0410114529" calcext:value-type="float">
            <text:p>88570.0410114529</text:p>
          </table:table-cell>
          <table:table-cell table:formula="of:=[.G372]-[.$B372]" office:value-type="float" office:value="11.9430778026581" calcext:value-type="float">
            <text:p>11.9430778027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43137782.74863" calcext:value-type="float">
            <text:p>1443137782.74863</text:p>
          </table:table-cell>
          <table:table-cell office:value-type="float" office:value="4320" calcext:value-type="float">
            <text:p>4320</text:p>
          </table:table-cell>
          <table:table-cell table:formula="of:=[.B373]-[.$B$2]" office:value-type="float" office:value="42.7484681606293" calcext:value-type="float">
            <text:p>42.7484681606</text:p>
          </table:table-cell>
          <table:table-cell table:formula="of:=[.C373]/([.D373]-[.D372])" office:value-type="float" office:value="102088.565810454" calcext:value-type="float">
            <text:p>102088.565810454</text:p>
          </table:table-cell>
          <table:table-cell/>
          <table:table-cell office:value-type="float" office:value="1443137794.69812" calcext:value-type="float">
            <text:p>1443137794.69812</text:p>
          </table:table-cell>
          <table:table-cell table:formula="of:=[.G373]-[.$B$2]" office:value-type="float" office:value="54.6979613304138" calcext:value-type="float">
            <text:p>54.6979613304</text:p>
          </table:table-cell>
          <table:table-cell table:formula="of:=[.C373]/([.H373]-[.H372])" office:value-type="float" office:value="88648.9066757993" calcext:value-type="float">
            <text:p>88648.9066757993</text:p>
          </table:table-cell>
          <table:table-cell table:formula="of:=[.G373]-[.$B373]" office:value-type="float" office:value="11.9494931697845" calcext:value-type="float">
            <text:p>11.9494931698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43137782.79094" calcext:value-type="float">
            <text:p>1443137782.79094</text:p>
          </table:table-cell>
          <table:table-cell office:value-type="float" office:value="4320" calcext:value-type="float">
            <text:p>4320</text:p>
          </table:table-cell>
          <table:table-cell table:formula="of:=[.B374]-[.$B$2]" office:value-type="float" office:value="42.7907824516296" calcext:value-type="float">
            <text:p>42.7907824516</text:p>
          </table:table-cell>
          <table:table-cell table:formula="of:=[.C374]/([.D374]-[.D373])" office:value-type="float" office:value="102093.16752968" calcext:value-type="float">
            <text:p>102093.16752968</text:p>
          </table:table-cell>
          <table:table-cell/>
          <table:table-cell office:value-type="float" office:value="1443137794.74688" calcext:value-type="float">
            <text:p>1443137794.74688</text:p>
          </table:table-cell>
          <table:table-cell table:formula="of:=[.G374]-[.$B$2]" office:value-type="float" office:value="54.7467179298401" calcext:value-type="float">
            <text:p>54.7467179298</text:p>
          </table:table-cell>
          <table:table-cell table:formula="of:=[.C374]/([.H374]-[.H373])" office:value-type="float" office:value="88603.3901222494" calcext:value-type="float">
            <text:p>88603.3901222494</text:p>
          </table:table-cell>
          <table:table-cell table:formula="of:=[.G374]-[.$B374]" office:value-type="float" office:value="11.9559354782104" calcext:value-type="float">
            <text:p>11.9559354782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43137782.83326" calcext:value-type="float">
            <text:p>1443137782.83326</text:p>
          </table:table-cell>
          <table:table-cell office:value-type="float" office:value="4320" calcext:value-type="float">
            <text:p>4320</text:p>
          </table:table-cell>
          <table:table-cell table:formula="of:=[.B375]-[.$B$2]" office:value-type="float" office:value="42.8330988883972" calcext:value-type="float">
            <text:p>42.8330988884</text:p>
          </table:table-cell>
          <table:table-cell table:formula="of:=[.C375]/([.D375]-[.D374])" office:value-type="float" office:value="102087.990624718" calcext:value-type="float">
            <text:p>102087.990624718</text:p>
          </table:table-cell>
          <table:table-cell/>
          <table:table-cell office:value-type="float" office:value="1443137794.79564" calcext:value-type="float">
            <text:p>1443137794.79564</text:p>
          </table:table-cell>
          <table:table-cell table:formula="of:=[.G375]-[.$B$2]" office:value-type="float" office:value="54.7954742908478" calcext:value-type="float">
            <text:p>54.7954742908</text:p>
          </table:table-cell>
          <table:table-cell table:formula="of:=[.C375]/([.H375]-[.H374])" office:value-type="float" office:value="88603.8233927794" calcext:value-type="float">
            <text:p>88603.8233927794</text:p>
          </table:table-cell>
          <table:table-cell table:formula="of:=[.G375]-[.$B375]" office:value-type="float" office:value="11.9623754024506" calcext:value-type="float">
            <text:p>11.9623754025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43137782.87558" calcext:value-type="float">
            <text:p>1443137782.87558</text:p>
          </table:table-cell>
          <table:table-cell office:value-type="float" office:value="4320" calcext:value-type="float">
            <text:p>4320</text:p>
          </table:table-cell>
          <table:table-cell table:formula="of:=[.B376]-[.$B$2]" office:value-type="float" office:value="42.8754155635834" calcext:value-type="float">
            <text:p>42.8754155636</text:p>
          </table:table-cell>
          <table:table-cell table:formula="of:=[.C376]/([.D376]-[.D375])" office:value-type="float" office:value="102087.415445464" calcext:value-type="float">
            <text:p>102087.415445464</text:p>
          </table:table-cell>
          <table:table-cell/>
          <table:table-cell office:value-type="float" office:value="1443137794.8444" calcext:value-type="float">
            <text:p>1443137794.8444</text:p>
          </table:table-cell>
          <table:table-cell table:formula="of:=[.G376]-[.$B$2]" office:value-type="float" office:value="54.8442351818085" calcext:value-type="float">
            <text:p>54.8442351818</text:p>
          </table:table-cell>
          <table:table-cell table:formula="of:=[.C376]/([.H376]-[.H375])" office:value-type="float" office:value="88595.5919772343" calcext:value-type="float">
            <text:p>88595.5919772343</text:p>
          </table:table-cell>
          <table:table-cell table:formula="of:=[.G376]-[.$B376]" office:value-type="float" office:value="11.9688196182251" calcext:value-type="float">
            <text:p>11.9688196182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43137782.9179" calcext:value-type="float">
            <text:p>1443137782.9179</text:p>
          </table:table-cell>
          <table:table-cell office:value-type="float" office:value="4320" calcext:value-type="float">
            <text:p>4320</text:p>
          </table:table-cell>
          <table:table-cell table:formula="of:=[.B377]-[.$B$2]" office:value-type="float" office:value="42.9177329540253" calcext:value-type="float">
            <text:p>42.917732954</text:p>
          </table:table-cell>
          <table:table-cell table:formula="of:=[.C377]/([.D377]-[.D376])" office:value-type="float" office:value="102085.689946589" calcext:value-type="float">
            <text:p>102085.689946589</text:p>
          </table:table-cell>
          <table:table-cell/>
          <table:table-cell office:value-type="float" office:value="1443137794.89315" calcext:value-type="float">
            <text:p>1443137794.89315</text:p>
          </table:table-cell>
          <table:table-cell table:formula="of:=[.G377]-[.$B$2]" office:value-type="float" office:value="54.8929913043976" calcext:value-type="float">
            <text:p>54.8929913044</text:p>
          </table:table-cell>
          <table:table-cell table:formula="of:=[.C377]/([.H377]-[.H376])" office:value-type="float" office:value="88604.2566675469" calcext:value-type="float">
            <text:p>88604.2566675469</text:p>
          </table:table-cell>
          <table:table-cell table:formula="of:=[.G377]-[.$B377]" office:value-type="float" office:value="11.9752583503723" calcext:value-type="float">
            <text:p>11.9752583504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43137782.96021" calcext:value-type="float">
            <text:p>1443137782.96021</text:p>
          </table:table-cell>
          <table:table-cell office:value-type="float" office:value="4320" calcext:value-type="float">
            <text:p>4320</text:p>
          </table:table-cell>
          <table:table-cell table:formula="of:=[.B378]-[.$B$2]" office:value-type="float" office:value="42.9600496292114" calcext:value-type="float">
            <text:p>42.9600496292</text:p>
          </table:table-cell>
          <table:table-cell table:formula="of:=[.C378]/([.D378]-[.D377])" office:value-type="float" office:value="102087.415445464" calcext:value-type="float">
            <text:p>102087.415445464</text:p>
          </table:table-cell>
          <table:table-cell/>
          <table:table-cell office:value-type="float" office:value="1443137794.9419" calcext:value-type="float">
            <text:p>1443137794.9419</text:p>
          </table:table-cell>
          <table:table-cell table:formula="of:=[.G378]-[.$B$2]" office:value-type="float" office:value="54.9417338371277" calcext:value-type="float">
            <text:p>54.9417338371</text:p>
          </table:table-cell>
          <table:table-cell table:formula="of:=[.C378]/([.H378]-[.H377])" office:value-type="float" office:value="88628.9603357448" calcext:value-type="float">
            <text:p>88628.9603357448</text:p>
          </table:table-cell>
          <table:table-cell table:formula="of:=[.G378]-[.$B378]" office:value-type="float" office:value="11.9816842079163" calcext:value-type="float">
            <text:p>11.9816842079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43137783.00256" calcext:value-type="float">
            <text:p>1443137783.00256</text:p>
          </table:table-cell>
          <table:table-cell office:value-type="float" office:value="4320" calcext:value-type="float">
            <text:p>4320</text:p>
          </table:table-cell>
          <table:table-cell table:formula="of:=[.B379]-[.$B$2]" office:value-type="float" office:value="43.0023958683014" calcext:value-type="float">
            <text:p>43.0023958683</text:p>
          </table:table-cell>
          <table:table-cell table:formula="of:=[.C379]/([.D379]-[.D378])" office:value-type="float" office:value="102016.143412926" calcext:value-type="float">
            <text:p>102016.143412926</text:p>
          </table:table-cell>
          <table:table-cell/>
          <table:table-cell office:value-type="float" office:value="1443137794.99065" calcext:value-type="float">
            <text:p>1443137794.99065</text:p>
          </table:table-cell>
          <table:table-cell table:formula="of:=[.G379]-[.$B$2]" office:value-type="float" office:value="54.9904844760895" calcext:value-type="float">
            <text:p>54.9904844761</text:p>
          </table:table-cell>
          <table:table-cell table:formula="of:=[.C379]/([.H379]-[.H378])" office:value-type="float" office:value="88614.2231568651" calcext:value-type="float">
            <text:p>88614.2231568651</text:p>
          </table:table-cell>
          <table:table-cell table:formula="of:=[.G379]-[.$B379]" office:value-type="float" office:value="11.9880886077881" calcext:value-type="float">
            <text:p>11.9880886078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43137783.0459" calcext:value-type="float">
            <text:p>1443137783.0459</text:p>
          </table:table-cell>
          <table:table-cell office:value-type="float" office:value="4320" calcext:value-type="float">
            <text:p>4320</text:p>
          </table:table-cell>
          <table:table-cell table:formula="of:=[.B380]-[.$B$2]" office:value-type="float" office:value="43.0457336902618" calcext:value-type="float">
            <text:p>43.0457336903</text:p>
          </table:table-cell>
          <table:table-cell table:formula="of:=[.C380]/([.D380]-[.D379])" office:value-type="float" office:value="99681.9822634949" calcext:value-type="float">
            <text:p>99681.9822634949</text:p>
          </table:table-cell>
          <table:table-cell/>
          <table:table-cell office:value-type="float" office:value="1443137795.03948" calcext:value-type="float">
            <text:p>1443137795.03948</text:p>
          </table:table-cell>
          <table:table-cell table:formula="of:=[.G380]-[.$B$2]" office:value-type="float" office:value="55.0393226146698" calcext:value-type="float">
            <text:p>55.0393226147</text:p>
          </table:table-cell>
          <table:table-cell table:formula="of:=[.C380]/([.H380]-[.H379])" office:value-type="float" office:value="88455.4597201746" calcext:value-type="float">
            <text:p>88455.4597201746</text:p>
          </table:table-cell>
          <table:table-cell table:formula="of:=[.G380]-[.$B380]" office:value-type="float" office:value="11.993588924408" calcext:value-type="float">
            <text:p>11.9935889244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43137783.08923" calcext:value-type="float">
            <text:p>1443137783.08923</text:p>
          </table:table-cell>
          <table:table-cell office:value-type="float" office:value="4320" calcext:value-type="float">
            <text:p>4320</text:p>
          </table:table-cell>
          <table:table-cell table:formula="of:=[.B381]-[.$B$2]" office:value-type="float" office:value="43.0890648365021" calcext:value-type="float">
            <text:p>43.0890648365</text:p>
          </table:table-cell>
          <table:table-cell table:formula="of:=[.C381]/([.D381]-[.D380])" office:value-type="float" office:value="99697.3395545383" calcext:value-type="float">
            <text:p>99697.3395545383</text:p>
          </table:table-cell>
          <table:table-cell/>
          <table:table-cell office:value-type="float" office:value="1443137795.05263" calcext:value-type="float">
            <text:p>1443137795.05263</text:p>
          </table:table-cell>
          <table:table-cell table:formula="of:=[.G381]-[.$B$2]" office:value-type="float" office:value="55.0524690151215" calcext:value-type="float">
            <text:p>55.0524690151</text:p>
          </table:table-cell>
          <table:table-cell table:formula="of:=[.C381]/([.H381]-[.H380])" office:value-type="float" office:value="328607.05984766" calcext:value-type="float">
            <text:p>328607.05984766</text:p>
          </table:table-cell>
          <table:table-cell table:formula="of:=[.G381]-[.$B381]" office:value-type="float" office:value="11.9634041786194" calcext:value-type="float">
            <text:p>11.9634041786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43137783.13256" calcext:value-type="float">
            <text:p>1443137783.13256</text:p>
          </table:table-cell>
          <table:table-cell office:value-type="float" office:value="4320" calcext:value-type="float">
            <text:p>4320</text:p>
          </table:table-cell>
          <table:table-cell table:formula="of:=[.B382]-[.$B$2]" office:value-type="float" office:value="43.1323935985565" calcext:value-type="float">
            <text:p>43.1323935986</text:p>
          </table:table-cell>
          <table:table-cell table:formula="of:=[.C382]/([.D382]-[.D381])" office:value-type="float" office:value="99702.8254481825" calcext:value-type="float">
            <text:p>99702.8254481825</text:p>
          </table:table-cell>
          <table:table-cell/>
          <table:table-cell office:value-type="float" office:value="1443137795.08415" calcext:value-type="float">
            <text:p>1443137795.08415</text:p>
          </table:table-cell>
          <table:table-cell table:formula="of:=[.G382]-[.$B$2]" office:value-type="float" office:value="55.0839910507202" calcext:value-type="float">
            <text:p>55.0839910507</text:p>
          </table:table-cell>
          <table:table-cell table:formula="of:=[.C382]/([.H382]-[.H381])" office:value-type="float" office:value="137046.98690749" calcext:value-type="float">
            <text:p>137046.98690749</text:p>
          </table:table-cell>
          <table:table-cell table:formula="of:=[.G382]-[.$B382]" office:value-type="float" office:value="11.9515974521637" calcext:value-type="float">
            <text:p>11.9515974522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43137783.17588" calcext:value-type="float">
            <text:p>1443137783.17588</text:p>
          </table:table-cell>
          <table:table-cell office:value-type="float" office:value="4320" calcext:value-type="float">
            <text:p>4320</text:p>
          </table:table-cell>
          <table:table-cell table:formula="of:=[.B383]-[.$B$2]" office:value-type="float" office:value="43.1757225990295" calcext:value-type="float">
            <text:p>43.175722599</text:p>
          </table:table-cell>
          <table:table-cell table:formula="of:=[.C383]/([.D383]-[.D382])" office:value-type="float" office:value="99702.2768316505" calcext:value-type="float">
            <text:p>99702.2768316505</text:p>
          </table:table-cell>
          <table:table-cell/>
          <table:table-cell office:value-type="float" office:value="1443137795.12405" calcext:value-type="float">
            <text:p>1443137795.12405</text:p>
          </table:table-cell>
          <table:table-cell table:formula="of:=[.G383]-[.$B$2]" office:value-type="float" office:value="55.12389087677" calcext:value-type="float">
            <text:p>55.1238908768</text:p>
          </table:table-cell>
          <table:table-cell table:formula="of:=[.C383]/([.H383]-[.H382])" office:value-type="float" office:value="108271.148716478" calcext:value-type="float">
            <text:p>108271.148716478</text:p>
          </table:table-cell>
          <table:table-cell table:formula="of:=[.G383]-[.$B383]" office:value-type="float" office:value="11.9481682777405" calcext:value-type="float">
            <text:p>11.9481682777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43137783.21921" calcext:value-type="float">
            <text:p>1443137783.21921</text:p>
          </table:table-cell>
          <table:table-cell office:value-type="float" office:value="4320" calcext:value-type="float">
            <text:p>4320</text:p>
          </table:table-cell>
          <table:table-cell table:formula="of:=[.B384]-[.$B$2]" office:value-type="float" office:value="43.2190518379211" calcext:value-type="float">
            <text:p>43.2190518379</text:p>
          </table:table-cell>
          <table:table-cell table:formula="of:=[.C384]/([.D384]-[.D383])" office:value-type="float" office:value="99701.728221156" calcext:value-type="float">
            <text:p>99701.728221156</text:p>
          </table:table-cell>
          <table:table-cell/>
          <table:table-cell office:value-type="float" office:value="1443137795.16394" calcext:value-type="float">
            <text:p>1443137795.16394</text:p>
          </table:table-cell>
          <table:table-cell table:formula="of:=[.G384]-[.$B$2]" office:value-type="float" office:value="55.1637768745422" calcext:value-type="float">
            <text:p>55.1637768745</text:p>
          </table:table-cell>
          <table:table-cell table:formula="of:=[.C384]/([.H384]-[.H383])" office:value-type="float" office:value="108308.685786699" calcext:value-type="float">
            <text:p>108308.685786699</text:p>
          </table:table-cell>
          <table:table-cell table:formula="of:=[.G384]-[.$B384]" office:value-type="float" office:value="11.9447250366211" calcext:value-type="float">
            <text:p>11.9447250366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43137783.26254" calcext:value-type="float">
            <text:p>1443137783.26254</text:p>
          </table:table-cell>
          <table:table-cell office:value-type="float" office:value="4320" calcext:value-type="float">
            <text:p>4320</text:p>
          </table:table-cell>
          <table:table-cell table:formula="of:=[.B385]-[.$B$2]" office:value-type="float" office:value="43.2623817920685" calcext:value-type="float">
            <text:p>43.2623817921</text:p>
          </table:table-cell>
          <table:table-cell table:formula="of:=[.C385]/([.D385]-[.D384])" office:value-type="float" office:value="99700.0824258965" calcext:value-type="float">
            <text:p>99700.0824258965</text:p>
          </table:table-cell>
          <table:table-cell/>
          <table:table-cell office:value-type="float" office:value="1443137795.20383" calcext:value-type="float">
            <text:p>1443137795.20383</text:p>
          </table:table-cell>
          <table:table-cell table:formula="of:=[.G385]-[.$B$2]" office:value-type="float" office:value="55.2036674022675" calcext:value-type="float">
            <text:p>55.2036674023</text:p>
          </table:table-cell>
          <table:table-cell table:formula="of:=[.C385]/([.H385]-[.H384])" office:value-type="float" office:value="108296.386293952" calcext:value-type="float">
            <text:p>108296.386293952</text:p>
          </table:table-cell>
          <table:table-cell table:formula="of:=[.G385]-[.$B385]" office:value-type="float" office:value="11.941285610199" calcext:value-type="float">
            <text:p>11.9412856102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43137783.30586" calcext:value-type="float">
            <text:p>1443137783.30586</text:p>
          </table:table-cell>
          <table:table-cell office:value-type="float" office:value="4320" calcext:value-type="float">
            <text:p>4320</text:p>
          </table:table-cell>
          <table:table-cell table:formula="of:=[.B386]-[.$B$2]" office:value-type="float" office:value="43.3057005405426" calcext:value-type="float">
            <text:p>43.3057005405</text:p>
          </table:table-cell>
          <table:table-cell table:formula="of:=[.C386]/([.D386]-[.D385])" office:value-type="float" office:value="99725.8727957202" calcext:value-type="float">
            <text:p>99725.8727957202</text:p>
          </table:table-cell>
          <table:table-cell/>
          <table:table-cell office:value-type="float" office:value="1443137795.24372" calcext:value-type="float">
            <text:p>1443137795.24372</text:p>
          </table:table-cell>
          <table:table-cell table:formula="of:=[.G386]-[.$B$2]" office:value-type="float" office:value="55.2435624599457" calcext:value-type="float">
            <text:p>55.2435624599</text:p>
          </table:table-cell>
          <table:table-cell table:formula="of:=[.C386]/([.H386]-[.H385])" office:value-type="float" office:value="108284.089594339" calcext:value-type="float">
            <text:p>108284.089594339</text:p>
          </table:table-cell>
          <table:table-cell table:formula="of:=[.G386]-[.$B386]" office:value-type="float" office:value="11.9378619194031" calcext:value-type="float">
            <text:p>11.9378619194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43137783.34919" calcext:value-type="float">
            <text:p>1443137783.34919</text:p>
          </table:table-cell>
          <table:table-cell office:value-type="float" office:value="4320" calcext:value-type="float">
            <text:p>4320</text:p>
          </table:table-cell>
          <table:table-cell table:formula="of:=[.B387]-[.$B$2]" office:value-type="float" office:value="43.3490285873413" calcext:value-type="float">
            <text:p>43.3490285873</text:p>
          </table:table-cell>
          <table:table-cell table:formula="of:=[.C387]/([.D387]-[.D386])" office:value-type="float" office:value="99704.4713340047" calcext:value-type="float">
            <text:p>99704.4713340047</text:p>
          </table:table-cell>
          <table:table-cell/>
          <table:table-cell office:value-type="float" office:value="1443137795.28362" calcext:value-type="float">
            <text:p>1443137795.28362</text:p>
          </table:table-cell>
          <table:table-cell table:formula="of:=[.G387]-[.$B$2]" office:value-type="float" office:value="55.2834584712982" calcext:value-type="float">
            <text:p>55.2834584713</text:p>
          </table:table-cell>
          <table:table-cell table:formula="of:=[.C387]/([.H387]-[.H386])" office:value-type="float" office:value="108281.501171296" calcext:value-type="float">
            <text:p>108281.501171296</text:p>
          </table:table-cell>
          <table:table-cell table:formula="of:=[.G387]-[.$B387]" office:value-type="float" office:value="11.9344298839569" calcext:value-type="float">
            <text:p>11.934429884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43137783.39252" calcext:value-type="float">
            <text:p>1443137783.39252</text:p>
          </table:table-cell>
          <table:table-cell office:value-type="float" office:value="4320" calcext:value-type="float">
            <text:p>4320</text:p>
          </table:table-cell>
          <table:table-cell table:formula="of:=[.B388]-[.$B$2]" office:value-type="float" office:value="43.3923568725586" calcext:value-type="float">
            <text:p>43.3923568726</text:p>
          </table:table-cell>
          <table:table-cell table:formula="of:=[.C388]/([.D388]-[.D387])" office:value-type="float" office:value="99703.9226993595" calcext:value-type="float">
            <text:p>99703.9226993595</text:p>
          </table:table-cell>
          <table:table-cell/>
          <table:table-cell office:value-type="float" office:value="1443137795.32351" calcext:value-type="float">
            <text:p>1443137795.32351</text:p>
          </table:table-cell>
          <table:table-cell table:formula="of:=[.G388]-[.$B$2]" office:value-type="float" office:value="55.323349237442" calcext:value-type="float">
            <text:p>55.3233492374</text:p>
          </table:table-cell>
          <table:table-cell table:formula="of:=[.C388]/([.H388]-[.H387])" office:value-type="float" office:value="108295.739029609" calcext:value-type="float">
            <text:p>108295.739029609</text:p>
          </table:table-cell>
          <table:table-cell table:formula="of:=[.G388]-[.$B388]" office:value-type="float" office:value="11.9309923648834" calcext:value-type="float">
            <text:p>11.9309923649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43137783.43585" calcext:value-type="float">
            <text:p>1443137783.43585</text:p>
          </table:table-cell>
          <table:table-cell office:value-type="float" office:value="4320" calcext:value-type="float">
            <text:p>4320</text:p>
          </table:table-cell>
          <table:table-cell table:formula="of:=[.B389]-[.$B$2]" office:value-type="float" office:value="43.4356853961945" calcext:value-type="float">
            <text:p>43.4356853962</text:p>
          </table:table-cell>
          <table:table-cell table:formula="of:=[.C389]/([.D389]-[.D388])" office:value-type="float" office:value="99703.3740707522" calcext:value-type="float">
            <text:p>99703.3740707522</text:p>
          </table:table-cell>
          <table:table-cell/>
          <table:table-cell office:value-type="float" office:value="1443137795.36342" calcext:value-type="float">
            <text:p>1443137795.36342</text:p>
          </table:table-cell>
          <table:table-cell table:formula="of:=[.G389]-[.$B$2]" office:value-type="float" office:value="55.3632569313049" calcext:value-type="float">
            <text:p>55.3632569313</text:p>
          </table:table-cell>
          <table:table-cell table:formula="of:=[.C389]/([.H389]-[.H388])" office:value-type="float" office:value="108249.803028945" calcext:value-type="float">
            <text:p>108249.803028945</text:p>
          </table:table-cell>
          <table:table-cell table:formula="of:=[.G389]-[.$B389]" office:value-type="float" office:value="11.9275715351105" calcext:value-type="float">
            <text:p>11.927571535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43137783.47918" calcext:value-type="float">
            <text:p>1443137783.47918</text:p>
          </table:table-cell>
          <table:table-cell office:value-type="float" office:value="4320" calcext:value-type="float">
            <text:p>4320</text:p>
          </table:table-cell>
          <table:table-cell table:formula="of:=[.B390]-[.$B$2]" office:value-type="float" office:value="43.4790139198303" calcext:value-type="float">
            <text:p>43.4790139198</text:p>
          </table:table-cell>
          <table:table-cell table:formula="of:=[.C390]/([.D390]-[.D389])" office:value-type="float" office:value="99703.3740707522" calcext:value-type="float">
            <text:p>99703.3740707522</text:p>
          </table:table-cell>
          <table:table-cell/>
          <table:table-cell office:value-type="float" office:value="1443137795.4033" calcext:value-type="float">
            <text:p>1443137795.4033</text:p>
          </table:table-cell>
          <table:table-cell table:formula="of:=[.G390]-[.$B$2]" office:value-type="float" office:value="55.403135061264" calcext:value-type="float">
            <text:p>55.4031350613</text:p>
          </table:table-cell>
          <table:table-cell table:formula="of:=[.C390]/([.H390]-[.H389])" office:value-type="float" office:value="108330.054704922" calcext:value-type="float">
            <text:p>108330.054704922</text:p>
          </table:table-cell>
          <table:table-cell table:formula="of:=[.G390]-[.$B390]" office:value-type="float" office:value="11.9241211414337" calcext:value-type="float">
            <text:p>11.9241211414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43137783.52251" calcext:value-type="float">
            <text:p>1443137783.52251</text:p>
          </table:table-cell>
          <table:table-cell office:value-type="float" office:value="4320" calcext:value-type="float">
            <text:p>4320</text:p>
          </table:table-cell>
          <table:table-cell table:formula="of:=[.B391]-[.$B$2]" office:value-type="float" office:value="43.5223431587219" calcext:value-type="float">
            <text:p>43.5223431587</text:p>
          </table:table-cell>
          <table:table-cell table:formula="of:=[.C391]/([.D391]-[.D390])" office:value-type="float" office:value="99701.728221156" calcext:value-type="float">
            <text:p>99701.728221156</text:p>
          </table:table-cell>
          <table:table-cell/>
          <table:table-cell office:value-type="float" office:value="1443137795.44319" calcext:value-type="float">
            <text:p>1443137795.44319</text:p>
          </table:table-cell>
          <table:table-cell table:formula="of:=[.G391]-[.$B$2]" office:value-type="float" office:value="55.4430289268494" calcext:value-type="float">
            <text:p>55.4430289268</text:p>
          </table:table-cell>
          <table:table-cell table:formula="of:=[.C391]/([.H391]-[.H390])" office:value-type="float" office:value="108287.325297173" calcext:value-type="float">
            <text:p>108287.325297173</text:p>
          </table:table-cell>
          <table:table-cell table:formula="of:=[.G391]-[.$B391]" office:value-type="float" office:value="11.9206857681274" calcext:value-type="float">
            <text:p>11.920685768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43137783.56583" calcext:value-type="float">
            <text:p>1443137783.56583</text:p>
          </table:table-cell>
          <table:table-cell office:value-type="float" office:value="4320" calcext:value-type="float">
            <text:p>4320</text:p>
          </table:table-cell>
          <table:table-cell table:formula="of:=[.B392]-[.$B$2]" office:value-type="float" office:value="43.5656716823578" calcext:value-type="float">
            <text:p>43.5656716824</text:p>
          </table:table-cell>
          <table:table-cell table:formula="of:=[.C392]/([.D392]-[.D391])" office:value-type="float" office:value="99703.3740707522" calcext:value-type="float">
            <text:p>99703.3740707522</text:p>
          </table:table-cell>
          <table:table-cell/>
          <table:table-cell office:value-type="float" office:value="1443137795.48308" calcext:value-type="float">
            <text:p>1443137795.48308</text:p>
          </table:table-cell>
          <table:table-cell table:formula="of:=[.G392]-[.$B$2]" office:value-type="float" office:value="55.4829218387604" calcext:value-type="float">
            <text:p>55.4829218388</text:p>
          </table:table-cell>
          <table:table-cell table:formula="of:=[.C392]/([.H392]-[.H391])" office:value-type="float" office:value="108289.913998673" calcext:value-type="float">
            <text:p>108289.913998673</text:p>
          </table:table-cell>
          <table:table-cell table:formula="of:=[.G392]-[.$B392]" office:value-type="float" office:value="11.9172501564026" calcext:value-type="float">
            <text:p>11.9172501564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43137783.60916" calcext:value-type="float">
            <text:p>1443137783.60916</text:p>
          </table:table-cell>
          <table:table-cell office:value-type="float" office:value="4320" calcext:value-type="float">
            <text:p>4320</text:p>
          </table:table-cell>
          <table:table-cell table:formula="of:=[.B393]-[.$B$2]" office:value-type="float" office:value="43.6089999675751" calcext:value-type="float">
            <text:p>43.6089999676</text:p>
          </table:table-cell>
          <table:table-cell table:formula="of:=[.C393]/([.D393]-[.D392])" office:value-type="float" office:value="99703.9226993595" calcext:value-type="float">
            <text:p>99703.9226993595</text:p>
          </table:table-cell>
          <table:table-cell/>
          <table:table-cell office:value-type="float" office:value="1443137795.52296" calcext:value-type="float">
            <text:p>1443137795.52296</text:p>
          </table:table-cell>
          <table:table-cell table:formula="of:=[.G393]-[.$B$2]" office:value-type="float" office:value="55.5227975845337" calcext:value-type="float">
            <text:p>55.5227975845</text:p>
          </table:table-cell>
          <table:table-cell table:formula="of:=[.C393]/([.H393]-[.H392])" office:value-type="float" office:value="108336.531799511" calcext:value-type="float">
            <text:p>108336.531799511</text:p>
          </table:table-cell>
          <table:table-cell table:formula="of:=[.G393]-[.$B393]" office:value-type="float" office:value="11.9137976169586" calcext:value-type="float">
            <text:p>11.913797617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43137783.65249" calcext:value-type="float">
            <text:p>1443137783.65249</text:p>
          </table:table-cell>
          <table:table-cell office:value-type="float" office:value="4320" calcext:value-type="float">
            <text:p>4320</text:p>
          </table:table-cell>
          <table:table-cell table:formula="of:=[.B394]-[.$B$2]" office:value-type="float" office:value="43.6523282527924" calcext:value-type="float">
            <text:p>43.6523282528</text:p>
          </table:table-cell>
          <table:table-cell table:formula="of:=[.C394]/([.D394]-[.D393])" office:value-type="float" office:value="99703.9226993595" calcext:value-type="float">
            <text:p>99703.9226993595</text:p>
          </table:table-cell>
          <table:table-cell/>
          <table:table-cell office:value-type="float" office:value="1443137795.56287" calcext:value-type="float">
            <text:p>1443137795.56287</text:p>
          </table:table-cell>
          <table:table-cell table:formula="of:=[.G394]-[.$B$2]" office:value-type="float" office:value="55.5627088546753" calcext:value-type="float">
            <text:p>55.5627088547</text:p>
          </table:table-cell>
          <table:table-cell table:formula="of:=[.C394]/([.H394]-[.H393])" office:value-type="float" office:value="108240.103225806" calcext:value-type="float">
            <text:p>108240.103225806</text:p>
          </table:table-cell>
          <table:table-cell table:formula="of:=[.G394]-[.$B394]" office:value-type="float" office:value="11.9103806018829" calcext:value-type="float">
            <text:p>11.9103806019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43137783.69582" calcext:value-type="float">
            <text:p>1443137783.69582</text:p>
          </table:table-cell>
          <table:table-cell office:value-type="float" office:value="4320" calcext:value-type="float">
            <text:p>4320</text:p>
          </table:table-cell>
          <table:table-cell table:formula="of:=[.B395]-[.$B$2]" office:value-type="float" office:value="43.6956565380096" calcext:value-type="float">
            <text:p>43.695656538</text:p>
          </table:table-cell>
          <table:table-cell table:formula="of:=[.C395]/([.D395]-[.D394])" office:value-type="float" office:value="99703.9226993595" calcext:value-type="float">
            <text:p>99703.9226993595</text:p>
          </table:table-cell>
          <table:table-cell/>
          <table:table-cell office:value-type="float" office:value="1443137795.60276" calcext:value-type="float">
            <text:p>1443137795.60276</text:p>
          </table:table-cell>
          <table:table-cell table:formula="of:=[.G395]-[.$B$2]" office:value-type="float" office:value="55.6026003360748" calcext:value-type="float">
            <text:p>55.6026003361</text:p>
          </table:table-cell>
          <table:table-cell table:formula="of:=[.C395]/([.H395]-[.H394])" office:value-type="float" office:value="108293.797283002" calcext:value-type="float">
            <text:p>108293.797283002</text:p>
          </table:table-cell>
          <table:table-cell table:formula="of:=[.G395]-[.$B395]" office:value-type="float" office:value="11.9069437980652" calcext:value-type="float">
            <text:p>11.906943798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43137783.73915" calcext:value-type="float">
            <text:p>1443137783.73915</text:p>
          </table:table-cell>
          <table:table-cell office:value-type="float" office:value="4320" calcext:value-type="float">
            <text:p>4320</text:p>
          </table:table-cell>
          <table:table-cell table:formula="of:=[.B396]-[.$B$2]" office:value-type="float" office:value="43.7389850616455" calcext:value-type="float">
            <text:p>43.7389850616</text:p>
          </table:table-cell>
          <table:table-cell table:formula="of:=[.C396]/([.D396]-[.D395])" office:value-type="float" office:value="99703.3740707522" calcext:value-type="float">
            <text:p>99703.3740707522</text:p>
          </table:table-cell>
          <table:table-cell/>
          <table:table-cell office:value-type="float" office:value="1443137795.64266" calcext:value-type="float">
            <text:p>1443137795.64266</text:p>
          </table:table-cell>
          <table:table-cell table:formula="of:=[.G396]-[.$B$2]" office:value-type="float" office:value="55.6425006389618" calcext:value-type="float">
            <text:p>55.642500639</text:p>
          </table:table-cell>
          <table:table-cell table:formula="of:=[.C396]/([.H396]-[.H395])" office:value-type="float" office:value="108269.85479881" calcext:value-type="float">
            <text:p>108269.85479881</text:p>
          </table:table-cell>
          <table:table-cell table:formula="of:=[.G396]-[.$B396]" office:value-type="float" office:value="11.9035155773163" calcext:value-type="float">
            <text:p>11.9035155773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43137783.78249" calcext:value-type="float">
            <text:p>1443137783.78249</text:p>
          </table:table-cell>
          <table:table-cell office:value-type="float" office:value="4320" calcext:value-type="float">
            <text:p>4320</text:p>
          </table:table-cell>
          <table:table-cell table:formula="of:=[.B397]-[.$B$2]" office:value-type="float" office:value="43.7823233604431" calcext:value-type="float">
            <text:p>43.7823233604</text:p>
          </table:table-cell>
          <table:table-cell table:formula="of:=[.C397]/([.D397]-[.D396])" office:value-type="float" office:value="99680.8854951753" calcext:value-type="float">
            <text:p>99680.8854951753</text:p>
          </table:table-cell>
          <table:table-cell/>
          <table:table-cell office:value-type="float" office:value="1443137795.68255" calcext:value-type="float">
            <text:p>1443137795.68255</text:p>
          </table:table-cell>
          <table:table-cell table:formula="of:=[.G397]-[.$B$2]" office:value-type="float" office:value="55.6823868751526" calcext:value-type="float">
            <text:p>55.6823868752</text:p>
          </table:table-cell>
          <table:table-cell table:formula="of:=[.C397]/([.H397]-[.H396])" office:value-type="float" office:value="108308.038375325" calcext:value-type="float">
            <text:p>108308.038375325</text:p>
          </table:table-cell>
          <table:table-cell table:formula="of:=[.G397]-[.$B397]" office:value-type="float" office:value="11.9000635147095" calcext:value-type="float">
            <text:p>11.9000635147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43137783.82582" calcext:value-type="float">
            <text:p>1443137783.82582</text:p>
          </table:table-cell>
          <table:table-cell office:value-type="float" office:value="4320" calcext:value-type="float">
            <text:p>4320</text:p>
          </table:table-cell>
          <table:table-cell table:formula="of:=[.B398]-[.$B$2]" office:value-type="float" office:value="43.8256533145905" calcext:value-type="float">
            <text:p>43.8256533146</text:p>
          </table:table-cell>
          <table:table-cell table:formula="of:=[.C398]/([.D398]-[.D397])" office:value-type="float" office:value="99700.0824258965" calcext:value-type="float">
            <text:p>99700.0824258965</text:p>
          </table:table-cell>
          <table:table-cell/>
          <table:table-cell office:value-type="float" office:value="1443137795.72242" calcext:value-type="float">
            <text:p>1443137795.72242</text:p>
          </table:table-cell>
          <table:table-cell table:formula="of:=[.G398]-[.$B$2]" office:value-type="float" office:value="55.7222623825073" calcext:value-type="float">
            <text:p>55.7222623825</text:p>
          </table:table-cell>
          <table:table-cell table:formula="of:=[.C398]/([.H398]-[.H397])" office:value-type="float" office:value="108337.17955157" calcext:value-type="float">
            <text:p>108337.17955157</text:p>
          </table:table-cell>
          <table:table-cell table:formula="of:=[.G398]-[.$B398]" office:value-type="float" office:value="11.8966090679169" calcext:value-type="float">
            <text:p>11.8966090679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43137783.86915" calcext:value-type="float">
            <text:p>1443137783.86915</text:p>
          </table:table-cell>
          <table:table-cell office:value-type="float" office:value="4320" calcext:value-type="float">
            <text:p>4320</text:p>
          </table:table-cell>
          <table:table-cell table:formula="of:=[.B399]-[.$B$2]" office:value-type="float" office:value="43.8689916133881" calcext:value-type="float">
            <text:p>43.8689916134</text:p>
          </table:table-cell>
          <table:table-cell table:formula="of:=[.C399]/([.D399]-[.D398])" office:value-type="float" office:value="99680.8854951753" calcext:value-type="float">
            <text:p>99680.8854951753</text:p>
          </table:table-cell>
          <table:table-cell/>
          <table:table-cell office:value-type="float" office:value="1443137795.76237" calcext:value-type="float">
            <text:p>1443137795.76237</text:p>
          </table:table-cell>
          <table:table-cell table:formula="of:=[.G399]-[.$B$2]" office:value-type="float" office:value="55.7622091770172" calcext:value-type="float">
            <text:p>55.762209177</text:p>
          </table:table-cell>
          <table:table-cell table:formula="of:=[.C399]/([.H399]-[.H398])" office:value-type="float" office:value="108143.846158437" calcext:value-type="float">
            <text:p>108143.846158437</text:p>
          </table:table-cell>
          <table:table-cell table:formula="of:=[.G399]-[.$B399]" office:value-type="float" office:value="11.8932175636292" calcext:value-type="float">
            <text:p>11.8932175636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43137783.91251" calcext:value-type="float">
            <text:p>1443137783.91251</text:p>
          </table:table-cell>
          <table:table-cell office:value-type="float" office:value="4320" calcext:value-type="float">
            <text:p>4320</text:p>
          </table:table-cell>
          <table:table-cell table:formula="of:=[.B400]-[.$B$2]" office:value-type="float" office:value="43.9123435020447" calcext:value-type="float">
            <text:p>43.912343502</text:p>
          </table:table-cell>
          <table:table-cell table:formula="of:=[.C400]/([.D400]-[.D399])" office:value-type="float" office:value="99649.6377405393" calcext:value-type="float">
            <text:p>99649.6377405393</text:p>
          </table:table-cell>
          <table:table-cell/>
          <table:table-cell office:value-type="float" office:value="1443137795.80221" calcext:value-type="float">
            <text:p>1443137795.80221</text:p>
          </table:table-cell>
          <table:table-cell table:formula="of:=[.G400]-[.$B$2]" office:value-type="float" office:value="55.8020443916321" calcext:value-type="float">
            <text:p>55.8020443916</text:p>
          </table:table-cell>
          <table:table-cell table:formula="of:=[.C400]/([.H400]-[.H399])" office:value-type="float" office:value="108446.761032074" calcext:value-type="float">
            <text:p>108446.761032074</text:p>
          </table:table-cell>
          <table:table-cell table:formula="of:=[.G400]-[.$B400]" office:value-type="float" office:value="11.8897008895874" calcext:value-type="float">
            <text:p>11.8897008896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43137783.95583" calcext:value-type="float">
            <text:p>1443137783.95583</text:p>
          </table:table-cell>
          <table:table-cell office:value-type="float" office:value="4320" calcext:value-type="float">
            <text:p>4320</text:p>
          </table:table-cell>
          <table:table-cell table:formula="of:=[.B401]-[.$B$2]" office:value-type="float" office:value="43.9556720256805" calcext:value-type="float">
            <text:p>43.9556720257</text:p>
          </table:table-cell>
          <table:table-cell table:formula="of:=[.C401]/([.D401]-[.D400])" office:value-type="float" office:value="99703.3740707522" calcext:value-type="float">
            <text:p>99703.3740707522</text:p>
          </table:table-cell>
          <table:table-cell/>
          <table:table-cell office:value-type="float" office:value="1443137795.8421" calcext:value-type="float">
            <text:p>1443137795.8421</text:p>
          </table:table-cell>
          <table:table-cell table:formula="of:=[.G401]-[.$B$2]" office:value-type="float" office:value="55.8419365882874" calcext:value-type="float">
            <text:p>55.8419365883</text:p>
          </table:table-cell>
          <table:table-cell table:formula="of:=[.C401]/([.H401]-[.H400])" office:value-type="float" office:value="108291.855606024" calcext:value-type="float">
            <text:p>108291.855606024</text:p>
          </table:table-cell>
          <table:table-cell table:formula="of:=[.G401]-[.$B401]" office:value-type="float" office:value="11.8862645626068" calcext:value-type="float">
            <text:p>11.886264562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3137783.99916" calcext:value-type="float">
            <text:p>1443137783.99916</text:p>
          </table:table-cell>
          <table:table-cell office:value-type="float" office:value="4320" calcext:value-type="float">
            <text:p>4320</text:p>
          </table:table-cell>
          <table:table-cell table:formula="of:=[.B402]-[.$B$2]" office:value-type="float" office:value="43.9989974498749" calcext:value-type="float">
            <text:p>43.9989974499</text:p>
          </table:table-cell>
          <table:table-cell table:formula="of:=[.C402]/([.D402]-[.D401])" office:value-type="float" office:value="99710.5067136254" calcext:value-type="float">
            <text:p>99710.5067136254</text:p>
          </table:table-cell>
          <table:table-cell/>
          <table:table-cell office:value-type="float" office:value="1443137795.88199" calcext:value-type="float">
            <text:p>1443137795.88199</text:p>
          </table:table-cell>
          <table:table-cell table:formula="of:=[.G402]-[.$B$2]" office:value-type="float" office:value="55.8818271160126" calcext:value-type="float">
            <text:p>55.881827116</text:p>
          </table:table-cell>
          <table:table-cell table:formula="of:=[.C402]/([.H402]-[.H401])" office:value-type="float" office:value="108296.386293952" calcext:value-type="float">
            <text:p>108296.386293952</text:p>
          </table:table-cell>
          <table:table-cell table:formula="of:=[.G402]-[.$B402]" office:value-type="float" office:value="11.8828296661377" calcext:value-type="float">
            <text:p>11.8828296661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43137784.04228" calcext:value-type="float">
            <text:p>1443137784.04228</text:p>
          </table:table-cell>
          <table:table-cell office:value-type="float" office:value="4320" calcext:value-type="float">
            <text:p>4320</text:p>
          </table:table-cell>
          <table:table-cell table:formula="of:=[.B403]-[.$B$2]" office:value-type="float" office:value="44.0421144962311" calcext:value-type="float">
            <text:p>44.0421144962</text:p>
          </table:table-cell>
          <table:table-cell table:formula="of:=[.C403]/([.D403]-[.D402])" office:value-type="float" office:value="100192.391758734" calcext:value-type="float">
            <text:p>100192.391758734</text:p>
          </table:table-cell>
          <table:table-cell/>
          <table:table-cell office:value-type="float" office:value="1443137795.92188" calcext:value-type="float">
            <text:p>1443137795.92188</text:p>
          </table:table-cell>
          <table:table-cell table:formula="of:=[.G403]-[.$B$2]" office:value-type="float" office:value="55.9217183589935" calcext:value-type="float">
            <text:p>55.921718359</text:p>
          </table:table-cell>
          <table:table-cell table:formula="of:=[.C403]/([.H403]-[.H402])" office:value-type="float" office:value="108294.444524134" calcext:value-type="float">
            <text:p>108294.444524134</text:p>
          </table:table-cell>
          <table:table-cell table:formula="of:=[.G403]-[.$B403]" office:value-type="float" office:value="11.8796038627625" calcext:value-type="float">
            <text:p>11.8796038628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43137784.08539" calcext:value-type="float">
            <text:p>1443137784.08539</text:p>
          </table:table-cell>
          <table:table-cell office:value-type="float" office:value="4320" calcext:value-type="float">
            <text:p>4320</text:p>
          </table:table-cell>
          <table:table-cell table:formula="of:=[.B404]-[.$B$2]" office:value-type="float" office:value="44.0852313041687" calcext:value-type="float">
            <text:p>44.0852313042</text:p>
          </table:table-cell>
          <table:table-cell table:formula="of:=[.C404]/([.D404]-[.D403])" office:value-type="float" office:value="100192.9457823" calcext:value-type="float">
            <text:p>100192.9457823</text:p>
          </table:table-cell>
          <table:table-cell/>
          <table:table-cell office:value-type="float" office:value="1443137795.96178" calcext:value-type="float">
            <text:p>1443137795.96178</text:p>
          </table:table-cell>
          <table:table-cell table:formula="of:=[.G404]-[.$B$2]" office:value-type="float" office:value="55.9616148471832" calcext:value-type="float">
            <text:p>55.9616148472</text:p>
          </table:table-cell>
          <table:table-cell table:formula="of:=[.C404]/([.H404]-[.H403])" office:value-type="float" office:value="108280.207006179" calcext:value-type="float">
            <text:p>108280.207006179</text:p>
          </table:table-cell>
          <table:table-cell table:formula="of:=[.G404]-[.$B404]" office:value-type="float" office:value="11.8763835430145" calcext:value-type="float">
            <text:p>11.876383543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43137784.12851" calcext:value-type="float">
            <text:p>1443137784.12851</text:p>
          </table:table-cell>
          <table:table-cell office:value-type="float" office:value="4320" calcext:value-type="float">
            <text:p>4320</text:p>
          </table:table-cell>
          <table:table-cell table:formula="of:=[.B405]-[.$B$2]" office:value-type="float" office:value="44.1283442974091" calcext:value-type="float">
            <text:p>44.1283442974</text:p>
          </table:table-cell>
          <table:table-cell table:formula="of:=[.C405]/([.D405]-[.D404])" office:value-type="float" office:value="100201.810992706" calcext:value-type="float">
            <text:p>100201.810992706</text:p>
          </table:table-cell>
          <table:table-cell/>
          <table:table-cell office:value-type="float" office:value="1443137796.00165" calcext:value-type="float">
            <text:p>1443137796.00165</text:p>
          </table:table-cell>
          <table:table-cell table:formula="of:=[.G405]-[.$B$2]" office:value-type="float" office:value="56.0014886856079" calcext:value-type="float">
            <text:p>56.0014886856</text:p>
          </table:table-cell>
          <table:table-cell table:formula="of:=[.C405]/([.H405]-[.H404])" office:value-type="float" office:value="108341.714032874" calcext:value-type="float">
            <text:p>108341.714032874</text:p>
          </table:table-cell>
          <table:table-cell table:formula="of:=[.G405]-[.$B405]" office:value-type="float" office:value="11.8731443881989" calcext:value-type="float">
            <text:p>11.8731443882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43137784.17162" calcext:value-type="float">
            <text:p>1443137784.17162</text:p>
          </table:table-cell>
          <table:table-cell office:value-type="float" office:value="4320" calcext:value-type="float">
            <text:p>4320</text:p>
          </table:table-cell>
          <table:table-cell table:formula="of:=[.B406]-[.$B$2]" office:value-type="float" office:value="44.1714580059052" calcext:value-type="float">
            <text:p>44.1714580059</text:p>
          </table:table-cell>
          <table:table-cell table:formula="of:=[.C406]/([.D406]-[.D405])" office:value-type="float" office:value="100200.148646257" calcext:value-type="float">
            <text:p>100200.148646257</text:p>
          </table:table-cell>
          <table:table-cell/>
          <table:table-cell office:value-type="float" office:value="1443137796.01379" calcext:value-type="float">
            <text:p>1443137796.01379</text:p>
          </table:table-cell>
          <table:table-cell table:formula="of:=[.G406]-[.$B$2]" office:value-type="float" office:value="56.0136282444" calcext:value-type="float">
            <text:p>56.0136282444</text:p>
          </table:table-cell>
          <table:table-cell table:formula="of:=[.C406]/([.H406]-[.H405])" office:value-type="float" office:value="355861.368108883" calcext:value-type="float">
            <text:p>355861.368108883</text:p>
          </table:table-cell>
          <table:table-cell table:formula="of:=[.G406]-[.$B406]" office:value-type="float" office:value="11.8421702384949" calcext:value-type="float">
            <text:p>11.8421702385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43137784.21473" calcext:value-type="float">
            <text:p>1443137784.21473</text:p>
          </table:table-cell>
          <table:table-cell office:value-type="float" office:value="4320" calcext:value-type="float">
            <text:p>4320</text:p>
          </table:table-cell>
          <table:table-cell table:formula="of:=[.B407]-[.$B$2]" office:value-type="float" office:value="44.2145700454712" calcext:value-type="float">
            <text:p>44.2145700455</text:p>
          </table:table-cell>
          <table:table-cell table:formula="of:=[.C407]/([.D407]-[.D406])" office:value-type="float" office:value="100204.02754044" calcext:value-type="float">
            <text:p>100204.02754044</text:p>
          </table:table-cell>
          <table:table-cell/>
          <table:table-cell office:value-type="float" office:value="1443137796.04267" calcext:value-type="float">
            <text:p>1443137796.04267</text:p>
          </table:table-cell>
          <table:table-cell table:formula="of:=[.G407]-[.$B$2]" office:value-type="float" office:value="56.0425126552582" calcext:value-type="float">
            <text:p>56.0425126553</text:p>
          </table:table-cell>
          <table:table-cell table:formula="of:=[.C407]/([.H407]-[.H406])" office:value-type="float" office:value="149561.644903013" calcext:value-type="float">
            <text:p>149561.644903013</text:p>
          </table:table-cell>
          <table:table-cell table:formula="of:=[.G407]-[.$B407]" office:value-type="float" office:value="11.827942609787" calcext:value-type="float">
            <text:p>11.8279426098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43137784.25785" calcext:value-type="float">
            <text:p>1443137784.25785</text:p>
          </table:table-cell>
          <table:table-cell office:value-type="float" office:value="4320" calcext:value-type="float">
            <text:p>4320</text:p>
          </table:table-cell>
          <table:table-cell table:formula="of:=[.B408]-[.$B$2]" office:value-type="float" office:value="44.257684469223" calcext:value-type="float">
            <text:p>44.2576844692</text:p>
          </table:table-cell>
          <table:table-cell table:formula="of:=[.C408]/([.D408]-[.D407])" office:value-type="float" office:value="100198.486354964" calcext:value-type="float">
            <text:p>100198.486354964</text:p>
          </table:table-cell>
          <table:table-cell/>
          <table:table-cell office:value-type="float" office:value="1443137796.07925" calcext:value-type="float">
            <text:p>1443137796.07925</text:p>
          </table:table-cell>
          <table:table-cell table:formula="of:=[.G408]-[.$B$2]" office:value-type="float" office:value="56.0790853500366" calcext:value-type="float">
            <text:p>56.07908535</text:p>
          </table:table-cell>
          <table:table-cell table:formula="of:=[.C408]/([.H408]-[.H407])" office:value-type="float" office:value="118120.910317672" calcext:value-type="float">
            <text:p>118120.910317672</text:p>
          </table:table-cell>
          <table:table-cell table:formula="of:=[.G408]-[.$B408]" office:value-type="float" office:value="11.8214008808136" calcext:value-type="float">
            <text:p>11.8214008808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43137784.30096" calcext:value-type="float">
            <text:p>1443137784.30096</text:p>
          </table:table-cell>
          <table:table-cell office:value-type="float" office:value="4320" calcext:value-type="float">
            <text:p>4320</text:p>
          </table:table-cell>
          <table:table-cell table:formula="of:=[.B409]-[.$B$2]" office:value-type="float" office:value="44.3007972240448" calcext:value-type="float">
            <text:p>44.300797224</text:p>
          </table:table-cell>
          <table:table-cell table:formula="of:=[.C409]/([.D409]-[.D408])" office:value-type="float" office:value="100202.365120446" calcext:value-type="float">
            <text:p>100202.365120446</text:p>
          </table:table-cell>
          <table:table-cell/>
          <table:table-cell office:value-type="float" office:value="1443137796.11582" calcext:value-type="float">
            <text:p>1443137796.11582</text:p>
          </table:table-cell>
          <table:table-cell table:formula="of:=[.G409]-[.$B$2]" office:value-type="float" office:value="56.1156568527222" calcext:value-type="float">
            <text:p>56.1156568527</text:p>
          </table:table-cell>
          <table:table-cell table:formula="of:=[.C409]/([.H409]-[.H408])" office:value-type="float" office:value="118124.760613331" calcext:value-type="float">
            <text:p>118124.760613331</text:p>
          </table:table-cell>
          <table:table-cell table:formula="of:=[.G409]-[.$B409]" office:value-type="float" office:value="11.8148596286774" calcext:value-type="float">
            <text:p>11.8148596287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43137784.34407" calcext:value-type="float">
            <text:p>1443137784.34407</text:p>
          </table:table-cell>
          <table:table-cell office:value-type="float" office:value="4320" calcext:value-type="float">
            <text:p>4320</text:p>
          </table:table-cell>
          <table:table-cell table:formula="of:=[.B410]-[.$B$2]" office:value-type="float" office:value="44.3439106941223" calcext:value-type="float">
            <text:p>44.3439106941</text:p>
          </table:table-cell>
          <table:table-cell table:formula="of:=[.C410]/([.D410]-[.D409])" office:value-type="float" office:value="100200.702755612" calcext:value-type="float">
            <text:p>100200.702755612</text:p>
          </table:table-cell>
          <table:table-cell/>
          <table:table-cell office:value-type="float" office:value="1443137796.15239" calcext:value-type="float">
            <text:p>1443137796.15239</text:p>
          </table:table-cell>
          <table:table-cell table:formula="of:=[.G410]-[.$B$2]" office:value-type="float" office:value="56.1522274017334" calcext:value-type="float">
            <text:p>56.1522274017</text:p>
          </table:table-cell>
          <table:table-cell table:formula="of:=[.C410]/([.H410]-[.H409])" office:value-type="float" office:value="118127.841030589" calcext:value-type="float">
            <text:p>118127.841030589</text:p>
          </table:table-cell>
          <table:table-cell table:formula="of:=[.G410]-[.$B410]" office:value-type="float" office:value="11.8083167076111" calcext:value-type="float">
            <text:p>11.8083167076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43137784.38718" calcext:value-type="float">
            <text:p>1443137784.38718</text:p>
          </table:table-cell>
          <table:table-cell office:value-type="float" office:value="4320" calcext:value-type="float">
            <text:p>4320</text:p>
          </table:table-cell>
          <table:table-cell table:formula="of:=[.B411]-[.$B$2]" office:value-type="float" office:value="44.387021780014" calcext:value-type="float">
            <text:p>44.38702178</text:p>
          </table:table-cell>
          <table:table-cell table:formula="of:=[.C411]/([.D411]-[.D410])" office:value-type="float" office:value="100206.244186239" calcext:value-type="float">
            <text:p>100206.244186239</text:p>
          </table:table-cell>
          <table:table-cell/>
          <table:table-cell office:value-type="float" office:value="1443137796.18899" calcext:value-type="float">
            <text:p>1443137796.18899</text:p>
          </table:table-cell>
          <table:table-cell table:formula="of:=[.G411]-[.$B$2]" office:value-type="float" office:value="56.1888246536255" calcext:value-type="float">
            <text:p>56.1888246536</text:p>
          </table:table-cell>
          <table:table-cell table:formula="of:=[.C411]/([.H411]-[.H410])" office:value-type="float" office:value="118041.650032573" calcext:value-type="float">
            <text:p>118041.650032573</text:p>
          </table:table-cell>
          <table:table-cell table:formula="of:=[.G411]-[.$B411]" office:value-type="float" office:value="11.8018028736115" calcext:value-type="float">
            <text:p>11.8018028736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43137784.4303" calcext:value-type="float">
            <text:p>1443137784.4303</text:p>
          </table:table-cell>
          <table:table-cell office:value-type="float" office:value="4320" calcext:value-type="float">
            <text:p>4320</text:p>
          </table:table-cell>
          <table:table-cell table:formula="of:=[.B412]-[.$B$2]" office:value-type="float" office:value="44.430139541626" calcext:value-type="float">
            <text:p>44.4301395416</text:p>
          </table:table-cell>
          <table:table-cell table:formula="of:=[.C412]/([.D412]-[.D411])" office:value-type="float" office:value="100190.729724798" calcext:value-type="float">
            <text:p>100190.729724798</text:p>
          </table:table-cell>
          <table:table-cell/>
          <table:table-cell office:value-type="float" office:value="1443137796.22553" calcext:value-type="float">
            <text:p>1443137796.22553</text:p>
          </table:table-cell>
          <table:table-cell table:formula="of:=[.G412]-[.$B$2]" office:value-type="float" office:value="56.2253670692444" calcext:value-type="float">
            <text:p>56.2253670692</text:p>
          </table:table-cell>
          <table:table-cell table:formula="of:=[.C412]/([.H412]-[.H411])" office:value-type="float" office:value="118218.785672343" calcext:value-type="float">
            <text:p>118218.785672343</text:p>
          </table:table-cell>
          <table:table-cell table:formula="of:=[.G412]-[.$B412]" office:value-type="float" office:value="11.7952275276184" calcext:value-type="float">
            <text:p>11.7952275276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43137784.47342" calcext:value-type="float">
            <text:p>1443137784.47342</text:p>
          </table:table-cell>
          <table:table-cell office:value-type="float" office:value="4320" calcext:value-type="float">
            <text:p>4320</text:p>
          </table:table-cell>
          <table:table-cell table:formula="of:=[.B413]-[.$B$2]" office:value-type="float" office:value="44.4732549190521" calcext:value-type="float">
            <text:p>44.4732549191</text:p>
          </table:table-cell>
          <table:table-cell table:formula="of:=[.C413]/([.D413]-[.D412])" office:value-type="float" office:value="100196.270052367" calcext:value-type="float">
            <text:p>100196.270052367</text:p>
          </table:table-cell>
          <table:table-cell/>
          <table:table-cell office:value-type="float" office:value="1443137796.2621" calcext:value-type="float">
            <text:p>1443137796.2621</text:p>
          </table:table-cell>
          <table:table-cell table:formula="of:=[.G413]-[.$B$2]" office:value-type="float" office:value="56.2619380950928" calcext:value-type="float">
            <text:p>56.2619380951</text:p>
          </table:table-cell>
          <table:table-cell table:formula="of:=[.C413]/([.H413]-[.H412])" office:value-type="float" office:value="118126.300801878" calcext:value-type="float">
            <text:p>118126.300801878</text:p>
          </table:table-cell>
          <table:table-cell table:formula="of:=[.G413]-[.$B413]" office:value-type="float" office:value="11.7886831760406" calcext:value-type="float">
            <text:p>11.788683176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43137784.51653" calcext:value-type="float">
            <text:p>1443137784.51653</text:p>
          </table:table-cell>
          <table:table-cell office:value-type="float" office:value="4320" calcext:value-type="float">
            <text:p>4320</text:p>
          </table:table-cell>
          <table:table-cell table:formula="of:=[.B414]-[.$B$2]" office:value-type="float" office:value="44.5163676738739" calcext:value-type="float">
            <text:p>44.5163676739</text:p>
          </table:table-cell>
          <table:table-cell table:formula="of:=[.C414]/([.D414]-[.D413])" office:value-type="float" office:value="100202.365120446" calcext:value-type="float">
            <text:p>100202.365120446</text:p>
          </table:table-cell>
          <table:table-cell/>
          <table:table-cell office:value-type="float" office:value="1443137796.29867" calcext:value-type="float">
            <text:p>1443137796.29867</text:p>
          </table:table-cell>
          <table:table-cell table:formula="of:=[.G414]-[.$B$2]" office:value-type="float" office:value="56.2985060214996" calcext:value-type="float">
            <text:p>56.2985060215</text:p>
          </table:table-cell>
          <table:table-cell table:formula="of:=[.C414]/([.H414]-[.H413])" office:value-type="float" office:value="118136.313006513" calcext:value-type="float">
            <text:p>118136.313006513</text:p>
          </table:table-cell>
          <table:table-cell table:formula="of:=[.G414]-[.$B414]" office:value-type="float" office:value="11.7821383476257" calcext:value-type="float">
            <text:p>11.7821383476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43137784.55968" calcext:value-type="float">
            <text:p>1443137784.55968</text:p>
          </table:table-cell>
          <table:table-cell office:value-type="float" office:value="4320" calcext:value-type="float">
            <text:p>4320</text:p>
          </table:table-cell>
          <table:table-cell table:formula="of:=[.B415]-[.$B$2]" office:value-type="float" office:value="44.5595185756683" calcext:value-type="float">
            <text:p>44.5595185757</text:p>
          </table:table-cell>
          <table:table-cell table:formula="of:=[.C415]/([.D415]-[.D414])" office:value-type="float" office:value="100113.78257122" calcext:value-type="float">
            <text:p>100113.78257122</text:p>
          </table:table-cell>
          <table:table-cell/>
          <table:table-cell office:value-type="float" office:value="1443137796.33524" calcext:value-type="float">
            <text:p>1443137796.33524</text:p>
          </table:table-cell>
          <table:table-cell table:formula="of:=[.G415]-[.$B$2]" office:value-type="float" office:value="56.3350794315338" calcext:value-type="float">
            <text:p>56.3350794315</text:p>
          </table:table-cell>
          <table:table-cell table:formula="of:=[.C415]/([.H415]-[.H414])" office:value-type="float" office:value="118118.600260756" calcext:value-type="float">
            <text:p>118118.600260756</text:p>
          </table:table-cell>
          <table:table-cell table:formula="of:=[.G415]-[.$B415]" office:value-type="float" office:value="11.7755608558655" calcext:value-type="float">
            <text:p>11.7755608559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43137784.60279" calcext:value-type="float">
            <text:p>1443137784.60279</text:p>
          </table:table-cell>
          <table:table-cell office:value-type="float" office:value="4320" calcext:value-type="float">
            <text:p>4320</text:p>
          </table:table-cell>
          <table:table-cell table:formula="of:=[.B416]-[.$B$2]" office:value-type="float" office:value="44.6026265621185" calcext:value-type="float">
            <text:p>44.6026265621</text:p>
          </table:table-cell>
          <table:table-cell table:formula="of:=[.C416]/([.D416]-[.D415])" office:value-type="float" office:value="100213.448962435" calcext:value-type="float">
            <text:p>100213.448962435</text:p>
          </table:table-cell>
          <table:table-cell/>
          <table:table-cell office:value-type="float" office:value="1443137796.37181" calcext:value-type="float">
            <text:p>1443137796.37181</text:p>
          </table:table-cell>
          <table:table-cell table:formula="of:=[.G416]-[.$B$2]" office:value-type="float" office:value="56.3716456890106" calcext:value-type="float">
            <text:p>56.371645689</text:p>
          </table:table-cell>
          <table:table-cell table:formula="of:=[.C416]/([.H416]-[.H415])" office:value-type="float" office:value="118141.704896655" calcext:value-type="float">
            <text:p>118141.704896655</text:p>
          </table:table-cell>
          <table:table-cell table:formula="of:=[.G416]-[.$B416]" office:value-type="float" office:value="11.7690191268921" calcext:value-type="float">
            <text:p>11.7690191269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43137784.6459" calcext:value-type="float">
            <text:p>1443137784.6459</text:p>
          </table:table-cell>
          <table:table-cell office:value-type="float" office:value="4320" calcext:value-type="float">
            <text:p>4320</text:p>
          </table:table-cell>
          <table:table-cell table:formula="of:=[.B417]-[.$B$2]" office:value-type="float" office:value="44.6457407474518" calcext:value-type="float">
            <text:p>44.6457407475</text:p>
          </table:table-cell>
          <table:table-cell table:formula="of:=[.C417]/([.D417]-[.D416])" office:value-type="float" office:value="100199.040445934" calcext:value-type="float">
            <text:p>100199.040445934</text:p>
          </table:table-cell>
          <table:table-cell/>
          <table:table-cell office:value-type="float" office:value="1443137796.40838" calcext:value-type="float">
            <text:p>1443137796.40838</text:p>
          </table:table-cell>
          <table:table-cell table:formula="of:=[.G417]-[.$B$2]" office:value-type="float" office:value="56.4082202911377" calcext:value-type="float">
            <text:p>56.4082202911</text:p>
          </table:table-cell>
          <table:table-cell table:formula="of:=[.C417]/([.H417]-[.H416])" office:value-type="float" office:value="118114.750366676" calcext:value-type="float">
            <text:p>118114.750366676</text:p>
          </table:table-cell>
          <table:table-cell table:formula="of:=[.G417]-[.$B417]" office:value-type="float" office:value="11.7624795436859" calcext:value-type="float">
            <text:p>11.7624795437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43137784.68902" calcext:value-type="float">
            <text:p>1443137784.68902</text:p>
          </table:table-cell>
          <table:table-cell office:value-type="float" office:value="4320" calcext:value-type="float">
            <text:p>4320</text:p>
          </table:table-cell>
          <table:table-cell table:formula="of:=[.B418]-[.$B$2]" office:value-type="float" office:value="44.6888542175293" calcext:value-type="float">
            <text:p>44.6888542175</text:p>
          </table:table-cell>
          <table:table-cell table:formula="of:=[.C418]/([.D418]-[.D417])" office:value-type="float" office:value="100200.702755612" calcext:value-type="float">
            <text:p>100200.702755612</text:p>
          </table:table-cell>
          <table:table-cell/>
          <table:table-cell office:value-type="float" office:value="1443137796.44495" calcext:value-type="float">
            <text:p>1443137796.44495</text:p>
          </table:table-cell>
          <table:table-cell table:formula="of:=[.G418]-[.$B$2]" office:value-type="float" office:value="56.4447884559631" calcext:value-type="float">
            <text:p>56.444788456</text:p>
          </table:table-cell>
          <table:table-cell table:formula="of:=[.C418]/([.H418]-[.H417])" office:value-type="float" office:value="118135.542776669" calcext:value-type="float">
            <text:p>118135.542776669</text:p>
          </table:table-cell>
          <table:table-cell table:formula="of:=[.G418]-[.$B418]" office:value-type="float" office:value="11.7559342384338" calcext:value-type="float">
            <text:p>11.7559342384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43137784.73213" calcext:value-type="float">
            <text:p>1443137784.73213</text:p>
          </table:table-cell>
          <table:table-cell office:value-type="float" office:value="4320" calcext:value-type="float">
            <text:p>4320</text:p>
          </table:table-cell>
          <table:table-cell table:formula="of:=[.B419]-[.$B$2]" office:value-type="float" office:value="44.731968164444" calcext:value-type="float">
            <text:p>44.7319681644</text:p>
          </table:table-cell>
          <table:table-cell table:formula="of:=[.C419]/([.D419]-[.D418])" office:value-type="float" office:value="100199.594543031" calcext:value-type="float">
            <text:p>100199.594543031</text:p>
          </table:table-cell>
          <table:table-cell/>
          <table:table-cell office:value-type="float" office:value="1443137796.48152" calcext:value-type="float">
            <text:p>1443137796.48152</text:p>
          </table:table-cell>
          <table:table-cell table:formula="of:=[.G419]-[.$B$2]" office:value-type="float" office:value="56.4813573360443" calcext:value-type="float">
            <text:p>56.481357336</text:p>
          </table:table-cell>
          <table:table-cell table:formula="of:=[.C419]/([.H419]-[.H418])" office:value-type="float" office:value="118133.232147398" calcext:value-type="float">
            <text:p>118133.232147398</text:p>
          </table:table-cell>
          <table:table-cell table:formula="of:=[.G419]-[.$B419]" office:value-type="float" office:value="11.7493891716003" calcext:value-type="float">
            <text:p>11.7493891716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43137784.77524" calcext:value-type="float">
            <text:p>1443137784.77524</text:p>
          </table:table-cell>
          <table:table-cell office:value-type="float" office:value="4320" calcext:value-type="float">
            <text:p>4320</text:p>
          </table:table-cell>
          <table:table-cell table:formula="of:=[.B420]-[.$B$2]" office:value-type="float" office:value="44.7750813961029" calcext:value-type="float">
            <text:p>44.7750813961</text:p>
          </table:table-cell>
          <table:table-cell table:formula="of:=[.C420]/([.D420]-[.D419])" office:value-type="float" office:value="100201.256871094" calcext:value-type="float">
            <text:p>100201.256871094</text:p>
          </table:table-cell>
          <table:table-cell/>
          <table:table-cell office:value-type="float" office:value="1443137796.51809" calcext:value-type="float">
            <text:p>1443137796.51809</text:p>
          </table:table-cell>
          <table:table-cell table:formula="of:=[.G420]-[.$B$2]" office:value-type="float" office:value="56.5179255008698" calcext:value-type="float">
            <text:p>56.5179255009</text:p>
          </table:table-cell>
          <table:table-cell table:formula="of:=[.C420]/([.H420]-[.H419])" office:value-type="float" office:value="118135.542776669" calcext:value-type="float">
            <text:p>118135.542776669</text:p>
          </table:table-cell>
          <table:table-cell table:formula="of:=[.G420]-[.$B420]" office:value-type="float" office:value="11.7428441047668" calcext:value-type="float">
            <text:p>11.7428441048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43137784.81836" calcext:value-type="float">
            <text:p>1443137784.81836</text:p>
          </table:table-cell>
          <table:table-cell office:value-type="float" office:value="4320" calcext:value-type="float">
            <text:p>4320</text:p>
          </table:table-cell>
          <table:table-cell table:formula="of:=[.B421]-[.$B$2]" office:value-type="float" office:value="44.818195104599" calcext:value-type="float">
            <text:p>44.8181951046</text:p>
          </table:table-cell>
          <table:table-cell table:formula="of:=[.C421]/([.D421]-[.D420])" office:value-type="float" office:value="100200.148646257" calcext:value-type="float">
            <text:p>100200.148646257</text:p>
          </table:table-cell>
          <table:table-cell/>
          <table:table-cell office:value-type="float" office:value="1443137796.55466" calcext:value-type="float">
            <text:p>1443137796.55466</text:p>
          </table:table-cell>
          <table:table-cell table:formula="of:=[.G421]-[.$B$2]" office:value-type="float" office:value="56.5544989109039" calcext:value-type="float">
            <text:p>56.5544989109</text:p>
          </table:table-cell>
          <table:table-cell table:formula="of:=[.C421]/([.H421]-[.H420])" office:value-type="float" office:value="118118.600260756" calcext:value-type="float">
            <text:p>118118.600260756</text:p>
          </table:table-cell>
          <table:table-cell table:formula="of:=[.G421]-[.$B421]" office:value-type="float" office:value="11.7363038063049" calcext:value-type="float">
            <text:p>11.7363038063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43137784.86147" calcext:value-type="float">
            <text:p>1443137784.86147</text:p>
          </table:table-cell>
          <table:table-cell office:value-type="float" office:value="4320" calcext:value-type="float">
            <text:p>4320</text:p>
          </table:table-cell>
          <table:table-cell table:formula="of:=[.B422]-[.$B$2]" office:value-type="float" office:value="44.8613080978394" calcext:value-type="float">
            <text:p>44.8613080978</text:p>
          </table:table-cell>
          <table:table-cell table:formula="of:=[.C422]/([.D422]-[.D421])" office:value-type="float" office:value="100201.810992706" calcext:value-type="float">
            <text:p>100201.810992706</text:p>
          </table:table-cell>
          <table:table-cell/>
          <table:table-cell office:value-type="float" office:value="1443137796.59123" calcext:value-type="float">
            <text:p>1443137796.59123</text:p>
          </table:table-cell>
          <table:table-cell table:formula="of:=[.G422]-[.$B$2]" office:value-type="float" office:value="56.5910677909851" calcext:value-type="float">
            <text:p>56.591067791</text:p>
          </table:table-cell>
          <table:table-cell table:formula="of:=[.C422]/([.H422]-[.H421])" office:value-type="float" office:value="118133.232147398" calcext:value-type="float">
            <text:p>118133.232147398</text:p>
          </table:table-cell>
          <table:table-cell table:formula="of:=[.G422]-[.$B422]" office:value-type="float" office:value="11.7297596931458" calcext:value-type="float">
            <text:p>11.7297596931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43137784.90458" calcext:value-type="float">
            <text:p>1443137784.90458</text:p>
          </table:table-cell>
          <table:table-cell office:value-type="float" office:value="4320" calcext:value-type="float">
            <text:p>4320</text:p>
          </table:table-cell>
          <table:table-cell table:formula="of:=[.B423]-[.$B$2]" office:value-type="float" office:value="44.9044208526611" calcext:value-type="float">
            <text:p>44.9044208527</text:p>
          </table:table-cell>
          <table:table-cell table:formula="of:=[.C423]/([.D423]-[.D422])" office:value-type="float" office:value="100202.365120446" calcext:value-type="float">
            <text:p>100202.365120446</text:p>
          </table:table-cell>
          <table:table-cell/>
          <table:table-cell office:value-type="float" office:value="1443137796.6278" calcext:value-type="float">
            <text:p>1443137796.6278</text:p>
          </table:table-cell>
          <table:table-cell table:formula="of:=[.G423]-[.$B$2]" office:value-type="float" office:value="56.6276333332062" calcext:value-type="float">
            <text:p>56.6276333332</text:p>
          </table:table-cell>
          <table:table-cell table:formula="of:=[.C423]/([.H423]-[.H422])" office:value-type="float" office:value="118144.015857388" calcext:value-type="float">
            <text:p>118144.015857388</text:p>
          </table:table-cell>
          <table:table-cell table:formula="of:=[.G423]-[.$B423]" office:value-type="float" office:value="11.723212480545" calcext:value-type="float">
            <text:p>11.7232124805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43137784.9477" calcext:value-type="float">
            <text:p>1443137784.9477</text:p>
          </table:table-cell>
          <table:table-cell office:value-type="float" office:value="4320" calcext:value-type="float">
            <text:p>4320</text:p>
          </table:table-cell>
          <table:table-cell table:formula="of:=[.B424]-[.$B$2]" office:value-type="float" office:value="44.9475417137146" calcext:value-type="float">
            <text:p>44.9475417137</text:p>
          </table:table-cell>
          <table:table-cell table:formula="of:=[.C424]/([.D424]-[.D423])" office:value-type="float" office:value="100183.528214882" calcext:value-type="float">
            <text:p>100183.528214882</text:p>
          </table:table-cell>
          <table:table-cell/>
          <table:table-cell office:value-type="float" office:value="1443137796.66437" calcext:value-type="float">
            <text:p>1443137796.66437</text:p>
          </table:table-cell>
          <table:table-cell table:formula="of:=[.G424]-[.$B$2]" office:value-type="float" office:value="56.664205789566" calcext:value-type="float">
            <text:p>56.6642057896</text:p>
          </table:table-cell>
          <table:table-cell table:formula="of:=[.C424]/([.H424]-[.H423])" office:value-type="float" office:value="118121.680356724" calcext:value-type="float">
            <text:p>118121.680356724</text:p>
          </table:table-cell>
          <table:table-cell table:formula="of:=[.G424]-[.$B424]" office:value-type="float" office:value="11.7166640758514" calcext:value-type="float">
            <text:p>11.7166640759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43137784.99082" calcext:value-type="float">
            <text:p>1443137784.99082</text:p>
          </table:table-cell>
          <table:table-cell office:value-type="float" office:value="4320" calcext:value-type="float">
            <text:p>4320</text:p>
          </table:table-cell>
          <table:table-cell table:formula="of:=[.B425]-[.$B$2]" office:value-type="float" office:value="44.9906554222107" calcext:value-type="float">
            <text:p>44.9906554222</text:p>
          </table:table-cell>
          <table:table-cell table:formula="of:=[.C425]/([.D425]-[.D424])" office:value-type="float" office:value="100200.148646257" calcext:value-type="float">
            <text:p>100200.148646257</text:p>
          </table:table-cell>
          <table:table-cell/>
          <table:table-cell office:value-type="float" office:value="1443137796.70092" calcext:value-type="float">
            <text:p>1443137796.70092</text:p>
          </table:table-cell>
          <table:table-cell table:formula="of:=[.G425]-[.$B$2]" office:value-type="float" office:value="56.7007539272308" calcext:value-type="float">
            <text:p>56.7007539272</text:p>
          </table:table-cell>
          <table:table-cell table:formula="of:=[.C425]/([.H425]-[.H424])" office:value-type="float" office:value="118200.277114564" calcext:value-type="float">
            <text:p>118200.277114564</text:p>
          </table:table-cell>
          <table:table-cell table:formula="of:=[.G425]-[.$B425]" office:value-type="float" office:value="11.7100985050201" calcext:value-type="float">
            <text:p>11.710098505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43137785.03253" calcext:value-type="float">
            <text:p>1443137785.03253</text:p>
          </table:table-cell>
          <table:table-cell office:value-type="float" office:value="4320" calcext:value-type="float">
            <text:p>4320</text:p>
          </table:table-cell>
          <table:table-cell table:formula="of:=[.B426]-[.$B$2]" office:value-type="float" office:value="45.0323724746704" calcext:value-type="float">
            <text:p>45.0323724747</text:p>
          </table:table-cell>
          <table:table-cell table:formula="of:=[.C426]/([.D426]-[.D425])" office:value-type="float" office:value="103554.775452353" calcext:value-type="float">
            <text:p>103554.775452353</text:p>
          </table:table-cell>
          <table:table-cell/>
          <table:table-cell office:value-type="float" office:value="1443137796.7375" calcext:value-type="float">
            <text:p>1443137796.7375</text:p>
          </table:table-cell>
          <table:table-cell table:formula="of:=[.G426]-[.$B$2]" office:value-type="float" office:value="56.7373361587524" calcext:value-type="float">
            <text:p>56.7373361588</text:p>
          </table:table-cell>
          <table:table-cell table:formula="of:=[.C426]/([.H426]-[.H425])" office:value-type="float" office:value="118090.116986125" calcext:value-type="float">
            <text:p>118090.116986125</text:p>
          </table:table-cell>
          <table:table-cell table:formula="of:=[.G426]-[.$B426]" office:value-type="float" office:value="11.704963684082" calcext:value-type="float">
            <text:p>11.7049636841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43137785.07381" calcext:value-type="float">
            <text:p>1443137785.07381</text:p>
          </table:table-cell>
          <table:table-cell office:value-type="float" office:value="4320" calcext:value-type="float">
            <text:p>4320</text:p>
          </table:table-cell>
          <table:table-cell table:formula="of:=[.B427]-[.$B$2]" office:value-type="float" office:value="45.0736467838287" calcext:value-type="float">
            <text:p>45.0736467838</text:p>
          </table:table-cell>
          <table:table-cell table:formula="of:=[.C427]/([.D427]-[.D426])" office:value-type="float" office:value="104665.591940711" calcext:value-type="float">
            <text:p>104665.591940711</text:p>
          </table:table-cell>
          <table:table-cell/>
          <table:table-cell office:value-type="float" office:value="1443137796.77403" calcext:value-type="float">
            <text:p>1443137796.77403</text:p>
          </table:table-cell>
          <table:table-cell table:formula="of:=[.G427]-[.$B$2]" office:value-type="float" office:value="56.7738709449768" calcext:value-type="float">
            <text:p>56.773870945</text:p>
          </table:table-cell>
          <table:table-cell table:formula="of:=[.C427]/([.H427]-[.H426])" office:value-type="float" office:value="118243.472767851" calcext:value-type="float">
            <text:p>118243.472767851</text:p>
          </table:table-cell>
          <table:table-cell table:formula="of:=[.G427]-[.$B427]" office:value-type="float" office:value="11.7002241611481" calcext:value-type="float">
            <text:p>11.7002241611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43137785.11508" calcext:value-type="float">
            <text:p>1443137785.11508</text:p>
          </table:table-cell>
          <table:table-cell office:value-type="float" office:value="4320" calcext:value-type="float">
            <text:p>4320</text:p>
          </table:table-cell>
          <table:table-cell table:formula="of:=[.B428]-[.$B$2]" office:value-type="float" office:value="45.1149189472199" calcext:value-type="float">
            <text:p>45.1149189472</text:p>
          </table:table-cell>
          <table:table-cell table:formula="of:=[.C428]/([.D428]-[.D427])" office:value-type="float" office:value="104671.033574416" calcext:value-type="float">
            <text:p>104671.033574416</text:p>
          </table:table-cell>
          <table:table-cell/>
          <table:table-cell office:value-type="float" office:value="1443137796.81064" calcext:value-type="float">
            <text:p>1443137796.81064</text:p>
          </table:table-cell>
          <table:table-cell table:formula="of:=[.G428]-[.$B$2]" office:value-type="float" office:value="56.8104739189148" calcext:value-type="float">
            <text:p>56.8104739189</text:p>
          </table:table-cell>
          <table:table-cell table:formula="of:=[.C428]/([.H428]-[.H427])" office:value-type="float" office:value="118023.196894297" calcext:value-type="float">
            <text:p>118023.196894297</text:p>
          </table:table-cell>
          <table:table-cell table:formula="of:=[.G428]-[.$B428]" office:value-type="float" office:value="11.6955549716949" calcext:value-type="float">
            <text:p>11.6955549717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43137785.15635" calcext:value-type="float">
            <text:p>1443137785.15635</text:p>
          </table:table-cell>
          <table:table-cell office:value-type="float" office:value="4320" calcext:value-type="float">
            <text:p>4320</text:p>
          </table:table-cell>
          <table:table-cell table:formula="of:=[.B429]-[.$B$2]" office:value-type="float" office:value="45.1561906337738" calcext:value-type="float">
            <text:p>45.1561906338</text:p>
          </table:table-cell>
          <table:table-cell table:formula="of:=[.C429]/([.D429]-[.D428])" office:value-type="float" office:value="104672.242903192" calcext:value-type="float">
            <text:p>104672.242903192</text:p>
          </table:table-cell>
          <table:table-cell/>
          <table:table-cell office:value-type="float" office:value="1443137796.84721" calcext:value-type="float">
            <text:p>1443137796.84721</text:p>
          </table:table-cell>
          <table:table-cell table:formula="of:=[.G429]-[.$B$2]" office:value-type="float" office:value="56.8470432758331" calcext:value-type="float">
            <text:p>56.8470432758</text:p>
          </table:table-cell>
          <table:table-cell table:formula="of:=[.C429]/([.H429]-[.H428])" office:value-type="float" office:value="118131.691778098" calcext:value-type="float">
            <text:p>118131.691778098</text:p>
          </table:table-cell>
          <table:table-cell table:formula="of:=[.G429]-[.$B429]" office:value-type="float" office:value="11.6908526420593" calcext:value-type="float">
            <text:p>11.6908526421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43137785.19763" calcext:value-type="float">
            <text:p>1443137785.19763</text:p>
          </table:table-cell>
          <table:table-cell office:value-type="float" office:value="4320" calcext:value-type="float">
            <text:p>4320</text:p>
          </table:table-cell>
          <table:table-cell table:formula="of:=[.B430]-[.$B$2]" office:value-type="float" office:value="45.1974670886993" calcext:value-type="float">
            <text:p>45.1974670887</text:p>
          </table:table-cell>
          <table:table-cell table:formula="of:=[.C430]/([.D430]-[.D429])" office:value-type="float" office:value="104660.150872775" calcext:value-type="float">
            <text:p>104660.150872775</text:p>
          </table:table-cell>
          <table:table-cell/>
          <table:table-cell office:value-type="float" office:value="1443137796.88377" calcext:value-type="float">
            <text:p>1443137796.88377</text:p>
          </table:table-cell>
          <table:table-cell table:formula="of:=[.G430]-[.$B$2]" office:value-type="float" office:value="56.8836097717285" calcext:value-type="float">
            <text:p>56.8836097717</text:p>
          </table:table-cell>
          <table:table-cell table:formula="of:=[.C430]/([.H430]-[.H429])" office:value-type="float" office:value="118140.934596501" calcext:value-type="float">
            <text:p>118140.934596501</text:p>
          </table:table-cell>
          <table:table-cell table:formula="of:=[.G430]-[.$B430]" office:value-type="float" office:value="11.6861426830292" calcext:value-type="float">
            <text:p>11.686142683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43137785.2389" calcext:value-type="float">
            <text:p>1443137785.2389</text:p>
          </table:table-cell>
          <table:table-cell office:value-type="float" office:value="4320" calcext:value-type="float">
            <text:p>4320</text:p>
          </table:table-cell>
          <table:table-cell table:formula="of:=[.B431]-[.$B$2]" office:value-type="float" office:value="45.2387390136719" calcext:value-type="float">
            <text:p>45.2387390137</text:p>
          </table:table-cell>
          <table:table-cell table:formula="of:=[.C431]/([.D431]-[.D430])" office:value-type="float" office:value="104671.638235311" calcext:value-type="float">
            <text:p>104671.638235311</text:p>
          </table:table-cell>
          <table:table-cell/>
          <table:table-cell office:value-type="float" office:value="1443137796.92034" calcext:value-type="float">
            <text:p>1443137796.92034</text:p>
          </table:table-cell>
          <table:table-cell table:formula="of:=[.G431]-[.$B$2]" office:value-type="float" office:value="56.920182466507" calcext:value-type="float">
            <text:p>56.9201824665</text:p>
          </table:table-cell>
          <table:table-cell table:formula="of:=[.C431]/([.H431]-[.H430])" office:value-type="float" office:value="118120.910317672" calcext:value-type="float">
            <text:p>118120.910317672</text:p>
          </table:table-cell>
          <table:table-cell table:formula="of:=[.G431]-[.$B431]" office:value-type="float" office:value="11.6814434528351" calcext:value-type="float">
            <text:p>11.6814434528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43137785.28017" calcext:value-type="float">
            <text:p>1443137785.28017</text:p>
          </table:table-cell>
          <table:table-cell office:value-type="float" office:value="4320" calcext:value-type="float">
            <text:p>4320</text:p>
          </table:table-cell>
          <table:table-cell table:formula="of:=[.B432]-[.$B$2]" office:value-type="float" office:value="45.2800109386444" calcext:value-type="float">
            <text:p>45.2800109386</text:p>
          </table:table-cell>
          <table:table-cell table:formula="of:=[.C432]/([.D432]-[.D431])" office:value-type="float" office:value="104671.638235311" calcext:value-type="float">
            <text:p>104671.638235311</text:p>
          </table:table-cell>
          <table:table-cell/>
          <table:table-cell office:value-type="float" office:value="1443137796.95689" calcext:value-type="float">
            <text:p>1443137796.95689</text:p>
          </table:table-cell>
          <table:table-cell table:formula="of:=[.G432]-[.$B$2]" office:value-type="float" office:value="56.9567232131958" calcext:value-type="float">
            <text:p>56.9567232132</text:p>
          </table:table-cell>
          <table:table-cell table:formula="of:=[.C432]/([.H432]-[.H431])" office:value-type="float" office:value="118224.185093597" calcext:value-type="float">
            <text:p>118224.185093597</text:p>
          </table:table-cell>
          <table:table-cell table:formula="of:=[.G432]-[.$B432]" office:value-type="float" office:value="11.6767122745514" calcext:value-type="float">
            <text:p>11.6767122746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43137785.32144" calcext:value-type="float">
            <text:p>1443137785.32144</text:p>
          </table:table-cell>
          <table:table-cell office:value-type="float" office:value="4320" calcext:value-type="float">
            <text:p>4320</text:p>
          </table:table-cell>
          <table:table-cell table:formula="of:=[.B433]-[.$B$2]" office:value-type="float" office:value="45.3212792873383" calcext:value-type="float">
            <text:p>45.3212792873</text:p>
          </table:table-cell>
          <table:table-cell table:formula="of:=[.C433]/([.D433]-[.D432])" office:value-type="float" office:value="104680.708987128" calcext:value-type="float">
            <text:p>104680.708987128</text:p>
          </table:table-cell>
          <table:table-cell/>
          <table:table-cell office:value-type="float" office:value="1443137796.99347" calcext:value-type="float">
            <text:p>1443137796.99347</text:p>
          </table:table-cell>
          <table:table-cell table:formula="of:=[.G433]-[.$B$2]" office:value-type="float" office:value="56.9933049678803" calcext:value-type="float">
            <text:p>56.9933049679</text:p>
          </table:table-cell>
          <table:table-cell table:formula="of:=[.C433]/([.H433]-[.H432])" office:value-type="float" office:value="118091.656271385" calcext:value-type="float">
            <text:p>118091.656271385</text:p>
          </table:table-cell>
          <table:table-cell table:formula="of:=[.G433]-[.$B433]" office:value-type="float" office:value="11.672025680542" calcext:value-type="float">
            <text:p>11.6720256805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43137785.36271" calcext:value-type="float">
            <text:p>1443137785.36271</text:p>
          </table:table-cell>
          <table:table-cell office:value-type="float" office:value="4320" calcext:value-type="float">
            <text:p>4320</text:p>
          </table:table-cell>
          <table:table-cell table:formula="of:=[.B434]-[.$B$2]" office:value-type="float" office:value="45.3625509738922" calcext:value-type="float">
            <text:p>45.3625509739</text:p>
          </table:table-cell>
          <table:table-cell table:formula="of:=[.C434]/([.D434]-[.D433])" office:value-type="float" office:value="104672.242903192" calcext:value-type="float">
            <text:p>104672.242903192</text:p>
          </table:table-cell>
          <table:table-cell/>
          <table:table-cell office:value-type="float" office:value="1443137800.00836" calcext:value-type="float">
            <text:p>1443137800.00836</text:p>
          </table:table-cell>
          <table:table-cell table:formula="of:=[.G434]-[.$B$2]" office:value-type="float" office:value="60.0081975460053" calcext:value-type="float">
            <text:p>60.008197546</text:p>
          </table:table-cell>
          <table:table-cell table:formula="of:=[.C434]/([.H434]-[.H433])" office:value-type="float" office:value="1432.88687343105" calcext:value-type="float">
            <text:p>1432.8868734311</text:p>
          </table:table-cell>
          <table:table-cell table:formula="of:=[.G434]-[.$B434]" office:value-type="float" office:value="14.645646572113" calcext:value-type="float">
            <text:p>14.6456465721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43137785.40399" calcext:value-type="float">
            <text:p>1443137785.40399</text:p>
          </table:table-cell>
          <table:table-cell office:value-type="float" office:value="4320" calcext:value-type="float">
            <text:p>4320</text:p>
          </table:table-cell>
          <table:table-cell table:formula="of:=[.B435]-[.$B$2]" office:value-type="float" office:value="45.4038231372833" calcext:value-type="float">
            <text:p>45.4038231373</text:p>
          </table:table-cell>
          <table:table-cell table:formula="of:=[.C435]/([.D435]-[.D434])" office:value-type="float" office:value="104671.033574416" calcext:value-type="float">
            <text:p>104671.033574416</text:p>
          </table:table-cell>
          <table:table-cell/>
          <table:table-cell office:value-type="float" office:value="1443137800.0265" calcext:value-type="float">
            <text:p>1443137800.0265</text:p>
          </table:table-cell>
          <table:table-cell table:formula="of:=[.G435]-[.$B$2]" office:value-type="float" office:value="60.0263350009918" calcext:value-type="float">
            <text:p>60.026335001</text:p>
          </table:table-cell>
          <table:table-cell table:formula="of:=[.C435]/([.H435]-[.H434])" office:value-type="float" office:value="238181.156242606" calcext:value-type="float">
            <text:p>238181.156242606</text:p>
          </table:table-cell>
          <table:table-cell table:formula="of:=[.G435]-[.$B435]" office:value-type="float" office:value="14.6225118637085" calcext:value-type="float">
            <text:p>14.6225118637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43137785.44528" calcext:value-type="float">
            <text:p>1443137785.44528</text:p>
          </table:table-cell>
          <table:table-cell office:value-type="float" office:value="4320" calcext:value-type="float">
            <text:p>4320</text:p>
          </table:table-cell>
          <table:table-cell table:formula="of:=[.B436]-[.$B$2]" office:value-type="float" office:value="45.4451155662537" calcext:value-type="float">
            <text:p>45.4451155663</text:p>
          </table:table-cell>
          <table:table-cell table:formula="of:=[.C436]/([.D436]-[.D435])" office:value-type="float" office:value="104619.662919402" calcext:value-type="float">
            <text:p>104619.662919402</text:p>
          </table:table-cell>
          <table:table-cell/>
          <table:table-cell office:value-type="float" office:value="1443137800.10227" calcext:value-type="float">
            <text:p>1443137800.10227</text:p>
          </table:table-cell>
          <table:table-cell table:formula="of:=[.G436]-[.$B$2]" office:value-type="float" office:value="60.1021111011505" calcext:value-type="float">
            <text:p>60.1021111012</text:p>
          </table:table-cell>
          <table:table-cell table:formula="of:=[.C436]/([.H436]-[.H435])" office:value-type="float" office:value="57010.0597807619" calcext:value-type="float">
            <text:p>57010.0597807619</text:p>
          </table:table-cell>
          <table:table-cell table:formula="of:=[.G436]-[.$B436]" office:value-type="float" office:value="14.6569955348969" calcext:value-type="float">
            <text:p>14.6569955349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43137785.48656" calcext:value-type="float">
            <text:p>1443137785.48656</text:p>
          </table:table-cell>
          <table:table-cell office:value-type="float" office:value="4320" calcext:value-type="float">
            <text:p>4320</text:p>
          </table:table-cell>
          <table:table-cell table:formula="of:=[.B437]-[.$B$2]" office:value-type="float" office:value="45.4864010810852" calcext:value-type="float">
            <text:p>45.4864010811</text:p>
          </table:table-cell>
          <table:table-cell table:formula="of:=[.C437]/([.D437]-[.D436])" office:value-type="float" office:value="104637.18371024" calcext:value-type="float">
            <text:p>104637.18371024</text:p>
          </table:table-cell>
          <table:table-cell/>
          <table:table-cell office:value-type="float" office:value="1443137800.20231" calcext:value-type="float">
            <text:p>1443137800.20231</text:p>
          </table:table-cell>
          <table:table-cell table:formula="of:=[.G437]-[.$B$2]" office:value-type="float" office:value="60.2021508216858" calcext:value-type="float">
            <text:p>60.2021508217</text:p>
          </table:table-cell>
          <table:table-cell table:formula="of:=[.C437]/([.H437]-[.H436])" office:value-type="float" office:value="43182.847541808" calcext:value-type="float">
            <text:p>43182.847541808</text:p>
          </table:table-cell>
          <table:table-cell table:formula="of:=[.G437]-[.$B437]" office:value-type="float" office:value="14.7157497406006" calcext:value-type="float">
            <text:p>14.7157497406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43137785.52783" calcext:value-type="float">
            <text:p>1443137785.52783</text:p>
          </table:table-cell>
          <table:table-cell office:value-type="float" office:value="4320" calcext:value-type="float">
            <text:p>4320</text:p>
          </table:table-cell>
          <table:table-cell table:formula="of:=[.B438]-[.$B$2]" office:value-type="float" office:value="45.527663230896" calcext:value-type="float">
            <text:p>45.5276632309</text:p>
          </table:table-cell>
          <table:table-cell table:formula="of:=[.C438]/([.D438]-[.D437])" office:value-type="float" office:value="104696.435348364" calcext:value-type="float">
            <text:p>104696.435348364</text:p>
          </table:table-cell>
          <table:table-cell/>
          <table:table-cell office:value-type="float" office:value="1443137802.04375" calcext:value-type="float">
            <text:p>1443137802.04375</text:p>
          </table:table-cell>
          <table:table-cell table:formula="of:=[.G438]-[.$B$2]" office:value-type="float" office:value="62.0435919761658" calcext:value-type="float">
            <text:p>62.0435919762</text:p>
          </table:table-cell>
          <table:table-cell table:formula="of:=[.C438]/([.H438]-[.H437])" office:value-type="float" office:value="2345.98862390472" calcext:value-type="float">
            <text:p>2345.9886239047</text:p>
          </table:table-cell>
          <table:table-cell table:formula="of:=[.G438]-[.$B438]" office:value-type="float" office:value="16.5159287452698" calcext:value-type="float">
            <text:p>16.5159287453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43137785.56916" calcext:value-type="float">
            <text:p>1443137785.56916</text:p>
          </table:table-cell>
          <table:table-cell office:value-type="float" office:value="4320" calcext:value-type="float">
            <text:p>4320</text:p>
          </table:table-cell>
          <table:table-cell table:formula="of:=[.B439]-[.$B$2]" office:value-type="float" office:value="45.5689930915833" calcext:value-type="float">
            <text:p>45.5689930916</text:p>
          </table:table-cell>
          <table:table-cell table:formula="of:=[.C439]/([.D439]-[.D438])" office:value-type="float" office:value="104524.910758581" calcext:value-type="float">
            <text:p>104524.910758581</text:p>
          </table:table-cell>
          <table:table-cell/>
          <table:table-cell office:value-type="float" office:value="1443137804.03529" calcext:value-type="float">
            <text:p>1443137804.03529</text:p>
          </table:table-cell>
          <table:table-cell table:formula="of:=[.G439]-[.$B$2]" office:value-type="float" office:value="64.0351259708405" calcext:value-type="float">
            <text:p>64.0351259708</text:p>
          </table:table-cell>
          <table:table-cell table:formula="of:=[.C439]/([.H439]-[.H438])" office:value-type="float" office:value="2169.18215383297" calcext:value-type="float">
            <text:p>2169.182153833</text:p>
          </table:table-cell>
          <table:table-cell table:formula="of:=[.G439]-[.$B439]" office:value-type="float" office:value="18.4661328792572" calcext:value-type="float">
            <text:p>18.4661328793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43137785.61043" calcext:value-type="float">
            <text:p>1443137785.61043</text:p>
          </table:table-cell>
          <table:table-cell office:value-type="float" office:value="4320" calcext:value-type="float">
            <text:p>4320</text:p>
          </table:table-cell>
          <table:table-cell table:formula="of:=[.B440]-[.$B$2]" office:value-type="float" office:value="45.6102631092072" calcext:value-type="float">
            <text:p>45.6102631092</text:p>
          </table:table-cell>
          <table:table-cell table:formula="of:=[.C440]/([.D440]-[.D439])" office:value-type="float" office:value="104676.475773979" calcext:value-type="float">
            <text:p>104676.475773979</text:p>
          </table:table-cell>
          <table:table-cell/>
          <table:table-cell office:value-type="float" office:value="1443137804.81045" calcext:value-type="float">
            <text:p>1443137804.81045</text:p>
          </table:table-cell>
          <table:table-cell table:formula="of:=[.G440]-[.$B$2]" office:value-type="float" office:value="64.8102915287018" calcext:value-type="float">
            <text:p>64.8102915287</text:p>
          </table:table-cell>
          <table:table-cell table:formula="of:=[.C440]/([.H440]-[.H439])" office:value-type="float" office:value="5573.00302650033" calcext:value-type="float">
            <text:p>5573.0030265003</text:p>
          </table:table-cell>
          <table:table-cell table:formula="of:=[.G440]-[.$B440]" office:value-type="float" office:value="19.2000284194946" calcext:value-type="float">
            <text:p>19.2000284195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43137785.65168" calcext:value-type="float">
            <text:p>1443137785.65168</text:p>
          </table:table-cell>
          <table:table-cell office:value-type="float" office:value="4320" calcext:value-type="float">
            <text:p>4320</text:p>
          </table:table-cell>
          <table:table-cell table:formula="of:=[.B441]-[.$B$2]" office:value-type="float" office:value="45.6515171527863" calcext:value-type="float">
            <text:p>45.6515171528</text:p>
          </table:table-cell>
          <table:table-cell table:formula="of:=[.C441]/([.D441]-[.D440])" office:value-type="float" office:value="104717.007721115" calcext:value-type="float">
            <text:p>104717.007721115</text:p>
          </table:table-cell>
          <table:table-cell/>
          <table:table-cell office:value-type="float" office:value="1443137804.85751" calcext:value-type="float">
            <text:p>1443137804.85751</text:p>
          </table:table-cell>
          <table:table-cell table:formula="of:=[.G441]-[.$B$2]" office:value-type="float" office:value="64.857349395752" calcext:value-type="float">
            <text:p>64.8573493958</text:p>
          </table:table-cell>
          <table:table-cell table:formula="of:=[.C441]/([.H441]-[.H440])" office:value-type="float" office:value="91801.8658898037" calcext:value-type="float">
            <text:p>91801.8658898037</text:p>
          </table:table-cell>
          <table:table-cell table:formula="of:=[.G441]-[.$B441]" office:value-type="float" office:value="19.2058322429657" calcext:value-type="float">
            <text:p>19.205832243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3137785.69295" calcext:value-type="float">
            <text:p>1443137785.69295</text:p>
          </table:table-cell>
          <table:table-cell office:value-type="float" office:value="4320" calcext:value-type="float">
            <text:p>4320</text:p>
          </table:table-cell>
          <table:table-cell table:formula="of:=[.B442]-[.$B$2]" office:value-type="float" office:value="45.6927878856659" calcext:value-type="float">
            <text:p>45.6927878857</text:p>
          </table:table-cell>
          <table:table-cell table:formula="of:=[.C442]/([.D442]-[.D441])" office:value-type="float" office:value="104674.66164458" calcext:value-type="float">
            <text:p>104674.66164458</text:p>
          </table:table-cell>
          <table:table-cell/>
          <table:table-cell office:value-type="float" office:value="1443137804.90627" calcext:value-type="float">
            <text:p>1443137804.90627</text:p>
          </table:table-cell>
          <table:table-cell table:formula="of:=[.G442]-[.$B$2]" office:value-type="float" office:value="64.9061081409454" calcext:value-type="float">
            <text:p>64.9061081409</text:p>
          </table:table-cell>
          <table:table-cell table:formula="of:=[.C442]/([.H442]-[.H441])" office:value-type="float" office:value="88599.4908781521" calcext:value-type="float">
            <text:p>88599.4908781521</text:p>
          </table:table-cell>
          <table:table-cell table:formula="of:=[.G442]-[.$B442]" office:value-type="float" office:value="19.2133202552795" calcext:value-type="float">
            <text:p>19.2133202553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43137785.73423" calcext:value-type="float">
            <text:p>1443137785.73423</text:p>
          </table:table-cell>
          <table:table-cell office:value-type="float" office:value="4320" calcext:value-type="float">
            <text:p>4320</text:p>
          </table:table-cell>
          <table:table-cell table:formula="of:=[.B443]-[.$B$2]" office:value-type="float" office:value="45.7340672016144" calcext:value-type="float">
            <text:p>45.7340672016</text:p>
          </table:table-cell>
          <table:table-cell table:formula="of:=[.C443]/([.D443]-[.D442])" office:value-type="float" office:value="104652.89699546" calcext:value-type="float">
            <text:p>104652.89699546</text:p>
          </table:table-cell>
          <table:table-cell/>
          <table:table-cell office:value-type="float" office:value="1443137804.95496" calcext:value-type="float">
            <text:p>1443137804.95496</text:p>
          </table:table-cell>
          <table:table-cell table:formula="of:=[.G443]-[.$B$2]" office:value-type="float" office:value="64.9547998905182" calcext:value-type="float">
            <text:p>64.9547998905</text:p>
          </table:table-cell>
          <table:table-cell table:formula="of:=[.C443]/([.H443]-[.H442])" office:value-type="float" office:value="88721.3960867266" calcext:value-type="float">
            <text:p>88721.3960867266</text:p>
          </table:table-cell>
          <table:table-cell table:formula="of:=[.G443]-[.$B443]" office:value-type="float" office:value="19.2207326889038" calcext:value-type="float">
            <text:p>19.2207326889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43137785.77551" calcext:value-type="float">
            <text:p>1443137785.77551</text:p>
          </table:table-cell>
          <table:table-cell office:value-type="float" office:value="4320" calcext:value-type="float">
            <text:p>4320</text:p>
          </table:table-cell>
          <table:table-cell table:formula="of:=[.B444]-[.$B$2]" office:value-type="float" office:value="45.7753486633301" calcext:value-type="float">
            <text:p>45.7753486633</text:p>
          </table:table-cell>
          <table:table-cell table:formula="of:=[.C444]/([.D444]-[.D443])" office:value-type="float" office:value="104647.45724731" calcext:value-type="float">
            <text:p>104647.45724731</text:p>
          </table:table-cell>
          <table:table-cell/>
          <table:table-cell office:value-type="float" office:value="1443137805.00378" calcext:value-type="float">
            <text:p>1443137805.00378</text:p>
          </table:table-cell>
          <table:table-cell table:formula="of:=[.G444]-[.$B$2]" office:value-type="float" office:value="65.0036172866821" calcext:value-type="float">
            <text:p>65.0036172867</text:p>
          </table:table-cell>
          <table:table-cell table:formula="of:=[.C444]/([.H444]-[.H443])" office:value-type="float" office:value="88493.0442724231" calcext:value-type="float">
            <text:p>88493.0442724231</text:p>
          </table:table-cell>
          <table:table-cell table:formula="of:=[.G444]-[.$B444]" office:value-type="float" office:value="19.2282686233521" calcext:value-type="float">
            <text:p>19.2282686234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43137785.81679" calcext:value-type="float">
            <text:p>1443137785.81679</text:p>
          </table:table-cell>
          <table:table-cell office:value-type="float" office:value="4320" calcext:value-type="float">
            <text:p>4320</text:p>
          </table:table-cell>
          <table:table-cell table:formula="of:=[.B445]-[.$B$2]" office:value-type="float" office:value="45.8166310787201" calcext:value-type="float">
            <text:p>45.8166310787</text:p>
          </table:table-cell>
          <table:table-cell table:formula="of:=[.C445]/([.D445]-[.D444])" office:value-type="float" office:value="104645.039762981" calcext:value-type="float">
            <text:p>104645.039762981</text:p>
          </table:table-cell>
          <table:table-cell/>
          <table:table-cell office:value-type="float" office:value="1443137805.01693" calcext:value-type="float">
            <text:p>1443137805.01693</text:p>
          </table:table-cell>
          <table:table-cell table:formula="of:=[.G445]-[.$B$2]" office:value-type="float" office:value="65.0167644023895" calcext:value-type="float">
            <text:p>65.0167644024</text:p>
          </table:table-cell>
          <table:table-cell table:formula="of:=[.C445]/([.H445]-[.H444])" office:value-type="float" office:value="328589.182307818" calcext:value-type="float">
            <text:p>328589.182307818</text:p>
          </table:table-cell>
          <table:table-cell table:formula="of:=[.G445]-[.$B445]" office:value-type="float" office:value="19.2001333236694" calcext:value-type="float">
            <text:p>19.2001333237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43137785.85807" calcext:value-type="float">
            <text:p>1443137785.85807</text:p>
          </table:table-cell>
          <table:table-cell office:value-type="float" office:value="4320" calcext:value-type="float">
            <text:p>4320</text:p>
          </table:table-cell>
          <table:table-cell table:formula="of:=[.B446]-[.$B$2]" office:value-type="float" office:value="45.8579115867615" calcext:value-type="float">
            <text:p>45.8579115868</text:p>
          </table:table-cell>
          <table:table-cell table:formula="of:=[.C446]/([.D446]-[.D445])" office:value-type="float" office:value="104649.874843338" calcext:value-type="float">
            <text:p>104649.874843338</text:p>
          </table:table-cell>
          <table:table-cell/>
          <table:table-cell office:value-type="float" office:value="1443137805.04842" calcext:value-type="float">
            <text:p>1443137805.04842</text:p>
          </table:table-cell>
          <table:table-cell table:formula="of:=[.G446]-[.$B$2]" office:value-type="float" office:value="65.0482611656189" calcext:value-type="float">
            <text:p>65.0482611656</text:p>
          </table:table-cell>
          <table:table-cell table:formula="of:=[.C446]/([.H446]-[.H445])" office:value-type="float" office:value="137156.950653637" calcext:value-type="float">
            <text:p>137156.950653637</text:p>
          </table:table-cell>
          <table:table-cell table:formula="of:=[.G446]-[.$B446]" office:value-type="float" office:value="19.1903495788574" calcext:value-type="float">
            <text:p>19.1903495789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43137785.89935" calcext:value-type="float">
            <text:p>1443137785.89935</text:p>
          </table:table-cell>
          <table:table-cell office:value-type="float" office:value="4320" calcext:value-type="float">
            <text:p>4320</text:p>
          </table:table-cell>
          <table:table-cell table:formula="of:=[.B447]-[.$B$2]" office:value-type="float" office:value="45.8991911411285" calcext:value-type="float">
            <text:p>45.8991911411</text:p>
          </table:table-cell>
          <table:table-cell table:formula="of:=[.C447]/([.D447]-[.D446])" office:value-type="float" office:value="104652.292551072" calcext:value-type="float">
            <text:p>104652.292551072</text:p>
          </table:table-cell>
          <table:table-cell/>
          <table:table-cell office:value-type="float" office:value="1443137805.08831" calcext:value-type="float">
            <text:p>1443137805.08831</text:p>
          </table:table-cell>
          <table:table-cell table:formula="of:=[.G447]-[.$B$2]" office:value-type="float" office:value="65.0881497859955" calcext:value-type="float">
            <text:p>65.088149786</text:p>
          </table:table-cell>
          <table:table-cell table:formula="of:=[.C447]/([.H447]-[.H446])" office:value-type="float" office:value="108301.564687248" calcext:value-type="float">
            <text:p>108301.564687248</text:p>
          </table:table-cell>
          <table:table-cell table:formula="of:=[.G447]-[.$B447]" office:value-type="float" office:value="19.1889586448669" calcext:value-type="float">
            <text:p>19.1889586449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43137785.94063" calcext:value-type="float">
            <text:p>1443137785.94063</text:p>
          </table:table-cell>
          <table:table-cell office:value-type="float" office:value="4320" calcext:value-type="float">
            <text:p>4320</text:p>
          </table:table-cell>
          <table:table-cell table:formula="of:=[.B448]-[.$B$2]" office:value-type="float" office:value="45.9404695034027" calcext:value-type="float">
            <text:p>45.9404695034</text:p>
          </table:table-cell>
          <table:table-cell table:formula="of:=[.C448]/([.D448]-[.D447])" office:value-type="float" office:value="104655.314842839" calcext:value-type="float">
            <text:p>104655.314842839</text:p>
          </table:table-cell>
          <table:table-cell/>
          <table:table-cell office:value-type="float" office:value="1443137805.12828" calcext:value-type="float">
            <text:p>1443137805.12828</text:p>
          </table:table-cell>
          <table:table-cell table:formula="of:=[.G448]-[.$B$2]" office:value-type="float" office:value="65.1281142234802" calcext:value-type="float">
            <text:p>65.1281142235</text:p>
          </table:table-cell>
          <table:table-cell table:formula="of:=[.C448]/([.H448]-[.H447])" office:value-type="float" office:value="108096.104233906" calcext:value-type="float">
            <text:p>108096.104233906</text:p>
          </table:table-cell>
          <table:table-cell table:formula="of:=[.G448]-[.$B448]" office:value-type="float" office:value="19.1876447200775" calcext:value-type="float">
            <text:p>19.1876447201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43137785.98191" calcext:value-type="float">
            <text:p>1443137785.98191</text:p>
          </table:table-cell>
          <table:table-cell office:value-type="float" office:value="4320" calcext:value-type="float">
            <text:p>4320</text:p>
          </table:table-cell>
          <table:table-cell table:formula="of:=[.B449]-[.$B$2]" office:value-type="float" office:value="45.9817495346069" calcext:value-type="float">
            <text:p>45.9817495346</text:p>
          </table:table-cell>
          <table:table-cell table:formula="of:=[.C449]/([.D449]-[.D448])" office:value-type="float" office:value="104651.083683241" calcext:value-type="float">
            <text:p>104651.083683241</text:p>
          </table:table-cell>
          <table:table-cell/>
          <table:table-cell office:value-type="float" office:value="1443137805.16815" calcext:value-type="float">
            <text:p>1443137805.16815</text:p>
          </table:table-cell>
          <table:table-cell table:formula="of:=[.G449]-[.$B$2]" office:value-type="float" office:value="65.1679835319519" calcext:value-type="float">
            <text:p>65.167983532</text:p>
          </table:table-cell>
          <table:table-cell table:formula="of:=[.C449]/([.H449]-[.H448])" office:value-type="float" office:value="108354.023824331" calcext:value-type="float">
            <text:p>108354.023824331</text:p>
          </table:table-cell>
          <table:table-cell table:formula="of:=[.G449]-[.$B449]" office:value-type="float" office:value="19.186233997345" calcext:value-type="float">
            <text:p>19.1862339973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43137786.02213" calcext:value-type="float">
            <text:p>1443137786.02213</text:p>
          </table:table-cell>
          <table:table-cell office:value-type="float" office:value="4320" calcext:value-type="float">
            <text:p>4320</text:p>
          </table:table-cell>
          <table:table-cell table:formula="of:=[.B450]-[.$B$2]" office:value-type="float" office:value="46.0219666957855" calcext:value-type="float">
            <text:p>46.0219666958</text:p>
          </table:table-cell>
          <table:table-cell table:formula="of:=[.C450]/([.D450]-[.D449])" office:value-type="float" office:value="107416.830860253" calcext:value-type="float">
            <text:p>107416.830860253</text:p>
          </table:table-cell>
          <table:table-cell/>
          <table:table-cell office:value-type="float" office:value="1443137805.20803" calcext:value-type="float">
            <text:p>1443137805.20803</text:p>
          </table:table-cell>
          <table:table-cell table:formula="of:=[.G450]-[.$B$2]" office:value-type="float" office:value="65.2078716754913" calcext:value-type="float">
            <text:p>65.2078716755</text:p>
          </table:table-cell>
          <table:table-cell table:formula="of:=[.C450]/([.H450]-[.H449])" office:value-type="float" office:value="108302.859362952" calcext:value-type="float">
            <text:p>108302.859362952</text:p>
          </table:table-cell>
          <table:table-cell table:formula="of:=[.G450]-[.$B450]" office:value-type="float" office:value="19.1859049797058" calcext:value-type="float">
            <text:p>19.1859049797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43137786.06153" calcext:value-type="float">
            <text:p>1443137786.06153</text:p>
          </table:table-cell>
          <table:table-cell office:value-type="float" office:value="4320" calcext:value-type="float">
            <text:p>4320</text:p>
          </table:table-cell>
          <table:table-cell table:formula="of:=[.B451]-[.$B$2]" office:value-type="float" office:value="46.0613653659821" calcext:value-type="float">
            <text:p>46.061365366</text:p>
          </table:table-cell>
          <table:table-cell table:formula="of:=[.C451]/([.D451]-[.D450])" office:value-type="float" office:value="109648.370832073" calcext:value-type="float">
            <text:p>109648.370832073</text:p>
          </table:table-cell>
          <table:table-cell/>
          <table:table-cell office:value-type="float" office:value="1443137805.24793" calcext:value-type="float">
            <text:p>1443137805.24793</text:p>
          </table:table-cell>
          <table:table-cell table:formula="of:=[.G451]-[.$B$2]" office:value-type="float" office:value="65.2477686405182" calcext:value-type="float">
            <text:p>65.2477686405</text:p>
          </table:table-cell>
          <table:table-cell table:formula="of:=[.C451]/([.H451]-[.H450])" office:value-type="float" office:value="108278.912871997" calcext:value-type="float">
            <text:p>108278.912871997</text:p>
          </table:table-cell>
          <table:table-cell table:formula="of:=[.G451]-[.$B451]" office:value-type="float" office:value="19.1864032745361" calcext:value-type="float">
            <text:p>19.1864032745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43137786.10095" calcext:value-type="float">
            <text:p>1443137786.10095</text:p>
          </table:table-cell>
          <table:table-cell office:value-type="float" office:value="4320" calcext:value-type="float">
            <text:p>4320</text:p>
          </table:table-cell>
          <table:table-cell table:formula="of:=[.B452]-[.$B$2]" office:value-type="float" office:value="46.1007866859436" calcext:value-type="float">
            <text:p>46.1007866859</text:p>
          </table:table-cell>
          <table:table-cell table:formula="of:=[.C452]/([.D452]-[.D451])" office:value-type="float" office:value="109585.371677402" calcext:value-type="float">
            <text:p>109585.371677402</text:p>
          </table:table-cell>
          <table:table-cell/>
          <table:table-cell office:value-type="float" office:value="1443137805.28782" calcext:value-type="float">
            <text:p>1443137805.28782</text:p>
          </table:table-cell>
          <table:table-cell table:formula="of:=[.G452]-[.$B$2]" office:value-type="float" office:value="65.2876627445221" calcext:value-type="float">
            <text:p>65.2876627445</text:p>
          </table:table-cell>
          <table:table-cell table:formula="of:=[.C452]/([.H452]-[.H451])" office:value-type="float" office:value="108286.678141136" calcext:value-type="float">
            <text:p>108286.678141136</text:p>
          </table:table-cell>
          <table:table-cell table:formula="of:=[.G452]-[.$B452]" office:value-type="float" office:value="19.1868760585785" calcext:value-type="float">
            <text:p>19.1868760586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43137786.14036" calcext:value-type="float">
            <text:p>1443137786.14036</text:p>
          </table:table-cell>
          <table:table-cell office:value-type="float" office:value="4320" calcext:value-type="float">
            <text:p>4320</text:p>
          </table:table-cell>
          <table:table-cell table:formula="of:=[.B453]-[.$B$2]" office:value-type="float" office:value="46.1401929855347" calcext:value-type="float">
            <text:p>46.1401929855</text:p>
          </table:table-cell>
          <table:table-cell table:formula="of:=[.C453]/([.D453]-[.D452])" office:value-type="float" office:value="109627.141975533" calcext:value-type="float">
            <text:p>109627.141975533</text:p>
          </table:table-cell>
          <table:table-cell/>
          <table:table-cell office:value-type="float" office:value="1443137805.32772" calcext:value-type="float">
            <text:p>1443137805.32772</text:p>
          </table:table-cell>
          <table:table-cell table:formula="of:=[.G453]-[.$B$2]" office:value-type="float" office:value="65.3275575637817" calcext:value-type="float">
            <text:p>65.3275575638</text:p>
          </table:table-cell>
          <table:table-cell table:formula="of:=[.C453]/([.H453]-[.H452])" office:value-type="float" office:value="108284.736719436" calcext:value-type="float">
            <text:p>108284.736719436</text:p>
          </table:table-cell>
          <table:table-cell table:formula="of:=[.G453]-[.$B453]" office:value-type="float" office:value="19.1873645782471" calcext:value-type="float">
            <text:p>19.1873645782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43137786.17977" calcext:value-type="float">
            <text:p>1443137786.17977</text:p>
          </table:table-cell>
          <table:table-cell office:value-type="float" office:value="4320" calcext:value-type="float">
            <text:p>4320</text:p>
          </table:table-cell>
          <table:table-cell table:formula="of:=[.B454]-[.$B$2]" office:value-type="float" office:value="46.1796035766602" calcext:value-type="float">
            <text:p>46.1796035767</text:p>
          </table:table-cell>
          <table:table-cell table:formula="of:=[.C454]/([.D454]-[.D453])" office:value-type="float" office:value="109615.204355717" calcext:value-type="float">
            <text:p>109615.204355717</text:p>
          </table:table-cell>
          <table:table-cell/>
          <table:table-cell office:value-type="float" office:value="1443137805.36761" calcext:value-type="float">
            <text:p>1443137805.36761</text:p>
          </table:table-cell>
          <table:table-cell table:formula="of:=[.G454]-[.$B$2]" office:value-type="float" office:value="65.3674473762512" calcext:value-type="float">
            <text:p>65.3674473763</text:p>
          </table:table-cell>
          <table:table-cell table:formula="of:=[.C454]/([.H454]-[.H453])" office:value-type="float" office:value="108298.328133405" calcext:value-type="float">
            <text:p>108298.328133405</text:p>
          </table:table-cell>
          <table:table-cell table:formula="of:=[.G454]-[.$B454]" office:value-type="float" office:value="19.1878437995911" calcext:value-type="float">
            <text:p>19.1878437996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43137786.21917" calcext:value-type="float">
            <text:p>1443137786.21917</text:p>
          </table:table-cell>
          <table:table-cell office:value-type="float" office:value="4320" calcext:value-type="float">
            <text:p>4320</text:p>
          </table:table-cell>
          <table:table-cell table:formula="of:=[.B455]-[.$B$2]" office:value-type="float" office:value="46.2190082073212" calcext:value-type="float">
            <text:p>46.2190082073</text:p>
          </table:table-cell>
          <table:table-cell table:formula="of:=[.C455]/([.D455]-[.D454])" office:value-type="float" office:value="109631.785085464" calcext:value-type="float">
            <text:p>109631.785085464</text:p>
          </table:table-cell>
          <table:table-cell/>
          <table:table-cell office:value-type="float" office:value="1443137805.40751" calcext:value-type="float">
            <text:p>1443137805.40751</text:p>
          </table:table-cell>
          <table:table-cell table:formula="of:=[.G455]-[.$B$2]" office:value-type="float" office:value="65.4073438644409" calcext:value-type="float">
            <text:p>65.4073438644</text:p>
          </table:table-cell>
          <table:table-cell table:formula="of:=[.C455]/([.H455]-[.H454])" office:value-type="float" office:value="108280.207006179" calcext:value-type="float">
            <text:p>108280.207006179</text:p>
          </table:table-cell>
          <table:table-cell table:formula="of:=[.G455]-[.$B455]" office:value-type="float" office:value="19.1883356571198" calcext:value-type="float">
            <text:p>19.1883356571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43137786.25858" calcext:value-type="float">
            <text:p>1443137786.25858</text:p>
          </table:table-cell>
          <table:table-cell office:value-type="float" office:value="4320" calcext:value-type="float">
            <text:p>4320</text:p>
          </table:table-cell>
          <table:table-cell table:formula="of:=[.B456]-[.$B$2]" office:value-type="float" office:value="46.2584180831909" calcext:value-type="float">
            <text:p>46.2584180832</text:p>
          </table:table-cell>
          <table:table-cell table:formula="of:=[.C456]/([.D456]-[.D455])" office:value-type="float" office:value="109617.193778471" calcext:value-type="float">
            <text:p>109617.193778471</text:p>
          </table:table-cell>
          <table:table-cell/>
          <table:table-cell office:value-type="float" office:value="1443137805.4474" calcext:value-type="float">
            <text:p>1443137805.4474</text:p>
          </table:table-cell>
          <table:table-cell table:formula="of:=[.G456]-[.$B$2]" office:value-type="float" office:value="65.4472336769104" calcext:value-type="float">
            <text:p>65.4472336769</text:p>
          </table:table-cell>
          <table:table-cell table:formula="of:=[.C456]/([.H456]-[.H455])" office:value-type="float" office:value="108298.328133405" calcext:value-type="float">
            <text:p>108298.328133405</text:p>
          </table:table-cell>
          <table:table-cell table:formula="of:=[.G456]-[.$B456]" office:value-type="float" office:value="19.1888155937195" calcext:value-type="float">
            <text:p>19.1888155937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43137786.29799" calcext:value-type="float">
            <text:p>1443137786.29799</text:p>
          </table:table-cell>
          <table:table-cell office:value-type="float" office:value="4320" calcext:value-type="float">
            <text:p>4320</text:p>
          </table:table-cell>
          <table:table-cell table:formula="of:=[.B457]-[.$B$2]" office:value-type="float" office:value="46.2978277206421" calcext:value-type="float">
            <text:p>46.2978277206</text:p>
          </table:table-cell>
          <table:table-cell table:formula="of:=[.C457]/([.D457]-[.D456])" office:value-type="float" office:value="109617.856935437" calcext:value-type="float">
            <text:p>109617.856935437</text:p>
          </table:table-cell>
          <table:table-cell/>
          <table:table-cell office:value-type="float" office:value="1443137805.48732" calcext:value-type="float">
            <text:p>1443137805.48732</text:p>
          </table:table-cell>
          <table:table-cell table:formula="of:=[.G457]-[.$B$2]" office:value-type="float" office:value="65.4871544837952" calcext:value-type="float">
            <text:p>65.4871544838</text:p>
          </table:table-cell>
          <table:table-cell table:formula="of:=[.C457]/([.H457]-[.H456])" office:value-type="float" office:value="108214.245580506" calcext:value-type="float">
            <text:p>108214.245580506</text:p>
          </table:table-cell>
          <table:table-cell table:formula="of:=[.G457]-[.$B457]" office:value-type="float" office:value="19.1893267631531" calcext:value-type="float">
            <text:p>19.1893267632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43137786.3374" calcext:value-type="float">
            <text:p>1443137786.3374</text:p>
          </table:table-cell>
          <table:table-cell office:value-type="float" office:value="4320" calcext:value-type="float">
            <text:p>4320</text:p>
          </table:table-cell>
          <table:table-cell table:formula="of:=[.B458]-[.$B$2]" office:value-type="float" office:value="46.3372366428375" calcext:value-type="float">
            <text:p>46.3372366428</text:p>
          </table:table-cell>
          <table:table-cell table:formula="of:=[.C458]/([.D458]-[.D457])" office:value-type="float" office:value="109619.846454478" calcext:value-type="float">
            <text:p>109619.846454478</text:p>
          </table:table-cell>
          <table:table-cell/>
          <table:table-cell office:value-type="float" office:value="1443137805.52719" calcext:value-type="float">
            <text:p>1443137805.52719</text:p>
          </table:table-cell>
          <table:table-cell table:formula="of:=[.G458]-[.$B$2]" office:value-type="float" office:value="65.5270230770111" calcext:value-type="float">
            <text:p>65.527023077</text:p>
          </table:table-cell>
          <table:table-cell table:formula="of:=[.C458]/([.H458]-[.H457])" office:value-type="float" office:value="108355.967731326" calcext:value-type="float">
            <text:p>108355.967731326</text:p>
          </table:table-cell>
          <table:table-cell table:formula="of:=[.G458]-[.$B458]" office:value-type="float" office:value="19.1897864341736" calcext:value-type="float">
            <text:p>19.1897864342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43137786.37681" calcext:value-type="float">
            <text:p>1443137786.37681</text:p>
          </table:table-cell>
          <table:table-cell office:value-type="float" office:value="4320" calcext:value-type="float">
            <text:p>4320</text:p>
          </table:table-cell>
          <table:table-cell table:formula="of:=[.B459]-[.$B$2]" office:value-type="float" office:value="46.3766458034515" calcext:value-type="float">
            <text:p>46.3766458035</text:p>
          </table:table-cell>
          <table:table-cell table:formula="of:=[.C459]/([.D459]-[.D458])" office:value-type="float" office:value="109619.18327344" calcext:value-type="float">
            <text:p>109619.18327344</text:p>
          </table:table-cell>
          <table:table-cell/>
          <table:table-cell office:value-type="float" office:value="1443137805.56704" calcext:value-type="float">
            <text:p>1443137805.56704</text:p>
          </table:table-cell>
          <table:table-cell table:formula="of:=[.G459]-[.$B$2]" office:value-type="float" office:value="65.5668759346008" calcext:value-type="float">
            <text:p>65.5668759346</text:p>
          </table:table-cell>
          <table:table-cell table:formula="of:=[.C459]/([.H459]-[.H458])" office:value-type="float" office:value="108398.751338578" calcext:value-type="float">
            <text:p>108398.751338578</text:p>
          </table:table-cell>
          <table:table-cell table:formula="of:=[.G459]-[.$B459]" office:value-type="float" office:value="19.1902301311493" calcext:value-type="float">
            <text:p>19.1902301311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43137786.41621" calcext:value-type="float">
            <text:p>1443137786.41621</text:p>
          </table:table-cell>
          <table:table-cell office:value-type="float" office:value="4320" calcext:value-type="float">
            <text:p>4320</text:p>
          </table:table-cell>
          <table:table-cell table:formula="of:=[.B460]-[.$B$2]" office:value-type="float" office:value="46.4160525798798" calcext:value-type="float">
            <text:p>46.4160525799</text:p>
          </table:table-cell>
          <table:table-cell table:formula="of:=[.C460]/([.D460]-[.D459])" office:value-type="float" office:value="109625.815444931" calcext:value-type="float">
            <text:p>109625.815444931</text:p>
          </table:table-cell>
          <table:table-cell/>
          <table:table-cell office:value-type="float" office:value="1443137805.60699" calcext:value-type="float">
            <text:p>1443137805.60699</text:p>
          </table:table-cell>
          <table:table-cell table:formula="of:=[.G460]-[.$B$2]" office:value-type="float" office:value="65.6068248748779" calcext:value-type="float">
            <text:p>65.6068248749</text:p>
          </table:table-cell>
          <table:table-cell table:formula="of:=[.C460]/([.H460]-[.H459])" office:value-type="float" office:value="108138.037455687" calcext:value-type="float">
            <text:p>108138.037455687</text:p>
          </table:table-cell>
          <table:table-cell table:formula="of:=[.G460]-[.$B460]" office:value-type="float" office:value="19.1907722949982" calcext:value-type="float">
            <text:p>19.190772295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43137786.4557" calcext:value-type="float">
            <text:p>1443137786.4557</text:p>
          </table:table-cell>
          <table:table-cell office:value-type="float" office:value="4320" calcext:value-type="float">
            <text:p>4320</text:p>
          </table:table-cell>
          <table:table-cell table:formula="of:=[.B461]-[.$B$2]" office:value-type="float" office:value="46.455534696579" calcext:value-type="float">
            <text:p>46.4555346966</text:p>
          </table:table-cell>
          <table:table-cell table:formula="of:=[.C461]/([.D461]-[.D460])" office:value-type="float" office:value="109416.626086957" calcext:value-type="float">
            <text:p>109416.626086957</text:p>
          </table:table-cell>
          <table:table-cell/>
          <table:table-cell office:value-type="float" office:value="1443137805.64687" calcext:value-type="float">
            <text:p>1443137805.64687</text:p>
          </table:table-cell>
          <table:table-cell table:formula="of:=[.G461]-[.$B$2]" office:value-type="float" office:value="65.6467053890228" calcext:value-type="float">
            <text:p>65.646705389</text:p>
          </table:table-cell>
          <table:table-cell table:formula="of:=[.C461]/([.H461]-[.H460])" office:value-type="float" office:value="108323.578384777" calcext:value-type="float">
            <text:p>108323.578384777</text:p>
          </table:table-cell>
          <table:table-cell table:formula="of:=[.G461]-[.$B461]" office:value-type="float" office:value="19.1911706924438" calcext:value-type="float">
            <text:p>19.1911706924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43137786.49511" calcext:value-type="float">
            <text:p>1443137786.49511</text:p>
          </table:table-cell>
          <table:table-cell office:value-type="float" office:value="4320" calcext:value-type="float">
            <text:p>4320</text:p>
          </table:table-cell>
          <table:table-cell table:formula="of:=[.B462]-[.$B$2]" office:value-type="float" office:value="46.4949455261231" calcext:value-type="float">
            <text:p>46.4949455261</text:p>
          </table:table-cell>
          <table:table-cell table:formula="of:=[.C462]/([.D462]-[.D461])" office:value-type="float" office:value="109614.541230846" calcext:value-type="float">
            <text:p>109614.541230846</text:p>
          </table:table-cell>
          <table:table-cell/>
          <table:table-cell office:value-type="float" office:value="1443137805.68676" calcext:value-type="float">
            <text:p>1443137805.68676</text:p>
          </table:table-cell>
          <table:table-cell table:formula="of:=[.G462]-[.$B$2]" office:value-type="float" office:value="65.6865961551666" calcext:value-type="float">
            <text:p>65.6865961552</text:p>
          </table:table-cell>
          <table:table-cell table:formula="of:=[.C462]/([.H462]-[.H461])" office:value-type="float" office:value="108295.739029609" calcext:value-type="float">
            <text:p>108295.739029609</text:p>
          </table:table-cell>
          <table:table-cell table:formula="of:=[.G462]-[.$B462]" office:value-type="float" office:value="19.1916506290436" calcext:value-type="float">
            <text:p>19.191650629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43137786.53451" calcext:value-type="float">
            <text:p>1443137786.53451</text:p>
          </table:table-cell>
          <table:table-cell office:value-type="float" office:value="4320" calcext:value-type="float">
            <text:p>4320</text:p>
          </table:table-cell>
          <table:table-cell table:formula="of:=[.B463]-[.$B$2]" office:value-type="float" office:value="46.5343444347382" calcext:value-type="float">
            <text:p>46.5343444347</text:p>
          </table:table-cell>
          <table:table-cell table:formula="of:=[.C463]/([.D463]-[.D462])" office:value-type="float" office:value="109647.707305856" calcext:value-type="float">
            <text:p>109647.707305856</text:p>
          </table:table-cell>
          <table:table-cell/>
          <table:table-cell office:value-type="float" office:value="1443137805.72665" calcext:value-type="float">
            <text:p>1443137805.72665</text:p>
          </table:table-cell>
          <table:table-cell table:formula="of:=[.G463]-[.$B$2]" office:value-type="float" office:value="65.7264864444733" calcext:value-type="float">
            <text:p>65.7264864445</text:p>
          </table:table-cell>
          <table:table-cell table:formula="of:=[.C463]/([.H463]-[.H462])" office:value-type="float" office:value="108297.033566032" calcext:value-type="float">
            <text:p>108297.033566032</text:p>
          </table:table-cell>
          <table:table-cell table:formula="of:=[.G463]-[.$B463]" office:value-type="float" office:value="19.1921420097351" calcext:value-type="float">
            <text:p>19.1921420097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43137786.57393" calcext:value-type="float">
            <text:p>1443137786.57393</text:p>
          </table:table-cell>
          <table:table-cell office:value-type="float" office:value="4320" calcext:value-type="float">
            <text:p>4320</text:p>
          </table:table-cell>
          <table:table-cell table:formula="of:=[.B464]-[.$B$2]" office:value-type="float" office:value="46.5737628936768" calcext:value-type="float">
            <text:p>46.5737628937</text:p>
          </table:table-cell>
          <table:table-cell table:formula="of:=[.C464]/([.D464]-[.D463])" office:value-type="float" office:value="109593.325470414" calcext:value-type="float">
            <text:p>109593.325470414</text:p>
          </table:table-cell>
          <table:table-cell/>
          <table:table-cell office:value-type="float" office:value="1443137805.76654" calcext:value-type="float">
            <text:p>1443137805.76654</text:p>
          </table:table-cell>
          <table:table-cell table:formula="of:=[.G464]-[.$B$2]" office:value-type="float" office:value="65.7663817405701" calcext:value-type="float">
            <text:p>65.7663817406</text:p>
          </table:table-cell>
          <table:table-cell table:formula="of:=[.C464]/([.H464]-[.H463])" office:value-type="float" office:value="108283.442476977" calcext:value-type="float">
            <text:p>108283.442476977</text:p>
          </table:table-cell>
          <table:table-cell table:formula="of:=[.G464]-[.$B464]" office:value-type="float" office:value="19.1926188468933" calcext:value-type="float">
            <text:p>19.1926188469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43137786.61333" calcext:value-type="float">
            <text:p>1443137786.61333</text:p>
          </table:table-cell>
          <table:table-cell office:value-type="float" office:value="4320" calcext:value-type="float">
            <text:p>4320</text:p>
          </table:table-cell>
          <table:table-cell table:formula="of:=[.B465]-[.$B$2]" office:value-type="float" office:value="46.6131646633148" calcext:value-type="float">
            <text:p>46.6131646633</text:p>
          </table:table-cell>
          <table:table-cell table:formula="of:=[.C465]/([.D465]-[.D464])" office:value-type="float" office:value="109639.745617591" calcext:value-type="float">
            <text:p>109639.745617591</text:p>
          </table:table-cell>
          <table:table-cell/>
          <table:table-cell office:value-type="float" office:value="1443137805.80643" calcext:value-type="float">
            <text:p>1443137805.80643</text:p>
          </table:table-cell>
          <table:table-cell table:formula="of:=[.G465]-[.$B$2]" office:value-type="float" office:value="65.8062634468079" calcext:value-type="float">
            <text:p>65.8062634468</text:p>
          </table:table-cell>
          <table:table-cell table:formula="of:=[.C465]/([.H465]-[.H464])" office:value-type="float" office:value="108320.340515077" calcext:value-type="float">
            <text:p>108320.340515077</text:p>
          </table:table-cell>
          <table:table-cell table:formula="of:=[.G465]-[.$B465]" office:value-type="float" office:value="19.193098783493" calcext:value-type="float">
            <text:p>19.1930987835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43137786.65283" calcext:value-type="float">
            <text:p>1443137786.65283</text:p>
          </table:table-cell>
          <table:table-cell office:value-type="float" office:value="4320" calcext:value-type="float">
            <text:p>4320</text:p>
          </table:table-cell>
          <table:table-cell table:formula="of:=[.B466]-[.$B$2]" office:value-type="float" office:value="46.652672290802" calcext:value-type="float">
            <text:p>46.6526722908</text:p>
          </table:table-cell>
          <table:table-cell table:formula="of:=[.C466]/([.D466]-[.D465])" office:value-type="float" office:value="109345.973797124" calcext:value-type="float">
            <text:p>109345.973797124</text:p>
          </table:table-cell>
          <table:table-cell/>
          <table:table-cell office:value-type="float" office:value="1443137805.84636" calcext:value-type="float">
            <text:p>1443137805.84636</text:p>
          </table:table-cell>
          <table:table-cell table:formula="of:=[.G466]-[.$B$2]" office:value-type="float" office:value="65.846200466156" calcext:value-type="float">
            <text:p>65.8462004662</text:p>
          </table:table-cell>
          <table:table-cell table:formula="of:=[.C466]/([.H466]-[.H465])" office:value-type="float" office:value="108170.31592521" calcext:value-type="float">
            <text:p>108170.31592521</text:p>
          </table:table-cell>
          <table:table-cell table:formula="of:=[.G466]-[.$B466]" office:value-type="float" office:value="19.193528175354" calcext:value-type="float">
            <text:p>19.1935281754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43137786.69224" calcext:value-type="float">
            <text:p>1443137786.69224</text:p>
          </table:table-cell>
          <table:table-cell office:value-type="float" office:value="4320" calcext:value-type="float">
            <text:p>4320</text:p>
          </table:table-cell>
          <table:table-cell table:formula="of:=[.B467]-[.$B$2]" office:value-type="float" office:value="46.6920745372772" calcext:value-type="float">
            <text:p>46.6920745373</text:p>
          </table:table-cell>
          <table:table-cell table:formula="of:=[.C467]/([.D467]-[.D466])" office:value-type="float" office:value="109638.418781956" calcext:value-type="float">
            <text:p>109638.418781956</text:p>
          </table:table-cell>
          <table:table-cell/>
          <table:table-cell office:value-type="float" office:value="1443137805.88623" calcext:value-type="float">
            <text:p>1443137805.88623</text:p>
          </table:table-cell>
          <table:table-cell table:formula="of:=[.G467]-[.$B$2]" office:value-type="float" office:value="65.8860657215118" calcext:value-type="float">
            <text:p>65.8860657215</text:p>
          </table:table-cell>
          <table:table-cell table:formula="of:=[.C467]/([.H467]-[.H466])" office:value-type="float" office:value="108365.040219608" calcext:value-type="float">
            <text:p>108365.040219608</text:p>
          </table:table-cell>
          <table:table-cell table:formula="of:=[.G467]-[.$B467]" office:value-type="float" office:value="19.1939911842346" calcext:value-type="float">
            <text:p>19.1939911842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43137786.73164" calcext:value-type="float">
            <text:p>1443137786.73164</text:p>
          </table:table-cell>
          <table:table-cell office:value-type="float" office:value="4320" calcext:value-type="float">
            <text:p>4320</text:p>
          </table:table-cell>
          <table:table-cell table:formula="of:=[.B468]-[.$B$2]" office:value-type="float" office:value="46.7314772605896" calcext:value-type="float">
            <text:p>46.7314772606</text:p>
          </table:table-cell>
          <table:table-cell table:formula="of:=[.C468]/([.D468]-[.D467])" office:value-type="float" office:value="109637.091978435" calcext:value-type="float">
            <text:p>109637.091978435</text:p>
          </table:table-cell>
          <table:table-cell/>
          <table:table-cell office:value-type="float" office:value="1443137805.92612" calcext:value-type="float">
            <text:p>1443137805.92612</text:p>
          </table:table-cell>
          <table:table-cell table:formula="of:=[.G468]-[.$B$2]" office:value-type="float" office:value="65.9259581565857" calcext:value-type="float">
            <text:p>65.9259581566</text:p>
          </table:table-cell>
          <table:table-cell table:formula="of:=[.C468]/([.H468]-[.H467])" office:value-type="float" office:value="108291.208395838" calcext:value-type="float">
            <text:p>108291.208395838</text:p>
          </table:table-cell>
          <table:table-cell table:formula="of:=[.G468]-[.$B468]" office:value-type="float" office:value="19.1944808959961" calcext:value-type="float">
            <text:p>19.194480896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43137786.77103" calcext:value-type="float">
            <text:p>1443137786.77103</text:p>
          </table:table-cell>
          <table:table-cell office:value-type="float" office:value="4320" calcext:value-type="float">
            <text:p>4320</text:p>
          </table:table-cell>
          <table:table-cell table:formula="of:=[.B469]-[.$B$2]" office:value-type="float" office:value="46.7708690166473" calcext:value-type="float">
            <text:p>46.7708690166</text:p>
          </table:table-cell>
          <table:table-cell table:formula="of:=[.C469]/([.D469]-[.D468])" office:value-type="float" office:value="109667.616586269" calcext:value-type="float">
            <text:p>109667.616586269</text:p>
          </table:table-cell>
          <table:table-cell/>
          <table:table-cell office:value-type="float" office:value="1443137805.96599" calcext:value-type="float">
            <text:p>1443137805.96599</text:p>
          </table:table-cell>
          <table:table-cell table:formula="of:=[.G469]-[.$B$2]" office:value-type="float" office:value="65.9658272266388" calcext:value-type="float">
            <text:p>65.9658272266</text:p>
          </table:table-cell>
          <table:table-cell table:formula="of:=[.C469]/([.H469]-[.H468])" office:value-type="float" office:value="108354.67178558" calcext:value-type="float">
            <text:p>108354.67178558</text:p>
          </table:table-cell>
          <table:table-cell table:formula="of:=[.G469]-[.$B469]" office:value-type="float" office:value="19.1949582099915" calcext:value-type="float">
            <text:p>19.19495821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43137786.81043" calcext:value-type="float">
            <text:p>1443137786.81043</text:p>
          </table:table-cell>
          <table:table-cell office:value-type="float" office:value="4320" calcext:value-type="float">
            <text:p>4320</text:p>
          </table:table-cell>
          <table:table-cell table:formula="of:=[.B470]-[.$B$2]" office:value-type="float" office:value="46.8102724552155" calcext:value-type="float">
            <text:p>46.8102724552</text:p>
          </table:table-cell>
          <table:table-cell table:formula="of:=[.C470]/([.D470]-[.D469])" office:value-type="float" office:value="109635.101833364" calcext:value-type="float">
            <text:p>109635.101833364</text:p>
          </table:table-cell>
          <table:table-cell/>
          <table:table-cell office:value-type="float" office:value="1443137806.00589" calcext:value-type="float">
            <text:p>1443137806.00589</text:p>
          </table:table-cell>
          <table:table-cell table:formula="of:=[.G470]-[.$B$2]" office:value-type="float" office:value="66.005731344223" calcext:value-type="float">
            <text:p>66.0057313442</text:p>
          </table:table-cell>
          <table:table-cell table:formula="of:=[.C470]/([.H470]-[.H469])" office:value-type="float" office:value="108259.504570712" calcext:value-type="float">
            <text:p>108259.504570712</text:p>
          </table:table-cell>
          <table:table-cell table:formula="of:=[.G470]-[.$B470]" office:value-type="float" office:value="19.1954588890076" calcext:value-type="float">
            <text:p>19.195458889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43137786.84984" calcext:value-type="float">
            <text:p>1443137786.84984</text:p>
          </table:table-cell>
          <table:table-cell office:value-type="float" office:value="4320" calcext:value-type="float">
            <text:p>4320</text:p>
          </table:table-cell>
          <table:table-cell table:formula="of:=[.B471]-[.$B$2]" office:value-type="float" office:value="46.8496768474579" calcext:value-type="float">
            <text:p>46.8496768475</text:p>
          </table:table-cell>
          <table:table-cell table:formula="of:=[.C471]/([.D471]-[.D470])" office:value-type="float" office:value="109632.448418989" calcext:value-type="float">
            <text:p>109632.448418989</text:p>
          </table:table-cell>
          <table:table-cell/>
          <table:table-cell office:value-type="float" office:value="1443137806.01803" calcext:value-type="float">
            <text:p>1443137806.01803</text:p>
          </table:table-cell>
          <table:table-cell table:formula="of:=[.G471]-[.$B$2]" office:value-type="float" office:value="66.017872095108" calcext:value-type="float">
            <text:p>66.0178720951</text:p>
          </table:table-cell>
          <table:table-cell table:formula="of:=[.C471]/([.H471]-[.H470])" office:value-type="float" office:value="355826.426299046" calcext:value-type="float">
            <text:p>355826.426299046</text:p>
          </table:table-cell>
          <table:table-cell table:formula="of:=[.G471]-[.$B471]" office:value-type="float" office:value="19.1681952476501" calcext:value-type="float">
            <text:p>19.1681952477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43137786.88925" calcext:value-type="float">
            <text:p>1443137786.88925</text:p>
          </table:table-cell>
          <table:table-cell office:value-type="float" office:value="4320" calcext:value-type="float">
            <text:p>4320</text:p>
          </table:table-cell>
          <table:table-cell table:formula="of:=[.B472]-[.$B$2]" office:value-type="float" office:value="46.889087677002" calcext:value-type="float">
            <text:p>46.889087677</text:p>
          </table:table-cell>
          <table:table-cell table:formula="of:=[.C472]/([.D472]-[.D471])" office:value-type="float" office:value="109614.541230846" calcext:value-type="float">
            <text:p>109614.541230846</text:p>
          </table:table-cell>
          <table:table-cell/>
          <table:table-cell office:value-type="float" office:value="1443137806.04684" calcext:value-type="float">
            <text:p>1443137806.04684</text:p>
          </table:table-cell>
          <table:table-cell table:formula="of:=[.G472]-[.$B$2]" office:value-type="float" office:value="66.046676158905" calcext:value-type="float">
            <text:p>66.0466761589</text:p>
          </table:table-cell>
          <table:table-cell table:formula="of:=[.C472]/([.H472]-[.H471])" office:value-type="float" office:value="149978.837376772" calcext:value-type="float">
            <text:p>149978.837376772</text:p>
          </table:table-cell>
          <table:table-cell table:formula="of:=[.G472]-[.$B472]" office:value-type="float" office:value="19.1575884819031" calcext:value-type="float">
            <text:p>19.1575884819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43137786.92866" calcext:value-type="float">
            <text:p>1443137786.92866</text:p>
          </table:table-cell>
          <table:table-cell office:value-type="float" office:value="4320" calcext:value-type="float">
            <text:p>4320</text:p>
          </table:table-cell>
          <table:table-cell table:formula="of:=[.B473]-[.$B$2]" office:value-type="float" office:value="46.9284977912903" calcext:value-type="float">
            <text:p>46.9284977913</text:p>
          </table:table-cell>
          <table:table-cell table:formula="of:=[.C473]/([.D473]-[.D472])" office:value-type="float" office:value="109616.53062953" calcext:value-type="float">
            <text:p>109616.53062953</text:p>
          </table:table-cell>
          <table:table-cell/>
          <table:table-cell office:value-type="float" office:value="1443137806.08339" calcext:value-type="float">
            <text:p>1443137806.08339</text:p>
          </table:table-cell>
          <table:table-cell table:formula="of:=[.G473]-[.$B$2]" office:value-type="float" office:value="66.0832300186157" calcext:value-type="float">
            <text:p>66.0832300186</text:p>
          </table:table-cell>
          <table:table-cell table:formula="of:=[.C473]/([.H473]-[.H472])" office:value-type="float" office:value="118181.774351348" calcext:value-type="float">
            <text:p>118181.774351348</text:p>
          </table:table-cell>
          <table:table-cell table:formula="of:=[.G473]-[.$B473]" office:value-type="float" office:value="19.1547322273254" calcext:value-type="float">
            <text:p>19.1547322273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43137786.96808" calcext:value-type="float">
            <text:p>1443137786.96808</text:p>
          </table:table-cell>
          <table:table-cell office:value-type="float" office:value="4320" calcext:value-type="float">
            <text:p>4320</text:p>
          </table:table-cell>
          <table:table-cell table:formula="of:=[.B474]-[.$B$2]" office:value-type="float" office:value="46.9679157733917" calcext:value-type="float">
            <text:p>46.9679157734</text:p>
          </table:table-cell>
          <table:table-cell table:formula="of:=[.C474]/([.D474]-[.D473])" office:value-type="float" office:value="109594.651214836" calcext:value-type="float">
            <text:p>109594.651214836</text:p>
          </table:table-cell>
          <table:table-cell/>
          <table:table-cell office:value-type="float" office:value="1443137806.11996" calcext:value-type="float">
            <text:p>1443137806.11996</text:p>
          </table:table-cell>
          <table:table-cell table:formula="of:=[.G474]-[.$B$2]" office:value-type="float" office:value="66.1197967529297" calcext:value-type="float">
            <text:p>66.1197967529</text:p>
          </table:table-cell>
          <table:table-cell table:formula="of:=[.C474]/([.H474]-[.H473])" office:value-type="float" office:value="118140.164306392" calcext:value-type="float">
            <text:p>118140.164306392</text:p>
          </table:table-cell>
          <table:table-cell table:formula="of:=[.G474]-[.$B474]" office:value-type="float" office:value="19.151880979538" calcext:value-type="float">
            <text:p>19.1518809795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43137800.01023" calcext:value-type="float">
            <text:p>1443137800.01023</text:p>
          </table:table-cell>
          <table:table-cell office:value-type="float" office:value="4320" calcext:value-type="float">
            <text:p>4320</text:p>
          </table:table-cell>
          <table:table-cell table:formula="of:=[.B475]-[.$B$2]" office:value-type="float" office:value="60.0100712776184" calcext:value-type="float">
            <text:p>60.0100712776</text:p>
          </table:table-cell>
          <table:table-cell table:formula="of:=[.C475]/([.D475]-[.D474])" office:value-type="float" office:value="331.233590843169" calcext:value-type="float">
            <text:p>331.2335908432</text:p>
          </table:table-cell>
          <table:table-cell/>
          <table:table-cell office:value-type="float" office:value="1443137806.15653" calcext:value-type="float">
            <text:p>1443137806.15653</text:p>
          </table:table-cell>
          <table:table-cell table:formula="of:=[.G475]-[.$B$2]" office:value-type="float" office:value="66.1563720703125" calcext:value-type="float">
            <text:p>66.1563720703</text:p>
          </table:table-cell>
          <table:table-cell table:formula="of:=[.C475]/([.H475]-[.H474])" office:value-type="float" office:value="118112.440550688" calcext:value-type="float">
            <text:p>118112.440550688</text:p>
          </table:table-cell>
          <table:table-cell table:formula="of:=[.G475]-[.$B475]" office:value-type="float" office:value="6.14630079269409" calcext:value-type="float">
            <text:p>6.1463007927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43137800.06438" calcext:value-type="float">
            <text:p>1443137800.06438</text:p>
          </table:table-cell>
          <table:table-cell office:value-type="float" office:value="4320" calcext:value-type="float">
            <text:p>4320</text:p>
          </table:table-cell>
          <table:table-cell table:formula="of:=[.B476]-[.$B$2]" office:value-type="float" office:value="60.064216375351" calcext:value-type="float">
            <text:p>60.0642163754</text:p>
          </table:table-cell>
          <table:table-cell table:formula="of:=[.C476]/([.D476]-[.D475])" office:value-type="float" office:value="79785.6164437849" calcext:value-type="float">
            <text:p>79785.6164437849</text:p>
          </table:table-cell>
          <table:table-cell/>
          <table:table-cell office:value-type="float" office:value="1443137806.19312" calcext:value-type="float">
            <text:p>1443137806.19312</text:p>
          </table:table-cell>
          <table:table-cell table:formula="of:=[.G476]-[.$B$2]" office:value-type="float" office:value="66.1929626464844" calcext:value-type="float">
            <text:p>66.1929626465</text:p>
          </table:table-cell>
          <table:table-cell table:formula="of:=[.C476]/([.H476]-[.H475])" office:value-type="float" office:value="118063.185988324" calcext:value-type="float">
            <text:p>118063.185988324</text:p>
          </table:table-cell>
          <table:table-cell table:formula="of:=[.G476]-[.$B476]" office:value-type="float" office:value="6.12874627113342" calcext:value-type="float">
            <text:p>6.1287462711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43137800.11852" calcext:value-type="float">
            <text:p>1443137800.11852</text:p>
          </table:table-cell>
          <table:table-cell office:value-type="float" office:value="4320" calcext:value-type="float">
            <text:p>4320</text:p>
          </table:table-cell>
          <table:table-cell table:formula="of:=[.B477]-[.$B$2]" office:value-type="float" office:value="60.118353843689" calcext:value-type="float">
            <text:p>60.1183538437</text:p>
          </table:table-cell>
          <table:table-cell table:formula="of:=[.C477]/([.D477]-[.D476])" office:value-type="float" office:value="79796.8603376066" calcext:value-type="float">
            <text:p>79796.8603376066</text:p>
          </table:table-cell>
          <table:table-cell/>
          <table:table-cell office:value-type="float" office:value="1443137806.22967" calcext:value-type="float">
            <text:p>1443137806.22967</text:p>
          </table:table-cell>
          <table:table-cell table:formula="of:=[.G477]-[.$B$2]" office:value-type="float" office:value="66.2295098304749" calcext:value-type="float">
            <text:p>66.2295098305</text:p>
          </table:table-cell>
          <table:table-cell table:formula="of:=[.C477]/([.H477]-[.H476])" office:value-type="float" office:value="118203.36147172" calcext:value-type="float">
            <text:p>118203.36147172</text:p>
          </table:table-cell>
          <table:table-cell table:formula="of:=[.G477]-[.$B477]" office:value-type="float" office:value="6.11115598678589" calcext:value-type="float">
            <text:p>6.1111559868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43137800.17266" calcext:value-type="float">
            <text:p>1443137800.17266</text:p>
          </table:table-cell>
          <table:table-cell office:value-type="float" office:value="4320" calcext:value-type="float">
            <text:p>4320</text:p>
          </table:table-cell>
          <table:table-cell table:formula="of:=[.B478]-[.$B$2]" office:value-type="float" office:value="60.1724970340729" calcext:value-type="float">
            <text:p>60.1724970341</text:p>
          </table:table-cell>
          <table:table-cell table:formula="of:=[.C478]/([.D478]-[.D477])" office:value-type="float" office:value="79788.4271201666" calcext:value-type="float">
            <text:p>79788.4271201666</text:p>
          </table:table-cell>
          <table:table-cell/>
          <table:table-cell office:value-type="float" office:value="1443137806.26624" calcext:value-type="float">
            <text:p>1443137806.26624</text:p>
          </table:table-cell>
          <table:table-cell table:formula="of:=[.G478]-[.$B$2]" office:value-type="float" office:value="66.2660789489746" calcext:value-type="float">
            <text:p>66.266078949</text:p>
          </table:table-cell>
          <table:table-cell table:formula="of:=[.C478]/([.H478]-[.H477])" office:value-type="float" office:value="118132.461957726" calcext:value-type="float">
            <text:p>118132.461957726</text:p>
          </table:table-cell>
          <table:table-cell table:formula="of:=[.G478]-[.$B478]" office:value-type="float" office:value="6.09358191490173" calcext:value-type="float">
            <text:p>6.0935819149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43137800.2268" calcext:value-type="float">
            <text:p>1443137800.2268</text:p>
          </table:table-cell>
          <table:table-cell office:value-type="float" office:value="4320" calcext:value-type="float">
            <text:p>4320</text:p>
          </table:table-cell>
          <table:table-cell table:formula="of:=[.B479]-[.$B$2]" office:value-type="float" office:value="60.2266330718994" calcext:value-type="float">
            <text:p>60.2266330719</text:p>
          </table:table-cell>
          <table:table-cell table:formula="of:=[.C479]/([.D479]-[.D478])" office:value-type="float" office:value="79798.9689205199" calcext:value-type="float">
            <text:p>79798.9689205199</text:p>
          </table:table-cell>
          <table:table-cell/>
          <table:table-cell office:value-type="float" office:value="1443137806.30281" calcext:value-type="float">
            <text:p>1443137806.30281</text:p>
          </table:table-cell>
          <table:table-cell table:formula="of:=[.G479]-[.$B$2]" office:value-type="float" office:value="66.3026494979858" calcext:value-type="float">
            <text:p>66.302649498</text:p>
          </table:table-cell>
          <table:table-cell table:formula="of:=[.C479]/([.H479]-[.H478])" office:value-type="float" office:value="118127.841030589" calcext:value-type="float">
            <text:p>118127.841030589</text:p>
          </table:table-cell>
          <table:table-cell table:formula="of:=[.G479]-[.$B479]" office:value-type="float" office:value="6.07601642608643" calcext:value-type="float">
            <text:p>6.0760164261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43137800.28093" calcext:value-type="float">
            <text:p>1443137800.28093</text:p>
          </table:table-cell>
          <table:table-cell office:value-type="float" office:value="4320" calcext:value-type="float">
            <text:p>4320</text:p>
          </table:table-cell>
          <table:table-cell table:formula="of:=[.B480]-[.$B$2]" office:value-type="float" office:value="60.2807688713074" calcext:value-type="float">
            <text:p>60.2807688713</text:p>
          </table:table-cell>
          <table:table-cell table:formula="of:=[.C480]/([.D480]-[.D479])" office:value-type="float" office:value="79799.3203618395" calcext:value-type="float">
            <text:p>79799.3203618395</text:p>
          </table:table-cell>
          <table:table-cell/>
          <table:table-cell office:value-type="float" office:value="1443137806.33938" calcext:value-type="float">
            <text:p>1443137806.33938</text:p>
          </table:table-cell>
          <table:table-cell table:formula="of:=[.G480]-[.$B$2]" office:value-type="float" office:value="66.33922123909" calcext:value-type="float">
            <text:p>66.3392212391</text:p>
          </table:table-cell>
          <table:table-cell table:formula="of:=[.C480]/([.H480]-[.H479])" office:value-type="float" office:value="118123.990534118" calcext:value-type="float">
            <text:p>118123.990534118</text:p>
          </table:table-cell>
          <table:table-cell table:formula="of:=[.G480]-[.$B480]" office:value-type="float" office:value="6.05845236778259" calcext:value-type="float">
            <text:p>6.0584523678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43137800.33507" calcext:value-type="float">
            <text:p>1443137800.33507</text:p>
          </table:table-cell>
          <table:table-cell office:value-type="float" office:value="4320" calcext:value-type="float">
            <text:p>4320</text:p>
          </table:table-cell>
          <table:table-cell table:formula="of:=[.B481]-[.$B$2]" office:value-type="float" office:value="60.3349063396454" calcext:value-type="float">
            <text:p>60.3349063396</text:p>
          </table:table-cell>
          <table:table-cell table:formula="of:=[.C481]/([.D481]-[.D480])" office:value-type="float" office:value="79796.8603376066" calcext:value-type="float">
            <text:p>79796.8603376066</text:p>
          </table:table-cell>
          <table:table-cell/>
          <table:table-cell office:value-type="float" office:value="1443137806.37595" calcext:value-type="float">
            <text:p>1443137806.37595</text:p>
          </table:table-cell>
          <table:table-cell table:formula="of:=[.G481]-[.$B$2]" office:value-type="float" office:value="66.3757884502411" calcext:value-type="float">
            <text:p>66.3757884502</text:p>
          </table:table-cell>
          <table:table-cell table:formula="of:=[.C481]/([.H481]-[.H480])" office:value-type="float" office:value="118138.623756308" calcext:value-type="float">
            <text:p>118138.623756308</text:p>
          </table:table-cell>
          <table:table-cell table:formula="of:=[.G481]-[.$B481]" office:value-type="float" office:value="6.0408821105957" calcext:value-type="float">
            <text:p>6.0408821106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43137800.38919" calcext:value-type="float">
            <text:p>1443137800.38919</text:p>
          </table:table-cell>
          <table:table-cell office:value-type="float" office:value="4320" calcext:value-type="float">
            <text:p>4320</text:p>
          </table:table-cell>
          <table:table-cell table:formula="of:=[.B482]-[.$B$2]" office:value-type="float" office:value="60.3890271186829" calcext:value-type="float">
            <text:p>60.3890271187</text:p>
          </table:table-cell>
          <table:table-cell table:formula="of:=[.C482]/([.D482]-[.D481])" office:value-type="float" office:value="79821.4674073454" calcext:value-type="float">
            <text:p>79821.4674073454</text:p>
          </table:table-cell>
          <table:table-cell/>
          <table:table-cell office:value-type="float" office:value="1443137806.41252" calcext:value-type="float">
            <text:p>1443137806.41252</text:p>
          </table:table-cell>
          <table:table-cell table:formula="of:=[.G482]-[.$B$2]" office:value-type="float" office:value="66.4123573303223" calcext:value-type="float">
            <text:p>66.4123573303</text:p>
          </table:table-cell>
          <table:table-cell table:formula="of:=[.C482]/([.H482]-[.H481])" office:value-type="float" office:value="118133.232147398" calcext:value-type="float">
            <text:p>118133.232147398</text:p>
          </table:table-cell>
          <table:table-cell table:formula="of:=[.G482]-[.$B482]" office:value-type="float" office:value="6.0233302116394" calcext:value-type="float">
            <text:p>6.0233302116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43137800.44332" calcext:value-type="float">
            <text:p>1443137800.44332</text:p>
          </table:table-cell>
          <table:table-cell office:value-type="float" office:value="4320" calcext:value-type="float">
            <text:p>4320</text:p>
          </table:table-cell>
          <table:table-cell table:formula="of:=[.B483]-[.$B$2]" office:value-type="float" office:value="60.4431624412537" calcext:value-type="float">
            <text:p>60.4431624413</text:p>
          </table:table-cell>
          <table:table-cell table:formula="of:=[.C483]/([.D483]-[.D482])" office:value-type="float" office:value="79800.0232537655" calcext:value-type="float">
            <text:p>79800.0232537655</text:p>
          </table:table-cell>
          <table:table-cell/>
          <table:table-cell office:value-type="float" office:value="1443137806.44911" calcext:value-type="float">
            <text:p>1443137806.44911</text:p>
          </table:table-cell>
          <table:table-cell table:formula="of:=[.G483]-[.$B$2]" office:value-type="float" office:value="66.4489486217499" calcext:value-type="float">
            <text:p>66.4489486217</text:p>
          </table:table-cell>
          <table:table-cell table:formula="of:=[.C483]/([.H483]-[.H482])" office:value-type="float" office:value="118060.87818863" calcext:value-type="float">
            <text:p>118060.87818863</text:p>
          </table:table-cell>
          <table:table-cell table:formula="of:=[.G483]-[.$B483]" office:value-type="float" office:value="6.00578618049622" calcext:value-type="float">
            <text:p>6.0057861805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43137800.49747" calcext:value-type="float">
            <text:p>1443137800.49747</text:p>
          </table:table-cell>
          <table:table-cell office:value-type="float" office:value="4320" calcext:value-type="float">
            <text:p>4320</text:p>
          </table:table-cell>
          <table:table-cell table:formula="of:=[.B484]-[.$B$2]" office:value-type="float" office:value="60.4973075389862" calcext:value-type="float">
            <text:p>60.497307539</text:p>
          </table:table-cell>
          <table:table-cell table:formula="of:=[.C484]/([.D484]-[.D483])" office:value-type="float" office:value="79785.6164437849" calcext:value-type="float">
            <text:p>79785.6164437849</text:p>
          </table:table-cell>
          <table:table-cell/>
          <table:table-cell office:value-type="float" office:value="1443137806.48572" calcext:value-type="float">
            <text:p>1443137806.48572</text:p>
          </table:table-cell>
          <table:table-cell table:formula="of:=[.G484]-[.$B$2]" office:value-type="float" office:value="66.4855604171753" calcext:value-type="float">
            <text:p>66.4855604172</text:p>
          </table:table-cell>
          <table:table-cell table:formula="of:=[.C484]/([.H484]-[.H483])" office:value-type="float" office:value="117994.759606931" calcext:value-type="float">
            <text:p>117994.759606931</text:p>
          </table:table-cell>
          <table:table-cell table:formula="of:=[.G484]-[.$B484]" office:value-type="float" office:value="5.98825287818909" calcext:value-type="float">
            <text:p>5.9882528782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43137800.55159" calcext:value-type="float">
            <text:p>1443137800.55159</text:p>
          </table:table-cell>
          <table:table-cell office:value-type="float" office:value="4320" calcext:value-type="float">
            <text:p>4320</text:p>
          </table:table-cell>
          <table:table-cell table:formula="of:=[.B485]-[.$B$2]" office:value-type="float" office:value="60.5514290332794" calcext:value-type="float">
            <text:p>60.5514290333</text:p>
          </table:table-cell>
          <table:table-cell table:formula="of:=[.C485]/([.D485]-[.D484])" office:value-type="float" office:value="79820.4125073788" calcext:value-type="float">
            <text:p>79820.4125073788</text:p>
          </table:table-cell>
          <table:table-cell/>
          <table:table-cell office:value-type="float" office:value="1443137806.52226" calcext:value-type="float">
            <text:p>1443137806.52226</text:p>
          </table:table-cell>
          <table:table-cell table:formula="of:=[.G485]-[.$B$2]" office:value-type="float" office:value="66.5220930576325" calcext:value-type="float">
            <text:p>66.5220930576</text:p>
          </table:table-cell>
          <table:table-cell table:formula="of:=[.C485]/([.H485]-[.H484])" office:value-type="float" office:value="118250.417871291" calcext:value-type="float">
            <text:p>118250.417871291</text:p>
          </table:table-cell>
          <table:table-cell table:formula="of:=[.G485]-[.$B485]" office:value-type="float" office:value="5.97066402435303" calcext:value-type="float">
            <text:p>5.9706640244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43137800.6057" calcext:value-type="float">
            <text:p>1443137800.6057</text:p>
          </table:table-cell>
          <table:table-cell office:value-type="float" office:value="4320" calcext:value-type="float">
            <text:p>4320</text:p>
          </table:table-cell>
          <table:table-cell table:formula="of:=[.B486]-[.$B$2]" office:value-type="float" office:value="60.6055347919464" calcext:value-type="float">
            <text:p>60.6055347919</text:p>
          </table:table-cell>
          <table:table-cell table:formula="of:=[.C486]/([.D486]-[.D485])" office:value-type="float" office:value="79843.6267493919" calcext:value-type="float">
            <text:p>79843.6267493919</text:p>
          </table:table-cell>
          <table:table-cell/>
          <table:table-cell office:value-type="float" office:value="1443137806.55887" calcext:value-type="float">
            <text:p>1443137806.55887</text:p>
          </table:table-cell>
          <table:table-cell table:formula="of:=[.G486]-[.$B$2]" office:value-type="float" office:value="66.5587093830109" calcext:value-type="float">
            <text:p>66.558709383</text:p>
          </table:table-cell>
          <table:table-cell table:formula="of:=[.C486]/([.H486]-[.H485])" office:value-type="float" office:value="117980.16200026" calcext:value-type="float">
            <text:p>117980.16200026</text:p>
          </table:table-cell>
          <table:table-cell table:formula="of:=[.G486]-[.$B486]" office:value-type="float" office:value="5.95317459106445" calcext:value-type="float">
            <text:p>5.9531745911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43137800.65981" calcext:value-type="float">
            <text:p>1443137800.65981</text:p>
          </table:table-cell>
          <table:table-cell office:value-type="float" office:value="4320" calcext:value-type="float">
            <text:p>4320</text:p>
          </table:table-cell>
          <table:table-cell table:formula="of:=[.B487]-[.$B$2]" office:value-type="float" office:value="60.6596460342407" calcext:value-type="float">
            <text:p>60.6596460342</text:p>
          </table:table-cell>
          <table:table-cell table:formula="of:=[.C487]/([.D487]-[.D486])" office:value-type="float" office:value="79835.5354050732" calcext:value-type="float">
            <text:p>79835.5354050732</text:p>
          </table:table-cell>
          <table:table-cell/>
          <table:table-cell office:value-type="float" office:value="1443137806.59543" calcext:value-type="float">
            <text:p>1443137806.59543</text:p>
          </table:table-cell>
          <table:table-cell table:formula="of:=[.G487]-[.$B$2]" office:value-type="float" office:value="66.5952639579773" calcext:value-type="float">
            <text:p>66.595263958</text:p>
          </table:table-cell>
          <table:table-cell table:formula="of:=[.C487]/([.H487]-[.H486])" office:value-type="float" office:value="118179.461913241" calcext:value-type="float">
            <text:p>118179.461913241</text:p>
          </table:table-cell>
          <table:table-cell table:formula="of:=[.G487]-[.$B487]" office:value-type="float" office:value="5.93561792373657" calcext:value-type="float">
            <text:p>5.9356179237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43137800.71394" calcext:value-type="float">
            <text:p>1443137800.71394</text:p>
          </table:table-cell>
          <table:table-cell office:value-type="float" office:value="4320" calcext:value-type="float">
            <text:p>4320</text:p>
          </table:table-cell>
          <table:table-cell table:formula="of:=[.B488]-[.$B$2]" office:value-type="float" office:value="60.7137794494629" calcext:value-type="float">
            <text:p>60.7137794495</text:p>
          </table:table-cell>
          <table:table-cell table:formula="of:=[.C488]/([.D488]-[.D487])" office:value-type="float" office:value="79802.8349452989" calcext:value-type="float">
            <text:p>79802.8349452989</text:p>
          </table:table-cell>
          <table:table-cell/>
          <table:table-cell office:value-type="float" office:value="1443137806.63199" calcext:value-type="float">
            <text:p>1443137806.63199</text:p>
          </table:table-cell>
          <table:table-cell table:formula="of:=[.G488]-[.$B$2]" office:value-type="float" office:value="66.6318325996399" calcext:value-type="float">
            <text:p>66.6318325996</text:p>
          </table:table-cell>
          <table:table-cell table:formula="of:=[.C488]/([.H488]-[.H487])" office:value-type="float" office:value="118134.002347112" calcext:value-type="float">
            <text:p>118134.002347112</text:p>
          </table:table-cell>
          <table:table-cell table:formula="of:=[.G488]-[.$B488]" office:value-type="float" office:value="5.918053150177" calcext:value-type="float">
            <text:p>5.9180531502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43137800.76807" calcext:value-type="float">
            <text:p>1443137800.76807</text:p>
          </table:table-cell>
          <table:table-cell office:value-type="float" office:value="4320" calcext:value-type="float">
            <text:p>4320</text:p>
          </table:table-cell>
          <table:table-cell table:formula="of:=[.B489]-[.$B$2]" office:value-type="float" office:value="60.7679123878479" calcext:value-type="float">
            <text:p>60.7679123878</text:p>
          </table:table-cell>
          <table:table-cell table:formula="of:=[.C489]/([.D489]-[.D488])" office:value-type="float" office:value="79803.5378991412" calcext:value-type="float">
            <text:p>79803.5378991412</text:p>
          </table:table-cell>
          <table:table-cell/>
          <table:table-cell office:value-type="float" office:value="1443137806.66857" calcext:value-type="float">
            <text:p>1443137806.66857</text:p>
          </table:table-cell>
          <table:table-cell table:formula="of:=[.G489]-[.$B$2]" office:value-type="float" office:value="66.668408870697" calcext:value-type="float">
            <text:p>66.6684088707</text:p>
          </table:table-cell>
          <table:table-cell table:formula="of:=[.C489]/([.H489]-[.H488])" office:value-type="float" office:value="118109.360936563" calcext:value-type="float">
            <text:p>118109.360936563</text:p>
          </table:table-cell>
          <table:table-cell table:formula="of:=[.G489]-[.$B489]" office:value-type="float" office:value="5.90049648284912" calcext:value-type="float">
            <text:p>5.9004964828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43137800.82221" calcext:value-type="float">
            <text:p>1443137800.82221</text:p>
          </table:table-cell>
          <table:table-cell office:value-type="float" office:value="4320" calcext:value-type="float">
            <text:p>4320</text:p>
          </table:table-cell>
          <table:table-cell table:formula="of:=[.B490]-[.$B$2]" office:value-type="float" office:value="60.822046995163" calcext:value-type="float">
            <text:p>60.8220469952</text:p>
          </table:table-cell>
          <table:table-cell table:formula="of:=[.C490]/([.D490]-[.D489])" office:value-type="float" office:value="79801.077614872" calcext:value-type="float">
            <text:p>79801.077614872</text:p>
          </table:table-cell>
          <table:table-cell/>
          <table:table-cell office:value-type="float" office:value="1443137806.70517" calcext:value-type="float">
            <text:p>1443137806.70517</text:p>
          </table:table-cell>
          <table:table-cell table:formula="of:=[.G490]-[.$B$2]" office:value-type="float" office:value="66.7050075531006" calcext:value-type="float">
            <text:p>66.7050075531</text:p>
          </table:table-cell>
          <table:table-cell table:formula="of:=[.C490]/([.H490]-[.H489])" office:value-type="float" office:value="118037.036207054" calcext:value-type="float">
            <text:p>118037.036207054</text:p>
          </table:table-cell>
          <table:table-cell table:formula="of:=[.G490]-[.$B490]" office:value-type="float" office:value="5.88296055793762" calcext:value-type="float">
            <text:p>5.8829605579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43137800.87634" calcext:value-type="float">
            <text:p>1443137800.87634</text:p>
          </table:table-cell>
          <table:table-cell office:value-type="float" office:value="4320" calcext:value-type="float">
            <text:p>4320</text:p>
          </table:table-cell>
          <table:table-cell table:formula="of:=[.B491]-[.$B$2]" office:value-type="float" office:value="60.876179933548" calcext:value-type="float">
            <text:p>60.8761799335</text:p>
          </table:table-cell>
          <table:table-cell table:formula="of:=[.C491]/([.D491]-[.D490])" office:value-type="float" office:value="79803.5378991412" calcext:value-type="float">
            <text:p>79803.5378991412</text:p>
          </table:table-cell>
          <table:table-cell/>
          <table:table-cell office:value-type="float" office:value="1443137806.7417" calcext:value-type="float">
            <text:p>1443137806.7417</text:p>
          </table:table-cell>
          <table:table-cell table:formula="of:=[.G491]-[.$B$2]" office:value-type="float" office:value="66.7415411472321" calcext:value-type="float">
            <text:p>66.7415411472</text:p>
          </table:table-cell>
          <table:table-cell table:formula="of:=[.C491]/([.H491]-[.H490])" office:value-type="float" office:value="118247.331057931" calcext:value-type="float">
            <text:p>118247.331057931</text:p>
          </table:table-cell>
          <table:table-cell table:formula="of:=[.G491]-[.$B491]" office:value-type="float" office:value="5.86536121368408" calcext:value-type="float">
            <text:p>5.8653612137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43137800.93047" calcext:value-type="float">
            <text:p>1443137800.93047</text:p>
          </table:table-cell>
          <table:table-cell office:value-type="float" office:value="4320" calcext:value-type="float">
            <text:p>4320</text:p>
          </table:table-cell>
          <table:table-cell table:formula="of:=[.B492]-[.$B$2]" office:value-type="float" office:value="60.9303121566772" calcext:value-type="float">
            <text:p>60.9303121567</text:p>
          </table:table-cell>
          <table:table-cell table:formula="of:=[.C492]/([.D492]-[.D491])" office:value-type="float" office:value="79804.5923531251" calcext:value-type="float">
            <text:p>79804.5923531251</text:p>
          </table:table-cell>
          <table:table-cell/>
          <table:table-cell office:value-type="float" office:value="1443137806.77828" calcext:value-type="float">
            <text:p>1443137806.77828</text:p>
          </table:table-cell>
          <table:table-cell table:formula="of:=[.G492]-[.$B$2]" office:value-type="float" office:value="66.778115272522" calcext:value-type="float">
            <text:p>66.7781152725</text:p>
          </table:table-cell>
          <table:table-cell table:formula="of:=[.C492]/([.H492]-[.H491])" office:value-type="float" office:value="118116.290294192" calcext:value-type="float">
            <text:p>118116.290294192</text:p>
          </table:table-cell>
          <table:table-cell table:formula="of:=[.G492]-[.$B492]" office:value-type="float" office:value="5.84780311584473" calcext:value-type="float">
            <text:p>5.8478031158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43137800.98461" calcext:value-type="float">
            <text:p>1443137800.98461</text:p>
          </table:table-cell>
          <table:table-cell office:value-type="float" office:value="4320" calcext:value-type="float">
            <text:p>4320</text:p>
          </table:table-cell>
          <table:table-cell table:formula="of:=[.B493]-[.$B$2]" office:value-type="float" office:value="60.9844431877136" calcext:value-type="float">
            <text:p>60.9844431877</text:p>
          </table:table-cell>
          <table:table-cell table:formula="of:=[.C493]/([.D493]-[.D492])" office:value-type="float" office:value="79806.3498383559" calcext:value-type="float">
            <text:p>79806.3498383559</text:p>
          </table:table-cell>
          <table:table-cell/>
          <table:table-cell office:value-type="float" office:value="1443137806.81484" calcext:value-type="float">
            <text:p>1443137806.81484</text:p>
          </table:table-cell>
          <table:table-cell table:formula="of:=[.G493]-[.$B$2]" office:value-type="float" office:value="66.8146824836731" calcext:value-type="float">
            <text:p>66.8146824837</text:p>
          </table:table-cell>
          <table:table-cell table:formula="of:=[.C493]/([.H493]-[.H492])" office:value-type="float" office:value="118138.623756308" calcext:value-type="float">
            <text:p>118138.623756308</text:p>
          </table:table-cell>
          <table:table-cell table:formula="of:=[.G493]-[.$B493]" office:value-type="float" office:value="5.83023929595947" calcext:value-type="float">
            <text:p>5.830239296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43137801.03649" calcext:value-type="float">
            <text:p>1443137801.03649</text:p>
          </table:table-cell>
          <table:table-cell office:value-type="float" office:value="4320" calcext:value-type="float">
            <text:p>4320</text:p>
          </table:table-cell>
          <table:table-cell table:formula="of:=[.B494]-[.$B$2]" office:value-type="float" office:value="61.0363283157349" calcext:value-type="float">
            <text:p>61.0363283157</text:p>
          </table:table-cell>
          <table:table-cell table:formula="of:=[.C494]/([.D494]-[.D493])" office:value-type="float" office:value="83260.8526711454" calcext:value-type="float">
            <text:p>83260.8526711454</text:p>
          </table:table-cell>
          <table:table-cell/>
          <table:table-cell office:value-type="float" office:value="1443137806.85141" calcext:value-type="float">
            <text:p>1443137806.85141</text:p>
          </table:table-cell>
          <table:table-cell table:formula="of:=[.G494]-[.$B$2]" office:value-type="float" office:value="66.8512518405914" calcext:value-type="float">
            <text:p>66.8512518406</text:p>
          </table:table-cell>
          <table:table-cell table:formula="of:=[.C494]/([.H494]-[.H493])" office:value-type="float" office:value="118131.691778098" calcext:value-type="float">
            <text:p>118131.691778098</text:p>
          </table:table-cell>
          <table:table-cell table:formula="of:=[.G494]-[.$B494]" office:value-type="float" office:value="5.81492352485657" calcext:value-type="float">
            <text:p>5.8149235249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43137801.08744" calcext:value-type="float">
            <text:p>1443137801.08744</text:p>
          </table:table-cell>
          <table:table-cell office:value-type="float" office:value="4320" calcext:value-type="float">
            <text:p>4320</text:p>
          </table:table-cell>
          <table:table-cell table:formula="of:=[.B495]-[.$B$2]" office:value-type="float" office:value="61.0872786045074" calcext:value-type="float">
            <text:p>61.0872786045</text:p>
          </table:table-cell>
          <table:table-cell table:formula="of:=[.C495]/([.D495]-[.D494])" office:value-type="float" office:value="84788.5282708083" calcext:value-type="float">
            <text:p>84788.5282708083</text:p>
          </table:table-cell>
          <table:table-cell/>
          <table:table-cell office:value-type="float" office:value="1443137806.88796" calcext:value-type="float">
            <text:p>1443137806.88796</text:p>
          </table:table-cell>
          <table:table-cell table:formula="of:=[.G495]-[.$B$2]" office:value-type="float" office:value="66.8878011703491" calcext:value-type="float">
            <text:p>66.8878011703</text:p>
          </table:table-cell>
          <table:table-cell table:formula="of:=[.C495]/([.H495]-[.H494])" office:value-type="float" office:value="118196.421894468" calcext:value-type="float">
            <text:p>118196.421894468</text:p>
          </table:table-cell>
          <table:table-cell table:formula="of:=[.G495]-[.$B495]" office:value-type="float" office:value="5.80052256584168" calcext:value-type="float">
            <text:p>5.8005225658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43137801.13839" calcext:value-type="float">
            <text:p>1443137801.13839</text:p>
          </table:table-cell>
          <table:table-cell office:value-type="float" office:value="4320" calcext:value-type="float">
            <text:p>4320</text:p>
          </table:table-cell>
          <table:table-cell table:formula="of:=[.B496]-[.$B$2]" office:value-type="float" office:value="61.1382284164429" calcext:value-type="float">
            <text:p>61.1382284164</text:p>
          </table:table-cell>
          <table:table-cell table:formula="of:=[.C496]/([.D496]-[.D495])" office:value-type="float" office:value="84789.3218030969" calcext:value-type="float">
            <text:p>84789.3218030969</text:p>
          </table:table-cell>
          <table:table-cell/>
          <table:table-cell office:value-type="float" office:value="1443137806.92453" calcext:value-type="float">
            <text:p>1443137806.92453</text:p>
          </table:table-cell>
          <table:table-cell table:formula="of:=[.G496]-[.$B$2]" office:value-type="float" office:value="66.924370765686" calcext:value-type="float">
            <text:p>66.9243707657</text:p>
          </table:table-cell>
          <table:table-cell table:formula="of:=[.C496]/([.H496]-[.H495])" office:value-type="float" office:value="118130.921608512" calcext:value-type="float">
            <text:p>118130.921608512</text:p>
          </table:table-cell>
          <table:table-cell table:formula="of:=[.G496]-[.$B496]" office:value-type="float" office:value="5.78614234924316" calcext:value-type="float">
            <text:p>5.7861423492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43137801.18934" calcext:value-type="float">
            <text:p>1443137801.18934</text:p>
          </table:table-cell>
          <table:table-cell office:value-type="float" office:value="4320" calcext:value-type="float">
            <text:p>4320</text:p>
          </table:table-cell>
          <table:table-cell table:formula="of:=[.B497]-[.$B$2]" office:value-type="float" office:value="61.1891808509827" calcext:value-type="float">
            <text:p>61.189180851</text:p>
          </table:table-cell>
          <table:table-cell table:formula="of:=[.C497]/([.D497]-[.D496])" office:value-type="float" office:value="84784.9575593093" calcext:value-type="float">
            <text:p>84784.9575593093</text:p>
          </table:table-cell>
          <table:table-cell/>
          <table:table-cell office:value-type="float" office:value="1443137806.96108" calcext:value-type="float">
            <text:p>1443137806.96108</text:p>
          </table:table-cell>
          <table:table-cell table:formula="of:=[.G497]-[.$B$2]" office:value-type="float" office:value="66.9609184265137" calcext:value-type="float">
            <text:p>66.9609184265</text:p>
          </table:table-cell>
          <table:table-cell table:formula="of:=[.C497]/([.H497]-[.H496])" office:value-type="float" office:value="118201.819273021" calcext:value-type="float">
            <text:p>118201.819273021</text:p>
          </table:table-cell>
          <table:table-cell table:formula="of:=[.G497]-[.$B497]" office:value-type="float" office:value="5.77173757553101" calcext:value-type="float">
            <text:p>5.7717375755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43137801.24029" calcext:value-type="float">
            <text:p>1443137801.24029</text:p>
          </table:table-cell>
          <table:table-cell office:value-type="float" office:value="4320" calcext:value-type="float">
            <text:p>4320</text:p>
          </table:table-cell>
          <table:table-cell table:formula="of:=[.B498]-[.$B$2]" office:value-type="float" office:value="61.2401311397553" calcext:value-type="float">
            <text:p>61.2401311398</text:p>
          </table:table-cell>
          <table:table-cell table:formula="of:=[.C498]/([.D498]-[.D497])" office:value-type="float" office:value="84788.5282708083" calcext:value-type="float">
            <text:p>84788.5282708083</text:p>
          </table:table-cell>
          <table:table-cell/>
          <table:table-cell office:value-type="float" office:value="1443137806.99764" calcext:value-type="float">
            <text:p>1443137806.99764</text:p>
          </table:table-cell>
          <table:table-cell table:formula="of:=[.G498]-[.$B$2]" office:value-type="float" office:value="66.9974763393402" calcext:value-type="float">
            <text:p>66.9974763393</text:p>
          </table:table-cell>
          <table:table-cell table:formula="of:=[.C498]/([.H498]-[.H497])" office:value-type="float" office:value="118168.671731829" calcext:value-type="float">
            <text:p>118168.671731829</text:p>
          </table:table-cell>
          <table:table-cell table:formula="of:=[.G498]-[.$B498]" office:value-type="float" office:value="5.75734519958496" calcext:value-type="float">
            <text:p>5.7573451996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43137801.29126" calcext:value-type="float">
            <text:p>1443137801.29126</text:p>
          </table:table-cell>
          <table:table-cell office:value-type="float" office:value="4320" calcext:value-type="float">
            <text:p>4320</text:p>
          </table:table-cell>
          <table:table-cell table:formula="of:=[.B499]-[.$B$2]" office:value-type="float" office:value="61.2910947799683" calcext:value-type="float">
            <text:p>61.29109478</text:p>
          </table:table-cell>
          <table:table-cell table:formula="of:=[.C499]/([.D499]-[.D498])" office:value-type="float" office:value="84766.3153955192" calcext:value-type="float">
            <text:p>84766.3153955192</text:p>
          </table:table-cell>
          <table:table-cell/>
          <table:table-cell office:value-type="float" office:value="1443137810.01463" calcext:value-type="float">
            <text:p>1443137810.01463</text:p>
          </table:table-cell>
          <table:table-cell table:formula="of:=[.G499]-[.$B$2]" office:value-type="float" office:value="70.0144646167755" calcext:value-type="float">
            <text:p>70.0144646168</text:p>
          </table:table-cell>
          <table:table-cell table:formula="of:=[.C499]/([.H499]-[.H498])" office:value-type="float" office:value="1431.89154306969" calcext:value-type="float">
            <text:p>1431.8915430697</text:p>
          </table:table-cell>
          <table:table-cell table:formula="of:=[.G499]-[.$B499]" office:value-type="float" office:value="8.72336983680725" calcext:value-type="float">
            <text:p>8.7233698368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43137801.34221" calcext:value-type="float">
            <text:p>1443137801.34221</text:p>
          </table:table-cell>
          <table:table-cell office:value-type="float" office:value="4320" calcext:value-type="float">
            <text:p>4320</text:p>
          </table:table-cell>
          <table:table-cell table:formula="of:=[.B500]-[.$B$2]" office:value-type="float" office:value="61.3420476913452" calcext:value-type="float">
            <text:p>61.3420476913</text:p>
          </table:table-cell>
          <table:table-cell table:formula="of:=[.C500]/([.D500]-[.D499])" office:value-type="float" office:value="84784.164108707" calcext:value-type="float">
            <text:p>84784.164108707</text:p>
          </table:table-cell>
          <table:table-cell/>
          <table:table-cell office:value-type="float" office:value="1443137810.15409" calcext:value-type="float">
            <text:p>1443137810.15409</text:p>
          </table:table-cell>
          <table:table-cell table:formula="of:=[.G500]-[.$B$2]" office:value-type="float" office:value="70.1539282798767" calcext:value-type="float">
            <text:p>70.1539282799</text:p>
          </table:table-cell>
          <table:table-cell table:formula="of:=[.C500]/([.H500]-[.H499])" office:value-type="float" office:value="30975.8105010146" calcext:value-type="float">
            <text:p>30975.8105010146</text:p>
          </table:table-cell>
          <table:table-cell table:formula="of:=[.G500]-[.$B500]" office:value-type="float" office:value="8.81188058853149" calcext:value-type="float">
            <text:p>8.8118805885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43137801.39316" calcext:value-type="float">
            <text:p>1443137801.39316</text:p>
          </table:table-cell>
          <table:table-cell office:value-type="float" office:value="4320" calcext:value-type="float">
            <text:p>4320</text:p>
          </table:table-cell>
          <table:table-cell table:formula="of:=[.B501]-[.$B$2]" office:value-type="float" office:value="61.393000125885" calcext:value-type="float">
            <text:p>61.3930001259</text:p>
          </table:table-cell>
          <table:table-cell table:formula="of:=[.C501]/([.D501]-[.D500])" office:value-type="float" office:value="84784.9575593093" calcext:value-type="float">
            <text:p>84784.9575593093</text:p>
          </table:table-cell>
          <table:table-cell/>
          <table:table-cell office:value-type="float" office:value="1443137810.17223" calcext:value-type="float">
            <text:p>1443137810.17223</text:p>
          </table:table-cell>
          <table:table-cell table:formula="of:=[.G501]-[.$B$2]" office:value-type="float" office:value="70.1720702648163" calcext:value-type="float">
            <text:p>70.1720702648</text:p>
          </table:table-cell>
          <table:table-cell table:formula="of:=[.C501]/([.H501]-[.H500])" office:value-type="float" office:value="238121.683729121" calcext:value-type="float">
            <text:p>238121.683729121</text:p>
          </table:table-cell>
          <table:table-cell table:formula="of:=[.G501]-[.$B501]" office:value-type="float" office:value="8.77907013893127" calcext:value-type="float">
            <text:p>8.7790701389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43137801.4441" calcext:value-type="float">
            <text:p>1443137801.4441</text:p>
          </table:table-cell>
          <table:table-cell office:value-type="float" office:value="4320" calcext:value-type="float">
            <text:p>4320</text:p>
          </table:table-cell>
          <table:table-cell table:formula="of:=[.B502]-[.$B$2]" office:value-type="float" office:value="61.4439334869385" calcext:value-type="float">
            <text:p>61.4439334869</text:p>
          </table:table-cell>
          <table:table-cell table:formula="of:=[.C502]/([.D502]-[.D501])" office:value-type="float" office:value="84816.7077657632" calcext:value-type="float">
            <text:p>84816.7077657632</text:p>
          </table:table-cell>
          <table:table-cell/>
          <table:table-cell office:value-type="float" office:value="1443137810.20878" calcext:value-type="float">
            <text:p>1443137810.20878</text:p>
          </table:table-cell>
          <table:table-cell table:formula="of:=[.G502]-[.$B$2]" office:value-type="float" office:value="70.2086138725281" calcext:value-type="float">
            <text:p>70.2086138725</text:p>
          </table:table-cell>
          <table:table-cell table:formula="of:=[.C502]/([.H502]-[.H501])" office:value-type="float" office:value="118214.929244821" calcext:value-type="float">
            <text:p>118214.929244821</text:p>
          </table:table-cell>
          <table:table-cell table:formula="of:=[.G502]-[.$B502]" office:value-type="float" office:value="8.7646803855896" calcext:value-type="float">
            <text:p>8.7646803856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43137801.49505" calcext:value-type="float">
            <text:p>1443137801.49505</text:p>
          </table:table-cell>
          <table:table-cell office:value-type="float" office:value="4320" calcext:value-type="float">
            <text:p>4320</text:p>
          </table:table-cell>
          <table:table-cell table:formula="of:=[.B503]-[.$B$2]" office:value-type="float" office:value="61.4948859214783" calcext:value-type="float">
            <text:p>61.4948859215</text:p>
          </table:table-cell>
          <table:table-cell table:formula="of:=[.C503]/([.D503]-[.D502])" office:value-type="float" office:value="84784.9575593093" calcext:value-type="float">
            <text:p>84784.9575593093</text:p>
          </table:table-cell>
          <table:table-cell/>
          <table:table-cell office:value-type="float" office:value="1443137810.25752" calcext:value-type="float">
            <text:p>1443137810.25752</text:p>
          </table:table-cell>
          <table:table-cell table:formula="of:=[.G503]-[.$B$2]" office:value-type="float" office:value="70.2573580741882" calcext:value-type="float">
            <text:p>70.2573580742</text:p>
          </table:table-cell>
          <table:table-cell table:formula="of:=[.C503]/([.H503]-[.H502])" office:value-type="float" office:value="88625.9258099859" calcext:value-type="float">
            <text:p>88625.9258099859</text:p>
          </table:table-cell>
          <table:table-cell table:formula="of:=[.G503]-[.$B503]" office:value-type="float" office:value="8.76247215270996" calcext:value-type="float">
            <text:p>8.7624721527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43137801.546" calcext:value-type="float">
            <text:p>1443137801.546</text:p>
          </table:table-cell>
          <table:table-cell office:value-type="float" office:value="4320" calcext:value-type="float">
            <text:p>4320</text:p>
          </table:table-cell>
          <table:table-cell table:formula="of:=[.B504]-[.$B$2]" office:value-type="float" office:value="61.5458376407623" calcext:value-type="float">
            <text:p>61.5458376408</text:p>
          </table:table-cell>
          <table:table-cell table:formula="of:=[.C504]/([.D504]-[.D503])" office:value-type="float" office:value="84786.1477630588" calcext:value-type="float">
            <text:p>84786.1477630588</text:p>
          </table:table-cell>
          <table:table-cell/>
          <table:table-cell office:value-type="float" office:value="1443137810.30629" calcext:value-type="float">
            <text:p>1443137810.30629</text:p>
          </table:table-cell>
          <table:table-cell table:formula="of:=[.G504]-[.$B$2]" office:value-type="float" office:value="70.3061299324036" calcext:value-type="float">
            <text:p>70.3061299324</text:p>
          </table:table-cell>
          <table:table-cell table:formula="of:=[.C504]/([.H504]-[.H503])" office:value-type="float" office:value="88575.6696192878" calcext:value-type="float">
            <text:p>88575.6696192878</text:p>
          </table:table-cell>
          <table:table-cell table:formula="of:=[.G504]-[.$B504]" office:value-type="float" office:value="8.76029229164124" calcext:value-type="float">
            <text:p>8.7602922916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43137801.59695" calcext:value-type="float">
            <text:p>1443137801.59695</text:p>
          </table:table-cell>
          <table:table-cell office:value-type="float" office:value="4320" calcext:value-type="float">
            <text:p>4320</text:p>
          </table:table-cell>
          <table:table-cell table:formula="of:=[.B505]-[.$B$2]" office:value-type="float" office:value="61.5967879295349" calcext:value-type="float">
            <text:p>61.5967879295</text:p>
          </table:table-cell>
          <table:table-cell table:formula="of:=[.C505]/([.D505]-[.D504])" office:value-type="float" office:value="84788.5282708083" calcext:value-type="float">
            <text:p>84788.5282708083</text:p>
          </table:table-cell>
          <table:table-cell/>
          <table:table-cell office:value-type="float" office:value="1443137810.35504" calcext:value-type="float">
            <text:p>1443137810.35504</text:p>
          </table:table-cell>
          <table:table-cell table:formula="of:=[.G505]-[.$B$2]" office:value-type="float" office:value="70.3548765182495" calcext:value-type="float">
            <text:p>70.3548765182</text:p>
          </table:table-cell>
          <table:table-cell table:formula="of:=[.C505]/([.H505]-[.H504])" office:value-type="float" office:value="88621.5911336314" calcext:value-type="float">
            <text:p>88621.5911336314</text:p>
          </table:table-cell>
          <table:table-cell table:formula="of:=[.G505]-[.$B505]" office:value-type="float" office:value="8.7580885887146" calcext:value-type="float">
            <text:p>8.7580885887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43137801.64788" calcext:value-type="float">
            <text:p>1443137801.64788</text:p>
          </table:table-cell>
          <table:table-cell office:value-type="float" office:value="4320" calcext:value-type="float">
            <text:p>4320</text:p>
          </table:table-cell>
          <table:table-cell table:formula="of:=[.B506]-[.$B$2]" office:value-type="float" office:value="61.6477160453796" calcext:value-type="float">
            <text:p>61.6477160454</text:p>
          </table:table-cell>
          <table:table-cell table:formula="of:=[.C506]/([.D506]-[.D505])" office:value-type="float" office:value="84825.4432418261" calcext:value-type="float">
            <text:p>84825.4432418261</text:p>
          </table:table-cell>
          <table:table-cell/>
          <table:table-cell office:value-type="float" office:value="1443137810.40387" calcext:value-type="float">
            <text:p>1443137810.40387</text:p>
          </table:table-cell>
          <table:table-cell table:formula="of:=[.G506]-[.$B$2]" office:value-type="float" office:value="70.4037084579468" calcext:value-type="float">
            <text:p>70.4037084579</text:p>
          </table:table-cell>
          <table:table-cell table:formula="of:=[.C506]/([.H506]-[.H505])" office:value-type="float" office:value="88466.6885399578" calcext:value-type="float">
            <text:p>88466.6885399578</text:p>
          </table:table-cell>
          <table:table-cell table:formula="of:=[.G506]-[.$B506]" office:value-type="float" office:value="8.75599241256714" calcext:value-type="float">
            <text:p>8.7559924126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43137801.69883" calcext:value-type="float">
            <text:p>1443137801.69883</text:p>
          </table:table-cell>
          <table:table-cell office:value-type="float" office:value="4320" calcext:value-type="float">
            <text:p>4320</text:p>
          </table:table-cell>
          <table:table-cell table:formula="of:=[.B507]-[.$B$2]" office:value-type="float" office:value="61.6986682415009" calcext:value-type="float">
            <text:p>61.6986682415</text:p>
          </table:table-cell>
          <table:table-cell table:formula="of:=[.C507]/([.D507]-[.D506])" office:value-type="float" office:value="84785.3542901796" calcext:value-type="float">
            <text:p>84785.3542901796</text:p>
          </table:table-cell>
          <table:table-cell/>
          <table:table-cell office:value-type="float" office:value="1443137810.45258" calcext:value-type="float">
            <text:p>1443137810.45258</text:p>
          </table:table-cell>
          <table:table-cell table:formula="of:=[.G507]-[.$B$2]" office:value-type="float" office:value="70.4524164199829" calcext:value-type="float">
            <text:p>70.45241642</text:p>
          </table:table-cell>
          <table:table-cell table:formula="of:=[.C507]/([.H507]-[.H506])" office:value-type="float" office:value="88691.8651368602" calcext:value-type="float">
            <text:p>88691.8651368602</text:p>
          </table:table-cell>
          <table:table-cell table:formula="of:=[.G507]-[.$B507]" office:value-type="float" office:value="8.75374817848206" calcext:value-type="float">
            <text:p>8.7537481785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43137801.74978" calcext:value-type="float">
            <text:p>1443137801.74978</text:p>
          </table:table-cell>
          <table:table-cell office:value-type="float" office:value="4320" calcext:value-type="float">
            <text:p>4320</text:p>
          </table:table-cell>
          <table:table-cell table:formula="of:=[.B508]-[.$B$2]" office:value-type="float" office:value="61.7496213912964" calcext:value-type="float">
            <text:p>61.7496213913</text:p>
          </table:table-cell>
          <table:table-cell table:formula="of:=[.C508]/([.D508]-[.D507])" office:value-type="float" office:value="84783.7673889749" calcext:value-type="float">
            <text:p>84783.7673889749</text:p>
          </table:table-cell>
          <table:table-cell/>
          <table:table-cell office:value-type="float" office:value="1443137810.50135" calcext:value-type="float">
            <text:p>1443137810.50135</text:p>
          </table:table-cell>
          <table:table-cell table:formula="of:=[.G508]-[.$B$2]" office:value-type="float" office:value="70.501188993454" calcext:value-type="float">
            <text:p>70.5011889935</text:p>
          </table:table-cell>
          <table:table-cell table:formula="of:=[.C508]/([.H508]-[.H507])" office:value-type="float" office:value="88574.3706462919" calcext:value-type="float">
            <text:p>88574.3706462919</text:p>
          </table:table-cell>
          <table:table-cell table:formula="of:=[.G508]-[.$B508]" office:value-type="float" office:value="8.75156760215759" calcext:value-type="float">
            <text:p>8.7515676022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43137801.80073" calcext:value-type="float">
            <text:p>1443137801.80073</text:p>
          </table:table-cell>
          <table:table-cell office:value-type="float" office:value="4320" calcext:value-type="float">
            <text:p>4320</text:p>
          </table:table-cell>
          <table:table-cell table:formula="of:=[.B509]-[.$B$2]" office:value-type="float" office:value="61.8005719184876" calcext:value-type="float">
            <text:p>61.8005719185</text:p>
          </table:table-cell>
          <table:table-cell table:formula="of:=[.C509]/([.D509]-[.D508])" office:value-type="float" office:value="84788.1315102339" calcext:value-type="float">
            <text:p>84788.1315102339</text:p>
          </table:table-cell>
          <table:table-cell/>
          <table:table-cell office:value-type="float" office:value="1443137810.55009" calcext:value-type="float">
            <text:p>1443137810.55009</text:p>
          </table:table-cell>
          <table:table-cell table:formula="of:=[.G509]-[.$B$2]" office:value-type="float" office:value="70.5499317646027" calcext:value-type="float">
            <text:p>70.5499317646</text:p>
          </table:table-cell>
          <table:table-cell table:formula="of:=[.C509]/([.H509]-[.H508])" office:value-type="float" office:value="88628.5268193424" calcext:value-type="float">
            <text:p>88628.5268193424</text:p>
          </table:table-cell>
          <table:table-cell table:formula="of:=[.G509]-[.$B509]" office:value-type="float" office:value="8.74935984611511" calcext:value-type="float">
            <text:p>8.7493598461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43137801.85169" calcext:value-type="float">
            <text:p>1443137801.85169</text:p>
          </table:table-cell>
          <table:table-cell office:value-type="float" office:value="4320" calcext:value-type="float">
            <text:p>4320</text:p>
          </table:table-cell>
          <table:table-cell table:formula="of:=[.B510]-[.$B$2]" office:value-type="float" office:value="61.8515272140503" calcext:value-type="float">
            <text:p>61.8515272141</text:p>
          </table:table-cell>
          <table:table-cell table:formula="of:=[.C510]/([.D510]-[.D509])" office:value-type="float" office:value="84780.1970784477" calcext:value-type="float">
            <text:p>84780.1970784477</text:p>
          </table:table-cell>
          <table:table-cell/>
          <table:table-cell office:value-type="float" office:value="1443137810.59885" calcext:value-type="float">
            <text:p>1443137810.59885</text:p>
          </table:table-cell>
          <table:table-cell table:formula="of:=[.G510]-[.$B$2]" office:value-type="float" office:value="70.5986876487732" calcext:value-type="float">
            <text:p>70.5986876488</text:p>
          </table:table-cell>
          <table:table-cell table:formula="of:=[.C510]/([.H510]-[.H509])" office:value-type="float" office:value="88604.6899465518" calcext:value-type="float">
            <text:p>88604.6899465518</text:p>
          </table:table-cell>
          <table:table-cell table:formula="of:=[.G510]-[.$B510]" office:value-type="float" office:value="8.7471604347229" calcext:value-type="float">
            <text:p>8.7471604347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43137801.90264" calcext:value-type="float">
            <text:p>1443137801.90264</text:p>
          </table:table-cell>
          <table:table-cell office:value-type="float" office:value="4320" calcext:value-type="float">
            <text:p>4320</text:p>
          </table:table-cell>
          <table:table-cell table:formula="of:=[.B511]-[.$B$2]" office:value-type="float" office:value="61.90247797966" calcext:value-type="float">
            <text:p>61.9024779797</text:p>
          </table:table-cell>
          <table:table-cell table:formula="of:=[.C511]/([.D511]-[.D510])" office:value-type="float" office:value="84787.7347533727" calcext:value-type="float">
            <text:p>84787.7347533727</text:p>
          </table:table-cell>
          <table:table-cell/>
          <table:table-cell office:value-type="float" office:value="1443137810.6476" calcext:value-type="float">
            <text:p>1443137810.6476</text:p>
          </table:table-cell>
          <table:table-cell table:formula="of:=[.G511]-[.$B$2]" office:value-type="float" office:value="70.6474390029907" calcext:value-type="float">
            <text:p>70.647439003</text:p>
          </table:table-cell>
          <table:table-cell table:formula="of:=[.C511]/([.H511]-[.H510])" office:value-type="float" office:value="88612.9230528468" calcext:value-type="float">
            <text:p>88612.9230528468</text:p>
          </table:table-cell>
          <table:table-cell table:formula="of:=[.G511]-[.$B511]" office:value-type="float" office:value="8.74496102333069" calcext:value-type="float">
            <text:p>8.7449610233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43137801.95359" calcext:value-type="float">
            <text:p>1443137801.95359</text:p>
          </table:table-cell>
          <table:table-cell office:value-type="float" office:value="4320" calcext:value-type="float">
            <text:p>4320</text:p>
          </table:table-cell>
          <table:table-cell table:formula="of:=[.B512]-[.$B$2]" office:value-type="float" office:value="61.9534306526184" calcext:value-type="float">
            <text:p>61.9534306526</text:p>
          </table:table-cell>
          <table:table-cell table:formula="of:=[.C512]/([.D512]-[.D511])" office:value-type="float" office:value="84784.5608321518" calcext:value-type="float">
            <text:p>84784.5608321518</text:p>
          </table:table-cell>
          <table:table-cell/>
          <table:table-cell office:value-type="float" office:value="1443137810.69634" calcext:value-type="float">
            <text:p>1443137810.69634</text:p>
          </table:table-cell>
          <table:table-cell table:formula="of:=[.G512]-[.$B$2]" office:value-type="float" office:value="70.696177482605" calcext:value-type="float">
            <text:p>70.6961774826</text:p>
          </table:table-cell>
          <table:table-cell table:formula="of:=[.C512]/([.H512]-[.H511])" office:value-type="float" office:value="88636.3307635111" calcext:value-type="float">
            <text:p>88636.3307635111</text:p>
          </table:table-cell>
          <table:table-cell table:formula="of:=[.G512]-[.$B512]" office:value-type="float" office:value="8.74274682998657" calcext:value-type="float">
            <text:p>8.74274683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43137802.0038" calcext:value-type="float">
            <text:p>1443137802.0038</text:p>
          </table:table-cell>
          <table:table-cell office:value-type="float" office:value="4320" calcext:value-type="float">
            <text:p>4320</text:p>
          </table:table-cell>
          <table:table-cell table:formula="of:=[.B513]-[.$B$2]" office:value-type="float" office:value="62.0036332607269" calcext:value-type="float">
            <text:p>62.0036332607</text:p>
          </table:table-cell>
          <table:table-cell table:formula="of:=[.C513]/([.D513]-[.D512])" office:value-type="float" office:value="86051.3061524945" calcext:value-type="float">
            <text:p>86051.3061524945</text:p>
          </table:table-cell>
          <table:table-cell/>
          <table:table-cell office:value-type="float" office:value="1443137810.7451" calcext:value-type="float">
            <text:p>1443137810.7451</text:p>
          </table:table-cell>
          <table:table-cell table:formula="of:=[.G513]-[.$B$2]" office:value-type="float" office:value="70.7449405193329" calcext:value-type="float">
            <text:p>70.7449405193</text:p>
          </table:table-cell>
          <table:table-cell table:formula="of:=[.C513]/([.H513]-[.H512])" office:value-type="float" office:value="88591.6934194507" calcext:value-type="float">
            <text:p>88591.6934194507</text:p>
          </table:table-cell>
          <table:table-cell table:formula="of:=[.G513]-[.$B513]" office:value-type="float" office:value="8.74130725860596" calcext:value-type="float">
            <text:p>8.7413072586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43137802.04615" calcext:value-type="float">
            <text:p>1443137802.04615</text:p>
          </table:table-cell>
          <table:table-cell office:value-type="float" office:value="4320" calcext:value-type="float">
            <text:p>4320</text:p>
          </table:table-cell>
          <table:table-cell table:formula="of:=[.B514]-[.$B$2]" office:value-type="float" office:value="62.0459835529327" calcext:value-type="float">
            <text:p>62.0459835529</text:p>
          </table:table-cell>
          <table:table-cell table:formula="of:=[.C514]/([.D514]-[.D513])" office:value-type="float" office:value="102006.380003378" calcext:value-type="float">
            <text:p>102006.380003378</text:p>
          </table:table-cell>
          <table:table-cell/>
          <table:table-cell office:value-type="float" office:value="1443137810.79386" calcext:value-type="float">
            <text:p>1443137810.79386</text:p>
          </table:table-cell>
          <table:table-cell table:formula="of:=[.G514]-[.$B$2]" office:value-type="float" office:value="70.7936990261078" calcext:value-type="float">
            <text:p>70.7936990261</text:p>
          </table:table-cell>
          <table:table-cell table:formula="of:=[.C514]/([.H514]-[.H513])" office:value-type="float" office:value="88599.9241105482" calcext:value-type="float">
            <text:p>88599.9241105482</text:p>
          </table:table-cell>
          <table:table-cell table:formula="of:=[.G514]-[.$B514]" office:value-type="float" office:value="8.74771547317505" calcext:value-type="float">
            <text:p>8.7477154732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43137802.08846" calcext:value-type="float">
            <text:p>1443137802.08846</text:p>
          </table:table-cell>
          <table:table-cell office:value-type="float" office:value="4320" calcext:value-type="float">
            <text:p>4320</text:p>
          </table:table-cell>
          <table:table-cell table:formula="of:=[.B515]-[.$B$2]" office:value-type="float" office:value="62.0883009433746" calcext:value-type="float">
            <text:p>62.0883009434</text:p>
          </table:table-cell>
          <table:table-cell table:formula="of:=[.C515]/([.D515]-[.D514])" office:value-type="float" office:value="102085.689946589" calcext:value-type="float">
            <text:p>102085.689946589</text:p>
          </table:table-cell>
          <table:table-cell/>
          <table:table-cell office:value-type="float" office:value="1443137810.8426" calcext:value-type="float">
            <text:p>1443137810.8426</text:p>
          </table:table-cell>
          <table:table-cell table:formula="of:=[.G515]-[.$B$2]" office:value-type="float" office:value="70.8424398899078" calcext:value-type="float">
            <text:p>70.8424398899</text:p>
          </table:table-cell>
          <table:table-cell table:formula="of:=[.C515]/([.H515]-[.H514])" office:value-type="float" office:value="88631.9950693133" calcext:value-type="float">
            <text:p>88631.9950693133</text:p>
          </table:table-cell>
          <table:table-cell table:formula="of:=[.G515]-[.$B515]" office:value-type="float" office:value="8.7541389465332" calcext:value-type="float">
            <text:p>8.7541389465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43137802.13078" calcext:value-type="float">
            <text:p>1443137802.13078</text:p>
          </table:table-cell>
          <table:table-cell office:value-type="float" office:value="4320" calcext:value-type="float">
            <text:p>4320</text:p>
          </table:table-cell>
          <table:table-cell table:formula="of:=[.B516]-[.$B$2]" office:value-type="float" office:value="62.1306176185608" calcext:value-type="float">
            <text:p>62.1306176186</text:p>
          </table:table-cell>
          <table:table-cell table:formula="of:=[.C516]/([.D516]-[.D515])" office:value-type="float" office:value="102087.415445464" calcext:value-type="float">
            <text:p>102087.415445464</text:p>
          </table:table-cell>
          <table:table-cell/>
          <table:table-cell office:value-type="float" office:value="1443137810.89138" calcext:value-type="float">
            <text:p>1443137810.89138</text:p>
          </table:table-cell>
          <table:table-cell table:formula="of:=[.G516]-[.$B$2]" office:value-type="float" office:value="70.8912134170532" calcext:value-type="float">
            <text:p>70.8912134171</text:p>
          </table:table-cell>
          <table:table-cell table:formula="of:=[.C516]/([.H516]-[.H515])" office:value-type="float" office:value="88572.6387415616" calcext:value-type="float">
            <text:p>88572.6387415616</text:p>
          </table:table-cell>
          <table:table-cell table:formula="of:=[.G516]-[.$B516]" office:value-type="float" office:value="8.76059579849243" calcext:value-type="float">
            <text:p>8.7605957985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43137802.1731" calcext:value-type="float">
            <text:p>1443137802.1731</text:p>
          </table:table-cell>
          <table:table-cell office:value-type="float" office:value="4320" calcext:value-type="float">
            <text:p>4320</text:p>
          </table:table-cell>
          <table:table-cell table:formula="of:=[.B517]-[.$B$2]" office:value-type="float" office:value="62.1729338169098" calcext:value-type="float">
            <text:p>62.1729338169</text:p>
          </table:table-cell>
          <table:table-cell table:formula="of:=[.C517]/([.D517]-[.D516])" office:value-type="float" office:value="102088.565810454" calcext:value-type="float">
            <text:p>102088.565810454</text:p>
          </table:table-cell>
          <table:table-cell/>
          <table:table-cell office:value-type="float" office:value="1443137810.94013" calcext:value-type="float">
            <text:p>1443137810.94013</text:p>
          </table:table-cell>
          <table:table-cell table:formula="of:=[.G517]-[.$B$2]" office:value-type="float" office:value="70.9399676322937" calcext:value-type="float">
            <text:p>70.9399676323</text:p>
          </table:table-cell>
          <table:table-cell table:formula="of:=[.C517]/([.H517]-[.H516])" office:value-type="float" office:value="88607.7230182405" calcext:value-type="float">
            <text:p>88607.7230182405</text:p>
          </table:table-cell>
          <table:table-cell table:formula="of:=[.G517]-[.$B517]" office:value-type="float" office:value="8.76703381538391" calcext:value-type="float">
            <text:p>8.7670338154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43137802.21541" calcext:value-type="float">
            <text:p>1443137802.21541</text:p>
          </table:table-cell>
          <table:table-cell office:value-type="float" office:value="4320" calcext:value-type="float">
            <text:p>4320</text:p>
          </table:table-cell>
          <table:table-cell table:formula="of:=[.B518]-[.$B$2]" office:value-type="float" office:value="62.2152509689331" calcext:value-type="float">
            <text:p>62.2152509689</text:p>
          </table:table-cell>
          <table:table-cell table:formula="of:=[.C518]/([.D518]-[.D517])" office:value-type="float" office:value="102086.2651064" calcext:value-type="float">
            <text:p>102086.2651064</text:p>
          </table:table-cell>
          <table:table-cell/>
          <table:table-cell office:value-type="float" office:value="1443137810.98889" calcext:value-type="float">
            <text:p>1443137810.98889</text:p>
          </table:table-cell>
          <table:table-cell table:formula="of:=[.G518]-[.$B$2]" office:value-type="float" office:value="70.9887268543243" calcext:value-type="float">
            <text:p>70.9887268543</text:p>
          </table:table-cell>
          <table:table-cell table:formula="of:=[.C518]/([.H518]-[.H517])" office:value-type="float" office:value="88598.62442607" calcext:value-type="float">
            <text:p>88598.62442607</text:p>
          </table:table-cell>
          <table:table-cell table:formula="of:=[.G518]-[.$B518]" office:value-type="float" office:value="8.77347588539124" calcext:value-type="float">
            <text:p>8.7734758854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43137802.25773" calcext:value-type="float">
            <text:p>1443137802.25773</text:p>
          </table:table-cell>
          <table:table-cell office:value-type="float" office:value="4320" calcext:value-type="float">
            <text:p>4320</text:p>
          </table:table-cell>
          <table:table-cell table:formula="of:=[.B519]-[.$B$2]" office:value-type="float" office:value="62.2575707435608" calcext:value-type="float">
            <text:p>62.2575707436</text:p>
          </table:table-cell>
          <table:table-cell table:formula="of:=[.C519]/([.D519]-[.D518])" office:value-type="float" office:value="102079.938704916" calcext:value-type="float">
            <text:p>102079.938704916</text:p>
          </table:table-cell>
          <table:table-cell/>
          <table:table-cell office:value-type="float" office:value="1443137811.00681" calcext:value-type="float">
            <text:p>1443137811.00681</text:p>
          </table:table-cell>
          <table:table-cell table:formula="of:=[.G519]-[.$B$2]" office:value-type="float" office:value="71.0066447257996" calcext:value-type="float">
            <text:p>71.0066447258</text:p>
          </table:table-cell>
          <table:table-cell table:formula="of:=[.C519]/([.H519]-[.H518])" office:value-type="float" office:value="241100.06626482" calcext:value-type="float">
            <text:p>241100.06626482</text:p>
          </table:table-cell>
          <table:table-cell table:formula="of:=[.G519]-[.$B519]" office:value-type="float" office:value="8.74907398223877" calcext:value-type="float">
            <text:p>8.7490739822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43137802.30005" calcext:value-type="float">
            <text:p>1443137802.30005</text:p>
          </table:table-cell>
          <table:table-cell office:value-type="float" office:value="4320" calcext:value-type="float">
            <text:p>4320</text:p>
          </table:table-cell>
          <table:table-cell table:formula="of:=[.B520]-[.$B$2]" office:value-type="float" office:value="62.2998874187469" calcext:value-type="float">
            <text:p>62.2998874187</text:p>
          </table:table-cell>
          <table:table-cell table:formula="of:=[.C520]/([.D520]-[.D519])" office:value-type="float" office:value="102087.415445464" calcext:value-type="float">
            <text:p>102087.415445464</text:p>
          </table:table-cell>
          <table:table-cell/>
          <table:table-cell office:value-type="float" office:value="1443137811.02442" calcext:value-type="float">
            <text:p>1443137811.02442</text:p>
          </table:table-cell>
          <table:table-cell table:formula="of:=[.G520]-[.$B$2]" office:value-type="float" office:value="71.0242574214935" calcext:value-type="float">
            <text:p>71.0242574215</text:p>
          </table:table-cell>
          <table:table-cell table:formula="of:=[.C520]/([.H520]-[.H519])" office:value-type="float" office:value="245277.615366913" calcext:value-type="float">
            <text:p>245277.615366913</text:p>
          </table:table-cell>
          <table:table-cell table:formula="of:=[.G520]-[.$B520]" office:value-type="float" office:value="8.72437000274658" calcext:value-type="float">
            <text:p>8.7243700027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43137802.34237" calcext:value-type="float">
            <text:p>1443137802.34237</text:p>
          </table:table-cell>
          <table:table-cell office:value-type="float" office:value="4320" calcext:value-type="float">
            <text:p>4320</text:p>
          </table:table-cell>
          <table:table-cell table:formula="of:=[.B521]-[.$B$2]" office:value-type="float" office:value="62.3422050476074" calcext:value-type="float">
            <text:p>62.3422050476</text:p>
          </table:table-cell>
          <table:table-cell table:formula="of:=[.C521]/([.D521]-[.D520])" office:value-type="float" office:value="102085.114793259" calcext:value-type="float">
            <text:p>102085.114793259</text:p>
          </table:table-cell>
          <table:table-cell/>
          <table:table-cell office:value-type="float" office:value="1443137811.0558" calcext:value-type="float">
            <text:p>1443137811.0558</text:p>
          </table:table-cell>
          <table:table-cell table:formula="of:=[.G521]-[.$B$2]" office:value-type="float" office:value="71.055638551712" calcext:value-type="float">
            <text:p>71.0556385517</text:p>
          </table:table-cell>
          <table:table-cell table:formula="of:=[.C521]/([.H521]-[.H520])" office:value-type="float" office:value="137662.345808451" calcext:value-type="float">
            <text:p>137662.345808451</text:p>
          </table:table-cell>
          <table:table-cell table:formula="of:=[.G521]-[.$B521]" office:value-type="float" office:value="8.71343350410461" calcext:value-type="float">
            <text:p>8.7134335041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43137802.38468" calcext:value-type="float">
            <text:p>1443137802.38468</text:p>
          </table:table-cell>
          <table:table-cell office:value-type="float" office:value="4320" calcext:value-type="float">
            <text:p>4320</text:p>
          </table:table-cell>
          <table:table-cell table:formula="of:=[.B522]-[.$B$2]" office:value-type="float" office:value="62.3845207691193" calcext:value-type="float">
            <text:p>62.3845207691</text:p>
          </table:table-cell>
          <table:table-cell table:formula="of:=[.C522]/([.D522]-[.D521])" office:value-type="float" office:value="102089.716201369" calcext:value-type="float">
            <text:p>102089.716201369</text:p>
          </table:table-cell>
          <table:table-cell/>
          <table:table-cell office:value-type="float" office:value="1443137811.10625" calcext:value-type="float">
            <text:p>1443137811.10625</text:p>
          </table:table-cell>
          <table:table-cell table:formula="of:=[.G522]-[.$B$2]" office:value-type="float" office:value="71.1060829162598" calcext:value-type="float">
            <text:p>71.1060829163</text:p>
          </table:table-cell>
          <table:table-cell table:formula="of:=[.C522]/([.H522]-[.H521])" office:value-type="float" office:value="85638.9021594771" calcext:value-type="float">
            <text:p>85638.9021594771</text:p>
          </table:table-cell>
          <table:table-cell table:formula="of:=[.G522]-[.$B522]" office:value-type="float" office:value="8.7215621471405" calcext:value-type="float">
            <text:p>8.7215621471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43137802.427" calcext:value-type="float">
            <text:p>1443137802.427</text:p>
          </table:table-cell>
          <table:table-cell office:value-type="float" office:value="4320" calcext:value-type="float">
            <text:p>4320</text:p>
          </table:table-cell>
          <table:table-cell table:formula="of:=[.B523]-[.$B$2]" office:value-type="float" office:value="62.426842212677" calcext:value-type="float">
            <text:p>62.4268422127</text:p>
          </table:table-cell>
          <table:table-cell table:formula="of:=[.C523]/([.D523]-[.D522])" office:value-type="float" office:value="102075.913221301" calcext:value-type="float">
            <text:p>102075.913221301</text:p>
          </table:table-cell>
          <table:table-cell/>
          <table:table-cell office:value-type="float" office:value="1443137811.15669" calcext:value-type="float">
            <text:p>1443137811.15669</text:p>
          </table:table-cell>
          <table:table-cell table:formula="of:=[.G523]-[.$B$2]" office:value-type="float" office:value="71.1565237045288" calcext:value-type="float">
            <text:p>71.1565237045</text:p>
          </table:table-cell>
          <table:table-cell table:formula="of:=[.C523]/([.H523]-[.H522])" office:value-type="float" office:value="85644.9740031385" calcext:value-type="float">
            <text:p>85644.9740031385</text:p>
          </table:table-cell>
          <table:table-cell table:formula="of:=[.G523]-[.$B523]" office:value-type="float" office:value="8.72968149185181" calcext:value-type="float">
            <text:p>8.7296814919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43137802.46932" calcext:value-type="float">
            <text:p>1443137802.46932</text:p>
          </table:table-cell>
          <table:table-cell office:value-type="float" office:value="4320" calcext:value-type="float">
            <text:p>4320</text:p>
          </table:table-cell>
          <table:table-cell table:formula="of:=[.B524]-[.$B$2]" office:value-type="float" office:value="62.4691579341888" calcext:value-type="float">
            <text:p>62.4691579342</text:p>
          </table:table-cell>
          <table:table-cell table:formula="of:=[.C524]/([.D524]-[.D523])" office:value-type="float" office:value="102089.716201369" calcext:value-type="float">
            <text:p>102089.716201369</text:p>
          </table:table-cell>
          <table:table-cell/>
          <table:table-cell office:value-type="float" office:value="1443137811.20711" calcext:value-type="float">
            <text:p>1443137811.20711</text:p>
          </table:table-cell>
          <table:table-cell table:formula="of:=[.G524]-[.$B$2]" office:value-type="float" office:value="71.2069432735443" calcext:value-type="float">
            <text:p>71.2069432735</text:p>
          </table:table-cell>
          <table:table-cell table:formula="of:=[.C524]/([.H524]-[.H523])" office:value-type="float" office:value="85681.0179926705" calcext:value-type="float">
            <text:p>85681.0179926705</text:p>
          </table:table-cell>
          <table:table-cell table:formula="of:=[.G524]-[.$B524]" office:value-type="float" office:value="8.73778533935547" calcext:value-type="float">
            <text:p>8.7377853394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43137802.51164" calcext:value-type="float">
            <text:p>1443137802.51164</text:p>
          </table:table-cell>
          <table:table-cell office:value-type="float" office:value="4320" calcext:value-type="float">
            <text:p>4320</text:p>
          </table:table-cell>
          <table:table-cell table:formula="of:=[.B525]-[.$B$2]" office:value-type="float" office:value="62.511474609375" calcext:value-type="float">
            <text:p>62.5114746094</text:p>
          </table:table-cell>
          <table:table-cell table:formula="of:=[.C525]/([.D525]-[.D524])" office:value-type="float" office:value="102087.415445464" calcext:value-type="float">
            <text:p>102087.415445464</text:p>
          </table:table-cell>
          <table:table-cell/>
          <table:table-cell office:value-type="float" office:value="1443137811.25757" calcext:value-type="float">
            <text:p>1443137811.25757</text:p>
          </table:table-cell>
          <table:table-cell table:formula="of:=[.G525]-[.$B$2]" office:value-type="float" office:value="71.2574045658112" calcext:value-type="float">
            <text:p>71.2574045658</text:p>
          </table:table-cell>
          <table:table-cell table:formula="of:=[.C525]/([.H525]-[.H524])" office:value-type="float" office:value="85610.1737774628" calcext:value-type="float">
            <text:p>85610.1737774628</text:p>
          </table:table-cell>
          <table:table-cell table:formula="of:=[.G525]-[.$B525]" office:value-type="float" office:value="8.74592995643616" calcext:value-type="float">
            <text:p>8.7459299564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43137802.55395" calcext:value-type="float">
            <text:p>1443137802.55395</text:p>
          </table:table-cell>
          <table:table-cell office:value-type="float" office:value="4320" calcext:value-type="float">
            <text:p>4320</text:p>
          </table:table-cell>
          <table:table-cell table:formula="of:=[.B526]-[.$B$2]" office:value-type="float" office:value="62.5537917613983" calcext:value-type="float">
            <text:p>62.5537917614</text:p>
          </table:table-cell>
          <table:table-cell table:formula="of:=[.C526]/([.D526]-[.D525])" office:value-type="float" office:value="102086.2651064" calcext:value-type="float">
            <text:p>102086.2651064</text:p>
          </table:table-cell>
          <table:table-cell/>
          <table:table-cell office:value-type="float" office:value="1443137811.308" calcext:value-type="float">
            <text:p>1443137811.308</text:p>
          </table:table-cell>
          <table:table-cell table:formula="of:=[.G526]-[.$B$2]" office:value-type="float" office:value="71.3078389167786" calcext:value-type="float">
            <text:p>71.3078389168</text:p>
          </table:table-cell>
          <table:table-cell table:formula="of:=[.C526]/([.H526]-[.H525])" office:value-type="float" office:value="85655.9054917107" calcext:value-type="float">
            <text:p>85655.9054917107</text:p>
          </table:table-cell>
          <table:table-cell table:formula="of:=[.G526]-[.$B526]" office:value-type="float" office:value="8.75404715538025" calcext:value-type="float">
            <text:p>8.7540471554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43137802.59627" calcext:value-type="float">
            <text:p>1443137802.59627</text:p>
          </table:table-cell>
          <table:table-cell office:value-type="float" office:value="4320" calcext:value-type="float">
            <text:p>4320</text:p>
          </table:table-cell>
          <table:table-cell table:formula="of:=[.B527]-[.$B$2]" office:value-type="float" office:value="62.5961089134216" calcext:value-type="float">
            <text:p>62.5961089134</text:p>
          </table:table-cell>
          <table:table-cell table:formula="of:=[.C527]/([.D527]-[.D526])" office:value-type="float" office:value="102086.2651064" calcext:value-type="float">
            <text:p>102086.2651064</text:p>
          </table:table-cell>
          <table:table-cell/>
          <table:table-cell office:value-type="float" office:value="1443137811.35846" calcext:value-type="float">
            <text:p>1443137811.35846</text:p>
          </table:table-cell>
          <table:table-cell table:formula="of:=[.G527]-[.$B$2]" office:value-type="float" office:value="71.3582983016968" calcext:value-type="float">
            <text:p>71.3582983017</text:p>
          </table:table-cell>
          <table:table-cell table:formula="of:=[.C527]/([.H527]-[.H526])" office:value-type="float" office:value="85613.4098146871" calcext:value-type="float">
            <text:p>85613.4098146871</text:p>
          </table:table-cell>
          <table:table-cell table:formula="of:=[.G527]-[.$B527]" office:value-type="float" office:value="8.76218938827515" calcext:value-type="float">
            <text:p>8.7621893883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43137802.63859" calcext:value-type="float">
            <text:p>1443137802.63859</text:p>
          </table:table-cell>
          <table:table-cell office:value-type="float" office:value="4320" calcext:value-type="float">
            <text:p>4320</text:p>
          </table:table-cell>
          <table:table-cell table:formula="of:=[.B528]-[.$B$2]" office:value-type="float" office:value="62.6384251117706" calcext:value-type="float">
            <text:p>62.6384251118</text:p>
          </table:table-cell>
          <table:table-cell table:formula="of:=[.C528]/([.D528]-[.D527])" office:value-type="float" office:value="102088.565810454" calcext:value-type="float">
            <text:p>102088.565810454</text:p>
          </table:table-cell>
          <table:table-cell/>
          <table:table-cell office:value-type="float" office:value="1443137811.40889" calcext:value-type="float">
            <text:p>1443137811.40889</text:p>
          </table:table-cell>
          <table:table-cell table:formula="of:=[.G528]-[.$B$2]" office:value-type="float" office:value="71.4087314605713" calcext:value-type="float">
            <text:p>71.4087314606</text:p>
          </table:table-cell>
          <table:table-cell table:formula="of:=[.C528]/([.H528]-[.H527])" office:value-type="float" office:value="85657.9301476845" calcext:value-type="float">
            <text:p>85657.9301476845</text:p>
          </table:table-cell>
          <table:table-cell table:formula="of:=[.G528]-[.$B528]" office:value-type="float" office:value="8.77030634880066" calcext:value-type="float">
            <text:p>8.7703063488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43137802.6809" calcext:value-type="float">
            <text:p>1443137802.6809</text:p>
          </table:table-cell>
          <table:table-cell office:value-type="float" office:value="4320" calcext:value-type="float">
            <text:p>4320</text:p>
          </table:table-cell>
          <table:table-cell table:formula="of:=[.B529]-[.$B$2]" office:value-type="float" office:value="62.6807408332825" calcext:value-type="float">
            <text:p>62.6807408333</text:p>
          </table:table-cell>
          <table:table-cell table:formula="of:=[.C529]/([.D529]-[.D528])" office:value-type="float" office:value="102089.716201369" calcext:value-type="float">
            <text:p>102089.716201369</text:p>
          </table:table-cell>
          <table:table-cell/>
          <table:table-cell office:value-type="float" office:value="1443137811.45934" calcext:value-type="float">
            <text:p>1443137811.45934</text:p>
          </table:table-cell>
          <table:table-cell table:formula="of:=[.G529]-[.$B$2]" office:value-type="float" office:value="71.4591755867004" calcext:value-type="float">
            <text:p>71.4591755867</text:p>
          </table:table-cell>
          <table:table-cell table:formula="of:=[.C529]/([.H529]-[.H528])" office:value-type="float" office:value="85639.3069222698" calcext:value-type="float">
            <text:p>85639.3069222698</text:p>
          </table:table-cell>
          <table:table-cell table:formula="of:=[.G529]-[.$B529]" office:value-type="float" office:value="8.77843475341797" calcext:value-type="float">
            <text:p>8.7784347534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43137802.72322" calcext:value-type="float">
            <text:p>1443137802.72322</text:p>
          </table:table-cell>
          <table:table-cell office:value-type="float" office:value="4320" calcext:value-type="float">
            <text:p>4320</text:p>
          </table:table-cell>
          <table:table-cell table:formula="of:=[.B530]-[.$B$2]" office:value-type="float" office:value="62.7230570316315" calcext:value-type="float">
            <text:p>62.7230570316</text:p>
          </table:table-cell>
          <table:table-cell table:formula="of:=[.C530]/([.D530]-[.D529])" office:value-type="float" office:value="102088.565810454" calcext:value-type="float">
            <text:p>102088.565810454</text:p>
          </table:table-cell>
          <table:table-cell/>
          <table:table-cell office:value-type="float" office:value="1443137811.50978" calcext:value-type="float">
            <text:p>1443137811.50978</text:p>
          </table:table-cell>
          <table:table-cell table:formula="of:=[.G530]-[.$B$2]" office:value-type="float" office:value="71.5096166133881" calcext:value-type="float">
            <text:p>71.5096166134</text:p>
          </table:table-cell>
          <table:table-cell table:formula="of:=[.C530]/([.H530]-[.H529])" office:value-type="float" office:value="85644.5691867748" calcext:value-type="float">
            <text:p>85644.5691867748</text:p>
          </table:table-cell>
          <table:table-cell table:formula="of:=[.G530]-[.$B530]" office:value-type="float" office:value="8.78655958175659" calcext:value-type="float">
            <text:p>8.7865595818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43137802.76555" calcext:value-type="float">
            <text:p>1443137802.76555</text:p>
          </table:table-cell>
          <table:table-cell office:value-type="float" office:value="4320" calcext:value-type="float">
            <text:p>4320</text:p>
          </table:table-cell>
          <table:table-cell table:formula="of:=[.B531]-[.$B$2]" office:value-type="float" office:value="62.7653918266296" calcext:value-type="float">
            <text:p>62.7653918266</text:p>
          </table:table-cell>
          <table:table-cell table:formula="of:=[.C531]/([.D531]-[.D530])" office:value-type="float" office:value="102043.720778307" calcext:value-type="float">
            <text:p>102043.720778307</text:p>
          </table:table-cell>
          <table:table-cell/>
          <table:table-cell office:value-type="float" office:value="1443137811.56021" calcext:value-type="float">
            <text:p>1443137811.56021</text:p>
          </table:table-cell>
          <table:table-cell table:formula="of:=[.G531]-[.$B$2]" office:value-type="float" office:value="71.5600476264954" calcext:value-type="float">
            <text:p>71.5600476265</text:p>
          </table:table-cell>
          <table:table-cell table:formula="of:=[.C531]/([.H531]-[.H530])" office:value-type="float" office:value="85661.5747696468" calcext:value-type="float">
            <text:p>85661.5747696468</text:p>
          </table:table-cell>
          <table:table-cell table:formula="of:=[.G531]-[.$B531]" office:value-type="float" office:value="8.79465579986572" calcext:value-type="float">
            <text:p>8.7946557999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43137802.80787" calcext:value-type="float">
            <text:p>1443137802.80787</text:p>
          </table:table-cell>
          <table:table-cell office:value-type="float" office:value="4320" calcext:value-type="float">
            <text:p>4320</text:p>
          </table:table-cell>
          <table:table-cell table:formula="of:=[.B532]-[.$B$2]" office:value-type="float" office:value="62.8077077865601" calcext:value-type="float">
            <text:p>62.8077077866</text:p>
          </table:table-cell>
          <table:table-cell table:formula="of:=[.C532]/([.D532]-[.D531])" office:value-type="float" office:value="102089.141002671" calcext:value-type="float">
            <text:p>102089.141002671</text:p>
          </table:table-cell>
          <table:table-cell/>
          <table:table-cell office:value-type="float" office:value="1443137811.61062" calcext:value-type="float">
            <text:p>1443137811.61062</text:p>
          </table:table-cell>
          <table:table-cell table:formula="of:=[.G532]-[.$B$2]" office:value-type="float" office:value="71.6104576587677" calcext:value-type="float">
            <text:p>71.6104576588</text:p>
          </table:table-cell>
          <table:table-cell table:formula="of:=[.C532]/([.H532]-[.H531])" office:value-type="float" office:value="85697.2274221392" calcext:value-type="float">
            <text:p>85697.2274221392</text:p>
          </table:table-cell>
          <table:table-cell table:formula="of:=[.G532]-[.$B532]" office:value-type="float" office:value="8.80274987220764" calcext:value-type="float">
            <text:p>8.8027498722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43137802.85019" calcext:value-type="float">
            <text:p>1443137802.85019</text:p>
          </table:table-cell>
          <table:table-cell office:value-type="float" office:value="4320" calcext:value-type="float">
            <text:p>4320</text:p>
          </table:table-cell>
          <table:table-cell table:formula="of:=[.B533]-[.$B$2]" office:value-type="float" office:value="62.8500237464905" calcext:value-type="float">
            <text:p>62.8500237465</text:p>
          </table:table-cell>
          <table:table-cell table:formula="of:=[.C533]/([.D533]-[.D532])" office:value-type="float" office:value="102089.141002671" calcext:value-type="float">
            <text:p>102089.141002671</text:p>
          </table:table-cell>
          <table:table-cell/>
          <table:table-cell office:value-type="float" office:value="1443137811.66108" calcext:value-type="float">
            <text:p>1443137811.66108</text:p>
          </table:table-cell>
          <table:table-cell table:formula="of:=[.G533]-[.$B$2]" office:value-type="float" office:value="71.6609144210815" calcext:value-type="float">
            <text:p>71.6609144211</text:p>
          </table:table-cell>
          <table:table-cell table:formula="of:=[.C533]/([.H533]-[.H532])" office:value-type="float" office:value="85617.8597653463" calcext:value-type="float">
            <text:p>85617.8597653463</text:p>
          </table:table-cell>
          <table:table-cell table:formula="of:=[.G533]-[.$B533]" office:value-type="float" office:value="8.81089067459106" calcext:value-type="float">
            <text:p>8.8108906746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43137802.8925" calcext:value-type="float">
            <text:p>1443137802.8925</text:p>
          </table:table-cell>
          <table:table-cell office:value-type="float" office:value="4320" calcext:value-type="float">
            <text:p>4320</text:p>
          </table:table-cell>
          <table:table-cell table:formula="of:=[.B534]-[.$B$2]" office:value-type="float" office:value="62.8923408985138" calcext:value-type="float">
            <text:p>62.8923408985</text:p>
          </table:table-cell>
          <table:table-cell table:formula="of:=[.C534]/([.D534]-[.D533])" office:value-type="float" office:value="102086.2651064" calcext:value-type="float">
            <text:p>102086.2651064</text:p>
          </table:table-cell>
          <table:table-cell/>
          <table:table-cell office:value-type="float" office:value="1443137811.71155" calcext:value-type="float">
            <text:p>1443137811.71155</text:p>
          </table:table-cell>
          <table:table-cell table:formula="of:=[.G534]-[.$B$2]" office:value-type="float" office:value="71.7113862037659" calcext:value-type="float">
            <text:p>71.7113862038</text:p>
          </table:table-cell>
          <table:table-cell table:formula="of:=[.C534]/([.H534]-[.H533])" office:value-type="float" office:value="85592.3799446371" calcext:value-type="float">
            <text:p>85592.3799446371</text:p>
          </table:table-cell>
          <table:table-cell table:formula="of:=[.G534]-[.$B534]" office:value-type="float" office:value="8.81904530525208" calcext:value-type="float">
            <text:p>8.8190453053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43137802.93482" calcext:value-type="float">
            <text:p>1443137802.93482</text:p>
          </table:table-cell>
          <table:table-cell office:value-type="float" office:value="4320" calcext:value-type="float">
            <text:p>4320</text:p>
          </table:table-cell>
          <table:table-cell table:formula="of:=[.B535]-[.$B$2]" office:value-type="float" office:value="62.9346578121185" calcext:value-type="float">
            <text:p>62.9346578121</text:p>
          </table:table-cell>
          <table:table-cell table:formula="of:=[.C535]/([.D535]-[.D534])" office:value-type="float" office:value="102086.840272691" calcext:value-type="float">
            <text:p>102086.840272691</text:p>
          </table:table-cell>
          <table:table-cell/>
          <table:table-cell office:value-type="float" office:value="1443137811.76195" calcext:value-type="float">
            <text:p>1443137811.76195</text:p>
          </table:table-cell>
          <table:table-cell table:formula="of:=[.G535]-[.$B$2]" office:value-type="float" office:value="71.7617878913879" calcext:value-type="float">
            <text:p>71.7617878914</text:p>
          </table:table-cell>
          <table:table-cell table:formula="of:=[.C535]/([.H535]-[.H534])" office:value-type="float" office:value="85711.415704825" calcext:value-type="float">
            <text:p>85711.415704825</text:p>
          </table:table-cell>
          <table:table-cell table:formula="of:=[.G535]-[.$B535]" office:value-type="float" office:value="8.82713007926941" calcext:value-type="float">
            <text:p>8.8271300793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43137802.97714" calcext:value-type="float">
            <text:p>1443137802.97714</text:p>
          </table:table-cell>
          <table:table-cell office:value-type="float" office:value="4320" calcext:value-type="float">
            <text:p>4320</text:p>
          </table:table-cell>
          <table:table-cell table:formula="of:=[.B536]-[.$B$2]" office:value-type="float" office:value="62.9769740104675" calcext:value-type="float">
            <text:p>62.9769740105</text:p>
          </table:table-cell>
          <table:table-cell table:formula="of:=[.C536]/([.D536]-[.D535])" office:value-type="float" office:value="102088.565810454" calcext:value-type="float">
            <text:p>102088.565810454</text:p>
          </table:table-cell>
          <table:table-cell/>
          <table:table-cell office:value-type="float" office:value="1443137811.81239" calcext:value-type="float">
            <text:p>1443137811.81239</text:p>
          </table:table-cell>
          <table:table-cell table:formula="of:=[.G536]-[.$B$2]" office:value-type="float" office:value="71.8122317790985" calcext:value-type="float">
            <text:p>71.8122317791</text:p>
          </table:table-cell>
          <table:table-cell table:formula="of:=[.C536]/([.H536]-[.H535])" office:value-type="float" office:value="85639.7116888887" calcext:value-type="float">
            <text:p>85639.7116888887</text:p>
          </table:table-cell>
          <table:table-cell table:formula="of:=[.G536]-[.$B536]" office:value-type="float" office:value="8.83525776863098" calcext:value-type="float">
            <text:p>8.8352577686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43137803.01992" calcext:value-type="float">
            <text:p>1443137803.01992</text:p>
          </table:table-cell>
          <table:table-cell office:value-type="float" office:value="4320" calcext:value-type="float">
            <text:p>4320</text:p>
          </table:table-cell>
          <table:table-cell table:formula="of:=[.B537]-[.$B$2]" office:value-type="float" office:value="63.0197529792786" calcext:value-type="float">
            <text:p>63.0197529793</text:p>
          </table:table-cell>
          <table:table-cell table:formula="of:=[.C537]/([.D537]-[.D536])" office:value-type="float" office:value="100984.20135096" calcext:value-type="float">
            <text:p>100984.20135096</text:p>
          </table:table-cell>
          <table:table-cell/>
          <table:table-cell office:value-type="float" office:value="1443137811.86283" calcext:value-type="float">
            <text:p>1443137811.86283</text:p>
          </table:table-cell>
          <table:table-cell table:formula="of:=[.G537]-[.$B$2]" office:value-type="float" office:value="71.8626706600189" calcext:value-type="float">
            <text:p>71.86267066</text:p>
          </table:table-cell>
          <table:table-cell table:formula="of:=[.C537]/([.H537]-[.H536])" office:value-type="float" office:value="85648.2126718221" calcext:value-type="float">
            <text:p>85648.2126718221</text:p>
          </table:table-cell>
          <table:table-cell table:formula="of:=[.G537]-[.$B537]" office:value-type="float" office:value="8.84291768074036" calcext:value-type="float">
            <text:p>8.8429176807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43137803.06325" calcext:value-type="float">
            <text:p>1443137803.06325</text:p>
          </table:table-cell>
          <table:table-cell office:value-type="float" office:value="4320" calcext:value-type="float">
            <text:p>4320</text:p>
          </table:table-cell>
          <table:table-cell table:formula="of:=[.B538]-[.$B$2]" office:value-type="float" office:value="63.0630838871002" calcext:value-type="float">
            <text:p>63.0630838871</text:p>
          </table:table-cell>
          <table:table-cell table:formula="of:=[.C538]/([.D538]-[.D537])" office:value-type="float" office:value="99697.8881167363" calcext:value-type="float">
            <text:p>99697.8881167363</text:p>
          </table:table-cell>
          <table:table-cell/>
          <table:table-cell office:value-type="float" office:value="1443137811.91327" calcext:value-type="float">
            <text:p>1443137811.91327</text:p>
          </table:table-cell>
          <table:table-cell table:formula="of:=[.G538]-[.$B$2]" office:value-type="float" office:value="71.9131126403809" calcext:value-type="float">
            <text:p>71.9131126404</text:p>
          </table:table-cell>
          <table:table-cell table:formula="of:=[.C538]/([.H538]-[.H537])" office:value-type="float" office:value="85642.9499595876" calcext:value-type="float">
            <text:p>85642.9499595876</text:p>
          </table:table-cell>
          <table:table-cell table:formula="of:=[.G538]-[.$B538]" office:value-type="float" office:value="8.85002875328064" calcext:value-type="float">
            <text:p>8.8500287533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43137803.10658" calcext:value-type="float">
            <text:p>1443137803.10658</text:p>
          </table:table-cell>
          <table:table-cell office:value-type="float" office:value="4320" calcext:value-type="float">
            <text:p>4320</text:p>
          </table:table-cell>
          <table:table-cell table:formula="of:=[.B539]-[.$B$2]" office:value-type="float" office:value="63.1064128875732" calcext:value-type="float">
            <text:p>63.1064128876</text:p>
          </table:table-cell>
          <table:table-cell table:formula="of:=[.C539]/([.D539]-[.D538])" office:value-type="float" office:value="99702.2768316505" calcext:value-type="float">
            <text:p>99702.2768316505</text:p>
          </table:table-cell>
          <table:table-cell/>
          <table:table-cell office:value-type="float" office:value="1443137811.96372" calcext:value-type="float">
            <text:p>1443137811.96372</text:p>
          </table:table-cell>
          <table:table-cell table:formula="of:=[.G539]-[.$B$2]" office:value-type="float" office:value="71.9635572433472" calcext:value-type="float">
            <text:p>71.9635572433</text:p>
          </table:table-cell>
          <table:table-cell table:formula="of:=[.C539]/([.H539]-[.H538])" office:value-type="float" office:value="85638.4974005104" calcext:value-type="float">
            <text:p>85638.4974005104</text:p>
          </table:table-cell>
          <table:table-cell table:formula="of:=[.G539]-[.$B539]" office:value-type="float" office:value="8.85714435577393" calcext:value-type="float">
            <text:p>8.8571443558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43137803.14991" calcext:value-type="float">
            <text:p>1443137803.14991</text:p>
          </table:table-cell>
          <table:table-cell office:value-type="float" office:value="4320" calcext:value-type="float">
            <text:p>4320</text:p>
          </table:table-cell>
          <table:table-cell table:formula="of:=[.B540]-[.$B$2]" office:value-type="float" office:value="63.1497464179993" calcext:value-type="float">
            <text:p>63.149746418</text:p>
          </table:table-cell>
          <table:table-cell table:formula="of:=[.C540]/([.D540]-[.D539])" office:value-type="float" office:value="99691.8542645554" calcext:value-type="float">
            <text:p>99691.8542645554</text:p>
          </table:table-cell>
          <table:table-cell/>
          <table:table-cell office:value-type="float" office:value="1443137812.0142" calcext:value-type="float">
            <text:p>1443137812.0142</text:p>
          </table:table-cell>
          <table:table-cell table:formula="of:=[.G540]-[.$B$2]" office:value-type="float" office:value="72.0140371322632" calcext:value-type="float">
            <text:p>72.0140371323</text:p>
          </table:table-cell>
          <table:table-cell table:formula="of:=[.C540]/([.H540]-[.H539])" office:value-type="float" office:value="85578.6352301065" calcext:value-type="float">
            <text:p>85578.6352301065</text:p>
          </table:table-cell>
          <table:table-cell table:formula="of:=[.G540]-[.$B540]" office:value-type="float" office:value="8.86429071426392" calcext:value-type="float">
            <text:p>8.8642907143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43137803.19324" calcext:value-type="float">
            <text:p>1443137803.19324</text:p>
          </table:table-cell>
          <table:table-cell office:value-type="float" office:value="4320" calcext:value-type="float">
            <text:p>4320</text:p>
          </table:table-cell>
          <table:table-cell table:formula="of:=[.B541]-[.$B$2]" office:value-type="float" office:value="63.1930756568909" calcext:value-type="float">
            <text:p>63.1930756569</text:p>
          </table:table-cell>
          <table:table-cell table:formula="of:=[.C541]/([.D541]-[.D540])" office:value-type="float" office:value="99701.728221156" calcext:value-type="float">
            <text:p>99701.728221156</text:p>
          </table:table-cell>
          <table:table-cell/>
          <table:table-cell office:value-type="float" office:value="1443137812.02999" calcext:value-type="float">
            <text:p>1443137812.02999</text:p>
          </table:table-cell>
          <table:table-cell table:formula="of:=[.G541]-[.$B$2]" office:value-type="float" office:value="72.02983045578" calcext:value-type="float">
            <text:p>72.0298304558</text:p>
          </table:table-cell>
          <table:table-cell table:formula="of:=[.C541]/([.H541]-[.H540])" office:value-type="float" office:value="273533.306361523" calcext:value-type="float">
            <text:p>273533.306361523</text:p>
          </table:table-cell>
          <table:table-cell table:formula="of:=[.G541]-[.$B541]" office:value-type="float" office:value="8.83675479888916" calcext:value-type="float">
            <text:p>8.8367547989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43137803.23657" calcext:value-type="float">
            <text:p>1443137803.23657</text:p>
          </table:table-cell>
          <table:table-cell office:value-type="float" office:value="4320" calcext:value-type="float">
            <text:p>4320</text:p>
          </table:table-cell>
          <table:table-cell table:formula="of:=[.B542]-[.$B$2]" office:value-type="float" office:value="63.2364037036896" calcext:value-type="float">
            <text:p>63.2364037037</text:p>
          </table:table-cell>
          <table:table-cell table:formula="of:=[.C542]/([.D542]-[.D541])" office:value-type="float" office:value="99704.4713340047" calcext:value-type="float">
            <text:p>99704.4713340047</text:p>
          </table:table-cell>
          <table:table-cell/>
          <table:table-cell office:value-type="float" office:value="1443137812.06647" calcext:value-type="float">
            <text:p>1443137812.06647</text:p>
          </table:table-cell>
          <table:table-cell table:formula="of:=[.G542]-[.$B$2]" office:value-type="float" office:value="72.0663113594055" calcext:value-type="float">
            <text:p>72.0663113594</text:p>
          </table:table-cell>
          <table:table-cell table:formula="of:=[.C542]/([.H542]-[.H541])" office:value-type="float" office:value="118418.119363187" calcext:value-type="float">
            <text:p>118418.119363187</text:p>
          </table:table-cell>
          <table:table-cell table:formula="of:=[.G542]-[.$B542]" office:value-type="float" office:value="8.82990765571594" calcext:value-type="float">
            <text:p>8.8299076557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43137803.27989" calcext:value-type="float">
            <text:p>1443137803.27989</text:p>
          </table:table-cell>
          <table:table-cell office:value-type="float" office:value="4320" calcext:value-type="float">
            <text:p>4320</text:p>
          </table:table-cell>
          <table:table-cell table:formula="of:=[.B543]-[.$B$2]" office:value-type="float" office:value="63.2797322273254" calcext:value-type="float">
            <text:p>63.2797322273</text:p>
          </table:table-cell>
          <table:table-cell table:formula="of:=[.C543]/([.D543]-[.D542])" office:value-type="float" office:value="99703.3740707522" calcext:value-type="float">
            <text:p>99703.3740707522</text:p>
          </table:table-cell>
          <table:table-cell/>
          <table:table-cell office:value-type="float" office:value="1443137812.11316" calcext:value-type="float">
            <text:p>1443137812.11316</text:p>
          </table:table-cell>
          <table:table-cell table:formula="of:=[.G543]-[.$B$2]" office:value-type="float" office:value="72.1129975318909" calcext:value-type="float">
            <text:p>72.1129975319</text:p>
          </table:table-cell>
          <table:table-cell table:formula="of:=[.C543]/([.H543]-[.H542])" office:value-type="float" office:value="92532.7515626915" calcext:value-type="float">
            <text:p>92532.7515626915</text:p>
          </table:table-cell>
          <table:table-cell table:formula="of:=[.G543]-[.$B543]" office:value-type="float" office:value="8.83326530456543" calcext:value-type="float">
            <text:p>8.8332653046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43137803.32322" calcext:value-type="float">
            <text:p>1443137803.32322</text:p>
          </table:table-cell>
          <table:table-cell office:value-type="float" office:value="4320" calcext:value-type="float">
            <text:p>4320</text:p>
          </table:table-cell>
          <table:table-cell table:formula="of:=[.B544]-[.$B$2]" office:value-type="float" office:value="63.3230605125427" calcext:value-type="float">
            <text:p>63.3230605125</text:p>
          </table:table-cell>
          <table:table-cell table:formula="of:=[.C544]/([.D544]-[.D543])" office:value-type="float" office:value="99703.9226993595" calcext:value-type="float">
            <text:p>99703.9226993595</text:p>
          </table:table-cell>
          <table:table-cell/>
          <table:table-cell office:value-type="float" office:value="1443137812.15984" calcext:value-type="float">
            <text:p>1443137812.15984</text:p>
          </table:table-cell>
          <table:table-cell table:formula="of:=[.G544]-[.$B$2]" office:value-type="float" office:value="72.1596794128418" calcext:value-type="float">
            <text:p>72.1596794128</text:p>
          </table:table-cell>
          <table:table-cell table:formula="of:=[.C544]/([.H544]-[.H543])" office:value-type="float" office:value="92541.2582355285" calcext:value-type="float">
            <text:p>92541.2582355285</text:p>
          </table:table-cell>
          <table:table-cell table:formula="of:=[.G544]-[.$B544]" office:value-type="float" office:value="8.83661890029907" calcext:value-type="float">
            <text:p>8.8366189003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43137803.36656" calcext:value-type="float">
            <text:p>1443137803.36656</text:p>
          </table:table-cell>
          <table:table-cell office:value-type="float" office:value="4320" calcext:value-type="float">
            <text:p>4320</text:p>
          </table:table-cell>
          <table:table-cell table:formula="of:=[.B545]-[.$B$2]" office:value-type="float" office:value="63.3664011955261" calcext:value-type="float">
            <text:p>63.3664011955</text:p>
          </table:table-cell>
          <table:table-cell table:formula="of:=[.C545]/([.D545]-[.D544])" office:value-type="float" office:value="99675.4020155789" calcext:value-type="float">
            <text:p>99675.4020155789</text:p>
          </table:table-cell>
          <table:table-cell/>
          <table:table-cell office:value-type="float" office:value="1443137812.20644" calcext:value-type="float">
            <text:p>1443137812.20644</text:p>
          </table:table-cell>
          <table:table-cell table:formula="of:=[.G545]-[.$B$2]" office:value-type="float" office:value="72.2062826156616" calcext:value-type="float">
            <text:p>72.2062826157</text:p>
          </table:table-cell>
          <table:table-cell table:formula="of:=[.C545]/([.H545]-[.H544])" office:value-type="float" office:value="92697.4915587206" calcext:value-type="float">
            <text:p>92697.4915587206</text:p>
          </table:table-cell>
          <table:table-cell table:formula="of:=[.G545]-[.$B545]" office:value-type="float" office:value="8.8398814201355" calcext:value-type="float">
            <text:p>8.8398814201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43137803.40989" calcext:value-type="float">
            <text:p>1443137803.40989</text:p>
          </table:table-cell>
          <table:table-cell office:value-type="float" office:value="4320" calcext:value-type="float">
            <text:p>4320</text:p>
          </table:table-cell>
          <table:table-cell table:formula="of:=[.B546]-[.$B$2]" office:value-type="float" office:value="63.4097316265106" calcext:value-type="float">
            <text:p>63.4097316265</text:p>
          </table:table-cell>
          <table:table-cell table:formula="of:=[.C546]/([.D546]-[.D545])" office:value-type="float" office:value="99698.9852592425" calcext:value-type="float">
            <text:p>99698.9852592425</text:p>
          </table:table-cell>
          <table:table-cell/>
          <table:table-cell office:value-type="float" office:value="1443137812.25325" calcext:value-type="float">
            <text:p>1443137812.25325</text:p>
          </table:table-cell>
          <table:table-cell table:formula="of:=[.G546]-[.$B$2]" office:value-type="float" office:value="72.253084897995" calcext:value-type="float">
            <text:p>72.253084898</text:p>
          </table:table-cell>
          <table:table-cell table:formula="of:=[.C546]/([.H546]-[.H545])" office:value-type="float" office:value="92303.1908834811" calcext:value-type="float">
            <text:p>92303.1908834811</text:p>
          </table:table-cell>
          <table:table-cell table:formula="of:=[.G546]-[.$B546]" office:value-type="float" office:value="8.84335327148438" calcext:value-type="float">
            <text:p>8.8433532715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43137803.45322" calcext:value-type="float">
            <text:p>1443137803.45322</text:p>
          </table:table-cell>
          <table:table-cell office:value-type="float" office:value="4320" calcext:value-type="float">
            <text:p>4320</text:p>
          </table:table-cell>
          <table:table-cell table:formula="of:=[.B547]-[.$B$2]" office:value-type="float" office:value="63.4530599117279" calcext:value-type="float">
            <text:p>63.4530599117</text:p>
          </table:table-cell>
          <table:table-cell table:formula="of:=[.C547]/([.D547]-[.D546])" office:value-type="float" office:value="99703.9226993595" calcext:value-type="float">
            <text:p>99703.9226993595</text:p>
          </table:table-cell>
          <table:table-cell/>
          <table:table-cell office:value-type="float" office:value="1443137812.29988" calcext:value-type="float">
            <text:p>1443137812.29988</text:p>
          </table:table-cell>
          <table:table-cell table:formula="of:=[.G547]-[.$B$2]" office:value-type="float" office:value="72.2997143268585" calcext:value-type="float">
            <text:p>72.2997143269</text:p>
          </table:table-cell>
          <table:table-cell table:formula="of:=[.C547]/([.H547]-[.H546])" office:value-type="float" office:value="92645.3552035505" calcext:value-type="float">
            <text:p>92645.3552035505</text:p>
          </table:table-cell>
          <table:table-cell table:formula="of:=[.G547]-[.$B547]" office:value-type="float" office:value="8.84665441513062" calcext:value-type="float">
            <text:p>8.8466544151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43137803.49657" calcext:value-type="float">
            <text:p>1443137803.49657</text:p>
          </table:table-cell>
          <table:table-cell office:value-type="float" office:value="4320" calcext:value-type="float">
            <text:p>4320</text:p>
          </table:table-cell>
          <table:table-cell table:formula="of:=[.B548]-[.$B$2]" office:value-type="float" office:value="63.4964067935944" calcext:value-type="float">
            <text:p>63.4964067936</text:p>
          </table:table-cell>
          <table:table-cell table:formula="of:=[.C548]/([.D548]-[.D547])" office:value-type="float" office:value="99661.1477916506" calcext:value-type="float">
            <text:p>99661.1477916506</text:p>
          </table:table-cell>
          <table:table-cell/>
          <table:table-cell office:value-type="float" office:value="1443137812.34657" calcext:value-type="float">
            <text:p>1443137812.34657</text:p>
          </table:table-cell>
          <table:table-cell table:formula="of:=[.G548]-[.$B$2]" office:value-type="float" office:value="72.3464076519012" calcext:value-type="float">
            <text:p>72.3464076519</text:p>
          </table:table-cell>
          <table:table-cell table:formula="of:=[.C548]/([.H548]-[.H547])" office:value-type="float" office:value="92518.5772494715" calcext:value-type="float">
            <text:p>92518.5772494715</text:p>
          </table:table-cell>
          <table:table-cell table:formula="of:=[.G548]-[.$B548]" office:value-type="float" office:value="8.85000085830689" calcext:value-type="float">
            <text:p>8.8500008583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43137803.53989" calcext:value-type="float">
            <text:p>1443137803.53989</text:p>
          </table:table-cell>
          <table:table-cell office:value-type="float" office:value="4320" calcext:value-type="float">
            <text:p>4320</text:p>
          </table:table-cell>
          <table:table-cell table:formula="of:=[.B549]-[.$B$2]" office:value-type="float" office:value="63.5397310256958" calcext:value-type="float">
            <text:p>63.5397310257</text:p>
          </table:table-cell>
          <table:table-cell table:formula="of:=[.C549]/([.D549]-[.D548])" office:value-type="float" office:value="99713.2503095507" calcext:value-type="float">
            <text:p>99713.2503095507</text:p>
          </table:table-cell>
          <table:table-cell/>
          <table:table-cell office:value-type="float" office:value="1443137812.39326" calcext:value-type="float">
            <text:p>1443137812.39326</text:p>
          </table:table-cell>
          <table:table-cell table:formula="of:=[.G549]-[.$B$2]" office:value-type="float" office:value="72.3930974006653" calcext:value-type="float">
            <text:p>72.3930974007</text:p>
          </table:table-cell>
          <table:table-cell table:formula="of:=[.C549]/([.H549]-[.H548])" office:value-type="float" office:value="92525.663863229" calcext:value-type="float">
            <text:p>92525.663863229</text:p>
          </table:table-cell>
          <table:table-cell table:formula="of:=[.G549]-[.$B549]" office:value-type="float" office:value="8.85336637496948" calcext:value-type="float">
            <text:p>8.853366375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43137803.58321" calcext:value-type="float">
            <text:p>1443137803.58321</text:p>
          </table:table-cell>
          <table:table-cell office:value-type="float" office:value="4320" calcext:value-type="float">
            <text:p>4320</text:p>
          </table:table-cell>
          <table:table-cell table:formula="of:=[.B550]-[.$B$2]" office:value-type="float" office:value="63.5830435752869" calcext:value-type="float">
            <text:p>63.5830435753</text:p>
          </table:table-cell>
          <table:table-cell table:formula="of:=[.C550]/([.D550]-[.D549])" office:value-type="float" office:value="99740.1455418185" calcext:value-type="float">
            <text:p>99740.1455418185</text:p>
          </table:table-cell>
          <table:table-cell/>
          <table:table-cell office:value-type="float" office:value="1443137812.43993" calcext:value-type="float">
            <text:p>1443137812.43993</text:p>
          </table:table-cell>
          <table:table-cell table:formula="of:=[.G550]-[.$B$2]" office:value-type="float" office:value="72.4397721290588" calcext:value-type="float">
            <text:p>72.4397721291</text:p>
          </table:table-cell>
          <table:table-cell table:formula="of:=[.C550]/([.H550]-[.H549])" office:value-type="float" office:value="92555.4394998161" calcext:value-type="float">
            <text:p>92555.4394998161</text:p>
          </table:table-cell>
          <table:table-cell table:formula="of:=[.G550]-[.$B550]" office:value-type="float" office:value="8.85672855377197" calcext:value-type="float">
            <text:p>8.8567285538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43137803.62652" calcext:value-type="float">
            <text:p>1443137803.62652</text:p>
          </table:table-cell>
          <table:table-cell office:value-type="float" office:value="4320" calcext:value-type="float">
            <text:p>4320</text:p>
          </table:table-cell>
          <table:table-cell table:formula="of:=[.B551]-[.$B$2]" office:value-type="float" office:value="63.6263539791107" calcext:value-type="float">
            <text:p>63.6263539791</text:p>
          </table:table-cell>
          <table:table-cell table:formula="of:=[.C551]/([.D551]-[.D550])" office:value-type="float" office:value="99745.0870596784" calcext:value-type="float">
            <text:p>99745.0870596784</text:p>
          </table:table-cell>
          <table:table-cell/>
          <table:table-cell office:value-type="float" office:value="1443137812.48662" calcext:value-type="float">
            <text:p>1443137812.48662</text:p>
          </table:table-cell>
          <table:table-cell table:formula="of:=[.G551]-[.$B$2]" office:value-type="float" office:value="72.4864537715912" calcext:value-type="float">
            <text:p>72.4864537716</text:p>
          </table:table-cell>
          <table:table-cell table:formula="of:=[.C551]/([.H551]-[.H550])" office:value-type="float" office:value="92541.7308743239" calcext:value-type="float">
            <text:p>92541.7308743239</text:p>
          </table:table-cell>
          <table:table-cell table:formula="of:=[.G551]-[.$B551]" office:value-type="float" office:value="8.86009979248047" calcext:value-type="float">
            <text:p>8.8600997925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43137803.66985" calcext:value-type="float">
            <text:p>1443137803.66985</text:p>
          </table:table-cell>
          <table:table-cell office:value-type="float" office:value="4320" calcext:value-type="float">
            <text:p>4320</text:p>
          </table:table-cell>
          <table:table-cell table:formula="of:=[.B552]-[.$B$2]" office:value-type="float" office:value="63.6696848869324" calcext:value-type="float">
            <text:p>63.6696848869</text:p>
          </table:table-cell>
          <table:table-cell table:formula="of:=[.C552]/([.D552]-[.D551])" office:value-type="float" office:value="99697.8881167363" calcext:value-type="float">
            <text:p>99697.8881167363</text:p>
          </table:table-cell>
          <table:table-cell/>
          <table:table-cell office:value-type="float" office:value="1443137812.53335" calcext:value-type="float">
            <text:p>1443137812.53335</text:p>
          </table:table-cell>
          <table:table-cell table:formula="of:=[.G552]-[.$B$2]" office:value-type="float" office:value="72.5331928730011" calcext:value-type="float">
            <text:p>72.533192873</text:p>
          </table:table-cell>
          <table:table-cell table:formula="of:=[.C552]/([.H552]-[.H551])" office:value-type="float" office:value="92427.964374254" calcext:value-type="float">
            <text:p>92427.964374254</text:p>
          </table:table-cell>
          <table:table-cell table:formula="of:=[.G552]-[.$B552]" office:value-type="float" office:value="8.86350798606873" calcext:value-type="float">
            <text:p>8.8635079861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43137803.71317" calcext:value-type="float">
            <text:p>1443137803.71317</text:p>
          </table:table-cell>
          <table:table-cell office:value-type="float" office:value="4320" calcext:value-type="float">
            <text:p>4320</text:p>
          </table:table-cell>
          <table:table-cell table:formula="of:=[.B553]-[.$B$2]" office:value-type="float" office:value="63.7130124568939" calcext:value-type="float">
            <text:p>63.7130124569</text:p>
          </table:table-cell>
          <table:table-cell table:formula="of:=[.C553]/([.D553]-[.D552])" office:value-type="float" office:value="99705.5686214088" calcext:value-type="float">
            <text:p>99705.5686214088</text:p>
          </table:table-cell>
          <table:table-cell/>
          <table:table-cell office:value-type="float" office:value="1443137812.57999" calcext:value-type="float">
            <text:p>1443137812.57999</text:p>
          </table:table-cell>
          <table:table-cell table:formula="of:=[.G553]-[.$B$2]" office:value-type="float" office:value="72.5798268318176" calcext:value-type="float">
            <text:p>72.5798268318</text:p>
          </table:table-cell>
          <table:table-cell table:formula="of:=[.C553]/([.H553]-[.H552])" office:value-type="float" office:value="92636.3557723278" calcext:value-type="float">
            <text:p>92636.3557723278</text:p>
          </table:table-cell>
          <table:table-cell table:formula="of:=[.G553]-[.$B553]" office:value-type="float" office:value="8.86681437492371" calcext:value-type="float">
            <text:p>8.8668143749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43137803.7565" calcext:value-type="float">
            <text:p>1443137803.7565</text:p>
          </table:table-cell>
          <table:table-cell office:value-type="float" office:value="4320" calcext:value-type="float">
            <text:p>4320</text:p>
          </table:table-cell>
          <table:table-cell table:formula="of:=[.B554]-[.$B$2]" office:value-type="float" office:value="63.7563409805298" calcext:value-type="float">
            <text:p>63.7563409805</text:p>
          </table:table-cell>
          <table:table-cell table:formula="of:=[.C554]/([.D554]-[.D553])" office:value-type="float" office:value="99703.3740707522" calcext:value-type="float">
            <text:p>99703.3740707522</text:p>
          </table:table-cell>
          <table:table-cell/>
          <table:table-cell office:value-type="float" office:value="1443137812.62666" calcext:value-type="float">
            <text:p>1443137812.62666</text:p>
          </table:table-cell>
          <table:table-cell table:formula="of:=[.G554]-[.$B$2]" office:value-type="float" office:value="72.6265003681183" calcext:value-type="float">
            <text:p>72.6265003681</text:p>
          </table:table-cell>
          <table:table-cell table:formula="of:=[.C554]/([.H554]-[.H553])" office:value-type="float" office:value="92557.8034664365" calcext:value-type="float">
            <text:p>92557.8034664365</text:p>
          </table:table-cell>
          <table:table-cell table:formula="of:=[.G554]-[.$B554]" office:value-type="float" office:value="8.8701593875885" calcext:value-type="float">
            <text:p>8.8701593876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43137803.79983" calcext:value-type="float">
            <text:p>1443137803.79983</text:p>
          </table:table-cell>
          <table:table-cell office:value-type="float" office:value="4320" calcext:value-type="float">
            <text:p>4320</text:p>
          </table:table-cell>
          <table:table-cell table:formula="of:=[.B555]-[.$B$2]" office:value-type="float" office:value="63.7996690273285" calcext:value-type="float">
            <text:p>63.7996690273</text:p>
          </table:table-cell>
          <table:table-cell table:formula="of:=[.C555]/([.D555]-[.D554])" office:value-type="float" office:value="99704.4713340047" calcext:value-type="float">
            <text:p>99704.4713340047</text:p>
          </table:table-cell>
          <table:table-cell/>
          <table:table-cell office:value-type="float" office:value="1443137812.67334" calcext:value-type="float">
            <text:p>1443137812.67334</text:p>
          </table:table-cell>
          <table:table-cell table:formula="of:=[.G555]-[.$B$2]" office:value-type="float" office:value="72.6731729507446" calcext:value-type="float">
            <text:p>72.6731729507</text:p>
          </table:table-cell>
          <table:table-cell table:formula="of:=[.C555]/([.H555]-[.H554])" office:value-type="float" office:value="92559.6947266792" calcext:value-type="float">
            <text:p>92559.6947266792</text:p>
          </table:table-cell>
          <table:table-cell table:formula="of:=[.G555]-[.$B555]" office:value-type="float" office:value="8.87350392341614" calcext:value-type="float">
            <text:p>8.8735039234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43137803.84316" calcext:value-type="float">
            <text:p>1443137803.84316</text:p>
          </table:table-cell>
          <table:table-cell office:value-type="float" office:value="4320" calcext:value-type="float">
            <text:p>4320</text:p>
          </table:table-cell>
          <table:table-cell table:formula="of:=[.B556]-[.$B$2]" office:value-type="float" office:value="63.8429973125458" calcext:value-type="float">
            <text:p>63.8429973125</text:p>
          </table:table-cell>
          <table:table-cell table:formula="of:=[.C556]/([.D556]-[.D555])" office:value-type="float" office:value="99703.9226993595" calcext:value-type="float">
            <text:p>99703.9226993595</text:p>
          </table:table-cell>
          <table:table-cell/>
          <table:table-cell office:value-type="float" office:value="1443137812.72003" calcext:value-type="float">
            <text:p>1443137812.72003</text:p>
          </table:table-cell>
          <table:table-cell table:formula="of:=[.G556]-[.$B$2]" office:value-type="float" office:value="72.7198722362518" calcext:value-type="float">
            <text:p>72.7198722363</text:p>
          </table:table-cell>
          <table:table-cell table:formula="of:=[.C556]/([.H556]-[.H555])" office:value-type="float" office:value="92506.7686385427" calcext:value-type="float">
            <text:p>92506.7686385427</text:p>
          </table:table-cell>
          <table:table-cell table:formula="of:=[.G556]-[.$B556]" office:value-type="float" office:value="8.87687492370606" calcext:value-type="float">
            <text:p>8.8768749237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43137803.88649" calcext:value-type="float">
            <text:p>1443137803.88649</text:p>
          </table:table-cell>
          <table:table-cell office:value-type="float" office:value="4320" calcext:value-type="float">
            <text:p>4320</text:p>
          </table:table-cell>
          <table:table-cell table:formula="of:=[.B557]-[.$B$2]" office:value-type="float" office:value="63.886326789856" calcext:value-type="float">
            <text:p>63.8863267899</text:p>
          </table:table-cell>
          <table:table-cell table:formula="of:=[.C557]/([.D557]-[.D556])" office:value-type="float" office:value="99701.1796166989" calcext:value-type="float">
            <text:p>99701.1796166989</text:p>
          </table:table-cell>
          <table:table-cell/>
          <table:table-cell office:value-type="float" office:value="1443137812.76674" calcext:value-type="float">
            <text:p>1443137812.76674</text:p>
          </table:table-cell>
          <table:table-cell table:formula="of:=[.G557]-[.$B$2]" office:value-type="float" office:value="72.7665791511536" calcext:value-type="float">
            <text:p>72.7665791512</text:p>
          </table:table-cell>
          <table:table-cell table:formula="of:=[.C557]/([.H557]-[.H556])" office:value-type="float" office:value="92491.6580144255" calcext:value-type="float">
            <text:p>92491.6580144255</text:p>
          </table:table-cell>
          <table:table-cell table:formula="of:=[.G557]-[.$B557]" office:value-type="float" office:value="8.88025236129761" calcext:value-type="float">
            <text:p>8.8802523613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43137803.92982" calcext:value-type="float">
            <text:p>1443137803.92982</text:p>
          </table:table-cell>
          <table:table-cell office:value-type="float" office:value="4320" calcext:value-type="float">
            <text:p>4320</text:p>
          </table:table-cell>
          <table:table-cell table:formula="of:=[.B558]-[.$B$2]" office:value-type="float" office:value="63.9296531677246" calcext:value-type="float">
            <text:p>63.9296531677</text:p>
          </table:table-cell>
          <table:table-cell table:formula="of:=[.C558]/([.D558]-[.D557])" office:value-type="float" office:value="99708.3119455878" calcext:value-type="float">
            <text:p>99708.3119455878</text:p>
          </table:table-cell>
          <table:table-cell/>
          <table:table-cell office:value-type="float" office:value="1443137812.81341" calcext:value-type="float">
            <text:p>1443137812.81341</text:p>
          </table:table-cell>
          <table:table-cell table:formula="of:=[.G558]-[.$B$2]" office:value-type="float" office:value="72.8132464885712" calcext:value-type="float">
            <text:p>72.8132464886</text:p>
          </table:table-cell>
          <table:table-cell table:formula="of:=[.C558]/([.H558]-[.H557])" office:value-type="float" office:value="92570.0980397166" calcext:value-type="float">
            <text:p>92570.0980397166</text:p>
          </table:table-cell>
          <table:table-cell table:formula="of:=[.G558]-[.$B558]" office:value-type="float" office:value="8.88359332084656" calcext:value-type="float">
            <text:p>8.8835933208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43137803.97314" calcext:value-type="float">
            <text:p>1443137803.97314</text:p>
          </table:table-cell>
          <table:table-cell office:value-type="float" office:value="4320" calcext:value-type="float">
            <text:p>4320</text:p>
          </table:table-cell>
          <table:table-cell table:formula="of:=[.B559]-[.$B$2]" office:value-type="float" office:value="63.9729814529419" calcext:value-type="float">
            <text:p>63.9729814529</text:p>
          </table:table-cell>
          <table:table-cell table:formula="of:=[.C559]/([.D559]-[.D558])" office:value-type="float" office:value="99703.9226993595" calcext:value-type="float">
            <text:p>99703.9226993595</text:p>
          </table:table-cell>
          <table:table-cell/>
          <table:table-cell office:value-type="float" office:value="1443137812.86009" calcext:value-type="float">
            <text:p>1443137812.86009</text:p>
          </table:table-cell>
          <table:table-cell table:formula="of:=[.G559]-[.$B$2]" office:value-type="float" office:value="72.8599238395691" calcext:value-type="float">
            <text:p>72.8599238396</text:p>
          </table:table-cell>
          <table:table-cell table:formula="of:=[.C559]/([.H559]-[.H558])" office:value-type="float" office:value="92550.2391982797" calcext:value-type="float">
            <text:p>92550.2391982797</text:p>
          </table:table-cell>
          <table:table-cell table:formula="of:=[.G559]-[.$B559]" office:value-type="float" office:value="8.8869423866272" calcext:value-type="float">
            <text:p>8.8869423866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43137804.01636" calcext:value-type="float">
            <text:p>1443137804.01636</text:p>
          </table:table-cell>
          <table:table-cell office:value-type="float" office:value="4320" calcext:value-type="float">
            <text:p>4320</text:p>
          </table:table-cell>
          <table:table-cell table:formula="of:=[.B560]-[.$B$2]" office:value-type="float" office:value="64.0161983966827" calcext:value-type="float">
            <text:p>64.0161983967</text:p>
          </table:table-cell>
          <table:table-cell table:formula="of:=[.C560]/([.D560]-[.D559])" office:value-type="float" office:value="99960.7937549996" calcext:value-type="float">
            <text:p>99960.7937549996</text:p>
          </table:table-cell>
          <table:table-cell/>
          <table:table-cell office:value-type="float" office:value="1443137812.90677" calcext:value-type="float">
            <text:p>1443137812.90677</text:p>
          </table:table-cell>
          <table:table-cell table:formula="of:=[.G560]-[.$B$2]" office:value-type="float" office:value="72.9066073894501" calcext:value-type="float">
            <text:p>72.9066073895</text:p>
          </table:table-cell>
          <table:table-cell table:formula="of:=[.C560]/([.H560]-[.H559])" office:value-type="float" office:value="92537.9498991343" calcext:value-type="float">
            <text:p>92537.9498991343</text:p>
          </table:table-cell>
          <table:table-cell table:formula="of:=[.G560]-[.$B560]" office:value-type="float" office:value="8.89040899276733" calcext:value-type="float">
            <text:p>8.8904089928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43137804.05947" calcext:value-type="float">
            <text:p>1443137804.05947</text:p>
          </table:table-cell>
          <table:table-cell office:value-type="float" office:value="4320" calcext:value-type="float">
            <text:p>4320</text:p>
          </table:table-cell>
          <table:table-cell table:formula="of:=[.B561]-[.$B$2]" office:value-type="float" office:value="64.059308052063" calcext:value-type="float">
            <text:p>64.0593080521</text:p>
          </table:table-cell>
          <table:table-cell table:formula="of:=[.C561]/([.D561]-[.D560])" office:value-type="float" office:value="100209.569338827" calcext:value-type="float">
            <text:p>100209.569338827</text:p>
          </table:table-cell>
          <table:table-cell/>
          <table:table-cell office:value-type="float" office:value="1443137812.95344" calcext:value-type="float">
            <text:p>1443137812.95344</text:p>
          </table:table-cell>
          <table:table-cell table:formula="of:=[.G561]-[.$B$2]" office:value-type="float" office:value="72.9532754421234" calcext:value-type="float">
            <text:p>72.9532754421</text:p>
          </table:table-cell>
          <table:table-cell table:formula="of:=[.C561]/([.H561]-[.H560])" office:value-type="float" office:value="92568.6792684173" calcext:value-type="float">
            <text:p>92568.6792684173</text:p>
          </table:table-cell>
          <table:table-cell table:formula="of:=[.G561]-[.$B561]" office:value-type="float" office:value="8.89396739006043" calcext:value-type="float">
            <text:p>8.893967390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43137804.1026" calcext:value-type="float">
            <text:p>1443137804.1026</text:p>
          </table:table-cell>
          <table:table-cell office:value-type="float" office:value="4320" calcext:value-type="float">
            <text:p>4320</text:p>
          </table:table-cell>
          <table:table-cell table:formula="of:=[.B562]-[.$B$2]" office:value-type="float" office:value="64.102441072464" calcext:value-type="float">
            <text:p>64.1024410725</text:p>
          </table:table-cell>
          <table:table-cell table:formula="of:=[.C562]/([.D562]-[.D561])" office:value-type="float" office:value="100155.286132008" calcext:value-type="float">
            <text:p>100155.286132008</text:p>
          </table:table-cell>
          <table:table-cell/>
          <table:table-cell office:value-type="float" office:value="1443137813.00014" calcext:value-type="float">
            <text:p>1443137813.00014</text:p>
          </table:table-cell>
          <table:table-cell table:formula="of:=[.G562]-[.$B$2]" office:value-type="float" office:value="72.999981880188" calcext:value-type="float">
            <text:p>72.9999818802</text:p>
          </table:table-cell>
          <table:table-cell table:formula="of:=[.C562]/([.H562]-[.H561])" office:value-type="float" office:value="92492.6022838066" calcext:value-type="float">
            <text:p>92492.6022838066</text:p>
          </table:table-cell>
          <table:table-cell table:formula="of:=[.G562]-[.$B562]" office:value-type="float" office:value="8.897540807724" calcext:value-type="float">
            <text:p>8.8975408077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43137804.14572" calcext:value-type="float">
            <text:p>1443137804.14572</text:p>
          </table:table-cell>
          <table:table-cell office:value-type="float" office:value="4320" calcext:value-type="float">
            <text:p>4320</text:p>
          </table:table-cell>
          <table:table-cell table:formula="of:=[.B563]-[.$B$2]" office:value-type="float" office:value="64.1455543041229" calcext:value-type="float">
            <text:p>64.1455543041</text:p>
          </table:table-cell>
          <table:table-cell table:formula="of:=[.C563]/([.D563]-[.D562])" office:value-type="float" office:value="100201.256871094" calcext:value-type="float">
            <text:p>100201.256871094</text:p>
          </table:table-cell>
          <table:table-cell/>
          <table:table-cell office:value-type="float" office:value="1443137813.01457" calcext:value-type="float">
            <text:p>1443137813.01457</text:p>
          </table:table-cell>
          <table:table-cell table:formula="of:=[.G563]-[.$B$2]" office:value-type="float" office:value="73.0144081115723" calcext:value-type="float">
            <text:p>73.0144081116</text:p>
          </table:table-cell>
          <table:table-cell table:formula="of:=[.C563]/([.H563]-[.H562])" office:value-type="float" office:value="299454.506511536" calcext:value-type="float">
            <text:p>299454.506511536</text:p>
          </table:table-cell>
          <table:table-cell table:formula="of:=[.G563]-[.$B563]" office:value-type="float" office:value="8.86885380744934" calcext:value-type="float">
            <text:p>8.8688538074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43137804.18883" calcext:value-type="float">
            <text:p>1443137804.18883</text:p>
          </table:table-cell>
          <table:table-cell office:value-type="float" office:value="4320" calcext:value-type="float">
            <text:p>4320</text:p>
          </table:table-cell>
          <table:table-cell table:formula="of:=[.B564]-[.$B$2]" office:value-type="float" office:value="64.1886684894562" calcext:value-type="float">
            <text:p>64.1886684895</text:p>
          </table:table-cell>
          <table:table-cell table:formula="of:=[.C564]/([.D564]-[.D563])" office:value-type="float" office:value="100199.040445934" calcext:value-type="float">
            <text:p>100199.040445934</text:p>
          </table:table-cell>
          <table:table-cell/>
          <table:table-cell office:value-type="float" office:value="1443137813.04931" calcext:value-type="float">
            <text:p>1443137813.04931</text:p>
          </table:table-cell>
          <table:table-cell table:formula="of:=[.G564]-[.$B$2]" office:value-type="float" office:value="73.0491461753845" calcext:value-type="float">
            <text:p>73.0491461754</text:p>
          </table:table-cell>
          <table:table-cell table:formula="of:=[.C564]/([.H564]-[.H563])" office:value-type="float" office:value="124359.262604494" calcext:value-type="float">
            <text:p>124359.262604494</text:p>
          </table:table-cell>
          <table:table-cell table:formula="of:=[.G564]-[.$B564]" office:value-type="float" office:value="8.86047768592835" calcext:value-type="float">
            <text:p>8.8604776859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43137804.23194" calcext:value-type="float">
            <text:p>1443137804.23194</text:p>
          </table:table-cell>
          <table:table-cell office:value-type="float" office:value="4320" calcext:value-type="float">
            <text:p>4320</text:p>
          </table:table-cell>
          <table:table-cell table:formula="of:=[.B565]-[.$B$2]" office:value-type="float" office:value="64.2317802906036" calcext:value-type="float">
            <text:p>64.2317802906</text:p>
          </table:table-cell>
          <table:table-cell table:formula="of:=[.C565]/([.D565]-[.D564])" office:value-type="float" office:value="100204.581692696" calcext:value-type="float">
            <text:p>100204.581692696</text:p>
          </table:table-cell>
          <table:table-cell/>
          <table:table-cell office:value-type="float" office:value="1443137813.0932" calcext:value-type="float">
            <text:p>1443137813.0932</text:p>
          </table:table-cell>
          <table:table-cell table:formula="of:=[.G565]-[.$B$2]" office:value-type="float" office:value="73.0930345058441" calcext:value-type="float">
            <text:p>73.0930345058</text:p>
          </table:table-cell>
          <table:table-cell table:formula="of:=[.C565]/([.H565]-[.H564])" office:value-type="float" office:value="98431.6321619287" calcext:value-type="float">
            <text:p>98431.6321619287</text:p>
          </table:table-cell>
          <table:table-cell table:formula="of:=[.G565]-[.$B565]" office:value-type="float" office:value="8.86125421524048" calcext:value-type="float">
            <text:p>8.8612542152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43137804.27506" calcext:value-type="float">
            <text:p>1443137804.27506</text:p>
          </table:table-cell>
          <table:table-cell office:value-type="float" office:value="4320" calcext:value-type="float">
            <text:p>4320</text:p>
          </table:table-cell>
          <table:table-cell table:formula="of:=[.B566]-[.$B$2]" office:value-type="float" office:value="64.2748937606812" calcext:value-type="float">
            <text:p>64.2748937607</text:p>
          </table:table-cell>
          <table:table-cell table:formula="of:=[.C566]/([.D566]-[.D565])" office:value-type="float" office:value="100200.702755612" calcext:value-type="float">
            <text:p>100200.702755612</text:p>
          </table:table-cell>
          <table:table-cell/>
          <table:table-cell office:value-type="float" office:value="1443137813.13706" calcext:value-type="float">
            <text:p>1443137813.13706</text:p>
          </table:table-cell>
          <table:table-cell table:formula="of:=[.G566]-[.$B$2]" office:value-type="float" office:value="73.1369006633759" calcext:value-type="float">
            <text:p>73.1369006634</text:p>
          </table:table-cell>
          <table:table-cell table:formula="of:=[.C566]/([.H566]-[.H565])" office:value-type="float" office:value="98481.3861773594" calcext:value-type="float">
            <text:p>98481.3861773594</text:p>
          </table:table-cell>
          <table:table-cell table:formula="of:=[.G566]-[.$B566]" office:value-type="float" office:value="8.8620069026947" calcext:value-type="float">
            <text:p>8.8620069027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43137804.31817" calcext:value-type="float">
            <text:p>1443137804.31817</text:p>
          </table:table-cell>
          <table:table-cell office:value-type="float" office:value="4320" calcext:value-type="float">
            <text:p>4320</text:p>
          </table:table-cell>
          <table:table-cell table:formula="of:=[.B567]-[.$B$2]" office:value-type="float" office:value="64.3180067539215" calcext:value-type="float">
            <text:p>64.3180067539</text:p>
          </table:table-cell>
          <table:table-cell table:formula="of:=[.C567]/([.D567]-[.D566])" office:value-type="float" office:value="100201.810992706" calcext:value-type="float">
            <text:p>100201.810992706</text:p>
          </table:table-cell>
          <table:table-cell/>
          <table:table-cell office:value-type="float" office:value="1443137813.18098" calcext:value-type="float">
            <text:p>1443137813.18098</text:p>
          </table:table-cell>
          <table:table-cell table:formula="of:=[.G567]-[.$B$2]" office:value-type="float" office:value="73.1808209419251" calcext:value-type="float">
            <text:p>73.1808209419</text:p>
          </table:table-cell>
          <table:table-cell table:formula="of:=[.C567]/([.H567]-[.H566])" office:value-type="float" office:value="98360.0319192248" calcext:value-type="float">
            <text:p>98360.0319192248</text:p>
          </table:table-cell>
          <table:table-cell table:formula="of:=[.G567]-[.$B567]" office:value-type="float" office:value="8.86281418800354" calcext:value-type="float">
            <text:p>8.862814188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43137804.36128" calcext:value-type="float">
            <text:p>1443137804.36128</text:p>
          </table:table-cell>
          <table:table-cell office:value-type="float" office:value="4320" calcext:value-type="float">
            <text:p>4320</text:p>
          </table:table-cell>
          <table:table-cell table:formula="of:=[.B568]-[.$B$2]" office:value-type="float" office:value="64.3611195087433" calcext:value-type="float">
            <text:p>64.3611195087</text:p>
          </table:table-cell>
          <table:table-cell table:formula="of:=[.C568]/([.D568]-[.D567])" office:value-type="float" office:value="100202.365120446" calcext:value-type="float">
            <text:p>100202.365120446</text:p>
          </table:table-cell>
          <table:table-cell/>
          <table:table-cell office:value-type="float" office:value="1443137813.22484" calcext:value-type="float">
            <text:p>1443137813.22484</text:p>
          </table:table-cell>
          <table:table-cell table:formula="of:=[.G568]-[.$B$2]" office:value-type="float" office:value="73.2246754169464" calcext:value-type="float">
            <text:p>73.2246754169</text:p>
          </table:table-cell>
          <table:table-cell table:formula="of:=[.C568]/([.H568]-[.H567])" office:value-type="float" office:value="98507.6208960579" calcext:value-type="float">
            <text:p>98507.6208960579</text:p>
          </table:table-cell>
          <table:table-cell table:formula="of:=[.G568]-[.$B568]" office:value-type="float" office:value="8.86355590820313" calcext:value-type="float">
            <text:p>8.8635559082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43137804.4044" calcext:value-type="float">
            <text:p>1443137804.4044</text:p>
          </table:table-cell>
          <table:table-cell office:value-type="float" office:value="4320" calcext:value-type="float">
            <text:p>4320</text:p>
          </table:table-cell>
          <table:table-cell table:formula="of:=[.B569]-[.$B$2]" office:value-type="float" office:value="64.4042389392853" calcext:value-type="float">
            <text:p>64.4042389393</text:p>
          </table:table-cell>
          <table:table-cell table:formula="of:=[.C569]/([.D569]-[.D568])" office:value-type="float" office:value="100186.851860043" calcext:value-type="float">
            <text:p>100186.851860043</text:p>
          </table:table-cell>
          <table:table-cell/>
          <table:table-cell office:value-type="float" office:value="1443137813.2687" calcext:value-type="float">
            <text:p>1443137813.2687</text:p>
          </table:table-cell>
          <table:table-cell table:formula="of:=[.G569]-[.$B$2]" office:value-type="float" office:value="73.2685387134552" calcext:value-type="float">
            <text:p>73.2685387135</text:p>
          </table:table-cell>
          <table:table-cell table:formula="of:=[.C569]/([.H569]-[.H568])" office:value-type="float" office:value="98487.8097143106" calcext:value-type="float">
            <text:p>98487.8097143106</text:p>
          </table:table-cell>
          <table:table-cell table:formula="of:=[.G569]-[.$B569]" office:value-type="float" office:value="8.86429977416992" calcext:value-type="float">
            <text:p>8.8642997742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43137804.44751" calcext:value-type="float">
            <text:p>1443137804.44751</text:p>
          </table:table-cell>
          <table:table-cell office:value-type="float" office:value="4320" calcext:value-type="float">
            <text:p>4320</text:p>
          </table:table-cell>
          <table:table-cell table:formula="of:=[.B570]-[.$B$2]" office:value-type="float" office:value="64.4473521709442" calcext:value-type="float">
            <text:p>64.4473521709</text:p>
          </table:table-cell>
          <table:table-cell table:formula="of:=[.C570]/([.D570]-[.D569])" office:value-type="float" office:value="100201.256871094" calcext:value-type="float">
            <text:p>100201.256871094</text:p>
          </table:table-cell>
          <table:table-cell/>
          <table:table-cell office:value-type="float" office:value="1443137813.31269" calcext:value-type="float">
            <text:p>1443137813.31269</text:p>
          </table:table-cell>
          <table:table-cell table:formula="of:=[.G570]-[.$B$2]" office:value-type="float" office:value="73.3125252723694" calcext:value-type="float">
            <text:p>73.3125252724</text:p>
          </table:table-cell>
          <table:table-cell table:formula="of:=[.C570]/([.H570]-[.H569])" office:value-type="float" office:value="98211.8198522437" calcext:value-type="float">
            <text:p>98211.8198522437</text:p>
          </table:table-cell>
          <table:table-cell table:formula="of:=[.G570]-[.$B570]" office:value-type="float" office:value="8.86517310142517" calcext:value-type="float">
            <text:p>8.8651731014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43137804.49063" calcext:value-type="float">
            <text:p>1443137804.49063</text:p>
          </table:table-cell>
          <table:table-cell office:value-type="float" office:value="4096" calcext:value-type="float">
            <text:p>4096</text:p>
          </table:table-cell>
          <table:table-cell table:formula="of:=[.B571]-[.$B$2]" office:value-type="float" office:value="64.4904677867889" calcext:value-type="float">
            <text:p>64.4904677868</text:p>
          </table:table-cell>
          <table:table-cell table:formula="of:=[.C571]/([.D571]-[.D570])" office:value-type="float" office:value="95000.3825702278" calcext:value-type="float">
            <text:p>95000.3825702278</text:p>
          </table:table-cell>
          <table:table-cell/>
          <table:table-cell office:value-type="float" office:value="1443137813.35649" calcext:value-type="float">
            <text:p>1443137813.35649</text:p>
          </table:table-cell>
          <table:table-cell table:formula="of:=[.G571]-[.$B$2]" office:value-type="float" office:value="73.3563306331635" calcext:value-type="float">
            <text:p>73.3563306332</text:p>
          </table:table-cell>
          <table:table-cell table:formula="of:=[.C571]/([.H571]-[.H570])" office:value-type="float" office:value="93504.537475576" calcext:value-type="float">
            <text:p>93504.537475576</text:p>
          </table:table-cell>
          <table:table-cell table:formula="of:=[.G571]-[.$B571]" office:value-type="float" office:value="8.86586284637451" calcext:value-type="float">
            <text:p>8.865862846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18:56:24.967161636</dc:date>
    <meta:editing-duration>PT3M59S</meta:editing-duration>
    <meta:editing-cycles>2</meta:editing-cycles>
    <meta:generator>LibreOffice/4.4.2.2$Linux_X86_64 LibreOffice_project/40m0$Build-2</meta:generator>
    <meta:document-statistic meta:table-count="1" meta:cell-count="514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2.D1:source_2.E571" chart:data-source-has-labels="row" svg:x="0.32cm" svg:y="0.18cm" svg:width="12.825cm" svg:height="8.64cm">
          <chartooo:coordinate-region svg:x="1.497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2.E2:source_2.E571" chart:label-cell-address="source_2.E1:source_2.E1" chart:class="chart:scatter">
            <chart:domain table:cell-range-address="source_2.D2:source_2.D571"/>
            <chart:data-point chart:repeated="57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ent bw</text:p>
                <draw:g>
                  <svg:desc>source_2.E1:source_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urce_2.D2:source_2.D571</svg:desc>
                </draw:g>
              </table:table-cell>
              <table:table-cell office:value-type="float" office:value="0">
                <text:p>0</text:p>
                <draw:g>
                  <svg:desc>source_2.E2:source_2.E5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41460514068604">
                <text:p>0.0541460514068604</text:p>
              </table:table-cell>
              <table:table-cell office:value-type="float" office:value="79784.2111798507">
                <text:p>79784.21117985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8278751373291">
                <text:p>0.108278751373291</text:p>
              </table:table-cell>
              <table:table-cell office:value-type="float" office:value="79803.8893807064">
                <text:p>79803.88938070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2409543991089">
                <text:p>0.162409543991089</text:p>
              </table:table-cell>
              <table:table-cell office:value-type="float" office:value="79806.701344691">
                <text:p>79806.701344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6510772705078">
                <text:p>0.216510772705078</text:p>
              </table:table-cell>
              <table:table-cell office:value-type="float" office:value="79850.3121405624">
                <text:p>79850.31214056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0645618438721">
                <text:p>0.270645618438721</text:p>
              </table:table-cell>
              <table:table-cell office:value-type="float" office:value="79800.7261580742">
                <text:p>79800.72615807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774980545044">
                <text:p>0.324774980545044</text:p>
              </table:table-cell>
              <table:table-cell office:value-type="float" office:value="79808.8104477283">
                <text:p>79808.81044772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8904581069946">
                <text:p>0.378904581069946</text:p>
              </table:table-cell>
              <table:table-cell office:value-type="float" office:value="79808.458922814">
                <text:p>79808.4589228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33036804199219">
                <text:p>0.433036804199219</text:p>
              </table:table-cell>
              <table:table-cell office:value-type="float" office:value="79804.5923531251">
                <text:p>79804.59235312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87164497375488">
                <text:p>0.487164497375488</text:p>
              </table:table-cell>
              <table:table-cell office:value-type="float" office:value="79811.2712088377">
                <text:p>79811.27120883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41296243667603">
                <text:p>0.541296243667603</text:p>
              </table:table-cell>
              <table:table-cell office:value-type="float" office:value="79805.2953379286">
                <text:p>79805.2953379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5425605773926">
                <text:p>0.595425605773926</text:p>
              </table:table-cell>
              <table:table-cell office:value-type="float" office:value="79808.8104477283">
                <text:p>79808.8104477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49586915969849">
                <text:p>0.649586915969849</text:p>
              </table:table-cell>
              <table:table-cell office:value-type="float" office:value="79761.7336872549">
                <text:p>79761.73368725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03725576400757">
                <text:p>0.703725576400757</text:p>
              </table:table-cell>
              <table:table-cell office:value-type="float" office:value="79795.1032702995">
                <text:p>79795.1032702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57863759994507">
                <text:p>0.757863759994507</text:p>
              </table:table-cell>
              <table:table-cell office:value-type="float" office:value="79795.8060879369">
                <text:p>79795.80608793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1200122833252">
                <text:p>0.81200122833252</text:p>
              </table:table-cell>
              <table:table-cell office:value-type="float" office:value="79796.8603376066">
                <text:p>79796.86033760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66142511367798">
                <text:p>0.866142511367798</text:p>
              </table:table-cell>
              <table:table-cell office:value-type="float" office:value="79791.2379945835">
                <text:p>79791.23799458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20279026031494">
                <text:p>0.920279026031494</text:p>
              </table:table-cell>
              <table:table-cell office:value-type="float" office:value="79798.2660471671">
                <text:p>79798.26604716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7441554069519">
                <text:p>0.97441554069519</text:p>
              </table:table-cell>
              <table:table-cell office:value-type="float" office:value="79798.2660471671">
                <text:p>79798.26604716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2687644958496">
                <text:p>1.02687644958496</text:p>
              </table:table-cell>
              <table:table-cell office:value-type="float" office:value="82347.0292723497">
                <text:p>82347.02927234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7782459259033">
                <text:p>1.07782459259033</text:p>
              </table:table-cell>
              <table:table-cell office:value-type="float" office:value="84792.0992830803">
                <text:p>84792.09928308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2877225875855">
                <text:p>1.12877225875855</text:p>
              </table:table-cell>
              <table:table-cell office:value-type="float" office:value="84792.8928822125">
                <text:p>84792.8928822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7972230911255">
                <text:p>1.17972230911255</text:p>
              </table:table-cell>
              <table:table-cell office:value-type="float" office:value="84788.9250350959">
                <text:p>84788.92503509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306694984436">
                <text:p>1.2306694984436</text:p>
              </table:table-cell>
              <table:table-cell office:value-type="float" office:value="84793.6864962001">
                <text:p>84793.6864962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8161883354187">
                <text:p>1.28161883354187</text:p>
              </table:table-cell>
              <table:table-cell office:value-type="float" office:value="84790.1153502389">
                <text:p>84790.11535023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3259391784668">
                <text:p>1.33259391784668</text:p>
              </table:table-cell>
              <table:table-cell office:value-type="float" office:value="84747.285049461">
                <text:p>84747.2850494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8356423377991">
                <text:p>1.38356423377991</text:p>
              </table:table-cell>
              <table:table-cell office:value-type="float" office:value="84755.2133217953">
                <text:p>84755.21332179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3454217910767">
                <text:p>1.43454217910767</text:p>
              </table:table-cell>
              <table:table-cell office:value-type="float" office:value="84742.5287979908">
                <text:p>84742.52879799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855215549469">
                <text:p>1.4855215549469</text:p>
              </table:table-cell>
              <table:table-cell office:value-type="float" office:value="84740.1508724506">
                <text:p>84740.15087245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3649401664734">
                <text:p>1.53649401664734</text:p>
              </table:table-cell>
              <table:table-cell office:value-type="float" office:value="84751.6454156805">
                <text:p>84751.64541568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8744788169861">
                <text:p>1.58744788169861</text:p>
              </table:table-cell>
              <table:table-cell office:value-type="float" office:value="84782.5772520541">
                <text:p>84782.57725205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3840460777283">
                <text:p>1.63840460777283</text:p>
              </table:table-cell>
              <table:table-cell office:value-type="float" office:value="84777.8170384788">
                <text:p>84777.81703847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8936824798584">
                <text:p>1.68936824798584</text:p>
              </table:table-cell>
              <table:table-cell office:value-type="float" office:value="84766.3153955192">
                <text:p>84766.31539551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74034571647644">
                <text:p>1.74034571647644</text:p>
              </table:table-cell>
              <table:table-cell office:value-type="float" office:value="84743.3214694946">
                <text:p>84743.32146949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9129576683044">
                <text:p>1.79129576683044</text:p>
              </table:table-cell>
              <table:table-cell office:value-type="float" office:value="84788.9250350959">
                <text:p>84788.92503509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84224987030029">
                <text:p>1.84224987030029</text:p>
              </table:table-cell>
              <table:table-cell office:value-type="float" office:value="84782.1805471722">
                <text:p>84782.18054717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9320540428162">
                <text:p>1.89320540428162</text:p>
              </table:table-cell>
              <table:table-cell office:value-type="float" office:value="84779.8003958395">
                <text:p>84779.80039583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4415950775146">
                <text:p>1.94415950775146</text:p>
              </table:table-cell>
              <table:table-cell office:value-type="float" office:value="84782.1805471722">
                <text:p>84782.18054717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9511289596558">
                <text:p>1.99511289596558</text:p>
              </table:table-cell>
              <table:table-cell office:value-type="float" office:value="84783.3706729554">
                <text:p>84783.37067295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03823924064636">
                <text:p>2.03823924064636</text:p>
              </table:table-cell>
              <table:table-cell office:value-type="float" office:value="100170.789617713">
                <text:p>100170.7896177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08055567741394">
                <text:p>2.08055567741394</text:p>
              </table:table-cell>
              <table:table-cell office:value-type="float" office:value="102087.990624718">
                <text:p>102087.9906247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1228723526001">
                <text:p>2.1228723526001</text:p>
              </table:table-cell>
              <table:table-cell office:value-type="float" office:value="102087.415445464">
                <text:p>102087.4154454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6518831253052">
                <text:p>2.16518831253052</text:p>
              </table:table-cell>
              <table:table-cell office:value-type="float" office:value="102089.141002671">
                <text:p>102089.1410026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20750308036804">
                <text:p>2.20750308036804</text:p>
              </table:table-cell>
              <table:table-cell office:value-type="float" office:value="102092.017060981">
                <text:p>102092.0170609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498197555542">
                <text:p>2.2498197555542</text:p>
              </table:table-cell>
              <table:table-cell office:value-type="float" office:value="102087.415445464">
                <text:p>102087.4154454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9213619232178">
                <text:p>2.29213619232178</text:p>
              </table:table-cell>
              <table:table-cell office:value-type="float" office:value="102087.990624718">
                <text:p>102087.9906247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3445405960083">
                <text:p>2.33445405960083</text:p>
              </table:table-cell>
              <table:table-cell office:value-type="float" office:value="102084.539646411">
                <text:p>102084.5396464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7676572799683">
                <text:p>2.37676572799683</text:p>
              </table:table-cell>
              <table:table-cell office:value-type="float" office:value="102099.495571033">
                <text:p>102099.4955710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1908597946167">
                <text:p>2.41908597946167</text:p>
              </table:table-cell>
              <table:table-cell office:value-type="float" office:value="102078.788534343">
                <text:p>102078.7885343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6140170097351">
                <text:p>2.46140170097351</text:p>
              </table:table-cell>
              <table:table-cell office:value-type="float" office:value="102089.716201369">
                <text:p>102089.7162013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0371646881104">
                <text:p>2.50371646881104</text:p>
              </table:table-cell>
              <table:table-cell office:value-type="float" office:value="102092.017060981">
                <text:p>102092.0170609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4603385925293">
                <text:p>2.54603385925293</text:p>
              </table:table-cell>
              <table:table-cell office:value-type="float" office:value="102085.689946589">
                <text:p>102085.6899465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58834981918335">
                <text:p>2.58834981918335</text:p>
              </table:table-cell>
              <table:table-cell office:value-type="float" office:value="102089.141002671">
                <text:p>102089.1410026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3066720962524">
                <text:p>2.63066720962524</text:p>
              </table:table-cell>
              <table:table-cell office:value-type="float" office:value="102085.689946589">
                <text:p>102085.6899465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67298293113708">
                <text:p>2.67298293113708</text:p>
              </table:table-cell>
              <table:table-cell office:value-type="float" office:value="102089.716201369">
                <text:p>102089.7162013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1529936790466">
                <text:p>2.71529936790466</text:p>
              </table:table-cell>
              <table:table-cell office:value-type="float" office:value="102087.990624718">
                <text:p>102087.9906247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75761604309082">
                <text:p>2.75761604309082</text:p>
              </table:table-cell>
              <table:table-cell office:value-type="float" office:value="102087.415445464">
                <text:p>102087.4154454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79993414878845">
                <text:p>2.79993414878845</text:p>
              </table:table-cell>
              <table:table-cell office:value-type="float" office:value="102083.964506042">
                <text:p>102083.9645060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84225177764893">
                <text:p>2.84225177764893</text:p>
              </table:table-cell>
              <table:table-cell office:value-type="float" office:value="102085.114793259">
                <text:p>102085.1147932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88459086418152">
                <text:p>2.88459086418152</text:p>
              </table:table-cell>
              <table:table-cell office:value-type="float" office:value="102033.377519245">
                <text:p>102033.3775192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92691421508789">
                <text:p>2.92691421508789</text:p>
              </table:table-cell>
              <table:table-cell office:value-type="float" office:value="102071.313057341">
                <text:p>102071.3130573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96923065185547">
                <text:p>2.96923065185547</text:p>
              </table:table-cell>
              <table:table-cell office:value-type="float" office:value="102087.990624718">
                <text:p>102087.9906247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01182627677917">
                <text:p>3.01182627677917</text:p>
              </table:table-cell>
              <table:table-cell office:value-type="float" office:value="101418.866555841">
                <text:p>101418.8665558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05515909194946">
                <text:p>3.05515909194946</text:p>
              </table:table-cell>
              <table:table-cell office:value-type="float" office:value="99693.4997881717">
                <text:p>99693.49978817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09852385520935">
                <text:p>3.09852385520935</text:p>
              </table:table-cell>
              <table:table-cell office:value-type="float" office:value="99620.0526706435">
                <text:p>99620.05267064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14185500144958">
                <text:p>3.14185500144958</text:p>
              </table:table-cell>
              <table:table-cell office:value-type="float" office:value="99697.3395545383">
                <text:p>99697.33955453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18518400192261">
                <text:p>3.18518400192261</text:p>
              </table:table-cell>
              <table:table-cell office:value-type="float" office:value="99702.2768316505">
                <text:p>99702.27683165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22851276397705">
                <text:p>3.22851276397705</text:p>
              </table:table-cell>
              <table:table-cell office:value-type="float" office:value="99702.8254481825">
                <text:p>99702.82544818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27184224128723">
                <text:p>3.27184224128723</text:p>
              </table:table-cell>
              <table:table-cell office:value-type="float" office:value="99701.1796166989">
                <text:p>99701.17961669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31517052650452">
                <text:p>3.31517052650452</text:p>
              </table:table-cell>
              <table:table-cell office:value-type="float" office:value="99703.9226993595">
                <text:p>99703.92269935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35849857330322">
                <text:p>3.35849857330322</text:p>
              </table:table-cell>
              <table:table-cell office:value-type="float" office:value="99704.4713340047">
                <text:p>99704.47133400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40182590484619">
                <text:p>3.40182590484619</text:p>
              </table:table-cell>
              <table:table-cell office:value-type="float" office:value="99706.117274168">
                <text:p>99706.1172741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44515228271484">
                <text:p>3.44515228271484</text:p>
              </table:table-cell>
              <table:table-cell office:value-type="float" office:value="99708.3119455878">
                <text:p>99708.31194558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48852801322937">
                <text:p>3.48852801322937</text:p>
              </table:table-cell>
              <table:table-cell office:value-type="float" office:value="99594.8644266233">
                <text:p>99594.86442662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53185033798218">
                <text:p>3.53185033798218</text:p>
              </table:table-cell>
              <table:table-cell office:value-type="float" office:value="99717.6403770906">
                <text:p>99717.64037709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57519245147705">
                <text:p>3.57519245147705</text:p>
              </table:table-cell>
              <table:table-cell office:value-type="float" office:value="99672.1122173937">
                <text:p>99672.11221739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61853265762329">
                <text:p>3.61853265762329</text:p>
              </table:table-cell>
              <table:table-cell office:value-type="float" office:value="99676.498663234">
                <text:p>99676.4986632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66183567047119">
                <text:p>3.66183567047119</text:p>
              </table:table-cell>
              <table:table-cell office:value-type="float" office:value="99762.1115919527">
                <text:p>99762.11159195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70516347885132">
                <text:p>3.70516347885132</text:p>
              </table:table-cell>
              <table:table-cell office:value-type="float" office:value="99705.0199746877">
                <text:p>99705.01997468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74849057197571">
                <text:p>3.74849057197571</text:p>
              </table:table-cell>
              <table:table-cell office:value-type="float" office:value="99706.6659329654">
                <text:p>99706.66593296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79181814193726">
                <text:p>3.79181814193726</text:p>
              </table:table-cell>
              <table:table-cell office:value-type="float" office:value="99705.5686214088">
                <text:p>99705.56862140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8351457118988">
                <text:p>3.8351457118988</text:p>
              </table:table-cell>
              <table:table-cell office:value-type="float" office:value="99705.5686214088">
                <text:p>99705.56862140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87847280502319">
                <text:p>3.87847280502319</text:p>
              </table:table-cell>
              <table:table-cell office:value-type="float" office:value="99706.6659329654">
                <text:p>99706.66593296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92180061340332">
                <text:p>3.92180061340332</text:p>
              </table:table-cell>
              <table:table-cell office:value-type="float" office:value="99705.0199746877">
                <text:p>99705.01997468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96512794494629">
                <text:p>3.96512794494629</text:p>
              </table:table-cell>
              <table:table-cell office:value-type="float" office:value="99706.117274168">
                <text:p>99706.1172741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00841665267944">
                <text:p>4.00841665267944</text:p>
              </table:table-cell>
              <table:table-cell office:value-type="float" office:value="99795.0788143154">
                <text:p>99795.07881431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05153131484985">
                <text:p>4.05153131484985</text:p>
              </table:table-cell>
              <table:table-cell office:value-type="float" office:value="100197.932270123">
                <text:p>100197.9322701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09465551376343">
                <text:p>4.09465551376343</text:p>
              </table:table-cell>
              <table:table-cell office:value-type="float" office:value="100175.773900352">
                <text:p>100175.7739003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13777899742126">
                <text:p>4.13777899742126</text:p>
              </table:table-cell>
              <table:table-cell office:value-type="float" office:value="100177.435438125">
                <text:p>100177.435438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18089199066162">
                <text:p>4.18089199066162</text:p>
              </table:table-cell>
              <table:table-cell office:value-type="float" office:value="100201.810992706">
                <text:p>100201.8109927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22400283813477">
                <text:p>4.22400283813477</text:p>
              </table:table-cell>
              <table:table-cell office:value-type="float" office:value="100206.798363013">
                <text:p>100206.7983630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2671160697937">
                <text:p>4.2671160697937</text:p>
              </table:table-cell>
              <table:table-cell office:value-type="float" office:value="100201.256871094">
                <text:p>100201.2568710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3102285861969">
                <text:p>4.3102285861969</text:p>
              </table:table-cell>
              <table:table-cell office:value-type="float" office:value="100202.919254315">
                <text:p>100202.9192543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533411026001">
                <text:p>4.3533411026001</text:p>
              </table:table-cell>
              <table:table-cell office:value-type="float" office:value="100202.919254315">
                <text:p>100202.9192543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39645504951477">
                <text:p>4.39645504951477</text:p>
              </table:table-cell>
              <table:table-cell office:value-type="float" office:value="100199.594543031">
                <text:p>100199.5945430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3956875801086">
                <text:p>4.43956875801086</text:p>
              </table:table-cell>
              <table:table-cell office:value-type="float" office:value="100200.148646257">
                <text:p>100200.1486462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48268294334412">
                <text:p>4.48268294334412</text:p>
              </table:table-cell>
              <table:table-cell office:value-type="float" office:value="100199.040445934">
                <text:p>100199.0404459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52579712867737">
                <text:p>4.52579712867737</text:p>
              </table:table-cell>
              <table:table-cell office:value-type="float" office:value="100199.040445934">
                <text:p>100199.0404459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56891012191772">
                <text:p>4.56891012191772</text:p>
              </table:table-cell>
              <table:table-cell office:value-type="float" office:value="100201.810992706">
                <text:p>100201.8109927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6120240688324">
                <text:p>4.6120240688324</text:p>
              </table:table-cell>
              <table:table-cell office:value-type="float" office:value="100199.594543031">
                <text:p>100199.5945430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65514063835144">
                <text:p>4.65514063835144</text:p>
              </table:table-cell>
              <table:table-cell office:value-type="float" office:value="100193.499811993">
                <text:p>100193.4998119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69825553894043">
                <text:p>4.69825553894043</text:p>
              </table:table-cell>
              <table:table-cell office:value-type="float" office:value="100197.37819141">
                <text:p>100197.378191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74137926101685">
                <text:p>4.74137926101685</text:p>
              </table:table-cell>
              <table:table-cell office:value-type="float" office:value="100176.881586077">
                <text:p>100176.88158607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78449201583862">
                <text:p>4.78449201583862</text:p>
              </table:table-cell>
              <table:table-cell office:value-type="float" office:value="100202.365120446">
                <text:p>100202.3651204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82760524749756">
                <text:p>4.82760524749756</text:p>
              </table:table-cell>
              <table:table-cell office:value-type="float" office:value="100201.256871094">
                <text:p>100201.2568710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87072229385376">
                <text:p>4.87072229385376</text:p>
              </table:table-cell>
              <table:table-cell office:value-type="float" office:value="100192.391758734">
                <text:p>100192.3917587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9138355255127">
                <text:p>4.9138355255127</text:p>
              </table:table-cell>
              <table:table-cell office:value-type="float" office:value="100201.256871094">
                <text:p>100201.2568710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95694637298584">
                <text:p>4.95694637298584</text:p>
              </table:table-cell>
              <table:table-cell office:value-type="float" office:value="100206.798363013">
                <text:p>100206.7983630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99997091293335">
                <text:p>4.99997091293335</text:p>
              </table:table-cell>
              <table:table-cell office:value-type="float" office:value="100407.813895754">
                <text:p>100407.8138957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04124331474304">
                <text:p>5.04124331474304</text:p>
              </table:table-cell>
              <table:table-cell office:value-type="float" office:value="104670.428920507">
                <text:p>104670.4289205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0825035572052">
                <text:p>5.0825035572052</text:p>
              </table:table-cell>
              <table:table-cell office:value-type="float" office:value="104701.27517942">
                <text:p>104701.275179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12375903129578">
                <text:p>5.12375903129578</text:p>
              </table:table-cell>
              <table:table-cell office:value-type="float" office:value="104713.376714941">
                <text:p>104713.3767149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16500568389893">
                <text:p>5.16500568389893</text:p>
              </table:table-cell>
              <table:table-cell office:value-type="float" office:value="104735.771931954">
                <text:p>104735.7719319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20625376701355">
                <text:p>5.20625376701355</text:p>
              </table:table-cell>
              <table:table-cell office:value-type="float" office:value="104732.139624408">
                <text:p>104732.1396244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2475266456604">
                <text:p>5.2475266456604</text:p>
              </table:table-cell>
              <table:table-cell office:value-type="float" office:value="104669.219633645">
                <text:p>104669.2196336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2888240814209">
                <text:p>5.2888240814209</text:p>
              </table:table-cell>
              <table:table-cell office:value-type="float" office:value="104606.979112543">
                <text:p>104606.9791125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33009767532349">
                <text:p>5.33009767532349</text:p>
              </table:table-cell>
              <table:table-cell office:value-type="float" office:value="104667.405755745">
                <text:p>104667.4057557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3713698387146">
                <text:p>5.3713698387146</text:p>
              </table:table-cell>
              <table:table-cell office:value-type="float" office:value="104671.033574416">
                <text:p>104671.0335744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41264772415161">
                <text:p>5.41264772415161</text:p>
              </table:table-cell>
              <table:table-cell office:value-type="float" office:value="104656.523808424">
                <text:p>104656.5238084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4539213180542">
                <text:p>5.4539213180542</text:p>
              </table:table-cell>
              <table:table-cell office:value-type="float" office:value="104667.405755745">
                <text:p>104667.4057557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49519634246826">
                <text:p>5.49519634246826</text:p>
              </table:table-cell>
              <table:table-cell office:value-type="float" office:value="104663.77818854">
                <text:p>104663.778188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53646731376648">
                <text:p>5.53646731376648</text:p>
              </table:table-cell>
              <table:table-cell office:value-type="float" office:value="104674.056948753">
                <text:p>104674.0569487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57774019241333">
                <text:p>5.57774019241333</text:p>
              </table:table-cell>
              <table:table-cell office:value-type="float" office:value="104669.219633645">
                <text:p>104669.2196336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61901140213013">
                <text:p>5.61901140213013</text:p>
              </table:table-cell>
              <table:table-cell office:value-type="float" office:value="104673.452259913">
                <text:p>104673.4522599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66028356552124">
                <text:p>5.66028356552124</text:p>
              </table:table-cell>
              <table:table-cell office:value-type="float" office:value="104671.033574416">
                <text:p>104671.0335744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70157742500305">
                <text:p>5.70157742500305</text:p>
              </table:table-cell>
              <table:table-cell office:value-type="float" office:value="104616.038660731">
                <text:p>104616.0386607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74284529685974">
                <text:p>5.74284529685974</text:p>
              </table:table-cell>
              <table:table-cell office:value-type="float" office:value="104681.918539488">
                <text:p>104681.9185394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78413343429565">
                <text:p>5.78413343429565</text:p>
              </table:table-cell>
              <table:table-cell office:value-type="float" office:value="104630.537202252">
                <text:p>104630.5372022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82541704177856">
                <text:p>5.82541704177856</text:p>
              </table:table-cell>
              <table:table-cell office:value-type="float" office:value="104642.018064635">
                <text:p>104642.0180646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86669731140137">
                <text:p>5.86669731140137</text:p>
              </table:table-cell>
              <table:table-cell office:value-type="float" office:value="104650.479259798">
                <text:p>104650.4792597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90796589851379">
                <text:p>5.90796589851379</text:p>
              </table:table-cell>
              <table:table-cell office:value-type="float" office:value="104680.10422143">
                <text:p>104680.104221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94923758506775">
                <text:p>5.94923758506775</text:p>
              </table:table-cell>
              <table:table-cell office:value-type="float" office:value="104672.242903192">
                <text:p>104672.2429031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9905104637146">
                <text:p>5.9905104637146</text:p>
              </table:table-cell>
              <table:table-cell office:value-type="float" office:value="104669.219633645">
                <text:p>104669.2196336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03032088279724">
                <text:p>6.03032088279724</text:p>
              </table:table-cell>
              <table:table-cell office:value-type="float" office:value="108514.30604215">
                <text:p>108514.306042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06972622871399">
                <text:p>6.06972622871399</text:p>
              </table:table-cell>
              <table:table-cell office:value-type="float" office:value="109629.795133049">
                <text:p>109629.7951330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109130859375">
                <text:p>6.109130859375</text:p>
              </table:table-cell>
              <table:table-cell office:value-type="float" office:value="109631.785085464">
                <text:p>109631.7850854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14853525161743">
                <text:p>6.14853525161743</text:p>
              </table:table-cell>
              <table:table-cell office:value-type="float" office:value="109632.448418989">
                <text:p>109632.4484189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18793869018555">
                <text:p>6.18793869018555</text:p>
              </table:table-cell>
              <table:table-cell office:value-type="float" office:value="109635.101833364">
                <text:p>109635.1018333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22734069824219">
                <text:p>6.22734069824219</text:p>
              </table:table-cell>
              <table:table-cell office:value-type="float" office:value="109639.08219576">
                <text:p>109639.082195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26674318313599">
                <text:p>6.26674318313599</text:p>
              </table:table-cell>
              <table:table-cell office:value-type="float" office:value="109637.755376181">
                <text:p>109637.7553761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30614352226257">
                <text:p>6.30614352226257</text:p>
              </table:table-cell>
              <table:table-cell office:value-type="float" office:value="109643.726317191">
                <text:p>109643.7263171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34557366371155">
                <text:p>6.34557366371155</text:p>
              </table:table-cell>
              <table:table-cell office:value-type="float" office:value="109560.854748401">
                <text:p>109560.8547484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38497400283814">
                <text:p>6.38497400283814</text:p>
              </table:table-cell>
              <table:table-cell office:value-type="float" office:value="109643.726317191">
                <text:p>109643.7263171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42437744140625">
                <text:p>6.42437744140625</text:p>
              </table:table-cell>
              <table:table-cell office:value-type="float" office:value="109635.101833364">
                <text:p>109635.1018333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46377754211426">
                <text:p>6.46377754211426</text:p>
              </table:table-cell>
              <table:table-cell office:value-type="float" office:value="109644.389795227">
                <text:p>109644.3897952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5031635761261">
                <text:p>6.5031635761261</text:p>
              </table:table-cell>
              <table:table-cell office:value-type="float" office:value="109683.549216995">
                <text:p>109683.5492169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54256558418274">
                <text:p>6.54256558418274</text:p>
              </table:table-cell>
              <table:table-cell office:value-type="float" office:value="109639.08219576">
                <text:p>109639.082195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58196616172791">
                <text:p>6.58196616172791</text:p>
              </table:table-cell>
              <table:table-cell office:value-type="float" office:value="109643.062847184">
                <text:p>109643.0628471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62136435508728">
                <text:p>6.62136435508728</text:p>
              </table:table-cell>
              <table:table-cell office:value-type="float" office:value="109649.697908598">
                <text:p>109649.6979085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6607608795166">
                <text:p>6.6607608795166</text:p>
              </table:table-cell>
              <table:table-cell office:value-type="float" office:value="109654.342929418">
                <text:p>109654.3429294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70015096664429">
                <text:p>6.70015096664429</text:p>
              </table:table-cell>
              <table:table-cell office:value-type="float" office:value="109672.263125401">
                <text:p>109672.2631254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73955392837524">
                <text:p>6.73955392837524</text:p>
              </table:table-cell>
              <table:table-cell office:value-type="float" office:value="109636.428588717">
                <text:p>109636.4285887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77895498275757">
                <text:p>6.77895498275757</text:p>
              </table:table-cell>
              <table:table-cell office:value-type="float" office:value="109641.73593126">
                <text:p>109641.735931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81835746765137">
                <text:p>6.81835746765137</text:p>
              </table:table-cell>
              <table:table-cell office:value-type="float" office:value="109637.755376181">
                <text:p>109637.7553761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8577606678009">
                <text:p>6.8577606678009</text:p>
              </table:table-cell>
              <table:table-cell office:value-type="float" office:value="109635.765207026">
                <text:p>109635.7652070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89716291427612">
                <text:p>6.89716291427612</text:p>
              </table:table-cell>
              <table:table-cell office:value-type="float" office:value="109638.418781956">
                <text:p>109638.4187819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93656778335571">
                <text:p>6.93656778335571</text:p>
              </table:table-cell>
              <table:table-cell office:value-type="float" office:value="109631.121759965">
                <text:p>109631.1217599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97597432136536">
                <text:p>6.97597432136536</text:p>
              </table:table-cell>
              <table:table-cell office:value-type="float" office:value="109626.478706219">
                <text:p>109626.4787062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.0211644172668">
                <text:p>20.0211644172668</text:p>
              </table:table-cell>
              <table:table-cell office:value-type="float" office:value="331.156538788749">
                <text:p>331.1565387887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.0752956867218">
                <text:p>20.0752956867218</text:p>
              </table:table-cell>
              <table:table-cell office:value-type="float" office:value="79805.9983351171">
                <text:p>79805.99833511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.1294276714325">
                <text:p>20.1294276714325</text:p>
              </table:table-cell>
              <table:table-cell office:value-type="float" office:value="79804.9438439787">
                <text:p>79804.94384397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.1835563182831">
                <text:p>20.1835563182831</text:p>
              </table:table-cell>
              <table:table-cell office:value-type="float" office:value="79809.8650410515">
                <text:p>79809.86504105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.2376849651337">
                <text:p>20.2376849651337</text:p>
              </table:table-cell>
              <table:table-cell office:value-type="float" office:value="79809.8650410515">
                <text:p>79809.86504105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.2918195724487">
                <text:p>20.2918195724487</text:p>
              </table:table-cell>
              <table:table-cell office:value-type="float" office:value="79801.077614872">
                <text:p>79801.0776148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.3459482192993">
                <text:p>20.3459482192993</text:p>
              </table:table-cell>
              <table:table-cell office:value-type="float" office:value="79809.8650410515">
                <text:p>79809.86504105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.4000792503357">
                <text:p>20.4000792503357</text:p>
              </table:table-cell>
              <table:table-cell office:value-type="float" office:value="79806.3498383559">
                <text:p>79806.34983835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.4542074203491">
                <text:p>20.4542074203491</text:p>
              </table:table-cell>
              <table:table-cell office:value-type="float" office:value="79810.5681187508">
                <text:p>79810.56811875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.5083360671997">
                <text:p>20.5083360671997</text:p>
              </table:table-cell>
              <table:table-cell office:value-type="float" office:value="79809.8650410515">
                <text:p>79809.86504105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.5624649524689">
                <text:p>20.5624649524689</text:p>
              </table:table-cell>
              <table:table-cell office:value-type="float" office:value="79809.513506847">
                <text:p>79809.5135068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.616596698761">
                <text:p>20.616596698761</text:p>
              </table:table-cell>
              <table:table-cell office:value-type="float" office:value="79805.2953379286">
                <text:p>79805.29533792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.6707253456116">
                <text:p>20.6707253456116</text:p>
              </table:table-cell>
              <table:table-cell office:value-type="float" office:value="79809.8650410515">
                <text:p>79809.86504105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.7248549461365">
                <text:p>20.7248549461365</text:p>
              </table:table-cell>
              <table:table-cell office:value-type="float" office:value="79808.458922814">
                <text:p>79808.4589228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.7789843082428">
                <text:p>20.7789843082428</text:p>
              </table:table-cell>
              <table:table-cell office:value-type="float" office:value="79808.8104477283">
                <text:p>79808.81044772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.8331122398376">
                <text:p>20.8331122398376</text:p>
              </table:table-cell>
              <table:table-cell office:value-type="float" office:value="79810.9196622458">
                <text:p>79810.91966224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.8872406482697">
                <text:p>20.8872406482697</text:p>
              </table:table-cell>
              <table:table-cell office:value-type="float" office:value="79810.2165783527">
                <text:p>79810.21657835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.9413685798645">
                <text:p>20.9413685798645</text:p>
              </table:table-cell>
              <table:table-cell office:value-type="float" office:value="79810.9196622458">
                <text:p>79810.91966224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.995498418808">
                <text:p>20.995498418808</text:p>
              </table:table-cell>
              <table:table-cell office:value-type="float" office:value="79808.1074009963">
                <text:p>79808.10740099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.0466890335083">
                <text:p>21.0466890335083</text:p>
              </table:table-cell>
              <table:table-cell office:value-type="float" office:value="84390.4693329111">
                <text:p>84390.46933291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.097647190094">
                <text:p>21.097647190094</text:p>
              </table:table-cell>
              <table:table-cell office:value-type="float" office:value="84775.4371321362">
                <text:p>84775.43713213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.148601770401">
                <text:p>21.148601770401</text:p>
              </table:table-cell>
              <table:table-cell office:value-type="float" office:value="84781.3871485455">
                <text:p>84781.38714854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.1995651721954">
                <text:p>21.1995651721954</text:p>
              </table:table-cell>
              <table:table-cell office:value-type="float" office:value="84766.7119519452">
                <text:p>84766.71195194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.250519990921">
                <text:p>21.250519990921</text:p>
              </table:table-cell>
              <table:table-cell office:value-type="float" office:value="84780.9904548007">
                <text:p>84780.990454800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.3015060424805">
                <text:p>21.3015060424805</text:p>
              </table:table-cell>
              <table:table-cell office:value-type="float" office:value="84729.0556508971">
                <text:p>84729.055650897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.3524594306946">
                <text:p>21.3524594306946</text:p>
              </table:table-cell>
              <table:table-cell office:value-type="float" office:value="84783.3706729554">
                <text:p>84783.37067295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.4034185409546">
                <text:p>21.4034185409546</text:p>
              </table:table-cell>
              <table:table-cell office:value-type="float" office:value="84773.8506021391">
                <text:p>84773.85060213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.4543709754944">
                <text:p>21.4543709754944</text:p>
              </table:table-cell>
              <table:table-cell office:value-type="float" office:value="84784.9575593093">
                <text:p>84784.95755930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.5053169727325">
                <text:p>21.5053169727325</text:p>
              </table:table-cell>
              <table:table-cell office:value-type="float" office:value="84795.6705961635">
                <text:p>84795.67059616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.5562727451324">
                <text:p>21.5562727451324</text:p>
              </table:table-cell>
              <table:table-cell office:value-type="float" office:value="84779.4037169433">
                <text:p>84779.40371694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.6072263717651">
                <text:p>21.6072263717651</text:p>
              </table:table-cell>
              <table:table-cell office:value-type="float" office:value="84782.9739606485">
                <text:p>84782.97396064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.6581783294678">
                <text:p>21.6581783294678</text:p>
              </table:table-cell>
              <table:table-cell office:value-type="float" office:value="84785.7510247628">
                <text:p>84785.75102476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.7091298103333">
                <text:p>21.7091298103333</text:p>
              </table:table-cell>
              <table:table-cell office:value-type="float" office:value="84786.5445050677">
                <text:p>84786.544505067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.7600829601288">
                <text:p>21.7600829601288</text:p>
              </table:table-cell>
              <table:table-cell office:value-type="float" office:value="84783.7673889749">
                <text:p>84783.76738897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.8110358715057">
                <text:p>21.8110358715057</text:p>
              </table:table-cell>
              <table:table-cell office:value-type="float" office:value="84784.164108707">
                <text:p>84784.1641087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.8619904518127">
                <text:p>21.8619904518127</text:p>
              </table:table-cell>
              <table:table-cell office:value-type="float" office:value="84781.3871485455">
                <text:p>84781.38714854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.9129498004913">
                <text:p>21.9129498004913</text:p>
              </table:table-cell>
              <table:table-cell office:value-type="float" office:value="84773.4539789182">
                <text:p>84773.45397891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.9639089107513">
                <text:p>21.9639089107513</text:p>
              </table:table-cell>
              <table:table-cell office:value-type="float" office:value="84773.8506021391">
                <text:p>84773.85060213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.0124034881592">
                <text:p>22.0124034881592</text:p>
              </table:table-cell>
              <table:table-cell office:value-type="float" office:value="89082.1248666427">
                <text:p>89082.12486664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.0547225475311">
                <text:p>22.0547225475311</text:p>
              </table:table-cell>
              <table:table-cell office:value-type="float" office:value="102081.664009375">
                <text:p>102081.6640093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.0970375537872">
                <text:p>22.0970375537872</text:p>
              </table:table-cell>
              <table:table-cell office:value-type="float" office:value="102091.441836355">
                <text:p>102091.4418363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.1393527984619">
                <text:p>22.1393527984619</text:p>
              </table:table-cell>
              <table:table-cell office:value-type="float" office:value="102090.866618211">
                <text:p>102090.8666182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.1816675662994">
                <text:p>22.1816675662994</text:p>
              </table:table-cell>
              <table:table-cell office:value-type="float" office:value="102092.017060981">
                <text:p>102092.01706098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.223982334137">
                <text:p>22.223982334137</text:p>
              </table:table-cell>
              <table:table-cell office:value-type="float" office:value="102092.017060981">
                <text:p>102092.0170609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.2662975788116">
                <text:p>22.2662975788116</text:p>
              </table:table-cell>
              <table:table-cell office:value-type="float" office:value="102090.866618211">
                <text:p>102090.8666182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.3086173534393">
                <text:p>22.3086173534393</text:p>
              </table:table-cell>
              <table:table-cell office:value-type="float" office:value="102079.938704916">
                <text:p>102079.9387049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.3509330749512">
                <text:p>22.3509330749512</text:p>
              </table:table-cell>
              <table:table-cell office:value-type="float" office:value="102089.716201369">
                <text:p>102089.7162013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.3932473659515">
                <text:p>22.3932473659515</text:p>
              </table:table-cell>
              <table:table-cell office:value-type="float" office:value="102093.16752968">
                <text:p>102093.167529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.4355621337891">
                <text:p>22.4355621337891</text:p>
              </table:table-cell>
              <table:table-cell office:value-type="float" office:value="102092.017060981">
                <text:p>102092.01706098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.4778783321381">
                <text:p>22.4778783321381</text:p>
              </table:table-cell>
              <table:table-cell office:value-type="float" office:value="102088.565810454">
                <text:p>102088.56581045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.5201954841614">
                <text:p>22.5201954841614</text:p>
              </table:table-cell>
              <table:table-cell office:value-type="float" office:value="102086.2651064">
                <text:p>102086.26510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.5625126361847">
                <text:p>22.5625126361847</text:p>
              </table:table-cell>
              <table:table-cell office:value-type="float" office:value="102086.2651064">
                <text:p>102086.26510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.6048293113708">
                <text:p>22.6048293113708</text:p>
              </table:table-cell>
              <table:table-cell office:value-type="float" office:value="102087.415445464">
                <text:p>102087.4154454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.6471440792084">
                <text:p>22.6471440792084</text:p>
              </table:table-cell>
              <table:table-cell office:value-type="float" office:value="102092.017060981">
                <text:p>102092.01706098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.6894886493683">
                <text:p>22.6894886493683</text:p>
              </table:table-cell>
              <table:table-cell office:value-type="float" office:value="102020.164183642">
                <text:p>102020.1641836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.7318046092987">
                <text:p>22.7318046092987</text:p>
              </table:table-cell>
              <table:table-cell office:value-type="float" office:value="102089.141002671">
                <text:p>102089.1410026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.7741198539734">
                <text:p>22.7741198539734</text:p>
              </table:table-cell>
              <table:table-cell office:value-type="float" office:value="102090.866618211">
                <text:p>102090.86661821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.8164322376251">
                <text:p>22.8164322376251</text:p>
              </table:table-cell>
              <table:table-cell office:value-type="float" office:value="102097.769663776">
                <text:p>102097.7696637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.858747959137">
                <text:p>22.858747959137</text:p>
              </table:table-cell>
              <table:table-cell office:value-type="float" office:value="102089.716201369">
                <text:p>102089.71620136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.9010722637177">
                <text:p>22.9010722637177</text:p>
              </table:table-cell>
              <table:table-cell office:value-type="float" office:value="102069.013130841">
                <text:p>102069.0131308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.943395614624">
                <text:p>22.943395614624</text:p>
              </table:table-cell>
              <table:table-cell office:value-type="float" office:value="102071.313057341">
                <text:p>102071.3130573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.9857070446014">
                <text:p>22.9857070446014</text:p>
              </table:table-cell>
              <table:table-cell office:value-type="float" office:value="102100.070886418">
                <text:p>102100.07088641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.0287065505981">
                <text:p>23.0287065505981</text:p>
              </table:table-cell>
              <table:table-cell office:value-type="float" office:value="100466.270480668">
                <text:p>100466.27048066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.0720331668854">
                <text:p>23.0720331668854</text:p>
              </table:table-cell>
              <table:table-cell office:value-type="float" office:value="99707.7632686752">
                <text:p>99707.76326867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.1153621673584">
                <text:p>23.1153621673584</text:p>
              </table:table-cell>
              <table:table-cell office:value-type="float" office:value="99702.2768316505">
                <text:p>99702.27683165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.158688545227">
                <text:p>23.158688545227</text:p>
              </table:table-cell>
              <table:table-cell office:value-type="float" office:value="99708.3119455878">
                <text:p>99708.311945587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.2020151615143">
                <text:p>23.2020151615143</text:p>
              </table:table-cell>
              <table:table-cell office:value-type="float" office:value="99707.7632686752">
                <text:p>99707.763268675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.2453424930573">
                <text:p>23.2453424930573</text:p>
              </table:table-cell>
              <table:table-cell office:value-type="float" office:value="99706.117274168">
                <text:p>99706.11727416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.2886695861816">
                <text:p>23.2886695861816</text:p>
              </table:table-cell>
              <table:table-cell office:value-type="float" office:value="99706.6659329654">
                <text:p>99706.665932965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.3319978713989">
                <text:p>23.3319978713989</text:p>
              </table:table-cell>
              <table:table-cell office:value-type="float" office:value="99703.9226993595">
                <text:p>99703.92269935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.3753252029419">
                <text:p>23.3753252029419</text:p>
              </table:table-cell>
              <table:table-cell office:value-type="float" office:value="99706.117274168">
                <text:p>99706.1172741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.4186573028564">
                <text:p>23.4186573028564</text:p>
              </table:table-cell>
              <table:table-cell office:value-type="float" office:value="99695.1453661113">
                <text:p>99695.145366111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.461986541748">
                <text:p>23.461986541748</text:p>
              </table:table-cell>
              <table:table-cell office:value-type="float" office:value="99701.728221156">
                <text:p>99701.72822115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5053143501282">
                <text:p>23.5053143501282</text:p>
              </table:table-cell>
              <table:table-cell office:value-type="float" office:value="99705.0199746877">
                <text:p>99705.019974687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5486459732056">
                <text:p>23.5486459732056</text:p>
              </table:table-cell>
              <table:table-cell office:value-type="float" office:value="99696.242448252">
                <text:p>99696.24244825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5919742584228">
                <text:p>23.5919742584228</text:p>
              </table:table-cell>
              <table:table-cell office:value-type="float" office:value="99703.9226993595">
                <text:p>99703.92269935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6352801322937">
                <text:p>23.6352801322937</text:p>
              </table:table-cell>
              <table:table-cell office:value-type="float" office:value="99755.5207610742">
                <text:p>99755.520761074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6786568164825">
                <text:p>23.6786568164825</text:p>
              </table:table-cell>
              <table:table-cell office:value-type="float" office:value="99592.6747464754">
                <text:p>99592.674746475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7219848632812">
                <text:p>23.7219848632812</text:p>
              </table:table-cell>
              <table:table-cell office:value-type="float" office:value="99704.4713340047">
                <text:p>99704.471334004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7653126716614">
                <text:p>23.7653126716614</text:p>
              </table:table-cell>
              <table:table-cell office:value-type="float" office:value="99705.0199746877">
                <text:p>99705.019974687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8086400032043">
                <text:p>23.8086400032043</text:p>
              </table:table-cell>
              <table:table-cell office:value-type="float" office:value="99706.117274168">
                <text:p>99706.1172741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8519682884216">
                <text:p>23.8519682884216</text:p>
              </table:table-cell>
              <table:table-cell office:value-type="float" office:value="99703.9226993595">
                <text:p>99703.92269935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.8952965736389">
                <text:p>23.8952965736389</text:p>
              </table:table-cell>
              <table:table-cell office:value-type="float" office:value="99703.9226993595">
                <text:p>99703.922699359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3.9386246204376">
                <text:p>23.9386246204376</text:p>
              </table:table-cell>
              <table:table-cell office:value-type="float" office:value="99704.4713340047">
                <text:p>99704.47133400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3.9819538593292">
                <text:p>23.9819538593292</text:p>
              </table:table-cell>
              <table:table-cell office:value-type="float" office:value="99701.728221156">
                <text:p>99701.7282211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0251569747925">
                <text:p>24.0251569747925</text:p>
              </table:table-cell>
              <table:table-cell office:value-type="float" office:value="99992.7887995497">
                <text:p>99992.788799549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0682790279388">
                <text:p>24.0682790279388</text:p>
              </table:table-cell>
              <table:table-cell office:value-type="float" office:value="100180.758679029">
                <text:p>100180.7586790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1113998889923">
                <text:p>24.1113998889923</text:p>
              </table:table-cell>
              <table:table-cell office:value-type="float" office:value="100183.528214882">
                <text:p>100183.5282148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1545205116272">
                <text:p>24.1545205116272</text:p>
              </table:table-cell>
              <table:table-cell office:value-type="float" office:value="100184.082140428">
                <text:p>100184.0821404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1976451873779">
                <text:p>24.1976451873779</text:p>
              </table:table-cell>
              <table:table-cell office:value-type="float" office:value="100174.666239123">
                <text:p>100174.66623912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2407562732697">
                <text:p>24.2407562732697</text:p>
              </table:table-cell>
              <table:table-cell office:value-type="float" office:value="100206.244186239">
                <text:p>100206.24418623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28386926651">
                <text:p>24.28386926651</text:p>
              </table:table-cell>
              <table:table-cell office:value-type="float" office:value="100201.810992706">
                <text:p>100201.8109927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.3269824981689">
                <text:p>24.3269824981689</text:p>
              </table:table-cell>
              <table:table-cell office:value-type="float" office:value="100201.256871094">
                <text:p>100201.2568710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.3700966835022">
                <text:p>24.3700966835022</text:p>
              </table:table-cell>
              <table:table-cell office:value-type="float" office:value="100199.040445934">
                <text:p>100199.0404459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.4132091999054">
                <text:p>24.4132091999054</text:p>
              </table:table-cell>
              <table:table-cell office:value-type="float" office:value="100202.919254315">
                <text:p>100202.9192543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.4563398361206">
                <text:p>24.4563398361206</text:p>
              </table:table-cell>
              <table:table-cell office:value-type="float" office:value="100160.822540256">
                <text:p>100160.8225402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.499452829361">
                <text:p>24.499452829361</text:p>
              </table:table-cell>
              <table:table-cell office:value-type="float" office:value="100201.810992706">
                <text:p>100201.8109927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.5425708293915">
                <text:p>24.5425708293915</text:p>
              </table:table-cell>
              <table:table-cell office:value-type="float" office:value="100190.17572574">
                <text:p>100190.175725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4.5857174396515">
                <text:p>24.5857174396515</text:p>
              </table:table-cell>
              <table:table-cell office:value-type="float" office:value="100123.740288446">
                <text:p>100123.74028844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.6288297176361">
                <text:p>24.6288297176361</text:p>
              </table:table-cell>
              <table:table-cell office:value-type="float" office:value="100203.473394313">
                <text:p>100203.47339431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.6719450950623">
                <text:p>24.6719450950623</text:p>
              </table:table-cell>
              <table:table-cell office:value-type="float" office:value="100196.270052367">
                <text:p>100196.2700523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.7150585651398">
                <text:p>24.7150585651398</text:p>
              </table:table-cell>
              <table:table-cell office:value-type="float" office:value="100200.702755612">
                <text:p>100200.70275561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.758171081543">
                <text:p>24.758171081543</text:p>
              </table:table-cell>
              <table:table-cell office:value-type="float" office:value="100202.919254315">
                <text:p>100202.9192543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.8012833595276">
                <text:p>24.8012833595276</text:p>
              </table:table-cell>
              <table:table-cell office:value-type="float" office:value="100203.473394313">
                <text:p>100203.47339431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.8443956375122">
                <text:p>24.8443956375122</text:p>
              </table:table-cell>
              <table:table-cell office:value-type="float" office:value="100203.473394313">
                <text:p>100203.47339431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.8875086307526">
                <text:p>24.8875086307526</text:p>
              </table:table-cell>
              <table:table-cell office:value-type="float" office:value="100201.810992706">
                <text:p>100201.81099270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.9306244850159">
                <text:p>24.9306244850159</text:p>
              </table:table-cell>
              <table:table-cell office:value-type="float" office:value="100195.161937835">
                <text:p>100195.16193783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.973739862442">
                <text:p>24.973739862442</text:p>
              </table:table-cell>
              <table:table-cell office:value-type="float" office:value="100196.270052367">
                <text:p>100196.2700523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.0161325931549">
                <text:p>25.0161325931549</text:p>
              </table:table-cell>
              <table:table-cell office:value-type="float" office:value="101904.263475209">
                <text:p>101904.26347520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.0574049949646">
                <text:p>25.0574049949646</text:p>
              </table:table-cell>
              <table:table-cell office:value-type="float" office:value="104670.428920507">
                <text:p>104670.42892050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.0986764431">
                <text:p>25.0986764431</text:p>
              </table:table-cell>
              <table:table-cell office:value-type="float" office:value="104672.84757806">
                <text:p>104672.847578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.1399476528168">
                <text:p>25.1399476528168</text:p>
              </table:table-cell>
              <table:table-cell office:value-type="float" office:value="104673.452259913">
                <text:p>104673.45225991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.1812181472778">
                <text:p>25.1812181472778</text:p>
              </table:table-cell>
              <table:table-cell office:value-type="float" office:value="104675.266347393">
                <text:p>104675.26634739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.2225029468536">
                <text:p>25.2225029468536</text:p>
              </table:table-cell>
              <table:table-cell office:value-type="float" office:value="104638.996540792">
                <text:p>104638.99654079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.2637755870819">
                <text:p>25.2637755870819</text:p>
              </table:table-cell>
              <table:table-cell office:value-type="float" office:value="104669.824273583">
                <text:p>104669.82427358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.3050463199615">
                <text:p>25.3050463199615</text:p>
              </table:table-cell>
              <table:table-cell office:value-type="float" office:value="104674.66164458">
                <text:p>104674.6616445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.3463187217712">
                <text:p>25.3463187217712</text:p>
              </table:table-cell>
              <table:table-cell office:value-type="float" office:value="104670.428920507">
                <text:p>104670.42892050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.387589931488">
                <text:p>25.387589931488</text:p>
              </table:table-cell>
              <table:table-cell office:value-type="float" office:value="104673.452259913">
                <text:p>104673.45225991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.4288394451141">
                <text:p>25.4288394451141</text:p>
              </table:table-cell>
              <table:table-cell office:value-type="float" office:value="104728.507568795">
                <text:p>104728.50756879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4701108932495">
                <text:p>25.4701108932495</text:p>
              </table:table-cell>
              <table:table-cell office:value-type="float" office:value="104672.84757806">
                <text:p>104672.8475780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.5113823413849">
                <text:p>25.5113823413849</text:p>
              </table:table-cell>
              <table:table-cell office:value-type="float" office:value="104672.84757806">
                <text:p>104672.847578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.5526654720306">
                <text:p>25.5526654720306</text:p>
              </table:table-cell>
              <table:table-cell office:value-type="float" office:value="104643.226723033">
                <text:p>104643.22672303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5.5939381122589">
                <text:p>25.5939381122589</text:p>
              </table:table-cell>
              <table:table-cell office:value-type="float" office:value="104669.824273583">
                <text:p>104669.82427358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5.6352093219757">
                <text:p>25.6352093219757</text:p>
              </table:table-cell>
              <table:table-cell office:value-type="float" office:value="104673.452259913">
                <text:p>104673.45225991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5.6764793395996">
                <text:p>25.6764793395996</text:p>
              </table:table-cell>
              <table:table-cell office:value-type="float" office:value="104676.475773979">
                <text:p>104676.47577397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.7177515029907">
                <text:p>25.7177515029907</text:p>
              </table:table-cell>
              <table:table-cell office:value-type="float" office:value="104671.033574416">
                <text:p>104671.03357441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.7590217590332">
                <text:p>25.7590217590332</text:p>
              </table:table-cell>
              <table:table-cell office:value-type="float" office:value="104675.871057192">
                <text:p>104675.87105719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5.8002924919128">
                <text:p>25.8002924919128</text:p>
              </table:table-cell>
              <table:table-cell office:value-type="float" office:value="104674.66164458">
                <text:p>104674.6616445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.8415639400482">
                <text:p>25.8415639400482</text:p>
              </table:table-cell>
              <table:table-cell office:value-type="float" office:value="104672.84757806">
                <text:p>104672.8475780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5.8828208446503">
                <text:p>25.8828208446503</text:p>
              </table:table-cell>
              <table:table-cell office:value-type="float" office:value="104709.745960565">
                <text:p>104709.74596056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5.9240913391113">
                <text:p>25.9240913391113</text:p>
              </table:table-cell>
              <table:table-cell office:value-type="float" office:value="104675.266347393">
                <text:p>104675.26634739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5.9653611183167">
                <text:p>25.9653611183167</text:p>
              </table:table-cell>
              <table:table-cell office:value-type="float" office:value="104677.080497753">
                <text:p>104677.08049775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6.006320476532">
                <text:p>26.006320476532</text:p>
              </table:table-cell>
              <table:table-cell office:value-type="float" office:value="105470.402570491">
                <text:p>105470.40257049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.0457375049591">
                <text:p>26.0457375049591</text:p>
              </table:table-cell>
              <table:table-cell office:value-type="float" office:value="109597.302799906">
                <text:p>109597.30279990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.08513879776">
                <text:p>26.08513879776</text:p>
              </table:table-cell>
              <table:table-cell office:value-type="float" office:value="109641.072485341">
                <text:p>109641.07248534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6.124591588974">
                <text:p>26.124591588974</text:p>
              </table:table-cell>
              <table:table-cell office:value-type="float" office:value="109497.956090575">
                <text:p>109497.95609057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6.1640017032623">
                <text:p>26.1640017032623</text:p>
              </table:table-cell>
              <table:table-cell office:value-type="float" office:value="109616.53062953">
                <text:p>109616.5306295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6.2034111022949">
                <text:p>26.2034111022949</text:p>
              </table:table-cell>
              <table:table-cell office:value-type="float" office:value="109618.520100427">
                <text:p>109618.52010042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.2428195476532">
                <text:p>26.2428195476532</text:p>
              </table:table-cell>
              <table:table-cell office:value-type="float" office:value="109621.172840627">
                <text:p>109621.17284062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6.2822360992432">
                <text:p>26.2822360992432</text:p>
              </table:table-cell>
              <table:table-cell office:value-type="float" office:value="109598.628640556">
                <text:p>109598.62864055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6.3216459751129">
                <text:p>26.3216459751129</text:p>
              </table:table-cell>
              <table:table-cell office:value-type="float" office:value="109617.193778471">
                <text:p>109617.19377847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.3610556125641">
                <text:p>26.3610556125641</text:p>
              </table:table-cell>
              <table:table-cell office:value-type="float" office:value="109617.856935437">
                <text:p>109617.85693543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6.4004662036896">
                <text:p>26.4004662036896</text:p>
              </table:table-cell>
              <table:table-cell office:value-type="float" office:value="109615.204355717">
                <text:p>109615.2043557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6.4398767948151">
                <text:p>26.4398767948151</text:p>
              </table:table-cell>
              <table:table-cell office:value-type="float" office:value="109615.204355717">
                <text:p>109615.20435571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6.4792809486389">
                <text:p>26.4792809486389</text:p>
              </table:table-cell>
              <table:table-cell office:value-type="float" office:value="109633.111760542">
                <text:p>109633.11176054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6.518675327301">
                <text:p>26.518675327301</text:p>
              </table:table-cell>
              <table:table-cell office:value-type="float" office:value="109660.315677351">
                <text:p>109660.31567735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6.5580768585205">
                <text:p>26.5580768585205</text:p>
              </table:table-cell>
              <table:table-cell office:value-type="float" office:value="109640.409047452">
                <text:p>109640.40904745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6.5975048542023">
                <text:p>26.5975048542023</text:p>
              </table:table-cell>
              <table:table-cell office:value-type="float" office:value="109566.817316007">
                <text:p>109566.81731600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6.636905670166">
                <text:p>26.636905670166</text:p>
              </table:table-cell>
              <table:table-cell office:value-type="float" office:value="109642.399385207">
                <text:p>109642.39938520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6.6763324737549">
                <text:p>26.6763324737549</text:p>
              </table:table-cell>
              <table:table-cell office:value-type="float" office:value="109570.130134004">
                <text:p>109570.13013400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6.7157354354858">
                <text:p>26.7157354354858</text:p>
              </table:table-cell>
              <table:table-cell office:value-type="float" office:value="109636.428588717">
                <text:p>109636.42858871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6.7551383972168">
                <text:p>26.7551383972168</text:p>
              </table:table-cell>
              <table:table-cell office:value-type="float" office:value="109636.428588717">
                <text:p>109636.42858871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6.7945411205292">
                <text:p>26.7945411205292</text:p>
              </table:table-cell>
              <table:table-cell office:value-type="float" office:value="109637.091978435">
                <text:p>109637.09197843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6.8339440822601">
                <text:p>26.8339440822601</text:p>
              </table:table-cell>
              <table:table-cell office:value-type="float" office:value="109636.428588717">
                <text:p>109636.42858871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6.8733448982239">
                <text:p>26.8733448982239</text:p>
              </table:table-cell>
              <table:table-cell office:value-type="float" office:value="109642.399385207">
                <text:p>109642.39938520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6.9127316474915">
                <text:p>26.9127316474915</text:p>
              </table:table-cell>
              <table:table-cell office:value-type="float" office:value="109681.557384988">
                <text:p>109681.55738498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6.952134847641">
                <text:p>26.952134847641</text:p>
              </table:table-cell>
              <table:table-cell office:value-type="float" office:value="109635.765207026">
                <text:p>109635.76520702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6.9915366172791">
                <text:p>26.9915366172791</text:p>
              </table:table-cell>
              <table:table-cell office:value-type="float" office:value="109639.745617591">
                <text:p>109639.74561759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0.0425601005554">
                <text:p>40.0425601005554</text:p>
              </table:table-cell>
              <table:table-cell office:value-type="float" office:value="331.008522476085">
                <text:p>331.00852247608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0.0966901779175">
                <text:p>40.0966901779175</text:p>
              </table:table-cell>
              <table:table-cell office:value-type="float" office:value="79807.7558822752">
                <text:p>79807.755882275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0.1508202552795">
                <text:p>40.1508202552795</text:p>
              </table:table-cell>
              <table:table-cell office:value-type="float" office:value="79807.7558822752">
                <text:p>79807.755882275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0.2049536705017">
                <text:p>40.2049536705017</text:p>
              </table:table-cell>
              <table:table-cell office:value-type="float" office:value="79802.8349452989">
                <text:p>79802.834945298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.2590880393982">
                <text:p>40.2590880393982</text:p>
              </table:table-cell>
              <table:table-cell office:value-type="float" office:value="79801.4290747657">
                <text:p>79801.429074765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0.3132174015045">
                <text:p>40.3132174015045</text:p>
              </table:table-cell>
              <table:table-cell office:value-type="float" office:value="79808.8104477283">
                <text:p>79808.810447728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0.3673465251923">
                <text:p>40.3673465251923</text:p>
              </table:table-cell>
              <table:table-cell office:value-type="float" office:value="79809.1619757393">
                <text:p>79809.161975739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0.4214799404144">
                <text:p>40.4214799404144</text:p>
              </table:table-cell>
              <table:table-cell office:value-type="float" office:value="79802.8349452989">
                <text:p>79802.834945298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0.4756817817688">
                <text:p>40.4756817817688</text:p>
              </table:table-cell>
              <table:table-cell office:value-type="float" office:value="79702.0893027593">
                <text:p>79702.089302759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0.5298097133637">
                <text:p>40.5298097133637</text:p>
              </table:table-cell>
              <table:table-cell office:value-type="float" office:value="79810.9196622458">
                <text:p>79810.919662245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0.5839378833771">
                <text:p>40.5839378833771</text:p>
              </table:table-cell>
              <table:table-cell office:value-type="float" office:value="79810.5681187508">
                <text:p>79810.568118750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0.6380672454834">
                <text:p>40.6380672454834</text:p>
              </table:table-cell>
              <table:table-cell office:value-type="float" office:value="79808.8104477283">
                <text:p>79808.810447728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0.6921956539154">
                <text:p>40.6921956539154</text:p>
              </table:table-cell>
              <table:table-cell office:value-type="float" office:value="79810.2165783527">
                <text:p>79810.216578352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0.7463240623474">
                <text:p>40.7463240623474</text:p>
              </table:table-cell>
              <table:table-cell office:value-type="float" office:value="79810.2165783527">
                <text:p>79810.216578352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0.800460100174">
                <text:p>40.800460100174</text:p>
              </table:table-cell>
              <table:table-cell office:value-type="float" office:value="79798.9689205199">
                <text:p>79798.968920519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0.8545932769775">
                <text:p>40.8545932769775</text:p>
              </table:table-cell>
              <table:table-cell office:value-type="float" office:value="79803.186420672">
                <text:p>79803.18642067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0.9087221622467">
                <text:p>40.9087221622467</text:p>
              </table:table-cell>
              <table:table-cell office:value-type="float" office:value="79809.513506847">
                <text:p>79809.51350684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0.9628503322601">
                <text:p>40.9628503322601</text:p>
              </table:table-cell>
              <table:table-cell office:value-type="float" office:value="79810.5681187508">
                <text:p>79810.568118750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1.0159604549408">
                <text:p>41.0159604549408</text:p>
              </table:table-cell>
              <table:table-cell office:value-type="float" office:value="81340.4259292512">
                <text:p>81340.42592925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1.0668985843658">
                <text:p>41.0668985843658</text:p>
              </table:table-cell>
              <table:table-cell office:value-type="float" office:value="84808.7679850222">
                <text:p>84808.767985022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1.1178514957428">
                <text:p>41.1178514957428</text:p>
              </table:table-cell>
              <table:table-cell office:value-type="float" office:value="84784.164108707">
                <text:p>84784.16410870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1.1688044071198">
                <text:p>41.1688044071198</text:p>
              </table:table-cell>
              <table:table-cell office:value-type="float" office:value="84784.164108707">
                <text:p>84784.1641087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1.2197411060333">
                <text:p>41.2197411060333</text:p>
              </table:table-cell>
              <table:table-cell office:value-type="float" office:value="84811.1497631574">
                <text:p>84811.149763157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1.270679473877">
                <text:p>41.270679473877</text:p>
              </table:table-cell>
              <table:table-cell office:value-type="float" office:value="84808.3710350057">
                <text:p>84808.371035005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1.3216261863709">
                <text:p>41.3216261863709</text:p>
              </table:table-cell>
              <table:table-cell office:value-type="float" office:value="84794.4801250433">
                <text:p>84794.48012504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1.3725695610046">
                <text:p>41.3725695610046</text:p>
              </table:table-cell>
              <table:table-cell office:value-type="float" office:value="84800.0359429406">
                <text:p>84800.035942940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1.4235200881958">
                <text:p>41.4235200881958</text:p>
              </table:table-cell>
              <table:table-cell office:value-type="float" office:value="84788.1315102339">
                <text:p>84788.131510233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1.4744720458984">
                <text:p>41.4744720458984</text:p>
              </table:table-cell>
              <table:table-cell office:value-type="float" office:value="84785.7510247628">
                <text:p>84785.751024762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1.5254588127136">
                <text:p>41.5254588127136</text:p>
              </table:table-cell>
              <table:table-cell office:value-type="float" office:value="84727.8670494824">
                <text:p>84727.867049482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1.5764079093933">
                <text:p>41.5764079093933</text:p>
              </table:table-cell>
              <table:table-cell office:value-type="float" office:value="84790.5121293801">
                <text:p>84790.512129380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1.6273567676544">
                <text:p>41.6273567676544</text:p>
              </table:table-cell>
              <table:table-cell office:value-type="float" office:value="84790.9089122347">
                <text:p>84790.908912234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.6783132553101">
                <text:p>41.6783132553101</text:p>
              </table:table-cell>
              <table:table-cell office:value-type="float" office:value="84778.2137025271">
                <text:p>84778.213702527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1.7292683124542">
                <text:p>41.7292683124542</text:p>
              </table:table-cell>
              <table:table-cell office:value-type="float" office:value="84780.5937647681">
                <text:p>84780.593764768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1.7802314758301">
                <text:p>41.7802314758301</text:p>
              </table:table-cell>
              <table:table-cell office:value-type="float" office:value="84767.1085120816">
                <text:p>84767.10851208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1.83118724823">
                <text:p>41.83118724823</text:p>
              </table:table-cell>
              <table:table-cell office:value-type="float" office:value="84779.4037169433">
                <text:p>84779.40371694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1.8821408748627">
                <text:p>41.8821408748627</text:p>
              </table:table-cell>
              <table:table-cell office:value-type="float" office:value="84782.9739606485">
                <text:p>84782.973960648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1.9330961704254">
                <text:p>41.9330961704254</text:p>
              </table:table-cell>
              <table:table-cell office:value-type="float" office:value="84780.1970784477">
                <text:p>84780.197078447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1.9840505123138">
                <text:p>41.9840505123138</text:p>
              </table:table-cell>
              <table:table-cell office:value-type="float" office:value="84781.7838460027">
                <text:p>84781.783846002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.0290603637695">
                <text:p>42.0290603637695</text:p>
              </table:table-cell>
              <table:table-cell office:value-type="float" office:value="95978.9881611357">
                <text:p>95978.988161135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.0713796615601">
                <text:p>42.0713796615601</text:p>
              </table:table-cell>
              <table:table-cell office:value-type="float" office:value="102081.088901408">
                <text:p>102081.0889014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.1136975288391">
                <text:p>42.1136975288391</text:p>
              </table:table-cell>
              <table:table-cell office:value-type="float" office:value="102084.539646411">
                <text:p>102084.53964641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2.1560137271881">
                <text:p>42.1560137271881</text:p>
              </table:table-cell>
              <table:table-cell office:value-type="float" office:value="102088.565810454">
                <text:p>102088.56581045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2.1983361244202">
                <text:p>42.1983361244202</text:p>
              </table:table-cell>
              <table:table-cell office:value-type="float" office:value="102073.613087492">
                <text:p>102073.61308749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2.240650177002">
                <text:p>42.240650177002</text:p>
              </table:table-cell>
              <table:table-cell office:value-type="float" office:value="102093.742773752">
                <text:p>102093.74277375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2.2829668521881">
                <text:p>42.2829668521881</text:p>
              </table:table-cell>
              <table:table-cell office:value-type="float" office:value="102087.415445464">
                <text:p>102087.41544546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2.3252840042114">
                <text:p>42.3252840042114</text:p>
              </table:table-cell>
              <table:table-cell office:value-type="float" office:value="102086.2651064">
                <text:p>102086.265106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2.3676002025604">
                <text:p>42.3676002025604</text:p>
              </table:table-cell>
              <table:table-cell office:value-type="float" office:value="102088.565810454">
                <text:p>102088.56581045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2.4099187850952">
                <text:p>42.4099187850952</text:p>
              </table:table-cell>
              <table:table-cell office:value-type="float" office:value="102082.814244748">
                <text:p>102082.81424474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2.4522349834442">
                <text:p>42.4522349834442</text:p>
              </table:table-cell>
              <table:table-cell office:value-type="float" office:value="102088.565810454">
                <text:p>102088.56581045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2.4945566654205">
                <text:p>42.4945566654205</text:p>
              </table:table-cell>
              <table:table-cell office:value-type="float" office:value="102075.338178131">
                <text:p>102075.33817813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2.5368843078613">
                <text:p>42.5368843078613</text:p>
              </table:table-cell>
              <table:table-cell office:value-type="float" office:value="102060.964204241">
                <text:p>102060.96420424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2.5792007446289">
                <text:p>42.5792007446289</text:p>
              </table:table-cell>
              <table:table-cell office:value-type="float" office:value="102087.990624718">
                <text:p>102087.99062471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2.6215174198151">
                <text:p>42.6215174198151</text:p>
              </table:table-cell>
              <table:table-cell office:value-type="float" office:value="102087.415445464">
                <text:p>102087.41544546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2.6638350486755">
                <text:p>42.6638350486755</text:p>
              </table:table-cell>
              <table:table-cell office:value-type="float" office:value="102085.114793259">
                <text:p>102085.11479325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2.7061519622803">
                <text:p>42.7061519622803</text:p>
              </table:table-cell>
              <table:table-cell office:value-type="float" office:value="102086.840272691">
                <text:p>102086.84027269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2.7484681606293">
                <text:p>42.7484681606293</text:p>
              </table:table-cell>
              <table:table-cell office:value-type="float" office:value="102088.565810454">
                <text:p>102088.56581045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2.7907824516296">
                <text:p>42.7907824516296</text:p>
              </table:table-cell>
              <table:table-cell office:value-type="float" office:value="102093.16752968">
                <text:p>102093.1675296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2.8330988883972">
                <text:p>42.8330988883972</text:p>
              </table:table-cell>
              <table:table-cell office:value-type="float" office:value="102087.990624718">
                <text:p>102087.99062471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2.8754155635834">
                <text:p>42.8754155635834</text:p>
              </table:table-cell>
              <table:table-cell office:value-type="float" office:value="102087.415445464">
                <text:p>102087.41544546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2.9177329540253">
                <text:p>42.9177329540253</text:p>
              </table:table-cell>
              <table:table-cell office:value-type="float" office:value="102085.689946589">
                <text:p>102085.68994658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2.9600496292114">
                <text:p>42.9600496292114</text:p>
              </table:table-cell>
              <table:table-cell office:value-type="float" office:value="102087.415445464">
                <text:p>102087.41544546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3.0023958683014">
                <text:p>43.0023958683014</text:p>
              </table:table-cell>
              <table:table-cell office:value-type="float" office:value="102016.143412926">
                <text:p>102016.14341292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3.0457336902618">
                <text:p>43.0457336902618</text:p>
              </table:table-cell>
              <table:table-cell office:value-type="float" office:value="99681.9822634949">
                <text:p>99681.982263494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3.0890648365021">
                <text:p>43.0890648365021</text:p>
              </table:table-cell>
              <table:table-cell office:value-type="float" office:value="99697.3395545383">
                <text:p>99697.339554538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3.1323935985565">
                <text:p>43.1323935985565</text:p>
              </table:table-cell>
              <table:table-cell office:value-type="float" office:value="99702.8254481825">
                <text:p>99702.825448182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3.1757225990295">
                <text:p>43.1757225990295</text:p>
              </table:table-cell>
              <table:table-cell office:value-type="float" office:value="99702.2768316505">
                <text:p>99702.276831650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3.2190518379211">
                <text:p>43.2190518379211</text:p>
              </table:table-cell>
              <table:table-cell office:value-type="float" office:value="99701.728221156">
                <text:p>99701.72822115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3.2623817920685">
                <text:p>43.2623817920685</text:p>
              </table:table-cell>
              <table:table-cell office:value-type="float" office:value="99700.0824258965">
                <text:p>99700.082425896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3.3057005405426">
                <text:p>43.3057005405426</text:p>
              </table:table-cell>
              <table:table-cell office:value-type="float" office:value="99725.8727957202">
                <text:p>99725.872795720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3.3490285873413">
                <text:p>43.3490285873413</text:p>
              </table:table-cell>
              <table:table-cell office:value-type="float" office:value="99704.4713340047">
                <text:p>99704.471334004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3.3923568725586">
                <text:p>43.3923568725586</text:p>
              </table:table-cell>
              <table:table-cell office:value-type="float" office:value="99703.9226993595">
                <text:p>99703.922699359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3.4356853961945">
                <text:p>43.4356853961945</text:p>
              </table:table-cell>
              <table:table-cell office:value-type="float" office:value="99703.3740707522">
                <text:p>99703.374070752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3.4790139198303">
                <text:p>43.4790139198303</text:p>
              </table:table-cell>
              <table:table-cell office:value-type="float" office:value="99703.3740707522">
                <text:p>99703.374070752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3.5223431587219">
                <text:p>43.5223431587219</text:p>
              </table:table-cell>
              <table:table-cell office:value-type="float" office:value="99701.728221156">
                <text:p>99701.72822115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3.5656716823578">
                <text:p>43.5656716823578</text:p>
              </table:table-cell>
              <table:table-cell office:value-type="float" office:value="99703.3740707522">
                <text:p>99703.374070752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3.6089999675751">
                <text:p>43.6089999675751</text:p>
              </table:table-cell>
              <table:table-cell office:value-type="float" office:value="99703.9226993595">
                <text:p>99703.922699359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3.6523282527924">
                <text:p>43.6523282527924</text:p>
              </table:table-cell>
              <table:table-cell office:value-type="float" office:value="99703.9226993595">
                <text:p>99703.922699359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3.6956565380096">
                <text:p>43.6956565380096</text:p>
              </table:table-cell>
              <table:table-cell office:value-type="float" office:value="99703.9226993595">
                <text:p>99703.922699359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3.7389850616455">
                <text:p>43.7389850616455</text:p>
              </table:table-cell>
              <table:table-cell office:value-type="float" office:value="99703.3740707522">
                <text:p>99703.374070752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3.7823233604431">
                <text:p>43.7823233604431</text:p>
              </table:table-cell>
              <table:table-cell office:value-type="float" office:value="99680.8854951753">
                <text:p>99680.885495175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3.8256533145905">
                <text:p>43.8256533145905</text:p>
              </table:table-cell>
              <table:table-cell office:value-type="float" office:value="99700.0824258965">
                <text:p>99700.082425896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3.8689916133881">
                <text:p>43.8689916133881</text:p>
              </table:table-cell>
              <table:table-cell office:value-type="float" office:value="99680.8854951753">
                <text:p>99680.885495175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3.9123435020447">
                <text:p>43.9123435020447</text:p>
              </table:table-cell>
              <table:table-cell office:value-type="float" office:value="99649.6377405393">
                <text:p>99649.637740539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3.9556720256805">
                <text:p>43.9556720256805</text:p>
              </table:table-cell>
              <table:table-cell office:value-type="float" office:value="99703.3740707522">
                <text:p>99703.374070752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3.9989974498749">
                <text:p>43.9989974498749</text:p>
              </table:table-cell>
              <table:table-cell office:value-type="float" office:value="99710.5067136254">
                <text:p>99710.506713625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4.0421144962311">
                <text:p>44.0421144962311</text:p>
              </table:table-cell>
              <table:table-cell office:value-type="float" office:value="100192.391758734">
                <text:p>100192.39175873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4.0852313041687">
                <text:p>44.0852313041687</text:p>
              </table:table-cell>
              <table:table-cell office:value-type="float" office:value="100192.9457823">
                <text:p>100192.945782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4.1283442974091">
                <text:p>44.1283442974091</text:p>
              </table:table-cell>
              <table:table-cell office:value-type="float" office:value="100201.810992706">
                <text:p>100201.81099270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4.1714580059052">
                <text:p>44.1714580059052</text:p>
              </table:table-cell>
              <table:table-cell office:value-type="float" office:value="100200.148646257">
                <text:p>100200.14864625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4.2145700454712">
                <text:p>44.2145700454712</text:p>
              </table:table-cell>
              <table:table-cell office:value-type="float" office:value="100204.02754044">
                <text:p>100204.0275404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4.257684469223">
                <text:p>44.257684469223</text:p>
              </table:table-cell>
              <table:table-cell office:value-type="float" office:value="100198.486354964">
                <text:p>100198.48635496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4.3007972240448">
                <text:p>44.3007972240448</text:p>
              </table:table-cell>
              <table:table-cell office:value-type="float" office:value="100202.365120446">
                <text:p>100202.36512044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4.3439106941223">
                <text:p>44.3439106941223</text:p>
              </table:table-cell>
              <table:table-cell office:value-type="float" office:value="100200.702755612">
                <text:p>100200.70275561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4.387021780014">
                <text:p>44.387021780014</text:p>
              </table:table-cell>
              <table:table-cell office:value-type="float" office:value="100206.244186239">
                <text:p>100206.24418623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4.430139541626">
                <text:p>44.430139541626</text:p>
              </table:table-cell>
              <table:table-cell office:value-type="float" office:value="100190.729724798">
                <text:p>100190.72972479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4.4732549190521">
                <text:p>44.4732549190521</text:p>
              </table:table-cell>
              <table:table-cell office:value-type="float" office:value="100196.270052367">
                <text:p>100196.27005236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4.5163676738739">
                <text:p>44.5163676738739</text:p>
              </table:table-cell>
              <table:table-cell office:value-type="float" office:value="100202.365120446">
                <text:p>100202.36512044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4.5595185756683">
                <text:p>44.5595185756683</text:p>
              </table:table-cell>
              <table:table-cell office:value-type="float" office:value="100113.78257122">
                <text:p>100113.782571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4.6026265621185">
                <text:p>44.6026265621185</text:p>
              </table:table-cell>
              <table:table-cell office:value-type="float" office:value="100213.448962435">
                <text:p>100213.44896243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4.6457407474518">
                <text:p>44.6457407474518</text:p>
              </table:table-cell>
              <table:table-cell office:value-type="float" office:value="100199.040445934">
                <text:p>100199.04044593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4.6888542175293">
                <text:p>44.6888542175293</text:p>
              </table:table-cell>
              <table:table-cell office:value-type="float" office:value="100200.702755612">
                <text:p>100200.70275561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4.731968164444">
                <text:p>44.731968164444</text:p>
              </table:table-cell>
              <table:table-cell office:value-type="float" office:value="100199.594543031">
                <text:p>100199.59454303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4.7750813961029">
                <text:p>44.7750813961029</text:p>
              </table:table-cell>
              <table:table-cell office:value-type="float" office:value="100201.256871094">
                <text:p>100201.25687109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4.818195104599">
                <text:p>44.818195104599</text:p>
              </table:table-cell>
              <table:table-cell office:value-type="float" office:value="100200.148646257">
                <text:p>100200.14864625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4.8613080978394">
                <text:p>44.8613080978394</text:p>
              </table:table-cell>
              <table:table-cell office:value-type="float" office:value="100201.810992706">
                <text:p>100201.81099270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4.9044208526611">
                <text:p>44.9044208526611</text:p>
              </table:table-cell>
              <table:table-cell office:value-type="float" office:value="100202.365120446">
                <text:p>100202.36512044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4.9475417137146">
                <text:p>44.9475417137146</text:p>
              </table:table-cell>
              <table:table-cell office:value-type="float" office:value="100183.528214882">
                <text:p>100183.52821488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4.9906554222107">
                <text:p>44.9906554222107</text:p>
              </table:table-cell>
              <table:table-cell office:value-type="float" office:value="100200.148646257">
                <text:p>100200.14864625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5.0323724746704">
                <text:p>45.0323724746704</text:p>
              </table:table-cell>
              <table:table-cell office:value-type="float" office:value="103554.775452353">
                <text:p>103554.77545235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5.0736467838287">
                <text:p>45.0736467838287</text:p>
              </table:table-cell>
              <table:table-cell office:value-type="float" office:value="104665.591940711">
                <text:p>104665.59194071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5.1149189472199">
                <text:p>45.1149189472199</text:p>
              </table:table-cell>
              <table:table-cell office:value-type="float" office:value="104671.033574416">
                <text:p>104671.03357441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5.1561906337738">
                <text:p>45.1561906337738</text:p>
              </table:table-cell>
              <table:table-cell office:value-type="float" office:value="104672.242903192">
                <text:p>104672.24290319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5.1974670886993">
                <text:p>45.1974670886993</text:p>
              </table:table-cell>
              <table:table-cell office:value-type="float" office:value="104660.150872775">
                <text:p>104660.15087277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5.2387390136719">
                <text:p>45.2387390136719</text:p>
              </table:table-cell>
              <table:table-cell office:value-type="float" office:value="104671.638235311">
                <text:p>104671.63823531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5.2800109386444">
                <text:p>45.2800109386444</text:p>
              </table:table-cell>
              <table:table-cell office:value-type="float" office:value="104671.638235311">
                <text:p>104671.63823531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5.3212792873383">
                <text:p>45.3212792873383</text:p>
              </table:table-cell>
              <table:table-cell office:value-type="float" office:value="104680.708987128">
                <text:p>104680.70898712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5.3625509738922">
                <text:p>45.3625509738922</text:p>
              </table:table-cell>
              <table:table-cell office:value-type="float" office:value="104672.242903192">
                <text:p>104672.24290319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5.4038231372833">
                <text:p>45.4038231372833</text:p>
              </table:table-cell>
              <table:table-cell office:value-type="float" office:value="104671.033574416">
                <text:p>104671.03357441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5.4451155662537">
                <text:p>45.4451155662537</text:p>
              </table:table-cell>
              <table:table-cell office:value-type="float" office:value="104619.662919402">
                <text:p>104619.66291940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5.4864010810852">
                <text:p>45.4864010810852</text:p>
              </table:table-cell>
              <table:table-cell office:value-type="float" office:value="104637.18371024">
                <text:p>104637.1837102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5.527663230896">
                <text:p>45.527663230896</text:p>
              </table:table-cell>
              <table:table-cell office:value-type="float" office:value="104696.435348364">
                <text:p>104696.43534836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5.5689930915833">
                <text:p>45.5689930915833</text:p>
              </table:table-cell>
              <table:table-cell office:value-type="float" office:value="104524.910758581">
                <text:p>104524.91075858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5.6102631092072">
                <text:p>45.6102631092072</text:p>
              </table:table-cell>
              <table:table-cell office:value-type="float" office:value="104676.475773979">
                <text:p>104676.47577397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5.6515171527863">
                <text:p>45.6515171527863</text:p>
              </table:table-cell>
              <table:table-cell office:value-type="float" office:value="104717.007721115">
                <text:p>104717.00772111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5.6927878856659">
                <text:p>45.6927878856659</text:p>
              </table:table-cell>
              <table:table-cell office:value-type="float" office:value="104674.66164458">
                <text:p>104674.6616445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5.7340672016144">
                <text:p>45.7340672016144</text:p>
              </table:table-cell>
              <table:table-cell office:value-type="float" office:value="104652.89699546">
                <text:p>104652.8969954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5.7753486633301">
                <text:p>45.7753486633301</text:p>
              </table:table-cell>
              <table:table-cell office:value-type="float" office:value="104647.45724731">
                <text:p>104647.4572473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5.8166310787201">
                <text:p>45.8166310787201</text:p>
              </table:table-cell>
              <table:table-cell office:value-type="float" office:value="104645.039762981">
                <text:p>104645.03976298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5.8579115867615">
                <text:p>45.8579115867615</text:p>
              </table:table-cell>
              <table:table-cell office:value-type="float" office:value="104649.874843338">
                <text:p>104649.87484333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5.8991911411285">
                <text:p>45.8991911411285</text:p>
              </table:table-cell>
              <table:table-cell office:value-type="float" office:value="104652.292551072">
                <text:p>104652.29255107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5.9404695034027">
                <text:p>45.9404695034027</text:p>
              </table:table-cell>
              <table:table-cell office:value-type="float" office:value="104655.314842839">
                <text:p>104655.31484283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5.9817495346069">
                <text:p>45.9817495346069</text:p>
              </table:table-cell>
              <table:table-cell office:value-type="float" office:value="104651.083683241">
                <text:p>104651.08368324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6.0219666957855">
                <text:p>46.0219666957855</text:p>
              </table:table-cell>
              <table:table-cell office:value-type="float" office:value="107416.830860253">
                <text:p>107416.83086025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6.0613653659821">
                <text:p>46.0613653659821</text:p>
              </table:table-cell>
              <table:table-cell office:value-type="float" office:value="109648.370832073">
                <text:p>109648.37083207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6.1007866859436">
                <text:p>46.1007866859436</text:p>
              </table:table-cell>
              <table:table-cell office:value-type="float" office:value="109585.371677402">
                <text:p>109585.37167740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6.1401929855347">
                <text:p>46.1401929855347</text:p>
              </table:table-cell>
              <table:table-cell office:value-type="float" office:value="109627.141975533">
                <text:p>109627.14197553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6.1796035766602">
                <text:p>46.1796035766602</text:p>
              </table:table-cell>
              <table:table-cell office:value-type="float" office:value="109615.204355717">
                <text:p>109615.20435571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6.2190082073212">
                <text:p>46.2190082073212</text:p>
              </table:table-cell>
              <table:table-cell office:value-type="float" office:value="109631.785085464">
                <text:p>109631.78508546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6.2584180831909">
                <text:p>46.2584180831909</text:p>
              </table:table-cell>
              <table:table-cell office:value-type="float" office:value="109617.193778471">
                <text:p>109617.19377847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6.2978277206421">
                <text:p>46.2978277206421</text:p>
              </table:table-cell>
              <table:table-cell office:value-type="float" office:value="109617.856935437">
                <text:p>109617.85693543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6.3372366428375">
                <text:p>46.3372366428375</text:p>
              </table:table-cell>
              <table:table-cell office:value-type="float" office:value="109619.846454478">
                <text:p>109619.84645447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6.3766458034515">
                <text:p>46.3766458034515</text:p>
              </table:table-cell>
              <table:table-cell office:value-type="float" office:value="109619.18327344">
                <text:p>109619.1832734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.4160525798798">
                <text:p>46.4160525798798</text:p>
              </table:table-cell>
              <table:table-cell office:value-type="float" office:value="109625.815444931">
                <text:p>109625.81544493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.455534696579">
                <text:p>46.455534696579</text:p>
              </table:table-cell>
              <table:table-cell office:value-type="float" office:value="109416.626086957">
                <text:p>109416.62608695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.4949455261231">
                <text:p>46.4949455261231</text:p>
              </table:table-cell>
              <table:table-cell office:value-type="float" office:value="109614.541230846">
                <text:p>109614.54123084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.5343444347382">
                <text:p>46.5343444347382</text:p>
              </table:table-cell>
              <table:table-cell office:value-type="float" office:value="109647.707305856">
                <text:p>109647.70730585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.5737628936768">
                <text:p>46.5737628936768</text:p>
              </table:table-cell>
              <table:table-cell office:value-type="float" office:value="109593.325470414">
                <text:p>109593.32547041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.6131646633148">
                <text:p>46.6131646633148</text:p>
              </table:table-cell>
              <table:table-cell office:value-type="float" office:value="109639.745617591">
                <text:p>109639.74561759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.652672290802">
                <text:p>46.652672290802</text:p>
              </table:table-cell>
              <table:table-cell office:value-type="float" office:value="109345.973797124">
                <text:p>109345.97379712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.6920745372772">
                <text:p>46.6920745372772</text:p>
              </table:table-cell>
              <table:table-cell office:value-type="float" office:value="109638.418781956">
                <text:p>109638.41878195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.7314772605896">
                <text:p>46.7314772605896</text:p>
              </table:table-cell>
              <table:table-cell office:value-type="float" office:value="109637.091978435">
                <text:p>109637.09197843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.7708690166473">
                <text:p>46.7708690166473</text:p>
              </table:table-cell>
              <table:table-cell office:value-type="float" office:value="109667.616586269">
                <text:p>109667.61658626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.8102724552155">
                <text:p>46.8102724552155</text:p>
              </table:table-cell>
              <table:table-cell office:value-type="float" office:value="109635.101833364">
                <text:p>109635.10183336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.8496768474579">
                <text:p>46.8496768474579</text:p>
              </table:table-cell>
              <table:table-cell office:value-type="float" office:value="109632.448418989">
                <text:p>109632.44841898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6.889087677002">
                <text:p>46.889087677002</text:p>
              </table:table-cell>
              <table:table-cell office:value-type="float" office:value="109614.541230846">
                <text:p>109614.54123084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6.9284977912903">
                <text:p>46.9284977912903</text:p>
              </table:table-cell>
              <table:table-cell office:value-type="float" office:value="109616.53062953">
                <text:p>109616.5306295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6.9679157733917">
                <text:p>46.9679157733917</text:p>
              </table:table-cell>
              <table:table-cell office:value-type="float" office:value="109594.651214836">
                <text:p>109594.65121483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0.0100712776184">
                <text:p>60.0100712776184</text:p>
              </table:table-cell>
              <table:table-cell office:value-type="float" office:value="331.233590843169">
                <text:p>331.23359084316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0.064216375351">
                <text:p>60.064216375351</text:p>
              </table:table-cell>
              <table:table-cell office:value-type="float" office:value="79785.6164437849">
                <text:p>79785.616443784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0.118353843689">
                <text:p>60.118353843689</text:p>
              </table:table-cell>
              <table:table-cell office:value-type="float" office:value="79796.8603376066">
                <text:p>79796.860337606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0.1724970340729">
                <text:p>60.1724970340729</text:p>
              </table:table-cell>
              <table:table-cell office:value-type="float" office:value="79788.4271201666">
                <text:p>79788.427120166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0.2266330718994">
                <text:p>60.2266330718994</text:p>
              </table:table-cell>
              <table:table-cell office:value-type="float" office:value="79798.9689205199">
                <text:p>79798.968920519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0.2807688713074">
                <text:p>60.2807688713074</text:p>
              </table:table-cell>
              <table:table-cell office:value-type="float" office:value="79799.3203618395">
                <text:p>79799.320361839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0.3349063396454">
                <text:p>60.3349063396454</text:p>
              </table:table-cell>
              <table:table-cell office:value-type="float" office:value="79796.8603376066">
                <text:p>79796.860337606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0.3890271186829">
                <text:p>60.3890271186829</text:p>
              </table:table-cell>
              <table:table-cell office:value-type="float" office:value="79821.4674073454">
                <text:p>79821.467407345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0.4431624412537">
                <text:p>60.4431624412537</text:p>
              </table:table-cell>
              <table:table-cell office:value-type="float" office:value="79800.0232537655">
                <text:p>79800.023253765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0.4973075389862">
                <text:p>60.4973075389862</text:p>
              </table:table-cell>
              <table:table-cell office:value-type="float" office:value="79785.6164437849">
                <text:p>79785.616443784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0.5514290332794">
                <text:p>60.5514290332794</text:p>
              </table:table-cell>
              <table:table-cell office:value-type="float" office:value="79820.4125073788">
                <text:p>79820.412507378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0.6055347919464">
                <text:p>60.6055347919464</text:p>
              </table:table-cell>
              <table:table-cell office:value-type="float" office:value="79843.6267493919">
                <text:p>79843.626749391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0.6596460342407">
                <text:p>60.6596460342407</text:p>
              </table:table-cell>
              <table:table-cell office:value-type="float" office:value="79835.5354050732">
                <text:p>79835.535405073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0.7137794494629">
                <text:p>60.7137794494629</text:p>
              </table:table-cell>
              <table:table-cell office:value-type="float" office:value="79802.8349452989">
                <text:p>79802.834945298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0.7679123878479">
                <text:p>60.7679123878479</text:p>
              </table:table-cell>
              <table:table-cell office:value-type="float" office:value="79803.5378991412">
                <text:p>79803.537899141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0.822046995163">
                <text:p>60.822046995163</text:p>
              </table:table-cell>
              <table:table-cell office:value-type="float" office:value="79801.077614872">
                <text:p>79801.07761487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0.876179933548">
                <text:p>60.876179933548</text:p>
              </table:table-cell>
              <table:table-cell office:value-type="float" office:value="79803.5378991412">
                <text:p>79803.537899141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0.9303121566772">
                <text:p>60.9303121566772</text:p>
              </table:table-cell>
              <table:table-cell office:value-type="float" office:value="79804.5923531251">
                <text:p>79804.592353125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0.9844431877136">
                <text:p>60.9844431877136</text:p>
              </table:table-cell>
              <table:table-cell office:value-type="float" office:value="79806.3498383559">
                <text:p>79806.349838355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1.0363283157349">
                <text:p>61.0363283157349</text:p>
              </table:table-cell>
              <table:table-cell office:value-type="float" office:value="83260.8526711454">
                <text:p>83260.852671145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1.0872786045074">
                <text:p>61.0872786045074</text:p>
              </table:table-cell>
              <table:table-cell office:value-type="float" office:value="84788.5282708083">
                <text:p>84788.528270808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1.1382284164429">
                <text:p>61.1382284164429</text:p>
              </table:table-cell>
              <table:table-cell office:value-type="float" office:value="84789.3218030969">
                <text:p>84789.321803096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1.1891808509827">
                <text:p>61.1891808509827</text:p>
              </table:table-cell>
              <table:table-cell office:value-type="float" office:value="84784.9575593093">
                <text:p>84784.957559309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1.2401311397553">
                <text:p>61.2401311397553</text:p>
              </table:table-cell>
              <table:table-cell office:value-type="float" office:value="84788.5282708083">
                <text:p>84788.528270808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1.2910947799683">
                <text:p>61.2910947799683</text:p>
              </table:table-cell>
              <table:table-cell office:value-type="float" office:value="84766.3153955192">
                <text:p>84766.315395519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1.3420476913452">
                <text:p>61.3420476913452</text:p>
              </table:table-cell>
              <table:table-cell office:value-type="float" office:value="84784.164108707">
                <text:p>84784.16410870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1.393000125885">
                <text:p>61.393000125885</text:p>
              </table:table-cell>
              <table:table-cell office:value-type="float" office:value="84784.9575593093">
                <text:p>84784.957559309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1.4439334869385">
                <text:p>61.4439334869385</text:p>
              </table:table-cell>
              <table:table-cell office:value-type="float" office:value="84816.7077657632">
                <text:p>84816.707765763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1.4948859214783">
                <text:p>61.4948859214783</text:p>
              </table:table-cell>
              <table:table-cell office:value-type="float" office:value="84784.9575593093">
                <text:p>84784.957559309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1.5458376407623">
                <text:p>61.5458376407623</text:p>
              </table:table-cell>
              <table:table-cell office:value-type="float" office:value="84786.1477630588">
                <text:p>84786.147763058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1.5967879295349">
                <text:p>61.5967879295349</text:p>
              </table:table-cell>
              <table:table-cell office:value-type="float" office:value="84788.5282708083">
                <text:p>84788.528270808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1.6477160453796">
                <text:p>61.6477160453796</text:p>
              </table:table-cell>
              <table:table-cell office:value-type="float" office:value="84825.4432418261">
                <text:p>84825.443241826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1.6986682415009">
                <text:p>61.6986682415009</text:p>
              </table:table-cell>
              <table:table-cell office:value-type="float" office:value="84785.3542901796">
                <text:p>84785.354290179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1.7496213912964">
                <text:p>61.7496213912964</text:p>
              </table:table-cell>
              <table:table-cell office:value-type="float" office:value="84783.7673889749">
                <text:p>84783.767388974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1.8005719184876">
                <text:p>61.8005719184876</text:p>
              </table:table-cell>
              <table:table-cell office:value-type="float" office:value="84788.1315102339">
                <text:p>84788.131510233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1.8515272140503">
                <text:p>61.8515272140503</text:p>
              </table:table-cell>
              <table:table-cell office:value-type="float" office:value="84780.1970784477">
                <text:p>84780.197078447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1.90247797966">
                <text:p>61.90247797966</text:p>
              </table:table-cell>
              <table:table-cell office:value-type="float" office:value="84787.7347533727">
                <text:p>84787.734753372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1.9534306526184">
                <text:p>61.9534306526184</text:p>
              </table:table-cell>
              <table:table-cell office:value-type="float" office:value="84784.5608321518">
                <text:p>84784.560832151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2.0036332607269">
                <text:p>62.0036332607269</text:p>
              </table:table-cell>
              <table:table-cell office:value-type="float" office:value="86051.3061524945">
                <text:p>86051.306152494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2.0459835529327">
                <text:p>62.0459835529327</text:p>
              </table:table-cell>
              <table:table-cell office:value-type="float" office:value="102006.380003378">
                <text:p>102006.38000337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2.0883009433746">
                <text:p>62.0883009433746</text:p>
              </table:table-cell>
              <table:table-cell office:value-type="float" office:value="102085.689946589">
                <text:p>102085.68994658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2.1306176185608">
                <text:p>62.1306176185608</text:p>
              </table:table-cell>
              <table:table-cell office:value-type="float" office:value="102087.415445464">
                <text:p>102087.41544546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2.1729338169098">
                <text:p>62.1729338169098</text:p>
              </table:table-cell>
              <table:table-cell office:value-type="float" office:value="102088.565810454">
                <text:p>102088.56581045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2.2152509689331">
                <text:p>62.2152509689331</text:p>
              </table:table-cell>
              <table:table-cell office:value-type="float" office:value="102086.2651064">
                <text:p>102086.265106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2.2575707435608">
                <text:p>62.2575707435608</text:p>
              </table:table-cell>
              <table:table-cell office:value-type="float" office:value="102079.938704916">
                <text:p>102079.93870491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2.2998874187469">
                <text:p>62.2998874187469</text:p>
              </table:table-cell>
              <table:table-cell office:value-type="float" office:value="102087.415445464">
                <text:p>102087.41544546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2.3422050476074">
                <text:p>62.3422050476074</text:p>
              </table:table-cell>
              <table:table-cell office:value-type="float" office:value="102085.114793259">
                <text:p>102085.11479325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2.3845207691193">
                <text:p>62.3845207691193</text:p>
              </table:table-cell>
              <table:table-cell office:value-type="float" office:value="102089.716201369">
                <text:p>102089.71620136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2.426842212677">
                <text:p>62.426842212677</text:p>
              </table:table-cell>
              <table:table-cell office:value-type="float" office:value="102075.913221301">
                <text:p>102075.91322130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2.4691579341888">
                <text:p>62.4691579341888</text:p>
              </table:table-cell>
              <table:table-cell office:value-type="float" office:value="102089.716201369">
                <text:p>102089.71620136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2.511474609375">
                <text:p>62.511474609375</text:p>
              </table:table-cell>
              <table:table-cell office:value-type="float" office:value="102087.415445464">
                <text:p>102087.41544546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2.5537917613983">
                <text:p>62.5537917613983</text:p>
              </table:table-cell>
              <table:table-cell office:value-type="float" office:value="102086.2651064">
                <text:p>102086.265106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2.5961089134216">
                <text:p>62.5961089134216</text:p>
              </table:table-cell>
              <table:table-cell office:value-type="float" office:value="102086.2651064">
                <text:p>102086.265106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2.6384251117706">
                <text:p>62.6384251117706</text:p>
              </table:table-cell>
              <table:table-cell office:value-type="float" office:value="102088.565810454">
                <text:p>102088.56581045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2.6807408332825">
                <text:p>62.6807408332825</text:p>
              </table:table-cell>
              <table:table-cell office:value-type="float" office:value="102089.716201369">
                <text:p>102089.71620136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2.7230570316315">
                <text:p>62.7230570316315</text:p>
              </table:table-cell>
              <table:table-cell office:value-type="float" office:value="102088.565810454">
                <text:p>102088.56581045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2.7653918266296">
                <text:p>62.7653918266296</text:p>
              </table:table-cell>
              <table:table-cell office:value-type="float" office:value="102043.720778307">
                <text:p>102043.72077830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2.8077077865601">
                <text:p>62.8077077865601</text:p>
              </table:table-cell>
              <table:table-cell office:value-type="float" office:value="102089.141002671">
                <text:p>102089.14100267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2.8500237464905">
                <text:p>62.8500237464905</text:p>
              </table:table-cell>
              <table:table-cell office:value-type="float" office:value="102089.141002671">
                <text:p>102089.14100267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2.8923408985138">
                <text:p>62.8923408985138</text:p>
              </table:table-cell>
              <table:table-cell office:value-type="float" office:value="102086.2651064">
                <text:p>102086.265106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2.9346578121185">
                <text:p>62.9346578121185</text:p>
              </table:table-cell>
              <table:table-cell office:value-type="float" office:value="102086.840272691">
                <text:p>102086.84027269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2.9769740104675">
                <text:p>62.9769740104675</text:p>
              </table:table-cell>
              <table:table-cell office:value-type="float" office:value="102088.565810454">
                <text:p>102088.56581045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3.0197529792786">
                <text:p>63.0197529792786</text:p>
              </table:table-cell>
              <table:table-cell office:value-type="float" office:value="100984.20135096">
                <text:p>100984.2013509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3.0630838871002">
                <text:p>63.0630838871002</text:p>
              </table:table-cell>
              <table:table-cell office:value-type="float" office:value="99697.8881167363">
                <text:p>99697.888116736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3.1064128875732">
                <text:p>63.1064128875732</text:p>
              </table:table-cell>
              <table:table-cell office:value-type="float" office:value="99702.2768316505">
                <text:p>99702.276831650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3.1497464179993">
                <text:p>63.1497464179993</text:p>
              </table:table-cell>
              <table:table-cell office:value-type="float" office:value="99691.8542645554">
                <text:p>99691.854264555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3.1930756568909">
                <text:p>63.1930756568909</text:p>
              </table:table-cell>
              <table:table-cell office:value-type="float" office:value="99701.728221156">
                <text:p>99701.72822115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3.2364037036896">
                <text:p>63.2364037036896</text:p>
              </table:table-cell>
              <table:table-cell office:value-type="float" office:value="99704.4713340047">
                <text:p>99704.471334004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3.2797322273254">
                <text:p>63.2797322273254</text:p>
              </table:table-cell>
              <table:table-cell office:value-type="float" office:value="99703.3740707522">
                <text:p>99703.374070752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3.3230605125427">
                <text:p>63.3230605125427</text:p>
              </table:table-cell>
              <table:table-cell office:value-type="float" office:value="99703.9226993595">
                <text:p>99703.922699359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3.3664011955261">
                <text:p>63.3664011955261</text:p>
              </table:table-cell>
              <table:table-cell office:value-type="float" office:value="99675.4020155789">
                <text:p>99675.402015578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3.4097316265106">
                <text:p>63.4097316265106</text:p>
              </table:table-cell>
              <table:table-cell office:value-type="float" office:value="99698.9852592425">
                <text:p>99698.985259242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3.4530599117279">
                <text:p>63.4530599117279</text:p>
              </table:table-cell>
              <table:table-cell office:value-type="float" office:value="99703.9226993595">
                <text:p>99703.922699359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3.4964067935944">
                <text:p>63.4964067935944</text:p>
              </table:table-cell>
              <table:table-cell office:value-type="float" office:value="99661.1477916506">
                <text:p>99661.147791650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3.5397310256958">
                <text:p>63.5397310256958</text:p>
              </table:table-cell>
              <table:table-cell office:value-type="float" office:value="99713.2503095507">
                <text:p>99713.250309550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3.5830435752869">
                <text:p>63.5830435752869</text:p>
              </table:table-cell>
              <table:table-cell office:value-type="float" office:value="99740.1455418185">
                <text:p>99740.145541818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3.6263539791107">
                <text:p>63.6263539791107</text:p>
              </table:table-cell>
              <table:table-cell office:value-type="float" office:value="99745.0870596784">
                <text:p>99745.087059678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3.6696848869324">
                <text:p>63.6696848869324</text:p>
              </table:table-cell>
              <table:table-cell office:value-type="float" office:value="99697.8881167363">
                <text:p>99697.888116736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3.7130124568939">
                <text:p>63.7130124568939</text:p>
              </table:table-cell>
              <table:table-cell office:value-type="float" office:value="99705.5686214088">
                <text:p>99705.568621408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3.7563409805298">
                <text:p>63.7563409805298</text:p>
              </table:table-cell>
              <table:table-cell office:value-type="float" office:value="99703.3740707522">
                <text:p>99703.374070752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3.7996690273285">
                <text:p>63.7996690273285</text:p>
              </table:table-cell>
              <table:table-cell office:value-type="float" office:value="99704.4713340047">
                <text:p>99704.471334004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3.8429973125458">
                <text:p>63.8429973125458</text:p>
              </table:table-cell>
              <table:table-cell office:value-type="float" office:value="99703.9226993595">
                <text:p>99703.922699359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3.886326789856">
                <text:p>63.886326789856</text:p>
              </table:table-cell>
              <table:table-cell office:value-type="float" office:value="99701.1796166989">
                <text:p>99701.179616698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3.9296531677246">
                <text:p>63.9296531677246</text:p>
              </table:table-cell>
              <table:table-cell office:value-type="float" office:value="99708.3119455878">
                <text:p>99708.311945587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3.9729814529419">
                <text:p>63.9729814529419</text:p>
              </table:table-cell>
              <table:table-cell office:value-type="float" office:value="99703.9226993595">
                <text:p>99703.922699359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4.0161983966827">
                <text:p>64.0161983966827</text:p>
              </table:table-cell>
              <table:table-cell office:value-type="float" office:value="99960.7937549996">
                <text:p>99960.793754999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4.059308052063">
                <text:p>64.059308052063</text:p>
              </table:table-cell>
              <table:table-cell office:value-type="float" office:value="100209.569338827">
                <text:p>100209.56933882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4.102441072464">
                <text:p>64.102441072464</text:p>
              </table:table-cell>
              <table:table-cell office:value-type="float" office:value="100155.286132008">
                <text:p>100155.28613200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4.1455543041229">
                <text:p>64.1455543041229</text:p>
              </table:table-cell>
              <table:table-cell office:value-type="float" office:value="100201.256871094">
                <text:p>100201.25687109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4.1886684894562">
                <text:p>64.1886684894562</text:p>
              </table:table-cell>
              <table:table-cell office:value-type="float" office:value="100199.040445934">
                <text:p>100199.04044593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4.2317802906036">
                <text:p>64.2317802906036</text:p>
              </table:table-cell>
              <table:table-cell office:value-type="float" office:value="100204.581692696">
                <text:p>100204.58169269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4.2748937606812">
                <text:p>64.2748937606812</text:p>
              </table:table-cell>
              <table:table-cell office:value-type="float" office:value="100200.702755612">
                <text:p>100200.70275561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4.3180067539215">
                <text:p>64.3180067539215</text:p>
              </table:table-cell>
              <table:table-cell office:value-type="float" office:value="100201.810992706">
                <text:p>100201.81099270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4.3611195087433">
                <text:p>64.3611195087433</text:p>
              </table:table-cell>
              <table:table-cell office:value-type="float" office:value="100202.365120446">
                <text:p>100202.36512044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4.4042389392853">
                <text:p>64.4042389392853</text:p>
              </table:table-cell>
              <table:table-cell office:value-type="float" office:value="100186.851860043">
                <text:p>100186.85186004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4.4473521709442">
                <text:p>64.4473521709442</text:p>
              </table:table-cell>
              <table:table-cell office:value-type="float" office:value="100201.256871094">
                <text:p>100201.25687109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4.4904677867889">
                <text:p>64.4904677867889</text:p>
              </table:table-cell>
              <table:table-cell office:value-type="float" office:value="95000.3825702278">
                <text:p>95000.38257022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2.H1:source_2.I571" chart:data-source-has-labels="row" svg:x="0.32cm" svg:y="0.18cm" svg:width="12.825cm" svg:height="8.64cm">
          <chartooo:coordinate-region svg:x="1.682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2.I2:source_2.I571" chart:label-cell-address="source_2.I1:source_2.I1" chart:class="chart:scatter">
            <chart:domain table:cell-range-address="source_2.H2:source_2.H571"/>
            <chart:data-point chart:repeated="57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recv bw</text:p>
                <draw:g>
                  <svg:desc>source_2.I1:source_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2232131958008">
                <text:p>0.192232131958008</text:p>
                <draw:g>
                  <svg:desc>source_2.H2:source_2.H571</svg:desc>
                </draw:g>
              </table:table-cell>
              <table:table-cell office:value-type="float" office:value="0">
                <text:p>0</text:p>
                <draw:g>
                  <svg:desc>source_2.I2:source_2.I5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4512748718262">
                <text:p>11.4512748718262</text:p>
              </table:table-cell>
              <table:table-cell office:value-type="float" office:value="383.69158904628">
                <text:p>383.691589046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5017216205597">
                <text:p>11.5017216205597</text:p>
              </table:table-cell>
              <table:table-cell office:value-type="float" office:value="85634.8547419762">
                <text:p>85634.85474197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5521295070648">
                <text:p>11.5521295070648</text:p>
              </table:table-cell>
              <table:table-cell office:value-type="float" office:value="85700.875389025">
                <text:p>85700.875389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6025500297546">
                <text:p>11.6025500297546</text:p>
              </table:table-cell>
              <table:table-cell office:value-type="float" office:value="85679.3973869746">
                <text:p>85679.3973869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6530647277832">
                <text:p>11.6530647277832</text:p>
              </table:table-cell>
              <table:table-cell office:value-type="float" office:value="85519.6639512163">
                <text:p>85519.66395121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7034747600555">
                <text:p>11.7034747600555</text:p>
              </table:table-cell>
              <table:table-cell office:value-type="float" office:value="85697.2274221392">
                <text:p>85697.2274221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7538526058197">
                <text:p>11.7538526058197</text:p>
              </table:table-cell>
              <table:table-cell office:value-type="float" office:value="85751.9795551349">
                <text:p>85751.97955513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8043720722198">
                <text:p>11.8043720722198</text:p>
              </table:table-cell>
              <table:table-cell office:value-type="float" office:value="85511.5920224263">
                <text:p>85511.59202242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8548033237457">
                <text:p>11.8548033237457</text:p>
              </table:table-cell>
              <table:table-cell office:value-type="float" office:value="85661.1697963352">
                <text:p>85661.16979633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9052436351776">
                <text:p>11.9052436351776</text:p>
              </table:table-cell>
              <table:table-cell office:value-type="float" office:value="85645.7836473469">
                <text:p>85645.78364734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9556517601013">
                <text:p>11.9556517601013</text:p>
              </table:table-cell>
              <table:table-cell office:value-type="float" office:value="85700.4700440341">
                <text:p>85700.47004403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0060932636261">
                <text:p>12.0060932636261</text:p>
              </table:table-cell>
              <table:table-cell office:value-type="float" office:value="85643.7595655277">
                <text:p>85643.75956552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0218706130981">
                <text:p>12.0218706130981</text:p>
              </table:table-cell>
              <table:table-cell office:value-type="float" office:value="273810.249792218">
                <text:p>273810.2497922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0583214759827">
                <text:p>12.0583214759827</text:p>
              </table:table-cell>
              <table:table-cell office:value-type="float" office:value="118515.71288411">
                <text:p>118515.712884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1050589084625">
                <text:p>12.1050589084625</text:p>
              </table:table-cell>
              <table:table-cell office:value-type="float" office:value="92431.2648509675">
                <text:p>92431.26485096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1517148017883">
                <text:p>12.1517148017883</text:p>
              </table:table-cell>
              <table:table-cell office:value-type="float" office:value="92592.8042966135">
                <text:p>92592.80429661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1984055042267">
                <text:p>12.1984055042267</text:p>
              </table:table-cell>
              <table:table-cell office:value-type="float" office:value="92523.7739934128">
                <text:p>92523.77399341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2451224327087">
                <text:p>12.2451224327087</text:p>
              </table:table-cell>
              <table:table-cell office:value-type="float" office:value="92471.8328102274">
                <text:p>92471.83281022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2916665077209">
                <text:p>12.2916665077209</text:p>
              </table:table-cell>
              <table:table-cell office:value-type="float" office:value="92815.2508964246">
                <text:p>92815.25089642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3384656906128">
                <text:p>12.3384656906128</text:p>
              </table:table-cell>
              <table:table-cell office:value-type="float" office:value="92309.3039889959">
                <text:p>92309.30398899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3851518630981">
                <text:p>12.3851518630981</text:p>
              </table:table-cell>
              <table:table-cell office:value-type="float" office:value="92532.7515626915">
                <text:p>92532.75156269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4318273067474">
                <text:p>12.4318273067474</text:p>
              </table:table-cell>
              <table:table-cell office:value-type="float" office:value="92554.0211778047">
                <text:p>92554.0211778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4784846305847">
                <text:p>12.4784846305847</text:p>
              </table:table-cell>
              <table:table-cell office:value-type="float" office:value="92589.9654053502">
                <text:p>92589.96540535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5251965522766">
                <text:p>12.5251965522766</text:p>
              </table:table-cell>
              <table:table-cell office:value-type="float" office:value="92481.7443498499">
                <text:p>92481.74434984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718743801117">
                <text:p>12.5718743801117</text:p>
              </table:table-cell>
              <table:table-cell office:value-type="float" office:value="92549.2937516919">
                <text:p>92549.29375169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6185522079468">
                <text:p>12.6185522079468</text:p>
              </table:table-cell>
              <table:table-cell office:value-type="float" office:value="92549.2937516919">
                <text:p>92549.29375169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6652450561523">
                <text:p>12.6652450561523</text:p>
              </table:table-cell>
              <table:table-cell office:value-type="float" office:value="92519.5220685852">
                <text:p>92519.52206858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7119119167328">
                <text:p>12.7119119167328</text:p>
              </table:table-cell>
              <table:table-cell office:value-type="float" office:value="92571.0439114108">
                <text:p>92571.04391141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758602142334">
                <text:p>12.758602142334</text:p>
              </table:table-cell>
              <table:table-cell office:value-type="float" office:value="92524.7189186705">
                <text:p>92524.71891867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8052883148193">
                <text:p>12.8052883148193</text:p>
              </table:table-cell>
              <table:table-cell office:value-type="float" office:value="92532.7515626915">
                <text:p>92532.75156269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8519711494446">
                <text:p>12.8519711494446</text:p>
              </table:table-cell>
              <table:table-cell office:value-type="float" office:value="92539.3677286238">
                <text:p>92539.3677286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.8986449241638">
                <text:p>12.8986449241638</text:p>
              </table:table-cell>
              <table:table-cell office:value-type="float" office:value="92557.3306634519">
                <text:p>92557.33066345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.9453229904175">
                <text:p>12.9453229904175</text:p>
              </table:table-cell>
              <table:table-cell office:value-type="float" office:value="92548.8210356417">
                <text:p>92548.82103564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9920635223389">
                <text:p>12.9920635223389</text:p>
              </table:table-cell>
              <table:table-cell office:value-type="float" office:value="92425.1355818082">
                <text:p>92425.13558180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.0387365818024">
                <text:p>13.0387365818024</text:p>
              </table:table-cell>
              <table:table-cell office:value-type="float" office:value="92558.7490868968">
                <text:p>92558.74908689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.0531570911407">
                <text:p>13.0531570911407</text:p>
              </table:table-cell>
              <table:table-cell office:value-type="float" office:value="299573.32980623">
                <text:p>299573.329806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0879254341125">
                <text:p>13.0879254341125</text:p>
              </table:table-cell>
              <table:table-cell office:value-type="float" office:value="124250.960234247">
                <text:p>124250.9602342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318097114563">
                <text:p>13.1318097114563</text:p>
              </table:table-cell>
              <table:table-cell office:value-type="float" office:value="98440.7232267038">
                <text:p>98440.72322670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1756913661957">
                <text:p>13.1756913661957</text:p>
              </table:table-cell>
              <table:table-cell office:value-type="float" office:value="98446.6065752799">
                <text:p>98446.60657527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219578742981">
                <text:p>13.219578742981</text:p>
              </table:table-cell>
              <table:table-cell office:value-type="float" office:value="98433.7710849264">
                <text:p>98433.77108492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.2634644508362">
                <text:p>13.2634644508362</text:p>
              </table:table-cell>
              <table:table-cell office:value-type="float" office:value="98437.5144238605">
                <text:p>98437.51442386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3073351383209">
                <text:p>13.3073351383209</text:p>
              </table:table-cell>
              <table:table-cell office:value-type="float" office:value="98471.2172906466">
                <text:p>98471.21729064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3512315750122">
                <text:p>13.3512315750122</text:p>
              </table:table-cell>
              <table:table-cell office:value-type="float" office:value="98413.4550688428">
                <text:p>98413.45506884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3951199054718">
                <text:p>13.3951199054718</text:p>
              </table:table-cell>
              <table:table-cell office:value-type="float" office:value="98431.6321619287">
                <text:p>98431.63216192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4389941692352">
                <text:p>13.4389941692352</text:p>
              </table:table-cell>
              <table:table-cell office:value-type="float" office:value="98463.1907054591">
                <text:p>98463.19070545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.4828491210938">
                <text:p>13.4828491210938</text:p>
              </table:table-cell>
              <table:table-cell office:value-type="float" office:value="98506.5498176046">
                <text:p>98506.54981760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5267434120178">
                <text:p>13.5267434120178</text:p>
              </table:table-cell>
              <table:table-cell office:value-type="float" office:value="98418.2659989354">
                <text:p>98418.26599893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5706560611725">
                <text:p>13.5706560611725</text:p>
              </table:table-cell>
              <table:table-cell office:value-type="float" office:value="98377.1210155117">
                <text:p>98377.12101551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.6145408153534">
                <text:p>13.6145408153534</text:p>
              </table:table-cell>
              <table:table-cell office:value-type="float" office:value="98439.6536025121">
                <text:p>98439.65360251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.658463716507">
                <text:p>13.658463716507</text:p>
              </table:table-cell>
              <table:table-cell office:value-type="float" office:value="98354.1589135084">
                <text:p>98354.15891350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.7022941112518">
                <text:p>13.7022941112518</text:p>
              </table:table-cell>
              <table:table-cell office:value-type="float" office:value="98561.740662975">
                <text:p>98561.7406629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.7462012767792">
                <text:p>13.7462012767792</text:p>
              </table:table-cell>
              <table:table-cell office:value-type="float" office:value="98389.4074717637">
                <text:p>98389.40747176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7900619506836">
                <text:p>13.7900619506836</text:p>
              </table:table-cell>
              <table:table-cell office:value-type="float" office:value="98493.6986926861">
                <text:p>98493.69869268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.8339438438416">
                <text:p>13.8339438438416</text:p>
              </table:table-cell>
              <table:table-cell office:value-type="float" office:value="98446.07169635">
                <text:p>98446.071696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.8778314590454">
                <text:p>13.8778314590454</text:p>
              </table:table-cell>
              <table:table-cell office:value-type="float" office:value="98433.2363454623">
                <text:p>98433.23634546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.9217159748077">
                <text:p>13.9217159748077</text:p>
              </table:table-cell>
              <table:table-cell office:value-type="float" office:value="98440.1884117024">
                <text:p>98440.18841170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.9655950069427">
                <text:p>13.9655950069427</text:p>
              </table:table-cell>
              <table:table-cell office:value-type="float" office:value="98452.4906271395">
                <text:p>98452.49062713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.0095028877258">
                <text:p>14.0095028877258</text:p>
              </table:table-cell>
              <table:table-cell office:value-type="float" office:value="98387.804716474">
                <text:p>98387.8047164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.0238616466522">
                <text:p>14.0238616466522</text:p>
              </table:table-cell>
              <table:table-cell office:value-type="float" office:value="300861.656787049">
                <text:p>300861.6567870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.0641107559204">
                <text:p>14.0641107559204</text:p>
              </table:table-cell>
              <table:table-cell office:value-type="float" office:value="107331.567792343">
                <text:p>107331.5677923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.1128692626953">
                <text:p>14.1128692626953</text:p>
              </table:table-cell>
              <table:table-cell office:value-type="float" office:value="88599.9241105482">
                <text:p>88599.92411054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.1616222858429">
                <text:p>14.1616222858429</text:p>
              </table:table-cell>
              <table:table-cell office:value-type="float" office:value="88609.8896251559">
                <text:p>88609.88962515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.2103769779205">
                <text:p>14.2103769779205</text:p>
              </table:table-cell>
              <table:table-cell office:value-type="float" office:value="88606.8564051405">
                <text:p>88606.85640514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.2591407299042">
                <text:p>14.2591407299042</text:p>
              </table:table-cell>
              <table:table-cell office:value-type="float" office:value="88590.3939764338">
                <text:p>88590.39397643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.3078973293304">
                <text:p>14.3078973293304</text:p>
              </table:table-cell>
              <table:table-cell office:value-type="float" office:value="88603.3901222494">
                <text:p>88603.39012224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.3566563129425">
                <text:p>14.3566563129425</text:p>
              </table:table-cell>
              <table:table-cell office:value-type="float" office:value="88599.0576499927">
                <text:p>88599.05764999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.405421257019">
                <text:p>14.405421257019</text:p>
              </table:table-cell>
              <table:table-cell office:value-type="float" office:value="88588.2283227809">
                <text:p>88588.22832278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.454174041748">
                <text:p>14.454174041748</text:p>
              </table:table-cell>
              <table:table-cell office:value-type="float" office:value="88610.3229592535">
                <text:p>88610.32295925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.502937078476">
                <text:p>14.502937078476</text:p>
              </table:table-cell>
              <table:table-cell office:value-type="float" office:value="88591.6934194507">
                <text:p>88591.69341945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5516946315765">
                <text:p>14.5516946315765</text:p>
              </table:table-cell>
              <table:table-cell office:value-type="float" office:value="88601.6570825021">
                <text:p>88601.65708250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6004507541657">
                <text:p>14.6004507541657</text:p>
              </table:table-cell>
              <table:table-cell office:value-type="float" office:value="88604.2566675469">
                <text:p>88604.25666754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6492338180542">
                <text:p>14.6492338180542</text:p>
              </table:table-cell>
              <table:table-cell office:value-type="float" office:value="88555.3234185845">
                <text:p>88555.32341858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697972536087">
                <text:p>14.697972536087</text:p>
              </table:table-cell>
              <table:table-cell office:value-type="float" office:value="88635.8971750031">
                <text:p>88635.89717500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.7467279434204">
                <text:p>14.7467279434204</text:p>
              </table:table-cell>
              <table:table-cell office:value-type="float" office:value="88605.5565172743">
                <text:p>88605.55651727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.7954874038696">
                <text:p>14.7954874038696</text:p>
              </table:table-cell>
              <table:table-cell office:value-type="float" office:value="88598.191206384">
                <text:p>88598.1912063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.8442542552948">
                <text:p>14.8442542552948</text:p>
              </table:table-cell>
              <table:table-cell office:value-type="float" office:value="88584.763497162">
                <text:p>88584.7634971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.8930428028107">
                <text:p>14.8930428028107</text:p>
              </table:table-cell>
              <table:table-cell office:value-type="float" office:value="88545.3701730895">
                <text:p>88545.37017308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.9417629241943">
                <text:p>14.9417629241943</text:p>
              </table:table-cell>
              <table:table-cell office:value-type="float" office:value="88669.7298223121">
                <text:p>88669.72982231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.9905250072479">
                <text:p>14.9905250072479</text:p>
              </table:table-cell>
              <table:table-cell office:value-type="float" office:value="88593.4260694396">
                <text:p>88593.42606943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.0392465591431">
                <text:p>15.0392465591431</text:p>
              </table:table-cell>
              <table:table-cell office:value-type="float" office:value="88667.1263940339">
                <text:p>88667.12639403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.0523934364319">
                <text:p>15.0523934364319</text:p>
              </table:table-cell>
              <table:table-cell office:value-type="float" office:value="328595.141271626">
                <text:p>328595.1412716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.0839636325836">
                <text:p>15.0839636325836</text:p>
              </table:table-cell>
              <table:table-cell office:value-type="float" office:value="136837.920779368">
                <text:p>136837.9207793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.1238558292389">
                <text:p>15.1238558292389</text:p>
              </table:table-cell>
              <table:table-cell office:value-type="float" office:value="108291.855606024">
                <text:p>108291.8556060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.1637539863586">
                <text:p>15.1637539863586</text:p>
              </table:table-cell>
              <table:table-cell office:value-type="float" office:value="108275.677671875">
                <text:p>108275.6776718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.2036468982697">
                <text:p>15.2036468982697</text:p>
              </table:table-cell>
              <table:table-cell office:value-type="float" office:value="108289.913998673">
                <text:p>108289.9139986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.2435405254364">
                <text:p>15.2435405254364</text:p>
              </table:table-cell>
              <table:table-cell office:value-type="float" office:value="108287.972460945">
                <text:p>108287.9724609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.2835242748261">
                <text:p>15.2835242748261</text:p>
              </table:table-cell>
              <table:table-cell office:value-type="float" office:value="108043.894480752">
                <text:p>108043.8944807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.3233530521393">
                <text:p>15.3233530521393</text:p>
              </table:table-cell>
              <table:table-cell office:value-type="float" office:value="108464.288673124">
                <text:p>108464.2886731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.3632392883301">
                <text:p>15.3632392883301</text:p>
              </table:table-cell>
              <table:table-cell office:value-type="float" office:value="108308.038375325">
                <text:p>108308.0383753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.4031043052673">
                <text:p>15.4031043052673</text:p>
              </table:table-cell>
              <table:table-cell office:value-type="float" office:value="108365.68831262">
                <text:p>108365.688312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.4430527687073">
                <text:p>15.4430527687073</text:p>
              </table:table-cell>
              <table:table-cell office:value-type="float" office:value="108139.328224594">
                <text:p>108139.3282245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.482896566391">
                <text:p>15.482896566391</text:p>
              </table:table-cell>
              <table:table-cell office:value-type="float" office:value="108423.399654135">
                <text:p>108423.3996541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.5227954387665">
                <text:p>15.5227954387665</text:p>
              </table:table-cell>
              <table:table-cell office:value-type="float" office:value="108273.736644597">
                <text:p>108273.7366445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.5626752376556">
                <text:p>15.5626752376556</text:p>
              </table:table-cell>
              <table:table-cell office:value-type="float" office:value="108325.521199512">
                <text:p>108325.5211995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.602578163147">
                <text:p>15.602578163147</text:p>
              </table:table-cell>
              <table:table-cell office:value-type="float" office:value="108262.73880441">
                <text:p>108262.738804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.6424715518951">
                <text:p>15.6424715518951</text:p>
              </table:table-cell>
              <table:table-cell office:value-type="float" office:value="108288.619632452">
                <text:p>108288.6196324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.6823973655701">
                <text:p>15.6823973655701</text:p>
              </table:table-cell>
              <table:table-cell office:value-type="float" office:value="108200.675261703">
                <text:p>108200.6752617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.7222669124603">
                <text:p>15.7222669124603</text:p>
              </table:table-cell>
              <table:table-cell office:value-type="float" office:value="108353.375870833">
                <text:p>108353.3758708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.7621710300446">
                <text:p>15.7621710300446</text:p>
              </table:table-cell>
              <table:table-cell office:value-type="float" office:value="108259.504570712">
                <text:p>108259.5045707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.802027463913">
                <text:p>15.802027463913</text:p>
              </table:table-cell>
              <table:table-cell office:value-type="float" office:value="108389.024825028">
                <text:p>108389.0248250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.8419494628906">
                <text:p>15.8419494628906</text:p>
              </table:table-cell>
              <table:table-cell office:value-type="float" office:value="108211.014243483">
                <text:p>108211.0142434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.8818418979645">
                <text:p>15.8818418979645</text:p>
              </table:table-cell>
              <table:table-cell office:value-type="float" office:value="108291.208395838">
                <text:p>108291.2083958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.9217176437378">
                <text:p>15.9217176437378</text:p>
              </table:table-cell>
              <table:table-cell office:value-type="float" office:value="108336.531799511">
                <text:p>108336.5317995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.9616301059723">
                <text:p>15.9616301059723</text:p>
              </table:table-cell>
              <table:table-cell office:value-type="float" office:value="108236.870344374">
                <text:p>108236.8703443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.0015182495117">
                <text:p>16.0015182495117</text:p>
              </table:table-cell>
              <table:table-cell office:value-type="float" office:value="108302.859362952">
                <text:p>108302.8593629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.0136640071869">
                <text:p>16.0136640071869</text:p>
              </table:table-cell>
              <table:table-cell office:value-type="float" office:value="355679.745598021">
                <text:p>355679.7455980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.0425527095795">
                <text:p>16.0425527095795</text:p>
              </table:table-cell>
              <table:table-cell office:value-type="float" office:value="149539.426911396">
                <text:p>149539.4269113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.0790860652924">
                <text:p>16.0790860652924</text:p>
              </table:table-cell>
              <table:table-cell office:value-type="float" office:value="118248.102746163">
                <text:p>118248.1027461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.1156873703003">
                <text:p>16.1156873703003</text:p>
              </table:table-cell>
              <table:table-cell office:value-type="float" office:value="118028.578463623">
                <text:p>118028.5784636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.1522266864777">
                <text:p>16.1522266864777</text:p>
              </table:table-cell>
              <table:table-cell office:value-type="float" office:value="118228.813561534">
                <text:p>118228.8135615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.1888024806976">
                <text:p>16.1888024806976</text:p>
              </table:table-cell>
              <table:table-cell office:value-type="float" office:value="118110.900723551">
                <text:p>118110.9007235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.2253687381744">
                <text:p>16.2253687381744</text:p>
              </table:table-cell>
              <table:table-cell office:value-type="float" office:value="118141.704896655">
                <text:p>118141.7048966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.2619154453278">
                <text:p>16.2619154453278</text:p>
              </table:table-cell>
              <table:table-cell office:value-type="float" office:value="118204.903710662">
                <text:p>118204.9037106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.2984900474548">
                <text:p>16.2984900474548</text:p>
              </table:table-cell>
              <table:table-cell office:value-type="float" office:value="118114.750366676">
                <text:p>118114.7503666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.3350560665131">
                <text:p>16.3350560665131</text:p>
              </table:table-cell>
              <table:table-cell office:value-type="float" office:value="118142.475206854">
                <text:p>118142.4752068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.371630191803">
                <text:p>16.371630191803</text:p>
              </table:table-cell>
              <table:table-cell office:value-type="float" office:value="118116.290294192">
                <text:p>118116.2902941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.408198595047">
                <text:p>16.408198595047</text:p>
              </table:table-cell>
              <table:table-cell office:value-type="float" office:value="118134.772556869">
                <text:p>118134.7725568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.4447731971741">
                <text:p>16.4447731971741</text:p>
              </table:table-cell>
              <table:table-cell office:value-type="float" office:value="118114.750366676">
                <text:p>118114.7503666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.4813365936279">
                <text:p>16.4813365936279</text:p>
              </table:table-cell>
              <table:table-cell office:value-type="float" office:value="118150.949282072">
                <text:p>118150.9492820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.5179069042206">
                <text:p>16.5179069042206</text:p>
              </table:table-cell>
              <table:table-cell office:value-type="float" office:value="118128.611160007">
                <text:p>118128.6111600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.5544731616974">
                <text:p>16.5544731616974</text:p>
              </table:table-cell>
              <table:table-cell office:value-type="float" office:value="118141.704896655">
                <text:p>118141.7048966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.5910265445709">
                <text:p>16.5910265445709</text:p>
              </table:table-cell>
              <table:table-cell office:value-type="float" office:value="118183.316027029">
                <text:p>118183.3160270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.6276109218597">
                <text:p>16.6276109218597</text:p>
              </table:table-cell>
              <table:table-cell office:value-type="float" office:value="118083.190699008">
                <text:p>118083.1906990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.6642081737518">
                <text:p>16.6642081737518</text:p>
              </table:table-cell>
              <table:table-cell office:value-type="float" office:value="118041.650032573">
                <text:p>118041.6500325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.7007508277893">
                <text:p>16.7007508277893</text:p>
              </table:table-cell>
              <table:table-cell office:value-type="float" office:value="118218.01436671">
                <text:p>118218.014366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.7373929023743">
                <text:p>16.7373929023743</text:p>
              </table:table-cell>
              <table:table-cell office:value-type="float" office:value="117897.254697829">
                <text:p>117897.2546978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.7738699913025">
                <text:p>16.7738699913025</text:p>
              </table:table-cell>
              <table:table-cell office:value-type="float" office:value="118430.503281132">
                <text:p>118430.5032811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.810487985611">
                <text:p>16.810487985611</text:p>
              </table:table-cell>
              <table:table-cell office:value-type="float" office:value="117974.784845072">
                <text:p>117974.7848450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.847051858902">
                <text:p>16.847051858902</text:p>
              </table:table-cell>
              <table:table-cell office:value-type="float" office:value="118149.408450704">
                <text:p>118149.4084507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.8836207389832">
                <text:p>16.8836207389832</text:p>
              </table:table-cell>
              <table:table-cell office:value-type="float" office:value="118133.232147398">
                <text:p>118133.2321473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.9201874732971">
                <text:p>16.9201874732971</text:p>
              </table:table-cell>
              <table:table-cell office:value-type="float" office:value="118140.164306392">
                <text:p>118140.1643063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.9567627906799">
                <text:p>16.9567627906799</text:p>
              </table:table-cell>
              <table:table-cell office:value-type="float" office:value="118112.440550688">
                <text:p>118112.4405506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.9932277202606">
                <text:p>16.9932277202606</text:p>
              </table:table-cell>
              <table:table-cell office:value-type="float" office:value="118469.994311681">
                <text:p>118469.9943116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.0081312656403">
                <text:p>20.0081312656403</text:p>
              </table:table-cell>
              <table:table-cell office:value-type="float" office:value="1432.88166104698">
                <text:p>1432.881661046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.0262706279755">
                <text:p>20.0262706279755</text:p>
              </table:table-cell>
              <table:table-cell office:value-type="float" office:value="238156.111563839">
                <text:p>238156.1115638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.1132683753967">
                <text:p>20.1132683753967</text:p>
              </table:table-cell>
              <table:table-cell office:value-type="float" office:value="49656.4581043862">
                <text:p>49656.45810438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.2133104801178">
                <text:p>20.2133104801178</text:p>
              </table:table-cell>
              <table:table-cell office:value-type="float" office:value="43181.8184158034">
                <text:p>43181.81841580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6.0335762500763">
                <text:p>26.0335762500763</text:p>
              </table:table-cell>
              <table:table-cell office:value-type="float" office:value="742.234147158336">
                <text:p>742.2341471583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.403885602951">
                <text:p>30.403885602951</text:p>
              </table:table-cell>
              <table:table-cell office:value-type="float" office:value="988.488377180516">
                <text:p>988.4883771805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.4525723457336">
                <text:p>30.4525723457336</text:p>
              </table:table-cell>
              <table:table-cell office:value-type="float" office:value="88730.5199136171">
                <text:p>88730.51991361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.5012850761414">
                <text:p>30.5012850761414</text:p>
              </table:table-cell>
              <table:table-cell office:value-type="float" office:value="88683.1833042933">
                <text:p>88683.18330429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.5500507354736">
                <text:p>30.5500507354736</text:p>
              </table:table-cell>
              <table:table-cell office:value-type="float" office:value="88586.9289814118">
                <text:p>88586.92898141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.5988121032715">
                <text:p>30.5988121032715</text:p>
              </table:table-cell>
              <table:table-cell office:value-type="float" office:value="88594.7256014082">
                <text:p>88594.72560140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0.6475698947906">
                <text:p>30.6475698947906</text:p>
              </table:table-cell>
              <table:table-cell office:value-type="float" office:value="88601.2238331581">
                <text:p>88601.22383315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.6963284015656">
                <text:p>30.6963284015656</text:p>
              </table:table-cell>
              <table:table-cell office:value-type="float" office:value="88599.9241105482">
                <text:p>88599.92411054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.7451725006104">
                <text:p>30.7451725006104</text:p>
              </table:table-cell>
              <table:table-cell office:value-type="float" office:value="88444.6654658876">
                <text:p>88444.66546588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.7939896583557">
                <text:p>30.7939896583557</text:p>
              </table:table-cell>
              <table:table-cell office:value-type="float" office:value="88493.4764644403">
                <text:p>88493.47646444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.8427746295929">
                <text:p>30.8427746295929</text:p>
              </table:table-cell>
              <table:table-cell office:value-type="float" office:value="88551.8611663629">
                <text:p>88551.86116636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.891538143158">
                <text:p>30.891538143158</text:p>
              </table:table-cell>
              <table:table-cell office:value-type="float" office:value="88590.8271198705">
                <text:p>88590.82711987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.9403033256531">
                <text:p>30.9403033256531</text:p>
              </table:table-cell>
              <table:table-cell office:value-type="float" office:value="88587.7952047561">
                <text:p>88587.79520475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.9890797138214">
                <text:p>30.9890797138214</text:p>
              </table:table-cell>
              <table:table-cell office:value-type="float" office:value="88567.4434337164">
                <text:p>88567.44343371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1.0378563404083">
                <text:p>31.0378563404083</text:p>
              </table:table-cell>
              <table:table-cell office:value-type="float" office:value="88567.0105189067">
                <text:p>88567.01051890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.0554208755493">
                <text:p>31.0554208755493</text:p>
              </table:table-cell>
              <table:table-cell office:value-type="float" office:value="245950.147004927">
                <text:p>245950.1470049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.0942039489746">
                <text:p>31.0942039489746</text:p>
              </table:table-cell>
              <table:table-cell office:value-type="float" office:value="111388.799763936">
                <text:p>111388.7997639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.1446485519409">
                <text:p>31.1446485519409</text:p>
              </table:table-cell>
              <table:table-cell office:value-type="float" office:value="85638.4974005104">
                <text:p>85638.49740051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.1950902938843">
                <text:p>31.1950902938843</text:p>
              </table:table-cell>
              <table:table-cell office:value-type="float" office:value="85643.3547606443">
                <text:p>85643.35476064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.2455396652222">
                <text:p>31.2455396652222</text:p>
              </table:table-cell>
              <table:table-cell office:value-type="float" office:value="85630.4030245747">
                <text:p>85630.40302457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.296101808548">
                <text:p>31.296101808548</text:p>
              </table:table-cell>
              <table:table-cell office:value-type="float" office:value="85439.4160501337">
                <text:p>85439.41605013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.3465390205383">
                <text:p>31.3465390205383</text:p>
              </table:table-cell>
              <table:table-cell office:value-type="float" office:value="85651.0467078549">
                <text:p>85651.04670785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1.3969757556915">
                <text:p>31.3969757556915</text:p>
              </table:table-cell>
              <table:table-cell office:value-type="float" office:value="85651.8564668844">
                <text:p>85651.85646688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1.4474210739136">
                <text:p>31.4474210739136</text:p>
              </table:table-cell>
              <table:table-cell office:value-type="float" office:value="85637.2831465666">
                <text:p>85637.28314656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1.4978668689728">
                <text:p>31.4978668689728</text:p>
              </table:table-cell>
              <table:table-cell office:value-type="float" office:value="85636.4736630668">
                <text:p>85636.47366306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1.5483276844025">
                <text:p>31.5483276844025</text:p>
              </table:table-cell>
              <table:table-cell office:value-type="float" office:value="85610.9827638343">
                <text:p>85610.98276383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1.5986511707306">
                <text:p>31.5986511707306</text:p>
              </table:table-cell>
              <table:table-cell office:value-type="float" office:value="85844.6088538508">
                <text:p>85844.60885385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1.6491260528564">
                <text:p>31.6491260528564</text:p>
              </table:table-cell>
              <table:table-cell office:value-type="float" office:value="85587.1240913149">
                <text:p>85587.124091314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1.6995260715485">
                <text:p>31.6995260715485</text:p>
              </table:table-cell>
              <table:table-cell office:value-type="float" office:value="85714.2539251536">
                <text:p>85714.25392515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1.7499203681946">
                <text:p>31.7499203681946</text:p>
              </table:table-cell>
              <table:table-cell office:value-type="float" office:value="85723.9863934636">
                <text:p>85723.98639346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1.8004806041718">
                <text:p>31.8004806041718</text:p>
              </table:table-cell>
              <table:table-cell office:value-type="float" office:value="85442.6391908141">
                <text:p>85442.639190814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1.8510444164276">
                <text:p>31.8510444164276</text:p>
              </table:table-cell>
              <table:table-cell office:value-type="float" office:value="85436.5960015089">
                <text:p>85436.59600150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1.901380777359">
                <text:p>31.901380777359</text:p>
              </table:table-cell>
              <table:table-cell office:value-type="float" office:value="85822.6522550515">
                <text:p>85822.65225505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1.9517333507538">
                <text:p>31.9517333507538</text:p>
              </table:table-cell>
              <table:table-cell office:value-type="float" office:value="85795.0191766812">
                <text:p>85795.01917668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2.0020825862885">
                <text:p>32.0020825862885</text:p>
              </table:table-cell>
              <table:table-cell office:value-type="float" office:value="85800.7068851217">
                <text:p>85800.70688512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2.0178546905518">
                <text:p>32.0178546905518</text:p>
              </table:table-cell>
              <table:table-cell office:value-type="float" office:value="273901.308784182">
                <text:p>273901.3087841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2.0544145107269">
                <text:p>32.0544145107269</text:p>
              </table:table-cell>
              <table:table-cell office:value-type="float" office:value="118162.506798484">
                <text:p>118162.5067984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2.101042509079">
                <text:p>32.101042509079</text:p>
              </table:table-cell>
              <table:table-cell office:value-type="float" office:value="92648.1974924836">
                <text:p>92648.19749248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2.147789478302">
                <text:p>32.147789478302</text:p>
              </table:table-cell>
              <table:table-cell office:value-type="float" office:value="92412.4081582692">
                <text:p>92412.40815826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2.1945557594299">
                <text:p>32.1945557594299</text:p>
              </table:table-cell>
              <table:table-cell office:value-type="float" office:value="92374.2469105592">
                <text:p>92374.24691055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2.2412886619568">
                <text:p>32.2412886619568</text:p>
              </table:table-cell>
              <table:table-cell office:value-type="float" office:value="92440.2244760525">
                <text:p>92440.22447605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2.2879474163055">
                <text:p>32.2879474163055</text:p>
              </table:table-cell>
              <table:table-cell office:value-type="float" office:value="92587.126688162">
                <text:p>92587.1266881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2.3345682621002">
                <text:p>32.3345682621002</text:p>
              </table:table-cell>
              <table:table-cell office:value-type="float" office:value="92662.4115535281">
                <text:p>92662.41155352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2.3812942504883">
                <text:p>32.3812942504883</text:p>
              </table:table-cell>
              <table:table-cell office:value-type="float" office:value="92453.9030426108">
                <text:p>92453.90304261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2.4279847145081">
                <text:p>32.4279847145081</text:p>
              </table:table-cell>
              <table:table-cell office:value-type="float" office:value="92524.2464536291">
                <text:p>92524.24645362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2.4746687412262">
                <text:p>32.4746687412262</text:p>
              </table:table-cell>
              <table:table-cell office:value-type="float" office:value="92537.0047036112">
                <text:p>92537.00470361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2.5213613510132">
                <text:p>32.5213613510132</text:p>
              </table:table-cell>
              <table:table-cell office:value-type="float" office:value="92519.9944853786">
                <text:p>92519.99448537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2.5680463314056">
                <text:p>32.5680463314056</text:p>
              </table:table-cell>
              <table:table-cell office:value-type="float" office:value="92535.1143704899">
                <text:p>92535.11437048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2.6147298812866">
                <text:p>32.6147298812866</text:p>
              </table:table-cell>
              <table:table-cell office:value-type="float" office:value="92537.9498991343">
                <text:p>92537.94989913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2.661417722702">
                <text:p>32.661417722702</text:p>
              </table:table-cell>
              <table:table-cell office:value-type="float" office:value="92529.4438344832">
                <text:p>92529.44383448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2.7080979347229">
                <text:p>32.7080979347229</text:p>
              </table:table-cell>
              <table:table-cell office:value-type="float" office:value="92544.5668084846">
                <text:p>92544.56680848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2.7547845840454">
                <text:p>32.7547845840454</text:p>
              </table:table-cell>
              <table:table-cell office:value-type="float" office:value="92531.8064733579">
                <text:p>92531.80647335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2.8014662265778">
                <text:p>32.8014662265778</text:p>
              </table:table-cell>
              <table:table-cell office:value-type="float" office:value="92541.7308743239">
                <text:p>92541.73087432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2.8481614589691">
                <text:p>32.8481614589691</text:p>
              </table:table-cell>
              <table:table-cell office:value-type="float" office:value="92514.7981659808">
                <text:p>92514.79816598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2.894838809967">
                <text:p>32.894838809967</text:p>
              </table:table-cell>
              <table:table-cell office:value-type="float" office:value="92550.2391982797">
                <text:p>92550.23919827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2.9415500164032">
                <text:p>32.9415500164032</text:p>
              </table:table-cell>
              <table:table-cell office:value-type="float" office:value="92483.1604575314">
                <text:p>92483.16045753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2.9882049560547">
                <text:p>32.9882049560547</text:p>
              </table:table-cell>
              <table:table-cell office:value-type="float" office:value="92594.6969875054">
                <text:p>92594.69698750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3.0299158096313">
                <text:p>33.0299158096313</text:p>
              </table:table-cell>
              <table:table-cell office:value-type="float" office:value="103570.165306262">
                <text:p>103570.1653062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3.0443360805511">
                <text:p>33.0443360805511</text:p>
              </table:table-cell>
              <table:table-cell office:value-type="float" office:value="299578.282823273">
                <text:p>299578.28282327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3.079083442688">
                <text:p>33.079083442688</text:p>
              </table:table-cell>
              <table:table-cell office:value-type="float" office:value="124325.98431464">
                <text:p>124325.984314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3.1229567527771">
                <text:p>33.1229567527771</text:p>
              </table:table-cell>
              <table:table-cell office:value-type="float" office:value="98465.3310002282">
                <text:p>98465.33100022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3.1668474674225">
                <text:p>33.1668474674225</text:p>
              </table:table-cell>
              <table:table-cell office:value-type="float" office:value="98426.2852610937">
                <text:p>98426.285261093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3.210709810257">
                <text:p>33.210709810257</text:p>
              </table:table-cell>
              <table:table-cell office:value-type="float" office:value="98489.9510795121">
                <text:p>98489.95107951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3.2545831203461">
                <text:p>33.2545831203461</text:p>
              </table:table-cell>
              <table:table-cell office:value-type="float" office:value="98465.3310002282">
                <text:p>98465.331000228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3.2984759807587">
                <text:p>33.2984759807587</text:p>
              </table:table-cell>
              <table:table-cell office:value-type="float" office:value="98421.4735469853">
                <text:p>98421.47354698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3.3423647880554">
                <text:p>33.3423647880554</text:p>
              </table:table-cell>
              <table:table-cell office:value-type="float" office:value="98430.5627352879">
                <text:p>98430.562735287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3.3862471580505">
                <text:p>33.3862471580505</text:p>
              </table:table-cell>
              <table:table-cell office:value-type="float" office:value="98445.0019559265">
                <text:p>98445.00195592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3.4301280975342">
                <text:p>33.4301280975342</text:p>
              </table:table-cell>
              <table:table-cell office:value-type="float" office:value="98448.2112469438">
                <text:p>98448.21124694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3.4740009307861">
                <text:p>33.4740009307861</text:p>
              </table:table-cell>
              <table:table-cell office:value-type="float" office:value="98466.4011825059">
                <text:p>98466.40118250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3.5179097652435">
                <text:p>33.5179097652435</text:p>
              </table:table-cell>
              <table:table-cell office:value-type="float" office:value="98385.6677906465">
                <text:p>98385.667790646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3.5617372989655">
                <text:p>33.5617372989655</text:p>
              </table:table-cell>
              <table:table-cell office:value-type="float" office:value="98568.1746869322">
                <text:p>98568.174686932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3.6056289672852">
                <text:p>33.6056289672852</text:p>
              </table:table-cell>
              <table:table-cell office:value-type="float" office:value="98424.1466634075">
                <text:p>98424.14666340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3.6495187282562">
                <text:p>33.6495187282562</text:p>
              </table:table-cell>
              <table:table-cell office:value-type="float" office:value="98428.4239517185">
                <text:p>98428.42395171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3.6934077739716">
                <text:p>33.6934077739716</text:p>
              </table:table-cell>
              <table:table-cell office:value-type="float" office:value="98430.0280306816">
                <text:p>98430.028030681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3.7372844219208">
                <text:p>33.7372844219208</text:p>
              </table:table-cell>
              <table:table-cell office:value-type="float" office:value="98457.8403755869">
                <text:p>98457.840375586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3.7811765670776">
                <text:p>33.7811765670776</text:p>
              </table:table-cell>
              <table:table-cell office:value-type="float" office:value="98423.0773994144">
                <text:p>98423.07739941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3.8250722885132">
                <text:p>33.8250722885132</text:p>
              </table:table-cell>
              <table:table-cell office:value-type="float" office:value="98415.0586599461">
                <text:p>98415.058659946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3.8689489364624">
                <text:p>33.8689489364624</text:p>
              </table:table-cell>
              <table:table-cell office:value-type="float" office:value="98457.8403755869">
                <text:p>98457.840375586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3.9128305912018">
                <text:p>33.9128305912018</text:p>
              </table:table-cell>
              <table:table-cell office:value-type="float" office:value="98446.6065752799">
                <text:p>98446.60657527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3.9567089080811">
                <text:p>33.9567089080811</text:p>
              </table:table-cell>
              <table:table-cell office:value-type="float" office:value="98454.0954906297">
                <text:p>98454.095490629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4.0006284713745">
                <text:p>34.0006284713745</text:p>
              </table:table-cell>
              <table:table-cell office:value-type="float" office:value="98361.633769787">
                <text:p>98361.63376978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4.0149836540222">
                <text:p>34.0149836540222</text:p>
              </table:table-cell>
              <table:table-cell office:value-type="float" office:value="300936.609865471">
                <text:p>300936.60986547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4.0552616119385">
                <text:p>34.0552616119385</text:p>
              </table:table-cell>
              <table:table-cell office:value-type="float" office:value="107254.69272751">
                <text:p>107254.692727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4.1040127277374">
                <text:p>34.1040127277374</text:p>
              </table:table-cell>
              <table:table-cell office:value-type="float" office:value="88613.3564166141">
                <text:p>88613.35641661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4.1527736186981">
                <text:p>34.1527736186981</text:p>
              </table:table-cell>
              <table:table-cell office:value-type="float" office:value="88595.5919772343">
                <text:p>88595.591977234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4.201530456543">
                <text:p>34.201530456543</text:p>
              </table:table-cell>
              <table:table-cell office:value-type="float" office:value="88602.9568559567">
                <text:p>88602.95685595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4.2502887248993">
                <text:p>34.2502887248993</text:p>
              </table:table-cell>
              <table:table-cell office:value-type="float" office:value="88600.3573471813">
                <text:p>88600.357347181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4.2990698814392">
                <text:p>34.2990698814392</text:p>
              </table:table-cell>
              <table:table-cell office:value-type="float" office:value="88558.7859415551">
                <text:p>88558.78594155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4.3477847576141">
                <text:p>34.3477847576141</text:p>
              </table:table-cell>
              <table:table-cell office:value-type="float" office:value="88679.2770341368">
                <text:p>88679.27703413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4.3965926170349">
                <text:p>34.3965926170349</text:p>
              </table:table-cell>
              <table:table-cell office:value-type="float" office:value="88510.3352465623">
                <text:p>88510.335246562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4.4453499317169">
                <text:p>34.4453499317169</text:p>
              </table:table-cell>
              <table:table-cell office:value-type="float" office:value="88602.0903360831">
                <text:p>88602.090336083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4.4940943717957">
                <text:p>34.4940943717957</text:p>
              </table:table-cell>
              <table:table-cell office:value-type="float" office:value="88625.4923232689">
                <text:p>88625.49232326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4.5428688526154">
                <text:p>34.5428688526154</text:p>
              </table:table-cell>
              <table:table-cell office:value-type="float" office:value="88570.9069045582">
                <text:p>88570.906904558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4.5916268825531">
                <text:p>34.5916268825531</text:p>
              </table:table-cell>
              <table:table-cell office:value-type="float" office:value="88600.7905880512">
                <text:p>88600.79058805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4.6403856277466">
                <text:p>34.6403856277466</text:p>
              </table:table-cell>
              <table:table-cell office:value-type="float" office:value="88599.4908781521">
                <text:p>88599.49087815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4.6891832351685">
                <text:p>34.6891832351685</text:p>
              </table:table-cell>
              <table:table-cell office:value-type="float" office:value="88528.9305816135">
                <text:p>88528.93058161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4.7378590106964">
                <text:p>34.7378590106964</text:p>
              </table:table-cell>
              <table:table-cell office:value-type="float" office:value="88750.511997884">
                <text:p>88750.51199788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4.7866446971893">
                <text:p>34.7866446971893</text:p>
              </table:table-cell>
              <table:table-cell office:value-type="float" office:value="88550.5628915757">
                <text:p>88550.562891575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4.83540558815">
                <text:p>34.83540558815</text:p>
              </table:table-cell>
              <table:table-cell office:value-type="float" office:value="88595.5919772343">
                <text:p>88595.591977234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.8841578960419">
                <text:p>34.8841578960419</text:p>
              </table:table-cell>
              <table:table-cell office:value-type="float" office:value="88611.1896401639">
                <text:p>88611.189640163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4.9329426288605">
                <text:p>34.9329426288605</text:p>
              </table:table-cell>
              <table:table-cell office:value-type="float" office:value="88552.2939330851">
                <text:p>88552.293933085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4.9817280769348">
                <text:p>34.9817280769348</text:p>
              </table:table-cell>
              <table:table-cell office:value-type="float" office:value="88550.9956456082">
                <text:p>88550.99564560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5.0144259929657">
                <text:p>35.0144259929657</text:p>
              </table:table-cell>
              <table:table-cell office:value-type="float" office:value="132118.511648255">
                <text:p>132118.5116482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5.0275681018829">
                <text:p>35.0275681018829</text:p>
              </table:table-cell>
              <table:table-cell office:value-type="float" office:value="328714.365951889">
                <text:p>328714.36595188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5.05912733078">
                <text:p>35.05912733078</text:p>
              </table:table-cell>
              <table:table-cell office:value-type="float" office:value="136885.47378918">
                <text:p>136885.473789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5.0990436077118">
                <text:p>35.0990436077118</text:p>
              </table:table-cell>
              <table:table-cell office:value-type="float" office:value="108226.526421417">
                <text:p>108226.5264214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5.1389293670654">
                <text:p>35.1389293670654</text:p>
              </table:table-cell>
              <table:table-cell office:value-type="float" office:value="108309.333205813">
                <text:p>108309.33320581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5.1788229942322">
                <text:p>35.1788229942322</text:p>
              </table:table-cell>
              <table:table-cell office:value-type="float" office:value="108287.972460945">
                <text:p>108287.9724609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5.2187209129333">
                <text:p>35.2187209129333</text:p>
              </table:table-cell>
              <table:table-cell office:value-type="float" office:value="108276.324696434">
                <text:p>108276.32469643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5.2586004734039">
                <text:p>35.2586004734039</text:p>
              </table:table-cell>
              <table:table-cell office:value-type="float" office:value="108326.168819911">
                <text:p>108326.1688199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.2984602451324">
                <text:p>35.2984602451324</text:p>
              </table:table-cell>
              <table:table-cell office:value-type="float" office:value="108379.948320413">
                <text:p>108379.94832041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5.3383576869965">
                <text:p>35.3383576869965</text:p>
              </table:table-cell>
              <table:table-cell office:value-type="float" office:value="108277.618768749">
                <text:p>108277.61876874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.3782675266266">
                <text:p>35.3782675266266</text:p>
              </table:table-cell>
              <table:table-cell office:value-type="float" office:value="108243.982938457">
                <text:p>108243.98293845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.4181399345398">
                <text:p>35.4181399345398</text:p>
              </table:table-cell>
              <table:table-cell office:value-type="float" office:value="108345.601033264">
                <text:p>108345.6010332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5.4580161571503">
                <text:p>35.4580161571503</text:p>
              </table:table-cell>
              <table:table-cell office:value-type="float" office:value="108335.236318631">
                <text:p>108335.23631863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.4979343414307">
                <text:p>35.4979343414307</text:p>
              </table:table-cell>
              <table:table-cell office:value-type="float" office:value="108221.355201309">
                <text:p>108221.35520130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5.5377309322357">
                <text:p>35.5377309322357</text:p>
              </table:table-cell>
              <table:table-cell office:value-type="float" office:value="108552.011933932">
                <text:p>108552.01193393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.5777804851532">
                <text:p>35.5777804851532</text:p>
              </table:table-cell>
              <table:table-cell office:value-type="float" office:value="107866.372663412">
                <text:p>107866.37266341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5.6176609992981">
                <text:p>35.6176609992981</text:p>
              </table:table-cell>
              <table:table-cell office:value-type="float" office:value="108323.578384777">
                <text:p>108323.57838477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5.6575288772583">
                <text:p>35.6575288772583</text:p>
              </table:table-cell>
              <table:table-cell office:value-type="float" office:value="108357.91170807">
                <text:p>108357.9117080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5.6973934173584">
                <text:p>35.6973934173584</text:p>
              </table:table-cell>
              <table:table-cell office:value-type="float" office:value="108366.984521901">
                <text:p>108366.9845219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5.7372887134552">
                <text:p>35.7372887134552</text:p>
              </table:table-cell>
              <table:table-cell office:value-type="float" office:value="108283.442476977">
                <text:p>108283.44247697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5.7771792411804">
                <text:p>35.7771792411804</text:p>
              </table:table-cell>
              <table:table-cell office:value-type="float" office:value="108296.386293952">
                <text:p>108296.38629395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5.817095041275">
                <text:p>35.817095041275</text:p>
              </table:table-cell>
              <table:table-cell office:value-type="float" office:value="108227.819303663">
                <text:p>108227.81930366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5.8568866252899">
                <text:p>35.8568866252899</text:p>
              </table:table-cell>
              <table:table-cell office:value-type="float" office:value="108565.670529305">
                <text:p>108565.6705293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5.8968925476074">
                <text:p>35.8968925476074</text:p>
              </table:table-cell>
              <table:table-cell office:value-type="float" office:value="107984.012109871">
                <text:p>107984.0121098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5.9367587566376">
                <text:p>35.9367587566376</text:p>
              </table:table-cell>
              <table:table-cell office:value-type="float" office:value="108362.447925077">
                <text:p>108362.44792507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5.9766497611999">
                <text:p>35.9766497611999</text:p>
              </table:table-cell>
              <table:table-cell office:value-type="float" office:value="108295.091773003">
                <text:p>108295.09177300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6.0166351795197">
                <text:p>36.0166351795197</text:p>
              </table:table-cell>
              <table:table-cell office:value-type="float" office:value="108039.384894253">
                <text:p>108039.3848942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6.0287742614746">
                <text:p>36.0287742614746</text:p>
              </table:table-cell>
              <table:table-cell office:value-type="float" office:value="355875.346754395">
                <text:p>355875.34675439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6.0575656890869">
                <text:p>36.0575656890869</text:p>
              </table:table-cell>
              <table:table-cell office:value-type="float" office:value="150044.661146075">
                <text:p>150044.6611460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6.0940978527069">
                <text:p>36.0940978527069</text:p>
              </table:table-cell>
              <table:table-cell office:value-type="float" office:value="118251.961338406">
                <text:p>118251.96133840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6.1306004524231">
                <text:p>36.1306004524231</text:p>
              </table:table-cell>
              <table:table-cell office:value-type="float" office:value="118347.735054179">
                <text:p>118347.73505417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6.1672692298889">
                <text:p>36.1672692298889</text:p>
              </table:table-cell>
              <table:table-cell office:value-type="float" office:value="117811.399739922">
                <text:p>117811.39973992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6.20387840271">
                <text:p>36.20387840271</text:p>
              </table:table-cell>
              <table:table-cell office:value-type="float" office:value="118003.21250407">
                <text:p>118003.2125040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6.2404427528381">
                <text:p>36.2404427528381</text:p>
              </table:table-cell>
              <table:table-cell office:value-type="float" office:value="118147.867659525">
                <text:p>118147.8676595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6.2770173549652">
                <text:p>36.2770173549652</text:p>
              </table:table-cell>
              <table:table-cell office:value-type="float" office:value="118114.750366676">
                <text:p>118114.75036667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6.3135793209076">
                <text:p>36.3135793209076</text:p>
              </table:table-cell>
              <table:table-cell office:value-type="float" office:value="118155.57201732">
                <text:p>118155.5720173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6.350150346756">
                <text:p>36.350150346756</text:p>
              </table:table-cell>
              <table:table-cell office:value-type="float" office:value="118126.300801878">
                <text:p>118126.3008018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6.3866820335388">
                <text:p>36.3866820335388</text:p>
              </table:table-cell>
              <table:table-cell office:value-type="float" office:value="118253.504845815">
                <text:p>118253.50484581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6.4232604503632">
                <text:p>36.4232604503632</text:p>
              </table:table-cell>
              <table:table-cell office:value-type="float" office:value="118102.432391915">
                <text:p>118102.43239191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6.4598319530487">
                <text:p>36.4598319530487</text:p>
              </table:table-cell>
              <table:table-cell office:value-type="float" office:value="118124.760613331">
                <text:p>118124.76061333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6.496383190155">
                <text:p>36.496383190155</text:p>
              </table:table-cell>
              <table:table-cell office:value-type="float" office:value="118190.254065372">
                <text:p>118190.25406537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6.5330390930176">
                <text:p>36.5330390930176</text:p>
              </table:table-cell>
              <table:table-cell office:value-type="float" office:value="117852.77847879">
                <text:p>117852.7784787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6.5695416927338">
                <text:p>36.5695416927338</text:p>
              </table:table-cell>
              <table:table-cell office:value-type="float" office:value="118347.735054179">
                <text:p>118347.73505417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6.606116771698">
                <text:p>36.606116771698</text:p>
              </table:table-cell>
              <table:table-cell office:value-type="float" office:value="118113.210479313">
                <text:p>118113.21047931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6.6426839828491">
                <text:p>36.6426839828491</text:p>
              </table:table-cell>
              <table:table-cell office:value-type="float" office:value="118138.623756308">
                <text:p>118138.62375630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6.6792571544647">
                <text:p>36.6792571544647</text:p>
              </table:table-cell>
              <table:table-cell office:value-type="float" office:value="118119.370269689">
                <text:p>118119.37026968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6.7158443927765">
                <text:p>36.7158443927765</text:p>
              </table:table-cell>
              <table:table-cell office:value-type="float" office:value="118073.956913292">
                <text:p>118073.95691329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6.7524149417877">
                <text:p>36.7524149417877</text:p>
              </table:table-cell>
              <table:table-cell office:value-type="float" office:value="118127.841030589">
                <text:p>118127.84103058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6.7889468669891">
                <text:p>36.7889468669891</text:p>
              </table:table-cell>
              <table:table-cell office:value-type="float" office:value="118252.733087074">
                <text:p>118252.73308707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6.8255143165588">
                <text:p>36.8255143165588</text:p>
              </table:table-cell>
              <table:table-cell office:value-type="float" office:value="118137.853496333">
                <text:p>118137.8534963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6.86208319664">
                <text:p>36.86208319664</text:p>
              </table:table-cell>
              <table:table-cell office:value-type="float" office:value="118133.232147398">
                <text:p>118133.23214739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6.8986496925354">
                <text:p>36.8986496925354</text:p>
              </table:table-cell>
              <table:table-cell office:value-type="float" office:value="118140.934596501">
                <text:p>118140.9345965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6.9352238178253">
                <text:p>36.9352238178253</text:p>
              </table:table-cell>
              <table:table-cell office:value-type="float" office:value="118116.290294192">
                <text:p>118116.29029419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.971789598465">
                <text:p>36.971789598465</text:p>
              </table:table-cell>
              <table:table-cell office:value-type="float" office:value="118143.245527098">
                <text:p>118143.24552709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7.0083765983582">
                <text:p>37.0083765983582</text:p>
              </table:table-cell>
              <table:table-cell office:value-type="float" office:value="118074.726340278">
                <text:p>118074.72634027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0.0180394649506">
                <text:p>40.0180394649506</text:p>
              </table:table-cell>
              <table:table-cell office:value-type="float" office:value="1435.37671542965">
                <text:p>1435.3767154296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0.1346826553345">
                <text:p>40.1346826553345</text:p>
              </table:table-cell>
              <table:table-cell office:value-type="float" office:value="37036.0240129017">
                <text:p>37036.024012901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0.2347161769867">
                <text:p>40.2347161769867</text:p>
              </table:table-cell>
              <table:table-cell office:value-type="float" office:value="43185.5234990026">
                <text:p>43185.523499002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1.0466697216034">
                <text:p>41.0466697216034</text:p>
              </table:table-cell>
              <table:table-cell office:value-type="float" office:value="5320.50143587876">
                <text:p>5320.5014358787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1.4513673782349">
                <text:p>51.4513673782349</text:p>
              </table:table-cell>
              <table:table-cell office:value-type="float" office:value="415.19707180022">
                <text:p>415.1970718002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1.5016543865204">
                <text:p>51.5016543865204</text:p>
              </table:table-cell>
              <table:table-cell office:value-type="float" office:value="85906.8802715735">
                <text:p>85906.880271573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1.552063703537">
                <text:p>51.552063703537</text:p>
              </table:table-cell>
              <table:table-cell office:value-type="float" office:value="85698.4433765939">
                <text:p>85698.443376593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1.6024632453919">
                <text:p>51.6024632453919</text:p>
              </table:table-cell>
              <table:table-cell office:value-type="float" office:value="85715.0648797726">
                <text:p>85715.064879772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1.6529364585877">
                <text:p>51.6529364585877</text:p>
              </table:table-cell>
              <table:table-cell office:value-type="float" office:value="85589.9540859707">
                <text:p>85589.954085970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1.7034983634949">
                <text:p>51.7034983634949</text:p>
              </table:table-cell>
              <table:table-cell office:value-type="float" office:value="85439.8189294202">
                <text:p>85439.818929420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1.7538878917694">
                <text:p>51.7538878917694</text:p>
              </table:table-cell>
              <table:table-cell office:value-type="float" office:value="85732.0984721953">
                <text:p>85732.098472195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1.8043303489685">
                <text:p>51.8043303489685</text:p>
              </table:table-cell>
              <table:table-cell office:value-type="float" office:value="85642.1403689542">
                <text:p>85642.140368954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1.8547742366791">
                <text:p>51.8547742366791</text:p>
              </table:table-cell>
              <table:table-cell office:value-type="float" office:value="85639.7116888887">
                <text:p>85639.711688888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1.905241727829">
                <text:p>51.905241727829</text:p>
              </table:table-cell>
              <table:table-cell office:value-type="float" office:value="85599.6583457737">
                <text:p>85599.658345773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1.9556550979614">
                <text:p>51.9556550979614</text:p>
              </table:table-cell>
              <table:table-cell office:value-type="float" office:value="85691.55342423">
                <text:p>85691.5534242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2.006091594696">
                <text:p>52.006091594696</text:p>
              </table:table-cell>
              <table:table-cell office:value-type="float" office:value="85652.2613521409">
                <text:p>85652.261352140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2.0218696594238">
                <text:p>52.0218696594238</text:p>
              </table:table-cell>
              <table:table-cell office:value-type="float" office:value="273797.837347759">
                <text:p>273797.83734775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2.0583832263947">
                <text:p>52.0583832263947</text:p>
              </table:table-cell>
              <table:table-cell office:value-type="float" office:value="118312.187999922">
                <text:p>118312.18799992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2.1050896644592">
                <text:p>52.1050896644592</text:p>
              </table:table-cell>
              <table:table-cell office:value-type="float" office:value="92492.6022838066">
                <text:p>92492.602283806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2.151745557785">
                <text:p>52.151745557785</text:p>
              </table:table-cell>
              <table:table-cell office:value-type="float" office:value="92592.8042966135">
                <text:p>92592.804296613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2.1984372138977">
                <text:p>52.1984372138977</text:p>
              </table:table-cell>
              <table:table-cell office:value-type="float" office:value="92521.8842007976">
                <text:p>92521.884200797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2.2451207637787">
                <text:p>52.2451207637787</text:p>
              </table:table-cell>
              <table:table-cell office:value-type="float" office:value="92537.9498991343">
                <text:p>92537.949899134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2.2918050289154">
                <text:p>52.2918050289154</text:p>
              </table:table-cell>
              <table:table-cell office:value-type="float" office:value="92536.5321130904">
                <text:p>92536.532113090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2.338493347168">
                <text:p>52.338493347168</text:p>
              </table:table-cell>
              <table:table-cell office:value-type="float" office:value="92528.4988127154">
                <text:p>92528.498812715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2.3851742744446">
                <text:p>52.3851742744446</text:p>
              </table:table-cell>
              <table:table-cell office:value-type="float" office:value="92543.1488196778">
                <text:p>92543.148819677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2.4318282604218">
                <text:p>52.4318282604218</text:p>
              </table:table-cell>
              <table:table-cell office:value-type="float" office:value="92596.589755776">
                <text:p>92596.5897557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2.4785413742065">
                <text:p>52.4785413742065</text:p>
              </table:table-cell>
              <table:table-cell office:value-type="float" office:value="92479.3842667497">
                <text:p>92479.384266749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2.5252206325531">
                <text:p>52.5252206325531</text:p>
              </table:table-cell>
              <table:table-cell office:value-type="float" office:value="92546.4575278236">
                <text:p>92546.457527823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2.5718884468079">
                <text:p>52.5718884468079</text:p>
              </table:table-cell>
              <table:table-cell office:value-type="float" office:value="92569.1521873515">
                <text:p>92569.15218735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2.6185672283173">
                <text:p>52.6185672283173</text:p>
              </table:table-cell>
              <table:table-cell office:value-type="float" office:value="92547.4029164645">
                <text:p>92547.40291646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2.6652626991272">
                <text:p>52.6652626991272</text:p>
              </table:table-cell>
              <table:table-cell office:value-type="float" office:value="92514.3258022517">
                <text:p>92514.325802251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2.7119340896607">
                <text:p>52.7119340896607</text:p>
              </table:table-cell>
              <table:table-cell office:value-type="float" office:value="92562.0589106736">
                <text:p>92562.058910673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2.7586262226105">
                <text:p>52.7586262226105</text:p>
              </table:table-cell>
              <table:table-cell office:value-type="float" office:value="92520.9393334389">
                <text:p>92520.939333438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2.8053107261658">
                <text:p>52.8053107261658</text:p>
              </table:table-cell>
              <table:table-cell office:value-type="float" office:value="92536.0595273966">
                <text:p>92536.059527396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2.8519833087921">
                <text:p>52.8519833087921</text:p>
              </table:table-cell>
              <table:table-cell office:value-type="float" office:value="92559.6947266792">
                <text:p>92559.694726679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2.8986756801605">
                <text:p>52.8986756801605</text:p>
              </table:table-cell>
              <table:table-cell office:value-type="float" office:value="92520.4669069965">
                <text:p>92520.466906996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2.9453618526459">
                <text:p>52.9453618526459</text:p>
              </table:table-cell>
              <table:table-cell office:value-type="float" office:value="92532.7515626915">
                <text:p>92532.751562691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2.9919245243073">
                <text:p>52.9919245243073</text:p>
              </table:table-cell>
              <table:table-cell office:value-type="float" office:value="92778.1814457905">
                <text:p>92778.181445790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3.0386219024658">
                <text:p>53.0386219024658</text:p>
              </table:table-cell>
              <table:table-cell office:value-type="float" office:value="92510.5470660615">
                <text:p>92510.547066061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3.0530467033386">
                <text:p>53.0530467033386</text:p>
              </table:table-cell>
              <table:table-cell office:value-type="float" office:value="299484.203497405">
                <text:p>299484.20349740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3.087774515152">
                <text:p>53.087774515152</text:p>
              </table:table-cell>
              <table:table-cell office:value-type="float" office:value="124395.974708051">
                <text:p>124395.97470805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3.1316621303558">
                <text:p>53.1316621303558</text:p>
              </table:table-cell>
              <table:table-cell office:value-type="float" office:value="98433.2363454623">
                <text:p>98433.236345462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3.1755452156067">
                <text:p>53.1755452156067</text:p>
              </table:table-cell>
              <table:table-cell office:value-type="float" office:value="98443.3973888807">
                <text:p>98443.39738888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3.2194974422455">
                <text:p>53.2194974422455</text:p>
              </table:table-cell>
              <table:table-cell office:value-type="float" office:value="98288.5357663996">
                <text:p>98288.535766399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3.2633757591248">
                <text:p>53.2633757591248</text:p>
              </table:table-cell>
              <table:table-cell office:value-type="float" office:value="98454.0954906297">
                <text:p>98454.095490629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3.3072819709778">
                <text:p>53.3072819709778</text:p>
              </table:table-cell>
              <table:table-cell office:value-type="float" office:value="98391.5445600469">
                <text:p>98391.544560046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3.3511476516724">
                <text:p>53.3511476516724</text:p>
              </table:table-cell>
              <table:table-cell office:value-type="float" office:value="98482.4567086626">
                <text:p>98482.456708662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3.3950309753418">
                <text:p>53.3950309753418</text:p>
              </table:table-cell>
              <table:table-cell office:value-type="float" office:value="98442.8625448224">
                <text:p>98442.862544822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3.4389088153839">
                <text:p>53.4389088153839</text:p>
              </table:table-cell>
              <table:table-cell office:value-type="float" office:value="98455.165428691">
                <text:p>98455.16542869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3.4828011989594">
                <text:p>53.4828011989594</text:p>
              </table:table-cell>
              <table:table-cell office:value-type="float" office:value="98422.5427761301">
                <text:p>98422.542776130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3.5266802310944">
                <text:p>53.5266802310944</text:p>
              </table:table-cell>
              <table:table-cell office:value-type="float" office:value="98452.4906271395">
                <text:p>98452.490627139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3.5705652236939">
                <text:p>53.5705652236939</text:p>
              </table:table-cell>
              <table:table-cell office:value-type="float" office:value="98439.1187991329">
                <text:p>98439.118799132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3.6144478321075">
                <text:p>53.6144478321075</text:p>
              </table:table-cell>
              <table:table-cell office:value-type="float" office:value="98444.4670944327">
                <text:p>98444.467094432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3.6584198474884">
                <text:p>53.6584198474884</text:p>
              </table:table-cell>
              <table:table-cell office:value-type="float" office:value="98244.3029409213">
                <text:p>98244.302940921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3.7022361755371">
                <text:p>53.7022361755371</text:p>
              </table:table-cell>
              <table:table-cell office:value-type="float" office:value="98593.3827042263">
                <text:p>98593.382704226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3.7461483478546">
                <text:p>53.7461483478546</text:p>
              </table:table-cell>
              <table:table-cell office:value-type="float" office:value="98378.1892811962">
                <text:p>98378.189281196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3.7900376319885">
                <text:p>53.7900376319885</text:p>
              </table:table-cell>
              <table:table-cell office:value-type="float" office:value="98429.4933318847">
                <text:p>98429.493331884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3.8340711593628">
                <text:p>53.8340711593628</text:p>
              </table:table-cell>
              <table:table-cell office:value-type="float" office:value="98107.0619957767">
                <text:p>98107.06199577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3.8777811527252">
                <text:p>53.8777811527252</text:p>
              </table:table-cell>
              <table:table-cell office:value-type="float" office:value="98833.2339513345">
                <text:p>98833.233951334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3.9216675758362">
                <text:p>53.9216675758362</text:p>
              </table:table-cell>
              <table:table-cell office:value-type="float" office:value="98435.9101008839">
                <text:p>98435.910100883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3.9655542373657">
                <text:p>53.9655542373657</text:p>
              </table:table-cell>
              <table:table-cell office:value-type="float" office:value="98435.3753381792">
                <text:p>98435.375338179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4.0095660686493">
                <text:p>54.0095660686493</text:p>
              </table:table-cell>
              <table:table-cell office:value-type="float" office:value="98155.4248939593">
                <text:p>98155.424893959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4.0239069461823">
                <text:p>54.0239069461823</text:p>
              </table:table-cell>
              <table:table-cell office:value-type="float" office:value="301236.796009975">
                <text:p>301236.7960099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4.0640726089478">
                <text:p>54.0640726089478</text:p>
              </table:table-cell>
              <table:table-cell office:value-type="float" office:value="107554.555372862">
                <text:p>107554.55537286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4.1128530502319">
                <text:p>54.1128530502319</text:p>
              </table:table-cell>
              <table:table-cell office:value-type="float" office:value="88560.084457478">
                <text:p>88560.08445747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4.1616384983063">
                <text:p>54.1616384983063</text:p>
              </table:table-cell>
              <table:table-cell office:value-type="float" office:value="88550.9956456082">
                <text:p>88550.995645608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4.2103397846222">
                <text:p>54.2103397846222</text:p>
              </table:table-cell>
              <table:table-cell office:value-type="float" office:value="88704.0225585995">
                <text:p>88704.022558599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4.2591073513031">
                <text:p>54.2591073513031</text:p>
              </table:table-cell>
              <table:table-cell office:value-type="float" office:value="88583.4642574286">
                <text:p>88583.464257428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4.3078625202179">
                <text:p>54.3078625202179</text:p>
              </table:table-cell>
              <table:table-cell office:value-type="float" office:value="88605.9898089919">
                <text:p>88605.989808991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4.356627702713">
                <text:p>54.356627702713</text:p>
              </table:table-cell>
              <table:table-cell office:value-type="float" office:value="88587.7952047561">
                <text:p>88587.795204756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4.4053881168365">
                <text:p>54.4053881168365</text:p>
              </table:table-cell>
              <table:table-cell office:value-type="float" office:value="88596.4583700053">
                <text:p>88596.458370005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4.4541354179382">
                <text:p>54.4541354179382</text:p>
              </table:table-cell>
              <table:table-cell office:value-type="float" office:value="88620.290813407">
                <text:p>88620.29081340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4.50288438797">
                <text:p>54.50288438797</text:p>
              </table:table-cell>
              <table:table-cell office:value-type="float" office:value="88617.2568812724">
                <text:p>88617.256881272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4.5517148971558">
                <text:p>54.5517148971558</text:p>
              </table:table-cell>
              <table:table-cell office:value-type="float" office:value="88469.2802109272">
                <text:p>88469.280210927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4.6004548072815">
                <text:p>54.6004548072815</text:p>
              </table:table-cell>
              <table:table-cell office:value-type="float" office:value="88633.7292960916">
                <text:p>88633.72929609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4.6492297649384">
                <text:p>54.6492297649384</text:p>
              </table:table-cell>
              <table:table-cell office:value-type="float" office:value="88570.0410114529">
                <text:p>88570.041011452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4.6979613304138">
                <text:p>54.6979613304138</text:p>
              </table:table-cell>
              <table:table-cell office:value-type="float" office:value="88648.9066757993">
                <text:p>88648.906675799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4.7467179298401">
                <text:p>54.7467179298401</text:p>
              </table:table-cell>
              <table:table-cell office:value-type="float" office:value="88603.3901222494">
                <text:p>88603.390122249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4.7954742908478">
                <text:p>54.7954742908478</text:p>
              </table:table-cell>
              <table:table-cell office:value-type="float" office:value="88603.8233927794">
                <text:p>88603.823392779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4.8442351818085">
                <text:p>54.8442351818085</text:p>
              </table:table-cell>
              <table:table-cell office:value-type="float" office:value="88595.5919772343">
                <text:p>88595.591977234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4.8929913043976">
                <text:p>54.8929913043976</text:p>
              </table:table-cell>
              <table:table-cell office:value-type="float" office:value="88604.2566675469">
                <text:p>88604.256667546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4.9417338371277">
                <text:p>54.9417338371277</text:p>
              </table:table-cell>
              <table:table-cell office:value-type="float" office:value="88628.9603357448">
                <text:p>88628.960335744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4.9904844760895">
                <text:p>54.9904844760895</text:p>
              </table:table-cell>
              <table:table-cell office:value-type="float" office:value="88614.2231568651">
                <text:p>88614.223156865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5.0393226146698">
                <text:p>55.0393226146698</text:p>
              </table:table-cell>
              <table:table-cell office:value-type="float" office:value="88455.4597201746">
                <text:p>88455.459720174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5.0524690151215">
                <text:p>55.0524690151215</text:p>
              </table:table-cell>
              <table:table-cell office:value-type="float" office:value="328607.05984766">
                <text:p>328607.0598476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5.0839910507202">
                <text:p>55.0839910507202</text:p>
              </table:table-cell>
              <table:table-cell office:value-type="float" office:value="137046.98690749">
                <text:p>137046.9869074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5.12389087677">
                <text:p>55.12389087677</text:p>
              </table:table-cell>
              <table:table-cell office:value-type="float" office:value="108271.148716478">
                <text:p>108271.14871647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5.1637768745422">
                <text:p>55.1637768745422</text:p>
              </table:table-cell>
              <table:table-cell office:value-type="float" office:value="108308.685786699">
                <text:p>108308.68578669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5.2036674022675">
                <text:p>55.2036674022675</text:p>
              </table:table-cell>
              <table:table-cell office:value-type="float" office:value="108296.386293952">
                <text:p>108296.38629395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5.2435624599457">
                <text:p>55.2435624599457</text:p>
              </table:table-cell>
              <table:table-cell office:value-type="float" office:value="108284.089594339">
                <text:p>108284.08959433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5.2834584712982">
                <text:p>55.2834584712982</text:p>
              </table:table-cell>
              <table:table-cell office:value-type="float" office:value="108281.501171296">
                <text:p>108281.50117129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5.323349237442">
                <text:p>55.323349237442</text:p>
              </table:table-cell>
              <table:table-cell office:value-type="float" office:value="108295.739029609">
                <text:p>108295.73902960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5.3632569313049">
                <text:p>55.3632569313049</text:p>
              </table:table-cell>
              <table:table-cell office:value-type="float" office:value="108249.803028945">
                <text:p>108249.80302894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5.403135061264">
                <text:p>55.403135061264</text:p>
              </table:table-cell>
              <table:table-cell office:value-type="float" office:value="108330.054704922">
                <text:p>108330.05470492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5.4430289268494">
                <text:p>55.4430289268494</text:p>
              </table:table-cell>
              <table:table-cell office:value-type="float" office:value="108287.325297173">
                <text:p>108287.32529717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5.4829218387604">
                <text:p>55.4829218387604</text:p>
              </table:table-cell>
              <table:table-cell office:value-type="float" office:value="108289.913998673">
                <text:p>108289.91399867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5.5227975845337">
                <text:p>55.5227975845337</text:p>
              </table:table-cell>
              <table:table-cell office:value-type="float" office:value="108336.531799511">
                <text:p>108336.53179951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5.5627088546753">
                <text:p>55.5627088546753</text:p>
              </table:table-cell>
              <table:table-cell office:value-type="float" office:value="108240.103225806">
                <text:p>108240.10322580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5.6026003360748">
                <text:p>55.6026003360748</text:p>
              </table:table-cell>
              <table:table-cell office:value-type="float" office:value="108293.797283002">
                <text:p>108293.79728300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5.6425006389618">
                <text:p>55.6425006389618</text:p>
              </table:table-cell>
              <table:table-cell office:value-type="float" office:value="108269.85479881">
                <text:p>108269.8547988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5.6823868751526">
                <text:p>55.6823868751526</text:p>
              </table:table-cell>
              <table:table-cell office:value-type="float" office:value="108308.038375325">
                <text:p>108308.03837532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5.7222623825073">
                <text:p>55.7222623825073</text:p>
              </table:table-cell>
              <table:table-cell office:value-type="float" office:value="108337.17955157">
                <text:p>108337.1795515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5.7622091770172">
                <text:p>55.7622091770172</text:p>
              </table:table-cell>
              <table:table-cell office:value-type="float" office:value="108143.846158437">
                <text:p>108143.84615843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5.8020443916321">
                <text:p>55.8020443916321</text:p>
              </table:table-cell>
              <table:table-cell office:value-type="float" office:value="108446.761032074">
                <text:p>108446.76103207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5.8419365882874">
                <text:p>55.8419365882874</text:p>
              </table:table-cell>
              <table:table-cell office:value-type="float" office:value="108291.855606024">
                <text:p>108291.85560602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5.8818271160126">
                <text:p>55.8818271160126</text:p>
              </table:table-cell>
              <table:table-cell office:value-type="float" office:value="108296.386293952">
                <text:p>108296.38629395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5.9217183589935">
                <text:p>55.9217183589935</text:p>
              </table:table-cell>
              <table:table-cell office:value-type="float" office:value="108294.444524134">
                <text:p>108294.44452413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5.9616148471832">
                <text:p>55.9616148471832</text:p>
              </table:table-cell>
              <table:table-cell office:value-type="float" office:value="108280.207006179">
                <text:p>108280.20700617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6.0014886856079">
                <text:p>56.0014886856079</text:p>
              </table:table-cell>
              <table:table-cell office:value-type="float" office:value="108341.714032874">
                <text:p>108341.71403287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6.0136282444">
                <text:p>56.0136282444</text:p>
              </table:table-cell>
              <table:table-cell office:value-type="float" office:value="355861.368108883">
                <text:p>355861.36810888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6.0425126552582">
                <text:p>56.0425126552582</text:p>
              </table:table-cell>
              <table:table-cell office:value-type="float" office:value="149561.644903013">
                <text:p>149561.64490301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6.0790853500366">
                <text:p>56.0790853500366</text:p>
              </table:table-cell>
              <table:table-cell office:value-type="float" office:value="118120.910317672">
                <text:p>118120.91031767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6.1156568527222">
                <text:p>56.1156568527222</text:p>
              </table:table-cell>
              <table:table-cell office:value-type="float" office:value="118124.760613331">
                <text:p>118124.76061333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6.1522274017334">
                <text:p>56.1522274017334</text:p>
              </table:table-cell>
              <table:table-cell office:value-type="float" office:value="118127.841030589">
                <text:p>118127.84103058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6.1888246536255">
                <text:p>56.1888246536255</text:p>
              </table:table-cell>
              <table:table-cell office:value-type="float" office:value="118041.650032573">
                <text:p>118041.65003257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6.2253670692444">
                <text:p>56.2253670692444</text:p>
              </table:table-cell>
              <table:table-cell office:value-type="float" office:value="118218.785672343">
                <text:p>118218.78567234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6.2619380950928">
                <text:p>56.2619380950928</text:p>
              </table:table-cell>
              <table:table-cell office:value-type="float" office:value="118126.300801878">
                <text:p>118126.30080187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6.2985060214996">
                <text:p>56.2985060214996</text:p>
              </table:table-cell>
              <table:table-cell office:value-type="float" office:value="118136.313006513">
                <text:p>118136.31300651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6.3350794315338">
                <text:p>56.3350794315338</text:p>
              </table:table-cell>
              <table:table-cell office:value-type="float" office:value="118118.600260756">
                <text:p>118118.60026075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6.3716456890106">
                <text:p>56.3716456890106</text:p>
              </table:table-cell>
              <table:table-cell office:value-type="float" office:value="118141.704896655">
                <text:p>118141.70489665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6.4082202911377">
                <text:p>56.4082202911377</text:p>
              </table:table-cell>
              <table:table-cell office:value-type="float" office:value="118114.750366676">
                <text:p>118114.75036667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6.4447884559631">
                <text:p>56.4447884559631</text:p>
              </table:table-cell>
              <table:table-cell office:value-type="float" office:value="118135.542776669">
                <text:p>118135.54277666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6.4813573360443">
                <text:p>56.4813573360443</text:p>
              </table:table-cell>
              <table:table-cell office:value-type="float" office:value="118133.232147398">
                <text:p>118133.23214739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6.5179255008698">
                <text:p>56.5179255008698</text:p>
              </table:table-cell>
              <table:table-cell office:value-type="float" office:value="118135.542776669">
                <text:p>118135.54277666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6.5544989109039">
                <text:p>56.5544989109039</text:p>
              </table:table-cell>
              <table:table-cell office:value-type="float" office:value="118118.600260756">
                <text:p>118118.60026075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6.5910677909851">
                <text:p>56.5910677909851</text:p>
              </table:table-cell>
              <table:table-cell office:value-type="float" office:value="118133.232147398">
                <text:p>118133.23214739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6.6276333332062">
                <text:p>56.6276333332062</text:p>
              </table:table-cell>
              <table:table-cell office:value-type="float" office:value="118144.015857388">
                <text:p>118144.01585738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6.664205789566">
                <text:p>56.664205789566</text:p>
              </table:table-cell>
              <table:table-cell office:value-type="float" office:value="118121.680356724">
                <text:p>118121.68035672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6.7007539272308">
                <text:p>56.7007539272308</text:p>
              </table:table-cell>
              <table:table-cell office:value-type="float" office:value="118200.277114564">
                <text:p>118200.27711456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6.7373361587524">
                <text:p>56.7373361587524</text:p>
              </table:table-cell>
              <table:table-cell office:value-type="float" office:value="118090.116986125">
                <text:p>118090.1169861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6.7738709449768">
                <text:p>56.7738709449768</text:p>
              </table:table-cell>
              <table:table-cell office:value-type="float" office:value="118243.472767851">
                <text:p>118243.47276785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6.8104739189148">
                <text:p>56.8104739189148</text:p>
              </table:table-cell>
              <table:table-cell office:value-type="float" office:value="118023.196894297">
                <text:p>118023.19689429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6.8470432758331">
                <text:p>56.8470432758331</text:p>
              </table:table-cell>
              <table:table-cell office:value-type="float" office:value="118131.691778098">
                <text:p>118131.69177809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6.8836097717285">
                <text:p>56.8836097717285</text:p>
              </table:table-cell>
              <table:table-cell office:value-type="float" office:value="118140.934596501">
                <text:p>118140.93459650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6.920182466507">
                <text:p>56.920182466507</text:p>
              </table:table-cell>
              <table:table-cell office:value-type="float" office:value="118120.910317672">
                <text:p>118120.91031767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6.9567232131958">
                <text:p>56.9567232131958</text:p>
              </table:table-cell>
              <table:table-cell office:value-type="float" office:value="118224.185093597">
                <text:p>118224.18509359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6.9933049678803">
                <text:p>56.9933049678803</text:p>
              </table:table-cell>
              <table:table-cell office:value-type="float" office:value="118091.656271385">
                <text:p>118091.65627138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0.0081975460053">
                <text:p>60.0081975460053</text:p>
              </table:table-cell>
              <table:table-cell office:value-type="float" office:value="1432.88687343105">
                <text:p>1432.8868734310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0.0263350009918">
                <text:p>60.0263350009918</text:p>
              </table:table-cell>
              <table:table-cell office:value-type="float" office:value="238181.156242606">
                <text:p>238181.15624260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0.1021111011505">
                <text:p>60.1021111011505</text:p>
              </table:table-cell>
              <table:table-cell office:value-type="float" office:value="57010.0597807619">
                <text:p>57010.059780761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0.2021508216858">
                <text:p>60.2021508216858</text:p>
              </table:table-cell>
              <table:table-cell office:value-type="float" office:value="43182.847541808">
                <text:p>43182.84754180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2.0435919761658">
                <text:p>62.0435919761658</text:p>
              </table:table-cell>
              <table:table-cell office:value-type="float" office:value="2345.98862390472">
                <text:p>2345.9886239047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4.0351259708405">
                <text:p>64.0351259708405</text:p>
              </table:table-cell>
              <table:table-cell office:value-type="float" office:value="2169.18215383297">
                <text:p>2169.1821538329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4.8102915287018">
                <text:p>64.8102915287018</text:p>
              </table:table-cell>
              <table:table-cell office:value-type="float" office:value="5573.00302650033">
                <text:p>5573.0030265003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4.857349395752">
                <text:p>64.857349395752</text:p>
              </table:table-cell>
              <table:table-cell office:value-type="float" office:value="91801.8658898037">
                <text:p>91801.865889803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4.9061081409454">
                <text:p>64.9061081409454</text:p>
              </table:table-cell>
              <table:table-cell office:value-type="float" office:value="88599.4908781521">
                <text:p>88599.490878152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4.9547998905182">
                <text:p>64.9547998905182</text:p>
              </table:table-cell>
              <table:table-cell office:value-type="float" office:value="88721.3960867266">
                <text:p>88721.396086726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5.0036172866821">
                <text:p>65.0036172866821</text:p>
              </table:table-cell>
              <table:table-cell office:value-type="float" office:value="88493.0442724231">
                <text:p>88493.044272423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5.0167644023895">
                <text:p>65.0167644023895</text:p>
              </table:table-cell>
              <table:table-cell office:value-type="float" office:value="328589.182307818">
                <text:p>328589.18230781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5.0482611656189">
                <text:p>65.0482611656189</text:p>
              </table:table-cell>
              <table:table-cell office:value-type="float" office:value="137156.950653637">
                <text:p>137156.95065363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5.0881497859955">
                <text:p>65.0881497859955</text:p>
              </table:table-cell>
              <table:table-cell office:value-type="float" office:value="108301.564687248">
                <text:p>108301.56468724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5.1281142234802">
                <text:p>65.1281142234802</text:p>
              </table:table-cell>
              <table:table-cell office:value-type="float" office:value="108096.104233906">
                <text:p>108096.10423390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5.1679835319519">
                <text:p>65.1679835319519</text:p>
              </table:table-cell>
              <table:table-cell office:value-type="float" office:value="108354.023824331">
                <text:p>108354.02382433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5.2078716754913">
                <text:p>65.2078716754913</text:p>
              </table:table-cell>
              <table:table-cell office:value-type="float" office:value="108302.859362952">
                <text:p>108302.85936295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5.2477686405182">
                <text:p>65.2477686405182</text:p>
              </table:table-cell>
              <table:table-cell office:value-type="float" office:value="108278.912871997">
                <text:p>108278.91287199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5.2876627445221">
                <text:p>65.2876627445221</text:p>
              </table:table-cell>
              <table:table-cell office:value-type="float" office:value="108286.678141136">
                <text:p>108286.67814113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5.3275575637817">
                <text:p>65.3275575637817</text:p>
              </table:table-cell>
              <table:table-cell office:value-type="float" office:value="108284.736719436">
                <text:p>108284.73671943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5.3674473762512">
                <text:p>65.3674473762512</text:p>
              </table:table-cell>
              <table:table-cell office:value-type="float" office:value="108298.328133405">
                <text:p>108298.32813340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5.4073438644409">
                <text:p>65.4073438644409</text:p>
              </table:table-cell>
              <table:table-cell office:value-type="float" office:value="108280.207006179">
                <text:p>108280.20700617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5.4472336769104">
                <text:p>65.4472336769104</text:p>
              </table:table-cell>
              <table:table-cell office:value-type="float" office:value="108298.328133405">
                <text:p>108298.32813340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5.4871544837952">
                <text:p>65.4871544837952</text:p>
              </table:table-cell>
              <table:table-cell office:value-type="float" office:value="108214.245580506">
                <text:p>108214.24558050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5.5270230770111">
                <text:p>65.5270230770111</text:p>
              </table:table-cell>
              <table:table-cell office:value-type="float" office:value="108355.967731326">
                <text:p>108355.96773132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5.5668759346008">
                <text:p>65.5668759346008</text:p>
              </table:table-cell>
              <table:table-cell office:value-type="float" office:value="108398.751338578">
                <text:p>108398.75133857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5.6068248748779">
                <text:p>65.6068248748779</text:p>
              </table:table-cell>
              <table:table-cell office:value-type="float" office:value="108138.037455687">
                <text:p>108138.03745568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5.6467053890228">
                <text:p>65.6467053890228</text:p>
              </table:table-cell>
              <table:table-cell office:value-type="float" office:value="108323.578384777">
                <text:p>108323.57838477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5.6865961551666">
                <text:p>65.6865961551666</text:p>
              </table:table-cell>
              <table:table-cell office:value-type="float" office:value="108295.739029609">
                <text:p>108295.73902960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5.7264864444733">
                <text:p>65.7264864444733</text:p>
              </table:table-cell>
              <table:table-cell office:value-type="float" office:value="108297.033566032">
                <text:p>108297.03356603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5.7663817405701">
                <text:p>65.7663817405701</text:p>
              </table:table-cell>
              <table:table-cell office:value-type="float" office:value="108283.442476977">
                <text:p>108283.44247697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5.8062634468079">
                <text:p>65.8062634468079</text:p>
              </table:table-cell>
              <table:table-cell office:value-type="float" office:value="108320.340515077">
                <text:p>108320.34051507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5.846200466156">
                <text:p>65.846200466156</text:p>
              </table:table-cell>
              <table:table-cell office:value-type="float" office:value="108170.31592521">
                <text:p>108170.3159252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5.8860657215118">
                <text:p>65.8860657215118</text:p>
              </table:table-cell>
              <table:table-cell office:value-type="float" office:value="108365.040219608">
                <text:p>108365.04021960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5.9259581565857">
                <text:p>65.9259581565857</text:p>
              </table:table-cell>
              <table:table-cell office:value-type="float" office:value="108291.208395838">
                <text:p>108291.20839583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5.9658272266388">
                <text:p>65.9658272266388</text:p>
              </table:table-cell>
              <table:table-cell office:value-type="float" office:value="108354.67178558">
                <text:p>108354.6717855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6.005731344223">
                <text:p>66.005731344223</text:p>
              </table:table-cell>
              <table:table-cell office:value-type="float" office:value="108259.504570712">
                <text:p>108259.50457071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6.017872095108">
                <text:p>66.017872095108</text:p>
              </table:table-cell>
              <table:table-cell office:value-type="float" office:value="355826.426299046">
                <text:p>355826.42629904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6.046676158905">
                <text:p>66.046676158905</text:p>
              </table:table-cell>
              <table:table-cell office:value-type="float" office:value="149978.837376772">
                <text:p>149978.83737677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6.0832300186157">
                <text:p>66.0832300186157</text:p>
              </table:table-cell>
              <table:table-cell office:value-type="float" office:value="118181.774351348">
                <text:p>118181.77435134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6.1197967529297">
                <text:p>66.1197967529297</text:p>
              </table:table-cell>
              <table:table-cell office:value-type="float" office:value="118140.164306392">
                <text:p>118140.16430639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6.1563720703125">
                <text:p>66.1563720703125</text:p>
              </table:table-cell>
              <table:table-cell office:value-type="float" office:value="118112.440550688">
                <text:p>118112.44055068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6.1929626464844">
                <text:p>66.1929626464844</text:p>
              </table:table-cell>
              <table:table-cell office:value-type="float" office:value="118063.185988324">
                <text:p>118063.18598832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6.2295098304749">
                <text:p>66.2295098304749</text:p>
              </table:table-cell>
              <table:table-cell office:value-type="float" office:value="118203.36147172">
                <text:p>118203.3614717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6.2660789489746">
                <text:p>66.2660789489746</text:p>
              </table:table-cell>
              <table:table-cell office:value-type="float" office:value="118132.461957726">
                <text:p>118132.46195772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6.3026494979858">
                <text:p>66.3026494979858</text:p>
              </table:table-cell>
              <table:table-cell office:value-type="float" office:value="118127.841030589">
                <text:p>118127.84103058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6.33922123909">
                <text:p>66.33922123909</text:p>
              </table:table-cell>
              <table:table-cell office:value-type="float" office:value="118123.990534118">
                <text:p>118123.99053411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6.3757884502411">
                <text:p>66.3757884502411</text:p>
              </table:table-cell>
              <table:table-cell office:value-type="float" office:value="118138.623756308">
                <text:p>118138.62375630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6.4123573303223">
                <text:p>66.4123573303223</text:p>
              </table:table-cell>
              <table:table-cell office:value-type="float" office:value="118133.232147398">
                <text:p>118133.23214739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6.4489486217499">
                <text:p>66.4489486217499</text:p>
              </table:table-cell>
              <table:table-cell office:value-type="float" office:value="118060.87818863">
                <text:p>118060.8781886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6.4855604171753">
                <text:p>66.4855604171753</text:p>
              </table:table-cell>
              <table:table-cell office:value-type="float" office:value="117994.759606931">
                <text:p>117994.75960693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6.5220930576325">
                <text:p>66.5220930576325</text:p>
              </table:table-cell>
              <table:table-cell office:value-type="float" office:value="118250.417871291">
                <text:p>118250.41787129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6.5587093830109">
                <text:p>66.5587093830109</text:p>
              </table:table-cell>
              <table:table-cell office:value-type="float" office:value="117980.16200026">
                <text:p>117980.1620002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6.5952639579773">
                <text:p>66.5952639579773</text:p>
              </table:table-cell>
              <table:table-cell office:value-type="float" office:value="118179.461913241">
                <text:p>118179.46191324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6.6318325996399">
                <text:p>66.6318325996399</text:p>
              </table:table-cell>
              <table:table-cell office:value-type="float" office:value="118134.002347112">
                <text:p>118134.00234711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6.668408870697">
                <text:p>66.668408870697</text:p>
              </table:table-cell>
              <table:table-cell office:value-type="float" office:value="118109.360936563">
                <text:p>118109.36093656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6.7050075531006">
                <text:p>66.7050075531006</text:p>
              </table:table-cell>
              <table:table-cell office:value-type="float" office:value="118037.036207054">
                <text:p>118037.03620705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6.7415411472321">
                <text:p>66.7415411472321</text:p>
              </table:table-cell>
              <table:table-cell office:value-type="float" office:value="118247.331057931">
                <text:p>118247.33105793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6.778115272522">
                <text:p>66.778115272522</text:p>
              </table:table-cell>
              <table:table-cell office:value-type="float" office:value="118116.290294192">
                <text:p>118116.29029419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6.8146824836731">
                <text:p>66.8146824836731</text:p>
              </table:table-cell>
              <table:table-cell office:value-type="float" office:value="118138.623756308">
                <text:p>118138.62375630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6.8512518405914">
                <text:p>66.8512518405914</text:p>
              </table:table-cell>
              <table:table-cell office:value-type="float" office:value="118131.691778098">
                <text:p>118131.69177809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6.8878011703491">
                <text:p>66.8878011703491</text:p>
              </table:table-cell>
              <table:table-cell office:value-type="float" office:value="118196.421894468">
                <text:p>118196.42189446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6.924370765686">
                <text:p>66.924370765686</text:p>
              </table:table-cell>
              <table:table-cell office:value-type="float" office:value="118130.921608512">
                <text:p>118130.92160851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6.9609184265137">
                <text:p>66.9609184265137</text:p>
              </table:table-cell>
              <table:table-cell office:value-type="float" office:value="118201.819273021">
                <text:p>118201.81927302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6.9974763393402">
                <text:p>66.9974763393402</text:p>
              </table:table-cell>
              <table:table-cell office:value-type="float" office:value="118168.671731829">
                <text:p>118168.67173182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0.0144646167755">
                <text:p>70.0144646167755</text:p>
              </table:table-cell>
              <table:table-cell office:value-type="float" office:value="1431.89154306969">
                <text:p>1431.8915430696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0.1539282798767">
                <text:p>70.1539282798767</text:p>
              </table:table-cell>
              <table:table-cell office:value-type="float" office:value="30975.8105010146">
                <text:p>30975.810501014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0.1720702648163">
                <text:p>70.1720702648163</text:p>
              </table:table-cell>
              <table:table-cell office:value-type="float" office:value="238121.683729121">
                <text:p>238121.68372912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0.2086138725281">
                <text:p>70.2086138725281</text:p>
              </table:table-cell>
              <table:table-cell office:value-type="float" office:value="118214.929244821">
                <text:p>118214.92924482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0.2573580741882">
                <text:p>70.2573580741882</text:p>
              </table:table-cell>
              <table:table-cell office:value-type="float" office:value="88625.9258099859">
                <text:p>88625.925809985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0.3061299324036">
                <text:p>70.3061299324036</text:p>
              </table:table-cell>
              <table:table-cell office:value-type="float" office:value="88575.6696192878">
                <text:p>88575.669619287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0.3548765182495">
                <text:p>70.3548765182495</text:p>
              </table:table-cell>
              <table:table-cell office:value-type="float" office:value="88621.5911336314">
                <text:p>88621.591133631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0.4037084579468">
                <text:p>70.4037084579468</text:p>
              </table:table-cell>
              <table:table-cell office:value-type="float" office:value="88466.6885399578">
                <text:p>88466.688539957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0.4524164199829">
                <text:p>70.4524164199829</text:p>
              </table:table-cell>
              <table:table-cell office:value-type="float" office:value="88691.8651368602">
                <text:p>88691.865136860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0.501188993454">
                <text:p>70.501188993454</text:p>
              </table:table-cell>
              <table:table-cell office:value-type="float" office:value="88574.3706462919">
                <text:p>88574.370646291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0.5499317646027">
                <text:p>70.5499317646027</text:p>
              </table:table-cell>
              <table:table-cell office:value-type="float" office:value="88628.5268193424">
                <text:p>88628.526819342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0.5986876487732">
                <text:p>70.5986876487732</text:p>
              </table:table-cell>
              <table:table-cell office:value-type="float" office:value="88604.6899465518">
                <text:p>88604.689946551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0.6474390029907">
                <text:p>70.6474390029907</text:p>
              </table:table-cell>
              <table:table-cell office:value-type="float" office:value="88612.9230528468">
                <text:p>88612.923052846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0.696177482605">
                <text:p>70.696177482605</text:p>
              </table:table-cell>
              <table:table-cell office:value-type="float" office:value="88636.3307635111">
                <text:p>88636.330763511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0.7449405193329">
                <text:p>70.7449405193329</text:p>
              </table:table-cell>
              <table:table-cell office:value-type="float" office:value="88591.6934194507">
                <text:p>88591.693419450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0.7936990261078">
                <text:p>70.7936990261078</text:p>
              </table:table-cell>
              <table:table-cell office:value-type="float" office:value="88599.9241105482">
                <text:p>88599.924110548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0.8424398899078">
                <text:p>70.8424398899078</text:p>
              </table:table-cell>
              <table:table-cell office:value-type="float" office:value="88631.9950693133">
                <text:p>88631.995069313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0.8912134170532">
                <text:p>70.8912134170532</text:p>
              </table:table-cell>
              <table:table-cell office:value-type="float" office:value="88572.6387415616">
                <text:p>88572.638741561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0.9399676322937">
                <text:p>70.9399676322937</text:p>
              </table:table-cell>
              <table:table-cell office:value-type="float" office:value="88607.7230182405">
                <text:p>88607.723018240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0.9887268543243">
                <text:p>70.9887268543243</text:p>
              </table:table-cell>
              <table:table-cell office:value-type="float" office:value="88598.62442607">
                <text:p>88598.6244260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1.0066447257996">
                <text:p>71.0066447257996</text:p>
              </table:table-cell>
              <table:table-cell office:value-type="float" office:value="241100.06626482">
                <text:p>241100.0662648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1.0242574214935">
                <text:p>71.0242574214935</text:p>
              </table:table-cell>
              <table:table-cell office:value-type="float" office:value="245277.615366913">
                <text:p>245277.61536691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1.055638551712">
                <text:p>71.055638551712</text:p>
              </table:table-cell>
              <table:table-cell office:value-type="float" office:value="137662.345808451">
                <text:p>137662.34580845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1.1060829162598">
                <text:p>71.1060829162598</text:p>
              </table:table-cell>
              <table:table-cell office:value-type="float" office:value="85638.9021594771">
                <text:p>85638.902159477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1.1565237045288">
                <text:p>71.1565237045288</text:p>
              </table:table-cell>
              <table:table-cell office:value-type="float" office:value="85644.9740031385">
                <text:p>85644.974003138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1.2069432735443">
                <text:p>71.2069432735443</text:p>
              </table:table-cell>
              <table:table-cell office:value-type="float" office:value="85681.0179926705">
                <text:p>85681.017992670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1.2574045658112">
                <text:p>71.2574045658112</text:p>
              </table:table-cell>
              <table:table-cell office:value-type="float" office:value="85610.1737774628">
                <text:p>85610.173777462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1.3078389167786">
                <text:p>71.3078389167786</text:p>
              </table:table-cell>
              <table:table-cell office:value-type="float" office:value="85655.9054917107">
                <text:p>85655.905491710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1.3582983016968">
                <text:p>71.3582983016968</text:p>
              </table:table-cell>
              <table:table-cell office:value-type="float" office:value="85613.4098146871">
                <text:p>85613.409814687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1.4087314605713">
                <text:p>71.4087314605713</text:p>
              </table:table-cell>
              <table:table-cell office:value-type="float" office:value="85657.9301476845">
                <text:p>85657.930147684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1.4591755867004">
                <text:p>71.4591755867004</text:p>
              </table:table-cell>
              <table:table-cell office:value-type="float" office:value="85639.3069222698">
                <text:p>85639.306922269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1.5096166133881">
                <text:p>71.5096166133881</text:p>
              </table:table-cell>
              <table:table-cell office:value-type="float" office:value="85644.5691867748">
                <text:p>85644.569186774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1.5600476264954">
                <text:p>71.5600476264954</text:p>
              </table:table-cell>
              <table:table-cell office:value-type="float" office:value="85661.5747696468">
                <text:p>85661.574769646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1.6104576587677">
                <text:p>71.6104576587677</text:p>
              </table:table-cell>
              <table:table-cell office:value-type="float" office:value="85697.2274221392">
                <text:p>85697.227422139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1.6609144210815">
                <text:p>71.6609144210815</text:p>
              </table:table-cell>
              <table:table-cell office:value-type="float" office:value="85617.8597653463">
                <text:p>85617.859765346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1.7113862037659">
                <text:p>71.7113862037659</text:p>
              </table:table-cell>
              <table:table-cell office:value-type="float" office:value="85592.3799446371">
                <text:p>85592.379944637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1.7617878913879">
                <text:p>71.7617878913879</text:p>
              </table:table-cell>
              <table:table-cell office:value-type="float" office:value="85711.415704825">
                <text:p>85711.41570482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1.8122317790985">
                <text:p>71.8122317790985</text:p>
              </table:table-cell>
              <table:table-cell office:value-type="float" office:value="85639.7116888887">
                <text:p>85639.711688888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1.8626706600189">
                <text:p>71.8626706600189</text:p>
              </table:table-cell>
              <table:table-cell office:value-type="float" office:value="85648.2126718221">
                <text:p>85648.212671822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1.9131126403809">
                <text:p>71.9131126403809</text:p>
              </table:table-cell>
              <table:table-cell office:value-type="float" office:value="85642.9499595876">
                <text:p>85642.949959587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1.9635572433472">
                <text:p>71.9635572433472</text:p>
              </table:table-cell>
              <table:table-cell office:value-type="float" office:value="85638.4974005104">
                <text:p>85638.497400510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2.0140371322632">
                <text:p>72.0140371322632</text:p>
              </table:table-cell>
              <table:table-cell office:value-type="float" office:value="85578.6352301065">
                <text:p>85578.635230106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2.02983045578">
                <text:p>72.02983045578</text:p>
              </table:table-cell>
              <table:table-cell office:value-type="float" office:value="273533.306361523">
                <text:p>273533.30636152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2.0663113594055">
                <text:p>72.0663113594055</text:p>
              </table:table-cell>
              <table:table-cell office:value-type="float" office:value="118418.119363187">
                <text:p>118418.11936318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2.1129975318909">
                <text:p>72.1129975318909</text:p>
              </table:table-cell>
              <table:table-cell office:value-type="float" office:value="92532.7515626915">
                <text:p>92532.751562691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2.1596794128418">
                <text:p>72.1596794128418</text:p>
              </table:table-cell>
              <table:table-cell office:value-type="float" office:value="92541.2582355285">
                <text:p>92541.258235528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2.2062826156616">
                <text:p>72.2062826156616</text:p>
              </table:table-cell>
              <table:table-cell office:value-type="float" office:value="92697.4915587206">
                <text:p>92697.491558720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2.253084897995">
                <text:p>72.253084897995</text:p>
              </table:table-cell>
              <table:table-cell office:value-type="float" office:value="92303.1908834811">
                <text:p>92303.190883481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2.2997143268585">
                <text:p>72.2997143268585</text:p>
              </table:table-cell>
              <table:table-cell office:value-type="float" office:value="92645.3552035505">
                <text:p>92645.355203550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2.3464076519012">
                <text:p>72.3464076519012</text:p>
              </table:table-cell>
              <table:table-cell office:value-type="float" office:value="92518.5772494715">
                <text:p>92518.577249471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2.3930974006653">
                <text:p>72.3930974006653</text:p>
              </table:table-cell>
              <table:table-cell office:value-type="float" office:value="92525.663863229">
                <text:p>92525.66386322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2.4397721290588">
                <text:p>72.4397721290588</text:p>
              </table:table-cell>
              <table:table-cell office:value-type="float" office:value="92555.4394998161">
                <text:p>92555.439499816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2.4864537715912">
                <text:p>72.4864537715912</text:p>
              </table:table-cell>
              <table:table-cell office:value-type="float" office:value="92541.7308743239">
                <text:p>92541.730874323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2.5331928730011">
                <text:p>72.5331928730011</text:p>
              </table:table-cell>
              <table:table-cell office:value-type="float" office:value="92427.964374254">
                <text:p>92427.96437425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2.5798268318176">
                <text:p>72.5798268318176</text:p>
              </table:table-cell>
              <table:table-cell office:value-type="float" office:value="92636.3557723278">
                <text:p>92636.355772327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2.6265003681183">
                <text:p>72.6265003681183</text:p>
              </table:table-cell>
              <table:table-cell office:value-type="float" office:value="92557.8034664365">
                <text:p>92557.803466436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2.6731729507446">
                <text:p>72.6731729507446</text:p>
              </table:table-cell>
              <table:table-cell office:value-type="float" office:value="92559.6947266792">
                <text:p>92559.694726679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2.7198722362518">
                <text:p>72.7198722362518</text:p>
              </table:table-cell>
              <table:table-cell office:value-type="float" office:value="92506.7686385427">
                <text:p>92506.768638542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2.7665791511536">
                <text:p>72.7665791511536</text:p>
              </table:table-cell>
              <table:table-cell office:value-type="float" office:value="92491.6580144255">
                <text:p>92491.658014425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2.8132464885712">
                <text:p>72.8132464885712</text:p>
              </table:table-cell>
              <table:table-cell office:value-type="float" office:value="92570.0980397166">
                <text:p>92570.098039716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2.8599238395691">
                <text:p>72.8599238395691</text:p>
              </table:table-cell>
              <table:table-cell office:value-type="float" office:value="92550.2391982797">
                <text:p>92550.239198279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2.9066073894501">
                <text:p>72.9066073894501</text:p>
              </table:table-cell>
              <table:table-cell office:value-type="float" office:value="92537.9498991343">
                <text:p>92537.949899134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2.9532754421234">
                <text:p>72.9532754421234</text:p>
              </table:table-cell>
              <table:table-cell office:value-type="float" office:value="92568.6792684173">
                <text:p>92568.679268417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2.999981880188">
                <text:p>72.999981880188</text:p>
              </table:table-cell>
              <table:table-cell office:value-type="float" office:value="92492.6022838066">
                <text:p>92492.602283806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3.0144081115723">
                <text:p>73.0144081115723</text:p>
              </table:table-cell>
              <table:table-cell office:value-type="float" office:value="299454.506511536">
                <text:p>299454.50651153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3.0491461753845">
                <text:p>73.0491461753845</text:p>
              </table:table-cell>
              <table:table-cell office:value-type="float" office:value="124359.262604494">
                <text:p>124359.26260449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3.0930345058441">
                <text:p>73.0930345058441</text:p>
              </table:table-cell>
              <table:table-cell office:value-type="float" office:value="98431.6321619287">
                <text:p>98431.632161928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3.1369006633759">
                <text:p>73.1369006633759</text:p>
              </table:table-cell>
              <table:table-cell office:value-type="float" office:value="98481.3861773594">
                <text:p>98481.386177359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3.1808209419251">
                <text:p>73.1808209419251</text:p>
              </table:table-cell>
              <table:table-cell office:value-type="float" office:value="98360.0319192248">
                <text:p>98360.031919224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3.2246754169464">
                <text:p>73.2246754169464</text:p>
              </table:table-cell>
              <table:table-cell office:value-type="float" office:value="98507.6208960579">
                <text:p>98507.620896057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3.2685387134552">
                <text:p>73.2685387134552</text:p>
              </table:table-cell>
              <table:table-cell office:value-type="float" office:value="98487.8097143106">
                <text:p>98487.809714310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3.3125252723694">
                <text:p>73.3125252723694</text:p>
              </table:table-cell>
              <table:table-cell office:value-type="float" office:value="98211.8198522437">
                <text:p>98211.819852243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3.3563306331635">
                <text:p>73.3563306331635</text:p>
              </table:table-cell>
              <table:table-cell office:value-type="float" office:value="93504.537475576">
                <text:p>93504.5374755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